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7" style:family="paragraph" style:parent-style-name="Standard">
      <style:text-properties fo:font-size="10pt" officeooo:paragraph-rsid="03689baf" style:font-size-asian="10pt" style:font-size-complex="10pt"/>
    </style:style>
    <style:style style:name="P68" style:family="paragraph" style:parent-style-name="Standard">
      <style:paragraph-properties fo:margin-left="1.27cm" fo:margin-right="0cm" fo:text-indent="0cm" style:auto-text-indent="false"/>
      <style:text-properties fo:font-size="10pt"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2" style:family="paragraph" style:parent-style-name="Preformatted_20_Text">
      <style:text-properties fo:font-size="9pt" style:font-size-asian="9pt" style:font-size-complex="9pt"/>
    </style:style>
    <style:style style:name="P113" style:family="paragraph" style:parent-style-name="Preformatted_20_Text">
      <style:text-properties fo:font-size="9pt" officeooo:paragraph-rsid="02033653" style:font-size-asian="9pt" style:font-size-complex="9pt"/>
    </style:style>
    <style:style style:name="P114" style:family="paragraph" style:parent-style-name="Standard">
      <style:text-properties fo:font-size="9pt" officeooo:rsid="0334f13d" officeooo:paragraph-rsid="03368cdb" style:font-size-asian="9pt" style:font-size-complex="9pt"/>
    </style:style>
    <style:style style:name="P115" style:family="paragraph" style:parent-style-name="Standard">
      <style:text-properties fo:font-size="9pt" officeooo:rsid="02402ead" officeooo:paragraph-rsid="02402ead" style:font-size-asian="9pt" style:font-size-complex="9pt"/>
    </style:style>
    <style:style style:name="P116" style:family="paragraph" style:parent-style-name="Standard">
      <style:text-properties fo:font-size="9pt" officeooo:paragraph-rsid="032fb806" style:font-size-asian="9pt" style:font-size-complex="9pt"/>
    </style:style>
    <style:style style:name="P117" style:family="paragraph" style:parent-style-name="Standard">
      <style:text-properties officeooo:paragraph-rsid="0207dc5f"/>
    </style:style>
    <style:style style:name="P118" style:family="paragraph" style:parent-style-name="Text_20_body">
      <style:text-properties officeooo:paragraph-rsid="0207dc5f"/>
    </style:style>
    <style:style style:name="P119" style:family="paragraph" style:parent-style-name="Standard">
      <style:text-properties officeooo:rsid="01bc2314" officeooo:paragraph-rsid="02081e6f"/>
    </style:style>
    <style:style style:name="P120" style:family="paragraph" style:parent-style-name="Text_20_body">
      <style:text-properties officeooo:rsid="01bc2314" officeooo:paragraph-rsid="02081e6f"/>
    </style:style>
    <style:style style:name="P121" style:family="paragraph" style:parent-style-name="Text_20_body">
      <style:text-properties officeooo:rsid="01bc2314" officeooo:paragraph-rsid="01bd2492"/>
    </style:style>
    <style:style style:name="P122" style:family="paragraph" style:parent-style-name="Text_20_body">
      <style:text-properties officeooo:rsid="01bc2314" officeooo:paragraph-rsid="01bc2314"/>
    </style:style>
    <style:style style:name="P123" style:family="paragraph" style:parent-style-name="Standard">
      <style:paragraph-properties fo:margin-left="1.27cm" fo:margin-right="0cm" fo:text-indent="0cm" style:auto-text-indent="false"/>
      <style:text-properties officeooo:rsid="01bc2314" officeooo:paragraph-rsid="022de923"/>
    </style:style>
    <style:style style:name="P124" style:family="paragraph" style:parent-style-name="Standard">
      <style:text-properties officeooo:paragraph-rsid="02081e6f"/>
    </style:style>
    <style:style style:name="P125" style:family="paragraph" style:parent-style-name="Standard">
      <style:paragraph-properties fo:text-align="start" style:justify-single-word="false"/>
      <style:text-properties officeooo:rsid="0209dc14" officeooo:paragraph-rsid="0209dc14"/>
    </style:style>
    <style:style style:name="P126" style:family="paragraph" style:parent-style-name="Text_20_body">
      <style:paragraph-properties fo:text-align="start" style:justify-single-word="false"/>
      <style:text-properties officeooo:rsid="0209dc14" officeooo:paragraph-rsid="0209dc14"/>
    </style:style>
    <style:style style:name="P127" style:family="paragraph" style:parent-style-name="Standard">
      <style:text-properties officeooo:rsid="020c1bec" officeooo:paragraph-rsid="020c1bec"/>
    </style:style>
    <style:style style:name="P128" style:family="paragraph" style:parent-style-name="Standard">
      <style:text-properties officeooo:paragraph-rsid="020c1bec"/>
    </style:style>
    <style:style style:name="P129" style:family="paragraph" style:parent-style-name="Standard">
      <style:text-properties style:font-name="Monaco" fo:font-size="11pt" officeooo:rsid="012acabe" officeooo:paragraph-rsid="012acabe" fo:background-color="#e8f2fe" style:font-size-asian="11pt"/>
    </style:style>
    <style:style style:name="P130" style:family="paragraph" style:parent-style-name="Standard">
      <style:text-properties style:font-name="Monaco" fo:font-size="11pt" officeooo:rsid="022637ab" officeooo:paragraph-rsid="022637ab" fo:background-color="#e8f2fe" style:font-size-asian="11pt"/>
    </style:style>
    <style:style style:name="P131" style:family="paragraph" style:parent-style-name="Standard">
      <style:text-properties officeooo:rsid="023e6cb5" officeooo:paragraph-rsid="023e6cb5"/>
    </style:style>
    <style:style style:name="P132" style:family="paragraph" style:parent-style-name="Text_20_body">
      <style:text-properties officeooo:rsid="023e6cb5" officeooo:paragraph-rsid="023e6cb5"/>
    </style:style>
    <style:style style:name="P133" style:family="paragraph" style:parent-style-name="Standard">
      <style:text-properties officeooo:rsid="02402ead" officeooo:paragraph-rsid="02402ead"/>
    </style:style>
    <style:style style:name="P134" style:family="paragraph" style:parent-style-name="Text_20_body">
      <style:text-properties officeooo:rsid="02402ead" officeooo:paragraph-rsid="024617da"/>
    </style:style>
    <style:style style:name="P135" style:family="paragraph" style:parent-style-name="Text_20_body">
      <style:text-properties officeooo:rsid="02402ead" officeooo:paragraph-rsid="0246acf5"/>
    </style:style>
    <style:style style:name="P136" style:family="paragraph" style:parent-style-name="Text_20_body">
      <style:text-properties officeooo:rsid="02402ead" officeooo:paragraph-rsid="0315e7c3"/>
    </style:style>
    <style:style style:name="P137" style:family="paragraph" style:parent-style-name="Text_20_body">
      <style:text-properties officeooo:rsid="02402ead" officeooo:paragraph-rsid="0247f340"/>
    </style:style>
    <style:style style:name="P138" style:family="paragraph" style:parent-style-name="Standard">
      <style:text-properties officeooo:rsid="01ea476c" officeooo:paragraph-rsid="025f38e6"/>
    </style:style>
    <style:style style:name="P139" style:family="paragraph" style:parent-style-name="Standard">
      <style:text-properties officeooo:paragraph-rsid="00279a19"/>
    </style:style>
    <style:style style:name="P140" style:family="paragraph" style:parent-style-name="Standard">
      <style:text-properties officeooo:rsid="02671602" officeooo:paragraph-rsid="02671602"/>
    </style:style>
    <style:style style:name="P141" style:family="paragraph" style:parent-style-name="Standard">
      <style:text-properties officeooo:rsid="02671602" officeooo:paragraph-rsid="026938bc"/>
    </style:style>
    <style:style style:name="P142" style:family="paragraph" style:parent-style-name="Standard">
      <style:text-properties officeooo:rsid="02671602" officeooo:paragraph-rsid="026d052c"/>
    </style:style>
    <style:style style:name="P143" style:family="paragraph" style:parent-style-name="Text_20_body">
      <style:text-properties officeooo:rsid="02671602" officeooo:paragraph-rsid="026575b2"/>
    </style:style>
    <style:style style:name="P144" style:family="paragraph" style:parent-style-name="Standard">
      <style:text-properties officeooo:paragraph-rsid="026938bc"/>
    </style:style>
    <style:style style:name="P145" style:family="paragraph" style:parent-style-name="Standard">
      <style:text-properties officeooo:paragraph-rsid="026d052c"/>
    </style:style>
    <style:style style:name="P146" style:family="paragraph" style:parent-style-name="Standard">
      <style:text-properties officeooo:rsid="026d052c" officeooo:paragraph-rsid="026d052c"/>
    </style:style>
    <style:style style:name="P147" style:family="paragraph" style:parent-style-name="Standard">
      <style:text-properties officeooo:rsid="0010951a" officeooo:paragraph-rsid="026d052c"/>
    </style:style>
    <style:style style:name="P148" style:family="paragraph" style:parent-style-name="Standard">
      <style:text-properties officeooo:paragraph-rsid="02a1113e"/>
    </style:style>
    <style:style style:name="P149" style:family="paragraph" style:parent-style-name="Standard">
      <style:text-properties officeooo:paragraph-rsid="02a3fcbf"/>
    </style:style>
    <style:style style:name="P150" style:family="paragraph" style:parent-style-name="Standard">
      <style:text-properties officeooo:rsid="02b24667" officeooo:paragraph-rsid="02b24667"/>
    </style:style>
    <style:style style:name="P151" style:family="paragraph" style:parent-style-name="Text_20_body">
      <style:text-properties officeooo:rsid="02b24667" officeooo:paragraph-rsid="02b24667"/>
    </style:style>
    <style:style style:name="P152" style:family="paragraph" style:parent-style-name="Text_20_body">
      <style:text-properties officeooo:rsid="02b24667" officeooo:paragraph-rsid="0334168c"/>
    </style:style>
    <style:style style:name="P153" style:family="paragraph" style:parent-style-name="Standard">
      <style:text-properties style:font-name="Liberation Serif3" fo:font-size="10pt" officeooo:rsid="02b24667" officeooo:paragraph-rsid="02b24667" style:font-size-asian="10pt" style:font-size-complex="10pt"/>
    </style:style>
    <style:style style:name="P154"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5"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6"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8"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59"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0"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1" style:family="paragraph" style:parent-style-name="Text_20_body">
      <style:text-properties fo:color="#000000" loext:opacity="100%" fo:font-weight="normal" officeooo:rsid="0362f40b" officeooo:paragraph-rsid="0362f40b" style:font-weight-asian="normal" style:font-weight-complex="normal"/>
    </style:style>
    <style:style style:name="P162" style:family="paragraph" style:parent-style-name="Text_20_body">
      <style:text-properties fo:color="#000000" loext:opacity="100%"/>
    </style:style>
    <style:style style:name="P163" style:family="paragraph" style:parent-style-name="Standard">
      <style:paragraph-properties fo:text-align="start" style:justify-single-word="false"/>
      <style:text-properties officeooo:paragraph-rsid="02c3a125"/>
    </style:style>
    <style:style style:name="P164" style:family="paragraph" style:parent-style-name="Text_20_body">
      <style:paragraph-properties fo:text-align="start" style:justify-single-word="false"/>
      <style:text-properties officeooo:paragraph-rsid="02c3a125"/>
    </style:style>
    <style:style style:name="P165" style:family="paragraph" style:parent-style-name="Text_20_body">
      <style:paragraph-properties fo:text-align="start" style:justify-single-word="false"/>
      <style:text-properties officeooo:paragraph-rsid="004de4b5"/>
    </style:style>
    <style:style style:name="P166" style:family="paragraph" style:parent-style-name="Text_20_body">
      <style:paragraph-properties fo:text-align="start" style:justify-single-word="false"/>
      <style:text-properties officeooo:paragraph-rsid="011bc1c2"/>
    </style:style>
    <style:style style:name="P167" style:family="paragraph" style:parent-style-name="Text_20_body">
      <style:paragraph-properties fo:text-align="start" style:justify-single-word="false"/>
      <style:text-properties officeooo:paragraph-rsid="01a40355"/>
    </style:style>
    <style:style style:name="P168" style:family="paragraph" style:parent-style-name="Standard">
      <style:paragraph-properties fo:margin-left="0cm" fo:margin-right="0cm" fo:text-align="start" style:justify-single-word="false" fo:text-indent="0cm" style:auto-text-indent="false"/>
    </style:style>
    <style:style style:name="P169"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0"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1" style:family="paragraph" style:parent-style-name="Standard">
      <style:paragraph-properties fo:margin-left="0cm" fo:margin-right="0cm" fo:text-align="start" style:justify-single-word="false" fo:text-indent="0cm" style:auto-text-indent="false"/>
      <style:text-properties officeooo:paragraph-rsid="027fe46a"/>
    </style:style>
    <style:style style:name="P172" style:family="paragraph" style:parent-style-name="Standard">
      <style:paragraph-properties fo:margin-left="0cm" fo:margin-right="0cm" fo:text-align="start" style:justify-single-word="false" fo:text-indent="0cm" style:auto-text-indent="false"/>
      <style:text-properties officeooo:paragraph-rsid="02851b2f"/>
    </style:style>
    <style:style style:name="P173" style:family="paragraph" style:parent-style-name="Standard">
      <style:paragraph-properties fo:margin-left="0cm" fo:margin-right="0cm" fo:text-align="start" style:justify-single-word="false" fo:text-indent="0cm" style:auto-text-indent="false"/>
      <style:text-properties officeooo:paragraph-rsid="0286bb78"/>
    </style:style>
    <style:style style:name="P174" style:family="paragraph" style:parent-style-name="Standard">
      <style:paragraph-properties fo:margin-left="0cm" fo:margin-right="0cm" fo:text-align="start" style:justify-single-word="false" fo:text-indent="0cm" style:auto-text-indent="false"/>
      <style:text-properties officeooo:paragraph-rsid="02a1113e"/>
    </style:style>
    <style:style style:name="P175" style:family="paragraph" style:parent-style-name="Standard">
      <style:paragraph-properties fo:margin-left="0cm" fo:margin-right="0cm" fo:text-align="start" style:justify-single-word="false" fo:text-indent="0cm" style:auto-text-indent="false"/>
      <style:text-properties officeooo:paragraph-rsid="02f8bc86"/>
    </style:style>
    <style:style style:name="P176" style:family="paragraph" style:parent-style-name="Standard">
      <style:text-properties officeooo:paragraph-rsid="02f15a67"/>
    </style:style>
    <style:style style:name="P177" style:family="paragraph" style:parent-style-name="Text_20_body">
      <style:text-properties officeooo:paragraph-rsid="02f15a67"/>
    </style:style>
    <style:style style:name="P178" style:family="paragraph" style:parent-style-name="Standard">
      <style:text-properties officeooo:paragraph-rsid="02fa2042"/>
    </style:style>
    <style:style style:name="P179" style:family="paragraph" style:parent-style-name="Text_20_body">
      <style:text-properties officeooo:paragraph-rsid="000462f4"/>
    </style:style>
    <style:style style:name="P180" style:family="paragraph" style:parent-style-name="Text_20_body">
      <style:text-properties officeooo:paragraph-rsid="0011b363"/>
    </style:style>
    <style:style style:name="P181" style:family="paragraph" style:parent-style-name="Text_20_body">
      <style:text-properties officeooo:rsid="001ca19d" officeooo:paragraph-rsid="001ca19d"/>
    </style:style>
    <style:style style:name="P182" style:family="paragraph" style:parent-style-name="Text_20_body">
      <style:text-properties officeooo:rsid="001f870b" officeooo:paragraph-rsid="001f870b"/>
    </style:style>
    <style:style style:name="P183" style:family="paragraph" style:parent-style-name="Text_20_body">
      <style:text-properties officeooo:rsid="001f870b" officeooo:paragraph-rsid="0058768d"/>
    </style:style>
    <style:style style:name="P184" style:family="paragraph" style:parent-style-name="Text_20_body">
      <style:text-properties officeooo:rsid="001f870b" officeooo:paragraph-rsid="0329d970"/>
    </style:style>
    <style:style style:name="P185" style:family="paragraph" style:parent-style-name="Text_20_body">
      <style:text-properties officeooo:rsid="001f870b" officeooo:paragraph-rsid="034a69c4"/>
    </style:style>
    <style:style style:name="P186" style:family="paragraph" style:parent-style-name="Text_20_body">
      <style:text-properties officeooo:rsid="001f870b" officeooo:paragraph-rsid="034d0386"/>
    </style:style>
    <style:style style:name="P187" style:family="paragraph" style:parent-style-name="Text_20_body">
      <style:text-properties officeooo:rsid="001f870b" officeooo:paragraph-rsid="034ff8a2"/>
    </style:style>
    <style:style style:name="P188" style:family="paragraph" style:parent-style-name="Text_20_body">
      <style:text-properties officeooo:paragraph-rsid="00234a62"/>
    </style:style>
    <style:style style:name="P189" style:family="paragraph" style:parent-style-name="Text_20_body">
      <style:text-properties officeooo:rsid="00344685" officeooo:paragraph-rsid="004a56c7"/>
    </style:style>
    <style:style style:name="P190" style:family="paragraph" style:parent-style-name="Text_20_body">
      <style:text-properties officeooo:rsid="003fe1d5" officeooo:paragraph-rsid="003fe1d5"/>
    </style:style>
    <style:style style:name="P191" style:family="paragraph" style:parent-style-name="Title">
      <style:paragraph-properties fo:padding="0.049cm" fo:border="0.06pt solid #000000" style:shadow="none"/>
      <style:text-properties officeooo:rsid="003fe1d5" officeooo:paragraph-rsid="003fe1d5"/>
    </style:style>
    <style:style style:name="P192" style:family="paragraph" style:parent-style-name="Text_20_body">
      <style:text-properties officeooo:paragraph-rsid="003fe1d5"/>
    </style:style>
    <style:style style:name="P193" style:family="paragraph" style:parent-style-name="Text_20_body">
      <style:text-properties officeooo:paragraph-rsid="00443f51"/>
    </style:style>
    <style:style style:name="P194" style:family="paragraph" style:parent-style-name="Text_20_body">
      <style:text-properties officeooo:rsid="004c5fd7" officeooo:paragraph-rsid="004c5fd7"/>
    </style:style>
    <style:style style:name="P195" style:family="paragraph" style:parent-style-name="Text_20_body">
      <style:text-properties officeooo:rsid="004f4bca" officeooo:paragraph-rsid="004f4bca"/>
    </style:style>
    <style:style style:name="P196" style:family="paragraph" style:parent-style-name="Text_20_body">
      <style:text-properties fo:font-size="12pt" fo:font-weight="normal" officeooo:rsid="000462f4" style:font-size-asian="12pt" style:font-weight-asian="normal" style:font-size-complex="12pt" style:font-weight-complex="normal"/>
    </style:style>
    <style:style style:name="P197" style:family="paragraph" style:parent-style-name="Text_20_body">
      <style:text-properties officeooo:rsid="00413cc0" officeooo:paragraph-rsid="0012b3c7"/>
    </style:style>
    <style:style style:name="P198" style:family="paragraph" style:parent-style-name="Text_20_body">
      <style:text-properties officeooo:rsid="00413cc0" officeooo:paragraph-rsid="00443f51"/>
    </style:style>
    <style:style style:name="P199" style:family="paragraph" style:parent-style-name="Text_20_body">
      <style:paragraph-properties fo:text-align="start" style:justify-single-word="false"/>
      <style:text-properties officeooo:rsid="004de4b5" officeooo:paragraph-rsid="004de4b5"/>
    </style:style>
    <style:style style:name="P200" style:family="paragraph" style:parent-style-name="Text_20_body">
      <style:text-properties officeooo:rsid="0058768d" officeooo:paragraph-rsid="0058768d"/>
    </style:style>
    <style:style style:name="P201" style:family="paragraph" style:parent-style-name="Text_20_body">
      <style:text-properties officeooo:rsid="0059a9f0" officeooo:paragraph-rsid="0059a9f0"/>
    </style:style>
    <style:style style:name="P202" style:family="paragraph" style:parent-style-name="Text_20_body">
      <style:text-properties officeooo:paragraph-rsid="00655520"/>
    </style:style>
    <style:style style:name="P203" style:family="paragraph" style:parent-style-name="Text_20_body">
      <style:text-properties officeooo:paragraph-rsid="006d6731"/>
    </style:style>
    <style:style style:name="P204" style:family="paragraph" style:parent-style-name="Text_20_body">
      <style:text-properties officeooo:rsid="0073a692" officeooo:paragraph-rsid="007cfb05"/>
    </style:style>
    <style:style style:name="P205" style:family="paragraph" style:parent-style-name="Text_20_body">
      <style:text-properties officeooo:rsid="0073a692" officeooo:paragraph-rsid="00c055b0"/>
    </style:style>
    <style:style style:name="P206" style:family="paragraph" style:parent-style-name="Text_20_body">
      <style:text-properties officeooo:rsid="0075babf" officeooo:paragraph-rsid="0075babf"/>
    </style:style>
    <style:style style:name="P207" style:family="paragraph" style:parent-style-name="Text_20_body" style:master-page-name="">
      <style:paragraph-properties style:page-number="auto" fo:keep-with-next="always"/>
      <style:text-properties officeooo:rsid="0075babf" officeooo:paragraph-rsid="009ca87b"/>
    </style:style>
    <style:style style:name="P208" style:family="paragraph" style:parent-style-name="Text_20_body">
      <style:text-properties officeooo:rsid="0075babf" officeooo:paragraph-rsid="0362f40b"/>
    </style:style>
    <style:style style:name="P209" style:family="paragraph" style:parent-style-name="Text_20_body">
      <style:text-properties officeooo:rsid="007b7da4" officeooo:paragraph-rsid="007b7da4"/>
    </style:style>
    <style:style style:name="P210" style:family="paragraph" style:parent-style-name="Text_20_body">
      <style:text-properties officeooo:rsid="007e2e7c" officeooo:paragraph-rsid="007e2e7c"/>
    </style:style>
    <style:style style:name="P211" style:family="paragraph" style:parent-style-name="Text_20_body">
      <style:text-properties officeooo:rsid="007e2e7c" officeooo:paragraph-rsid="009ca87b"/>
    </style:style>
    <style:style style:name="P212" style:family="paragraph" style:parent-style-name="Text_20_body">
      <style:text-properties officeooo:rsid="007e2e7c" officeooo:paragraph-rsid="037deeb4"/>
    </style:style>
    <style:style style:name="P213" style:family="paragraph" style:parent-style-name="Text_20_body">
      <style:text-properties officeooo:paragraph-rsid="0085c8ba"/>
    </style:style>
    <style:style style:name="P214" style:family="paragraph" style:parent-style-name="Text_20_body">
      <style:text-properties officeooo:paragraph-rsid="008d47e8"/>
    </style:style>
    <style:style style:name="P215" style:family="paragraph" style:parent-style-name="Text_20_body">
      <style:text-properties officeooo:rsid="009b73fc" officeooo:paragraph-rsid="009b73fc"/>
    </style:style>
    <style:style style:name="P216" style:family="paragraph" style:parent-style-name="Text_20_body">
      <style:text-properties officeooo:paragraph-rsid="009d4b7d"/>
    </style:style>
    <style:style style:name="P217" style:family="paragraph" style:parent-style-name="Text_20_body">
      <style:text-properties officeooo:rsid="00a08f1a" officeooo:paragraph-rsid="00a08f1a"/>
    </style:style>
    <style:style style:name="P218" style:family="paragraph" style:parent-style-name="Text_20_body" style:master-page-name="">
      <style:paragraph-properties style:page-number="auto" fo:keep-with-next="always"/>
      <style:text-properties officeooo:rsid="00a08f1a" officeooo:paragraph-rsid="00a08f1a"/>
    </style:style>
    <style:style style:name="P219" style:family="paragraph" style:parent-style-name="Text_20_body">
      <style:paragraph-properties fo:margin-left="1.27cm" fo:margin-right="0cm" fo:text-indent="0cm" style:auto-text-indent="false"/>
      <style:text-properties officeooo:rsid="00a08f1a" officeooo:paragraph-rsid="00a08f1a"/>
    </style:style>
    <style:style style:name="P220" style:family="paragraph" style:parent-style-name="Text_20_body">
      <style:text-properties officeooo:rsid="002aafe6" officeooo:paragraph-rsid="002aafe6"/>
    </style:style>
    <style:style style:name="P221" style:family="paragraph" style:parent-style-name="Text_20_body">
      <style:text-properties officeooo:paragraph-rsid="00acfcad"/>
    </style:style>
    <style:style style:name="P222" style:family="paragraph" style:parent-style-name="Text_20_body">
      <style:text-properties officeooo:rsid="00961739" officeooo:paragraph-rsid="00ad4e68"/>
    </style:style>
    <style:style style:name="P223" style:family="paragraph" style:parent-style-name="Text_20_body">
      <style:text-properties officeooo:paragraph-rsid="00b956b4"/>
    </style:style>
    <style:style style:name="P224" style:family="paragraph" style:parent-style-name="Text_20_body">
      <style:text-properties officeooo:paragraph-rsid="007b09df"/>
    </style:style>
    <style:style style:name="P22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2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2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2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3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35" style:family="paragraph" style:parent-style-name="Text_20_body">
      <style:text-properties fo:font-style="normal" fo:font-weight="normal" officeooo:paragraph-rsid="034ff8a2"/>
    </style:style>
    <style:style style:name="P23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37"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38"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39" style:family="paragraph" style:parent-style-name="Text_20_body">
      <style:text-properties fo:font-style="normal" fo:font-weight="bold" officeooo:paragraph-rsid="034ff8a2"/>
    </style:style>
    <style:style style:name="P240" style:family="paragraph" style:parent-style-name="Text_20_body">
      <style:text-properties officeooo:rsid="00c055b0" officeooo:paragraph-rsid="00c055b0"/>
    </style:style>
    <style:style style:name="P241" style:family="paragraph" style:parent-style-name="Text_20_body">
      <style:text-properties officeooo:rsid="00bb8a6f" officeooo:paragraph-rsid="00c055b0"/>
    </style:style>
    <style:style style:name="P24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4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45" style:family="paragraph" style:parent-style-name="Text_20_body">
      <style:text-properties officeooo:rsid="00d065e8" officeooo:paragraph-rsid="00d065e8"/>
    </style:style>
    <style:style style:name="P246" style:family="paragraph" style:parent-style-name="Text_20_body" style:master-page-name="">
      <style:paragraph-properties style:page-number="auto" fo:keep-with-next="always"/>
      <style:text-properties officeooo:rsid="00d065e8" officeooo:paragraph-rsid="00d1a634"/>
    </style:style>
    <style:style style:name="P247" style:family="paragraph" style:parent-style-name="Text_20_body">
      <style:text-properties officeooo:paragraph-rsid="005e8856"/>
    </style:style>
    <style:style style:name="P248" style:family="paragraph" style:parent-style-name="Text_20_body">
      <style:text-properties officeooo:paragraph-rsid="00d278fb"/>
    </style:style>
    <style:style style:name="P249" style:family="paragraph" style:parent-style-name="Text_20_body">
      <style:text-properties officeooo:rsid="00dca0b7" officeooo:paragraph-rsid="00dca0b7"/>
    </style:style>
    <style:style style:name="P250" style:family="paragraph" style:parent-style-name="Text_20_body" style:master-page-name="">
      <style:paragraph-properties fo:keep-together="always" style:page-number="auto" fo:keep-with-next="auto"/>
      <style:text-properties officeooo:rsid="00dca0b7" officeooo:paragraph-rsid="00de343d"/>
    </style:style>
    <style:style style:name="P251" style:family="paragraph" style:parent-style-name="Text_20_body">
      <style:text-properties fo:font-weight="bold" officeooo:rsid="019a907e" officeooo:paragraph-rsid="019a907e" style:font-weight-asian="bold" style:font-weight-complex="bold"/>
    </style:style>
    <style:style style:name="P252" style:family="paragraph" style:parent-style-name="Text_20_body">
      <style:text-properties fo:font-weight="bold" officeooo:rsid="00a167bb" officeooo:paragraph-rsid="00a167bb" style:font-weight-asian="bold" style:font-weight-complex="bold"/>
    </style:style>
    <style:style style:name="P25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54"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55"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56" style:family="paragraph" style:parent-style-name="Text_20_body">
      <style:text-properties fo:font-weight="bold" officeooo:rsid="0306eaad" officeooo:paragraph-rsid="0306eaad" style:font-weight-asian="bold" style:font-weight-complex="bold"/>
    </style:style>
    <style:style style:name="P257" style:family="paragraph" style:parent-style-name="Text_20_body">
      <style:text-properties officeooo:rsid="00eb65a8" officeooo:paragraph-rsid="00eb65a8"/>
    </style:style>
    <style:style style:name="P258" style:family="paragraph" style:parent-style-name="Text_20_body">
      <style:text-properties officeooo:rsid="005bf6cd" officeooo:paragraph-rsid="00ef8281"/>
    </style:style>
    <style:style style:name="P259" style:family="paragraph" style:parent-style-name="Text_20_body">
      <style:paragraph-properties fo:margin-top="0cm" fo:margin-bottom="0cm" style:contextual-spacing="false"/>
      <style:text-properties officeooo:rsid="005bf6cd" officeooo:paragraph-rsid="005bf6cd"/>
    </style:style>
    <style:style style:name="P260" style:family="paragraph" style:parent-style-name="Text_20_body">
      <style:text-properties officeooo:rsid="00705452" officeooo:paragraph-rsid="00ef8281"/>
    </style:style>
    <style:style style:name="P261" style:family="paragraph" style:parent-style-name="Text_20_body">
      <style:text-properties officeooo:paragraph-rsid="00ffcb32"/>
    </style:style>
    <style:style style:name="P262" style:family="paragraph" style:parent-style-name="Standard">
      <style:paragraph-properties fo:margin-left="0cm" fo:margin-right="0cm" fo:text-indent="0cm" style:auto-text-indent="false"/>
      <style:text-properties officeooo:paragraph-rsid="00ffcb32"/>
    </style:style>
    <style:style style:name="P263" style:family="paragraph" style:parent-style-name="Standard">
      <style:paragraph-properties fo:margin-left="1.27cm" fo:margin-right="0cm" fo:text-indent="0cm" style:auto-text-indent="false"/>
      <style:text-properties officeooo:paragraph-rsid="00ffcb32"/>
    </style:style>
    <style:style style:name="P264" style:family="paragraph" style:parent-style-name="Text_20_body">
      <style:text-properties officeooo:paragraph-rsid="0107cdef"/>
    </style:style>
    <style:style style:name="P265" style:family="paragraph" style:parent-style-name="Text_20_body">
      <style:text-properties officeooo:rsid="010ad891" officeooo:paragraph-rsid="010ad891"/>
    </style:style>
    <style:style style:name="P266" style:family="paragraph" style:parent-style-name="Text_20_body">
      <style:text-properties officeooo:rsid="010ad891" officeooo:paragraph-rsid="01433c1d"/>
    </style:style>
    <style:style style:name="P267" style:family="paragraph" style:parent-style-name="Text_20_body">
      <style:text-properties officeooo:paragraph-rsid="0114df32"/>
    </style:style>
    <style:style style:name="P268" style:family="paragraph" style:parent-style-name="Text_20_body">
      <style:text-properties officeooo:paragraph-rsid="011873c5"/>
    </style:style>
    <style:style style:name="P269" style:family="paragraph" style:parent-style-name="Text_20_body">
      <style:text-properties officeooo:rsid="01214ca3" officeooo:paragraph-rsid="0124c8a6"/>
    </style:style>
    <style:style style:name="P270" style:family="paragraph" style:parent-style-name="Text_20_body">
      <style:text-properties officeooo:rsid="0122aed0" officeooo:paragraph-rsid="0124c8a6"/>
    </style:style>
    <style:style style:name="P271" style:family="paragraph" style:parent-style-name="Text_20_body">
      <style:text-properties officeooo:paragraph-rsid="0124c8a6"/>
    </style:style>
    <style:style style:name="P272" style:family="paragraph" style:parent-style-name="Text_20_body">
      <style:text-properties officeooo:paragraph-rsid="012ca6ad"/>
    </style:style>
    <style:style style:name="P273" style:family="paragraph" style:parent-style-name="Text_20_body">
      <style:text-properties officeooo:rsid="012ca6ad" officeooo:paragraph-rsid="012ca6ad"/>
    </style:style>
    <style:style style:name="P274" style:family="paragraph" style:parent-style-name="Text_20_body">
      <style:text-properties officeooo:rsid="0135ceb6" officeooo:paragraph-rsid="0135ceb6"/>
    </style:style>
    <style:style style:name="P275" style:family="paragraph" style:parent-style-name="Text_20_body">
      <style:text-properties officeooo:rsid="0135ceb6" officeooo:paragraph-rsid="013c6995"/>
    </style:style>
    <style:style style:name="P276" style:family="paragraph" style:parent-style-name="Text_20_body">
      <style:text-properties officeooo:rsid="010d34d8" officeooo:paragraph-rsid="010d34d8"/>
    </style:style>
    <style:style style:name="P277" style:family="paragraph" style:parent-style-name="Text_20_body">
      <style:text-properties officeooo:rsid="01433c1d" officeooo:paragraph-rsid="0143af28"/>
    </style:style>
    <style:style style:name="P278" style:family="paragraph" style:parent-style-name="Text_20_body">
      <style:text-properties officeooo:rsid="01433c1d" officeooo:paragraph-rsid="0149df8e"/>
    </style:style>
    <style:style style:name="P279" style:family="paragraph" style:parent-style-name="Text_20_body">
      <style:text-properties officeooo:rsid="014560bf" officeooo:paragraph-rsid="014560bf"/>
    </style:style>
    <style:style style:name="P280" style:family="paragraph" style:parent-style-name="Text_20_body">
      <style:text-properties officeooo:rsid="014560bf" officeooo:paragraph-rsid="01487ee1"/>
    </style:style>
    <style:style style:name="P281" style:family="paragraph" style:parent-style-name="Text_20_body">
      <style:text-properties officeooo:rsid="01487ee1" officeooo:paragraph-rsid="01487ee1"/>
    </style:style>
    <style:style style:name="P282" style:family="paragraph" style:parent-style-name="Text_20_body">
      <style:text-properties officeooo:rsid="014cddd9" officeooo:paragraph-rsid="014cddd9"/>
    </style:style>
    <style:style style:name="P283" style:family="paragraph" style:parent-style-name="Text_20_body">
      <style:text-properties officeooo:paragraph-rsid="014fe6ce"/>
    </style:style>
    <style:style style:name="P284" style:family="paragraph" style:parent-style-name="Text_20_body">
      <style:text-properties officeooo:paragraph-rsid="0153e177"/>
    </style:style>
    <style:style style:name="P285" style:family="paragraph" style:parent-style-name="Text_20_body">
      <style:text-properties officeooo:rsid="01558a1f" officeooo:paragraph-rsid="01558a1f"/>
    </style:style>
    <style:style style:name="P286" style:family="paragraph" style:parent-style-name="Text_20_body">
      <style:text-properties officeooo:paragraph-rsid="01558b7b"/>
    </style:style>
    <style:style style:name="P287" style:family="paragraph" style:parent-style-name="Text_20_body">
      <style:text-properties officeooo:rsid="015fef93" officeooo:paragraph-rsid="015fef93"/>
    </style:style>
    <style:style style:name="P288" style:family="paragraph" style:parent-style-name="Text_20_body">
      <style:text-properties officeooo:rsid="015fef93" officeooo:paragraph-rsid="01609c86"/>
    </style:style>
    <style:style style:name="P289" style:family="paragraph" style:parent-style-name="Text_20_body">
      <style:paragraph-properties fo:margin-left="1.27cm" fo:margin-right="0cm" fo:text-indent="0cm" style:auto-text-indent="false"/>
      <style:text-properties officeooo:rsid="015fef93" officeooo:paragraph-rsid="01609c86"/>
    </style:style>
    <style:style style:name="P290" style:family="paragraph" style:parent-style-name="Text_20_body">
      <style:text-properties officeooo:rsid="015fef93" officeooo:paragraph-rsid="0166e72a"/>
    </style:style>
    <style:style style:name="P291" style:family="paragraph" style:parent-style-name="Text_20_body">
      <style:text-properties officeooo:rsid="015fef93" officeooo:paragraph-rsid="024ac121"/>
    </style:style>
    <style:style style:name="P292" style:family="paragraph" style:parent-style-name="Text_20_body">
      <style:paragraph-properties fo:margin-left="0cm" fo:margin-right="0cm" fo:text-indent="0cm" style:auto-text-indent="false"/>
      <style:text-properties officeooo:rsid="015fef93" officeooo:paragraph-rsid="0192c4de"/>
    </style:style>
    <style:style style:name="P293" style:family="paragraph" style:parent-style-name="Text_20_body">
      <style:text-properties officeooo:rsid="01599ca6" officeooo:paragraph-rsid="01599ca6"/>
    </style:style>
    <style:style style:name="P294" style:family="paragraph" style:parent-style-name="Text_20_body">
      <style:text-properties officeooo:rsid="00f5ac55" officeooo:paragraph-rsid="016ba78c"/>
    </style:style>
    <style:style style:name="P295" style:family="paragraph" style:parent-style-name="Text_20_body">
      <style:paragraph-properties fo:margin-top="0cm" fo:margin-bottom="0cm" style:contextual-spacing="false"/>
      <style:text-properties officeooo:rsid="00f5ac55" officeooo:paragraph-rsid="01699742"/>
    </style:style>
    <style:style style:name="P296" style:family="paragraph" style:parent-style-name="Text_20_body">
      <style:text-properties officeooo:paragraph-rsid="01699742"/>
    </style:style>
    <style:style style:name="P297" style:family="paragraph" style:parent-style-name="Text_20_body">
      <style:text-properties officeooo:rsid="016d01ec" officeooo:paragraph-rsid="016deaa3"/>
    </style:style>
    <style:style style:name="P298" style:family="paragraph" style:parent-style-name="Text_20_body">
      <style:text-properties officeooo:paragraph-rsid="01750c5e"/>
    </style:style>
    <style:style style:name="P299" style:family="paragraph" style:parent-style-name="Text_20_body">
      <style:paragraph-properties fo:margin-left="1.27cm" fo:margin-right="0cm" fo:text-indent="0cm" style:auto-text-indent="false"/>
      <style:text-properties officeooo:paragraph-rsid="01750c5e"/>
    </style:style>
    <style:style style:name="P300" style:family="paragraph" style:parent-style-name="Text_20_body">
      <style:text-properties officeooo:paragraph-rsid="017a3d51"/>
    </style:style>
    <style:style style:name="P301" style:family="paragraph" style:parent-style-name="Text_20_body">
      <style:text-properties officeooo:rsid="017cbc3a" officeooo:paragraph-rsid="001b4556"/>
    </style:style>
    <style:style style:name="P302" style:family="paragraph" style:parent-style-name="Text_20_body">
      <style:text-properties officeooo:rsid="01711c47" officeooo:paragraph-rsid="01711c47"/>
    </style:style>
    <style:style style:name="P303" style:family="paragraph" style:parent-style-name="Text_20_body">
      <style:text-properties officeooo:paragraph-rsid="019f9761"/>
    </style:style>
    <style:style style:name="P304" style:family="paragraph" style:parent-style-name="Text_20_body">
      <style:text-properties officeooo:paragraph-rsid="01a01c9c"/>
    </style:style>
    <style:style style:name="P305" style:family="paragraph" style:parent-style-name="Text_20_body">
      <style:text-properties officeooo:paragraph-rsid="01a40355"/>
    </style:style>
    <style:style style:name="P306" style:family="paragraph" style:parent-style-name="Text_20_body">
      <style:paragraph-properties fo:text-align="start" style:justify-single-word="false"/>
      <style:text-properties officeooo:rsid="0107cdef" officeooo:paragraph-rsid="01097ae0"/>
    </style:style>
    <style:style style:name="P307" style:family="paragraph" style:parent-style-name="Text_20_body">
      <style:text-properties officeooo:rsid="01a90884" officeooo:paragraph-rsid="01a90884"/>
    </style:style>
    <style:style style:name="P308" style:family="paragraph" style:parent-style-name="Text_20_body">
      <style:text-properties officeooo:paragraph-rsid="01b0cc95"/>
    </style:style>
    <style:style style:name="P309" style:family="paragraph" style:parent-style-name="Text_20_body">
      <style:text-properties officeooo:rsid="01b733f6" officeooo:paragraph-rsid="01b733f6"/>
    </style:style>
    <style:style style:name="P310" style:family="paragraph" style:parent-style-name="Text_20_body">
      <style:text-properties officeooo:rsid="01b733f6" officeooo:paragraph-rsid="02fa2042"/>
    </style:style>
    <style:style style:name="P311" style:family="paragraph" style:parent-style-name="Text_20_body">
      <style:text-properties officeooo:rsid="01bfc1bb" officeooo:paragraph-rsid="01bfc1bb"/>
    </style:style>
    <style:style style:name="P312" style:family="paragraph" style:parent-style-name="Text_20_body">
      <style:text-properties officeooo:rsid="01c044f9" officeooo:paragraph-rsid="01c044f9"/>
    </style:style>
    <style:style style:name="P313" style:family="paragraph" style:parent-style-name="Text_20_body">
      <style:text-properties officeooo:rsid="01c26dc2" officeooo:paragraph-rsid="01c26dc2"/>
    </style:style>
    <style:style style:name="P31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1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1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17" style:family="paragraph" style:parent-style-name="Text_20_body">
      <style:text-properties officeooo:paragraph-rsid="01c7d769"/>
    </style:style>
    <style:style style:name="P318" style:family="paragraph" style:parent-style-name="Text_20_body">
      <style:text-properties officeooo:paragraph-rsid="01c8c243"/>
    </style:style>
    <style:style style:name="P319" style:family="paragraph" style:parent-style-name="Text_20_body">
      <style:text-properties officeooo:rsid="01cdb011" officeooo:paragraph-rsid="01cdb011"/>
    </style:style>
    <style:style style:name="P320" style:family="paragraph" style:parent-style-name="Text_20_body">
      <style:paragraph-properties fo:margin-left="1.27cm" fo:margin-right="0cm" fo:text-indent="0cm" style:auto-text-indent="false"/>
      <style:text-properties officeooo:rsid="01cdb011" officeooo:paragraph-rsid="01cdb011"/>
    </style:style>
    <style:style style:name="P321" style:family="paragraph" style:parent-style-name="Text_20_body">
      <style:text-properties officeooo:rsid="01c7d769" officeooo:paragraph-rsid="01c7d769"/>
    </style:style>
    <style:style style:name="P322" style:family="paragraph" style:parent-style-name="Text_20_body">
      <style:text-properties officeooo:rsid="01d40fdb" officeooo:paragraph-rsid="01d40fdb"/>
    </style:style>
    <style:style style:name="P323" style:family="paragraph" style:parent-style-name="Text_20_body">
      <style:text-properties officeooo:rsid="01d4695f" officeooo:paragraph-rsid="01d4695f"/>
    </style:style>
    <style:style style:name="P324" style:family="paragraph" style:parent-style-name="Text_20_body">
      <style:text-properties officeooo:rsid="000d9e78" officeooo:paragraph-rsid="01dd8e45"/>
    </style:style>
    <style:style style:name="P325" style:family="paragraph" style:parent-style-name="Text_20_body">
      <style:paragraph-properties fo:margin-left="1.27cm" fo:margin-right="0cm" fo:text-indent="0cm" style:auto-text-indent="false"/>
      <style:text-properties officeooo:rsid="000d9e78" officeooo:paragraph-rsid="01dd8e45"/>
    </style:style>
    <style:style style:name="P326" style:family="paragraph" style:parent-style-name="Text_20_body">
      <style:text-properties officeooo:paragraph-rsid="01d9fa89"/>
    </style:style>
    <style:style style:name="P327" style:family="paragraph" style:parent-style-name="Text_20_body">
      <style:text-properties officeooo:rsid="01dbf29a" officeooo:paragraph-rsid="01dbf29a"/>
    </style:style>
    <style:style style:name="P328" style:family="paragraph" style:parent-style-name="Text_20_body">
      <style:text-properties officeooo:rsid="01dd8e45" officeooo:paragraph-rsid="01dd8e45"/>
    </style:style>
    <style:style style:name="P329" style:family="paragraph" style:parent-style-name="Text_20_body">
      <style:text-properties officeooo:paragraph-rsid="01df2b04"/>
    </style:style>
    <style:style style:name="P330" style:family="paragraph" style:parent-style-name="Text_20_body">
      <style:text-properties officeooo:rsid="01d9fa89" officeooo:paragraph-rsid="01d9fa89"/>
    </style:style>
    <style:style style:name="P331" style:family="paragraph" style:parent-style-name="Text_20_body">
      <style:text-properties officeooo:paragraph-rsid="004f4bca"/>
    </style:style>
    <style:style style:name="P332" style:family="paragraph" style:parent-style-name="Text_20_body">
      <style:text-properties officeooo:rsid="01efad66" officeooo:paragraph-rsid="01efad66"/>
    </style:style>
    <style:style style:name="P333" style:family="paragraph" style:parent-style-name="Text_20_body">
      <style:text-properties officeooo:rsid="01f1d817" officeooo:paragraph-rsid="01f43ef1"/>
    </style:style>
    <style:style style:name="P334" style:family="paragraph" style:parent-style-name="Text_20_body">
      <style:text-properties officeooo:rsid="01f1d817" officeooo:paragraph-rsid="01f574ac"/>
    </style:style>
    <style:style style:name="P335" style:family="paragraph" style:parent-style-name="Text_20_body">
      <style:text-properties officeooo:rsid="01f4c215" officeooo:paragraph-rsid="01f4c215"/>
    </style:style>
    <style:style style:name="P336" style:family="paragraph" style:parent-style-name="Text_20_body">
      <style:text-properties officeooo:rsid="01f932a2" officeooo:paragraph-rsid="01f932a2"/>
    </style:style>
    <style:style style:name="P337" style:family="paragraph" style:parent-style-name="Text_20_body">
      <style:text-properties officeooo:paragraph-rsid="01fda5e5"/>
    </style:style>
    <style:style style:name="P338" style:family="paragraph" style:parent-style-name="Text_20_body">
      <style:text-properties officeooo:rsid="01f574ac" officeooo:paragraph-rsid="01f574ac"/>
    </style:style>
    <style:style style:name="P339" style:family="paragraph" style:parent-style-name="Text_20_body">
      <style:text-properties officeooo:paragraph-rsid="02030b20"/>
    </style:style>
    <style:style style:name="P340" style:family="paragraph" style:parent-style-name="Preformatted_20_Text">
      <style:paragraph-properties fo:margin-top="0cm" fo:margin-bottom="0.499cm" style:contextual-spacing="false"/>
      <style:text-properties officeooo:paragraph-rsid="02030b20"/>
    </style:style>
    <style:style style:name="P341" style:family="paragraph" style:parent-style-name="Text_20_body">
      <style:text-properties officeooo:paragraph-rsid="02033653"/>
    </style:style>
    <style:style style:name="P342" style:family="paragraph" style:parent-style-name="Preformatted_20_Text">
      <style:paragraph-properties fo:margin-top="0cm" fo:margin-bottom="0.499cm" style:contextual-spacing="false"/>
      <style:text-properties officeooo:paragraph-rsid="02033653"/>
    </style:style>
    <style:style style:name="P343" style:family="paragraph" style:parent-style-name="Text_20_body">
      <style:paragraph-properties fo:text-align="start" style:justify-single-word="false"/>
      <style:text-properties officeooo:rsid="02081e6f" officeooo:paragraph-rsid="0209dc14"/>
    </style:style>
    <style:style style:name="P344" style:family="paragraph" style:parent-style-name="Text_20_body">
      <style:paragraph-properties fo:text-align="start" style:justify-single-word="false"/>
      <style:text-properties officeooo:rsid="02081e6f" officeooo:paragraph-rsid="020ab59e"/>
    </style:style>
    <style:style style:name="P345" style:family="paragraph" style:parent-style-name="Text_20_body">
      <style:text-properties officeooo:rsid="02081e6f" officeooo:paragraph-rsid="02081e6f"/>
    </style:style>
    <style:style style:name="P346" style:family="paragraph" style:parent-style-name="Text_20_body">
      <style:text-properties officeooo:rsid="0005f3ff" officeooo:paragraph-rsid="00413cc0"/>
    </style:style>
    <style:style style:name="P347" style:family="paragraph" style:parent-style-name="Text_20_body">
      <style:text-properties officeooo:rsid="02133621" officeooo:paragraph-rsid="02133621"/>
    </style:style>
    <style:style style:name="P348" style:family="paragraph" style:parent-style-name="Text_20_body">
      <style:text-properties officeooo:rsid="02033653" officeooo:paragraph-rsid="0207dc5f"/>
    </style:style>
    <style:style style:name="P349" style:family="paragraph" style:parent-style-name="Text_20_body">
      <style:text-properties officeooo:rsid="0215b863" officeooo:paragraph-rsid="0215b863"/>
    </style:style>
    <style:style style:name="P350" style:family="paragraph" style:parent-style-name="Text_20_body">
      <style:text-properties officeooo:rsid="0215b863" officeooo:paragraph-rsid="0216866a"/>
    </style:style>
    <style:style style:name="P351" style:family="paragraph" style:parent-style-name="Text_20_body">
      <style:text-properties officeooo:rsid="0215b863" officeooo:paragraph-rsid="023ab5e9"/>
    </style:style>
    <style:style style:name="P352" style:family="paragraph" style:parent-style-name="Text_20_body">
      <style:text-properties officeooo:rsid="0215b863" officeooo:paragraph-rsid="0302c06c"/>
    </style:style>
    <style:style style:name="P353" style:family="paragraph" style:parent-style-name="Text_20_body">
      <style:text-properties officeooo:paragraph-rsid="022637ab"/>
    </style:style>
    <style:style style:name="P354" style:family="paragraph" style:parent-style-name="Text_20_body">
      <style:text-properties officeooo:rsid="003cb19d" officeooo:paragraph-rsid="004871b1"/>
    </style:style>
    <style:style style:name="P355" style:family="paragraph" style:parent-style-name="Text_20_body">
      <style:text-properties officeooo:rsid="003cb19d" officeooo:paragraph-rsid="02274967"/>
    </style:style>
    <style:style style:name="P356" style:family="paragraph" style:parent-style-name="Text_20_body">
      <style:text-properties officeooo:rsid="0228e0e8" officeooo:paragraph-rsid="0228e0e8"/>
    </style:style>
    <style:style style:name="P357" style:family="paragraph" style:parent-style-name="Text_20_body">
      <style:text-properties officeooo:rsid="0228e0e8" officeooo:paragraph-rsid="036df834"/>
    </style:style>
    <style:style style:name="P358" style:family="paragraph" style:parent-style-name="Text_20_body">
      <style:text-properties officeooo:rsid="0228e0e8" officeooo:paragraph-rsid="036e82f4"/>
    </style:style>
    <style:style style:name="P359" style:family="paragraph" style:parent-style-name="Text_20_body">
      <style:text-properties officeooo:rsid="022de923" officeooo:paragraph-rsid="022de923"/>
    </style:style>
    <style:style style:name="P360" style:family="paragraph" style:parent-style-name="Text_20_body">
      <style:text-properties officeooo:paragraph-rsid="022f7369"/>
    </style:style>
    <style:style style:name="P361" style:family="paragraph" style:parent-style-name="Text_20_body">
      <style:text-properties officeooo:paragraph-rsid="0230c3e3"/>
    </style:style>
    <style:style style:name="P362" style:family="paragraph" style:parent-style-name="Text_20_body">
      <style:text-properties officeooo:rsid="0231d436" officeooo:paragraph-rsid="0231d436"/>
    </style:style>
    <style:style style:name="P363" style:family="paragraph" style:parent-style-name="Text_20_body">
      <style:text-properties officeooo:rsid="00ba4616" officeooo:paragraph-rsid="00ba4616"/>
    </style:style>
    <style:style style:name="P364" style:family="paragraph" style:parent-style-name="Text_20_body">
      <style:text-properties officeooo:rsid="0233a6f0" officeooo:paragraph-rsid="0233a6f0"/>
    </style:style>
    <style:style style:name="P365" style:family="paragraph" style:parent-style-name="Text_20_body">
      <style:text-properties officeooo:rsid="0233a6f0" officeooo:paragraph-rsid="0238aa4c"/>
    </style:style>
    <style:style style:name="P366" style:family="paragraph" style:parent-style-name="Text_20_body">
      <style:text-properties officeooo:paragraph-rsid="023ab5e9"/>
    </style:style>
    <style:style style:name="P367" style:family="paragraph" style:parent-style-name="Text_20_body">
      <style:text-properties officeooo:paragraph-rsid="023b4942"/>
    </style:style>
    <style:style style:name="P368" style:family="paragraph" style:parent-style-name="Text_20_body">
      <style:paragraph-properties fo:margin-left="1.27cm" fo:margin-right="0cm" fo:text-indent="0cm" style:auto-text-indent="false"/>
      <style:text-properties officeooo:rsid="02418638" officeooo:paragraph-rsid="02418638"/>
    </style:style>
    <style:style style:name="P36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0" style:family="paragraph" style:parent-style-name="Text_20_body">
      <style:text-properties officeooo:rsid="024b7605" officeooo:paragraph-rsid="024b7605"/>
    </style:style>
    <style:style style:name="P371" style:family="paragraph" style:parent-style-name="Text_20_body">
      <style:text-properties officeooo:rsid="024e5aa1" officeooo:paragraph-rsid="024e5aa1"/>
    </style:style>
    <style:style style:name="P372" style:family="paragraph" style:parent-style-name="Text_20_body">
      <style:text-properties officeooo:rsid="024e5aa1" officeooo:paragraph-rsid="02c39b99"/>
    </style:style>
    <style:style style:name="P373" style:family="paragraph" style:parent-style-name="Text_20_body">
      <style:text-properties officeooo:rsid="024e8111" officeooo:paragraph-rsid="024e8111"/>
    </style:style>
    <style:style style:name="P374" style:family="paragraph" style:parent-style-name="Text_20_body">
      <style:text-properties officeooo:rsid="024e8111" officeooo:paragraph-rsid="03689baf"/>
    </style:style>
    <style:style style:name="P375" style:family="paragraph" style:parent-style-name="Text_20_body">
      <style:text-properties officeooo:paragraph-rsid="024e8111"/>
    </style:style>
    <style:style style:name="P376" style:family="paragraph" style:parent-style-name="Text_20_body">
      <style:text-properties officeooo:paragraph-rsid="02503136"/>
    </style:style>
    <style:style style:name="P377" style:family="paragraph" style:parent-style-name="Text_20_body">
      <style:text-properties officeooo:rsid="005c361b" officeooo:paragraph-rsid="0253acaf"/>
    </style:style>
    <style:style style:name="P378" style:family="paragraph" style:parent-style-name="Text_20_body">
      <style:text-properties officeooo:paragraph-rsid="0253acaf"/>
    </style:style>
    <style:style style:name="P379" style:family="paragraph" style:parent-style-name="Text_20_body">
      <style:text-properties officeooo:rsid="0046269d" officeooo:paragraph-rsid="025444ae"/>
    </style:style>
    <style:style style:name="P380" style:family="paragraph" style:parent-style-name="Text_20_body">
      <style:text-properties officeooo:rsid="0253acaf" officeooo:paragraph-rsid="0253acaf"/>
    </style:style>
    <style:style style:name="P381" style:family="paragraph" style:parent-style-name="Text_20_body">
      <style:text-properties officeooo:rsid="0258c9e8" officeooo:paragraph-rsid="0258c9e8"/>
    </style:style>
    <style:style style:name="P382" style:family="paragraph" style:parent-style-name="Text_20_body">
      <style:text-properties officeooo:rsid="02595193" officeooo:paragraph-rsid="02595193"/>
    </style:style>
    <style:style style:name="P383" style:family="paragraph" style:parent-style-name="Text_20_body">
      <style:text-properties officeooo:rsid="02595193" officeooo:paragraph-rsid="0259d328"/>
    </style:style>
    <style:style style:name="P384" style:family="paragraph" style:parent-style-name="Text_20_body">
      <style:text-properties officeooo:rsid="025b0a20" officeooo:paragraph-rsid="025b0a20"/>
    </style:style>
    <style:style style:name="P385" style:family="paragraph" style:parent-style-name="Text_20_body">
      <style:text-properties officeooo:rsid="025b0a20" officeooo:paragraph-rsid="025c55a7"/>
    </style:style>
    <style:style style:name="P386" style:family="paragraph" style:parent-style-name="Text_20_body">
      <style:text-properties officeooo:paragraph-rsid="025cde02"/>
    </style:style>
    <style:style style:name="P387" style:family="paragraph" style:parent-style-name="Text_20_body">
      <style:text-properties officeooo:rsid="025d3bf4" officeooo:paragraph-rsid="025d3bf4"/>
    </style:style>
    <style:style style:name="P388" style:family="paragraph" style:parent-style-name="Text_20_body">
      <style:text-properties officeooo:paragraph-rsid="0262b184"/>
    </style:style>
    <style:style style:name="P389" style:family="paragraph" style:parent-style-name="Text_20_body">
      <style:text-properties officeooo:paragraph-rsid="0263fab2"/>
    </style:style>
    <style:style style:name="P390" style:family="paragraph" style:parent-style-name="Text_20_body">
      <style:text-properties officeooo:rsid="00e9e898" officeooo:paragraph-rsid="01d601d3"/>
    </style:style>
    <style:style style:name="P391" style:family="paragraph" style:parent-style-name="Text_20_body">
      <style:text-properties officeooo:rsid="00e9e898" officeooo:paragraph-rsid="026adf72"/>
    </style:style>
    <style:style style:name="P392" style:family="paragraph" style:parent-style-name="Text_20_body">
      <style:paragraph-properties fo:margin-left="1.27cm" fo:margin-right="0cm" fo:text-indent="0cm" style:auto-text-indent="false"/>
      <style:text-properties officeooo:rsid="00e9e898" officeooo:paragraph-rsid="026575b2"/>
    </style:style>
    <style:style style:name="P393" style:family="paragraph" style:parent-style-name="Text_20_body">
      <style:text-properties officeooo:rsid="021b3dc2" officeooo:paragraph-rsid="0263fab2"/>
    </style:style>
    <style:style style:name="P394" style:family="paragraph" style:parent-style-name="Text_20_body">
      <style:paragraph-properties fo:margin-left="1.27cm" fo:margin-right="0cm" fo:text-indent="0cm" style:auto-text-indent="false"/>
      <style:text-properties officeooo:rsid="021b3dc2" officeooo:paragraph-rsid="0263fab2"/>
    </style:style>
    <style:style style:name="P395" style:family="paragraph" style:parent-style-name="Text_20_body">
      <style:text-properties officeooo:rsid="01d90249" officeooo:paragraph-rsid="02671602"/>
    </style:style>
    <style:style style:name="P396" style:family="paragraph" style:parent-style-name="Text_20_body">
      <style:text-properties officeooo:paragraph-rsid="0268dac0"/>
    </style:style>
    <style:style style:name="P397" style:family="paragraph" style:parent-style-name="Text_20_body">
      <style:text-properties officeooo:rsid="01d601d3" officeooo:paragraph-rsid="026a793b"/>
    </style:style>
    <style:style style:name="P398" style:family="paragraph" style:parent-style-name="Text_20_body">
      <style:text-properties officeooo:rsid="01d601d3" officeooo:paragraph-rsid="01d601d3"/>
    </style:style>
    <style:style style:name="P399" style:family="paragraph" style:parent-style-name="Text_20_body">
      <style:text-properties officeooo:rsid="026adf72" officeooo:paragraph-rsid="026adf72"/>
    </style:style>
    <style:style style:name="P400" style:family="paragraph" style:parent-style-name="Text_20_body">
      <style:text-properties officeooo:rsid="026dce5e" officeooo:paragraph-rsid="026dce5e"/>
    </style:style>
    <style:style style:name="P401" style:family="paragraph" style:parent-style-name="Text_20_body">
      <style:text-properties officeooo:rsid="026dce5e" officeooo:paragraph-rsid="026de163"/>
    </style:style>
    <style:style style:name="P402" style:family="paragraph" style:parent-style-name="Text_20_body">
      <style:text-properties officeooo:rsid="026de163" officeooo:paragraph-rsid="026de163"/>
    </style:style>
    <style:style style:name="P403" style:family="paragraph" style:parent-style-name="Text_20_body">
      <style:text-properties officeooo:rsid="025cde02" officeooo:paragraph-rsid="0262b184"/>
    </style:style>
    <style:style style:name="P404" style:family="paragraph" style:parent-style-name="Text_20_body">
      <style:text-properties officeooo:rsid="025cde02" officeooo:paragraph-rsid="029826c5"/>
    </style:style>
    <style:style style:name="P405" style:family="paragraph" style:parent-style-name="Text_20_body">
      <style:text-properties officeooo:rsid="0259d328" officeooo:paragraph-rsid="025b0a20"/>
    </style:style>
    <style:style style:name="P406" style:family="paragraph" style:parent-style-name="Text_20_body">
      <style:text-properties officeooo:rsid="0259d328" officeooo:paragraph-rsid="037aad43"/>
    </style:style>
    <style:style style:name="P407" style:family="paragraph" style:parent-style-name="Text_20_body">
      <style:text-properties officeooo:rsid="0176c712" officeooo:paragraph-rsid="027a0d81"/>
    </style:style>
    <style:style style:name="P408" style:family="paragraph" style:parent-style-name="Text_20_body">
      <style:text-properties officeooo:rsid="0176c712" officeooo:paragraph-rsid="0287cc9b"/>
    </style:style>
    <style:style style:name="P409" style:family="paragraph" style:parent-style-name="Text_20_body">
      <style:text-properties officeooo:rsid="0176c712" officeooo:paragraph-rsid="0287ec35"/>
    </style:style>
    <style:style style:name="P410" style:family="paragraph" style:parent-style-name="Text_20_body">
      <style:paragraph-properties fo:margin-left="1.27cm" fo:margin-right="0cm" fo:text-indent="0cm" style:auto-text-indent="false"/>
      <style:text-properties officeooo:rsid="0176c712" officeooo:paragraph-rsid="0176c712"/>
    </style:style>
    <style:style style:name="P411" style:family="paragraph" style:parent-style-name="Text_20_body">
      <style:text-properties officeooo:rsid="02742151" officeooo:paragraph-rsid="02742151"/>
    </style:style>
    <style:style style:name="P412" style:family="paragraph" style:parent-style-name="Text_20_body">
      <style:text-properties officeooo:rsid="02749778" officeooo:paragraph-rsid="02749778"/>
    </style:style>
    <style:style style:name="P413" style:family="paragraph" style:parent-style-name="Text_20_body">
      <style:text-properties officeooo:rsid="01750c5e" officeooo:paragraph-rsid="01750c5e"/>
    </style:style>
    <style:style style:name="P414" style:family="paragraph" style:parent-style-name="Text_20_body">
      <style:text-properties officeooo:rsid="01750c5e" officeooo:paragraph-rsid="0287ec35"/>
    </style:style>
    <style:style style:name="P415" style:family="paragraph" style:parent-style-name="Text_20_body">
      <style:text-properties officeooo:rsid="027ee2fc" officeooo:paragraph-rsid="027ee2fc"/>
    </style:style>
    <style:style style:name="P416" style:family="paragraph" style:parent-style-name="Text_20_body">
      <style:text-properties officeooo:rsid="027ee2fc" officeooo:paragraph-rsid="0286bb78"/>
    </style:style>
    <style:style style:name="P417" style:family="paragraph" style:parent-style-name="Text_20_body">
      <style:text-properties officeooo:rsid="027fd7e4" officeooo:paragraph-rsid="027fd7e4"/>
    </style:style>
    <style:style style:name="P418" style:family="paragraph" style:parent-style-name="Text_20_body">
      <style:text-properties officeooo:rsid="027fe46a" officeooo:paragraph-rsid="0280dc57"/>
    </style:style>
    <style:style style:name="P419" style:family="paragraph" style:parent-style-name="Text_20_body">
      <style:text-properties officeooo:rsid="027fe46a" officeooo:paragraph-rsid="02851b2f"/>
    </style:style>
    <style:style style:name="P420" style:family="paragraph" style:parent-style-name="Text_20_body">
      <style:text-properties officeooo:rsid="02851b2f" officeooo:paragraph-rsid="02851b2f"/>
    </style:style>
    <style:style style:name="P421" style:family="paragraph" style:parent-style-name="Text_20_body">
      <style:text-properties officeooo:paragraph-rsid="0280dc57"/>
    </style:style>
    <style:style style:name="P422" style:family="paragraph" style:parent-style-name="Text_20_body">
      <style:text-properties officeooo:paragraph-rsid="027fe46a"/>
    </style:style>
    <style:style style:name="P423" style:family="paragraph" style:parent-style-name="Text_20_body">
      <style:text-properties officeooo:paragraph-rsid="02851b2f"/>
    </style:style>
    <style:style style:name="P424" style:family="paragraph" style:parent-style-name="Text_20_body">
      <style:text-properties officeooo:rsid="0287ec35" officeooo:paragraph-rsid="0287ec35"/>
    </style:style>
    <style:style style:name="P425" style:family="paragraph" style:parent-style-name="Text_20_body">
      <style:text-properties officeooo:rsid="02948ebf" officeooo:paragraph-rsid="02948ebf"/>
    </style:style>
    <style:style style:name="P426" style:family="paragraph" style:parent-style-name="Table_20_Contents">
      <style:paragraph-properties fo:text-align="center" style:justify-single-word="false"/>
      <style:text-properties officeooo:rsid="02948ebf" officeooo:paragraph-rsid="02948ebf"/>
    </style:style>
    <style:style style:name="P427" style:family="paragraph" style:parent-style-name="Text_20_body">
      <style:text-properties officeooo:rsid="0295869b" officeooo:paragraph-rsid="0295869b"/>
    </style:style>
    <style:style style:name="P428" style:family="paragraph" style:parent-style-name="Text_20_body">
      <style:paragraph-properties fo:margin-left="1.27cm" fo:margin-right="0cm" fo:text-indent="0cm" style:auto-text-indent="false"/>
      <style:text-properties officeooo:rsid="0295869b" officeooo:paragraph-rsid="0295869b"/>
    </style:style>
    <style:style style:name="P429" style:family="paragraph" style:parent-style-name="Text_20_body">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ext_20_body">
      <style:text-properties officeooo:paragraph-rsid="029826c5"/>
    </style:style>
    <style:style style:name="P432"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3"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4"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35"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36" style:family="paragraph" style:parent-style-name="Text_20_body">
      <style:text-properties officeooo:paragraph-rsid="02a861cf"/>
    </style:style>
    <style:style style:name="P437" style:family="paragraph" style:parent-style-name="Text_20_body">
      <style:text-properties officeooo:rsid="02a861cf" officeooo:paragraph-rsid="02a861cf"/>
    </style:style>
    <style:style style:name="P438" style:family="paragraph" style:parent-style-name="Text_20_body">
      <style:text-properties officeooo:rsid="02a945cc" officeooo:paragraph-rsid="02a945cc"/>
    </style:style>
    <style:style style:name="P439" style:family="paragraph" style:parent-style-name="Text_20_body">
      <style:text-properties officeooo:rsid="02a945cc" officeooo:paragraph-rsid="02abc8c8"/>
    </style:style>
    <style:style style:name="P440" style:family="paragraph" style:parent-style-name="Text_20_body">
      <style:text-properties officeooo:paragraph-rsid="02abc8c8"/>
    </style:style>
    <style:style style:name="P441" style:family="paragraph" style:parent-style-name="Text_20_body">
      <style:text-properties officeooo:rsid="02abe86c" officeooo:paragraph-rsid="02abe86c"/>
    </style:style>
    <style:style style:name="P442" style:family="paragraph" style:parent-style-name="Text_20_body">
      <style:text-properties officeooo:rsid="02abe86c" officeooo:paragraph-rsid="034ff8a2"/>
    </style:style>
    <style:style style:name="P443" style:family="paragraph" style:parent-style-name="Text_20_body">
      <style:text-properties officeooo:rsid="02b780b1" officeooo:paragraph-rsid="02b780b1"/>
    </style:style>
    <style:style style:name="P444" style:family="paragraph" style:parent-style-name="Text_20_body">
      <style:text-properties officeooo:paragraph-rsid="02b85332"/>
    </style:style>
    <style:style style:name="P445" style:family="paragraph" style:parent-style-name="Text_20_body">
      <style:text-properties officeooo:rsid="02b9318d" officeooo:paragraph-rsid="02b9318d"/>
    </style:style>
    <style:style style:name="P446" style:family="paragraph" style:parent-style-name="Text_20_body">
      <style:paragraph-properties fo:margin-left="1.27cm" fo:margin-right="0cm" fo:text-indent="0cm" style:auto-text-indent="false"/>
      <style:text-properties officeooo:rsid="02b9318d" officeooo:paragraph-rsid="02b9318d"/>
    </style:style>
    <style:style style:name="P447" style:family="paragraph" style:parent-style-name="Text_20_body">
      <style:text-properties officeooo:rsid="02b85332" officeooo:paragraph-rsid="02b85332"/>
    </style:style>
    <style:style style:name="P448" style:family="paragraph" style:parent-style-name="Text_20_body">
      <style:text-properties officeooo:paragraph-rsid="02c0be33"/>
    </style:style>
    <style:style style:name="P449" style:family="paragraph" style:parent-style-name="Text_20_body">
      <style:text-properties officeooo:paragraph-rsid="02c573a1"/>
    </style:style>
    <style:style style:name="P450" style:family="paragraph" style:parent-style-name="Text_20_body">
      <style:text-properties officeooo:paragraph-rsid="02c6d7bd"/>
    </style:style>
    <style:style style:name="P451" style:family="paragraph" style:parent-style-name="Text_20_body">
      <style:text-properties officeooo:paragraph-rsid="02c9788f"/>
    </style:style>
    <style:style style:name="P452" style:family="paragraph" style:parent-style-name="Text_20_body">
      <style:text-properties officeooo:paragraph-rsid="02ec9202"/>
    </style:style>
    <style:style style:name="P453" style:family="paragraph" style:parent-style-name="Text_20_body">
      <style:text-properties officeooo:paragraph-rsid="02ee48d6"/>
    </style:style>
    <style:style style:name="P454" style:family="paragraph" style:parent-style-name="Text_20_body">
      <style:text-properties officeooo:paragraph-rsid="02f60acc"/>
    </style:style>
    <style:style style:name="P455" style:family="paragraph" style:parent-style-name="Text_20_body">
      <style:text-properties officeooo:rsid="02f8bc86" officeooo:paragraph-rsid="02f8bc86"/>
    </style:style>
    <style:style style:name="P456" style:family="paragraph" style:parent-style-name="Text_20_body">
      <style:text-properties officeooo:paragraph-rsid="02f8bc86"/>
    </style:style>
    <style:style style:name="P457" style:family="paragraph" style:parent-style-name="Text_20_body">
      <style:text-properties officeooo:rsid="02fa2042" officeooo:paragraph-rsid="02fa2042"/>
    </style:style>
    <style:style style:name="P458"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5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4"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6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6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6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79" style:family="paragraph" style:parent-style-name="Table_20_Heading">
      <style:text-properties fo:font-size="8pt" officeooo:rsid="011cade6" officeooo:paragraph-rsid="0124c8a6" style:font-size-asian="8pt" style:font-size-complex="8pt"/>
    </style:style>
    <style:style style:name="P480" style:family="paragraph" style:parent-style-name="Standard">
      <style:paragraph-properties fo:margin-left="0cm" fo:margin-right="0cm" fo:text-indent="0cm" style:auto-text-indent="false"/>
      <style:text-properties officeooo:rsid="00da7d22" officeooo:paragraph-rsid="00fce3c9"/>
    </style:style>
    <style:style style:name="P481" style:family="paragraph" style:parent-style-name="Standard">
      <style:paragraph-properties fo:margin-left="1.27cm" fo:margin-right="0cm" fo:text-indent="0cm" style:auto-text-indent="false"/>
      <style:text-properties officeooo:rsid="00da7d22" officeooo:paragraph-rsid="00da7d22"/>
    </style:style>
    <style:style style:name="P482" style:family="paragraph" style:parent-style-name="Standard">
      <style:paragraph-properties fo:margin-left="1.27cm" fo:margin-right="0cm" fo:text-indent="0cm" style:auto-text-indent="false"/>
      <style:text-properties officeooo:rsid="00da7d22" officeooo:paragraph-rsid="00da8a43"/>
    </style:style>
    <style:style style:name="P483" style:family="paragraph" style:parent-style-name="Standard">
      <style:paragraph-properties fo:margin-left="0cm" fo:margin-right="0cm" fo:text-indent="0cm" style:auto-text-indent="false"/>
      <style:text-properties officeooo:rsid="00da8a43" officeooo:paragraph-rsid="00fce3c9"/>
    </style:style>
    <style:style style:name="P484" style:family="paragraph" style:parent-style-name="Standard">
      <style:paragraph-properties fo:margin-left="1.27cm" fo:margin-right="0cm" fo:text-indent="0cm" style:auto-text-indent="false"/>
      <style:text-properties officeooo:rsid="00da8a43" officeooo:paragraph-rsid="00fce3c9"/>
    </style:style>
    <style:style style:name="P485" style:family="paragraph" style:parent-style-name="Standard">
      <style:paragraph-properties fo:margin-left="1.27cm" fo:margin-right="0cm" fo:text-indent="0cm" style:auto-text-indent="false"/>
      <style:text-properties officeooo:rsid="00da8a43" officeooo:paragraph-rsid="00da8a43"/>
    </style:style>
    <style:style style:name="P486" style:family="paragraph" style:parent-style-name="Standard">
      <style:paragraph-properties fo:margin-left="0cm" fo:margin-right="0cm" fo:text-indent="0cm" style:auto-text-indent="false"/>
      <style:text-properties officeooo:rsid="00da4a3b" officeooo:paragraph-rsid="00fce3c9"/>
    </style:style>
    <style:style style:name="P487" style:family="paragraph" style:parent-style-name="Standard">
      <style:paragraph-properties fo:margin-left="1.27cm" fo:margin-right="0cm" fo:text-indent="0cm" style:auto-text-indent="false"/>
      <style:text-properties officeooo:rsid="00da4a3b" officeooo:paragraph-rsid="00fce3c9"/>
    </style:style>
    <style:style style:name="P488" style:family="paragraph" style:parent-style-name="Standard">
      <style:paragraph-properties fo:margin-left="0cm" fo:margin-right="0cm" fo:text-indent="0cm" style:auto-text-indent="false"/>
      <style:text-properties officeooo:rsid="00da4a3b" officeooo:paragraph-rsid="00ffcb32"/>
    </style:style>
    <style:style style:name="P489" style:family="paragraph" style:parent-style-name="Standard">
      <style:paragraph-properties fo:margin-left="1.27cm" fo:margin-right="0cm" fo:text-indent="0cm" style:auto-text-indent="false"/>
      <style:text-properties officeooo:rsid="00da4a3b" officeooo:paragraph-rsid="00ffcb32"/>
    </style:style>
    <style:style style:name="P490" style:family="paragraph" style:parent-style-name="Standard">
      <style:paragraph-properties fo:margin-left="1.27cm" fo:margin-right="0cm" fo:text-indent="0cm" style:auto-text-indent="false"/>
      <style:text-properties officeooo:rsid="00da4a3b" officeooo:paragraph-rsid="00da7d22"/>
    </style:style>
    <style:style style:name="P491" style:family="paragraph" style:parent-style-name="Standard">
      <style:paragraph-properties fo:margin-left="1.27cm" fo:margin-right="0cm" fo:text-indent="0cm" style:auto-text-indent="false"/>
      <style:text-properties officeooo:rsid="00da4a3b" officeooo:paragraph-rsid="00da8a43"/>
    </style:style>
    <style:style style:name="P492" style:family="paragraph" style:parent-style-name="Standard">
      <style:paragraph-properties fo:margin-left="0cm" fo:margin-right="0cm" fo:text-indent="0cm" style:auto-text-indent="false"/>
      <style:text-properties officeooo:rsid="01038bfe" officeooo:paragraph-rsid="01038bfe"/>
    </style:style>
    <style:style style:name="P493" style:family="paragraph" style:parent-style-name="Standard">
      <style:paragraph-properties fo:margin-left="1.27cm" fo:margin-right="0cm" fo:text-indent="0cm" style:auto-text-indent="false"/>
      <style:text-properties officeooo:rsid="01038bfe" officeooo:paragraph-rsid="01038bfe"/>
    </style:style>
    <style:style style:name="P494" style:family="paragraph" style:parent-style-name="Standard">
      <style:paragraph-properties fo:margin-left="0cm" fo:margin-right="0cm" fo:text-indent="0cm" style:auto-text-indent="false"/>
      <style:text-properties officeooo:rsid="01042cb2" officeooo:paragraph-rsid="01042cb2"/>
    </style:style>
    <style:style style:name="P495" style:family="paragraph" style:parent-style-name="Standard">
      <style:paragraph-properties fo:margin-left="0cm" fo:margin-right="0cm" fo:text-indent="0cm" style:auto-text-indent="false"/>
      <style:text-properties officeooo:paragraph-rsid="01e64b85"/>
    </style:style>
    <style:style style:name="P496"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97"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98"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99"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0" style:family="paragraph" style:parent-style-name="Standard">
      <style:paragraph-properties fo:margin-left="0cm" fo:margin-right="0cm" fo:text-indent="0cm" style:auto-text-indent="false"/>
      <style:text-properties officeooo:paragraph-rsid="02cf7419"/>
    </style:style>
    <style:style style:name="P501" style:family="paragraph" style:parent-style-name="Preformatted_20_Text">
      <style:paragraph-properties fo:margin-left="0cm" fo:margin-right="0cm" fo:text-indent="0cm" style:auto-text-indent="false"/>
      <style:text-properties officeooo:paragraph-rsid="0149df8e"/>
    </style:style>
    <style:style style:name="P502" style:family="paragraph" style:parent-style-name="Preformatted_20_Text">
      <style:paragraph-properties fo:margin-left="1.27cm" fo:margin-right="0cm" fo:text-indent="0cm" style:auto-text-indent="false"/>
      <style:text-properties officeooo:paragraph-rsid="0149df8e"/>
    </style:style>
    <style:style style:name="P503"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4" style:family="paragraph" style:parent-style-name="List_20_Contents">
      <style:paragraph-properties fo:margin-top="0cm" fo:margin-bottom="0.499cm" style:contextual-spacing="false"/>
      <style:text-properties officeooo:rsid="0178a6bc" officeooo:paragraph-rsid="0178a6bc"/>
    </style:style>
    <style:style style:name="P505"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0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07"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08"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09" style:family="paragraph" style:parent-style-name="Text_20_body">
      <style:paragraph-properties fo:margin-left="0cm" fo:margin-right="0cm" fo:text-indent="0cm" style:auto-text-indent="false"/>
      <style:text-properties officeooo:rsid="01609c86" officeooo:paragraph-rsid="01609c86"/>
    </style:style>
    <style:style style:name="P510" style:family="paragraph" style:parent-style-name="Text_20_body">
      <style:paragraph-properties fo:margin-left="0cm" fo:margin-right="0cm" fo:text-indent="0cm" style:auto-text-indent="false"/>
      <style:text-properties officeooo:rsid="0192c4de" officeooo:paragraph-rsid="0192c4de"/>
    </style:style>
    <style:style style:name="P511" style:family="paragraph" style:parent-style-name="Text_20_body">
      <style:paragraph-properties fo:margin-left="0cm" fo:margin-right="0cm" fo:text-indent="0cm" style:auto-text-indent="false"/>
      <style:text-properties officeooo:rsid="0192c4de" officeooo:paragraph-rsid="019d4ed8"/>
    </style:style>
    <style:style style:name="P512" style:family="paragraph" style:parent-style-name="Text_20_body">
      <style:paragraph-properties fo:margin-left="0cm" fo:margin-right="0cm" fo:text-indent="0cm" style:auto-text-indent="false"/>
      <style:text-properties officeooo:rsid="0197b2ac" officeooo:paragraph-rsid="0192c4de"/>
    </style:style>
    <style:style style:name="P513" style:family="paragraph" style:parent-style-name="Text_20_body">
      <style:paragraph-properties fo:margin-left="0cm" fo:margin-right="0cm" fo:text-indent="0cm" style:auto-text-indent="false"/>
      <style:text-properties officeooo:rsid="019e48c8" officeooo:paragraph-rsid="019d4ed8"/>
    </style:style>
    <style:style style:name="P514" style:family="paragraph" style:parent-style-name="Text_20_body">
      <style:paragraph-properties fo:margin-left="0cm" fo:margin-right="0cm" fo:text-indent="0cm" style:auto-text-indent="false"/>
      <style:text-properties officeooo:rsid="01cb12fd" officeooo:paragraph-rsid="01cb12fd"/>
    </style:style>
    <style:style style:name="P515"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1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7"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8"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9" style:family="paragraph" style:parent-style-name="Text_20_body">
      <style:paragraph-properties fo:margin-left="0cm" fo:margin-right="0cm" fo:text-indent="0cm" style:auto-text-indent="false"/>
      <style:text-properties officeooo:rsid="01c8c243" officeooo:paragraph-rsid="01f1ac7f"/>
    </style:style>
    <style:style style:name="P520" style:family="paragraph" style:parent-style-name="Text_20_body">
      <style:paragraph-properties fo:margin-left="0cm" fo:margin-right="0cm" fo:text-indent="0cm" style:auto-text-indent="false"/>
      <style:text-properties officeooo:rsid="01c8c243" officeooo:paragraph-rsid="01f574ac"/>
    </style:style>
    <style:style style:name="P521" style:family="paragraph" style:parent-style-name="Text_20_body">
      <style:paragraph-properties fo:margin-left="0cm" fo:margin-right="0cm" fo:text-indent="0cm" style:auto-text-indent="false"/>
      <style:text-properties officeooo:rsid="01c8c243" officeooo:paragraph-rsid="01c8c243"/>
    </style:style>
    <style:style style:name="P522" style:family="paragraph" style:parent-style-name="Text_20_body">
      <style:paragraph-properties fo:margin-left="0cm" fo:margin-right="0cm" fo:text-indent="0cm" style:auto-text-indent="false"/>
      <style:text-properties officeooo:rsid="01cc8f78" officeooo:paragraph-rsid="01f574ac"/>
    </style:style>
    <style:style style:name="P523" style:family="paragraph" style:parent-style-name="Text_20_body">
      <style:paragraph-properties fo:margin-left="1.27cm" fo:margin-right="0cm" fo:text-indent="0cm" style:auto-text-indent="false"/>
      <style:text-properties officeooo:rsid="01cc8f78" officeooo:paragraph-rsid="01cc8f78"/>
    </style:style>
    <style:style style:name="P524" style:family="paragraph" style:parent-style-name="Text_20_body">
      <style:paragraph-properties fo:margin-left="1.27cm" fo:margin-right="0cm" fo:text-indent="0cm" style:auto-text-indent="false"/>
      <style:text-properties officeooo:rsid="01cc8f78" officeooo:paragraph-rsid="02114966"/>
    </style:style>
    <style:style style:name="P525" style:family="paragraph" style:parent-style-name="Text_20_body">
      <style:paragraph-properties fo:margin-left="1.27cm" fo:margin-right="0cm" fo:text-indent="0cm" style:auto-text-indent="false"/>
      <style:text-properties officeooo:rsid="01cc8f78" officeooo:paragraph-rsid="0211fb3c"/>
    </style:style>
    <style:style style:name="P526" style:family="paragraph" style:parent-style-name="Text_20_body">
      <style:paragraph-properties fo:margin-left="1.27cm" fo:margin-right="0cm" fo:text-indent="0cm" style:auto-text-indent="false"/>
      <style:text-properties officeooo:rsid="01cc8f78" officeooo:paragraph-rsid="025112be"/>
    </style:style>
    <style:style style:name="P527" style:family="paragraph" style:parent-style-name="Text_20_body">
      <style:paragraph-properties fo:margin-left="0cm" fo:margin-right="0cm" fo:text-indent="0cm" style:auto-text-indent="false"/>
      <style:text-properties officeooo:rsid="01fda5e5" officeooo:paragraph-rsid="01fda5e5"/>
    </style:style>
    <style:style style:name="P528" style:family="paragraph" style:parent-style-name="Text_20_body">
      <style:paragraph-properties fo:margin-left="0cm" fo:margin-right="0cm" fo:text-indent="0cm" style:auto-text-indent="false"/>
      <style:text-properties officeooo:rsid="01f1ac7f" officeooo:paragraph-rsid="01f1ac7f"/>
    </style:style>
    <style:style style:name="P529" style:family="paragraph" style:parent-style-name="Text_20_body">
      <style:paragraph-properties fo:margin-left="0cm" fo:margin-right="0cm" fo:text-indent="0cm" style:auto-text-indent="false"/>
      <style:text-properties officeooo:rsid="025112be" officeooo:paragraph-rsid="025112be"/>
    </style:style>
    <style:style style:name="P530" style:family="paragraph" style:parent-style-name="Text_20_body">
      <style:paragraph-properties fo:margin-left="0cm" fo:margin-right="0cm" fo:text-indent="0cm" style:auto-text-indent="false"/>
      <style:text-properties officeooo:rsid="0287cc9b" officeooo:paragraph-rsid="0287cc9b"/>
    </style:style>
    <style:style style:name="P531" style:family="paragraph" style:parent-style-name="Text_20_body">
      <style:paragraph-properties fo:margin-left="1.27cm" fo:margin-right="0cm" fo:text-indent="0cm" style:auto-text-indent="false"/>
    </style:style>
    <style:style style:name="P532" style:family="paragraph" style:parent-style-name="Standard">
      <style:paragraph-properties fo:margin-left="1.27cm" fo:margin-right="0cm" fo:text-indent="0cm" style:auto-text-indent="false"/>
    </style:style>
    <style:style style:name="P533" style:family="paragraph" style:parent-style-name="Text_20_body">
      <style:paragraph-properties fo:margin-left="1.27cm" fo:margin-right="0cm" fo:text-indent="0cm" style:auto-text-indent="false"/>
      <style:text-properties officeooo:rsid="00d52e18" officeooo:paragraph-rsid="00d52e18"/>
    </style:style>
    <style:style style:name="P534" style:family="paragraph" style:parent-style-name="Text_20_body">
      <style:paragraph-properties fo:margin-left="1.27cm" fo:margin-right="0cm" fo:text-indent="0cm" style:auto-text-indent="false"/>
      <style:text-properties officeooo:rsid="00d52e18" officeooo:paragraph-rsid="01014f94"/>
    </style:style>
    <style:style style:name="P535" style:family="paragraph" style:parent-style-name="Text_20_body">
      <style:paragraph-properties fo:margin-left="1.27cm" fo:margin-right="0cm" fo:text-indent="0cm" style:auto-text-indent="false"/>
      <style:text-properties officeooo:rsid="00d670b8" officeooo:paragraph-rsid="00d670b8"/>
    </style:style>
    <style:style style:name="P536" style:family="paragraph" style:parent-style-name="Text_20_body">
      <style:paragraph-properties fo:margin-left="1.27cm" fo:margin-right="0cm" fo:text-indent="0cm" style:auto-text-indent="false"/>
      <style:text-properties officeooo:rsid="00d7bdca" officeooo:paragraph-rsid="00d7bdca"/>
    </style:style>
    <style:style style:name="P537" style:family="paragraph" style:parent-style-name="Text_20_body">
      <style:paragraph-properties fo:margin-left="1.27cm" fo:margin-right="0cm" fo:text-indent="0cm" style:auto-text-indent="false"/>
      <style:text-properties officeooo:paragraph-rsid="00d8dca9"/>
    </style:style>
    <style:style style:name="P538" style:family="paragraph" style:parent-style-name="Text_20_body">
      <style:paragraph-properties fo:margin-left="1.27cm" fo:margin-right="0cm" fo:text-indent="0cm" style:auto-text-indent="false"/>
      <style:text-properties officeooo:rsid="00d8dca9" officeooo:paragraph-rsid="00d8dca9"/>
    </style:style>
    <style:style style:name="P539" style:family="paragraph" style:parent-style-name="Text_20_body">
      <style:paragraph-properties fo:margin-left="1.27cm" fo:margin-right="0cm" fo:text-indent="0cm" style:auto-text-indent="false"/>
      <style:text-properties officeooo:paragraph-rsid="01014f94"/>
    </style:style>
    <style:style style:name="P540"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1"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2" style:family="paragraph" style:parent-style-name="Standard">
      <style:paragraph-properties fo:margin-left="1.27cm" fo:margin-right="0cm" fo:text-indent="0cm" style:auto-text-indent="false"/>
      <style:text-properties officeooo:paragraph-rsid="00da4a3b"/>
    </style:style>
    <style:style style:name="P543" style:family="paragraph" style:parent-style-name="Standard">
      <style:paragraph-properties fo:margin-left="1.27cm" fo:margin-right="0cm" fo:text-indent="0cm" style:auto-text-indent="false"/>
      <style:text-properties officeooo:paragraph-rsid="00da8a43"/>
    </style:style>
    <style:style style:name="P544" style:family="paragraph" style:parent-style-name="Standard">
      <style:paragraph-properties fo:margin-left="1.27cm" fo:margin-right="0cm" fo:text-indent="0cm" style:auto-text-indent="false"/>
      <style:text-properties officeooo:paragraph-rsid="01637b19"/>
    </style:style>
    <style:style style:name="P545" style:family="paragraph" style:parent-style-name="Standard">
      <style:paragraph-properties fo:margin-left="1.27cm" fo:margin-right="0cm" fo:text-indent="0cm" style:auto-text-indent="false"/>
      <style:text-properties officeooo:paragraph-rsid="01c26dc2"/>
    </style:style>
    <style:style style:name="P546" style:family="paragraph" style:parent-style-name="Standard">
      <style:paragraph-properties fo:margin-left="1.27cm" fo:margin-right="0cm" fo:text-indent="0cm" style:auto-text-indent="false"/>
      <style:text-properties officeooo:paragraph-rsid="01c47527"/>
    </style:style>
    <style:style style:name="P547"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48" style:family="paragraph" style:parent-style-name="Preformatted_20_Text">
      <style:paragraph-properties fo:margin-left="1.27cm" fo:margin-right="0cm" fo:text-indent="0cm" style:auto-text-indent="false"/>
      <style:text-properties officeooo:paragraph-rsid="014560bf"/>
    </style:style>
    <style:style style:name="P549" style:family="paragraph" style:parent-style-name="Preformatted_20_Text">
      <style:paragraph-properties fo:margin-left="1.27cm" fo:margin-right="0cm" fo:text-indent="0cm" style:auto-text-indent="false"/>
      <style:text-properties officeooo:paragraph-rsid="0146e3e0"/>
    </style:style>
    <style:style style:name="P550" style:family="paragraph" style:parent-style-name="Preformatted_20_Text">
      <style:paragraph-properties fo:margin-left="1.27cm" fo:margin-right="0cm" fo:text-indent="0cm" style:auto-text-indent="false"/>
      <style:text-properties officeooo:paragraph-rsid="01487ee1"/>
    </style:style>
    <style:style style:name="P551" style:family="paragraph" style:parent-style-name="Preformatted_20_Text">
      <style:paragraph-properties fo:margin-left="1.27cm" fo:margin-right="0cm" fo:text-indent="0cm" style:auto-text-indent="false"/>
      <style:text-properties officeooo:rsid="0149df8e" officeooo:paragraph-rsid="0149df8e"/>
    </style:style>
    <style:style style:name="P552" style:family="paragraph" style:parent-style-name="Preformatted_20_Text">
      <style:paragraph-properties fo:margin-left="1.27cm" fo:margin-right="0cm" fo:text-indent="0cm" style:auto-text-indent="false"/>
      <style:text-properties officeooo:paragraph-rsid="013c6995"/>
    </style:style>
    <style:style style:name="P553" style:family="paragraph" style:parent-style-name="Preformatted_20_Text">
      <style:text-properties officeooo:paragraph-rsid="013c6995"/>
    </style:style>
    <style:style style:name="P554"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55"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56" style:family="paragraph" style:parent-style-name="Table_20_Contents">
      <style:paragraph-properties fo:text-align="center" style:justify-single-word="false"/>
      <style:text-properties officeooo:rsid="02943017" officeooo:paragraph-rsid="02943017"/>
    </style:style>
    <style:style style:name="P557" style:family="paragraph" style:parent-style-name="Table_20_Contents">
      <style:paragraph-properties fo:text-align="center" style:justify-single-word="false"/>
      <style:text-properties officeooo:rsid="0296a5b7" officeooo:paragraph-rsid="0296a5b7"/>
    </style:style>
    <style:style style:name="P558" style:family="paragraph" style:parent-style-name="Table_20_Contents">
      <style:text-properties fo:font-size="14pt" style:font-size-asian="14pt" style:font-size-complex="14pt"/>
    </style:style>
    <style:style style:name="P559" style:family="paragraph" style:parent-style-name="Table_20_Heading">
      <style:text-properties officeooo:paragraph-rsid="01352f54"/>
    </style:style>
    <style:style style:name="P560" style:family="paragraph" style:parent-style-name="Table_20_Heading">
      <style:text-properties officeooo:rsid="00f7371b" officeooo:paragraph-rsid="01699742"/>
    </style:style>
    <style:style style:name="P561" style:family="paragraph" style:parent-style-name="Table_20_Heading">
      <style:text-properties officeooo:rsid="01687901" officeooo:paragraph-rsid="01699742"/>
    </style:style>
    <style:style style:name="P562" style:family="paragraph" style:parent-style-name="Preformatted_20_Text">
      <style:paragraph-properties fo:margin-top="0cm" fo:margin-bottom="0.499cm" style:contextual-spacing="false"/>
      <style:text-properties fo:background-color="transparent"/>
    </style:style>
    <style:style style:name="P563"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4" style:family="paragraph" style:parent-style-name="Quotations">
      <style:text-properties officeooo:paragraph-rsid="02932ea3"/>
    </style:style>
    <style:style style:name="P565" style:family="paragraph" style:parent-style-name="Quotations">
      <style:paragraph-properties fo:margin-left="0cm" fo:margin-right="1cm" fo:text-indent="0cm" style:auto-text-indent="false"/>
    </style:style>
    <style:style style:name="P566" style:family="paragraph" style:parent-style-name="Table_20_Contents">
      <style:text-properties officeooo:paragraph-rsid="024ceec8"/>
    </style:style>
    <style:style style:name="P567" style:family="paragraph" style:parent-style-name="Text_20_body">
      <style:text-properties officeooo:rsid="02fe2fd5" officeooo:paragraph-rsid="02fe2fd5"/>
    </style:style>
    <style:style style:name="P568" style:family="paragraph" style:parent-style-name="Text_20_body">
      <style:text-properties officeooo:rsid="023b4942" officeooo:paragraph-rsid="0302c06c"/>
    </style:style>
    <style:style style:name="P569" style:family="paragraph" style:parent-style-name="Text_20_body">
      <style:text-properties officeooo:rsid="0216866a" officeooo:paragraph-rsid="0302c06c"/>
    </style:style>
    <style:style style:name="P570" style:family="paragraph" style:parent-style-name="Text_20_body">
      <style:text-properties officeooo:paragraph-rsid="0306eaad"/>
    </style:style>
    <style:style style:name="P571" style:family="paragraph" style:parent-style-name="Text_20_body">
      <style:text-properties officeooo:rsid="02432058" officeooo:paragraph-rsid="03087945"/>
    </style:style>
    <style:style style:name="P572" style:family="paragraph" style:parent-style-name="Text_20_body">
      <style:text-properties officeooo:paragraph-rsid="0323fd91"/>
    </style:style>
    <style:style style:name="P573" style:family="paragraph" style:parent-style-name="Text_20_body">
      <style:text-properties officeooo:rsid="02420500" officeooo:paragraph-rsid="02420500"/>
    </style:style>
    <style:style style:name="P574" style:family="paragraph" style:parent-style-name="Text_20_body">
      <style:text-properties officeooo:rsid="02420500" officeooo:paragraph-rsid="032fb806"/>
    </style:style>
    <style:style style:name="P575" style:family="paragraph" style:parent-style-name="Text_20_body">
      <style:text-properties officeooo:rsid="02420500" officeooo:paragraph-rsid="032e665c"/>
    </style:style>
    <style:style style:name="P5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77" style:family="paragraph" style:parent-style-name="Text_20_body">
      <style:text-properties officeooo:rsid="0334f13d" officeooo:paragraph-rsid="0334f13d"/>
    </style:style>
    <style:style style:name="P578" style:family="paragraph" style:parent-style-name="Standard">
      <style:text-properties officeooo:rsid="03368cdb" officeooo:paragraph-rsid="03368cdb"/>
    </style:style>
    <style:style style:name="P579" style:family="paragraph" style:parent-style-name="Text_20_body">
      <style:text-properties officeooo:rsid="0329d970" officeooo:paragraph-rsid="0329d970"/>
    </style:style>
    <style:style style:name="P580" style:family="paragraph" style:parent-style-name="Text_20_body">
      <style:text-properties officeooo:rsid="0329d970" officeooo:paragraph-rsid="034ff8a2"/>
    </style:style>
    <style:style style:name="P581" style:family="paragraph" style:parent-style-name="Text_20_body">
      <style:text-properties officeooo:rsid="032bf58c" officeooo:paragraph-rsid="032bf58c"/>
    </style:style>
    <style:style style:name="P582" style:family="paragraph" style:parent-style-name="Text_20_body">
      <style:text-properties officeooo:rsid="032e665c" officeooo:paragraph-rsid="032e665c"/>
    </style:style>
    <style:style style:name="P583" style:family="paragraph" style:parent-style-name="Text_20_body">
      <style:text-properties officeooo:rsid="032e665c" officeooo:paragraph-rsid="032fb806"/>
    </style:style>
    <style:style style:name="P584" style:family="paragraph" style:parent-style-name="Text_20_body">
      <style:text-properties officeooo:rsid="032fbb38" officeooo:paragraph-rsid="032fbb38"/>
    </style:style>
    <style:style style:name="P585" style:family="paragraph" style:parent-style-name="Text_20_body">
      <style:text-properties officeooo:paragraph-rsid="0330961a"/>
    </style:style>
    <style:style style:name="P586" style:family="paragraph" style:parent-style-name="Text_20_body">
      <style:text-properties officeooo:rsid="033920f3" officeooo:paragraph-rsid="033920f3"/>
    </style:style>
    <style:style style:name="P587" style:family="paragraph" style:parent-style-name="Text_20_body">
      <style:text-properties officeooo:rsid="0334168c" officeooo:paragraph-rsid="0334168c"/>
    </style:style>
    <style:style style:name="P588" style:family="paragraph" style:parent-style-name="Text_20_body">
      <style:text-properties officeooo:rsid="03424fcf" officeooo:paragraph-rsid="03424fcf"/>
    </style:style>
    <style:style style:name="P589" style:family="paragraph" style:parent-style-name="Text_20_body">
      <style:text-properties officeooo:rsid="034324b4" officeooo:paragraph-rsid="034324b4"/>
    </style:style>
    <style:style style:name="P590" style:family="paragraph" style:parent-style-name="Text_20_body">
      <style:text-properties officeooo:rsid="034324b4" officeooo:paragraph-rsid="03433adc"/>
    </style:style>
    <style:style style:name="P591"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2" style:family="paragraph" style:parent-style-name="Standard">
      <style:text-properties officeooo:paragraph-rsid="03518fa0"/>
    </style:style>
    <style:style style:name="P593" style:family="paragraph" style:parent-style-name="Text_20_body">
      <style:text-properties officeooo:paragraph-rsid="034ff8a2"/>
    </style:style>
    <style:style style:name="P594" style:family="paragraph" style:parent-style-name="Text_20_body">
      <style:paragraph-properties fo:margin-left="1.27cm" fo:margin-right="0cm" fo:text-indent="0cm" style:auto-text-indent="false"/>
      <style:text-properties officeooo:paragraph-rsid="034ff8a2"/>
    </style:style>
    <style:style style:name="P595" style:family="paragraph" style:parent-style-name="Text_20_body">
      <style:text-properties officeooo:paragraph-rsid="03521402"/>
    </style:style>
    <style:style style:name="P596" style:family="paragraph" style:parent-style-name="Text_20_body">
      <style:paragraph-properties fo:margin-left="1.27cm" fo:margin-right="0cm" fo:text-indent="0cm" style:auto-text-indent="false"/>
      <style:text-properties officeooo:paragraph-rsid="03521402"/>
    </style:style>
    <style:style style:name="P597" style:family="paragraph" style:parent-style-name="Text_20_body">
      <style:text-properties officeooo:rsid="03521402" officeooo:paragraph-rsid="03521402"/>
    </style:style>
    <style:style style:name="P598" style:family="paragraph" style:parent-style-name="Text_20_body">
      <style:text-properties officeooo:rsid="035248c5" officeooo:paragraph-rsid="035248c5"/>
    </style:style>
    <style:style style:name="P599" style:family="paragraph" style:parent-style-name="Standard">
      <style:text-properties officeooo:paragraph-rsid="0353d2fb"/>
    </style:style>
    <style:style style:name="P600" style:family="paragraph" style:parent-style-name="Standard">
      <style:text-properties officeooo:paragraph-rsid="0355a06f"/>
    </style:style>
    <style:style style:name="P601" style:family="paragraph" style:parent-style-name="Standard">
      <style:text-properties officeooo:rsid="0355a06f" officeooo:paragraph-rsid="0355a06f"/>
    </style:style>
    <style:style style:name="P602" style:family="paragraph" style:parent-style-name="Text_20_body">
      <style:text-properties officeooo:rsid="007e988e" officeooo:paragraph-rsid="03608489"/>
    </style:style>
    <style:style style:name="P603" style:family="paragraph" style:parent-style-name="Standard">
      <style:text-properties officeooo:paragraph-rsid="03616a0f"/>
    </style:style>
    <style:style style:name="P604" style:family="paragraph" style:parent-style-name="Standard">
      <style:text-properties officeooo:paragraph-rsid="0362f40b"/>
    </style:style>
    <style:style style:name="P605" style:family="paragraph" style:parent-style-name="Text_20_body">
      <style:text-properties officeooo:rsid="0361c208" officeooo:paragraph-rsid="0362f40b"/>
    </style:style>
    <style:style style:name="P6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07" style:family="paragraph" style:parent-style-name="Standard">
      <style:text-properties officeooo:paragraph-rsid="03689baf"/>
    </style:style>
    <style:style style:name="P608" style:family="paragraph" style:parent-style-name="Contents_20_1">
      <style:paragraph-properties>
        <style:tab-stops>
          <style:tab-stop style:position="17cm" style:type="right" style:leader-style="dotted" style:leader-text="."/>
        </style:tab-stops>
      </style:paragraph-properties>
    </style:style>
    <style:style style:name="P609" style:family="paragraph" style:parent-style-name="Contents_20_2">
      <style:paragraph-properties>
        <style:tab-stops>
          <style:tab-stop style:position="17cm" style:type="right" style:leader-style="dotted" style:leader-text="."/>
        </style:tab-stops>
      </style:paragraph-properties>
    </style:style>
    <style:style style:name="P610" style:family="paragraph" style:parent-style-name="Contents_20_3">
      <style:paragraph-properties>
        <style:tab-stops>
          <style:tab-stop style:position="17cm" style:type="right" style:leader-style="dotted" style:leader-text="."/>
        </style:tab-stops>
      </style:paragraph-properties>
    </style:style>
    <style:style style:name="P611" style:family="paragraph" style:parent-style-name="Contents_20_5">
      <style:paragraph-properties>
        <style:tab-stops>
          <style:tab-stop style:position="17cm" style:type="right" style:leader-style="dotted" style:leader-text="."/>
        </style:tab-stops>
      </style:paragraph-properties>
    </style:style>
    <style:style style:name="P612" style:family="paragraph" style:parent-style-name="Standard">
      <style:text-properties officeooo:rsid="0370ea9c" officeooo:paragraph-rsid="0370ea9c"/>
    </style:style>
    <style:style style:name="P613" style:family="paragraph" style:parent-style-name="Text_20_body">
      <style:text-properties officeooo:rsid="0370ea9c" officeooo:paragraph-rsid="0370ea9c"/>
    </style:style>
    <style:style style:name="P614" style:family="paragraph" style:parent-style-name="Standard">
      <style:text-properties officeooo:rsid="03733bf9" officeooo:paragraph-rsid="0376dbbb"/>
    </style:style>
    <style:style style:name="P615" style:family="paragraph" style:parent-style-name="Text_20_body">
      <style:text-properties officeooo:rsid="03733bf9" officeooo:paragraph-rsid="0376dbbb"/>
    </style:style>
    <style:style style:name="P616" style:family="paragraph" style:parent-style-name="Text_20_body">
      <style:text-properties officeooo:rsid="03733bf9" officeooo:paragraph-rsid="0374f055"/>
    </style:style>
    <style:style style:name="P617" style:family="paragraph" style:parent-style-name="Text_20_body">
      <style:text-properties officeooo:rsid="0374f055" officeooo:paragraph-rsid="0374f055"/>
    </style:style>
    <style:style style:name="P618" style:family="paragraph" style:parent-style-name="Contents_20_1">
      <style:paragraph-properties>
        <style:tab-stops>
          <style:tab-stop style:position="17cm" style:type="right" style:leader-style="dotted" style:leader-text="."/>
        </style:tab-stops>
      </style:paragraph-properties>
    </style:style>
    <style:style style:name="P619" style:family="paragraph" style:parent-style-name="Contents_20_2">
      <style:paragraph-properties>
        <style:tab-stops>
          <style:tab-stop style:position="17cm" style:type="right" style:leader-style="dotted" style:leader-text="."/>
        </style:tab-stops>
      </style:paragraph-properties>
    </style:style>
    <style:style style:name="P620" style:family="paragraph" style:parent-style-name="Contents_20_3">
      <style:paragraph-properties>
        <style:tab-stops>
          <style:tab-stop style:position="17cm" style:type="right" style:leader-style="dotted" style:leader-text="."/>
        </style:tab-stops>
      </style:paragraph-properties>
    </style:style>
    <style:style style:name="P621" style:family="paragraph" style:parent-style-name="Contents_20_5">
      <style:paragraph-properties>
        <style:tab-stops>
          <style:tab-stop style:position="17cm" style:type="right" style:leader-style="dotted" style:leader-text="."/>
        </style:tab-stops>
      </style:paragraph-properties>
    </style:style>
    <style:style style:name="P622" style:family="paragraph" style:parent-style-name="Heading_20_1">
      <style:text-properties officeooo:rsid="004f4bca" officeooo:paragraph-rsid="004f4bca"/>
    </style:style>
    <style:style style:name="P623" style:family="paragraph" style:parent-style-name="Heading_20_1">
      <style:text-properties officeooo:rsid="0230c3e3" officeooo:paragraph-rsid="0230c3e3"/>
    </style:style>
    <style:style style:name="P624" style:family="paragraph" style:parent-style-name="Heading_20_1">
      <style:text-properties officeooo:rsid="001f870b" officeooo:paragraph-rsid="001f870b"/>
    </style:style>
    <style:style style:name="P625" style:family="paragraph" style:parent-style-name="Heading_20_1">
      <style:text-properties officeooo:rsid="001f870b"/>
    </style:style>
    <style:style style:name="P626" style:family="paragraph" style:parent-style-name="Heading_20_1">
      <style:text-properties officeooo:rsid="0045c0f4" officeooo:paragraph-rsid="0045c0f4"/>
    </style:style>
    <style:style style:name="P627" style:family="paragraph" style:parent-style-name="Heading_20_1">
      <style:text-properties officeooo:rsid="011aed4a" officeooo:paragraph-rsid="0124c8a6"/>
    </style:style>
    <style:style style:name="P628" style:family="paragraph" style:parent-style-name="Heading_20_1">
      <style:text-properties officeooo:rsid="003ada06" officeooo:paragraph-rsid="001f870b"/>
    </style:style>
    <style:style style:name="P629" style:family="paragraph" style:parent-style-name="Heading_20_1">
      <style:text-properties officeooo:rsid="001c7c44" officeooo:paragraph-rsid="001c7c44"/>
    </style:style>
    <style:style style:name="P630" style:family="paragraph" style:parent-style-name="Heading_20_1" style:master-page-name="">
      <style:paragraph-properties style:page-number="auto"/>
      <style:text-properties officeooo:rsid="001c7c44" officeooo:paragraph-rsid="01750c5e"/>
    </style:style>
    <style:style style:name="P631" style:family="paragraph" style:parent-style-name="Heading_20_1">
      <style:text-properties officeooo:rsid="001c7c44" officeooo:paragraph-rsid="01750c5e"/>
    </style:style>
    <style:style style:name="P632" style:family="paragraph" style:parent-style-name="Heading_20_1">
      <style:text-properties officeooo:rsid="019f9761" officeooo:paragraph-rsid="019f9761"/>
    </style:style>
    <style:style style:name="P633" style:family="paragraph" style:parent-style-name="Heading_20_1">
      <style:text-properties officeooo:rsid="01c8c243" officeooo:paragraph-rsid="01c8c243"/>
    </style:style>
    <style:style style:name="P634" style:family="paragraph" style:parent-style-name="Heading_20_1">
      <style:text-properties officeooo:rsid="01cdb011" officeooo:paragraph-rsid="01cdb011"/>
    </style:style>
    <style:style style:name="P635" style:family="paragraph" style:parent-style-name="Heading_20_2">
      <style:text-properties officeooo:rsid="02a804cb" officeooo:paragraph-rsid="02a804cb"/>
    </style:style>
    <style:style style:name="P636" style:family="paragraph" style:parent-style-name="Heading_20_2">
      <style:text-properties officeooo:rsid="011470a4" officeooo:paragraph-rsid="011470a4"/>
    </style:style>
    <style:style style:name="P637" style:family="paragraph" style:parent-style-name="Heading_20_2">
      <style:text-properties officeooo:paragraph-rsid="0114df32"/>
    </style:style>
    <style:style style:name="P638" style:family="paragraph" style:parent-style-name="Heading_20_2">
      <style:text-properties officeooo:rsid="02503136" officeooo:paragraph-rsid="02503136"/>
    </style:style>
    <style:style style:name="P639" style:family="paragraph" style:parent-style-name="Heading_20_2">
      <style:text-properties officeooo:paragraph-rsid="02503136"/>
    </style:style>
    <style:style style:name="P640" style:family="paragraph" style:parent-style-name="Heading_20_2">
      <style:text-properties officeooo:paragraph-rsid="01efa73a"/>
    </style:style>
    <style:style style:name="P641" style:family="paragraph" style:parent-style-name="Heading_20_2">
      <style:text-properties officeooo:paragraph-rsid="02c0be33"/>
    </style:style>
    <style:style style:name="P642" style:family="paragraph" style:parent-style-name="Heading_20_2">
      <style:text-properties officeooo:rsid="024e5aa1" officeooo:paragraph-rsid="024e5aa1"/>
    </style:style>
    <style:style style:name="P643" style:family="paragraph" style:parent-style-name="Heading_20_2">
      <style:text-properties officeooo:rsid="02402ead" officeooo:paragraph-rsid="02402ead"/>
    </style:style>
    <style:style style:name="P644" style:family="paragraph" style:parent-style-name="Heading_20_2">
      <style:text-properties officeooo:rsid="02b24667" officeooo:paragraph-rsid="02b24667"/>
    </style:style>
    <style:style style:name="P645" style:family="paragraph" style:parent-style-name="Heading_20_2">
      <style:text-properties officeooo:rsid="03015364" officeooo:paragraph-rsid="03015364"/>
    </style:style>
    <style:style style:name="P646" style:family="paragraph" style:parent-style-name="Heading_20_2">
      <style:text-properties officeooo:rsid="0192c4de" officeooo:paragraph-rsid="0192c4de"/>
    </style:style>
    <style:style style:name="P647" style:family="paragraph" style:parent-style-name="Heading_20_2">
      <style:text-properties officeooo:rsid="01c8c243" officeooo:paragraph-rsid="01c8c243"/>
    </style:style>
    <style:style style:name="P648" style:family="paragraph" style:parent-style-name="Heading_20_2">
      <style:text-properties officeooo:rsid="02c6d150" officeooo:paragraph-rsid="02c6d150"/>
    </style:style>
    <style:style style:name="P649" style:family="paragraph" style:parent-style-name="Heading_20_2">
      <style:text-properties officeooo:rsid="024b7605" officeooo:paragraph-rsid="024b7605"/>
    </style:style>
    <style:style style:name="P650" style:family="paragraph" style:parent-style-name="Heading_20_2">
      <style:text-properties officeooo:rsid="025deaac" officeooo:paragraph-rsid="033d04da"/>
    </style:style>
    <style:style style:name="P651" style:family="paragraph" style:parent-style-name="Heading_20_2">
      <style:text-properties officeooo:rsid="025deaac" officeooo:paragraph-rsid="025deaac"/>
    </style:style>
    <style:style style:name="P652" style:family="paragraph" style:parent-style-name="Heading_20_2">
      <style:text-properties officeooo:rsid="0263fab2" officeooo:paragraph-rsid="0263fab2"/>
    </style:style>
    <style:style style:name="P653" style:family="paragraph" style:parent-style-name="Heading_20_2">
      <style:text-properties officeooo:rsid="01d40fdb" officeooo:paragraph-rsid="01d40fdb"/>
    </style:style>
    <style:style style:name="P654" style:family="paragraph" style:parent-style-name="Heading_20_2">
      <style:text-properties officeooo:rsid="01d4695f" officeooo:paragraph-rsid="01d4695f"/>
    </style:style>
    <style:style style:name="P655" style:family="paragraph" style:parent-style-name="Heading_20_2">
      <style:text-properties officeooo:rsid="021b3dc2" officeooo:paragraph-rsid="0263fab2"/>
    </style:style>
    <style:style style:name="P656" style:family="paragraph" style:parent-style-name="Heading_20_2">
      <style:text-properties officeooo:rsid="026dce5e" officeooo:paragraph-rsid="026dce5e"/>
    </style:style>
    <style:style style:name="P657" style:family="paragraph" style:parent-style-name="Heading_20_2">
      <style:text-properties officeooo:rsid="01bfc1bb" officeooo:paragraph-rsid="01bfc1bb"/>
    </style:style>
    <style:style style:name="P658" style:family="paragraph" style:parent-style-name="Heading_20_2">
      <style:text-properties officeooo:rsid="01b733f6" officeooo:paragraph-rsid="01b733f6"/>
    </style:style>
    <style:style style:name="P659"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60" style:family="paragraph" style:parent-style-name="Heading_20_2">
      <style:text-properties officeooo:rsid="02595193" officeooo:paragraph-rsid="02595193"/>
    </style:style>
    <style:style style:name="P661" style:family="paragraph" style:parent-style-name="Heading_20_2">
      <style:text-properties officeooo:rsid="00eb65a8" officeooo:paragraph-rsid="00eb65a8"/>
    </style:style>
    <style:style style:name="P662" style:family="paragraph" style:parent-style-name="Heading_20_2">
      <style:text-properties officeooo:rsid="00ef8281" officeooo:paragraph-rsid="00ef8281"/>
    </style:style>
    <style:style style:name="P663" style:family="paragraph" style:parent-style-name="Heading_20_2">
      <style:text-properties officeooo:rsid="0215b863" officeooo:paragraph-rsid="0215b863"/>
    </style:style>
    <style:style style:name="P664" style:family="paragraph" style:parent-style-name="Heading_20_2">
      <style:text-properties officeooo:rsid="0253acaf" officeooo:paragraph-rsid="0253acaf"/>
    </style:style>
    <style:style style:name="P665" style:family="paragraph" style:parent-style-name="Heading_20_2">
      <style:text-properties officeooo:rsid="0073a692" officeooo:paragraph-rsid="0073a692"/>
    </style:style>
    <style:style style:name="P666" style:family="paragraph" style:parent-style-name="Heading_20_2">
      <style:text-properties officeooo:rsid="012acabe" officeooo:paragraph-rsid="012acabe"/>
    </style:style>
    <style:style style:name="P667" style:family="paragraph" style:parent-style-name="Heading_20_2">
      <style:text-properties officeooo:rsid="00d065e8" officeooo:paragraph-rsid="00d065e8"/>
    </style:style>
    <style:style style:name="P668" style:family="paragraph" style:parent-style-name="Heading_20_2">
      <style:text-properties officeooo:rsid="0228e0e8" officeooo:paragraph-rsid="0228e0e8"/>
    </style:style>
    <style:style style:name="P669" style:family="paragraph" style:parent-style-name="Heading_20_2">
      <style:text-properties officeooo:rsid="0135ceb6" officeooo:paragraph-rsid="0135ceb6"/>
    </style:style>
    <style:style style:name="P670" style:family="paragraph" style:parent-style-name="Heading_20_2">
      <style:text-properties officeooo:rsid="00dca0b7" officeooo:paragraph-rsid="00dca0b7"/>
    </style:style>
    <style:style style:name="P671" style:family="paragraph" style:parent-style-name="Heading_20_2">
      <style:text-properties officeooo:rsid="0107cdef" officeooo:paragraph-rsid="0107cdef"/>
    </style:style>
    <style:style style:name="P672" style:family="paragraph" style:parent-style-name="Heading_20_2">
      <style:text-properties officeooo:rsid="01a40355" officeooo:paragraph-rsid="01a40355"/>
    </style:style>
    <style:style style:name="P673" style:family="paragraph" style:parent-style-name="Heading_20_2">
      <style:text-properties officeooo:rsid="01a90884" officeooo:paragraph-rsid="01a90884"/>
    </style:style>
    <style:style style:name="P674" style:family="paragraph" style:parent-style-name="Heading_20_2">
      <style:text-properties officeooo:rsid="01a73440" officeooo:paragraph-rsid="01a73440"/>
    </style:style>
    <style:style style:name="P675" style:family="paragraph" style:parent-style-name="Heading_20_2">
      <style:text-properties officeooo:rsid="01f932a2" officeooo:paragraph-rsid="01f932a2"/>
    </style:style>
    <style:style style:name="P676" style:family="paragraph" style:parent-style-name="Heading_20_3">
      <style:text-properties officeooo:rsid="01f1ac7f" officeooo:paragraph-rsid="01f1ac7f"/>
    </style:style>
    <style:style style:name="P677" style:family="paragraph" style:parent-style-name="Heading_20_3">
      <style:text-properties officeooo:rsid="034d423b"/>
    </style:style>
    <style:style style:name="P678" style:family="paragraph" style:parent-style-name="Heading_20_3">
      <style:text-properties officeooo:rsid="032b7621" officeooo:paragraph-rsid="032b7621"/>
    </style:style>
    <style:style style:name="P679" style:family="paragraph" style:parent-style-name="Heading_20_3">
      <style:text-properties officeooo:rsid="02420500" officeooo:paragraph-rsid="032fb806"/>
    </style:style>
    <style:style style:name="P680" style:family="paragraph" style:parent-style-name="Heading_20_3">
      <style:text-properties officeooo:rsid="02420500" officeooo:paragraph-rsid="03656e3d"/>
    </style:style>
    <style:style style:name="P681" style:family="paragraph" style:parent-style-name="Heading_20_3">
      <style:text-properties officeooo:rsid="02432058" officeooo:paragraph-rsid="02432058"/>
    </style:style>
    <style:style style:name="P682" style:family="paragraph" style:parent-style-name="Heading_20_3">
      <style:text-properties officeooo:rsid="0334f13d" officeooo:paragraph-rsid="0334f13d"/>
    </style:style>
    <style:style style:name="P683" style:family="paragraph" style:parent-style-name="Heading_20_3">
      <style:text-properties officeooo:rsid="03368cdb" officeooo:paragraph-rsid="03368cdb"/>
    </style:style>
    <style:style style:name="P684" style:family="paragraph" style:parent-style-name="Heading_20_3">
      <style:text-properties officeooo:rsid="01bc2314" officeooo:paragraph-rsid="01bc2314"/>
    </style:style>
    <style:style style:name="P685" style:family="paragraph" style:parent-style-name="Heading_20_3">
      <style:text-properties officeooo:rsid="02081e6f" officeooo:paragraph-rsid="02081e6f"/>
    </style:style>
    <style:style style:name="P686" style:family="paragraph" style:parent-style-name="Heading_20_3">
      <style:text-properties officeooo:rsid="0370ea9c" officeooo:paragraph-rsid="027ee2fc"/>
    </style:style>
    <style:style style:name="P687" style:family="paragraph" style:parent-style-name="Heading_20_3">
      <style:text-properties officeooo:rsid="027ee2fc" officeooo:paragraph-rsid="027ee2fc"/>
    </style:style>
    <style:style style:name="P688" style:family="paragraph" style:parent-style-name="Heading_20_3">
      <style:text-properties officeooo:paragraph-rsid="01d9fa89"/>
    </style:style>
    <style:style style:name="P689" style:family="paragraph" style:parent-style-name="Heading_20_3">
      <style:text-properties officeooo:rsid="01dd8e45" officeooo:paragraph-rsid="01dd8e45"/>
    </style:style>
    <style:style style:name="P690" style:family="paragraph" style:parent-style-name="Heading_20_3">
      <style:text-properties officeooo:rsid="01d9fa89" officeooo:paragraph-rsid="026575b2"/>
    </style:style>
    <style:style style:name="P691" style:family="paragraph" style:parent-style-name="Heading_20_3">
      <style:text-properties officeooo:rsid="03733bf9" officeooo:paragraph-rsid="03733bf9"/>
    </style:style>
    <style:style style:name="P692" style:family="paragraph" style:parent-style-name="Heading_20_3">
      <style:text-properties officeooo:rsid="026adf72" officeooo:paragraph-rsid="026adf72"/>
    </style:style>
    <style:style style:name="P693" style:family="paragraph" style:parent-style-name="Heading_20_3">
      <style:text-properties officeooo:rsid="026a793b" officeooo:paragraph-rsid="026a793b"/>
    </style:style>
    <style:style style:name="P694" style:family="paragraph" style:parent-style-name="Heading_20_3">
      <style:text-properties officeooo:rsid="026b2f56" officeooo:paragraph-rsid="026b2f56"/>
    </style:style>
    <style:style style:name="P695" style:family="paragraph" style:parent-style-name="Heading_20_3">
      <style:text-properties officeooo:rsid="01c044f9" officeooo:paragraph-rsid="01c044f9"/>
    </style:style>
    <style:style style:name="P696" style:family="paragraph" style:parent-style-name="Heading_20_3">
      <style:text-properties officeooo:rsid="01c26dc2" officeooo:paragraph-rsid="01c26dc2"/>
    </style:style>
    <style:style style:name="P697" style:family="paragraph" style:parent-style-name="Heading_20_3">
      <style:text-properties officeooo:rsid="00b1110d"/>
    </style:style>
    <style:style style:name="P698" style:family="paragraph" style:parent-style-name="Heading_20_3">
      <style:text-properties officeooo:rsid="01433c1d" officeooo:paragraph-rsid="01433c1d"/>
    </style:style>
    <style:style style:name="P699" style:family="paragraph" style:parent-style-name="Heading_20_3">
      <style:text-properties officeooo:rsid="023ab5e9" officeooo:paragraph-rsid="023ab5e9"/>
    </style:style>
    <style:style style:name="P700" style:family="paragraph" style:parent-style-name="Heading_20_3">
      <style:text-properties officeooo:rsid="034d0386" officeooo:paragraph-rsid="034d0386"/>
    </style:style>
    <style:style style:name="P701" style:family="paragraph" style:parent-style-name="Heading_20_3">
      <style:text-properties officeooo:rsid="02a945cc" officeooo:paragraph-rsid="02a945cc"/>
    </style:style>
    <style:style style:name="P702"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03" style:family="paragraph" style:parent-style-name="Heading_20_3">
      <style:text-properties officeooo:rsid="02abe86c" officeooo:paragraph-rsid="02abe86c"/>
    </style:style>
    <style:style style:name="P704" style:family="paragraph" style:parent-style-name="Heading_20_3">
      <style:text-properties officeooo:rsid="034ff8a2" officeooo:paragraph-rsid="034ff8a2"/>
    </style:style>
    <style:style style:name="P705" style:family="paragraph" style:parent-style-name="Heading_20_3">
      <style:text-properties officeooo:rsid="037f8a08" officeooo:paragraph-rsid="037f8a08"/>
    </style:style>
    <style:style style:name="P706" style:family="paragraph" style:parent-style-name="List_20_1" style:list-style-name="L51">
      <style:paragraph-properties fo:margin-top="0cm" fo:margin-bottom="0.101cm" style:contextual-spacing="false" fo:line-height="100%"/>
    </style:style>
    <style:style style:name="P707" style:family="paragraph" style:parent-style-name="List_20_Contents" style:list-style-name="L65"/>
    <style:style style:name="P708" style:family="paragraph" style:parent-style-name="List_20_Contents" style:list-style-name="L65">
      <style:paragraph-properties fo:margin-top="0cm" fo:margin-bottom="0.499cm" style:contextual-spacing="false"/>
      <style:text-properties officeooo:paragraph-rsid="031a4ee8"/>
    </style:style>
    <style:style style:name="P709" style:family="paragraph" style:parent-style-name="List_20_Contents" style:list-style-name="L65">
      <style:paragraph-properties fo:margin-top="0cm" fo:margin-bottom="0.499cm" style:contextual-spacing="false"/>
      <style:text-properties officeooo:paragraph-rsid="02aef3cd"/>
    </style:style>
    <style:style style:name="P710" style:family="paragraph" style:parent-style-name="List_20_Contents" style:list-style-name="L65">
      <style:text-properties officeooo:paragraph-rsid="008cedc5"/>
    </style:style>
    <style:style style:name="P711" style:family="paragraph" style:parent-style-name="List_20_Contents" style:list-style-name="L65">
      <style:text-properties officeooo:paragraph-rsid="008b4949"/>
    </style:style>
    <style:style style:name="P712" style:family="paragraph" style:parent-style-name="List_20_Contents" style:list-style-name="L65">
      <style:paragraph-properties fo:margin-top="0cm" fo:margin-bottom="0.499cm" style:contextual-spacing="false"/>
    </style:style>
    <style:style style:name="P713" style:family="paragraph" style:parent-style-name="List_20_Contents" style:list-style-name="L65">
      <style:text-properties officeooo:paragraph-rsid="0184c999"/>
    </style:style>
    <style:style style:name="P714" style:family="paragraph" style:parent-style-name="List_20_Contents" style:list-style-name="L65">
      <style:text-properties officeooo:rsid="017e8a6f" officeooo:paragraph-rsid="017e8a6f"/>
    </style:style>
    <style:style style:name="P715" style:family="paragraph" style:parent-style-name="List_20_Contents" style:list-style-name="L65">
      <style:text-properties officeooo:rsid="017e8a6f" officeooo:paragraph-rsid="02afbdcf"/>
    </style:style>
    <style:style style:name="P716" style:family="paragraph" style:parent-style-name="List_20_Contents" style:list-style-name="L65">
      <style:text-properties officeooo:rsid="008a5819" officeooo:paragraph-rsid="01802fd9" fo:background-color="transparent"/>
    </style:style>
    <style:style style:name="P717" style:family="paragraph" style:parent-style-name="List_20_Contents" style:list-style-name="L65">
      <style:text-properties officeooo:rsid="013905f6" officeooo:paragraph-rsid="013905f6"/>
    </style:style>
    <style:style style:name="P718" style:family="paragraph" style:parent-style-name="List_20_Contents" style:list-style-name="L65">
      <style:text-properties officeooo:rsid="0139a206" officeooo:paragraph-rsid="0139a206"/>
    </style:style>
    <style:style style:name="P719" style:family="paragraph" style:parent-style-name="List_20_Contents" style:list-style-name="L66">
      <style:text-properties officeooo:paragraph-rsid="001b4556"/>
    </style:style>
    <style:style style:name="P720" style:family="paragraph" style:parent-style-name="List_20_Contents" style:list-style-name="L66">
      <style:paragraph-properties fo:margin-left="0cm" fo:margin-right="0cm" fo:text-indent="0cm" style:auto-text-indent="false"/>
      <style:text-properties officeooo:paragraph-rsid="007f2694"/>
    </style:style>
    <style:style style:name="P721" style:family="paragraph" style:parent-style-name="List_20_Contents" style:list-style-name="L66">
      <style:text-properties officeooo:paragraph-rsid="00c42674"/>
    </style:style>
    <style:style style:name="P722" style:family="paragraph" style:parent-style-name="List_20_Contents" style:list-style-name="L66">
      <style:text-properties officeooo:paragraph-rsid="00c83609"/>
    </style:style>
    <style:style style:name="P723" style:family="paragraph" style:parent-style-name="List_20_Contents" style:list-style-name="L66">
      <style:text-properties officeooo:paragraph-rsid="00ce4b4e"/>
    </style:style>
    <style:style style:name="P724" style:family="paragraph" style:parent-style-name="List_20_Contents" style:list-style-name="L66">
      <style:text-properties officeooo:paragraph-rsid="0301efad"/>
    </style:style>
    <style:style style:name="P725" style:family="paragraph" style:parent-style-name="List_20_Contents" style:list-style-name="L66">
      <style:text-properties officeooo:paragraph-rsid="023a27ad"/>
    </style:style>
    <style:style style:name="P726" style:family="paragraph" style:parent-style-name="List_20_Contents" style:list-style-name="L66">
      <style:paragraph-properties fo:margin-left="0cm" fo:margin-right="0cm" fo:text-indent="0cm" style:auto-text-indent="false"/>
      <style:text-properties officeooo:paragraph-rsid="02b139e7"/>
    </style:style>
    <style:style style:name="P727" style:family="paragraph" style:parent-style-name="List_20_Contents" style:list-style-name="L66">
      <style:text-properties officeooo:paragraph-rsid="0087da99"/>
    </style:style>
    <style:style style:name="P728" style:family="paragraph" style:parent-style-name="List_20_Contents" style:list-style-name="L66">
      <style:text-properties officeooo:paragraph-rsid="02b08b9d"/>
    </style:style>
    <style:style style:name="P729" style:family="paragraph" style:parent-style-name="List_20_Contents" style:list-style-name="L66">
      <style:text-properties officeooo:paragraph-rsid="03146258"/>
    </style:style>
    <style:style style:name="P730" style:family="paragraph" style:parent-style-name="List_20_Contents" style:list-style-name="L66">
      <style:text-properties officeooo:paragraph-rsid="02114966"/>
    </style:style>
    <style:style style:name="P731" style:family="paragraph" style:parent-style-name="List_20_Contents" style:list-style-name="L66">
      <style:text-properties officeooo:paragraph-rsid="007e988e"/>
    </style:style>
    <style:style style:name="P732" style:family="paragraph" style:parent-style-name="List_20_Contents" style:list-style-name="L66">
      <style:paragraph-properties fo:margin-left="0cm" fo:margin-right="0cm" fo:text-indent="0cm" style:auto-text-indent="false"/>
      <style:text-properties officeooo:paragraph-rsid="007e988e"/>
    </style:style>
    <style:style style:name="P733" style:family="paragraph" style:parent-style-name="List_20_Contents" style:list-style-name="L66">
      <style:paragraph-properties fo:margin-left="0cm" fo:margin-right="0cm" fo:text-indent="0cm" style:auto-text-indent="false"/>
      <style:text-properties officeooo:paragraph-rsid="007f78e2"/>
    </style:style>
    <style:style style:name="P734" style:family="paragraph" style:parent-style-name="List_20_Contents" style:list-style-name="L66">
      <style:text-properties officeooo:paragraph-rsid="0085c8ba"/>
    </style:style>
    <style:style style:name="P735" style:family="paragraph" style:parent-style-name="List_20_Contents" style:list-style-name="L66">
      <style:paragraph-properties fo:margin-left="0cm" fo:margin-right="0cm" fo:text-indent="0cm" style:auto-text-indent="false"/>
      <style:text-properties officeooo:paragraph-rsid="0085c8ba"/>
    </style:style>
    <style:style style:name="P736" style:family="paragraph" style:parent-style-name="List_20_Contents" style:list-style-name="L66">
      <style:paragraph-properties fo:margin-top="0cm" fo:margin-bottom="0.499cm" style:contextual-spacing="false"/>
      <style:text-properties officeooo:rsid="000d9e78" officeooo:paragraph-rsid="001b4556"/>
    </style:style>
    <style:style style:name="P737" style:family="paragraph" style:parent-style-name="List_20_Contents" style:list-style-name="L67">
      <style:text-properties officeooo:paragraph-rsid="001b4556"/>
    </style:style>
    <style:style style:name="P738" style:family="paragraph" style:parent-style-name="List_20_Contents" style:list-style-name="L67">
      <style:paragraph-properties fo:margin-left="0cm" fo:margin-right="0cm" fo:text-indent="0cm" style:auto-text-indent="false"/>
      <style:text-properties officeooo:paragraph-rsid="001b4556"/>
    </style:style>
    <style:style style:name="P739" style:family="paragraph" style:parent-style-name="List_20_Contents" style:list-style-name="L67">
      <style:paragraph-properties fo:margin-top="0cm" fo:margin-bottom="0.499cm" style:contextual-spacing="false"/>
      <style:text-properties officeooo:paragraph-rsid="001b4556"/>
    </style:style>
    <style:style style:name="P740" style:family="paragraph" style:parent-style-name="List_20_Contents" style:list-style-name="L68">
      <style:paragraph-properties fo:margin-left="2cm" fo:margin-right="0cm" fo:text-indent="0cm" style:auto-text-indent="false"/>
      <style:text-properties officeooo:paragraph-rsid="001c7c44"/>
    </style:style>
    <style:style style:name="P741" style:family="paragraph" style:parent-style-name="List_20_Contents" style:list-style-name="L68">
      <style:paragraph-properties fo:margin-left="3cm" fo:margin-right="0cm" fo:margin-top="0cm" fo:margin-bottom="0.499cm" style:contextual-spacing="false" fo:text-indent="0cm" style:auto-text-indent="false"/>
      <style:text-properties officeooo:paragraph-rsid="01750c5e"/>
    </style:style>
    <style:style style:name="P742" style:family="paragraph" style:parent-style-name="List_20_Contents" style:list-style-name="L72">
      <style:paragraph-properties fo:margin-top="0cm" fo:margin-bottom="0.499cm" style:contextual-spacing="false"/>
      <style:text-properties officeooo:paragraph-rsid="0277bbea"/>
    </style:style>
    <style:style style:name="P743" style:family="paragraph" style:parent-style-name="List_20_Contents" style:list-style-name="L72">
      <style:paragraph-properties fo:margin-top="0cm" fo:margin-bottom="0.499cm" style:contextual-spacing="false"/>
      <style:text-properties officeooo:rsid="0178a6bc" officeooo:paragraph-rsid="0178a6bc"/>
    </style:style>
    <style:style style:name="P744" style:family="paragraph" style:parent-style-name="List_20_Contents">
      <style:text-properties officeooo:paragraph-rsid="001b4556"/>
    </style:style>
    <style:style style:name="P745" style:family="paragraph" style:parent-style-name="List_20_Contents">
      <style:text-properties officeooo:paragraph-rsid="03146258"/>
    </style:style>
    <style:style style:name="P746" style:family="paragraph" style:parent-style-name="List_20_Heading" style:list-style-name="L65"/>
    <style:style style:name="P747" style:family="paragraph" style:parent-style-name="List_20_Heading" style:list-style-name="L65">
      <style:text-properties officeooo:paragraph-rsid="031a4ee8"/>
    </style:style>
    <style:style style:name="P748" style:family="paragraph" style:parent-style-name="List_20_Heading" style:list-style-name="L65">
      <style:text-properties officeooo:paragraph-rsid="01802fd9"/>
    </style:style>
    <style:style style:name="P749" style:family="paragraph" style:parent-style-name="List_20_Heading" style:list-style-name="L65">
      <style:text-properties officeooo:paragraph-rsid="017e8a6f"/>
    </style:style>
    <style:style style:name="P750" style:family="paragraph" style:parent-style-name="List_20_Heading" style:list-style-name="L65">
      <style:text-properties officeooo:paragraph-rsid="0184c999"/>
    </style:style>
    <style:style style:name="P751" style:family="paragraph" style:parent-style-name="List_20_Heading" style:list-style-name="L65">
      <style:text-properties officeooo:paragraph-rsid="013905f6"/>
    </style:style>
    <style:style style:name="P752" style:family="paragraph" style:parent-style-name="List_20_Heading" style:list-style-name="L65">
      <style:text-properties officeooo:rsid="017e8a6f" officeooo:paragraph-rsid="017e8a6f"/>
    </style:style>
    <style:style style:name="P753" style:family="paragraph" style:parent-style-name="List_20_Heading" style:list-style-name="L65">
      <style:text-properties fo:font-style="italic" fo:font-weight="bold" officeooo:paragraph-rsid="013905f6" style:font-style-asian="italic" style:font-weight-asian="bold" style:font-style-complex="italic" style:font-weight-complex="bold"/>
    </style:style>
    <style:style style:name="P754" style:family="paragraph" style:parent-style-name="List_20_Heading" style:list-style-name="L66">
      <style:text-properties officeooo:paragraph-rsid="001b4556"/>
    </style:style>
    <style:style style:name="P755" style:family="paragraph" style:parent-style-name="List_20_Heading" style:list-style-name="L66">
      <style:text-properties officeooo:paragraph-rsid="00c42674"/>
    </style:style>
    <style:style style:name="P756" style:family="paragraph" style:parent-style-name="List_20_Heading" style:list-style-name="L66">
      <style:text-properties officeooo:paragraph-rsid="00c83609"/>
    </style:style>
    <style:style style:name="P757" style:family="paragraph" style:parent-style-name="List_20_Heading" style:list-style-name="L66">
      <style:text-properties officeooo:paragraph-rsid="023a27ad"/>
    </style:style>
    <style:style style:name="P758" style:family="paragraph" style:parent-style-name="List_20_Heading" style:list-style-name="L66">
      <style:text-properties officeooo:paragraph-rsid="02b139e7"/>
    </style:style>
    <style:style style:name="P759" style:family="paragraph" style:parent-style-name="List_20_Heading" style:list-style-name="L66">
      <style:text-properties officeooo:paragraph-rsid="0087da99"/>
    </style:style>
    <style:style style:name="P760" style:family="paragraph" style:parent-style-name="List_20_Heading" style:list-style-name="L66">
      <style:text-properties officeooo:paragraph-rsid="02114966"/>
    </style:style>
    <style:style style:name="P761" style:family="paragraph" style:parent-style-name="List_20_Heading" style:list-style-name="L66">
      <style:text-properties officeooo:paragraph-rsid="007e988e"/>
    </style:style>
    <style:style style:name="P762" style:family="paragraph" style:parent-style-name="List_20_Heading" style:list-style-name="L66">
      <style:text-properties officeooo:paragraph-rsid="007f78e2"/>
    </style:style>
    <style:style style:name="P763" style:family="paragraph" style:parent-style-name="List_20_Heading" style:list-style-name="L66">
      <style:text-properties officeooo:paragraph-rsid="007f2694"/>
    </style:style>
    <style:style style:name="P764" style:family="paragraph" style:parent-style-name="List_20_Heading" style:list-style-name="L66">
      <style:text-properties officeooo:paragraph-rsid="0085c8ba"/>
    </style:style>
    <style:style style:name="P765" style:family="paragraph" style:parent-style-name="List_20_Heading" style:list-style-name="L66">
      <style:text-properties officeooo:rsid="007e988e" officeooo:paragraph-rsid="007e988e"/>
    </style:style>
    <style:style style:name="P766" style:family="paragraph" style:parent-style-name="List_20_Heading" style:list-style-name="L66">
      <style:text-properties officeooo:rsid="007e988e" officeooo:paragraph-rsid="007f78e2"/>
    </style:style>
    <style:style style:name="P767" style:family="paragraph" style:parent-style-name="List_20_Heading" style:list-style-name="L66">
      <style:text-properties officeooo:rsid="007e988e" officeooo:paragraph-rsid="007f2694"/>
    </style:style>
    <style:style style:name="P768" style:family="paragraph" style:parent-style-name="List_20_Heading" style:list-style-name="L66">
      <style:text-properties officeooo:rsid="007e988e" officeooo:paragraph-rsid="0085c8ba"/>
    </style:style>
    <style:style style:name="P769" style:family="paragraph" style:parent-style-name="List_20_Heading" style:list-style-name="L66">
      <style:text-properties officeooo:rsid="007f2694" officeooo:paragraph-rsid="007f2694"/>
    </style:style>
    <style:style style:name="P770" style:family="paragraph" style:parent-style-name="List_20_Heading" style:list-style-name="L66">
      <style:text-properties officeooo:rsid="007f2694" officeooo:paragraph-rsid="0085c8ba"/>
    </style:style>
    <style:style style:name="P771" style:family="paragraph" style:parent-style-name="List_20_Heading" style:list-style-name="L67">
      <style:text-properties officeooo:paragraph-rsid="001b4556"/>
    </style:style>
    <style:style style:name="P772" style:family="paragraph" style:parent-style-name="List_20_Heading" style:list-style-name="L68">
      <style:paragraph-properties fo:margin-left="1cm" fo:margin-right="0cm" fo:text-indent="0cm" style:auto-text-indent="false"/>
      <style:text-properties officeooo:paragraph-rsid="001c7c44"/>
    </style:style>
    <style:style style:name="P773" style:family="paragraph" style:parent-style-name="List_20_Heading" style:list-style-name="L68">
      <style:paragraph-properties fo:margin-left="2cm" fo:margin-right="0cm" fo:text-indent="0cm" style:auto-text-indent="false"/>
      <style:text-properties officeooo:paragraph-rsid="001c7c44"/>
    </style:style>
    <style:style style:name="P774" style:family="paragraph" style:parent-style-name="Preformatted_20_Text" style:list-style-name="L62">
      <style:text-properties officeooo:paragraph-rsid="013c6995"/>
    </style:style>
    <style:style style:name="P775" style:family="paragraph" style:parent-style-name="Preformatted_20_Text" style:list-style-name="L62">
      <style:paragraph-properties fo:margin-top="0cm" fo:margin-bottom="0.499cm" style:contextual-spacing="false"/>
      <style:text-properties officeooo:paragraph-rsid="013c6995"/>
    </style:style>
    <style:style style:name="P776"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77"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78" style:family="paragraph" style:parent-style-name="Standard" style:list-style-name="L2">
      <style:text-properties officeooo:paragraph-rsid="009ca87b"/>
    </style:style>
    <style:style style:name="P779" style:family="paragraph" style:parent-style-name="Standard" style:list-style-name="L2">
      <style:text-properties officeooo:paragraph-rsid="03608489"/>
    </style:style>
    <style:style style:name="P780" style:family="paragraph" style:parent-style-name="Standard" style:list-style-name="L2">
      <style:text-properties fo:color="#7f007f" loext:opacity="100%" style:font-name="Monaco" fo:font-size="11pt" officeooo:rsid="00816823" officeooo:paragraph-rsid="0361c208" style:font-size-asian="11pt"/>
    </style:style>
    <style:style style:name="P781" style:family="paragraph" style:parent-style-name="Standard" style:list-style-name="L2">
      <style:text-properties fo:color="#7f007f" loext:opacity="100%" style:font-name="Monaco" fo:font-size="11pt" officeooo:rsid="00816823" officeooo:paragraph-rsid="0362f40b" style:font-size-asian="11pt"/>
    </style:style>
    <style:style style:name="P782" style:family="paragraph" style:parent-style-name="Standard" style:list-style-name="L6"/>
    <style:style style:name="P783" style:family="paragraph" style:parent-style-name="Standard" style:list-style-name="L10"/>
    <style:style style:name="P784" style:family="paragraph" style:parent-style-name="Standard" style:list-style-name="L10">
      <style:text-properties officeooo:rsid="02b780b1" officeooo:paragraph-rsid="02b780b1"/>
    </style:style>
    <style:style style:name="P785" style:family="paragraph" style:parent-style-name="Standard" style:list-style-name="L11">
      <style:text-properties officeooo:rsid="02b780b1" officeooo:paragraph-rsid="02b85332"/>
    </style:style>
    <style:style style:name="P786" style:family="paragraph" style:parent-style-name="Standard" style:list-style-name="L12">
      <style:text-properties officeooo:rsid="02b780b1" officeooo:paragraph-rsid="02b85332"/>
    </style:style>
    <style:style style:name="P787" style:family="paragraph" style:parent-style-name="Standard" style:list-style-name="L11"/>
    <style:style style:name="P788" style:family="paragraph" style:parent-style-name="Standard" style:list-style-name="L12">
      <style:text-properties officeooo:paragraph-rsid="0315e7c3"/>
    </style:style>
    <style:style style:name="P789" style:family="paragraph" style:parent-style-name="Standard" style:list-style-name="L21">
      <style:text-properties officeooo:paragraph-rsid="01b0cc95"/>
    </style:style>
    <style:style style:name="P790" style:family="paragraph" style:parent-style-name="Standard" style:list-style-name="L24">
      <style:text-properties officeooo:rsid="0192c4de" officeooo:paragraph-rsid="0192c4de"/>
    </style:style>
    <style:style style:name="P791" style:family="paragraph" style:parent-style-name="Standard" style:list-style-name="L24">
      <style:text-properties officeooo:rsid="0192c4de" officeooo:paragraph-rsid="019388d9"/>
    </style:style>
    <style:style style:name="P792" style:family="paragraph" style:parent-style-name="Standard" style:list-style-name="L24">
      <style:text-properties officeooo:rsid="019388d9" officeooo:paragraph-rsid="019388d9"/>
    </style:style>
    <style:style style:name="P793" style:family="paragraph" style:parent-style-name="Standard" style:list-style-name="L36"/>
    <style:style style:name="P794" style:family="paragraph" style:parent-style-name="Standard" style:list-style-name="L36">
      <style:text-properties fo:font-size="12pt" style:font-size-asian="12pt" style:font-size-complex="12pt"/>
    </style:style>
    <style:style style:name="P795" style:family="paragraph" style:parent-style-name="Standard" style:list-style-name="L40"/>
    <style:style style:name="P796" style:family="paragraph" style:parent-style-name="Standard" style:list-style-name="L41">
      <style:text-properties officeooo:paragraph-rsid="01c044f9"/>
    </style:style>
    <style:style style:name="P797" style:family="paragraph" style:parent-style-name="Standard" style:list-style-name="L41">
      <style:text-properties officeooo:rsid="00c42674" officeooo:paragraph-rsid="01c044f9"/>
    </style:style>
    <style:style style:name="P798" style:family="paragraph" style:parent-style-name="Standard" style:list-style-name="L42">
      <style:text-properties fo:font-style="italic" fo:font-weight="bold" officeooo:rsid="0037c4a4" officeooo:paragraph-rsid="0353d2fb" style:font-style-asian="italic" style:font-weight-asian="bold" style:font-style-complex="italic" style:font-weight-complex="bold"/>
    </style:style>
    <style:style style:name="P799"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00" style:family="paragraph" style:parent-style-name="Standard" style:list-style-name="L47">
      <style:text-properties officeooo:paragraph-rsid="0362f40b"/>
    </style:style>
    <style:style style:name="P801" style:family="paragraph" style:parent-style-name="Standard" style:list-style-name="L59">
      <style:text-properties officeooo:paragraph-rsid="0075babf"/>
    </style:style>
    <style:style style:name="P802" style:family="paragraph" style:parent-style-name="Standard" style:list-style-name="L59">
      <style:text-properties officeooo:paragraph-rsid="0079be46"/>
    </style:style>
    <style:style style:name="P803" style:family="paragraph" style:parent-style-name="Standard" style:list-style-name="L61">
      <style:text-properties style:font-name="Monaco" fo:font-size="11pt" officeooo:rsid="022637ab" officeooo:paragraph-rsid="022637ab" fo:background-color="#e8f2fe" style:font-size-asian="11pt"/>
    </style:style>
    <style:style style:name="P804" style:family="paragraph" style:parent-style-name="Standard" style:list-style-name="L61">
      <style:text-properties style:font-name="Monaco" fo:font-size="11pt" officeooo:rsid="02273df4" officeooo:paragraph-rsid="02273df4" fo:background-color="#e8f2fe" style:font-size-asian="11pt"/>
    </style:style>
    <style:style style:name="P805" style:family="paragraph" style:parent-style-name="Standard" style:list-style-name="L64">
      <style:text-properties officeooo:paragraph-rsid="029e7ca3"/>
    </style:style>
    <style:style style:name="P806" style:family="paragraph" style:parent-style-name="Standard" style:list-style-name="L64">
      <style:paragraph-properties fo:margin-left="0cm" fo:margin-right="0cm" fo:text-align="start" style:justify-single-word="false" fo:text-indent="0cm" style:auto-text-indent="false"/>
      <style:text-properties officeooo:paragraph-rsid="02a861cf"/>
    </style:style>
    <style:style style:name="P807" style:family="paragraph" style:parent-style-name="Standard">
      <style:paragraph-properties fo:margin-left="0cm" fo:margin-right="0cm" fo:text-align="start" style:justify-single-word="false" fo:text-indent="0cm" style:auto-text-indent="false"/>
    </style:style>
    <style:style style:name="P808" style:family="paragraph" style:parent-style-name="Standard" style:list-style-name="L64">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09" style:family="paragraph" style:parent-style-name="Standard" style:list-style-name="L64">
      <style:text-properties fo:font-style="normal" fo:font-weight="normal" officeooo:rsid="029e7ca3" officeooo:paragraph-rsid="029e7ca3" style:font-style-asian="normal" style:font-weight-asian="normal" style:font-style-complex="normal" style:font-weight-complex="normal"/>
    </style:style>
    <style:style style:name="P810" style:family="paragraph" style:parent-style-name="Standard" style:list-style-name="L64">
      <style:text-properties fo:font-style="normal" fo:font-weight="normal" officeooo:rsid="02a0398a" officeooo:paragraph-rsid="02a0398a" style:font-style-asian="normal" style:font-weight-asian="normal" style:font-style-complex="normal" style:font-weight-complex="normal"/>
    </style:style>
    <style:style style:name="P811" style:family="paragraph" style:parent-style-name="Standard" style:list-style-name="L64">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1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813" style:family="paragraph" style:parent-style-name="Standard" style:list-style-name="WWNum72"/>
    <style:style style:name="P814" style:family="paragraph" style:parent-style-name="Standard" style:list-style-name="L71">
      <style:text-properties officeooo:rsid="0188e5ad" officeooo:paragraph-rsid="0188e5ad"/>
    </style:style>
    <style:style style:name="P815" style:family="paragraph" style:parent-style-name="Standard">
      <style:text-properties officeooo:paragraph-rsid="0315e7c3"/>
    </style:style>
    <style:style style:name="P816" style:family="paragraph" style:parent-style-name="Standard">
      <style:text-properties fo:font-size="9pt" officeooo:rsid="02402ead" officeooo:paragraph-rsid="02402ead" style:font-size-asian="9pt" style:font-size-complex="9pt"/>
    </style:style>
    <style:style style:name="P817"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18"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1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2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2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22" style:family="paragraph" style:parent-style-name="Standard">
      <style:text-properties fo:font-size="9pt" officeooo:paragraph-rsid="032fb806" style:font-size-asian="9pt" style:font-size-complex="9pt"/>
    </style:style>
    <style:style style:name="P823" style:family="paragraph" style:parent-style-name="Standard">
      <style:text-properties officeooo:paragraph-rsid="0353d2fb"/>
    </style:style>
    <style:style style:name="P824" style:family="paragraph" style:parent-style-name="Standard">
      <style:text-properties officeooo:paragraph-rsid="0355a06f"/>
    </style:style>
    <style:style style:name="P825" style:family="paragraph" style:parent-style-name="Standard">
      <style:text-properties officeooo:paragraph-rsid="0362f40b"/>
    </style:style>
    <style:style style:name="P826"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827" style:family="paragraph" style:parent-style-name="Standard">
      <style:text-properties style:font-name="Liberation Serif3" officeooo:rsid="038180ab" officeooo:paragraph-rsid="038180ab"/>
    </style:style>
    <style:style style:name="P828" style:family="paragraph" style:parent-style-name="Standard" style:list-style-name="L74">
      <style:text-properties style:font-name="Liberation Serif3" officeooo:rsid="038180ab" officeooo:paragraph-rsid="0382ebb8"/>
    </style:style>
    <style:style style:name="P829" style:family="paragraph" style:parent-style-name="Standard">
      <style:text-properties style:font-name="Liberation Serif3" officeooo:rsid="038180ab" officeooo:paragraph-rsid="0382ebb8"/>
    </style:style>
    <style:style style:name="P830" style:family="paragraph" style:parent-style-name="Text_20_body" style:list-style-name="L35">
      <style:text-properties fo:color="#000000" loext:opacity="100%" style:font-name="Liberation Serif3" fo:font-style="normal" officeooo:rsid="0262b184" officeooo:paragraph-rsid="033d04da" style:font-style-asian="normal" style:font-style-complex="normal"/>
    </style:style>
    <style:style style:name="P831" style:family="paragraph" style:parent-style-name="Text_20_body" style:list-style-name="L35">
      <style:text-properties fo:color="#000000" loext:opacity="100%" fo:font-style="normal" officeooo:rsid="01d4695f" officeooo:paragraph-rsid="033dcbd0" style:font-style-asian="normal" style:font-style-complex="normal"/>
    </style:style>
    <style:style style:name="P832" style:family="paragraph" style:parent-style-name="Text_20_body" style:list-style-name="L35">
      <style:text-properties fo:color="#000000" loext:opacity="100%" fo:font-style="normal" officeooo:rsid="01d4695f" officeooo:paragraph-rsid="033d04da" style:font-style-asian="normal" style:font-style-complex="normal"/>
    </style:style>
    <style:style style:name="P833" style:family="paragraph" style:parent-style-name="Text_20_body" style:list-style-name="L35">
      <style:text-properties fo:color="#000000" loext:opacity="100%" fo:font-style="normal" officeooo:rsid="0263fab2" officeooo:paragraph-rsid="033e25cc" style:font-style-asian="normal" style:font-style-complex="normal"/>
    </style:style>
    <style:style style:name="P834" style:family="paragraph" style:parent-style-name="Text_20_body" style:list-style-name="L60">
      <style:text-properties fo:color="#000000" loext:opacity="100%" officeooo:rsid="02378647" officeooo:paragraph-rsid="02378647"/>
    </style:style>
    <style:style style:name="P835" style:family="paragraph" style:parent-style-name="Text_20_body" style:list-style-name="L1">
      <style:text-properties officeooo:rsid="026dce5e" officeooo:paragraph-rsid="026dce5e"/>
    </style:style>
    <style:style style:name="P836" style:family="paragraph" style:parent-style-name="Text_20_body" style:list-style-name="L1">
      <style:text-properties officeooo:rsid="026dce5e" officeooo:paragraph-rsid="03586401"/>
    </style:style>
    <style:style style:name="P837" style:family="paragraph" style:parent-style-name="Text_20_body" style:list-style-name="L39">
      <style:text-properties officeooo:rsid="026dce5e" officeooo:paragraph-rsid="026de163"/>
    </style:style>
    <style:style style:name="P838" style:family="paragraph" style:parent-style-name="Text_20_body">
      <style:text-properties officeooo:rsid="026dce5e" officeooo:paragraph-rsid="026de163"/>
    </style:style>
    <style:style style:name="P839" style:family="paragraph" style:parent-style-name="Text_20_body" style:list-style-name="L1"/>
    <style:style style:name="P840" style:family="paragraph" style:parent-style-name="Text_20_body" style:list-style-name="L1">
      <style:text-properties officeooo:paragraph-rsid="03588d6c"/>
    </style:style>
    <style:style style:name="P841" style:family="paragraph" style:parent-style-name="Text_20_body" style:list-style-name="L1">
      <style:text-properties officeooo:rsid="0272c5de" officeooo:paragraph-rsid="03588d6c"/>
    </style:style>
    <style:style style:name="P842" style:family="paragraph" style:parent-style-name="Text_20_body" style:list-style-name="L39">
      <style:text-properties officeooo:rsid="0272c5de" officeooo:paragraph-rsid="026de163"/>
    </style:style>
    <style:style style:name="P843" style:family="paragraph" style:parent-style-name="Text_20_body">
      <style:text-properties officeooo:rsid="0259d328" officeooo:paragraph-rsid="0259d328"/>
    </style:style>
    <style:style style:name="P844" style:family="paragraph" style:parent-style-name="Text_20_body" style:list-style-name="L63">
      <style:text-properties officeooo:rsid="0329d970" officeooo:paragraph-rsid="0329d970"/>
    </style:style>
    <style:style style:name="P845" style:family="paragraph" style:parent-style-name="Text_20_body" style:list-style-name="L63">
      <style:text-properties officeooo:rsid="0329d970" officeooo:paragraph-rsid="034ff8a2"/>
    </style:style>
    <style:style style:name="P846" style:family="paragraph" style:parent-style-name="Text_20_body">
      <style:text-properties officeooo:rsid="0329d970" officeooo:paragraph-rsid="0346955c"/>
    </style:style>
    <style:style style:name="P847" style:family="paragraph" style:parent-style-name="Text_20_body">
      <style:text-properties officeooo:rsid="0329d970" officeooo:paragraph-rsid="034ff8a2"/>
    </style:style>
    <style:style style:name="P848"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49"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50" style:family="paragraph" style:parent-style-name="Text_20_body" style:list-style-name="L64">
      <style:text-properties fo:font-style="normal" fo:font-weight="normal" officeooo:rsid="029c87e6" officeooo:paragraph-rsid="029c87e6" style:font-style-asian="normal" style:font-weight-asian="normal" style:font-style-complex="normal" style:font-weight-complex="normal"/>
    </style:style>
    <style:style style:name="P851" style:family="paragraph" style:parent-style-name="Text_20_body" style:list-style-name="L3">
      <style:text-properties officeooo:rsid="0230c3e3" officeooo:paragraph-rsid="0230c3e3"/>
    </style:style>
    <style:style style:name="P852" style:family="paragraph" style:parent-style-name="Text_20_body" style:list-style-name="L3">
      <style:text-properties officeooo:rsid="0230c3e3" officeooo:paragraph-rsid="0231d436"/>
    </style:style>
    <style:style style:name="P853" style:family="paragraph" style:parent-style-name="Text_20_body" style:list-style-name="L4">
      <style:text-properties officeooo:paragraph-rsid="000462f4"/>
    </style:style>
    <style:style style:name="P854" style:family="paragraph" style:parent-style-name="Text_20_body" style:list-style-name="L4">
      <style:text-properties officeooo:paragraph-rsid="000c6b4b"/>
    </style:style>
    <style:style style:name="P855" style:family="paragraph" style:parent-style-name="Text_20_body" style:list-style-name="L5">
      <style:paragraph-properties fo:margin-top="0cm" fo:margin-bottom="0cm" style:contextual-spacing="false"/>
      <style:text-properties officeooo:paragraph-rsid="000c6b4b"/>
    </style:style>
    <style:style style:name="P856" style:family="paragraph" style:parent-style-name="Text_20_body" style:list-style-name="L5">
      <style:paragraph-properties fo:margin-top="0cm" fo:margin-bottom="0cm" style:contextual-spacing="false"/>
    </style:style>
    <style:style style:name="P857" style:family="paragraph" style:parent-style-name="Text_20_body" style:list-style-name="L5">
      <style:paragraph-properties fo:margin-top="0cm" fo:margin-bottom="0cm" style:contextual-spacing="false"/>
      <style:text-properties officeooo:rsid="02aa54b5" officeooo:paragraph-rsid="02aa54b5"/>
    </style:style>
    <style:style style:name="P858" style:family="paragraph" style:parent-style-name="Text_20_body" style:list-style-name="L7">
      <style:text-properties officeooo:paragraph-rsid="01eb5cdc"/>
    </style:style>
    <style:style style:name="P859" style:family="paragraph" style:parent-style-name="Text_20_body" style:list-style-name="L7">
      <style:text-properties officeooo:paragraph-rsid="01eca0b0"/>
    </style:style>
    <style:style style:name="P860" style:family="paragraph" style:parent-style-name="Text_20_body" style:list-style-name="L7">
      <style:text-properties officeooo:paragraph-rsid="002984e8"/>
    </style:style>
    <style:style style:name="P861" style:family="paragraph" style:parent-style-name="Text_20_body" style:list-style-name="L8">
      <style:text-properties officeooo:rsid="0012b3c7" officeooo:paragraph-rsid="0012b3c7"/>
    </style:style>
    <style:style style:name="P862" style:family="paragraph" style:parent-style-name="Text_20_body" style:list-style-name="L8">
      <style:text-properties officeooo:rsid="0012b3c7" officeooo:paragraph-rsid="001438a4"/>
    </style:style>
    <style:style style:name="P863" style:family="paragraph" style:parent-style-name="Text_20_body" style:list-style-name="L8">
      <style:text-properties officeooo:rsid="001438a4" officeooo:paragraph-rsid="001438a4"/>
    </style:style>
    <style:style style:name="P864" style:family="paragraph" style:parent-style-name="Text_20_body" style:list-style-name="L8">
      <style:text-properties officeooo:rsid="00401924" officeooo:paragraph-rsid="00401924"/>
    </style:style>
    <style:style style:name="P865" style:family="paragraph" style:parent-style-name="Text_20_body" style:list-style-name="L8">
      <style:text-properties officeooo:rsid="01c7d769" officeooo:paragraph-rsid="01c7d769"/>
    </style:style>
    <style:style style:name="P866" style:family="paragraph" style:parent-style-name="Text_20_body" style:list-style-name="L8">
      <style:text-properties officeooo:rsid="01fd6e3d" officeooo:paragraph-rsid="01fd6e3d"/>
    </style:style>
    <style:style style:name="P867" style:family="paragraph" style:parent-style-name="Text_20_body" style:list-style-name="L9">
      <style:text-properties officeooo:rsid="02b780b1" officeooo:paragraph-rsid="02b780b1"/>
    </style:style>
    <style:style style:name="P868" style:family="paragraph" style:parent-style-name="Text_20_body" style:list-style-name="L11">
      <style:paragraph-properties fo:text-align="start" style:justify-single-word="false"/>
      <style:text-properties officeooo:rsid="02b780b1" officeooo:paragraph-rsid="02b85332"/>
    </style:style>
    <style:style style:name="P869" style:family="paragraph" style:parent-style-name="Text_20_body" style:list-style-name="L12">
      <style:paragraph-properties fo:text-align="start" style:justify-single-word="false"/>
      <style:text-properties officeooo:rsid="02b780b1" officeooo:paragraph-rsid="02b85332"/>
    </style:style>
    <style:style style:name="P870" style:family="paragraph" style:parent-style-name="Text_20_body" style:list-style-name="L13">
      <style:text-properties officeooo:rsid="00413cc0" officeooo:paragraph-rsid="00443f51"/>
    </style:style>
    <style:style style:name="P871" style:family="paragraph" style:parent-style-name="Text_20_body" style:list-style-name="L14">
      <style:text-properties officeooo:rsid="024e5aa1" officeooo:paragraph-rsid="02c39b99"/>
    </style:style>
    <style:style style:name="P872" style:family="paragraph" style:parent-style-name="Text_20_body" style:list-style-name="L14">
      <style:text-properties officeooo:rsid="024e5aa1" officeooo:paragraph-rsid="02c3a125"/>
    </style:style>
    <style:style style:name="P873" style:family="paragraph" style:parent-style-name="Text_20_body">
      <style:text-properties officeooo:rsid="024e5aa1" officeooo:paragraph-rsid="02c39b99"/>
    </style:style>
    <style:style style:name="P874" style:family="paragraph" style:parent-style-name="Text_20_body" style:list-style-name="L15">
      <style:text-properties officeooo:paragraph-rsid="032bf58c"/>
    </style:style>
    <style:style style:name="P875" style:family="paragraph" style:parent-style-name="Text_20_body" style:list-style-name="L15">
      <style:text-properties officeooo:rsid="0315e7c3" officeooo:paragraph-rsid="032bf58c"/>
    </style:style>
    <style:style style:name="P876" style:family="paragraph" style:parent-style-name="Text_20_body" style:list-style-name="L15">
      <style:text-properties officeooo:rsid="032bf58c" officeooo:paragraph-rsid="032bf58c"/>
    </style:style>
    <style:style style:name="P877" style:family="paragraph" style:parent-style-name="Text_20_body" style:list-style-name="L16">
      <style:text-properties officeooo:paragraph-rsid="024617da"/>
    </style:style>
    <style:style style:name="P878" style:family="paragraph" style:parent-style-name="Text_20_body" style:list-style-name="L16">
      <style:text-properties officeooo:rsid="02402ead" officeooo:paragraph-rsid="03172b79"/>
    </style:style>
    <style:style style:name="P879" style:family="paragraph" style:parent-style-name="Text_20_body" style:list-style-name="L16">
      <style:text-properties officeooo:rsid="02402ead" officeooo:paragraph-rsid="024617da"/>
    </style:style>
    <style:style style:name="P880" style:family="paragraph" style:parent-style-name="Text_20_body">
      <style:text-properties officeooo:rsid="02402ead" officeooo:paragraph-rsid="0315e7c3"/>
    </style:style>
    <style:style style:name="P881" style:family="paragraph" style:parent-style-name="Text_20_body">
      <style:text-properties officeooo:rsid="02402ead" officeooo:paragraph-rsid="024617da"/>
    </style:style>
    <style:style style:name="P882" style:family="paragraph" style:parent-style-name="Text_20_body" style:list-style-name="L17">
      <style:text-properties officeooo:paragraph-rsid="0342ae4b"/>
    </style:style>
    <style:style style:name="P883" style:family="paragraph" style:parent-style-name="Text_20_body" style:list-style-name="L17">
      <style:text-properties officeooo:rsid="0342ae4b" officeooo:paragraph-rsid="0342ae4b"/>
    </style:style>
    <style:style style:name="P884" style:family="paragraph" style:parent-style-name="Text_20_body" style:list-style-name="L17">
      <style:text-properties officeooo:rsid="03424fcf" officeooo:paragraph-rsid="03424fcf"/>
    </style:style>
    <style:style style:name="P885" style:family="paragraph" style:parent-style-name="Text_20_body" style:list-style-name="L18">
      <style:text-properties officeooo:rsid="034324b4" officeooo:paragraph-rsid="034324b4"/>
    </style:style>
    <style:style style:name="P886" style:family="paragraph" style:parent-style-name="Text_20_body" style:list-style-name="L18">
      <style:text-properties officeooo:rsid="034324b4" officeooo:paragraph-rsid="0343cbc6"/>
    </style:style>
    <style:style style:name="P887" style:family="paragraph" style:parent-style-name="Text_20_body" style:list-style-name="L18">
      <style:text-properties officeooo:rsid="034324b4" officeooo:paragraph-rsid="03433adc"/>
    </style:style>
    <style:style style:name="P888" style:family="paragraph" style:parent-style-name="Text_20_body" style:list-style-name="L18">
      <style:text-properties officeooo:rsid="03433adc" officeooo:paragraph-rsid="03433adc"/>
    </style:style>
    <style:style style:name="P889" style:family="paragraph" style:parent-style-name="Text_20_body" style:list-style-name="L19">
      <style:text-properties officeooo:paragraph-rsid="0246acf5"/>
    </style:style>
    <style:style style:name="P890" style:family="paragraph" style:parent-style-name="Text_20_body" style:list-style-name="L19">
      <style:text-properties officeooo:paragraph-rsid="02497755"/>
    </style:style>
    <style:style style:name="P891" style:family="paragraph" style:parent-style-name="Text_20_body" style:list-style-name="L20">
      <style:text-properties officeooo:rsid="0334168c" officeooo:paragraph-rsid="0334168c"/>
    </style:style>
    <style:style style:name="P892" style:family="paragraph" style:parent-style-name="Text_20_body">
      <style:text-properties officeooo:rsid="0334168c" officeooo:paragraph-rsid="0334168c"/>
    </style:style>
    <style:style style:name="P893" style:family="paragraph" style:parent-style-name="Text_20_body" style:list-style-name="L22">
      <style:text-properties officeooo:paragraph-rsid="02f15a67"/>
    </style:style>
    <style:style style:name="P894" style:family="paragraph" style:parent-style-name="Text_20_body" style:list-style-name="L22">
      <style:text-properties officeooo:paragraph-rsid="02f40cb9"/>
    </style:style>
    <style:style style:name="P895" style:family="paragraph" style:parent-style-name="Text_20_body" style:list-style-name="L23">
      <style:text-properties fo:font-style="italic" fo:font-weight="bold" officeooo:rsid="007b7da4" officeooo:paragraph-rsid="007b7da4" style:font-style-asian="italic" style:font-weight-asian="bold" style:font-style-complex="italic" style:font-weight-complex="bold"/>
    </style:style>
    <style:style style:name="P896"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97" style:family="paragraph" style:parent-style-name="Text_20_body" style:list-style-name="L25">
      <style:text-properties officeooo:rsid="01f1ac7f" officeooo:paragraph-rsid="01f1ac7f"/>
    </style:style>
    <style:style style:name="P898" style:family="paragraph" style:parent-style-name="Text_20_body" style:list-style-name="L26">
      <style:text-properties officeooo:paragraph-rsid="00344685"/>
    </style:style>
    <style:style style:name="P899" style:family="paragraph" style:parent-style-name="Text_20_body" style:list-style-name="L26">
      <style:text-properties officeooo:paragraph-rsid="004a7f70"/>
    </style:style>
    <style:style style:name="P900" style:family="paragraph" style:parent-style-name="Text_20_body" style:list-style-name="L27">
      <style:text-properties officeooo:paragraph-rsid="004c5fd7"/>
    </style:style>
    <style:style style:name="P901" style:family="paragraph" style:parent-style-name="Text_20_body" style:list-style-name="L27">
      <style:text-properties officeooo:rsid="004c5fd7" officeooo:paragraph-rsid="004c5fd7"/>
    </style:style>
    <style:style style:name="P902" style:family="paragraph" style:parent-style-name="Text_20_body" style:list-style-name="L27">
      <style:text-properties officeooo:rsid="004c5fd7" officeooo:paragraph-rsid="00532e4f"/>
    </style:style>
    <style:style style:name="P903" style:family="paragraph" style:parent-style-name="Text_20_body" style:list-style-name="L28">
      <style:paragraph-properties fo:text-align="start" style:justify-single-word="false"/>
      <style:text-properties officeooo:paragraph-rsid="004de4b5"/>
    </style:style>
    <style:style style:name="P904" style:family="paragraph" style:parent-style-name="Text_20_body" style:list-style-name="L28">
      <style:paragraph-properties fo:text-align="start" style:justify-single-word="false"/>
      <style:text-properties officeooo:paragraph-rsid="004f4bca"/>
    </style:style>
    <style:style style:name="P905" style:family="paragraph" style:parent-style-name="Text_20_body" style:list-style-name="L29">
      <style:text-properties officeooo:rsid="027ee2fc" officeooo:paragraph-rsid="027ee2fc"/>
    </style:style>
    <style:style style:name="P906" style:family="paragraph" style:parent-style-name="Text_20_body" style:list-style-name="L29">
      <style:text-properties officeooo:rsid="02851b2f" officeooo:paragraph-rsid="02851b2f"/>
    </style:style>
    <style:style style:name="P907" style:family="paragraph" style:parent-style-name="Text_20_body" style:list-style-name="L30" style:master-page-name="">
      <style:paragraph-properties fo:margin-top="0cm" fo:margin-bottom="0cm" style:contextual-spacing="false" fo:line-height="100%" style:page-number="auto"/>
      <style:text-properties officeooo:paragraph-rsid="008d47e8"/>
    </style:style>
    <style:style style:name="P908" style:family="paragraph" style:parent-style-name="Text_20_body" style:list-style-name="L30">
      <style:paragraph-properties fo:margin-top="0cm" fo:margin-bottom="0cm" style:contextual-spacing="false" fo:line-height="100%"/>
      <style:text-properties officeooo:paragraph-rsid="008d47e8"/>
    </style:style>
    <style:style style:name="P909" style:family="paragraph" style:parent-style-name="Text_20_body" style:list-style-name="L30">
      <style:paragraph-properties fo:margin-top="0cm" fo:margin-bottom="0cm" style:contextual-spacing="false" fo:line-height="100%"/>
      <style:text-properties officeooo:paragraph-rsid="00c02d08"/>
    </style:style>
    <style:style style:name="P910" style:family="paragraph" style:parent-style-name="Text_20_body" style:list-style-name="L49">
      <style:paragraph-properties fo:margin-top="0cm" fo:margin-bottom="0.049cm" style:contextual-spacing="false" fo:line-height="100%"/>
      <style:text-properties officeooo:paragraph-rsid="009ca87b"/>
    </style:style>
    <style:style style:name="P911" style:family="paragraph" style:parent-style-name="Text_20_body" style:list-style-name="L49">
      <style:paragraph-properties fo:margin-top="0cm" fo:margin-bottom="0.049cm" style:contextual-spacing="false" fo:line-height="100%"/>
      <style:text-properties officeooo:paragraph-rsid="025b0a20"/>
    </style:style>
    <style:style style:name="P912" style:family="paragraph" style:parent-style-name="Text_20_body">
      <style:paragraph-properties fo:margin-top="0cm" fo:margin-bottom="0.049cm" style:contextual-spacing="false" fo:line-height="100%"/>
      <style:text-properties officeooo:paragraph-rsid="025b0a20"/>
    </style:style>
    <style:style style:name="P913" style:family="paragraph" style:parent-style-name="Text_20_body" style:list-style-name="L31">
      <style:paragraph-properties fo:text-align="start" style:justify-single-word="false"/>
      <style:text-properties officeooo:rsid="00d52e18" officeooo:paragraph-rsid="01014f94"/>
    </style:style>
    <style:style style:name="P914" style:family="paragraph" style:parent-style-name="Text_20_body" style:list-style-name="L32">
      <style:text-properties officeooo:paragraph-rsid="00fe070b"/>
    </style:style>
    <style:style style:name="P915" style:family="paragraph" style:parent-style-name="Text_20_body" style:list-style-name="L32">
      <style:text-properties officeooo:paragraph-rsid="00fd23fe"/>
    </style:style>
    <style:style style:name="P916" style:family="paragraph" style:parent-style-name="Text_20_body" style:list-style-name="L33">
      <style:text-properties officeooo:rsid="024b7605" officeooo:paragraph-rsid="024b7605"/>
    </style:style>
    <style:style style:name="P917" style:family="paragraph" style:parent-style-name="Text_20_body" style:list-style-name="L34">
      <style:text-properties officeooo:rsid="025d3bf4" officeooo:paragraph-rsid="025d3bf4"/>
    </style:style>
    <style:style style:name="P918" style:family="paragraph" style:parent-style-name="Text_20_body">
      <style:text-properties officeooo:rsid="025d3bf4" officeooo:paragraph-rsid="025d3bf4"/>
    </style:style>
    <style:style style:name="P919" style:family="paragraph" style:parent-style-name="Text_20_body" style:list-style-name="L1">
      <style:text-properties officeooo:rsid="026de163" officeooo:paragraph-rsid="03586401"/>
    </style:style>
    <style:style style:name="P920" style:family="paragraph" style:parent-style-name="Text_20_body" style:list-style-name="L39">
      <style:text-properties officeooo:rsid="026de163" officeooo:paragraph-rsid="026de163"/>
    </style:style>
    <style:style style:name="P921" style:family="paragraph" style:parent-style-name="Text_20_body">
      <style:text-properties officeooo:rsid="026de163" officeooo:paragraph-rsid="03586401"/>
    </style:style>
    <style:style style:name="P922" style:family="paragraph" style:parent-style-name="Text_20_body">
      <style:text-properties officeooo:rsid="026de163" officeooo:paragraph-rsid="026de163"/>
    </style:style>
    <style:style style:name="P923" style:family="paragraph" style:parent-style-name="Text_20_body" style:list-style-name="L37">
      <style:text-properties officeooo:paragraph-rsid="03586401"/>
    </style:style>
    <style:style style:name="P924" style:family="paragraph" style:parent-style-name="Text_20_body" style:list-style-name="L1">
      <style:text-properties officeooo:rsid="03586401" officeooo:paragraph-rsid="03588d6c"/>
    </style:style>
    <style:style style:name="P925" style:family="paragraph" style:parent-style-name="Text_20_body" style:list-style-name="L38">
      <style:text-properties officeooo:rsid="03588d6c" officeooo:paragraph-rsid="03588d6c"/>
    </style:style>
    <style:style style:name="P926" style:family="paragraph" style:parent-style-name="Text_20_body" style:list-style-name="L43">
      <style:text-properties officeooo:paragraph-rsid="0323fd91"/>
    </style:style>
    <style:style style:name="P927" style:family="paragraph" style:parent-style-name="Text_20_body" style:list-style-name="L44">
      <style:text-properties officeooo:paragraph-rsid="00ad4e68"/>
    </style:style>
    <style:style style:name="P928" style:family="paragraph" style:parent-style-name="Text_20_body">
      <style:text-properties officeooo:rsid="037deeb4" officeooo:paragraph-rsid="037deeb4"/>
    </style:style>
    <style:style style:name="P929" style:family="paragraph" style:parent-style-name="Text_20_body" style:list-style-name="L45">
      <style:text-properties officeooo:rsid="02595193" officeooo:paragraph-rsid="02595193"/>
    </style:style>
    <style:style style:name="P930" style:family="paragraph" style:parent-style-name="Text_20_body">
      <style:text-properties officeooo:rsid="02595193" officeooo:paragraph-rsid="0259d328"/>
    </style:style>
    <style:style style:name="P931" style:family="paragraph" style:parent-style-name="Text_20_body" style:list-style-name="L46">
      <style:text-properties officeooo:paragraph-rsid="025b0a20"/>
    </style:style>
    <style:style style:name="P932" style:family="paragraph" style:parent-style-name="Text_20_body" style:list-style-name="L46">
      <style:text-properties officeooo:rsid="025b0a20" officeooo:paragraph-rsid="025b0a20"/>
    </style:style>
    <style:style style:name="P933" style:family="paragraph" style:parent-style-name="Text_20_body">
      <style:text-properties officeooo:rsid="025b0a20" officeooo:paragraph-rsid="025c55a7"/>
    </style:style>
    <style:style style:name="P934" style:family="paragraph" style:parent-style-name="Text_20_body">
      <style:text-properties officeooo:rsid="025b0a20" officeooo:paragraph-rsid="025b0a20"/>
    </style:style>
    <style:style style:name="P935" style:family="paragraph" style:parent-style-name="Text_20_body" style:list-style-name="L48">
      <style:text-properties officeooo:paragraph-rsid="0362f40b"/>
    </style:style>
    <style:style style:name="P936" style:family="paragraph" style:parent-style-name="Text_20_body" style:list-style-name="L48" style:master-page-name="">
      <style:paragraph-properties style:page-number="auto"/>
      <style:text-properties officeooo:paragraph-rsid="0362f40b"/>
    </style:style>
    <style:style style:name="P937" style:family="paragraph" style:parent-style-name="Text_20_body" style:list-style-name="L50">
      <style:text-properties officeooo:rsid="0058768d" officeooo:paragraph-rsid="0058768d"/>
    </style:style>
    <style:style style:name="P938" style:family="paragraph" style:parent-style-name="Text_20_body" style:list-style-name="L52">
      <style:text-properties officeooo:rsid="010c468e" officeooo:paragraph-rsid="010c468e"/>
    </style:style>
    <style:style style:name="P939" style:family="paragraph" style:parent-style-name="Text_20_body" style:list-style-name="L52">
      <style:text-properties officeooo:rsid="010c468e" officeooo:paragraph-rsid="010d34d8"/>
    </style:style>
    <style:style style:name="P940" style:family="paragraph" style:parent-style-name="Text_20_body" style:list-style-name="L53">
      <style:text-properties officeooo:rsid="0215b863" officeooo:paragraph-rsid="0215b863"/>
    </style:style>
    <style:style style:name="P941" style:family="paragraph" style:parent-style-name="Text_20_body">
      <style:text-properties officeooo:rsid="0215b863" officeooo:paragraph-rsid="0215b863"/>
    </style:style>
    <style:style style:name="P942" style:family="paragraph" style:parent-style-name="Text_20_body">
      <style:text-properties officeooo:rsid="0215b863" officeooo:paragraph-rsid="0216866a"/>
    </style:style>
    <style:style style:name="P943" style:family="paragraph" style:parent-style-name="Text_20_body" style:list-style-name="L54">
      <style:text-properties officeooo:rsid="03052fb0" officeooo:paragraph-rsid="03052fb0"/>
    </style:style>
    <style:style style:name="P944" style:family="paragraph" style:parent-style-name="Text_20_body" style:list-style-name="L55">
      <style:text-properties officeooo:paragraph-rsid="023b4942"/>
    </style:style>
    <style:style style:name="P945" style:family="paragraph" style:parent-style-name="Text_20_body" style:list-style-name="L55">
      <style:text-properties officeooo:rsid="0303b101" officeooo:paragraph-rsid="0303b101"/>
    </style:style>
    <style:style style:name="P946" style:family="paragraph" style:parent-style-name="Text_20_body" style:list-style-name="L55">
      <style:text-properties officeooo:rsid="0302c06c" officeooo:paragraph-rsid="0302c06c"/>
    </style:style>
    <style:style style:name="P947" style:family="paragraph" style:parent-style-name="Text_20_body" style:list-style-name="L56">
      <style:text-properties officeooo:paragraph-rsid="0302c06c"/>
    </style:style>
    <style:style style:name="P948" style:family="paragraph" style:parent-style-name="Text_20_body" style:list-style-name="L56">
      <style:text-properties officeooo:rsid="023b4942" officeooo:paragraph-rsid="0302c06c"/>
    </style:style>
    <style:style style:name="P949" style:family="paragraph" style:parent-style-name="Text_20_body" style:list-style-name="L57">
      <style:text-properties officeooo:paragraph-rsid="0303b101"/>
    </style:style>
    <style:style style:name="P950" style:family="paragraph" style:parent-style-name="Text_20_body" style:list-style-name="L58">
      <style:text-properties officeooo:paragraph-rsid="023b4942"/>
    </style:style>
    <style:style style:name="P951" style:family="paragraph" style:parent-style-name="Text_20_body" style:list-style-name="L60">
      <style:text-properties officeooo:paragraph-rsid="02355dfb"/>
    </style:style>
    <style:style style:name="P952" style:family="paragraph" style:parent-style-name="Text_20_body" style:list-style-name="L60">
      <style:text-properties officeooo:paragraph-rsid="02db8d9f"/>
    </style:style>
    <style:style style:name="P953" style:family="paragraph" style:parent-style-name="Text_20_body" style:list-style-name="L60">
      <style:text-properties officeooo:paragraph-rsid="0238aa4c"/>
    </style:style>
    <style:style style:name="P954" style:family="paragraph" style:parent-style-name="Text_20_body" style:list-style-name="L60">
      <style:text-properties officeooo:paragraph-rsid="032a879b"/>
    </style:style>
    <style:style style:name="P955" style:family="paragraph" style:parent-style-name="Text_20_body" style:list-style-name="L60">
      <style:text-properties officeooo:rsid="0233a6f0" officeooo:paragraph-rsid="0233a6f0"/>
    </style:style>
    <style:style style:name="P956" style:family="paragraph" style:parent-style-name="Text_20_body">
      <style:text-properties officeooo:rsid="0233a6f0" officeooo:paragraph-rsid="0233a6f0"/>
    </style:style>
    <style:style style:name="P957" style:family="paragraph" style:parent-style-name="Text_20_body" style:list-style-name="L60">
      <style:text-properties officeooo:rsid="02355dfb" officeooo:paragraph-rsid="036d84c2"/>
    </style:style>
    <style:style style:name="P958" style:family="paragraph" style:parent-style-name="Text_20_body">
      <style:text-properties officeooo:rsid="02355dfb" officeooo:paragraph-rsid="036d84c2"/>
    </style:style>
    <style:style style:name="P959" style:family="paragraph" style:parent-style-name="Text_20_body" style:list-style-name="L60">
      <style:text-properties officeooo:rsid="0235a30f" officeooo:paragraph-rsid="036d84c2"/>
    </style:style>
    <style:style style:name="P960" style:family="paragraph" style:parent-style-name="Text_20_body">
      <style:text-properties officeooo:rsid="0235a30f" officeooo:paragraph-rsid="036d84c2"/>
    </style:style>
    <style:style style:name="P961" style:family="paragraph" style:parent-style-name="Text_20_body" style:list-style-name="L62">
      <style:text-properties officeooo:paragraph-rsid="013d8111"/>
    </style:style>
    <style:style style:name="P962" style:family="paragraph" style:parent-style-name="Text_20_body" style:list-style-name="L62">
      <style:text-properties officeooo:rsid="0135ceb6" officeooo:paragraph-rsid="013c6995"/>
    </style:style>
    <style:style style:name="P963" style:family="paragraph" style:parent-style-name="Text_20_body" style:list-style-name="L64">
      <style:text-properties officeooo:paragraph-rsid="029c87e6"/>
    </style:style>
    <style:style style:name="P964" style:family="paragraph" style:parent-style-name="Text_20_body" style:list-style-name="L66">
      <style:paragraph-properties fo:margin-top="0cm" fo:margin-bottom="0cm" style:contextual-spacing="false"/>
      <style:text-properties officeooo:paragraph-rsid="001b4556"/>
    </style:style>
    <style:style style:name="P965" style:family="paragraph" style:parent-style-name="Text_20_body" style:list-style-name="L66">
      <style:text-properties officeooo:paragraph-rsid="001b4556"/>
    </style:style>
    <style:style style:name="P966" style:family="paragraph" style:parent-style-name="Text_20_body" style:list-style-name="L66">
      <style:paragraph-properties fo:margin-top="0cm" fo:margin-bottom="0cm" style:contextual-spacing="false"/>
      <style:text-properties officeooo:paragraph-rsid="0085c8ba"/>
    </style:style>
    <style:style style:name="P967" style:family="paragraph" style:parent-style-name="Text_20_body" style:list-style-name="L66">
      <style:text-properties officeooo:paragraph-rsid="0085c8ba"/>
    </style:style>
    <style:style style:name="P968" style:family="paragraph" style:parent-style-name="Text_20_body" style:list-style-name="L66">
      <style:paragraph-properties fo:margin-top="0cm" fo:margin-bottom="0cm" style:contextual-spacing="false"/>
      <style:text-properties officeooo:rsid="01a73440" officeooo:paragraph-rsid="01a73440"/>
    </style:style>
    <style:style style:name="P969" style:family="paragraph" style:parent-style-name="Text_20_body" style:list-style-name="L67">
      <style:paragraph-properties fo:margin-top="0cm" fo:margin-bottom="0cm" style:contextual-spacing="false"/>
      <style:text-properties officeooo:paragraph-rsid="001b4556"/>
    </style:style>
    <style:style style:name="P970" style:family="paragraph" style:parent-style-name="Text_20_body" style:list-style-name="L67">
      <style:text-properties officeooo:paragraph-rsid="001b4556"/>
    </style:style>
    <style:style style:name="P971" style:family="paragraph" style:parent-style-name="Text_20_body" style:list-style-name="L67">
      <style:paragraph-properties fo:margin-top="0cm" fo:margin-bottom="0.499cm" style:contextual-spacing="false"/>
      <style:text-properties officeooo:paragraph-rsid="001b4556"/>
    </style:style>
    <style:style style:name="P972" style:family="paragraph" style:parent-style-name="Text_20_body" style:list-style-name="L67">
      <style:paragraph-properties fo:margin-top="0cm" fo:margin-bottom="0cm" style:contextual-spacing="false"/>
      <style:text-properties officeooo:paragraph-rsid="0091c899"/>
    </style:style>
    <style:style style:name="P973" style:family="paragraph" style:parent-style-name="Text_20_body" style:list-style-name="L67">
      <style:paragraph-properties fo:margin-top="0cm" fo:margin-bottom="0cm" style:contextual-spacing="false"/>
      <style:text-properties officeooo:paragraph-rsid="0273a984"/>
    </style:style>
    <style:style style:name="P974" style:family="paragraph" style:parent-style-name="Text_20_body" style:list-style-name="L67">
      <style:paragraph-properties fo:margin-top="0cm" fo:margin-bottom="0.499cm" style:contextual-spacing="false"/>
      <style:text-properties officeooo:paragraph-rsid="005e8856"/>
    </style:style>
    <style:style style:name="P975" style:family="paragraph" style:parent-style-name="Text_20_body" style:list-style-name="L67">
      <style:paragraph-properties fo:margin-top="0cm" fo:margin-bottom="0.499cm" style:contextual-spacing="false"/>
      <style:text-properties officeooo:paragraph-rsid="006d6731"/>
    </style:style>
    <style:style style:name="P976" style:family="paragraph" style:parent-style-name="Text_20_body" style:list-style-name="L67">
      <style:paragraph-properties fo:margin-top="0cm" fo:margin-bottom="0.499cm" style:contextual-spacing="false"/>
      <style:text-properties officeooo:paragraph-rsid="032653af"/>
    </style:style>
    <style:style style:name="P977" style:family="paragraph" style:parent-style-name="Text_20_body" style:list-style-name="L68">
      <style:paragraph-properties fo:margin-top="0cm" fo:margin-bottom="0cm" style:contextual-spacing="false"/>
      <style:text-properties officeooo:paragraph-rsid="001c7c44"/>
    </style:style>
    <style:style style:name="P978" style:family="paragraph" style:parent-style-name="Text_20_body" style:list-style-name="L68">
      <style:text-properties officeooo:paragraph-rsid="001c7c44"/>
    </style:style>
    <style:style style:name="P979" style:family="paragraph" style:parent-style-name="Text_20_body" style:list-style-name="L68">
      <style:paragraph-properties fo:margin-left="1cm" fo:margin-right="0cm" fo:text-indent="0cm" style:auto-text-indent="false"/>
      <style:text-properties officeooo:paragraph-rsid="001c7c44"/>
    </style:style>
    <style:style style:name="P980" style:family="paragraph" style:parent-style-name="Text_20_body" style:list-style-name="L68">
      <style:paragraph-properties fo:margin-left="2cm" fo:margin-right="0cm" fo:text-indent="0cm" style:auto-text-indent="false"/>
      <style:text-properties officeooo:paragraph-rsid="001c7c44"/>
    </style:style>
    <style:style style:name="P981" style:family="paragraph" style:parent-style-name="Text_20_body" style:list-style-name="L69">
      <style:text-properties officeooo:rsid="0176c712" officeooo:paragraph-rsid="0176c712"/>
    </style:style>
    <style:style style:name="P982" style:family="paragraph" style:parent-style-name="Text_20_body" style:list-style-name="L72">
      <style:paragraph-properties fo:margin-top="0cm" fo:margin-bottom="0.499cm" style:contextual-spacing="false"/>
      <style:text-properties officeooo:rsid="0176c712" officeooo:paragraph-rsid="0178a6bc"/>
    </style:style>
    <style:style style:name="P983" style:family="paragraph" style:parent-style-name="Text_20_body" style:list-style-name="L70">
      <style:text-properties officeooo:rsid="0287ec35" officeooo:paragraph-rsid="0287ec35"/>
    </style:style>
    <style:style style:name="P984" style:family="paragraph" style:parent-style-name="Text_20_body" style:list-style-name="L70">
      <style:text-properties officeooo:rsid="0287cc9b" officeooo:paragraph-rsid="0288a44e"/>
    </style:style>
    <style:style style:name="P985" style:family="paragraph" style:parent-style-name="Text_20_body" style:list-style-name="L70">
      <style:text-properties officeooo:rsid="0288a44e" officeooo:paragraph-rsid="0288a44e"/>
    </style:style>
    <style:style style:name="P986" style:family="paragraph" style:parent-style-name="Text_20_body" style:list-style-name="L73">
      <style:text-properties officeooo:rsid="0288a44e" officeooo:paragraph-rsid="0289d277"/>
    </style:style>
    <style:style style:name="P987" style:family="paragraph" style:parent-style-name="Text_20_body" style:list-style-name="L73">
      <style:text-properties officeooo:paragraph-rsid="01a01c9c"/>
    </style:style>
    <style:style style:name="P988" style:family="paragraph" style:parent-style-name="Text_20_body">
      <style:text-properties officeooo:rsid="0263fab2" officeooo:paragraph-rsid="0263fab2"/>
    </style:style>
    <style:style style:name="P989" style:family="paragraph" style:parent-style-name="Text_20_body">
      <style:paragraph-properties fo:margin-top="0cm" fo:margin-bottom="0.247cm" style:contextual-spacing="false" fo:line-height="120%"/>
      <style:text-properties officeooo:rsid="0263fab2" officeooo:paragraph-rsid="0263fab2"/>
    </style:style>
    <style:style style:name="P990" style:family="paragraph" style:parent-style-name="Text_20_body">
      <style:text-properties officeooo:rsid="0263fab2" officeooo:paragraph-rsid="02671602"/>
    </style:style>
    <style:style style:name="P991" style:family="paragraph" style:parent-style-name="Text_20_body" style:master-page-name="">
      <style:paragraph-properties style:page-number="auto" fo:keep-with-next="always"/>
      <style:text-properties officeooo:rsid="0075babf" officeooo:paragraph-rsid="009ca87b"/>
    </style:style>
    <style:style style:name="P992" style:family="paragraph" style:parent-style-name="Text_20_body">
      <style:text-properties officeooo:rsid="0361c208" officeooo:paragraph-rsid="0362f40b"/>
    </style:style>
    <style:style style:name="P993" style:family="paragraph" style:parent-style-name="Text_20_body">
      <style:text-properties officeooo:rsid="0085c8ba" officeooo:paragraph-rsid="0362f40b"/>
    </style:style>
    <style:style style:name="P994" style:family="paragraph" style:parent-style-name="Text_20_body">
      <style:text-properties officeooo:rsid="001f870b" officeooo:paragraph-rsid="0329d970"/>
    </style:style>
    <style:style style:name="P995" style:family="paragraph" style:parent-style-name="Text_20_body">
      <style:text-properties officeooo:rsid="001f870b" officeooo:paragraph-rsid="034a69c4"/>
    </style:style>
    <style:style style:name="P996" style:family="paragraph" style:parent-style-name="Text_20_body">
      <style:text-properties officeooo:paragraph-rsid="0114df32"/>
    </style:style>
    <style:style style:name="P997" style:family="paragraph" style:parent-style-name="Text_20_body">
      <style:text-properties officeooo:paragraph-rsid="037ea8dd"/>
    </style:style>
    <style:style style:name="P998" style:family="paragraph" style:parent-style-name="Text_20_body">
      <style:text-properties fo:font-size="10pt" officeooo:paragraph-rsid="024e8111" style:font-size-asian="10pt" style:font-size-complex="10pt"/>
    </style:style>
    <style:style style:name="P999" style:family="paragraph" style:parent-style-name="Text_20_body">
      <style:text-properties officeooo:paragraph-rsid="0246acf5"/>
    </style:style>
    <style:style style:name="P1000" style:family="paragraph" style:parent-style-name="Text_20_body">
      <style:text-properties officeooo:paragraph-rsid="02497755"/>
    </style:style>
    <style:style style:name="P1001"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02" style:family="paragraph" style:parent-style-name="Text_20_body">
      <style:text-properties officeooo:paragraph-rsid="0330961a"/>
    </style:style>
    <style:style style:name="P10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04" style:family="paragraph" style:parent-style-name="Text_20_body">
      <style:text-properties officeooo:rsid="02420500" officeooo:paragraph-rsid="02420500"/>
    </style:style>
    <style:style style:name="P1005" style:family="paragraph" style:parent-style-name="Text_20_body">
      <style:text-properties officeooo:rsid="02b24667" officeooo:paragraph-rsid="0334168c"/>
    </style:style>
    <style:style style:name="P1006" style:family="paragraph" style:parent-style-name="Text_20_body">
      <style:text-properties officeooo:rsid="02948ebf" officeooo:paragraph-rsid="02948ebf"/>
    </style:style>
    <style:style style:name="P1007" style:family="paragraph" style:parent-style-name="Text_20_body">
      <style:text-properties officeooo:paragraph-rsid="03588d6c"/>
    </style:style>
    <style:style style:name="P1008" style:family="paragraph" style:parent-style-name="Text_20_body">
      <style:text-properties officeooo:paragraph-rsid="0323fd91"/>
    </style:style>
    <style:style style:name="P1009" style:family="paragraph" style:parent-style-name="Text_20_body">
      <style:paragraph-properties fo:margin-left="1.27cm" fo:margin-right="0cm" fo:text-indent="0cm" style:auto-text-indent="false"/>
      <style:text-properties officeooo:rsid="01cc8f78" officeooo:paragraph-rsid="0211fb3c"/>
    </style:style>
    <style:style style:name="P1010" style:family="paragraph" style:parent-style-name="Text_20_body">
      <style:text-properties officeooo:paragraph-rsid="025b0a20"/>
    </style:style>
    <style:style style:name="P1011" style:family="paragraph" style:parent-style-name="Text_20_body">
      <style:text-properties officeooo:rsid="007e988e" officeooo:paragraph-rsid="03608489"/>
    </style:style>
    <style:style style:name="P1012" style:family="paragraph" style:parent-style-name="Text_20_body">
      <style:text-properties officeooo:rsid="0253acaf" officeooo:paragraph-rsid="0253acaf"/>
    </style:style>
    <style:style style:name="P1013" style:family="paragraph" style:parent-style-name="Text_20_body">
      <style:text-properties officeooo:rsid="0228e0e8" officeooo:paragraph-rsid="0228e0e8"/>
    </style:style>
    <style:style style:name="P1014" style:family="paragraph" style:parent-style-name="Text_20_body">
      <style:text-properties officeooo:rsid="0228e0e8" officeooo:paragraph-rsid="036e82f4"/>
    </style:style>
    <style:style style:name="P1015" style:family="paragraph" style:parent-style-name="Text_20_body">
      <style:text-properties officeooo:rsid="02a945cc" officeooo:paragraph-rsid="02a945cc"/>
    </style:style>
    <style:style style:name="P1016" style:family="paragraph" style:parent-style-name="Text_20_body">
      <style:text-properties officeooo:paragraph-rsid="029c87e6"/>
    </style:style>
    <style:style style:name="P1017" style:family="paragraph" style:parent-style-name="Text_20_body">
      <style:text-properties style:font-name="Liberation Serif3" officeooo:rsid="037f8a08" officeooo:paragraph-rsid="037f8a08"/>
    </style:style>
    <style:style style:name="P1018" style:family="paragraph" style:parent-style-name="Text_20_body">
      <style:text-properties style:font-name="Liberation Serif3" officeooo:rsid="038180ab" officeooo:paragraph-rsid="038180ab"/>
    </style:style>
    <style:style style:name="P1019" style:family="paragraph" style:parent-style-name="Text_20_body">
      <style:text-properties style:font-name="Liberation Serif3" officeooo:rsid="0382ebb8" officeooo:paragraph-rsid="0382ebb8"/>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bold" officeooo:rsid="0374f055" style:font-style-asian="italic" style:font-weight-asian="bold" style:font-style-complex="italic" style:font-weight-complex="bold"/>
    </style:style>
    <style:style style:name="T78" style:family="text">
      <style:text-properties fo:font-style="italic" fo:font-weight="normal" officeooo:rsid="011873c5" style:font-weight-asian="normal" style:font-weight-complex="normal"/>
    </style:style>
    <style:style style:name="T79" style:family="text">
      <style:text-properties fo:font-style="italic" fo:font-weight="normal" officeooo:rsid="029c87e6" style:font-style-asian="italic" style:font-weight-asian="normal" style:font-style-complex="italic" style:font-weight-complex="normal"/>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344685" style:font-weight-asian="bold" style:font-weight-complex="bold"/>
    </style:style>
    <style:style style:name="T83" style:family="text">
      <style:text-properties fo:font-weight="bold" officeooo:rsid="004de4b5" style:font-weight-asian="bold" style:font-weight-complex="bold"/>
    </style:style>
    <style:style style:name="T84" style:family="text">
      <style:text-properties fo:font-weight="bold" officeooo:rsid="0046269d" style:font-weight-asian="bold" style:font-weight-complex="bold"/>
    </style:style>
    <style:style style:name="T85" style:family="text">
      <style:text-properties fo:font-weight="bold" officeooo:rsid="0096ab56" style:font-weight-asian="bold" style:font-weight-complex="bold"/>
    </style:style>
    <style:style style:name="T86" style:family="text">
      <style:text-properties fo:font-weight="bold" officeooo:rsid="00976af7" style:font-weight-asian="bold" style:font-weight-complex="bold"/>
    </style:style>
    <style:style style:name="T87" style:family="text">
      <style:text-properties fo:font-weight="bold" officeooo:rsid="009d4b7d" style:font-weight-asian="bold" style:font-weight-complex="bold"/>
    </style:style>
    <style:style style:name="T88" style:family="text">
      <style:text-properties fo:font-weight="bold" officeooo:rsid="00ad4e68" style:font-weight-asian="bold" style:font-weight-complex="bold"/>
    </style:style>
    <style:style style:name="T89" style:family="text">
      <style:text-properties fo:font-weight="bold" officeooo:rsid="00da4a3b" style:font-weight-asian="bold" style:font-weight-complex="bold"/>
    </style:style>
    <style:style style:name="T90" style:family="text">
      <style:text-properties fo:font-weight="bold" officeooo:rsid="00d8dca9" style:font-weight-asian="bold" style:font-weight-complex="bold"/>
    </style:style>
    <style:style style:name="T91" style:family="text">
      <style:text-properties fo:font-weight="bold" officeooo:rsid="0143af28" style:font-weight-asian="bold" style:font-weight-complex="bold"/>
    </style:style>
    <style:style style:name="T92" style:family="text">
      <style:text-properties fo:font-weight="bold" officeooo:rsid="015e09fe" style:font-weight-asian="bold" style:font-weight-complex="bold"/>
    </style:style>
    <style:style style:name="T93" style:family="text">
      <style:text-properties fo:font-weight="bold" officeooo:rsid="00afa10f" style:font-weight-asian="bold" style:font-weight-complex="bold"/>
    </style:style>
    <style:style style:name="T94" style:family="text">
      <style:text-properties fo:font-weight="bold" officeooo:rsid="01609c86" style:font-weight-asian="bold" style:font-weight-complex="bold"/>
    </style:style>
    <style:style style:name="T95" style:family="text">
      <style:text-properties fo:font-weight="bold" officeooo:rsid="01e7ef31" style:font-weight-asian="bold" style:font-weight-complex="bold"/>
    </style:style>
    <style:style style:name="T96" style:family="text">
      <style:text-properties fo:font-weight="bold" officeooo:rsid="01e64b85" style:font-weight-asian="bold" style:font-weight-complex="bold"/>
    </style:style>
    <style:style style:name="T97" style:family="text">
      <style:text-properties fo:font-weight="bold" officeooo:rsid="01f932a2" style:font-weight-asian="bold" style:font-weight-complex="bold"/>
    </style:style>
    <style:style style:name="T98" style:family="text">
      <style:text-properties fo:font-weight="bold" officeooo:rsid="0205f518" style:font-weight-asian="bold" style:font-weight-complex="bold"/>
    </style:style>
    <style:style style:name="T99" style:family="text">
      <style:text-properties fo:font-weight="bold" officeooo:rsid="02081e6f" style:font-weight-asian="bold" style:font-weight-complex="bold"/>
    </style:style>
    <style:style style:name="T100" style:family="text">
      <style:text-properties fo:font-weight="bold" officeooo:rsid="0216866a" style:font-weight-asian="bold" style:font-weight-complex="bold"/>
    </style:style>
    <style:style style:name="T101" style:family="text">
      <style:text-properties fo:font-weight="bold" officeooo:rsid="021d06a5" style:font-weight-asian="bold" style:font-weight-complex="bold"/>
    </style:style>
    <style:style style:name="T102" style:family="text">
      <style:text-properties fo:font-weight="bold" officeooo:rsid="025deaac" style:font-weight-asian="bold" style:font-weight-complex="bold"/>
    </style:style>
    <style:style style:name="T103" style:family="text">
      <style:text-properties fo:font-weight="bold" officeooo:rsid="026575b2" style:font-weight-asian="bold" style:font-weight-complex="bold"/>
    </style:style>
    <style:style style:name="T104" style:family="text">
      <style:text-properties fo:font-weight="bold" officeooo:rsid="0010951a" style:font-weight-asian="bold" style:font-weight-complex="bold"/>
    </style:style>
    <style:style style:name="T105" style:family="text">
      <style:text-properties fo:font-weight="bold" officeooo:rsid="026938bc" style:font-weight-asian="bold" style:font-weight-complex="bold"/>
    </style:style>
    <style:style style:name="T106" style:family="text">
      <style:text-properties fo:font-weight="bold" officeooo:rsid="026adf72" style:font-weight-asian="bold" style:font-weight-complex="bold"/>
    </style:style>
    <style:style style:name="T107" style:family="text">
      <style:text-properties fo:font-weight="bold" officeooo:rsid="026b2f56" style:font-weight-asian="bold" style:font-weight-complex="bold"/>
    </style:style>
    <style:style style:name="T108" style:family="text">
      <style:text-properties fo:font-weight="bold" officeooo:rsid="0176c712" style:font-weight-asian="bold" style:font-weight-complex="bold"/>
    </style:style>
    <style:style style:name="T109" style:family="text">
      <style:text-properties fo:font-weight="bold" officeooo:rsid="0288a44e" style:font-weight-asian="bold" style:font-weight-complex="bold"/>
    </style:style>
    <style:style style:name="T110" style:family="text">
      <style:text-properties fo:font-weight="bold" officeooo:rsid="02a0a46c" style:font-weight-asian="bold" style:font-weight-complex="bold"/>
    </style:style>
    <style:style style:name="T111" style:family="text">
      <style:text-properties fo:font-weight="bold" officeooo:rsid="02a67519" style:font-weight-asian="bold" style:font-weight-complex="bold"/>
    </style:style>
    <style:style style:name="T112" style:family="text">
      <style:text-properties fo:font-weight="bold" officeooo:rsid="02aa707e" style:font-weight-asian="bold" style:font-weight-complex="bold"/>
    </style:style>
    <style:style style:name="T113" style:family="text">
      <style:text-properties fo:font-weight="bold" officeooo:rsid="02b85332" style:font-weight-asian="bold" style:font-weight-complex="bold"/>
    </style:style>
    <style:style style:name="T114" style:family="text">
      <style:text-properties fo:font-weight="bold" officeooo:rsid="02c6d7bd" style:font-weight-asian="bold" style:font-weight-complex="bold"/>
    </style:style>
    <style:style style:name="T115" style:family="text">
      <style:text-properties fo:font-weight="bold" officeooo:rsid="02f60bc3" style:font-weight-asian="bold" style:font-weight-complex="bold"/>
    </style:style>
    <style:style style:name="T116" style:family="text">
      <style:text-properties fo:font-weight="bold" officeooo:rsid="03146258" style:font-weight-asian="bold" style:font-weight-complex="bold"/>
    </style:style>
    <style:style style:name="T117" style:family="text">
      <style:text-properties fo:font-weight="bold" officeooo:rsid="031a4ee8" style:font-weight-asian="bold" style:font-weight-complex="bold"/>
    </style:style>
    <style:style style:name="T118" style:family="text">
      <style:text-properties fo:font-weight="bold" officeooo:rsid="034a69c4" style:font-weight-asian="bold" style:font-weight-complex="bold"/>
    </style:style>
    <style:style style:name="T119" style:family="text">
      <style:text-properties fo:font-weight="bold" officeooo:rsid="034c4f90" style:font-weight-asian="bold" style:font-weight-complex="bold"/>
    </style:style>
    <style:style style:name="T120" style:family="text">
      <style:text-properties fo:font-weight="bold" officeooo:rsid="0037c4a4" style:font-weight-asian="bold" style:font-weight-complex="bold"/>
    </style:style>
    <style:style style:name="T121" style:family="text">
      <style:text-properties fo:font-weight="bold" officeooo:rsid="0355d996" style:font-weight-asian="bold" style:font-weight-complex="bold"/>
    </style:style>
    <style:style style:name="T122" style:family="text">
      <style:text-properties fo:font-weight="bold" officeooo:rsid="0272c5de" style:font-weight-asian="bold" style:font-weight-complex="bold"/>
    </style:style>
    <style:style style:name="T123" style:family="text">
      <style:text-properties fo:font-weight="bold" officeooo:rsid="03608489" style:font-weight-asian="bold" style:font-weight-complex="bold"/>
    </style:style>
    <style:style style:name="T124" style:family="text">
      <style:text-properties fo:font-weight="bold" officeooo:rsid="0376dbbb" style:font-weight-asian="bold" style:font-weight-complex="bold"/>
    </style:style>
    <style:style style:name="T125" style:family="text">
      <style:text-properties fo:font-weight="bold" officeooo:rsid="001b4556"/>
    </style:style>
    <style:style style:name="T126" style:family="text">
      <style:text-properties fo:font-weight="bold" officeooo:rsid="005e8856"/>
    </style:style>
    <style:style style:name="T127" style:family="text">
      <style:text-properties fo:font-weight="bold" officeooo:rsid="006d6731"/>
    </style:style>
    <style:style style:name="T128" style:family="text">
      <style:text-properties fo:font-weight="bold" officeooo:rsid="0356af00" fo:background-color="transparent" loext:char-shading-value="0" style:font-weight-asian="bold" style:font-weight-complex="bold"/>
    </style:style>
    <style:style style:name="T129" style:family="text">
      <style:text-properties fo:font-weight="bold" officeooo:rsid="03586401" fo:background-color="transparent" loext:char-shading-value="0" style:font-weight-asian="bold" style:font-weight-complex="bold"/>
    </style:style>
    <style:style style:name="T130" style:family="text">
      <style:text-properties officeooo:rsid="00149e7c"/>
    </style:style>
    <style:style style:name="T131" style:family="text">
      <style:text-properties officeooo:rsid="0016ecc6"/>
    </style:style>
    <style:style style:name="T132" style:family="text">
      <style:text-properties officeooo:rsid="001b4556"/>
    </style:style>
    <style:style style:name="T133" style:family="text">
      <style:text-properties officeooo:rsid="001ca19d"/>
    </style:style>
    <style:style style:name="T134" style:family="text">
      <style:text-properties fo:font-style="normal" fo:font-weight="bold" officeooo:rsid="00c055b0" style:font-style-asian="normal" style:font-weight-asian="bold" style:font-style-complex="normal" style:font-weight-complex="bold"/>
    </style:style>
    <style:style style:name="T135" style:family="text">
      <style:text-properties fo:font-style="normal" fo:font-weight="bold" officeooo:rsid="0306eaad" style:font-style-asian="normal" style:font-weight-asian="bold" style:font-style-complex="normal" style:font-weight-complex="bold"/>
    </style:style>
    <style:style style:name="T136" style:family="text">
      <style:text-properties fo:font-style="normal" fo:font-weight="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3eb876" style:font-style-asian="normal" style:font-weight-asian="normal" style:font-style-complex="normal" style:font-weight-complex="normal"/>
    </style:style>
    <style:style style:name="T139" style:family="text">
      <style:text-properties fo:font-style="normal" fo:font-weight="normal" officeooo:rsid="00486f29" style:font-style-asian="normal" style:font-weight-asian="normal" style:font-style-complex="normal" style:font-weight-complex="normal"/>
    </style:style>
    <style:style style:name="T140" style:family="text">
      <style:text-properties fo:font-style="normal" fo:font-weight="normal" officeooo:rsid="004871b1" style:font-style-asian="normal" style:font-weight-asian="normal" style:font-style-complex="normal" style:font-weight-complex="normal"/>
    </style:style>
    <style:style style:name="T141" style:family="text">
      <style:text-properties fo:font-style="normal" fo:font-weight="normal" officeooo:rsid="005e1664" style:font-style-asian="normal" style:font-weight-asian="normal" style:font-style-complex="normal" style:font-weight-complex="normal"/>
    </style:style>
    <style:style style:name="T142" style:family="text">
      <style:text-properties fo:font-style="normal" fo:font-weight="normal" officeooo:rsid="005e8856" style:font-style-asian="normal" style:font-weight-asian="normal" style:font-style-complex="normal" style:font-weight-complex="normal"/>
    </style:style>
    <style:style style:name="T143" style:family="text">
      <style:text-properties fo:font-style="normal" fo:font-weight="normal" officeooo:rsid="0063f455" style:font-style-asian="normal" style:font-weight-asian="normal" style:font-style-complex="normal" style:font-weight-complex="normal"/>
    </style:style>
    <style:style style:name="T144" style:family="text">
      <style:text-properties fo:font-style="normal" fo:font-weight="normal" officeooo:rsid="006d6731" style:font-style-asian="normal" style:font-weight-asian="normal" style:font-style-complex="normal" style:font-weight-complex="normal"/>
    </style:style>
    <style:style style:name="T145" style:family="text">
      <style:text-properties fo:font-style="normal" fo:font-weight="normal" officeooo:rsid="008d47e8" style:font-style-asian="normal" style:font-weight-asian="normal" style:font-style-complex="normal" style:font-weight-complex="normal"/>
    </style:style>
    <style:style style:name="T146" style:family="text">
      <style:text-properties fo:font-style="normal" fo:font-weight="normal" officeooo:rsid="008e6bf1" style:font-style-asian="normal" style:font-weight-asian="normal" style:font-style-complex="normal" style:font-weight-complex="normal"/>
    </style:style>
    <style:style style:name="T147" style:family="text">
      <style:text-properties fo:font-style="normal" fo:font-weight="normal" officeooo:rsid="00bec492" style:font-style-asian="normal" style:font-weight-asian="normal" style:font-style-complex="normal" style:font-weight-complex="normal"/>
    </style:style>
    <style:style style:name="T148" style:family="text">
      <style:text-properties fo:font-style="normal" fo:font-weight="normal" officeooo:rsid="00c02d08" style:font-style-asian="normal" style:font-weight-asian="normal" style:font-style-complex="normal" style:font-weight-complex="normal"/>
    </style:style>
    <style:style style:name="T149" style:family="text">
      <style:text-properties fo:font-style="normal" fo:font-weight="normal" officeooo:rsid="00d278fb" style:font-style-asian="normal" style:font-weight-asian="normal" style:font-style-complex="normal" style:font-weight-complex="normal"/>
    </style:style>
    <style:style style:name="T150" style:family="text">
      <style:text-properties fo:font-style="normal" fo:font-weight="normal" officeooo:rsid="00d2a599" style:font-style-asian="normal" style:font-weight-asian="normal" style:font-style-complex="normal" style:font-weight-complex="normal"/>
    </style:style>
    <style:style style:name="T151" style:family="text">
      <style:text-properties fo:font-style="normal" fo:font-weight="normal" officeooo:rsid="00d2e34e" style:font-style-asian="normal" style:font-weight-asian="normal" style:font-style-complex="normal" style:font-weight-complex="normal"/>
    </style:style>
    <style:style style:name="T152" style:family="text">
      <style:text-properties fo:font-style="normal" fo:font-weight="normal" officeooo:rsid="00d44553" style:font-style-asian="normal" style:font-weight-asian="normal" style:font-style-complex="normal" style:font-weight-complex="normal"/>
    </style:style>
    <style:style style:name="T153" style:family="text">
      <style:text-properties fo:font-style="normal" fo:font-weight="normal" officeooo:rsid="00d45af3" style:font-style-asian="normal" style:font-weight-asian="normal" style:font-style-complex="normal" style:font-weight-complex="normal"/>
    </style:style>
    <style:style style:name="T154" style:family="text">
      <style:text-properties fo:font-style="normal" fo:font-weight="normal" officeooo:rsid="00d52e18" style:font-style-asian="normal" style:font-weight-asian="normal" style:font-style-complex="normal" style:font-weight-complex="normal"/>
    </style:style>
    <style:style style:name="T155" style:family="text">
      <style:text-properties fo:font-style="normal" fo:font-weight="normal" officeooo:rsid="00fd23fe" style:font-style-asian="normal" style:font-weight-asian="normal" style:font-style-complex="normal" style:font-weight-complex="normal"/>
    </style:style>
    <style:style style:name="T156" style:family="text">
      <style:text-properties fo:font-style="normal" fo:font-weight="normal" officeooo:rsid="01a40355" style:font-style-asian="normal" style:font-weight-asian="normal" style:font-style-complex="normal" style:font-weight-complex="normal"/>
    </style:style>
    <style:style style:name="T157" style:family="text">
      <style:text-properties fo:font-style="normal" fo:font-weight="normal" officeooo:rsid="02274967" style:font-style-asian="normal" style:font-weight-asian="normal" style:font-style-complex="normal" style:font-weight-complex="normal"/>
    </style:style>
    <style:style style:name="T158" style:family="text">
      <style:text-properties fo:font-style="normal" fo:font-weight="normal" officeooo:rsid="029c87e6" style:font-style-asian="normal" style:font-weight-asian="normal" style:font-style-complex="normal" style:font-weight-complex="normal"/>
    </style:style>
    <style:style style:name="T159" style:family="text">
      <style:text-properties fo:font-style="normal" fo:font-weight="normal" officeooo:rsid="029e7ca3" style:font-style-asian="normal" style:font-weight-asian="normal" style:font-style-complex="normal" style:font-weight-complex="normal"/>
    </style:style>
    <style:style style:name="T160" style:family="text">
      <style:text-properties fo:font-style="normal" fo:font-weight="normal" officeooo:rsid="031a4ee8" style:font-style-asian="normal" style:font-weight-asian="normal" style:font-style-complex="normal" style:font-weight-complex="normal"/>
    </style:style>
    <style:style style:name="T161" style:family="text">
      <style:text-properties fo:font-style="normal" fo:font-weight="normal"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3"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4"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07e988e" style:font-style-asian="normal" style:font-style-complex="normal"/>
    </style:style>
    <style:style style:name="T167" style:family="text">
      <style:text-properties fo:font-style="normal" officeooo:rsid="007f2694" style:font-style-asian="normal" style:font-style-complex="normal"/>
    </style:style>
    <style:style style:name="T168" style:family="text">
      <style:text-properties fo:font-style="normal" officeooo:rsid="007f78e2" style:font-style-asian="normal" style:font-style-complex="normal"/>
    </style:style>
    <style:style style:name="T169" style:family="text">
      <style:text-properties fo:font-style="normal" officeooo:rsid="00c055b0" style:font-style-asian="normal" style:font-style-complex="normal"/>
    </style:style>
    <style:style style:name="T170" style:family="text">
      <style:text-properties fo:font-style="normal" officeooo:rsid="00bb8a6f" style:font-style-asian="normal" style:font-style-complex="normal"/>
    </style:style>
    <style:style style:name="T171" style:family="text">
      <style:text-properties officeooo:rsid="00234a62"/>
    </style:style>
    <style:style style:name="T172" style:family="text">
      <style:text-properties officeooo:rsid="00245e36"/>
    </style:style>
    <style:style style:name="T173" style:family="text">
      <style:text-properties officeooo:rsid="002a90c6"/>
    </style:style>
    <style:style style:name="T174" style:family="text">
      <style:text-properties officeooo:rsid="002bad3f"/>
    </style:style>
    <style:style style:name="T175" style:family="text">
      <style:text-properties officeooo:rsid="002fd5fd"/>
    </style:style>
    <style:style style:name="T176" style:family="text">
      <style:text-properties officeooo:rsid="00344685"/>
    </style:style>
    <style:style style:name="T177" style:family="text">
      <style:text-properties style:font-name="Liberation Serif3"/>
    </style:style>
    <style:style style:name="T178" style:family="text">
      <style:text-properties style:font-name="Liberation Serif3" officeooo:rsid="00234a62"/>
    </style:style>
    <style:style style:name="T179" style:family="text">
      <style:text-properties style:font-name="Liberation Serif3" officeooo:rsid="0005f3ff"/>
    </style:style>
    <style:style style:name="T180" style:family="text">
      <style:text-properties style:font-name="Liberation Serif3" fo:font-style="italic" fo:font-weight="bold" officeooo:rsid="0005f3ff" style:font-style-asian="italic" style:font-weight-asian="bold" style:font-style-complex="italic" style:font-weight-complex="bold"/>
    </style:style>
    <style:style style:name="T181" style:family="text">
      <style:text-properties style:font-name="Liberation Serif3" fo:font-style="italic" fo:font-weight="bold" officeooo:rsid="0037c4a4" style:font-style-asian="italic" style:font-weight-asian="bold" style:font-style-complex="italic" style:font-weight-complex="bold"/>
    </style:style>
    <style:style style:name="T182" style:family="text">
      <style:text-properties style:font-name="Liberation Serif3" fo:font-weight="bold" style:font-weight-asian="bold" style:font-weight-complex="bold"/>
    </style:style>
    <style:style style:name="T183" style:family="text">
      <style:text-properties style:font-name="Liberation Serif3" fo:font-weight="bold" officeooo:rsid="01687901" style:font-weight-asian="bold" style:font-weight-complex="bold"/>
    </style:style>
    <style:style style:name="T184" style:family="text">
      <style:text-properties style:font-name="Liberation Serif3" fo:font-weight="bold" officeooo:rsid="01696753" style:font-weight-asian="bold" style:font-weight-complex="bold"/>
    </style:style>
    <style:style style:name="T185" style:family="text">
      <style:text-properties style:font-name="Liberation Serif3" fo:font-weight="bold" officeooo:rsid="00234a62" style:font-weight-asian="bold" style:font-weight-complex="bold"/>
    </style:style>
    <style:style style:name="T186" style:family="text">
      <style:text-properties style:font-name="Liberation Serif3" fo:font-weight="bold" officeooo:rsid="02f0388e" style:font-weight-asian="bold" style:font-weight-complex="bold"/>
    </style:style>
    <style:style style:name="T187" style:family="text">
      <style:text-properties style:font-name="Liberation Serif3" officeooo:rsid="007e2e7c"/>
    </style:style>
    <style:style style:name="T188" style:family="text">
      <style:text-properties style:font-name="Liberation Serif3" officeooo:rsid="00f7371b"/>
    </style:style>
    <style:style style:name="T189" style:family="text">
      <style:text-properties style:font-name="Liberation Serif3" officeooo:rsid="01122b8a"/>
    </style:style>
    <style:style style:name="T190" style:family="text">
      <style:text-properties style:font-name="Liberation Serif3" officeooo:rsid="01135b2b"/>
    </style:style>
    <style:style style:name="T191" style:family="text">
      <style:text-properties style:font-name="Liberation Serif3" officeooo:rsid="0113c8a5"/>
    </style:style>
    <style:style style:name="T192" style:family="text">
      <style:text-properties style:font-name="Liberation Serif3" officeooo:rsid="015777b0"/>
    </style:style>
    <style:style style:name="T193" style:family="text">
      <style:text-properties style:font-name="Liberation Serif3" fo:font-size="10pt" officeooo:rsid="017b7355" fo:background-color="#cfe7f5" loext:char-shading-value="0" style:font-size-asian="10pt" style:font-size-complex="10pt"/>
    </style:style>
    <style:style style:name="T194" style:family="text">
      <style:text-properties style:font-name="Liberation Serif3" fo:font-size="10pt" officeooo:rsid="01122b8a" fo:background-color="#cfe7f5" loext:char-shading-value="0" style:font-size-asian="10pt" style:font-size-complex="10pt"/>
    </style:style>
    <style:style style:name="T195" style:family="text">
      <style:text-properties style:font-name="Liberation Serif3" fo:font-size="10pt" officeooo:rsid="015777b0" fo:background-color="#cfe7f5" loext:char-shading-value="0" style:font-size-asian="10pt" style:font-size-complex="10pt"/>
    </style:style>
    <style:style style:name="T196" style:family="text">
      <style:text-properties style:font-name="Liberation Serif3" fo:font-size="10pt" officeooo:rsid="028f3970" fo:background-color="#cfe7f5" loext:char-shading-value="0" style:font-size-asian="10pt" style:font-size-complex="10pt"/>
    </style:style>
    <style:style style:name="T197" style:family="text">
      <style:text-properties style:font-name="Liberation Serif3" fo:font-size="10pt" officeooo:rsid="01eb5cdc" fo:background-color="#7da7d8" loext:char-shading-value="0" style:font-size-asian="10pt" style:font-size-complex="10pt"/>
    </style:style>
    <style:style style:name="T198" style:family="text">
      <style:text-properties style:font-name="Liberation Serif3" fo:font-size="10pt" officeooo:rsid="02ec9202" fo:background-color="#ffffff" loext:char-shading-value="0" style:font-size-asian="10pt" style:font-size-complex="10pt"/>
    </style:style>
    <style:style style:name="T199"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0" style:family="text">
      <style:text-properties style:font-name="Liberation Serif3" officeooo:rsid="0168db67"/>
    </style:style>
    <style:style style:name="T201" style:family="text">
      <style:text-properties style:font-name="Liberation Serif3" officeooo:rsid="01696753"/>
    </style:style>
    <style:style style:name="T202" style:family="text">
      <style:text-properties style:font-name="Liberation Serif3" officeooo:rsid="01687901"/>
    </style:style>
    <style:style style:name="T203" style:family="text">
      <style:text-properties style:font-name="Liberation Serif3" officeooo:rsid="01711c47"/>
    </style:style>
    <style:style style:name="T204" style:family="text">
      <style:text-properties style:font-name="Liberation Serif3" officeooo:rsid="01730dbb"/>
    </style:style>
    <style:style style:name="T205" style:family="text">
      <style:text-properties style:font-name="Liberation Serif3" officeooo:rsid="01750c5e"/>
    </style:style>
    <style:style style:name="T206" style:family="text">
      <style:text-properties style:font-name="Liberation Serif3" officeooo:rsid="017a3d51"/>
    </style:style>
    <style:style style:name="T207" style:family="text">
      <style:text-properties style:font-name="Liberation Serif3" officeooo:rsid="018cef72"/>
    </style:style>
    <style:style style:name="T208" style:family="text">
      <style:text-properties style:font-name="Liberation Serif3" officeooo:rsid="018e06a6"/>
    </style:style>
    <style:style style:name="T209" style:family="text">
      <style:text-properties style:font-name="Liberation Serif3" officeooo:rsid="01910505"/>
    </style:style>
    <style:style style:name="T210" style:family="text">
      <style:text-properties style:font-name="Liberation Serif3" officeooo:rsid="01b0cc95"/>
    </style:style>
    <style:style style:name="T211" style:family="text">
      <style:text-properties style:font-name="Liberation Serif3" officeooo:rsid="01b1d37e"/>
    </style:style>
    <style:style style:name="T212" style:family="text">
      <style:text-properties style:font-name="Liberation Serif3" officeooo:rsid="01eb5cdc"/>
    </style:style>
    <style:style style:name="T213" style:family="text">
      <style:text-properties style:font-name="Liberation Serif3" officeooo:rsid="022f7369"/>
    </style:style>
    <style:style style:name="T214" style:family="text">
      <style:text-properties style:font-name="Liberation Serif3" officeooo:rsid="02503136"/>
    </style:style>
    <style:style style:name="T215" style:family="text">
      <style:text-properties style:font-name="Liberation Serif3" officeooo:rsid="0257945a"/>
    </style:style>
    <style:style style:name="T216" style:family="text">
      <style:text-properties style:font-name="Liberation Serif3" officeooo:rsid="00f7371b" fo:background-color="#ffb66c" loext:char-shading-value="0"/>
    </style:style>
    <style:style style:name="T217" style:family="text">
      <style:text-properties style:font-name="Liberation Serif3" officeooo:rsid="027706cd" fo:background-color="#ffb66c" loext:char-shading-value="0"/>
    </style:style>
    <style:style style:name="T218" style:family="text">
      <style:text-properties style:font-name="Liberation Serif3" officeooo:rsid="02c0be33"/>
    </style:style>
    <style:style style:name="T219" style:family="text">
      <style:text-properties style:font-name="Liberation Serif3" officeooo:rsid="02c2acd7"/>
    </style:style>
    <style:style style:name="T220" style:family="text">
      <style:text-properties style:font-name="Liberation Serif3" officeooo:rsid="02c33c76"/>
    </style:style>
    <style:style style:name="T221" style:family="text">
      <style:text-properties style:font-name="Liberation Serif3" officeooo:rsid="02c39b99"/>
    </style:style>
    <style:style style:name="T222" style:family="text">
      <style:text-properties style:font-name="Liberation Serif3" officeooo:rsid="02c3a125"/>
    </style:style>
    <style:style style:name="T223" style:family="text">
      <style:text-properties style:font-name="Liberation Serif3" officeooo:rsid="02c573a1"/>
    </style:style>
    <style:style style:name="T224" style:family="text">
      <style:text-properties style:font-name="Liberation Serif3" officeooo:rsid="02ee48d6"/>
    </style:style>
    <style:style style:name="T225" style:family="text">
      <style:text-properties style:font-name="Liberation Serif3" officeooo:rsid="02ee48d6" style:font-name-asian="Courier New1" style:font-name-complex="Liberation Mono"/>
    </style:style>
    <style:style style:name="T226" style:family="text">
      <style:text-properties style:font-name="Liberation Serif3" officeooo:rsid="02f15a67" style:font-name-asian="Courier New1" style:font-name-complex="Liberation Mono"/>
    </style:style>
    <style:style style:name="T227" style:family="text">
      <style:text-properties style:font-name="Liberation Serif3" officeooo:rsid="02f345be" style:font-name-asian="Courier New1" style:font-name-complex="Liberation Mono"/>
    </style:style>
    <style:style style:name="T228" style:family="text">
      <style:text-properties style:font-name="Liberation Serif3" officeooo:rsid="02f40cb9" style:font-name-asian="Courier New1" style:font-name-complex="Liberation Mono"/>
    </style:style>
    <style:style style:name="T229" style:family="text">
      <style:text-properties style:font-name="Liberation Serif3" officeooo:rsid="02f0388e"/>
    </style:style>
    <style:style style:name="T230" style:family="text">
      <style:text-properties style:font-name="Liberation Serif3" officeooo:rsid="02f15a67"/>
    </style:style>
    <style:style style:name="T231" style:family="text">
      <style:text-properties style:font-name="Liberation Serif3" officeooo:rsid="02f40cb9"/>
    </style:style>
    <style:style style:name="T232" style:family="text">
      <style:text-properties style:font-name="Liberation Serif3" officeooo:rsid="02f40cb9" fo:background-color="#b4c7dc" loext:char-shading-value="0"/>
    </style:style>
    <style:style style:name="T233" style:family="text">
      <style:text-properties style:font-name="Liberation Serif3" officeooo:rsid="02f60acc"/>
    </style:style>
    <style:style style:name="T234" style:family="text">
      <style:text-properties style:font-name="Liberation Serif3" fo:font-size="11pt" style:font-size-asian="11pt"/>
    </style:style>
    <style:style style:name="T235" style:family="text">
      <style:text-properties style:font-name="Liberation Serif3" fo:font-size="11pt" officeooo:rsid="0262b184" style:font-size-asian="11pt"/>
    </style:style>
    <style:style style:name="T236" style:family="text">
      <style:text-properties style:font-name="Liberation Serif3" fo:font-size="11pt" officeooo:rsid="033d7934" style:font-size-asian="11pt"/>
    </style:style>
    <style:style style:name="T237" style:family="text">
      <style:text-properties style:font-name="Liberation Serif3" fo:font-size="11pt" officeooo:rsid="01dd8e45" style:font-size-asian="11pt"/>
    </style:style>
    <style:style style:name="T238" style:family="text">
      <style:text-properties style:font-name="Liberation Serif3" fo:font-size="11pt" officeooo:rsid="026575b2" style:font-size-asian="11pt"/>
    </style:style>
    <style:style style:name="T239" style:family="text">
      <style:text-properties style:font-name="Liberation Serif3" fo:font-size="11pt" officeooo:rsid="02671602" style:font-size-asian="11pt"/>
    </style:style>
    <style:style style:name="T240" style:family="text">
      <style:text-properties style:font-name="Liberation Serif3" fo:font-size="11pt" fo:font-weight="bold" officeooo:rsid="026575b2" style:font-size-asian="11pt" style:font-weight-asian="bold" style:font-weight-complex="bold"/>
    </style:style>
    <style:style style:name="T241"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42" style:family="text">
      <style:text-properties officeooo:rsid="0037c4a4"/>
    </style:style>
    <style:style style:name="T243" style:family="text">
      <style:text-properties fo:color="#2a00ff" loext:opacity="100%" style:font-name="Monaco" fo:font-size="11pt" fo:font-weight="bold" fo:background-color="#e8f2fe" loext:char-shading-value="0" style:font-size-asian="11pt" style:font-weight-asian="bold" style:font-weight-complex="bold"/>
    </style:style>
    <style:style style:name="T244" style:family="text">
      <style:text-properties fo:color="#2a00ff" loext:opacity="100%" style:font-name="Monaco" fo:font-size="11pt" fo:font-style="italic" style:font-size-asian="11pt" style:font-style-asian="italic"/>
    </style:style>
    <style:style style:name="T245" style:family="text">
      <style:text-properties fo:color="#2a00ff" loext:opacity="100%" style:font-name="Monaco" fo:font-size="11pt" fo:font-style="italic" officeooo:rsid="0075babf" style:font-size-asian="11pt" style:font-style-asian="italic"/>
    </style:style>
    <style:style style:name="T246" style:family="text">
      <style:text-properties fo:color="#2a00ff" loext:opacity="100%" style:font-name="Monaco" fo:font-size="11pt" fo:font-style="italic" officeooo:rsid="007e2e7c" style:font-size-asian="11pt" style:font-style-asian="italic"/>
    </style:style>
    <style:style style:name="T247" style:family="text">
      <style:text-properties fo:color="#2a00ff" loext:opacity="100%" style:font-name="Monaco" fo:font-size="11pt" fo:font-style="italic" officeooo:rsid="00c17a25" style:font-size-asian="11pt" style:font-style-asian="italic"/>
    </style:style>
    <style:style style:name="T248" style:family="text">
      <style:text-properties fo:color="#2a00ff" loext:opacity="100%" style:font-name="Monaco" fo:font-size="11pt" fo:font-style="italic" officeooo:rsid="01c26dc2" style:font-size-asian="11pt" style:font-style-asian="italic"/>
    </style:style>
    <style:style style:name="T249" style:family="text">
      <style:text-properties fo:color="#2a00ff" loext:opacity="100%" style:font-name="Monaco" fo:font-size="11pt" fo:font-style="italic" officeooo:rsid="01c3bcfd" style:font-size-asian="11pt" style:font-style-asian="italic"/>
    </style:style>
    <style:style style:name="T250" style:family="text">
      <style:text-properties fo:color="#2a00ff" loext:opacity="100%" style:font-name="Monaco" fo:font-size="11pt" fo:font-style="italic" officeooo:rsid="01c47527" style:font-size-asian="11pt" style:font-style-asian="italic"/>
    </style:style>
    <style:style style:name="T251" style:family="text">
      <style:text-properties fo:color="#2a00ff" loext:opacity="100%" style:font-name="Monaco" fo:font-size="11pt" fo:font-style="italic" officeooo:rsid="02595193" style:font-size-asian="11pt" style:font-style-asian="italic"/>
    </style:style>
    <style:style style:name="T252" style:family="text">
      <style:text-properties fo:color="#2a00ff" loext:opacity="100%" style:font-name="Monaco" fo:font-size="11pt" fo:font-style="italic" officeooo:rsid="026575b2" style:font-size-asian="11pt" style:font-style-asian="italic"/>
    </style:style>
    <style:style style:name="T253" style:family="text">
      <style:text-properties fo:color="#2a00ff" loext:opacity="100%" style:font-name="Monaco" fo:font-size="11pt" fo:font-style="italic" fo:background-color="#e8f2fe" loext:char-shading-value="0" style:font-size-asian="11pt" style:font-style-asian="italic"/>
    </style:style>
    <style:style style:name="T254" style:family="text">
      <style:text-properties fo:color="#2a00ff" loext:opacity="100%" style:font-name="Monaco" fo:font-size="11pt" fo:font-style="normal" officeooo:rsid="0075babf" style:font-size-asian="11pt" style:font-style-asian="normal" style:font-style-complex="normal"/>
    </style:style>
    <style:style style:name="T255" style:family="text">
      <style:text-properties fo:color="#2a00ff" loext:opacity="100%" style:font-name="Monaco" fo:font-size="11pt" fo:font-style="normal" officeooo:rsid="0079be46" style:font-size-asian="11pt" style:font-style-asian="normal" style:font-style-complex="normal"/>
    </style:style>
    <style:style style:name="T256" style:family="text">
      <style:text-properties fo:color="#2a00ff" loext:opacity="100%" style:font-name="Monaco" fo:font-size="11pt" fo:font-style="normal" officeooo:rsid="03608489" style:font-size-asian="11pt" style:font-style-asian="normal" style:font-style-complex="normal"/>
    </style:style>
    <style:style style:name="T257" style:family="text">
      <style:text-properties fo:color="#2a00ff" loext:opacity="100%" style:font-name="Monaco" fo:font-size="11pt" fo:background-color="#e8f2fe" loext:char-shading-value="0" style:font-size-asian="11pt"/>
    </style:style>
    <style:style style:name="T258" style:family="text">
      <style:text-properties fo:color="#2a00ff" loext:opacity="100%" style:font-name="Monaco" fo:font-size="11pt" officeooo:rsid="00bec492" fo:background-color="#e8f2fe" loext:char-shading-value="0" style:font-size-asian="11pt"/>
    </style:style>
    <style:style style:name="T259" style:family="text">
      <style:text-properties fo:color="#2a00ff" loext:opacity="100%" style:font-name="Monaco" fo:font-size="8pt" fo:font-style="italic" style:font-size-asian="8pt" style:font-style-asian="italic" style:font-size-complex="8pt"/>
    </style:style>
    <style:style style:name="T260" style:family="text">
      <style:text-properties fo:color="#2a00ff" loext:opacity="100%" style:font-name="Monaco" fo:font-size="8pt" fo:font-style="italic" officeooo:rsid="007e2e7c" style:font-size-asian="8pt" style:font-style-asian="italic" style:font-size-complex="8pt"/>
    </style:style>
    <style:style style:name="T261" style:family="text">
      <style:text-properties fo:color="#2a00ff" loext:opacity="100%" style:font-name="Monaco" fo:font-size="8pt" fo:font-style="italic" officeooo:rsid="00a8c91c" style:font-size-asian="8pt" style:font-style-asian="italic" style:font-size-complex="8pt"/>
    </style:style>
    <style:style style:name="T262" style:family="text">
      <style:text-properties fo:color="#2a00ff" loext:opacity="100%" style:font-name="Monaco" fo:font-size="8pt" fo:font-style="italic" officeooo:rsid="00a95812" style:font-size-asian="8pt" style:font-style-asian="italic" style:font-size-complex="8pt"/>
    </style:style>
    <style:style style:name="T263" style:family="text">
      <style:text-properties fo:color="#2a00ff" loext:opacity="100%" style:font-name="Monaco" fo:font-size="8pt" fo:font-style="italic" officeooo:rsid="00d670b8" style:font-size-asian="8pt" style:font-style-asian="italic" style:font-size-complex="8pt"/>
    </style:style>
    <style:style style:name="T264" style:family="text">
      <style:text-properties fo:color="#2a00ff" loext:opacity="100%" style:font-name="Monaco" fo:font-size="8pt" fo:font-style="italic" officeooo:rsid="02c9788f" style:font-size-asian="8pt" style:font-style-asian="italic" style:font-size-complex="8pt"/>
    </style:style>
    <style:style style:name="T265" style:family="text">
      <style:text-properties fo:color="#2a00ff" loext:opacity="100%" style:font-name="Monaco" fo:font-style="italic" style:font-style-asian="italic"/>
    </style:style>
    <style:style style:name="T266" style:family="text">
      <style:text-properties fo:color="#2a00ff" loext:opacity="100%" style:font-name="Monaco" fo:font-style="italic" officeooo:rsid="00d7bdca" style:font-style-asian="italic"/>
    </style:style>
    <style:style style:name="T267" style:family="text">
      <style:text-properties fo:color="#2a00ff" loext:opacity="100%" style:font-name="Monaco" fo:font-style="italic" officeooo:rsid="00da4a3b" style:font-style-asian="italic"/>
    </style:style>
    <style:style style:name="T268" style:family="text">
      <style:text-properties fo:color="#2a00ff" loext:opacity="100%" style:font-name="Monaco" fo:font-style="italic" officeooo:rsid="00da7d22" style:font-style-asian="italic"/>
    </style:style>
    <style:style style:name="T269" style:family="text">
      <style:text-properties fo:color="#2a00ff" loext:opacity="100%" style:font-name="Monaco" fo:font-style="italic" officeooo:rsid="00da8a43" style:font-style-asian="italic"/>
    </style:style>
    <style:style style:name="T270" style:family="text">
      <style:text-properties fo:color="#2a00ff" loext:opacity="100%" style:font-name="Monaco" fo:font-style="italic" officeooo:rsid="01042cb2" style:font-style-asian="italic"/>
    </style:style>
    <style:style style:name="T271" style:family="text">
      <style:text-properties fo:color="#2a00ff" loext:opacity="100%" style:font-name="Monaco" fo:font-style="italic" officeooo:rsid="021d06a5" style:font-style-asian="italic"/>
    </style:style>
    <style:style style:name="T272" style:family="text">
      <style:text-properties fo:color="#2a00ff" loext:opacity="100%" style:font-name="Monaco" fo:font-style="italic" officeooo:rsid="024b7605" style:font-style-asian="italic"/>
    </style:style>
    <style:style style:name="T273" style:family="text">
      <style:text-properties fo:color="#2a00ff" loext:opacity="100%" style:font-name="Monaco" fo:font-style="italic" fo:background-color="#bce4e5" loext:char-shading-value="0" style:font-style-asian="italic"/>
    </style:style>
    <style:style style:name="T274" style:family="text">
      <style:text-properties fo:color="#2a00ff" loext:opacity="100%" style:font-name="Monaco" fo:font-style="italic" officeooo:rsid="01fac5b4" fo:background-color="#bce4e5" loext:char-shading-value="0" style:font-style-asian="italic"/>
    </style:style>
    <style:style style:name="T275" style:family="text">
      <style:text-properties fo:color="#2a00ff" loext:opacity="100%" style:font-name="Courier New2" fo:font-size="10pt" style:font-size-asian="10pt"/>
    </style:style>
    <style:style style:name="T276" style:family="text">
      <style:text-properties fo:color="#2a00ff" loext:opacity="100%" style:font-name="Monospace" fo:font-style="italic" style:font-style-asian="italic"/>
    </style:style>
    <style:style style:name="T277" style:family="text">
      <style:text-properties fo:color="#2a00ff" loext:opacity="100%" style:font-name="Monospace" fo:font-style="italic" officeooo:rsid="0207dc5f" style:font-style-asian="italic"/>
    </style:style>
    <style:style style:name="T278" style:family="text">
      <style:text-properties fo:color="#2a00ff" loext:opacity="100%" style:font-name="Consolas" fo:font-size="10pt" fo:font-style="italic" style:font-size-asian="10pt" style:font-style-asian="italic"/>
    </style:style>
    <style:style style:name="T279" style:family="text">
      <style:text-properties fo:color="#2a00ff" loext:opacity="100%" style:font-name="Consolas" fo:font-size="10pt" fo:font-style="italic" officeooo:rsid="01bc2314" style:font-size-asian="10pt" style:font-style-asian="italic"/>
    </style:style>
    <style:style style:name="T280" style:family="text">
      <style:text-properties fo:color="#2a00ff" loext:opacity="100%" style:font-name="Consolas" fo:font-size="10pt" fo:font-style="italic" officeooo:rsid="022de923" style:font-size-asian="10pt" style:font-style-asian="italic"/>
    </style:style>
    <style:style style:name="T281" style:family="text">
      <style:text-properties fo:color="#2a00ff" loext:opacity="100%" style:font-name="Consolas" fo:font-size="10pt" fo:font-style="italic" fo:background-color="#e8f2fe" loext:char-shading-value="0" style:font-size-asian="10pt" style:font-style-asian="italic"/>
    </style:style>
    <style:style style:name="T282" style:family="text">
      <style:text-properties fo:color="#2a00ff" loext:opacity="100%" style:font-name="Consolas" fo:font-size="10pt" fo:font-style="italic" officeooo:rsid="036c3d13" fo:background-color="#e8f2fe" loext:char-shading-value="0" style:font-size-asian="10pt" style:font-style-asian="italic"/>
    </style:style>
    <style:style style:name="T283" style:family="text">
      <style:text-properties fo:color="#2a00ff" loext:opacity="100%" style:font-name="Consolas" fo:font-size="10pt" fo:font-style="italic" fo:font-weight="bold" style:font-size-asian="10pt" style:font-style-asian="italic" style:font-weight-asian="bold" style:font-weight-complex="bold"/>
    </style:style>
    <style:style style:name="T284"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5" style:family="text">
      <style:text-properties fo:color="#2a00ff" loext:opacity="100%" style:font-name="Consolas" fo:font-size="10pt" fo:background-color="#e8f2fe" loext:char-shading-value="0" style:font-size-asian="10pt"/>
    </style:style>
    <style:style style:name="T286" style:family="text">
      <style:text-properties fo:color="#2a00ff" loext:opacity="100%" style:font-name="Consolas" fo:font-size="10pt" officeooo:rsid="02554638" fo:background-color="#e8f2fe" loext:char-shading-value="0" style:font-size-asian="10pt"/>
    </style:style>
    <style:style style:name="T287" style:family="text">
      <style:text-properties fo:color="#2a00ff" loext:opacity="100%" style:font-name="Consolas" fo:font-size="10pt" officeooo:rsid="020c1bec" fo:background-color="#e8f2fe" loext:char-shading-value="0" style:font-size-asian="10pt"/>
    </style:style>
    <style:style style:name="T288" style:family="text">
      <style:text-properties fo:color="#2a00ff" loext:opacity="100%" style:font-name="Consolas" fo:font-size="10pt" fo:font-weight="bold" style:font-size-asian="10pt" style:font-weight-asian="bold" style:font-weight-complex="bold"/>
    </style:style>
    <style:style style:name="T289" style:family="text">
      <style:text-properties fo:color="#2a00ff" loext:opacity="100%" style:font-name="Consolas" fo:font-size="10pt" fo:font-weight="bold" officeooo:rsid="02273df4" style:font-size-asian="10pt" style:font-weight-asian="bold" style:font-weight-complex="bold"/>
    </style:style>
    <style:style style:name="T290" style:family="text">
      <style:text-properties fo:color="#2a00ff" loext:opacity="100%" style:font-name="Consolas" fo:font-size="10pt" fo:font-weight="bold" officeooo:rsid="022637ab" style:font-size-asian="10pt" style:font-weight-asian="bold" style:font-weight-complex="bold"/>
    </style:style>
    <style:style style:name="T291" style:family="text">
      <style:text-properties fo:color="#2a00ff" loext:opacity="100%" style:font-name="Consolas" fo:font-size="10pt" style:font-size-asian="10pt"/>
    </style:style>
    <style:style style:name="T292" style:family="text">
      <style:text-properties fo:color="#2a00ff" loext:opacity="100%" style:font-name="Consolas" fo:font-size="10pt" officeooo:rsid="022637ab" style:font-size-asian="10pt"/>
    </style:style>
    <style:style style:name="T293" style:family="text">
      <style:text-properties fo:color="#2a00ff" loext:opacity="100%" style:font-name="Menlo1" fo:font-style="italic" style:font-style-asian="italic"/>
    </style:style>
    <style:style style:name="T294" style:family="text">
      <style:text-properties fo:color="#2a00ff" loext:opacity="100%" style:font-name="Menlo1" fo:font-style="italic" officeooo:rsid="02432058" style:font-style-asian="italic"/>
    </style:style>
    <style:style style:name="T295" style:family="text">
      <style:text-properties fo:color="#2a00ff" loext:opacity="100%" style:font-name="Menlo1" fo:font-style="italic" officeooo:rsid="02443d5f" style:font-style-asian="italic"/>
    </style:style>
    <style:style style:name="T296" style:family="text">
      <style:text-properties fo:color="#2a00ff" loext:opacity="100%" style:font-name="Menlo1" fo:font-style="italic" officeooo:rsid="02497755" style:font-style-asian="italic"/>
    </style:style>
    <style:style style:name="T297" style:family="text">
      <style:text-properties fo:color="#2a00ff" loext:opacity="100%" style:font-name="Menlo1" fo:font-style="italic" officeooo:rsid="0253acaf" style:font-style-asian="italic"/>
    </style:style>
    <style:style style:name="T298" style:family="text">
      <style:text-properties fo:color="#2a00ff" loext:opacity="100%" style:font-name="Menlo1" fo:font-style="italic" officeooo:rsid="027fd7e4" style:font-style-asian="italic"/>
    </style:style>
    <style:style style:name="T299" style:family="text">
      <style:text-properties fo:color="#2a00ff" loext:opacity="100%" style:font-name="Menlo1" fo:font-style="italic" officeooo:rsid="027fe46a" style:font-style-asian="italic"/>
    </style:style>
    <style:style style:name="T300" style:family="text">
      <style:text-properties fo:color="#2a00ff" loext:opacity="100%" style:font-name="Menlo1" fo:font-style="italic" officeooo:rsid="024e8111" style:font-style-asian="italic"/>
    </style:style>
    <style:style style:name="T301" style:family="text">
      <style:text-properties fo:color="#2a00ff" loext:opacity="100%" style:font-name="Menlo1" fo:font-style="italic" officeooo:rsid="03087945" style:font-style-asian="italic"/>
    </style:style>
    <style:style style:name="T302" style:family="text">
      <style:text-properties fo:color="#2a00ff" loext:opacity="100%" style:font-name="Menlo1" fo:font-style="italic" officeooo:rsid="03097420" style:font-style-asian="italic"/>
    </style:style>
    <style:style style:name="T303" style:family="text">
      <style:text-properties fo:color="#2a00ff" loext:opacity="100%" style:font-name="Menlo1" fo:font-style="italic" officeooo:rsid="03451115" style:font-style-asian="italic"/>
    </style:style>
    <style:style style:name="T304" style:family="text">
      <style:text-properties fo:color="#2a00ff" loext:opacity="100%" style:font-name="Menlo1" fo:font-style="italic" officeooo:rsid="03652ed9" style:font-style-asian="italic"/>
    </style:style>
    <style:style style:name="T305" style:family="text">
      <style:text-properties fo:color="#2a00ff" loext:opacity="100%" style:font-name="Menlo1" fo:font-style="italic" officeooo:rsid="02b9318d" style:font-style-asian="italic"/>
    </style:style>
    <style:style style:name="T306" style:family="text">
      <style:text-properties fo:color="#2a00ff" loext:opacity="100%" style:font-name="Menlo1" fo:font-style="italic" officeooo:rsid="036a5ba4" style:font-style-asian="italic"/>
    </style:style>
    <style:style style:name="T307" style:family="text">
      <style:text-properties fo:color="#2a00ff" loext:opacity="100%" style:font-name="Menlo1" fo:font-style="italic" officeooo:rsid="036fc30b" style:font-style-asian="italic"/>
    </style:style>
    <style:style style:name="T308" style:family="text">
      <style:text-properties fo:color="#2a00ff" loext:opacity="100%" style:font-name="Menlo1" fo:font-style="italic" style:font-style-asian="italic"/>
    </style:style>
    <style:style style:name="T309" style:family="text">
      <style:text-properties fo:color="#2a00ff" loext:opacity="100%" style:font-name="Menlo1" fo:font-style="italic" fo:background-color="#e8f2fe" loext:char-shading-value="0" style:font-style-asian="italic"/>
    </style:style>
    <style:style style:name="T310" style:family="text">
      <style:text-properties fo:color="#2a00ff" loext:opacity="100%" style:font-name="Menlo1" fo:font-style="italic" officeooo:rsid="03368cdb" fo:background-color="#e8f2fe" loext:char-shading-value="0" style:font-style-asian="italic"/>
    </style:style>
    <style:style style:name="T311" style:family="text">
      <style:text-properties fo:color="#2a00ff" loext:opacity="100%" style:font-name="Menlo1" fo:font-style="italic" officeooo:rsid="03652ed9" fo:background-color="#e8f2fe" loext:char-shading-value="0" style:font-style-asian="italic"/>
    </style:style>
    <style:style style:name="T312" style:family="text">
      <style:text-properties fo:color="#2a00ff" loext:opacity="100%" style:font-name="Menlo1" fo:font-style="italic" officeooo:rsid="03451115" fo:background-color="#e8f2fe" loext:char-shading-value="0" style:font-style-asian="italic"/>
    </style:style>
    <style:style style:name="T313" style:family="text">
      <style:text-properties fo:color="#2a00ff" loext:opacity="100%" style:font-name="Menlo1" fo:font-size="12pt" fo:font-style="italic" fo:background-color="#e8f2fe" loext:char-shading-value="0" style:font-size-asian="12pt" style:font-style-asian="italic"/>
    </style:style>
    <style:style style:name="T314" style:family="text">
      <style:text-properties fo:color="#2a00ff" loext:opacity="100%" style:font-name="Menlo1" fo:font-size="12pt" fo:font-style="italic" officeooo:rsid="02a2b246" fo:background-color="#e8f2fe" loext:char-shading-value="0" style:font-size-asian="12pt" style:font-style-asian="italic"/>
    </style:style>
    <style:style style:name="T315" style:family="text">
      <style:text-properties fo:color="#2a00ff" loext:opacity="100%" style:font-name="Menlo1" fo:font-size="12pt" fo:font-style="italic" officeooo:rsid="02b9318d" fo:background-color="#e8f2fe" loext:char-shading-value="0" style:font-size-asian="12pt" style:font-style-asian="italic"/>
    </style:style>
    <style:style style:name="T316" style:family="text">
      <style:text-properties fo:color="#2a00ff" loext:opacity="100%" style:font-name="Menlo1" fo:font-size="12pt" fo:font-style="italic" officeooo:rsid="02c39b99" fo:background-color="#e8f2fe" loext:char-shading-value="0" style:font-size-asian="12pt" style:font-style-asian="italic"/>
    </style:style>
    <style:style style:name="T317" style:family="text">
      <style:text-properties fo:color="#2a00ff" loext:opacity="100%" style:font-name="Menlo1" fo:font-size="12pt" fo:font-style="italic" officeooo:rsid="02c3a125" fo:background-color="#e8f2fe" loext:char-shading-value="0" style:font-size-asian="12pt" style:font-style-asian="italic"/>
    </style:style>
    <style:style style:name="T318" style:family="text">
      <style:text-properties fo:color="#2a00ff" loext:opacity="100%" style:font-name="Menlo1" fo:font-size="12pt" fo:font-style="italic" officeooo:rsid="032653af" fo:background-color="#e8f2fe" loext:char-shading-value="0" style:font-size-asian="12pt" style:font-style-asian="italic"/>
    </style:style>
    <style:style style:name="T319" style:family="text">
      <style:text-properties fo:color="#2a00ff" loext:opacity="100%" style:font-name="Menlo1" fo:font-size="12pt" fo:font-style="italic" officeooo:rsid="034a69c4" fo:background-color="#e8f2fe" loext:char-shading-value="0" style:font-size-asian="12pt" style:font-style-asian="italic"/>
    </style:style>
    <style:style style:name="T320" style:family="text">
      <style:text-properties fo:color="#2a00ff" loext:opacity="100%" style:font-name="Menlo1" fo:font-size="12pt" fo:font-style="italic" officeooo:rsid="036df834" fo:background-color="#e8f2fe" loext:char-shading-value="0" style:font-size-asian="12pt" style:font-style-asian="italic"/>
    </style:style>
    <style:style style:name="T321" style:family="text">
      <style:text-properties fo:color="#2a00ff" loext:opacity="100%" style:font-name="Menlo1" fo:font-size="12pt" fo:font-style="italic" officeooo:rsid="036e82f4" fo:background-color="#e8f2fe" loext:char-shading-value="0" style:font-size-asian="12pt" style:font-style-asian="italic"/>
    </style:style>
    <style:style style:name="T322" style:family="text">
      <style:text-properties fo:color="#2a00ff" loext:opacity="100%" style:font-name="Menlo1" fo:font-size="12pt" fo:font-style="italic" fo:background-color="#e8f2fe" loext:char-shading-value="0" style:font-size-asian="12pt" style:font-style-asian="italic" style:font-style-complex="italic"/>
    </style:style>
    <style:style style:name="T323"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4" style:family="text">
      <style:text-properties fo:color="#2a00ff" loext:opacity="100%" style:font-name="Menlo1" fo:font-size="12pt" fo:font-style="italic" style:font-size-asian="12pt" style:font-style-asian="italic"/>
    </style:style>
    <style:style style:name="T325" style:family="text">
      <style:text-properties fo:color="#2a00ff" loext:opacity="100%" style:font-name="Menlo1" fo:font-size="12pt" fo:background-color="#e8f2fe" loext:char-shading-value="0" style:font-size-asian="12pt"/>
    </style:style>
    <style:style style:name="T326" style:family="text">
      <style:text-properties fo:color="#2a00ff" loext:opacity="100%" style:font-name="Menlo1" fo:font-size="10pt" fo:font-style="italic" style:font-size-asian="10pt" style:font-style-asian="italic" style:font-size-complex="10pt"/>
    </style:style>
    <style:style style:name="T327" style:family="text">
      <style:text-properties fo:color="#2a00ff" loext:opacity="100%" style:font-name="Menlo1" fo:font-size="10pt" fo:font-style="italic" officeooo:rsid="02c2acd7" style:font-size-asian="10pt" style:font-style-asian="italic" style:font-size-complex="10pt"/>
    </style:style>
    <style:style style:name="T328" style:family="text">
      <style:text-properties fo:color="#2a00ff" loext:opacity="100%" style:font-name="Menlo1" fo:font-size="10pt" fo:font-style="italic" officeooo:rsid="0357aa22" style:font-size-asian="10pt" style:font-style-asian="italic" style:font-size-complex="10pt"/>
    </style:style>
    <style:style style:name="T329" style:family="text">
      <style:text-properties fo:color="#2a00ff" loext:opacity="100%" style:font-name="Menlo1" fo:font-size="10pt" fo:font-style="italic" officeooo:rsid="03588d6c" style:font-size-asian="10pt" style:font-style-asian="italic" style:font-size-complex="10pt"/>
    </style:style>
    <style:style style:name="T330" style:family="text">
      <style:text-properties fo:color="#2a00ff" loext:opacity="100%" style:font-name="Menlo1" fo:font-size="10pt" fo:font-style="italic" style:font-size-asian="10pt" style:font-style-asian="italic" style:font-size-complex="10pt"/>
    </style:style>
    <style:style style:name="T331" style:family="text">
      <style:text-properties fo:color="#2a00ff" loext:opacity="100%" style:font-name="Menlo1" fo:font-size="10pt" fo:font-style="italic" officeooo:rsid="038180ab" style:font-size-asian="10pt" style:font-style-asian="italic" style:font-size-complex="10pt"/>
    </style:style>
    <style:style style:name="T332"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33"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4" style:family="text">
      <style:text-properties fo:color="#2a00ff" loext:opacity="100%" style:font-name="Menlo1" fo:font-size="8pt" fo:font-style="italic" style:font-size-asian="8pt" style:font-style-asian="italic" style:font-size-complex="8pt"/>
    </style:style>
    <style:style style:name="T335" style:family="text">
      <style:text-properties fo:color="#2a00ff" loext:opacity="100%" style:font-name="Menlo1" fo:font-size="8pt" fo:font-style="italic" fo:background-color="#e8f2a1" loext:char-shading-value="0" style:font-size-asian="8pt" style:font-style-asian="italic" style:font-size-complex="8pt"/>
    </style:style>
    <style:style style:name="T336"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37"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38"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9"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40"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41"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42" style:family="text">
      <style:text-properties fo:color="#2a00ff" loext:opacity="100%" style:font-name="Menlo1" fo:font-size="8pt" fo:font-style="italic" fo:background-color="#e8f2fe" loext:char-shading-value="0" style:font-size-asian="8pt" style:font-style-asian="italic" style:font-size-complex="8pt"/>
    </style:style>
    <style:style style:name="T343"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4"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5" style:family="text">
      <style:text-properties fo:color="#2a00ff" loext:opacity="100%" style:font-name="Menlo1" fo:font-size="9pt" fo:font-style="italic" style:font-size-asian="9pt" style:font-style-asian="italic" style:font-size-complex="9pt"/>
    </style:style>
    <style:style style:name="T346" style:family="text">
      <style:text-properties fo:color="#2a00ff" loext:opacity="100%" style:font-name="Menlo1" fo:font-size="9pt" fo:font-style="italic" officeooo:rsid="02f8bc86" style:font-size-asian="9pt" style:font-style-asian="italic" style:font-size-complex="9pt"/>
    </style:style>
    <style:style style:name="T347" style:family="text">
      <style:text-properties fo:color="#2a00ff" loext:opacity="100%" style:font-name="Menlo1" fo:font-size="11pt" fo:font-style="italic" fo:background-color="#e8f2fe" loext:char-shading-value="0" style:font-size-asian="11pt" style:font-style-asian="italic" style:font-size-complex="11pt"/>
    </style:style>
    <style:style style:name="T348"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9" style:family="text">
      <style:text-properties fo:color="#2a00ff" loext:opacity="100%" style:font-name="Liberation Serif3" fo:font-size="12pt" fo:font-style="italic" fo:background-color="#e8f2fe" loext:char-shading-value="0" style:font-size-asian="12pt" style:font-style-asian="italic"/>
    </style:style>
    <style:style style:name="T350" style:family="text">
      <style:text-properties fo:color="#2a00ff" loext:opacity="100%" fo:font-style="italic" style:font-style-asian="italic"/>
    </style:style>
    <style:style style:name="T351" style:family="text">
      <style:text-properties fo:color="#2a00ff" loext:opacity="100%" style:font-name="Liberation Serif" fo:font-size="12pt" fo:font-style="italic" fo:background-color="#ffffff" loext:char-shading-value="0" style:font-size-asian="12pt" style:font-style-asian="italic"/>
    </style:style>
    <style:style style:name="T352" style:family="text">
      <style:text-properties fo:color="#2a00ff" loext:opacity="100%" style:font-name="Menlo" fo:font-size="12pt" fo:font-style="italic" fo:background-color="#e8f2fe" loext:char-shading-value="0" style:font-size-asian="12pt" style:font-style-asian="italic"/>
    </style:style>
    <style:style style:name="T353" style:family="text">
      <style:text-properties fo:color="#2a00ff" loext:opacity="100%" style:font-name="Times New Roman" fo:font-size="9pt" style:font-name-asian="Times New Roman" style:font-name-complex="Times New Roman"/>
    </style:style>
    <style:style style:name="T354" style:family="text">
      <style:text-properties officeooo:rsid="00413cc0"/>
    </style:style>
    <style:style style:name="T355" style:family="text">
      <style:text-properties officeooo:rsid="0045c0f4"/>
    </style:style>
    <style:style style:name="T356" style:family="text">
      <style:text-properties officeooo:rsid="0046269d"/>
    </style:style>
    <style:style style:name="T357" style:family="text">
      <style:text-properties style:text-position="super 58%"/>
    </style:style>
    <style:style style:name="T358" style:family="text">
      <style:text-properties style:text-position="super 58%" officeooo:rsid="0045c0f4"/>
    </style:style>
    <style:style style:name="T359" style:family="text">
      <style:text-properties style:text-position="super 58%" officeooo:rsid="0025f220"/>
    </style:style>
    <style:style style:name="T360" style:family="text">
      <style:text-properties officeooo:rsid="00486f29"/>
    </style:style>
    <style:style style:name="T361" style:family="text">
      <style:text-properties officeooo:rsid="004a56c7"/>
    </style:style>
    <style:style style:name="T362" style:family="text">
      <style:text-properties officeooo:rsid="004ddddb"/>
    </style:style>
    <style:style style:name="T363" style:family="text">
      <style:text-properties officeooo:rsid="004de4b5"/>
    </style:style>
    <style:style style:name="T364" style:family="text">
      <style:text-properties officeooo:rsid="004f4bca"/>
    </style:style>
    <style:style style:name="T365" style:family="text">
      <style:text-properties officeooo:rsid="004fb4cf"/>
    </style:style>
    <style:style style:name="T366" style:family="text">
      <style:text-properties officeooo:rsid="00509e12"/>
    </style:style>
    <style:style style:name="T367" style:family="text">
      <style:text-properties officeooo:rsid="00552693"/>
    </style:style>
    <style:style style:name="T368" style:family="text">
      <style:text-properties officeooo:rsid="0058768d"/>
    </style:style>
    <style:style style:name="T369" style:family="text">
      <style:text-properties officeooo:rsid="0059a9f0"/>
    </style:style>
    <style:style style:name="T370" style:family="text">
      <style:text-properties officeooo:rsid="005b1545"/>
    </style:style>
    <style:style style:name="T371" style:family="text">
      <style:text-properties officeooo:rsid="005e8856"/>
    </style:style>
    <style:style style:name="T372" style:family="text">
      <style:text-properties officeooo:rsid="0061d27a"/>
    </style:style>
    <style:style style:name="T373" style:family="text">
      <style:text-properties officeooo:rsid="00655520"/>
    </style:style>
    <style:style style:name="T374" style:family="text">
      <style:text-properties officeooo:rsid="006773dc"/>
    </style:style>
    <style:style style:name="T375" style:family="text">
      <style:text-properties officeooo:rsid="006d308c"/>
    </style:style>
    <style:style style:name="T376" style:family="text">
      <style:text-properties officeooo:rsid="006d6731"/>
    </style:style>
    <style:style style:name="T377" style:family="text">
      <style:text-properties officeooo:rsid="0075babf"/>
    </style:style>
    <style:style style:name="T378" style:family="text">
      <style:text-properties style:font-name="Monaco"/>
    </style:style>
    <style:style style:name="T379" style:family="text">
      <style:text-properties style:font-name="Monaco" fo:font-size="8pt" style:font-size-asian="8pt" style:font-size-complex="8pt"/>
    </style:style>
    <style:style style:name="T380" style:family="text">
      <style:text-properties style:font-name="Monaco" fo:font-size="8pt" officeooo:rsid="00d670b8" style:font-size-asian="8pt" style:font-size-complex="8pt"/>
    </style:style>
    <style:style style:name="T381" style:family="text">
      <style:text-properties style:font-name="Monaco" fo:font-size="11pt" style:font-size-asian="11pt"/>
    </style:style>
    <style:style style:name="T382" style:family="text">
      <style:text-properties style:font-name="Monaco" fo:font-size="11pt" officeooo:rsid="00c17a25" style:font-size-asian="11pt"/>
    </style:style>
    <style:style style:name="T383" style:family="text">
      <style:text-properties fo:color="#7f007f" loext:opacity="100%"/>
    </style:style>
    <style:style style:name="T384" style:family="text">
      <style:text-properties fo:color="#7f007f" loext:opacity="100%" style:font-name="Monaco"/>
    </style:style>
    <style:style style:name="T385" style:family="text">
      <style:text-properties fo:color="#7f007f" loext:opacity="100%" style:font-name="Monaco" fo:font-size="11pt" style:font-size-asian="11pt"/>
    </style:style>
    <style:style style:name="T386" style:family="text">
      <style:text-properties fo:color="#7f007f" loext:opacity="100%" style:font-name="Monaco" fo:font-size="11pt" officeooo:rsid="0075babf" style:font-size-asian="11pt"/>
    </style:style>
    <style:style style:name="T387" style:family="text">
      <style:text-properties fo:color="#7f007f" loext:opacity="100%" style:font-name="Monaco" fo:font-size="11pt" officeooo:rsid="00c17a25" style:font-size-asian="11pt"/>
    </style:style>
    <style:style style:name="T388" style:family="text">
      <style:text-properties fo:color="#7f007f" loext:opacity="100%" style:font-name="Monaco" fo:font-size="11pt" officeooo:rsid="01c26dc2" style:font-size-asian="11pt"/>
    </style:style>
    <style:style style:name="T389" style:family="text">
      <style:text-properties fo:color="#7f007f" loext:opacity="100%" style:font-name="Monaco" fo:font-size="11pt" officeooo:rsid="01c3bcfd" style:font-size-asian="11pt"/>
    </style:style>
    <style:style style:name="T390" style:family="text">
      <style:text-properties fo:color="#7f007f" loext:opacity="100%" style:font-name="Monaco" fo:font-size="11pt" officeooo:rsid="01c47527" style:font-size-asian="11pt"/>
    </style:style>
    <style:style style:name="T391" style:family="text">
      <style:text-properties fo:color="#7f007f" loext:opacity="100%" style:font-name="Monaco" fo:font-size="11pt" officeooo:rsid="02595193" style:font-size-asian="11pt"/>
    </style:style>
    <style:style style:name="T392" style:family="text">
      <style:text-properties fo:color="#7f007f" loext:opacity="100%" style:font-name="Monaco" fo:font-size="11pt" fo:font-style="normal" officeooo:rsid="0075babf" style:font-size-asian="11pt" style:font-style-asian="normal" style:font-style-complex="normal"/>
    </style:style>
    <style:style style:name="T393" style:family="text">
      <style:text-properties fo:color="#7f007f" loext:opacity="100%" style:font-name="Monaco" fo:font-size="11pt" fo:font-style="normal" officeooo:rsid="03608489" style:font-size-asian="11pt" style:font-style-asian="normal" style:font-style-complex="normal"/>
    </style:style>
    <style:style style:name="T394" style:family="text">
      <style:text-properties fo:color="#7f007f" loext:opacity="100%" style:font-name="Monaco" fo:font-size="8pt" style:font-size-asian="8pt" style:font-size-complex="8pt"/>
    </style:style>
    <style:style style:name="T395" style:family="text">
      <style:text-properties fo:color="#7f007f" loext:opacity="100%" style:font-name="Monaco" fo:font-size="8pt" officeooo:rsid="00d670b8" style:font-size-asian="8pt" style:font-size-complex="8pt"/>
    </style:style>
    <style:style style:name="T396" style:family="text">
      <style:text-properties fo:color="#7f007f" loext:opacity="100%" style:font-name="Monaco" fo:font-weight="bold" fo:background-color="#bce4e5" loext:char-shading-value="0" style:font-weight-asian="bold" style:font-weight-complex="bold"/>
    </style:style>
    <style:style style:name="T397" style:family="text">
      <style:text-properties fo:color="#7f007f" loext:opacity="100%" style:font-name="Monaco" fo:background-color="#bce4e5" loext:char-shading-value="0"/>
    </style:style>
    <style:style style:name="T398" style:family="text">
      <style:text-properties fo:color="#7f007f" loext:opacity="100%" style:font-name="Monospace"/>
    </style:style>
    <style:style style:name="T399" style:family="text">
      <style:text-properties fo:color="#7f007f" loext:opacity="100%" style:font-name="Monospace" officeooo:rsid="0207dc5f"/>
    </style:style>
    <style:style style:name="T400" style:family="text">
      <style:text-properties fo:color="#7f007f" loext:opacity="100%" style:font-name="Consolas" fo:font-size="10pt" style:font-size-asian="10pt"/>
    </style:style>
    <style:style style:name="T401" style:family="text">
      <style:text-properties fo:color="#7f007f" loext:opacity="100%" style:font-name="Consolas" fo:font-size="10pt" officeooo:rsid="01bc2314" style:font-size-asian="10pt"/>
    </style:style>
    <style:style style:name="T402" style:family="text">
      <style:text-properties fo:color="#7f007f" loext:opacity="100%" style:font-name="Consolas" fo:font-size="10pt" fo:background-color="#e8f2fe" loext:char-shading-value="0" style:font-size-asian="10pt"/>
    </style:style>
    <style:style style:name="T403" style:family="text">
      <style:text-properties fo:color="#7f007f" loext:opacity="100%" style:font-name="Menlo1"/>
    </style:style>
    <style:style style:name="T404" style:family="text">
      <style:text-properties fo:color="#7f007f" loext:opacity="100%" style:font-name="Menlo1" fo:font-size="10pt" style:font-size-asian="10pt" style:font-size-complex="10pt"/>
    </style:style>
    <style:style style:name="T405" style:family="text">
      <style:text-properties fo:color="#7f007f" loext:opacity="100%" style:font-name="Menlo1" fo:font-size="10pt" officeooo:rsid="02497755" style:font-size-asian="10pt" style:font-size-complex="10pt"/>
    </style:style>
    <style:style style:name="T406" style:family="text">
      <style:text-properties fo:color="#7f007f" loext:opacity="100%" style:font-name="Menlo1" fo:font-size="10pt" officeooo:rsid="0343cbc6" style:font-size-asian="10pt" style:font-size-complex="10pt"/>
    </style:style>
    <style:style style:name="T407" style:family="text">
      <style:text-properties fo:color="#7f007f" loext:opacity="100%" style:font-name="Menlo1" fo:font-size="10pt" officeooo:rsid="03689baf" style:font-size-asian="10pt" style:font-size-complex="10pt"/>
    </style:style>
    <style:style style:name="T408" style:family="text">
      <style:text-properties fo:color="#7f007f" loext:opacity="100%" style:font-name="Menlo1" fo:font-size="10pt" style:font-size-asian="10pt" style:font-size-complex="10pt"/>
    </style:style>
    <style:style style:name="T409" style:family="text">
      <style:text-properties fo:color="#7f007f" loext:opacity="100%" style:font-name="Menlo1" officeooo:rsid="02432058"/>
    </style:style>
    <style:style style:name="T410" style:family="text">
      <style:text-properties fo:color="#7f007f" loext:opacity="100%" style:font-name="Menlo1" officeooo:rsid="02497755"/>
    </style:style>
    <style:style style:name="T411" style:family="text">
      <style:text-properties fo:color="#7f007f" loext:opacity="100%" style:font-name="Menlo1" fo:font-size="12pt" style:font-size-asian="12pt"/>
    </style:style>
    <style:style style:name="T412" style:family="text">
      <style:text-properties fo:color="#7f007f" loext:opacity="100%" style:font-name="Menlo1" fo:font-size="12pt" fo:font-style="italic" fo:background-color="#e8f2fe" loext:char-shading-value="0" style:font-size-asian="12pt" style:font-style-asian="italic"/>
    </style:style>
    <style:style style:name="T413" style:family="text">
      <style:text-properties fo:color="#7f007f" loext:opacity="100%" style:font-name="Menlo1" fo:font-size="12pt" fo:background-color="#e8f2fe" loext:char-shading-value="0" style:font-size-asian="12pt"/>
    </style:style>
    <style:style style:name="T414"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5"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6" style:family="text">
      <style:text-properties fo:color="#7f007f" loext:opacity="100%" style:font-name="Menlo1" fo:font-size="8pt" officeooo:rsid="027fe46a" style:font-size-asian="8pt" style:font-size-complex="8pt"/>
    </style:style>
    <style:style style:name="T417" style:family="text">
      <style:text-properties fo:color="#7f007f" loext:opacity="100%" style:font-name="Menlo1" fo:font-size="8pt" fo:background-color="#e8f2a1" loext:char-shading-value="0" style:font-size-asian="8pt" style:font-size-complex="8pt"/>
    </style:style>
    <style:style style:name="T418" style:family="text">
      <style:text-properties fo:color="#7f007f" loext:opacity="100%" style:font-name="Menlo1" fo:font-size="8pt" officeooo:rsid="02851b2f" fo:background-color="#e8f2a1" loext:char-shading-value="0" style:font-size-asian="8pt" style:font-size-complex="8pt"/>
    </style:style>
    <style:style style:name="T419" style:family="text">
      <style:text-properties fo:color="#7f007f" loext:opacity="100%" style:font-name="Menlo1" officeooo:rsid="027fd7e4"/>
    </style:style>
    <style:style style:name="T420" style:family="text">
      <style:text-properties fo:color="#7f007f" loext:opacity="100%" style:font-name="Menlo1" officeooo:rsid="024e8111"/>
    </style:style>
    <style:style style:name="T421" style:family="text">
      <style:text-properties fo:color="#7f007f" loext:opacity="100%" style:font-name="Menlo1" fo:font-size="9pt" style:font-size-asian="9pt" style:font-size-complex="9pt"/>
    </style:style>
    <style:style style:name="T422" style:family="text">
      <style:text-properties fo:color="#7f007f" loext:opacity="100%" style:font-name="Menlo1" officeooo:rsid="03087945"/>
    </style:style>
    <style:style style:name="T423" style:family="text">
      <style:text-properties fo:color="#7f007f" loext:opacity="100%" style:font-name="Menlo1" fo:background-color="#e8f2fe" loext:char-shading-value="0"/>
    </style:style>
    <style:style style:name="T424" style:family="text">
      <style:text-properties fo:color="#7f007f" loext:opacity="100%" style:font-name="Menlo1" fo:font-size="11pt" fo:background-color="#e8f2fe" loext:char-shading-value="0" style:font-size-asian="11pt" style:font-size-complex="11pt"/>
    </style:style>
    <style:style style:name="T425"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6"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27" style:family="text">
      <style:text-properties fo:color="#7f007f" loext:opacity="100%" style:font-name="Menlo1" fo:font-style="italic" officeooo:rsid="03652ed9" fo:background-color="#e8f2fe" loext:char-shading-value="0" style:font-style-asian="italic"/>
    </style:style>
    <style:style style:name="T428" style:family="text">
      <style:text-properties fo:color="#7f007f" loext:opacity="100%" style:font-name="Menlo1"/>
    </style:style>
    <style:style style:name="T429" style:family="text">
      <style:text-properties fo:color="#7f007f" loext:opacity="100%" style:font-name="Liberation Serif3" fo:font-size="12pt" officeooo:rsid="02a33ef4" fo:background-color="#e8f2fe" loext:char-shading-value="0" style:font-size-asian="12pt" style:font-size-complex="12pt"/>
    </style:style>
    <style:style style:name="T430" style:family="text">
      <style:text-properties fo:color="#7f007f" loext:opacity="100%" style:font-name="Liberation Serif3" fo:font-size="12pt" style:font-size-asian="12pt"/>
    </style:style>
    <style:style style:name="T431" style:family="text">
      <style:text-properties fo:color="#7f007f" loext:opacity="100%" style:font-name="Menlo" fo:font-size="12pt" fo:font-style="italic" fo:background-color="#e8f2fe" loext:char-shading-value="0" style:font-size-asian="12pt" style:font-style-asian="italic"/>
    </style:style>
    <style:style style:name="T432" style:family="text">
      <style:text-properties fo:color="#000000" loext:opacity="100%"/>
    </style:style>
    <style:style style:name="T433" style:family="text">
      <style:text-properties fo:color="#000000" loext:opacity="100%" style:font-name="Monaco"/>
    </style:style>
    <style:style style:name="T434" style:family="text">
      <style:text-properties fo:color="#000000" loext:opacity="100%" style:font-name="Monaco" fo:font-size="11pt" style:font-size-asian="11pt"/>
    </style:style>
    <style:style style:name="T435" style:family="text">
      <style:text-properties fo:color="#000000" loext:opacity="100%" style:font-name="Monaco" fo:font-size="11pt" officeooo:rsid="0075babf" style:font-size-asian="11pt"/>
    </style:style>
    <style:style style:name="T436" style:family="text">
      <style:text-properties fo:color="#000000" loext:opacity="100%" style:font-name="Monaco" fo:font-size="11pt" officeooo:rsid="00c17a25" style:font-size-asian="11pt"/>
    </style:style>
    <style:style style:name="T437" style:family="text">
      <style:text-properties fo:color="#000000" loext:opacity="100%" style:font-name="Monaco" fo:font-size="11pt" officeooo:rsid="01e5695f" style:font-size-asian="11pt"/>
    </style:style>
    <style:style style:name="T438" style:family="text">
      <style:text-properties fo:color="#000000" loext:opacity="100%" style:font-name="Monaco" fo:font-size="11pt" fo:font-style="normal" officeooo:rsid="0075babf" style:font-size-asian="11pt" style:font-style-asian="normal" style:font-style-complex="normal"/>
    </style:style>
    <style:style style:name="T439" style:family="text">
      <style:text-properties fo:color="#000000" loext:opacity="100%" style:font-name="Monaco" fo:font-size="8pt" style:font-size-asian="8pt" style:font-size-complex="8pt"/>
    </style:style>
    <style:style style:name="T440" style:family="text">
      <style:text-properties fo:color="#000000" loext:opacity="100%" style:font-name="Monaco" fo:font-size="8pt" officeooo:rsid="00d670b8" style:font-size-asian="8pt" style:font-size-complex="8pt"/>
    </style:style>
    <style:style style:name="T441" style:family="text">
      <style:text-properties fo:color="#000000" loext:opacity="100%" style:font-name="Monaco" fo:font-size="10pt" style:font-size-asian="10pt" style:font-size-complex="10pt"/>
    </style:style>
    <style:style style:name="T442" style:family="text">
      <style:text-properties fo:color="#000000" loext:opacity="100%" style:font-name="Monaco" fo:background-color="#bce4e5" loext:char-shading-value="0"/>
    </style:style>
    <style:style style:name="T443"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44" style:family="text">
      <style:text-properties fo:color="#000000" loext:opacity="100%" style:font-name="Liberation Serif3" fo:font-size="12pt" officeooo:rsid="02497755" style:font-size-asian="12pt" style:font-size-complex="12pt"/>
    </style:style>
    <style:style style:name="T445" style:family="text">
      <style:text-properties fo:color="#000000" loext:opacity="100%" style:font-name="Liberation Serif3" fo:font-size="12pt" officeooo:rsid="024ac121" style:font-size-asian="12pt" style:font-size-complex="12pt"/>
    </style:style>
    <style:style style:name="T446" style:family="text">
      <style:text-properties fo:color="#000000" loext:opacity="100%" style:font-name="Liberation Serif3" fo:font-size="12pt" officeooo:rsid="02a1113e" style:font-size-asian="12pt" style:font-size-complex="12pt"/>
    </style:style>
    <style:style style:name="T447"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48"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9" style:family="text">
      <style:text-properties fo:color="#000000" loext:opacity="100%" style:font-name="Liberation Serif3" fo:font-size="12pt" fo:background-color="#e8f2fe" loext:char-shading-value="0" style:font-size-asian="12pt"/>
    </style:style>
    <style:style style:name="T450" style:family="text">
      <style:text-properties fo:color="#000000" loext:opacity="100%" style:font-name="Liberation Serif3" fo:font-size="12pt" officeooo:rsid="02a1113e" fo:background-color="#e8f2fe" loext:char-shading-value="0" style:font-size-asian="12pt" style:font-size-complex="12pt"/>
    </style:style>
    <style:style style:name="T451" style:family="text">
      <style:text-properties fo:color="#000000" loext:opacity="100%" style:font-name="Liberation Serif3" fo:font-size="12pt" officeooo:rsid="02a33ef4" fo:background-color="#e8f2fe" loext:char-shading-value="0" style:font-size-asian="12pt" style:font-size-complex="12pt"/>
    </style:style>
    <style:style style:name="T452"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53" style:family="text">
      <style:text-properties fo:color="#000000" loext:opacity="100%" style:font-name="Liberation Serif3" officeooo:rsid="0238aa4c"/>
    </style:style>
    <style:style style:name="T454"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55"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6"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7" style:family="text">
      <style:text-properties fo:color="#000000" loext:opacity="100%" style:font-name="Consolas" fo:font-size="10pt" style:font-size-asian="10pt"/>
    </style:style>
    <style:style style:name="T458" style:family="text">
      <style:text-properties fo:color="#000000" loext:opacity="100%" style:font-name="Consolas" fo:font-size="10pt" officeooo:rsid="01bc2314" style:font-size-asian="10pt"/>
    </style:style>
    <style:style style:name="T459" style:family="text">
      <style:text-properties fo:color="#000000" loext:opacity="100%" style:font-name="Consolas" fo:font-size="10pt" officeooo:rsid="022637ab" style:font-size-asian="10pt"/>
    </style:style>
    <style:style style:name="T460" style:family="text">
      <style:text-properties fo:color="#000000" loext:opacity="100%" style:font-name="Consolas" fo:font-size="10pt" fo:background-color="#e8f2fe" loext:char-shading-value="0" style:font-size-asian="10pt"/>
    </style:style>
    <style:style style:name="T461" style:family="text">
      <style:text-properties fo:color="#000000" loext:opacity="100%" style:font-name="Consolas" fo:font-size="10pt" fo:font-weight="bold" style:font-size-asian="10pt" style:font-weight-asian="bold" style:font-weight-complex="bold"/>
    </style:style>
    <style:style style:name="T462" style:family="text">
      <style:text-properties fo:color="#000000" loext:opacity="100%" style:font-name="Consolas" fo:font-size="10pt" fo:font-weight="bold" officeooo:rsid="022637ab" style:font-size-asian="10pt" style:font-weight-asian="bold" style:font-weight-complex="bold"/>
    </style:style>
    <style:style style:name="T463" style:family="text">
      <style:text-properties fo:color="#000000" loext:opacity="100%" officeooo:rsid="0238aa4c"/>
    </style:style>
    <style:style style:name="T464" style:family="text">
      <style:text-properties fo:color="#000000" loext:opacity="100%" style:font-name="Menlo1"/>
    </style:style>
    <style:style style:name="T465" style:family="text">
      <style:text-properties fo:color="#000000" loext:opacity="100%" style:font-name="Menlo1" fo:font-style="italic" style:font-style-asian="italic"/>
    </style:style>
    <style:style style:name="T466" style:family="text">
      <style:text-properties fo:color="#000000" loext:opacity="100%" style:font-name="Menlo1" fo:font-style="italic" fo:background-color="#e8f2fe" loext:char-shading-value="0" style:font-style-asian="italic"/>
    </style:style>
    <style:style style:name="T467" style:family="text">
      <style:text-properties fo:color="#000000" loext:opacity="100%" style:font-name="Menlo1" fo:font-style="normal" style:font-style-asian="normal" style:font-style-complex="normal"/>
    </style:style>
    <style:style style:name="T468" style:family="text">
      <style:text-properties fo:color="#000000" loext:opacity="100%" style:font-name="Menlo1" fo:font-size="12pt" style:font-size-asian="12pt"/>
    </style:style>
    <style:style style:name="T469" style:family="text">
      <style:text-properties fo:color="#000000" loext:opacity="100%" style:font-name="Menlo1" fo:font-size="12pt" fo:background-color="#e8f2fe" loext:char-shading-value="0" style:font-size-asian="12pt"/>
    </style:style>
    <style:style style:name="T470" style:family="text">
      <style:text-properties fo:color="#000000" loext:opacity="100%" style:font-name="Menlo1" fo:font-size="12pt" fo:font-style="italic" fo:background-color="#e8f2fe" loext:char-shading-value="0" style:font-size-asian="12pt" style:font-style-asian="italic"/>
    </style:style>
    <style:style style:name="T471" style:family="text">
      <style:text-properties fo:color="#000000" loext:opacity="100%" style:font-name="Menlo1" fo:font-size="12pt" fo:font-style="normal" style:font-size-asian="12pt" style:font-style-asian="normal" style:font-style-complex="normal"/>
    </style:style>
    <style:style style:name="T472" style:family="text">
      <style:text-properties fo:color="#000000" loext:opacity="100%" style:font-name="Menlo1" fo:font-size="10pt" style:font-size-asian="10pt" style:font-size-complex="10pt"/>
    </style:style>
    <style:style style:name="T473" style:family="text">
      <style:text-properties fo:color="#000000" loext:opacity="100%" style:font-name="Menlo1" fo:font-size="10pt" officeooo:rsid="02c2acd7" style:font-size-asian="10pt" style:font-size-complex="10pt"/>
    </style:style>
    <style:style style:name="T474" style:family="text">
      <style:text-properties fo:color="#000000" loext:opacity="100%" style:font-name="Menlo1" fo:font-size="10pt" style:font-size-asian="10pt" style:font-size-complex="10pt"/>
    </style:style>
    <style:style style:name="T475" style:family="text">
      <style:text-properties fo:color="#000000" loext:opacity="100%" style:font-name="Menlo1" fo:font-size="8pt" style:font-size-asian="8pt" style:font-size-complex="8pt"/>
    </style:style>
    <style:style style:name="T476" style:family="text">
      <style:text-properties fo:color="#000000" loext:opacity="100%" style:font-name="Menlo1" fo:font-size="8pt" fo:background-color="#e8f2a1" loext:char-shading-value="0" style:font-size-asian="8pt" style:font-size-complex="8pt"/>
    </style:style>
    <style:style style:name="T477" style:family="text">
      <style:text-properties fo:color="#000000" loext:opacity="100%" style:font-name="Menlo1" fo:font-size="8pt" officeooo:rsid="02851b2f" fo:background-color="#e8f2a1" loext:char-shading-value="0" style:font-size-asian="8pt" style:font-size-complex="8pt"/>
    </style:style>
    <style:style style:name="T478" style:family="text">
      <style:text-properties fo:color="#000000" loext:opacity="100%" style:font-name="Menlo1" officeooo:rsid="027fd7e4"/>
    </style:style>
    <style:style style:name="T479" style:family="text">
      <style:text-properties fo:color="#000000" loext:opacity="100%" style:font-name="Menlo1" officeooo:rsid="024e8111"/>
    </style:style>
    <style:style style:name="T480" style:family="text">
      <style:text-properties fo:color="#000000" loext:opacity="100%" style:font-name="Menlo1" fo:font-size="9pt" style:font-size-asian="9pt" style:font-size-complex="9pt"/>
    </style:style>
    <style:style style:name="T481" style:family="text">
      <style:text-properties fo:color="#000000" loext:opacity="100%" style:font-name="Menlo1" fo:background-color="#e8f2fe" loext:char-shading-value="0"/>
    </style:style>
    <style:style style:name="T482" style:family="text">
      <style:text-properties fo:color="#000000" loext:opacity="100%" style:font-name="Menlo1" fo:font-size="11pt" fo:background-color="#e8f2fe" loext:char-shading-value="0" style:font-size-asian="11pt" style:font-size-complex="11pt"/>
    </style:style>
    <style:style style:name="T483"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84" style:family="text">
      <style:text-properties fo:color="#000000" loext:opacity="100%" style:font-name="Menlo1"/>
    </style:style>
    <style:style style:name="T485" style:family="text">
      <style:text-properties fo:color="#000000" loext:opacity="100%" fo:font-weight="normal" style:font-weight-asian="normal" style:font-weight-complex="normal"/>
    </style:style>
    <style:style style:name="T486" style:family="text">
      <style:text-properties fo:color="#000000" loext:opacity="100%" fo:font-weight="normal" officeooo:rsid="0246acf5" style:font-weight-asian="normal" style:font-weight-complex="normal"/>
    </style:style>
    <style:style style:name="T487" style:family="text">
      <style:text-properties fo:color="#000000" loext:opacity="100%" fo:font-weight="normal" officeooo:rsid="0343cbc6" style:font-weight-asian="normal" style:font-weight-complex="normal"/>
    </style:style>
    <style:style style:name="T488" style:family="text">
      <style:text-properties fo:color="#000000" loext:opacity="100%" fo:font-weight="normal" officeooo:rsid="0096ab56" style:font-weight-asian="normal" style:font-weight-complex="normal"/>
    </style:style>
    <style:style style:name="T489" style:family="text">
      <style:text-properties fo:color="#000000" loext:opacity="100%" fo:font-weight="normal" officeooo:rsid="0361c208" style:font-weight-asian="normal" style:font-weight-complex="normal"/>
    </style:style>
    <style:style style:name="T490" style:family="text">
      <style:text-properties fo:color="#000000" loext:opacity="100%" fo:font-weight="normal" officeooo:rsid="0362f40b" style:font-weight-asian="normal" style:font-weight-complex="normal"/>
    </style:style>
    <style:style style:name="T491" style:family="text">
      <style:text-properties fo:color="#000000" loext:opacity="100%" officeooo:rsid="032a879b"/>
    </style:style>
    <style:style style:name="T492" style:family="text">
      <style:text-properties fo:color="#000000" loext:opacity="100%" fo:font-weight="bold" style:font-weight-asian="bold" style:font-weight-complex="bold"/>
    </style:style>
    <style:style style:name="T493" style:family="text">
      <style:text-properties fo:color="#000000" loext:opacity="100%" fo:font-weight="bold" officeooo:rsid="024617da" style:font-weight-asian="bold" style:font-weight-complex="bold"/>
    </style:style>
    <style:style style:name="T494" style:family="text">
      <style:text-properties fo:color="#000000" loext:opacity="100%" fo:font-weight="bold" officeooo:rsid="02420500" style:font-weight-asian="bold" style:font-weight-complex="bold"/>
    </style:style>
    <style:style style:name="T495" style:family="text">
      <style:text-properties fo:color="#000000" loext:opacity="100%" fo:font-weight="bold" officeooo:rsid="025b0a20" style:font-weight-asian="bold" style:font-weight-complex="bold"/>
    </style:style>
    <style:style style:name="T496" style:family="text">
      <style:text-properties fo:color="#000000" loext:opacity="100%" style:font-name="Liberation Serif" fo:font-size="12pt" fo:font-style="normal" fo:background-color="#ffffff" loext:char-shading-value="0" style:font-size-asian="12pt" style:font-style-asian="italic"/>
    </style:style>
    <style:style style:name="T497"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8"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9"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500"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501" style:family="text">
      <style:text-properties fo:color="#000000" loext:opacity="100%" style:font-name="Menlo" fo:font-size="12pt"/>
    </style:style>
    <style:style style:name="T502" style:family="text">
      <style:text-properties fo:color="#000000" loext:opacity="100%" style:font-name="Menlo" fo:font-size="12pt" fo:font-style="italic" fo:background-color="#e8f2fe" loext:char-shading-value="0" style:font-size-asian="12pt" style:font-style-asian="italic"/>
    </style:style>
    <style:style style:name="T503" style:family="text">
      <style:text-properties fo:color="#000000" loext:opacity="100%" style:font-name="Times New Roman" fo:font-size="9pt" style:font-name-asian="Times New Roman" style:font-name-complex="Times New Roman"/>
    </style:style>
    <style:style style:name="T504" style:family="text">
      <style:text-properties fo:color="#000000" loext:opacity="100%" officeooo:rsid="0096ab56"/>
    </style:style>
    <style:style style:name="T505" style:family="text">
      <style:text-properties fo:color="#000000" loext:opacity="100%" officeooo:rsid="0361c208"/>
    </style:style>
    <style:style style:name="T506" style:family="text">
      <style:text-properties fo:color="#000000" loext:opacity="100%" fo:font-style="italic" style:font-style-asian="italic"/>
    </style:style>
    <style:style style:name="T507" style:family="text">
      <style:text-properties fo:color="#000000" loext:opacity="100%" fo:font-style="italic" fo:font-weight="bold" style:font-style-asian="italic" style:font-weight-asian="bold" style:font-style-complex="italic" style:font-weight-complex="bold"/>
    </style:style>
    <style:style style:name="T508" style:family="text">
      <style:text-properties fo:color="#000000" loext:opacity="100%" fo:font-style="normal" style:font-style-asian="normal" style:font-style-complex="normal"/>
    </style:style>
    <style:style style:name="T509" style:family="text">
      <style:text-properties fo:color="#000000" loext:opacity="100%" fo:font-style="normal" officeooo:rsid="03805b20" style:font-style-asian="normal" style:font-style-complex="normal"/>
    </style:style>
    <style:style style:name="T510" style:family="text">
      <style:text-properties fo:color="#000000" loext:opacity="100%" fo:font-style="normal" officeooo:rsid="038180ab" style:font-style-asian="normal" style:font-style-complex="normal"/>
    </style:style>
    <style:style style:name="T511" style:family="text">
      <style:text-properties fo:color="#000000" loext:opacity="100%" fo:font-style="normal" officeooo:rsid="0382ebb8" style:font-style-asian="normal" style:font-style-complex="normal"/>
    </style:style>
    <style:style style:name="T512" style:family="text">
      <style:text-properties fo:color="#000000" loext:opacity="100%" fo:font-style="normal" fo:font-weight="bold" style:font-style-asian="normal" style:font-weight-asian="bold" style:font-style-complex="normal" style:font-weight-complex="bold"/>
    </style:style>
    <style:style style:name="T513" style:family="text">
      <style:text-properties officeooo:rsid="00779117"/>
    </style:style>
    <style:style style:name="T514" style:family="text">
      <style:text-properties fo:color="#008080" loext:opacity="100%"/>
    </style:style>
    <style:style style:name="T515" style:family="text">
      <style:text-properties fo:color="#008080" loext:opacity="100%" style:font-name="Monaco"/>
    </style:style>
    <style:style style:name="T516" style:family="text">
      <style:text-properties fo:color="#008080" loext:opacity="100%" style:font-name="Monaco" fo:font-size="8pt" fo:font-style="italic" fo:background-color="#e8f2fe" loext:char-shading-value="0" style:font-size-asian="8pt" style:font-style-asian="italic" style:font-size-complex="8pt"/>
    </style:style>
    <style:style style:name="T517" style:family="text">
      <style:text-properties fo:color="#008080" loext:opacity="100%" style:font-name="Monaco" fo:font-size="8pt" style:font-size-asian="8pt" style:font-size-complex="8pt"/>
    </style:style>
    <style:style style:name="T518" style:family="text">
      <style:text-properties fo:color="#008080" loext:opacity="100%" style:font-name="Monaco" fo:font-size="8pt" officeooo:rsid="00d670b8" style:font-size-asian="8pt" style:font-size-complex="8pt"/>
    </style:style>
    <style:style style:name="T519" style:family="text">
      <style:text-properties fo:color="#008080" loext:opacity="100%" style:font-name="Monaco" fo:font-size="11pt" style:font-size-asian="11pt"/>
    </style:style>
    <style:style style:name="T520" style:family="text">
      <style:text-properties fo:color="#008080" loext:opacity="100%" style:font-name="Monaco" fo:font-size="11pt" officeooo:rsid="00c17a25" style:font-size-asian="11pt"/>
    </style:style>
    <style:style style:name="T521" style:family="text">
      <style:text-properties fo:color="#008080" loext:opacity="100%" style:font-name="Monaco" fo:font-size="11pt" fo:font-weight="bold" style:font-size-asian="11pt" style:font-weight-asian="bold" style:font-weight-complex="bold"/>
    </style:style>
    <style:style style:name="T522" style:family="text">
      <style:text-properties fo:color="#008080" loext:opacity="100%" style:font-name="Monaco" fo:font-size="11pt" fo:font-weight="bold" officeooo:rsid="00da7d22" style:font-size-asian="11pt" style:font-weight-asian="bold" style:font-weight-complex="bold"/>
    </style:style>
    <style:style style:name="T523" style:family="text">
      <style:text-properties fo:color="#008080" loext:opacity="100%" style:font-name="Monaco" fo:font-size="11pt" fo:font-weight="bold" officeooo:rsid="00da8a43" style:font-size-asian="11pt" style:font-weight-asian="bold" style:font-weight-complex="bold"/>
    </style:style>
    <style:style style:name="T524" style:family="text">
      <style:text-properties fo:color="#008080" loext:opacity="100%" style:font-name="Monaco" fo:font-size="10pt" style:font-size-asian="10pt" style:font-size-complex="10pt"/>
    </style:style>
    <style:style style:name="T525" style:family="text">
      <style:text-properties fo:color="#008080" loext:opacity="100%" style:font-name="Monospace"/>
    </style:style>
    <style:style style:name="T526" style:family="text">
      <style:text-properties fo:color="#008080" loext:opacity="100%" style:font-name="Monospace" fo:font-size="9pt" style:font-size-asian="9pt" style:font-size-complex="9pt"/>
    </style:style>
    <style:style style:name="T527" style:family="text">
      <style:text-properties fo:color="#008080" loext:opacity="100%" style:font-name="Consolas" fo:font-size="10pt" style:font-size-asian="10pt"/>
    </style:style>
    <style:style style:name="T528" style:family="text">
      <style:text-properties fo:color="#008080" loext:opacity="100%" style:font-name="Consolas" fo:font-size="10pt" officeooo:rsid="01bc2314" style:font-size-asian="10pt"/>
    </style:style>
    <style:style style:name="T529" style:family="text">
      <style:text-properties fo:color="#008080" loext:opacity="100%" style:font-name="Consolas" fo:font-size="10pt" fo:background-color="#e8f2fe" loext:char-shading-value="0" style:font-size-asian="10pt"/>
    </style:style>
    <style:style style:name="T530" style:family="text">
      <style:text-properties fo:color="#008080" loext:opacity="100%" style:font-name="Menlo1"/>
    </style:style>
    <style:style style:name="T531" style:family="text">
      <style:text-properties fo:color="#008080" loext:opacity="100%" style:font-name="Menlo1" fo:font-size="12pt" style:font-size-asian="12pt"/>
    </style:style>
    <style:style style:name="T532" style:family="text">
      <style:text-properties fo:color="#008080" loext:opacity="100%" style:font-name="Menlo1" fo:font-size="12pt" fo:background-color="#e8f2fe" loext:char-shading-value="0" style:font-size-asian="12pt"/>
    </style:style>
    <style:style style:name="T533" style:family="text">
      <style:text-properties fo:color="#008080" loext:opacity="100%" style:font-name="Menlo1" fo:font-size="12pt" officeooo:rsid="02c3a125" fo:background-color="#e8f2fe" loext:char-shading-value="0" style:font-size-asian="12pt"/>
    </style:style>
    <style:style style:name="T534" style:family="text">
      <style:text-properties fo:color="#008080" loext:opacity="100%" style:font-name="Menlo1" fo:font-size="10pt" style:font-size-asian="10pt" style:font-size-complex="10pt"/>
    </style:style>
    <style:style style:name="T535" style:family="text">
      <style:text-properties fo:color="#008080" loext:opacity="100%" style:font-name="Menlo1" fo:font-size="10pt" style:font-size-asian="10pt" style:font-size-complex="10pt"/>
    </style:style>
    <style:style style:name="T536" style:family="text">
      <style:text-properties fo:color="#008080" loext:opacity="100%" style:font-name="Menlo1" fo:font-size="10pt" fo:font-weight="bold" officeooo:rsid="026f79b5" style:font-size-asian="10pt" style:font-weight-asian="bold" style:font-size-complex="10pt" style:font-weight-complex="bold"/>
    </style:style>
    <style:style style:name="T537" style:family="text">
      <style:text-properties fo:color="#008080" loext:opacity="100%" style:font-name="Menlo1" fo:font-size="8pt" fo:background-color="#e8f2a1" loext:char-shading-value="0" style:font-size-asian="8pt" style:font-size-complex="8pt"/>
    </style:style>
    <style:style style:name="T538" style:family="text">
      <style:text-properties fo:color="#008080" loext:opacity="100%" style:font-name="Menlo1" fo:font-size="8pt" officeooo:rsid="02851b2f" fo:background-color="#e8f2a1" loext:char-shading-value="0" style:font-size-asian="8pt" style:font-size-complex="8pt"/>
    </style:style>
    <style:style style:name="T539" style:family="text">
      <style:text-properties fo:color="#008080" loext:opacity="100%" style:font-name="Menlo1" officeooo:rsid="027fd7e4"/>
    </style:style>
    <style:style style:name="T540" style:family="text">
      <style:text-properties fo:color="#008080" loext:opacity="100%" style:font-name="Menlo1" officeooo:rsid="024e8111"/>
    </style:style>
    <style:style style:name="T541" style:family="text">
      <style:text-properties fo:color="#008080" loext:opacity="100%" style:font-name="Menlo1" fo:font-size="9pt" style:font-size-asian="9pt" style:font-size-complex="9pt"/>
    </style:style>
    <style:style style:name="T542" style:family="text">
      <style:text-properties fo:color="#008080" loext:opacity="100%" style:font-name="Menlo1" fo:background-color="#e8f2fe" loext:char-shading-value="0"/>
    </style:style>
    <style:style style:name="T543" style:family="text">
      <style:text-properties fo:color="#008080" loext:opacity="100%" style:font-name="Menlo1"/>
    </style:style>
    <style:style style:name="T544" style:family="text">
      <style:text-properties fo:color="#008080" loext:opacity="100%" style:font-name="Menlo" fo:font-size="10pt" style:font-size-asian="10pt" style:font-size-complex="10pt"/>
    </style:style>
    <style:style style:name="T545" style:family="text">
      <style:text-properties fo:color="#3f7f7f" loext:opacity="100%"/>
    </style:style>
    <style:style style:name="T546" style:family="text">
      <style:text-properties fo:color="#3f7f7f" loext:opacity="100%" style:font-name="Monaco"/>
    </style:style>
    <style:style style:name="T547" style:family="text">
      <style:text-properties fo:color="#3f7f7f" loext:opacity="100%" style:font-name="Monaco" fo:font-size="8pt" style:font-size-asian="8pt" style:font-size-complex="8pt"/>
    </style:style>
    <style:style style:name="T548" style:family="text">
      <style:text-properties fo:color="#3f7f7f" loext:opacity="100%" style:font-name="Monaco" fo:font-size="8pt" officeooo:rsid="00d670b8" style:font-size-asian="8pt" style:font-size-complex="8pt"/>
    </style:style>
    <style:style style:name="T549" style:family="text">
      <style:text-properties fo:color="#3f7f7f" loext:opacity="100%" style:font-name="Monaco" fo:font-size="11pt" style:font-size-asian="11pt"/>
    </style:style>
    <style:style style:name="T550" style:family="text">
      <style:text-properties fo:color="#3f7f7f" loext:opacity="100%" style:font-name="Monaco" fo:font-size="11pt" officeooo:rsid="00c17a25" style:font-size-asian="11pt"/>
    </style:style>
    <style:style style:name="T551" style:family="text">
      <style:text-properties fo:color="#3f7f7f" loext:opacity="100%" style:font-name="Monaco" fo:font-size="11pt" fo:font-style="italic" officeooo:rsid="00c17a25" style:font-size-asian="11pt" style:font-style-asian="italic"/>
    </style:style>
    <style:style style:name="T552" style:family="text">
      <style:text-properties fo:color="#3f7f7f" loext:opacity="100%" style:font-name="Monaco" fo:font-size="11pt" fo:font-style="italic" officeooo:rsid="01c0c0d8" style:font-size-asian="11pt" style:font-style-asian="italic"/>
    </style:style>
    <style:style style:name="T553" style:family="text">
      <style:text-properties fo:color="#3f7f7f" loext:opacity="100%" style:font-name="Monaco" fo:font-size="10pt" style:font-size-asian="10pt" style:font-size-complex="10pt"/>
    </style:style>
    <style:style style:name="T554" style:family="text">
      <style:text-properties fo:color="#3f7f7f" loext:opacity="100%" style:font-name="Monospace" fo:font-size="9pt" style:font-size-asian="9pt" style:font-size-complex="9pt"/>
    </style:style>
    <style:style style:name="T555" style:family="text">
      <style:text-properties fo:color="#3f7f7f" loext:opacity="100%" style:font-name="Consolas" fo:font-size="10pt" style:font-size-asian="10pt"/>
    </style:style>
    <style:style style:name="T556" style:family="text">
      <style:text-properties fo:color="#3f7f7f" loext:opacity="100%" style:font-name="Consolas" fo:font-size="10pt" fo:background-color="#e8f2fe" loext:char-shading-value="0" style:font-size-asian="10pt"/>
    </style:style>
    <style:style style:name="T557" style:family="text">
      <style:text-properties fo:color="#3f7f7f" loext:opacity="100%" style:font-name="Menlo1"/>
    </style:style>
    <style:style style:name="T558" style:family="text">
      <style:text-properties fo:color="#3f7f7f" loext:opacity="100%" style:font-name="Menlo1" fo:background-color="#d4d4d4" loext:char-shading-value="0"/>
    </style:style>
    <style:style style:name="T559" style:family="text">
      <style:text-properties fo:color="#3f7f7f" loext:opacity="100%" style:font-name="Menlo1" fo:font-size="12pt" style:font-size-asian="12pt"/>
    </style:style>
    <style:style style:name="T560" style:family="text">
      <style:text-properties fo:color="#3f7f7f" loext:opacity="100%" style:font-name="Menlo1" fo:font-size="12pt" fo:background-color="#e8f2fe" loext:char-shading-value="0" style:font-size-asian="12pt"/>
    </style:style>
    <style:style style:name="T561" style:family="text">
      <style:text-properties fo:color="#3f7f7f" loext:opacity="100%" style:font-name="Menlo1" fo:font-size="10pt" style:font-size-asian="10pt" style:font-size-complex="10pt"/>
    </style:style>
    <style:style style:name="T562" style:family="text">
      <style:text-properties fo:color="#3f7f7f" loext:opacity="100%" style:font-name="Menlo1" fo:font-size="10pt" style:font-size-asian="10pt" style:font-size-complex="10pt"/>
    </style:style>
    <style:style style:name="T563" style:family="text">
      <style:text-properties fo:color="#3f7f7f" loext:opacity="100%" style:font-name="Menlo1" fo:font-size="10pt" fo:background-color="#e8f2fe" loext:char-shading-value="0" style:font-size-asian="10pt" style:font-size-complex="10pt"/>
    </style:style>
    <style:style style:name="T564" style:family="text">
      <style:text-properties fo:color="#3f7f7f" loext:opacity="100%" style:font-name="Menlo1" fo:font-size="8pt" fo:background-color="#e8f2a1" loext:char-shading-value="0" style:font-size-asian="8pt" style:font-size-complex="8pt"/>
    </style:style>
    <style:style style:name="T565" style:family="text">
      <style:text-properties fo:color="#3f7f7f" loext:opacity="100%" style:font-name="Menlo1" fo:font-size="8pt" officeooo:rsid="02851b2f" fo:background-color="#e8f2a1" loext:char-shading-value="0" style:font-size-asian="8pt" style:font-size-complex="8pt"/>
    </style:style>
    <style:style style:name="T566" style:family="text">
      <style:text-properties fo:color="#3f7f7f" loext:opacity="100%" style:font-name="Menlo1" officeooo:rsid="024e8111"/>
    </style:style>
    <style:style style:name="T567" style:family="text">
      <style:text-properties fo:color="#3f7f7f" loext:opacity="100%" style:font-name="Menlo1" fo:font-size="9pt" style:font-size-asian="9pt" style:font-size-complex="9pt"/>
    </style:style>
    <style:style style:name="T568" style:family="text">
      <style:text-properties fo:color="#3f7f7f" loext:opacity="100%" style:font-name="Menlo1" fo:background-color="#e8f2fe" loext:char-shading-value="0"/>
    </style:style>
    <style:style style:name="T569" style:family="text">
      <style:text-properties fo:color="#3f7f7f" loext:opacity="100%" style:font-name="Menlo1"/>
    </style:style>
    <style:style style:name="T570" style:family="text">
      <style:text-properties officeooo:rsid="00784650"/>
    </style:style>
    <style:style style:name="T571" style:family="text">
      <style:text-properties officeooo:rsid="007b09df"/>
    </style:style>
    <style:style style:name="T572" style:family="text">
      <style:text-properties officeooo:rsid="007b7da4"/>
    </style:style>
    <style:style style:name="T573" style:family="text">
      <style:text-properties officeooo:rsid="007cfb05"/>
    </style:style>
    <style:style style:name="T574" style:family="text">
      <style:text-properties officeooo:rsid="007e2e7c"/>
    </style:style>
    <style:style style:name="T575" style:family="text">
      <style:text-properties officeooo:rsid="007e988e"/>
    </style:style>
    <style:style style:name="T576" style:family="text">
      <style:text-properties officeooo:rsid="007f2694"/>
    </style:style>
    <style:style style:name="T577" style:family="text">
      <style:text-properties officeooo:rsid="007f78e2"/>
    </style:style>
    <style:style style:name="T578" style:family="text">
      <style:text-properties officeooo:rsid="00810d14"/>
    </style:style>
    <style:style style:name="T579" style:family="text">
      <style:text-properties officeooo:rsid="00816823"/>
    </style:style>
    <style:style style:name="T580" style:family="text">
      <style:text-properties officeooo:rsid="0082a3c9"/>
    </style:style>
    <style:style style:name="T581" style:family="text">
      <style:text-properties officeooo:rsid="0085c8ba"/>
    </style:style>
    <style:style style:name="T582" style:family="text">
      <style:text-properties officeooo:rsid="0087da99"/>
    </style:style>
    <style:style style:name="T583" style:family="text">
      <style:text-properties officeooo:rsid="008884d4"/>
    </style:style>
    <style:style style:name="T584" style:family="text">
      <style:text-properties officeooo:rsid="008a23a7"/>
    </style:style>
    <style:style style:name="T585" style:family="text">
      <style:text-properties officeooo:rsid="008a5819"/>
    </style:style>
    <style:style style:name="T586" style:family="text">
      <style:text-properties officeooo:rsid="008b4949"/>
    </style:style>
    <style:style style:name="T587" style:family="text">
      <style:text-properties officeooo:rsid="008cedc5"/>
    </style:style>
    <style:style style:name="T588" style:family="text">
      <style:text-properties officeooo:rsid="0091c899"/>
    </style:style>
    <style:style style:name="T589" style:family="text">
      <style:text-properties fo:font-weight="normal" style:font-weight-asian="normal" style:font-weight-complex="normal"/>
    </style:style>
    <style:style style:name="T590" style:family="text">
      <style:text-properties fo:font-weight="normal" officeooo:rsid="0091c899" style:font-weight-asian="normal" style:font-weight-complex="normal"/>
    </style:style>
    <style:style style:name="T591" style:family="text">
      <style:text-properties fo:font-weight="normal" officeooo:rsid="0114df32" style:font-weight-asian="normal" style:font-weight-complex="normal"/>
    </style:style>
    <style:style style:name="T592" style:family="text">
      <style:text-properties fo:font-weight="normal" officeooo:rsid="01165e32" style:font-weight-asian="normal" style:font-weight-complex="normal"/>
    </style:style>
    <style:style style:name="T593" style:family="text">
      <style:text-properties fo:font-weight="normal" officeooo:rsid="0117cb7a" style:font-weight-asian="normal" style:font-weight-complex="normal"/>
    </style:style>
    <style:style style:name="T594" style:family="text">
      <style:text-properties fo:font-weight="normal" officeooo:rsid="011873c5" style:font-weight-asian="normal" style:font-weight-complex="normal"/>
    </style:style>
    <style:style style:name="T595" style:family="text">
      <style:text-properties fo:font-weight="normal" officeooo:rsid="01a2e880" style:font-weight-asian="normal" style:font-weight-complex="normal"/>
    </style:style>
    <style:style style:name="T596" style:family="text">
      <style:text-properties fo:font-weight="normal" officeooo:rsid="01a40355" style:font-weight-asian="normal" style:font-weight-complex="normal"/>
    </style:style>
    <style:style style:name="T597" style:family="text">
      <style:text-properties fo:font-weight="normal" officeooo:rsid="021fcc26" style:font-weight-asian="normal" style:font-weight-complex="normal"/>
    </style:style>
    <style:style style:name="T598" style:family="text">
      <style:text-properties fo:font-weight="normal" officeooo:rsid="02206712" style:font-weight-asian="normal" style:font-weight-complex="normal"/>
    </style:style>
    <style:style style:name="T599" style:family="text">
      <style:text-properties fo:font-weight="normal" officeooo:rsid="0216866a" style:font-weight-asian="normal" style:font-weight-complex="normal"/>
    </style:style>
    <style:style style:name="T600" style:family="text">
      <style:text-properties fo:font-weight="normal" officeooo:rsid="023ab5e9" style:font-weight-asian="normal" style:font-weight-complex="normal"/>
    </style:style>
    <style:style style:name="T601" style:family="text">
      <style:text-properties fo:font-weight="normal" officeooo:rsid="03052fb0" style:font-weight-asian="normal" style:font-weight-complex="normal"/>
    </style:style>
    <style:style style:name="T602" style:family="text">
      <style:text-properties fo:font-weight="normal" officeooo:rsid="034a69c4" style:font-weight-asian="normal" style:font-weight-complex="normal"/>
    </style:style>
    <style:style style:name="T603" style:family="text">
      <style:text-properties fo:font-weight="normal" officeooo:rsid="037ea8dd" style:font-weight-asian="normal" style:font-weight-complex="normal"/>
    </style:style>
    <style:style style:name="T604" style:family="text">
      <style:text-properties officeooo:rsid="0091d01b"/>
    </style:style>
    <style:style style:name="T605" style:family="text">
      <style:text-properties officeooo:rsid="0093138e"/>
    </style:style>
    <style:style style:name="T606" style:family="text">
      <style:text-properties officeooo:rsid="0094a311"/>
    </style:style>
    <style:style style:name="T607" style:family="text">
      <style:text-properties officeooo:rsid="0096ab56"/>
    </style:style>
    <style:style style:name="T608" style:family="text">
      <style:text-properties officeooo:rsid="00976af7"/>
    </style:style>
    <style:style style:name="T609" style:family="text">
      <style:text-properties officeooo:rsid="00990aa0"/>
    </style:style>
    <style:style style:name="T610" style:family="text">
      <style:text-properties officeooo:rsid="009ca87b"/>
    </style:style>
    <style:style style:name="T611" style:family="text">
      <style:text-properties officeooo:rsid="009d4b7d"/>
    </style:style>
    <style:style style:name="T612" style:family="text">
      <style:text-properties officeooo:rsid="00a616d9"/>
    </style:style>
    <style:style style:name="T613" style:family="text">
      <style:text-properties officeooo:rsid="00afa10f"/>
    </style:style>
    <style:style style:name="T614" style:family="text">
      <style:text-properties officeooo:rsid="00b1110d"/>
    </style:style>
    <style:style style:name="T615" style:family="text">
      <style:text-properties officeooo:rsid="00b27d15"/>
    </style:style>
    <style:style style:name="T616" style:family="text">
      <style:text-properties officeooo:rsid="00bd5778"/>
    </style:style>
    <style:style style:name="T617" style:family="text">
      <style:text-properties officeooo:rsid="00bec492"/>
    </style:style>
    <style:style style:name="T618" style:family="text">
      <style:text-properties officeooo:rsid="00c055b0"/>
    </style:style>
    <style:style style:name="T619" style:family="text">
      <style:text-properties officeooo:rsid="00c17a25"/>
    </style:style>
    <style:style style:name="T620" style:family="text">
      <style:text-properties officeooo:rsid="00c42674"/>
    </style:style>
    <style:style style:name="T621" style:family="text">
      <style:text-properties officeooo:rsid="00c49c61"/>
    </style:style>
    <style:style style:name="T622" style:family="text">
      <style:text-properties officeooo:rsid="00c6929c"/>
    </style:style>
    <style:style style:name="T623" style:family="text">
      <style:text-properties officeooo:rsid="00c83609"/>
    </style:style>
    <style:style style:name="T624" style:family="text">
      <style:text-properties officeooo:rsid="00cc2904"/>
    </style:style>
    <style:style style:name="T625" style:family="text">
      <style:text-properties officeooo:rsid="00cd5627"/>
    </style:style>
    <style:style style:name="T626" style:family="text">
      <style:text-properties officeooo:rsid="00d1a634"/>
    </style:style>
    <style:style style:name="T627" style:family="text">
      <style:text-properties officeooo:rsid="00d52e18"/>
    </style:style>
    <style:style style:name="T628"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29"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30" style:family="text">
      <style:text-properties fo:font-size="12pt" officeooo:rsid="00d7bdca" style:font-size-asian="12pt" style:font-size-complex="12pt"/>
    </style:style>
    <style:style style:name="T63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3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33" style:family="text">
      <style:text-properties fo:font-size="12pt" fo:font-weight="bold" officeooo:rsid="0356af00" fo:background-color="transparent" loext:char-shading-value="0" style:font-size-asian="12pt" style:font-weight-asian="bold" style:font-size-complex="12pt" style:font-weight-complex="bold"/>
    </style:style>
    <style:style style:name="T634" style:family="text">
      <style:text-properties fo:font-size="12pt" fo:font-weight="bold" officeooo:rsid="03586401" fo:background-color="transparent" loext:char-shading-value="0" style:font-size-asian="12pt" style:font-weight-asian="bold" style:font-size-complex="12pt" style:font-weight-complex="bold"/>
    </style:style>
    <style:style style:name="T635" style:family="text">
      <style:text-properties fo:font-size="12pt" fo:font-weight="normal" fo:background-color="transparent" loext:char-shading-value="0" style:font-size-asian="12pt" style:font-weight-asian="normal" style:font-size-complex="12pt" style:font-weight-complex="normal"/>
    </style:style>
    <style:style style:name="T636" style:family="text">
      <style:text-properties officeooo:rsid="00d8dca9"/>
    </style:style>
    <style:style style:name="T637" style:family="text">
      <style:text-properties officeooo:rsid="00da4a3b"/>
    </style:style>
    <style:style style:name="T638" style:family="text">
      <style:text-properties officeooo:rsid="00da8a43"/>
    </style:style>
    <style:style style:name="T639" style:family="text">
      <style:text-properties officeooo:rsid="00dca0b7"/>
    </style:style>
    <style:style style:name="T640" style:family="text">
      <style:text-properties officeooo:rsid="00de343d"/>
    </style:style>
    <style:style style:name="T641" style:family="text">
      <style:text-properties officeooo:rsid="0025f220"/>
    </style:style>
    <style:style style:name="T642" style:family="text">
      <style:text-properties officeooo:rsid="00e5370c"/>
    </style:style>
    <style:style style:name="T643" style:family="text">
      <style:text-properties fo:font-size="11pt" fo:font-weight="bold" style:font-size-asian="11pt" style:font-weight-asian="bold" style:font-size-complex="11pt" style:font-weight-complex="bold"/>
    </style:style>
    <style:style style:name="T644" style:family="text">
      <style:text-properties fo:font-size="11pt" fo:font-weight="bold" officeooo:rsid="00e5370c" style:font-size-asian="11pt" style:font-weight-asian="bold" style:font-size-complex="11pt" style:font-weight-complex="bold"/>
    </style:style>
    <style:style style:name="T645" style:family="text">
      <style:text-properties fo:font-size="11pt" fo:font-weight="bold" officeooo:rsid="014ebfe7" style:font-size-asian="11pt" style:font-weight-asian="bold" style:font-size-complex="11pt" style:font-weight-complex="bold"/>
    </style:style>
    <style:style style:name="T646" style:family="text">
      <style:text-properties fo:font-size="11pt" fo:font-weight="bold" officeooo:rsid="0268dac0" style:font-size-asian="11pt" style:font-weight-asian="bold" style:font-size-complex="11pt" style:font-weight-complex="bold"/>
    </style:style>
    <style:style style:name="T647" style:family="text">
      <style:text-properties fo:font-size="11pt" fo:font-weight="normal" officeooo:rsid="00e5370c" style:font-size-asian="11pt" style:font-weight-asian="normal" style:font-size-complex="11pt" style:font-weight-complex="normal"/>
    </style:style>
    <style:style style:name="T648" style:family="text">
      <style:text-properties fo:font-size="11pt" fo:font-weight="normal" officeooo:rsid="01d90249" style:font-size-asian="11pt" style:font-weight-asian="normal" style:font-size-complex="11pt" style:font-weight-complex="normal"/>
    </style:style>
    <style:style style:name="T649" style:family="text">
      <style:text-properties fo:font-size="11pt" style:font-size-asian="11pt"/>
    </style:style>
    <style:style style:name="T650" style:family="text">
      <style:text-properties fo:font-size="11pt" style:font-size-asian="11pt" style:font-size-complex="11pt"/>
    </style:style>
    <style:style style:name="T651" style:family="text">
      <style:text-properties fo:font-size="11pt" officeooo:rsid="01dfcadf" style:font-size-asian="11pt" style:font-size-complex="11pt"/>
    </style:style>
    <style:style style:name="T652" style:family="text">
      <style:text-properties fo:font-size="11pt" officeooo:rsid="025f38e6" style:font-size-asian="11pt" style:font-size-complex="11pt"/>
    </style:style>
    <style:style style:name="T653" style:family="text">
      <style:text-properties fo:font-size="11pt" officeooo:rsid="02610b2e" style:font-size-asian="11pt" style:font-size-complex="11pt"/>
    </style:style>
    <style:style style:name="T654" style:family="text">
      <style:text-properties fo:font-size="11pt" officeooo:rsid="01d9fa89" style:font-size-asian="11pt" style:font-size-complex="11pt"/>
    </style:style>
    <style:style style:name="T655" style:family="text">
      <style:text-properties fo:font-size="11pt" officeooo:rsid="00e56329" style:font-size-asian="11pt" style:font-size-complex="11pt"/>
    </style:style>
    <style:style style:name="T656" style:family="text">
      <style:text-properties fo:font-size="11pt" officeooo:rsid="00e5370c" style:font-size-asian="11pt" style:font-size-complex="11pt"/>
    </style:style>
    <style:style style:name="T657" style:family="text">
      <style:text-properties fo:font-size="11pt" fo:font-style="italic" fo:font-weight="bold" style:font-size-asian="11pt" style:font-style-asian="italic" style:font-weight-asian="bold" style:font-style-complex="italic" style:font-weight-complex="bold"/>
    </style:style>
    <style:style style:name="T658" style:family="text">
      <style:text-properties officeooo:rsid="00ed47c0"/>
    </style:style>
    <style:style style:name="T659" style:family="text">
      <style:text-properties officeooo:rsid="00ef8281"/>
    </style:style>
    <style:style style:name="T660" style:family="text">
      <style:text-properties officeooo:rsid="00f6c859"/>
    </style:style>
    <style:style style:name="T661" style:family="text">
      <style:text-properties officeooo:rsid="00fa11d9"/>
    </style:style>
    <style:style style:name="T662" style:family="text">
      <style:text-properties officeooo:rsid="00fd23fe"/>
    </style:style>
    <style:style style:name="T663" style:family="text">
      <style:text-properties officeooo:rsid="00fe070b"/>
    </style:style>
    <style:style style:name="T664" style:family="text">
      <style:text-properties officeooo:rsid="00ffcb32"/>
    </style:style>
    <style:style style:name="T665" style:family="text">
      <style:text-properties officeooo:rsid="0107cdef"/>
    </style:style>
    <style:style style:name="T666" style:family="text">
      <style:text-properties officeooo:rsid="010ad891"/>
    </style:style>
    <style:style style:name="T667" style:family="text">
      <style:text-properties officeooo:rsid="010c468e"/>
    </style:style>
    <style:style style:name="T668" style:family="text">
      <style:text-properties officeooo:rsid="010d34d8"/>
    </style:style>
    <style:style style:name="T669" style:family="text">
      <style:text-properties officeooo:rsid="011091fe"/>
    </style:style>
    <style:style style:name="T670" style:family="text">
      <style:text-properties officeooo:rsid="011470a4"/>
    </style:style>
    <style:style style:name="T671" style:family="text">
      <style:text-properties officeooo:rsid="0114df32"/>
    </style:style>
    <style:style style:name="T672" style:family="text">
      <style:text-properties officeooo:rsid="011bc1c2"/>
    </style:style>
    <style:style style:name="T673" style:family="text">
      <style:text-properties fo:font-size="10pt"/>
    </style:style>
    <style:style style:name="T674" style:family="text">
      <style:text-properties fo:font-size="10pt" style:font-size-asian="10pt" style:font-size-complex="10pt"/>
    </style:style>
    <style:style style:name="T675" style:family="text">
      <style:text-properties fo:font-size="10pt" officeooo:rsid="011a3a45" style:font-size-asian="10pt" style:font-size-complex="10pt"/>
    </style:style>
    <style:style style:name="T676" style:family="text">
      <style:text-properties fo:font-size="10pt" officeooo:rsid="0168db67" style:font-size-asian="10pt" style:font-size-complex="10pt"/>
    </style:style>
    <style:style style:name="T677" style:family="text">
      <style:text-properties fo:font-size="10pt" officeooo:rsid="00f6c859" style:font-size-asian="10pt" style:font-size-complex="10pt"/>
    </style:style>
    <style:style style:name="T678" style:family="text">
      <style:text-properties fo:font-size="10pt" officeooo:rsid="01a75d43" style:font-size-asian="10pt" style:font-size-complex="10pt"/>
    </style:style>
    <style:style style:name="T679" style:family="text">
      <style:text-properties fo:font-size="10pt" officeooo:rsid="024ceec8" style:font-size-asian="10pt" style:font-size-complex="10pt"/>
    </style:style>
    <style:style style:name="T680" style:family="text">
      <style:text-properties fo:font-size="10pt" officeooo:rsid="025112be" style:font-size-asian="10pt" style:font-size-complex="10pt"/>
    </style:style>
    <style:style style:name="T681" style:family="text">
      <style:text-properties fo:font-size="10pt" officeooo:rsid="01cc8f78" style:font-size-asian="10pt" style:font-size-complex="10pt"/>
    </style:style>
    <style:style style:name="T682" style:family="text">
      <style:text-properties fo:font-size="10pt" officeooo:rsid="0135ceb6"/>
    </style:style>
    <style:style style:name="T683" style:family="text">
      <style:text-properties fo:font-size="10pt" officeooo:rsid="013d8111"/>
    </style:style>
    <style:style style:name="T684" style:family="text">
      <style:text-properties fo:font-size="10pt" fo:font-weight="bold" officeooo:rsid="00976af7" style:font-size-asian="10pt" style:font-weight-asian="bold" style:font-size-complex="10pt" style:font-weight-complex="bold"/>
    </style:style>
    <style:style style:name="T685" style:family="text">
      <style:text-properties fo:font-size="10pt" fo:font-weight="bold" fo:background-color="#b4c7dc" loext:char-shading-value="0" style:font-size-asian="10pt" style:font-weight-asian="bold" style:font-size-complex="10pt" style:font-weight-complex="bold"/>
    </style:style>
    <style:style style:name="T686" style:family="text">
      <style:text-properties fo:font-size="10pt" fo:background-color="#b4c7dc" loext:char-shading-value="0" style:font-size-asian="10pt" style:font-size-complex="10pt"/>
    </style:style>
    <style:style style:name="T687" style:family="text">
      <style:text-properties fo:font-size="10pt" officeooo:rsid="026de163" fo:background-color="#b4c7dc" loext:char-shading-value="0" style:font-size-asian="10pt" style:font-size-complex="10pt"/>
    </style:style>
    <style:style style:name="T688" style:family="text">
      <style:text-properties fo:font-size="10pt" officeooo:rsid="02713056" fo:background-color="#b4c7dc" loext:char-shading-value="0" style:font-size-asian="10pt" style:font-size-complex="10pt"/>
    </style:style>
    <style:style style:name="T689" style:family="text">
      <style:text-properties fo:font-size="10pt" fo:font-style="italic" fo:font-weight="bold" style:font-size-asian="10pt" style:font-style-asian="italic" style:font-weight-asian="bold" style:font-size-complex="10pt" style:font-style-complex="italic" style:font-weight-complex="bold"/>
    </style:style>
    <style:style style:name="T69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91" style:family="text">
      <style:text-properties fo:font-size="10pt" fo:font-style="italic" style:font-size-asian="10pt" style:font-style-asian="italic" style:font-size-complex="10pt" style:font-style-complex="italic"/>
    </style:style>
    <style:style style:name="T69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9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94" style:family="text">
      <style:text-properties fo:font-size="10pt" officeooo:rsid="0356af00" fo:background-color="transparent" loext:char-shading-value="0" style:font-size-asian="10pt" style:font-size-complex="10pt"/>
    </style:style>
    <style:style style:name="T695" style:family="text">
      <style:text-properties fo:font-size="10pt" officeooo:rsid="035754f0" fo:background-color="transparent" loext:char-shading-value="0" style:font-size-asian="10pt" style:font-size-complex="10pt"/>
    </style:style>
    <style:style style:name="T696" style:family="text">
      <style:text-properties officeooo:rsid="011f6af8"/>
    </style:style>
    <style:style style:name="T697" style:family="text">
      <style:text-properties officeooo:rsid="0122aed0"/>
    </style:style>
    <style:style style:name="T698" style:family="text">
      <style:text-properties officeooo:rsid="012acabe"/>
    </style:style>
    <style:style style:name="T699" style:family="text">
      <style:text-properties officeooo:rsid="012ca6ad"/>
    </style:style>
    <style:style style:name="T700" style:family="text">
      <style:text-properties officeooo:rsid="013905f6"/>
    </style:style>
    <style:style style:name="T701" style:family="text">
      <style:text-properties officeooo:rsid="0139a206"/>
    </style:style>
    <style:style style:name="T702" style:family="text">
      <style:text-properties officeooo:rsid="013c6995"/>
    </style:style>
    <style:style style:name="T703" style:family="text">
      <style:text-properties officeooo:rsid="013d8111"/>
    </style:style>
    <style:style style:name="T704" style:family="text">
      <style:text-properties officeooo:rsid="0143af28"/>
    </style:style>
    <style:style style:name="T705" style:family="text">
      <style:text-properties officeooo:rsid="014560bf"/>
    </style:style>
    <style:style style:name="T706" style:family="text">
      <style:text-properties officeooo:rsid="0146e3e0"/>
    </style:style>
    <style:style style:name="T707" style:family="text">
      <style:text-properties officeooo:rsid="01487ee1"/>
    </style:style>
    <style:style style:name="T708" style:family="text">
      <style:text-properties officeooo:rsid="0149df8e"/>
    </style:style>
    <style:style style:name="T709" style:family="text">
      <style:text-properties officeooo:rsid="014b80e0"/>
    </style:style>
    <style:style style:name="T710" style:family="text">
      <style:text-properties officeooo:rsid="014cddd9"/>
    </style:style>
    <style:style style:name="T711" style:family="text">
      <style:text-properties officeooo:rsid="014fe6ce"/>
    </style:style>
    <style:style style:name="T712" style:family="text">
      <style:text-properties officeooo:rsid="01529ab7"/>
    </style:style>
    <style:style style:name="T713" style:family="text">
      <style:text-properties officeooo:rsid="0153e177"/>
    </style:style>
    <style:style style:name="T714" style:family="text">
      <style:text-properties officeooo:rsid="01558a1f"/>
    </style:style>
    <style:style style:name="T715" style:family="text">
      <style:text-properties officeooo:rsid="01558b7b"/>
    </style:style>
    <style:style style:name="T716" style:family="text">
      <style:text-properties style:font-name="Liberation Serif1"/>
    </style:style>
    <style:style style:name="T717" style:family="text">
      <style:text-properties style:font-name="Liberation Serif1" officeooo:rsid="01558b7b"/>
    </style:style>
    <style:style style:name="T718" style:family="text">
      <style:text-properties officeooo:rsid="0158ce0c"/>
    </style:style>
    <style:style style:name="T719" style:family="text">
      <style:text-properties officeooo:rsid="01599ca6"/>
    </style:style>
    <style:style style:name="T720" style:family="text">
      <style:text-properties officeooo:rsid="015ab279"/>
    </style:style>
    <style:style style:name="T721" style:family="text">
      <style:text-properties officeooo:rsid="015e09fe"/>
    </style:style>
    <style:style style:name="T722" style:family="text">
      <style:text-properties officeooo:rsid="01609c86"/>
    </style:style>
    <style:style style:name="T723" style:family="text">
      <style:text-properties officeooo:rsid="0161ced8"/>
    </style:style>
    <style:style style:name="T724" style:family="text">
      <style:text-properties officeooo:rsid="0166e72a"/>
    </style:style>
    <style:style style:name="T725" style:family="text">
      <style:text-properties officeooo:rsid="016ab46a"/>
    </style:style>
    <style:style style:name="T726" style:family="text">
      <style:text-properties officeooo:rsid="016ba78c"/>
    </style:style>
    <style:style style:name="T727" style:family="text">
      <style:text-properties officeooo:rsid="016deaa3"/>
    </style:style>
    <style:style style:name="T728" style:family="text">
      <style:text-properties officeooo:rsid="0171aac5"/>
    </style:style>
    <style:style style:name="T729" style:family="text">
      <style:text-properties fo:font-size="9pt" fo:background-color="#eeeeee" loext:char-shading-value="0" style:font-size-asian="9pt" style:font-size-complex="9pt"/>
    </style:style>
    <style:style style:name="T730" style:family="text">
      <style:text-properties fo:font-size="9pt" style:font-size-asian="9pt" style:font-size-complex="9pt"/>
    </style:style>
    <style:style style:name="T731" style:family="text">
      <style:text-properties fo:font-size="9pt" officeooo:rsid="015c85ec" style:font-size-asian="9pt" style:font-size-complex="9pt"/>
    </style:style>
    <style:style style:name="T732" style:family="text">
      <style:text-properties fo:font-size="9pt" officeooo:rsid="0207dc5f" style:font-size-asian="9pt" style:font-size-complex="9pt"/>
    </style:style>
    <style:style style:name="T733" style:family="text">
      <style:text-properties fo:font-size="9pt" fo:font-weight="bold" officeooo:rsid="015e09fe" style:font-size-asian="9pt" style:font-weight-asian="bold" style:font-size-complex="9pt" style:font-weight-complex="bold"/>
    </style:style>
    <style:style style:name="T734" style:family="text">
      <style:text-properties fo:font-size="9pt" fo:font-weight="bold" officeooo:rsid="0205f518" style:font-size-asian="9pt" style:font-weight-asian="bold" style:font-size-complex="9pt" style:font-weight-complex="bold"/>
    </style:style>
    <style:style style:name="T735" style:family="text">
      <style:text-properties officeooo:rsid="0176c712"/>
    </style:style>
    <style:style style:name="T736" style:family="text">
      <style:text-properties fo:background-color="#cfe7f5" loext:char-shading-value="0"/>
    </style:style>
    <style:style style:name="T737" style:family="text">
      <style:text-properties officeooo:rsid="008a5819" fo:background-color="#cfe7f5" loext:char-shading-value="0"/>
    </style:style>
    <style:style style:name="T738" style:family="text">
      <style:text-properties officeooo:rsid="01802fd9" fo:background-color="#cfe7f5" loext:char-shading-value="0"/>
    </style:style>
    <style:style style:name="T739" style:family="text">
      <style:text-properties officeooo:rsid="017e8a6f" fo:background-color="#cfe7f5" loext:char-shading-value="0"/>
    </style:style>
    <style:style style:name="T740" style:family="text">
      <style:text-properties officeooo:rsid="0184c999" fo:background-color="#cfe7f5" loext:char-shading-value="0"/>
    </style:style>
    <style:style style:name="T741" style:family="text">
      <style:text-properties officeooo:rsid="0158ce0c" fo:background-color="#cfe7f5" loext:char-shading-value="0"/>
    </style:style>
    <style:style style:name="T742" style:family="text">
      <style:text-properties officeooo:rsid="0139a206" fo:background-color="#cfe7f5" loext:char-shading-value="0"/>
    </style:style>
    <style:style style:name="T743" style:family="text">
      <style:text-properties officeooo:rsid="01859836" fo:background-color="#cfe7f5" loext:char-shading-value="0"/>
    </style:style>
    <style:style style:name="T744" style:family="text">
      <style:text-properties officeooo:rsid="02236fa5" fo:background-color="#cfe7f5" loext:char-shading-value="0"/>
    </style:style>
    <style:style style:name="T745" style:family="text">
      <style:text-properties officeooo:rsid="027c57b6" fo:background-color="#cfe7f5" loext:char-shading-value="0"/>
    </style:style>
    <style:style style:name="T746" style:family="text">
      <style:text-properties officeooo:rsid="02afbdcf" fo:background-color="#cfe7f5" loext:char-shading-value="0"/>
    </style:style>
    <style:style style:name="T747" style:family="text">
      <style:text-properties officeooo:rsid="017cbc3a"/>
    </style:style>
    <style:style style:name="T748" style:family="text">
      <style:text-properties officeooo:rsid="017e8a6f"/>
    </style:style>
    <style:style style:name="T749" style:family="text">
      <style:text-properties officeooo:rsid="01802fd9"/>
    </style:style>
    <style:style style:name="T750" style:family="text">
      <style:text-properties officeooo:rsid="0180f043"/>
    </style:style>
    <style:style style:name="T751" style:family="text">
      <style:text-properties officeooo:rsid="0184c999"/>
    </style:style>
    <style:style style:name="T752" style:family="text">
      <style:text-properties officeooo:rsid="01859836"/>
    </style:style>
    <style:style style:name="T753" style:family="text">
      <style:text-properties officeooo:rsid="0187546c"/>
    </style:style>
    <style:style style:name="T754" style:family="text">
      <style:text-properties officeooo:rsid="0192c4de"/>
    </style:style>
    <style:style style:name="T755" style:family="text">
      <style:text-properties officeooo:rsid="019388d9"/>
    </style:style>
    <style:style style:name="T756" style:family="text">
      <style:text-properties officeooo:rsid="0195c830"/>
    </style:style>
    <style:style style:name="T757" style:family="text">
      <style:text-properties officeooo:rsid="01991d39"/>
    </style:style>
    <style:style style:name="T758" style:family="text">
      <style:text-properties officeooo:rsid="019e48c8"/>
    </style:style>
    <style:style style:name="T759" style:family="text">
      <style:text-properties officeooo:rsid="019f9761"/>
    </style:style>
    <style:style style:name="T760" style:family="text">
      <style:text-properties officeooo:rsid="01a01c9c"/>
    </style:style>
    <style:style style:name="T761" style:family="text">
      <style:text-properties officeooo:rsid="01a2e880"/>
    </style:style>
    <style:style style:name="T762" style:family="text">
      <style:text-properties officeooo:rsid="01a51c1f"/>
    </style:style>
    <style:style style:name="T763" style:family="text">
      <style:text-properties officeooo:rsid="01a75d43"/>
    </style:style>
    <style:style style:name="T764" style:family="text">
      <style:text-properties officeooo:rsid="01a9781d"/>
    </style:style>
    <style:style style:name="T765" style:family="text">
      <style:text-properties officeooo:rsid="01af6bf5"/>
    </style:style>
    <style:style style:name="T766" style:family="text">
      <style:text-properties officeooo:rsid="01b733f6"/>
    </style:style>
    <style:style style:name="T767" style:family="text">
      <style:text-properties officeooo:rsid="01bd2492"/>
    </style:style>
    <style:style style:name="T768" style:family="text">
      <style:text-properties officeooo:rsid="01bfaf5c"/>
    </style:style>
    <style:style style:name="T769" style:family="text">
      <style:text-properties officeooo:rsid="01bfc1bb"/>
    </style:style>
    <style:style style:name="T770" style:family="text">
      <style:text-properties officeooo:rsid="01c044f9"/>
    </style:style>
    <style:style style:name="T771" style:family="text">
      <style:text-properties officeooo:rsid="01c0c0d8"/>
    </style:style>
    <style:style style:name="T772" style:family="text">
      <style:text-properties officeooo:rsid="01c58164"/>
    </style:style>
    <style:style style:name="T773" style:family="text">
      <style:text-properties officeooo:rsid="01c7d769"/>
    </style:style>
    <style:style style:name="T774" style:family="text">
      <style:text-properties officeooo:rsid="01c8c243"/>
    </style:style>
    <style:style style:name="T775" style:family="text">
      <style:text-properties officeooo:rsid="01c955d4"/>
    </style:style>
    <style:style style:name="T776" style:family="text">
      <style:text-properties officeooo:rsid="01cb12fd"/>
    </style:style>
    <style:style style:name="T777" style:family="text">
      <style:text-properties officeooo:rsid="01cc8f78"/>
    </style:style>
    <style:style style:name="T778" style:family="text">
      <style:text-properties fo:color="#3333ff" loext:opacity="100%"/>
    </style:style>
    <style:style style:name="T779" style:family="text">
      <style:text-properties fo:color="#3333ff" loext:opacity="100%" fo:font-size="10pt" style:font-size-asian="10pt" style:font-size-complex="10pt"/>
    </style:style>
    <style:style style:name="T780" style:family="text">
      <style:text-properties fo:color="#3333ff" loext:opacity="100%" fo:font-size="10pt" officeooo:rsid="02114966" style:font-size-asian="10pt" style:font-size-complex="10pt"/>
    </style:style>
    <style:style style:name="T781" style:family="text">
      <style:text-properties fo:color="#3333ff" loext:opacity="100%" fo:font-size="10pt" officeooo:rsid="0211fb3c" style:font-size-asian="10pt" style:font-size-complex="10pt"/>
    </style:style>
    <style:style style:name="T782" style:family="text">
      <style:text-properties fo:color="#3333ff" loext:opacity="100%" fo:font-size="10pt" officeooo:rsid="009b73fc" style:font-size-asian="10pt" style:font-size-complex="10pt"/>
    </style:style>
    <style:style style:name="T783" style:family="text">
      <style:text-properties fo:color="#3333ff" loext:opacity="100%" fo:font-size="10pt" officeooo:rsid="009eaddf" style:font-size-asian="10pt" style:font-size-complex="10pt"/>
    </style:style>
    <style:style style:name="T784" style:family="text">
      <style:text-properties fo:color="#3333ff" loext:opacity="100%" fo:font-size="10pt" officeooo:rsid="025112be" style:font-size-asian="10pt" style:font-size-complex="10pt"/>
    </style:style>
    <style:style style:name="T785" style:family="text">
      <style:text-properties fo:color="#3333ff" loext:opacity="100%" fo:font-size="10pt" officeooo:rsid="0323fd91" style:font-size-asian="10pt" style:font-size-complex="10pt"/>
    </style:style>
    <style:style style:name="T786" style:family="text">
      <style:text-properties fo:color="#3333ff" loext:opacity="100%" fo:font-size="10pt" officeooo:rsid="0324d250" style:font-size-asian="10pt" style:font-size-complex="10pt"/>
    </style:style>
    <style:style style:name="T787" style:family="text">
      <style:text-properties fo:color="#3333ff" loext:opacity="100%" style:font-name="Monaco" fo:font-size="8pt" fo:font-style="italic" officeooo:rsid="00d670b8" style:font-size-asian="8pt" style:font-style-asian="italic" style:font-size-complex="8pt"/>
    </style:style>
    <style:style style:name="T788" style:family="text">
      <style:text-properties fo:color="#009900" loext:opacity="100%"/>
    </style:style>
    <style:style style:name="T789" style:family="text">
      <style:text-properties fo:color="#009900" loext:opacity="100%" fo:font-size="10pt" style:font-size-asian="10pt" style:font-size-complex="10pt"/>
    </style:style>
    <style:style style:name="T790" style:family="text">
      <style:text-properties fo:color="#009900" loext:opacity="100%" fo:font-size="10pt" officeooo:rsid="0323fd91" style:font-size-asian="10pt" style:font-size-complex="10pt"/>
    </style:style>
    <style:style style:name="T791" style:family="text">
      <style:text-properties fo:color="#009900" loext:opacity="100%" fo:font-size="9pt" style:font-size-asian="9pt" style:font-size-complex="9pt"/>
    </style:style>
    <style:style style:name="T792" style:family="text">
      <style:text-properties fo:color="#ff0000" loext:opacity="100%"/>
    </style:style>
    <style:style style:name="T793" style:family="text">
      <style:text-properties fo:color="#ff0000" loext:opacity="100%" fo:font-weight="bold" style:font-weight-asian="bold" style:font-weight-complex="bold"/>
    </style:style>
    <style:style style:name="T794" style:family="text">
      <style:text-properties fo:color="#ff0000" loext:opacity="100%" fo:font-weight="bold" officeooo:rsid="02418638" style:font-weight-asian="bold" style:font-weight-complex="bold"/>
    </style:style>
    <style:style style:name="T795" style:family="text">
      <style:text-properties fo:color="#ff0000" loext:opacity="100%" fo:font-weight="bold" officeooo:rsid="024617da" style:font-weight-asian="bold" style:font-weight-complex="bold"/>
    </style:style>
    <style:style style:name="T796" style:family="text">
      <style:text-properties fo:color="#ff0000" loext:opacity="100%" fo:font-weight="bold" officeooo:rsid="02402ead" style:font-weight-asian="bold" style:font-weight-complex="bold"/>
    </style:style>
    <style:style style:name="T797" style:family="text">
      <style:text-properties fo:color="#ff0000" loext:opacity="100%" style:font-name="Menlo1" fo:font-style="normal" style:font-style-asian="normal" style:font-style-complex="normal"/>
    </style:style>
    <style:style style:name="T798" style:family="text">
      <style:text-properties fo:color="#ff0000" loext:opacity="100%" style:font-name="Menlo1" fo:font-style="normal" officeooo:rsid="02432058" style:font-style-asian="normal" style:font-style-complex="normal"/>
    </style:style>
    <style:style style:name="T799" style:family="text">
      <style:text-properties fo:color="#ff0000" loext:opacity="100%" style:font-name="Menlo1" fo:font-size="10pt" officeooo:rsid="02497755" style:font-size-asian="10pt" style:font-size-complex="10pt"/>
    </style:style>
    <style:style style:name="T800" style:family="text">
      <style:text-properties fo:color="#ff0000" loext:opacity="100%" style:font-name="Menlo1" fo:font-size="10pt" fo:font-weight="bold" officeooo:rsid="02497755" style:font-size-asian="10pt" style:font-weight-asian="bold" style:font-size-complex="10pt" style:font-weight-complex="bold"/>
    </style:style>
    <style:style style:name="T801" style:family="text">
      <style:text-properties fo:color="#ff0000" loext:opacity="100%" style:font-name="Menlo1" fo:font-size="10pt" fo:font-weight="bold" officeooo:rsid="03451115" style:font-size-asian="10pt" style:font-weight-asian="bold" style:font-size-complex="10pt" style:font-weight-complex="bold"/>
    </style:style>
    <style:style style:name="T802" style:family="text">
      <style:text-properties fo:color="#ff0000" loext:opacity="100%" officeooo:rsid="0374f055"/>
    </style:style>
    <style:style style:name="T803" style:family="text">
      <style:text-properties fo:color="#ff0000" loext:opacity="100%" fo:font-style="normal" style:font-style-asian="normal" style:font-style-complex="normal"/>
    </style:style>
    <style:style style:name="T804" style:family="text">
      <style:text-properties fo:color="#cc0000" loext:opacity="100%"/>
    </style:style>
    <style:style style:name="T805" style:family="text">
      <style:text-properties fo:color="#cc0000" loext:opacity="100%" fo:font-size="10pt" style:font-size-asian="10pt" style:font-size-complex="10pt"/>
    </style:style>
    <style:style style:name="T806" style:family="text">
      <style:text-properties fo:color="#cc0000" loext:opacity="100%" fo:font-size="10pt" officeooo:rsid="02114966" style:font-size-asian="10pt" style:font-size-complex="10pt"/>
    </style:style>
    <style:style style:name="T807" style:family="text">
      <style:text-properties fo:color="#cc0000" loext:opacity="100%" fo:font-size="10pt" officeooo:rsid="01cc8f78" style:font-size-asian="10pt" style:font-size-complex="10pt"/>
    </style:style>
    <style:style style:name="T808" style:family="text">
      <style:text-properties fo:color="#cc0000" loext:opacity="100%" fo:font-size="10pt" officeooo:rsid="0323fd91" style:font-size-asian="10pt" style:font-size-complex="10pt"/>
    </style:style>
    <style:style style:name="T809" style:family="text">
      <style:text-properties fo:color="#cc0000" loext:opacity="100%" fo:font-size="9pt" style:font-size-asian="9pt" style:font-size-complex="9pt"/>
    </style:style>
    <style:style style:name="T810" style:family="text">
      <style:text-properties officeooo:rsid="01ce78c7"/>
    </style:style>
    <style:style style:name="T811" style:family="text">
      <style:text-properties officeooo:rsid="01d3e4bb"/>
    </style:style>
    <style:style style:name="T812" style:family="text">
      <style:text-properties officeooo:rsid="01d601d3"/>
    </style:style>
    <style:style style:name="T813" style:family="text">
      <style:text-properties officeooo:rsid="01d7f8cc"/>
    </style:style>
    <style:style style:name="T814" style:family="text">
      <style:text-properties officeooo:rsid="01d9fa89"/>
    </style:style>
    <style:style style:name="T815" style:family="text">
      <style:text-properties officeooo:rsid="01dd8e45"/>
    </style:style>
    <style:style style:name="T816" style:family="text">
      <style:text-properties officeooo:rsid="01e64b85"/>
    </style:style>
    <style:style style:name="T817" style:family="text">
      <style:text-properties officeooo:rsid="01ea476c"/>
    </style:style>
    <style:style style:name="T818" style:family="text">
      <style:text-properties officeooo:rsid="01efa73a"/>
    </style:style>
    <style:style style:name="T819" style:family="text">
      <style:text-properties officeooo:rsid="01f309fa"/>
    </style:style>
    <style:style style:name="T820" style:family="text">
      <style:text-properties officeooo:rsid="01f43ef1"/>
    </style:style>
    <style:style style:name="T821" style:family="text">
      <style:text-properties officeooo:rsid="01f574ac"/>
    </style:style>
    <style:style style:name="T822" style:family="text">
      <style:text-properties officeooo:rsid="01f932a2"/>
    </style:style>
    <style:style style:name="T823" style:family="text">
      <style:text-properties fo:color="#3f7f5f" loext:opacity="100%" style:font-name="Monaco" fo:font-size="11pt" fo:background-color="#e8f2fe" loext:char-shading-value="0" style:font-size-asian="11pt"/>
    </style:style>
    <style:style style:name="T824" style:family="text">
      <style:text-properties fo:color="#3f7f5f" loext:opacity="100%" style:font-name="Monaco" fo:font-size="11pt" fo:background-color="#ceccf7" loext:char-shading-value="0" style:font-size-asian="11pt"/>
    </style:style>
    <style:style style:name="T825" style:family="text">
      <style:text-properties officeooo:rsid="01fda5e5"/>
    </style:style>
    <style:style style:name="T826" style:family="text">
      <style:text-properties officeooo:rsid="02033653"/>
    </style:style>
    <style:style style:name="T827" style:family="text">
      <style:text-properties fo:color="#3c3c3c" loext:opacity="100%" style:font-name="Monospace"/>
    </style:style>
    <style:style style:name="T828" style:family="text">
      <style:text-properties fo:color="#3c3c3c" loext:opacity="100%" style:font-name="Monospace" fo:font-size="10pt" style:font-size-asian="10pt"/>
    </style:style>
    <style:style style:name="T829" style:family="text">
      <style:text-properties fo:color="#3c3c3c" loext:opacity="100%" style:font-name="Monospace" fo:font-size="9pt" style:font-size-asian="9pt" style:font-size-complex="9pt"/>
    </style:style>
    <style:style style:name="T830" style:family="text">
      <style:text-properties style:font-name="Monospace"/>
    </style:style>
    <style:style style:name="T831" style:family="text">
      <style:text-properties officeooo:rsid="02081e6f"/>
    </style:style>
    <style:style style:name="T832" style:family="text">
      <style:text-properties style:font-name="Consolas" fo:font-size="10pt" style:font-size-asian="10pt"/>
    </style:style>
    <style:style style:name="T833" style:family="text">
      <style:text-properties style:font-name="Consolas" fo:font-size="10pt" officeooo:rsid="01bc2314" style:font-size-asian="10pt"/>
    </style:style>
    <style:style style:name="T834" style:family="text">
      <style:text-properties style:font-name="Consolas" fo:font-size="10pt" fo:background-color="#e8f2fe" loext:char-shading-value="0" style:font-size-asian="10pt"/>
    </style:style>
    <style:style style:name="T835" style:family="text">
      <style:text-properties officeooo:rsid="0209dc14"/>
    </style:style>
    <style:style style:name="T836" style:family="text">
      <style:text-properties officeooo:rsid="020ab59e"/>
    </style:style>
    <style:style style:name="T837" style:family="text">
      <style:text-properties officeooo:rsid="020c1bec"/>
    </style:style>
    <style:style style:name="T838" style:family="text">
      <style:text-properties officeooo:rsid="020cf43f"/>
    </style:style>
    <style:style style:name="T839" style:family="text">
      <style:text-properties officeooo:rsid="02114966"/>
    </style:style>
    <style:style style:name="T840" style:family="text">
      <style:text-properties officeooo:rsid="0215b863"/>
    </style:style>
    <style:style style:name="T841" style:family="text">
      <style:text-properties officeooo:rsid="0216866a"/>
    </style:style>
    <style:style style:name="T842" style:family="text">
      <style:text-properties officeooo:rsid="0216e019"/>
    </style:style>
    <style:style style:name="T843" style:family="text">
      <style:text-properties officeooo:rsid="02196403"/>
    </style:style>
    <style:style style:name="T844" style:family="text">
      <style:text-properties officeooo:rsid="021db716"/>
    </style:style>
    <style:style style:name="T845" style:family="text">
      <style:text-properties officeooo:rsid="021fcc26"/>
    </style:style>
    <style:style style:name="T846" style:family="text">
      <style:text-properties officeooo:rsid="022637ab"/>
    </style:style>
    <style:style style:name="T847" style:family="text">
      <style:text-properties officeooo:rsid="02274967"/>
    </style:style>
    <style:style style:name="T848" style:family="text">
      <style:text-properties officeooo:rsid="022aa5e6"/>
    </style:style>
    <style:style style:name="T849" style:family="text">
      <style:text-properties officeooo:rsid="0230c3e3"/>
    </style:style>
    <style:style style:name="T850" style:family="text">
      <style:text-properties officeooo:rsid="023139fd"/>
    </style:style>
    <style:style style:name="T851" style:family="text">
      <style:text-properties officeooo:rsid="0231d436"/>
    </style:style>
    <style:style style:name="T852" style:family="text">
      <style:text-properties officeooo:rsid="0233a6f0"/>
    </style:style>
    <style:style style:name="T853" style:family="text">
      <style:text-properties officeooo:rsid="02355dfb"/>
    </style:style>
    <style:style style:name="T854" style:family="text">
      <style:text-properties officeooo:rsid="0238aa4c"/>
    </style:style>
    <style:style style:name="T855" style:family="text">
      <style:text-properties officeooo:rsid="023a27ad"/>
    </style:style>
    <style:style style:name="T856" style:family="text">
      <style:text-properties officeooo:rsid="023b4942"/>
    </style:style>
    <style:style style:name="T857" style:family="text">
      <style:text-properties officeooo:rsid="023e889c"/>
    </style:style>
    <style:style style:name="T858" style:family="text">
      <style:text-properties style:font-name="Menlo1"/>
    </style:style>
    <style:style style:name="T859" style:family="text">
      <style:text-properties style:font-name="Menlo1" fo:font-size="12pt" style:font-size-asian="12pt"/>
    </style:style>
    <style:style style:name="T860" style:family="text">
      <style:text-properties style:font-name="Menlo1" fo:font-size="12pt" fo:background-color="#e8f2fe" loext:char-shading-value="0" style:font-size-asian="12pt"/>
    </style:style>
    <style:style style:name="T861" style:family="text">
      <style:text-properties style:font-name="Menlo1" fo:font-size="12pt" officeooo:rsid="02faed5c" fo:background-color="#e8f2fe" loext:char-shading-value="0" style:font-size-asian="12pt"/>
    </style:style>
    <style:style style:name="T862" style:family="text">
      <style:text-properties style:font-name="Menlo1" fo:font-size="12pt" officeooo:rsid="01b733f6" fo:background-color="#e8f2fe" loext:char-shading-value="0" style:font-size-asian="12pt"/>
    </style:style>
    <style:style style:name="T863" style:family="text">
      <style:text-properties style:font-name="Menlo1" fo:font-size="10pt" style:font-size-asian="10pt" style:font-size-complex="10pt"/>
    </style:style>
    <style:style style:name="T864" style:family="text">
      <style:text-properties style:font-name="Menlo1" fo:font-size="8pt" style:font-size-asian="8pt" style:font-size-complex="8pt"/>
    </style:style>
    <style:style style:name="T865" style:family="text">
      <style:text-properties style:font-name="Menlo1" fo:font-size="8pt" fo:background-color="#e8f2a1" loext:char-shading-value="0" style:font-size-asian="8pt" style:font-size-complex="8pt"/>
    </style:style>
    <style:style style:name="T866" style:family="text">
      <style:text-properties style:font-name="Menlo1" fo:font-size="8pt" officeooo:rsid="02851b2f" fo:background-color="#e8f2a1" loext:char-shading-value="0" style:font-size-asian="8pt" style:font-size-complex="8pt"/>
    </style:style>
    <style:style style:name="T867" style:family="text">
      <style:text-properties style:font-name="Menlo1" officeooo:rsid="027fd7e4"/>
    </style:style>
    <style:style style:name="T868" style:family="text">
      <style:text-properties style:font-name="Menlo1" officeooo:rsid="024e8111"/>
    </style:style>
    <style:style style:name="T869" style:family="text">
      <style:text-properties style:font-name="Menlo1" fo:font-weight="bold" style:font-weight-asian="bold" style:font-weight-complex="bold"/>
    </style:style>
    <style:style style:name="T870" style:family="text">
      <style:text-properties style:font-name="Menlo1" fo:font-weight="bold" officeooo:rsid="03097420" style:font-weight-asian="bold" style:font-weight-complex="bold"/>
    </style:style>
    <style:style style:name="T871" style:family="text">
      <style:text-properties style:font-name="Menlo1" fo:background-color="#e8f2fe" loext:char-shading-value="0"/>
    </style:style>
    <style:style style:name="T872" style:family="text">
      <style:text-properties style:font-name="Menlo1" officeooo:rsid="036fc30b"/>
    </style:style>
    <style:style style:name="T873" style:family="text">
      <style:text-properties officeooo:rsid="02402ead"/>
    </style:style>
    <style:style style:name="T874" style:family="text">
      <style:text-properties officeooo:rsid="02420500"/>
    </style:style>
    <style:style style:name="T875" style:family="text">
      <style:text-properties officeooo:rsid="02432058"/>
    </style:style>
    <style:style style:name="T876" style:family="text">
      <style:text-properties officeooo:rsid="02443d5f"/>
    </style:style>
    <style:style style:name="T877" style:family="text">
      <style:text-properties officeooo:rsid="024617da"/>
    </style:style>
    <style:style style:name="T878" style:family="text">
      <style:text-properties officeooo:rsid="0246acf5"/>
    </style:style>
    <style:style style:name="T879" style:family="text">
      <style:text-properties officeooo:rsid="0247f340"/>
    </style:style>
    <style:style style:name="T880" style:family="text">
      <style:text-properties officeooo:rsid="02497755"/>
    </style:style>
    <style:style style:name="T881" style:family="text">
      <style:text-properties fo:color="#2a6099" loext:opacity="100%" fo:font-weight="bold" style:font-weight-asian="bold" style:font-weight-complex="bold"/>
    </style:style>
    <style:style style:name="T882" style:family="text">
      <style:text-properties officeooo:rsid="024e8111"/>
    </style:style>
    <style:style style:name="T883" style:family="text">
      <style:text-properties officeooo:rsid="02503136"/>
    </style:style>
    <style:style style:name="T884" style:family="text">
      <style:text-properties officeooo:rsid="02520e15"/>
    </style:style>
    <style:style style:name="T885" style:family="text">
      <style:text-properties officeooo:rsid="0253acaf"/>
    </style:style>
    <style:style style:name="T886" style:family="text">
      <style:text-properties officeooo:rsid="02554638"/>
    </style:style>
    <style:style style:name="T887" style:family="text">
      <style:text-properties officeooo:rsid="02595193"/>
    </style:style>
    <style:style style:name="T888" style:family="text">
      <style:text-properties officeooo:rsid="0259d328"/>
    </style:style>
    <style:style style:name="T889" style:family="text">
      <style:text-properties officeooo:rsid="025b0a20"/>
    </style:style>
    <style:style style:name="T890" style:family="text">
      <style:text-properties fo:color="#ce181e" loext:opacity="100%" fo:font-weight="bold" style:font-weight-asian="bold" style:font-weight-complex="bold"/>
    </style:style>
    <style:style style:name="T891" style:family="text">
      <style:text-properties fo:color="#ce181e" loext:opacity="100%" fo:font-weight="bold" officeooo:rsid="025b0a20" style:font-weight-asian="bold" style:font-weight-complex="bold"/>
    </style:style>
    <style:style style:name="T892" style:family="text">
      <style:text-properties fo:color="#ce181e" loext:opacity="100%" fo:font-weight="bold" officeooo:rsid="007e2e7c" style:font-weight-asian="bold" style:font-weight-complex="bold"/>
    </style:style>
    <style:style style:name="T893" style:family="text">
      <style:text-properties fo:color="#ce181e" loext:opacity="100%" fo:font-weight="bold" officeooo:rsid="0361c208" style:font-weight-asian="bold" style:font-weight-complex="bold"/>
    </style:style>
    <style:style style:name="T894" style:family="text">
      <style:text-properties officeooo:rsid="025c55a7"/>
    </style:style>
    <style:style style:name="T895" style:family="text">
      <style:text-properties officeooo:rsid="025cde02"/>
    </style:style>
    <style:style style:name="T896" style:family="text">
      <style:text-properties officeooo:rsid="025deaac"/>
    </style:style>
    <style:style style:name="T897" style:family="text">
      <style:text-properties officeooo:rsid="025f38e6"/>
    </style:style>
    <style:style style:name="T898" style:family="text">
      <style:text-properties officeooo:rsid="02610b2e"/>
    </style:style>
    <style:style style:name="T899" style:family="text">
      <style:text-properties officeooo:rsid="0262b184"/>
    </style:style>
    <style:style style:name="T900" style:family="text">
      <style:text-properties officeooo:rsid="026575b2"/>
    </style:style>
    <style:style style:name="T901" style:family="text">
      <style:text-properties officeooo:rsid="02671602"/>
    </style:style>
    <style:style style:name="T902" style:family="text">
      <style:text-properties officeooo:rsid="0268dac0"/>
    </style:style>
    <style:style style:name="T903" style:family="text">
      <style:text-properties officeooo:rsid="026938bc"/>
    </style:style>
    <style:style style:name="T904" style:family="text">
      <style:text-properties officeooo:rsid="026a793b"/>
    </style:style>
    <style:style style:name="T905" style:family="text">
      <style:text-properties officeooo:rsid="026d052c"/>
    </style:style>
    <style:style style:name="T906" style:family="text">
      <style:text-properties fo:background-color="#b4c7dc" loext:char-shading-value="0"/>
    </style:style>
    <style:style style:name="T907" style:family="text">
      <style:text-properties officeooo:rsid="026de163"/>
    </style:style>
    <style:style style:name="T908" style:family="text">
      <style:text-properties officeooo:rsid="02713056"/>
    </style:style>
    <style:style style:name="T909" style:family="text">
      <style:text-properties officeooo:rsid="0272c5de"/>
    </style:style>
    <style:style style:name="T910" style:family="text">
      <style:text-properties officeooo:rsid="0273a984"/>
    </style:style>
    <style:style style:name="T911" style:family="text">
      <style:text-properties officeooo:rsid="0277bbea"/>
    </style:style>
    <style:style style:name="T912" style:family="text">
      <style:text-properties officeooo:rsid="0178a6bc"/>
    </style:style>
    <style:style style:name="T913" style:family="text">
      <style:text-properties officeooo:rsid="02790cb5"/>
    </style:style>
    <style:style style:name="T914" style:family="text">
      <style:text-properties officeooo:rsid="027a0d81"/>
    </style:style>
    <style:style style:name="T915" style:family="text">
      <style:text-properties officeooo:rsid="027bc327"/>
    </style:style>
    <style:style style:name="T916" style:family="text">
      <style:text-properties officeooo:rsid="027fd7e4"/>
    </style:style>
    <style:style style:name="T917" style:family="text">
      <style:text-properties officeooo:rsid="027fe46a"/>
    </style:style>
    <style:style style:name="T918" style:family="text">
      <style:text-properties officeooo:rsid="0280dc57"/>
    </style:style>
    <style:style style:name="T919" style:family="text">
      <style:text-properties officeooo:rsid="0283c3a8"/>
    </style:style>
    <style:style style:name="T920" style:family="text">
      <style:text-properties officeooo:rsid="02851b2f"/>
    </style:style>
    <style:style style:name="T921" style:family="text">
      <style:text-properties officeooo:rsid="0286bb78"/>
    </style:style>
    <style:style style:name="T922" style:family="text">
      <style:text-properties officeooo:rsid="028774a0"/>
    </style:style>
    <style:style style:name="T923" style:family="text">
      <style:text-properties officeooo:rsid="0287cc9b"/>
    </style:style>
    <style:style style:name="T924" style:family="text">
      <style:text-properties officeooo:rsid="0287ec35"/>
    </style:style>
    <style:style style:name="T925" style:family="text">
      <style:text-properties officeooo:rsid="0288a44e"/>
    </style:style>
    <style:style style:name="T926" style:family="text">
      <style:text-properties officeooo:rsid="0289d277"/>
    </style:style>
    <style:style style:name="T927" style:family="text">
      <style:text-properties officeooo:rsid="028bca27"/>
    </style:style>
    <style:style style:name="T928" style:family="text">
      <style:text-properties officeooo:rsid="02948ebf"/>
    </style:style>
    <style:style style:name="T929" style:family="text">
      <style:text-properties officeooo:rsid="0295869b"/>
    </style:style>
    <style:style style:name="T930" style:family="text">
      <style:text-properties officeooo:rsid="0296a5b7"/>
    </style:style>
    <style:style style:name="T931" style:family="text">
      <style:text-properties officeooo:rsid="0299fa63"/>
    </style:style>
    <style:style style:name="T932" style:family="text">
      <style:text-properties officeooo:rsid="029b2d72"/>
    </style:style>
    <style:style style:name="T933" style:family="text">
      <style:text-properties officeooo:rsid="02a0a46c"/>
    </style:style>
    <style:style style:name="T934" style:family="text">
      <style:text-properties officeooo:rsid="02a1113e"/>
    </style:style>
    <style:style style:name="T935" style:family="text">
      <style:text-properties officeooo:rsid="02a304bd"/>
    </style:style>
    <style:style style:name="T936" style:family="text">
      <style:text-properties officeooo:rsid="02a67519"/>
    </style:style>
    <style:style style:name="T937" style:family="text">
      <style:text-properties officeooo:rsid="029c87e6"/>
    </style:style>
    <style:style style:name="T938" style:family="text">
      <style:text-properties officeooo:rsid="02a861cf"/>
    </style:style>
    <style:style style:name="T939" style:family="text">
      <style:text-properties officeooo:rsid="02a945cc"/>
    </style:style>
    <style:style style:name="T940" style:family="text">
      <style:text-properties officeooo:rsid="02aef3cd"/>
    </style:style>
    <style:style style:name="T941" style:family="text">
      <style:text-properties officeooo:rsid="02b08b9d"/>
    </style:style>
    <style:style style:name="T942" style:family="text">
      <style:text-properties officeooo:rsid="02b139e7"/>
    </style:style>
    <style:style style:name="T943" style:family="text">
      <style:text-properties officeooo:rsid="02b409c7"/>
    </style:style>
    <style:style style:name="T944" style:family="text">
      <style:text-properties officeooo:rsid="02b85332"/>
    </style:style>
    <style:style style:name="T945" style:family="text">
      <style:text-properties officeooo:rsid="02bb6129"/>
    </style:style>
    <style:style style:name="T946" style:family="text">
      <style:text-properties officeooo:rsid="02bd3e9b"/>
    </style:style>
    <style:style style:name="T947" style:family="text">
      <style:text-properties officeooo:rsid="02bd51be"/>
    </style:style>
    <style:style style:name="T948" style:family="text">
      <style:text-properties officeooo:rsid="02c09272"/>
    </style:style>
    <style:style style:name="T949" style:family="text">
      <style:text-properties officeooo:rsid="02c0be33"/>
    </style:style>
    <style:style style:name="T950" style:family="text">
      <style:text-properties officeooo:rsid="02c33c76"/>
    </style:style>
    <style:style style:name="T951" style:family="text">
      <style:text-properties officeooo:rsid="02c573a1"/>
    </style:style>
    <style:style style:name="T952" style:family="text">
      <style:text-properties officeooo:rsid="02c68893"/>
    </style:style>
    <style:style style:name="T953" style:family="text">
      <style:text-properties officeooo:rsid="02c6d7bd"/>
    </style:style>
    <style:style style:name="T954" style:family="text">
      <style:text-properties officeooo:rsid="003cb19d"/>
    </style:style>
    <style:style style:name="T955" style:family="text">
      <style:text-properties officeooo:rsid="02c81b81"/>
    </style:style>
    <style:style style:name="T956" style:family="text">
      <style:text-properties officeooo:rsid="02c86f90"/>
    </style:style>
    <style:style style:name="T957" style:family="text">
      <style:text-properties officeooo:rsid="02c9788f"/>
    </style:style>
    <style:style style:name="T958" style:family="text">
      <style:text-properties officeooo:rsid="02c9d162"/>
    </style:style>
    <style:style style:name="T959" style:family="text">
      <style:text-properties officeooo:rsid="02cb4939"/>
    </style:style>
    <style:style style:name="T960" style:family="text">
      <style:text-properties officeooo:rsid="02ceb53d"/>
    </style:style>
    <style:style style:name="T961" style:family="text">
      <style:text-properties officeooo:rsid="02d5134f"/>
    </style:style>
    <style:style style:name="T962" style:family="text">
      <style:text-properties officeooo:rsid="02d7a49e"/>
    </style:style>
    <style:style style:name="T963" style:family="text">
      <style:text-properties officeooo:rsid="02d8bfd4"/>
    </style:style>
    <style:style style:name="T964" style:family="text">
      <style:text-properties officeooo:rsid="02d9a359"/>
    </style:style>
    <style:style style:name="T965" style:family="text">
      <style:text-properties officeooo:rsid="02d9cdc6"/>
    </style:style>
    <style:style style:name="T966" style:family="text">
      <style:text-properties officeooo:rsid="02d9fda9"/>
    </style:style>
    <style:style style:name="T967" style:family="text">
      <style:text-properties officeooo:rsid="02db8d9f"/>
    </style:style>
    <style:style style:name="T968" style:family="text">
      <style:text-properties officeooo:rsid="02dc95f3"/>
    </style:style>
    <style:style style:name="T969" style:family="text">
      <style:text-properties officeooo:rsid="02e3c894"/>
    </style:style>
    <style:style style:name="T970" style:family="text">
      <style:text-properties officeooo:rsid="02e61834"/>
    </style:style>
    <style:style style:name="T971" style:family="text">
      <style:text-properties officeooo:rsid="02e830b5"/>
    </style:style>
    <style:style style:name="T972" style:family="text">
      <style:text-properties officeooo:rsid="02ec9202"/>
    </style:style>
    <style:style style:name="T973" style:family="text">
      <style:text-properties officeooo:rsid="02f15a67"/>
    </style:style>
    <style:style style:name="T974" style:family="text">
      <style:text-properties fo:color="#c9211e" loext:opacity="100%" style:font-name="Liberation Serif3" fo:font-weight="bold" officeooo:rsid="02f15a67" style:font-weight-asian="bold" style:font-weight-complex="bold"/>
    </style:style>
    <style:style style:name="T975" style:family="text">
      <style:text-properties fo:color="#808080" loext:opacity="100%" style:font-name="Liberation Serif3" fo:font-size="10pt" officeooo:rsid="02f0388e" style:font-size-asian="10pt" style:font-size-complex="10pt"/>
    </style:style>
    <style:style style:name="T976" style:family="text">
      <style:text-properties fo:color="#808080" loext:opacity="100%" style:font-name="Liberation Serif3" fo:font-size="10pt" officeooo:rsid="02f15a67" style:font-size-asian="10pt" style:font-size-complex="10pt"/>
    </style:style>
    <style:style style:name="T977"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78"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79"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80"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81"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82"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83"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84"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85" style:family="text">
      <style:text-properties fo:color="#808080" loext:opacity="100%" style:font-name="Liberation Serif3" fo:font-size="10pt" officeooo:rsid="02f0388e" fo:background-color="#b4c7dc" loext:char-shading-value="0" style:font-size-asian="10pt" style:font-size-complex="10pt"/>
    </style:style>
    <style:style style:name="T986" style:family="text">
      <style:text-properties fo:color="#808080" loext:opacity="100%" style:font-name="Liberation Serif3" fo:font-size="10pt" officeooo:rsid="02f15a67" fo:background-color="#b4c7dc" loext:char-shading-value="0" style:font-size-asian="10pt" style:font-size-complex="10pt"/>
    </style:style>
    <style:style style:name="T987"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8"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89"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90"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91"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92"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93"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94"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95"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96"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97"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98"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99" style:family="text">
      <style:text-properties officeooo:rsid="02f60bc3"/>
    </style:style>
    <style:style style:name="T1000" style:family="text">
      <style:text-properties officeooo:rsid="004c5fd7"/>
    </style:style>
    <style:style style:name="T1001" style:family="text">
      <style:text-properties officeooo:rsid="02f8bc86"/>
    </style:style>
    <style:style style:name="T1002" style:family="text">
      <style:text-properties officeooo:rsid="02f8f054"/>
    </style:style>
    <style:style style:name="T1003" style:family="text">
      <style:text-properties officeooo:rsid="02fa2042"/>
    </style:style>
    <style:style style:name="T1004" style:family="text">
      <style:text-properties officeooo:rsid="02faed5c"/>
    </style:style>
    <style:style style:name="T1005" style:family="text">
      <style:text-properties fo:color="#8d1d75" loext:opacity="100%" fo:font-size="8pt" fo:font-weight="bold" style:font-size-asian="8pt" style:font-weight-asian="bold" style:font-size-complex="8pt" style:font-weight-complex="bold"/>
    </style:style>
    <style:style style:name="T1006" style:family="text">
      <style:text-properties officeooo:rsid="02fe2fd5"/>
    </style:style>
    <style:style style:name="T1007" style:family="text">
      <style:text-properties officeooo:rsid="0301efad"/>
    </style:style>
    <style:style style:name="T1008" style:family="text">
      <style:text-properties officeooo:rsid="0302c06c"/>
    </style:style>
    <style:style style:name="T1009" style:family="text">
      <style:text-properties officeooo:rsid="023ab5e9"/>
    </style:style>
    <style:style style:name="T1010" style:family="text">
      <style:text-properties officeooo:rsid="0303b101"/>
    </style:style>
    <style:style style:name="T1011" style:family="text">
      <style:text-properties officeooo:rsid="0306eaad"/>
    </style:style>
    <style:style style:name="T1012" style:family="text">
      <style:text-properties officeooo:rsid="03087945"/>
    </style:style>
    <style:style style:name="T1013" style:family="text">
      <style:text-properties officeooo:rsid="03100b78"/>
    </style:style>
    <style:style style:name="T1014" style:family="text">
      <style:text-properties officeooo:rsid="0310cc96"/>
    </style:style>
    <style:style style:name="T1015" style:family="text">
      <style:text-properties officeooo:rsid="031418ef"/>
    </style:style>
    <style:style style:name="T1016" style:family="text">
      <style:text-properties officeooo:rsid="03146258"/>
    </style:style>
    <style:style style:name="T1017" style:family="text">
      <style:text-properties officeooo:rsid="0316c77b"/>
    </style:style>
    <style:style style:name="T1018" style:family="text">
      <style:text-properties officeooo:rsid="031a4ee8"/>
    </style:style>
    <style:style style:name="T1019" style:family="text">
      <style:text-properties officeooo:rsid="0322b22a"/>
    </style:style>
    <style:style style:name="T1020" style:family="text">
      <style:text-properties officeooo:rsid="0323fd91"/>
    </style:style>
    <style:style style:name="T1021" style:family="text">
      <style:text-properties officeooo:rsid="0324d250"/>
    </style:style>
    <style:style style:name="T1022" style:family="text">
      <style:text-properties officeooo:rsid="032653af"/>
    </style:style>
    <style:style style:name="T1023" style:family="text">
      <style:text-properties officeooo:rsid="0327dd80"/>
    </style:style>
    <style:style style:name="T1024" style:family="text">
      <style:text-properties officeooo:rsid="0329d970"/>
    </style:style>
    <style:style style:name="T1025" style:family="text">
      <style:text-properties officeooo:rsid="032a879b"/>
    </style:style>
    <style:style style:name="T1026" style:family="text">
      <style:text-properties officeooo:rsid="032b7621"/>
    </style:style>
    <style:style style:name="T1027" style:family="text">
      <style:text-properties officeooo:rsid="032bf58c"/>
    </style:style>
    <style:style style:name="T1028" style:family="text">
      <style:text-properties officeooo:rsid="032dbda2"/>
    </style:style>
    <style:style style:name="T1029" style:family="text">
      <style:text-properties officeooo:rsid="032e665c"/>
    </style:style>
    <style:style style:name="T1030" style:family="text">
      <style:text-properties officeooo:rsid="032fb806"/>
    </style:style>
    <style:style style:name="T1031" style:family="text">
      <style:text-properties officeooo:rsid="032fbb38"/>
    </style:style>
    <style:style style:name="T1032" style:family="text">
      <style:text-properties officeooo:rsid="0330961a"/>
    </style:style>
    <style:style style:name="T1033" style:family="text">
      <style:text-properties officeooo:rsid="0331f54b"/>
    </style:style>
    <style:style style:name="T1034" style:family="text">
      <style:text-properties officeooo:rsid="03328006"/>
    </style:style>
    <style:style style:name="T1035" style:family="text">
      <style:text-properties officeooo:rsid="0334f13d"/>
    </style:style>
    <style:style style:name="T1036" style:family="text">
      <style:text-properties officeooo:rsid="0337c0f4"/>
    </style:style>
    <style:style style:name="T1037" style:family="text">
      <style:text-properties officeooo:rsid="033920f3"/>
    </style:style>
    <style:style style:name="T1038" style:family="text">
      <style:text-properties officeooo:rsid="033d04da"/>
    </style:style>
    <style:style style:name="T1039" style:family="text">
      <style:text-properties officeooo:rsid="034077f6"/>
    </style:style>
    <style:style style:name="T1040" style:family="text">
      <style:text-properties officeooo:rsid="03424fcf"/>
    </style:style>
    <style:style style:name="T1041" style:family="text">
      <style:text-properties officeooo:rsid="0342ae4b"/>
    </style:style>
    <style:style style:name="T1042" style:family="text">
      <style:text-properties officeooo:rsid="034324b4"/>
    </style:style>
    <style:style style:name="T1043" style:family="text">
      <style:text-properties officeooo:rsid="0343cbc6"/>
    </style:style>
    <style:style style:name="T1044" style:family="text">
      <style:text-properties officeooo:rsid="03487b53"/>
    </style:style>
    <style:style style:name="T1045" style:family="text">
      <style:text-properties officeooo:rsid="034a3842"/>
    </style:style>
    <style:style style:name="T1046" style:family="text">
      <style:text-properties officeooo:rsid="034a69c4"/>
    </style:style>
    <style:style style:name="T1047" style:family="text">
      <style:text-properties officeooo:rsid="034c4f90"/>
    </style:style>
    <style:style style:name="T1048" style:family="text">
      <style:text-properties officeooo:rsid="034d0386"/>
    </style:style>
    <style:style style:name="T1049" style:family="text">
      <style:text-properties officeooo:rsid="034d423b"/>
    </style:style>
    <style:style style:name="T1050" style:family="text">
      <style:text-properties fo:color="#a31515" loext:opacity="100%" style:font-name="Times New Roman" fo:font-size="9pt" style:font-name-asian="Times New Roman" style:font-name-complex="Times New Roman"/>
    </style:style>
    <style:style style:name="T1051" style:family="text">
      <style:text-properties fo:color="#0451a5" loext:opacity="100%" style:font-name="Times New Roman" fo:font-size="9pt" style:font-name-asian="Times New Roman" style:font-name-complex="Times New Roman"/>
    </style:style>
    <style:style style:name="T1052" style:family="text">
      <style:text-properties officeooo:rsid="034ff8a2"/>
    </style:style>
    <style:style style:name="T1053" style:family="text">
      <style:text-properties officeooo:rsid="03500581"/>
    </style:style>
    <style:style style:name="T1054" style:family="text">
      <style:text-properties officeooo:rsid="03521402"/>
    </style:style>
    <style:style style:name="T1055" style:family="text">
      <style:text-properties officeooo:rsid="0353a963"/>
    </style:style>
    <style:style style:name="T1056" style:family="text">
      <style:text-properties officeooo:rsid="0353d2fb"/>
    </style:style>
    <style:style style:name="T1057" style:family="text">
      <style:text-properties officeooo:rsid="0355a06f"/>
    </style:style>
    <style:style style:name="T1058" style:family="text">
      <style:text-properties officeooo:rsid="0355d996"/>
    </style:style>
    <style:style style:name="T1059" style:family="text">
      <style:text-properties officeooo:rsid="0356af00"/>
    </style:style>
    <style:style style:name="T1060" style:family="text">
      <style:text-properties officeooo:rsid="0356af00" fo:background-color="transparent" loext:char-shading-value="0"/>
    </style:style>
    <style:style style:name="T1061" style:family="text">
      <style:text-properties officeooo:rsid="03586401" fo:background-color="transparent" loext:char-shading-value="0"/>
    </style:style>
    <style:style style:name="T1062" style:family="text">
      <style:text-properties officeooo:rsid="026dce5e"/>
    </style:style>
    <style:style style:name="T1063" style:family="text">
      <style:text-properties officeooo:rsid="035754f0"/>
    </style:style>
    <style:style style:name="T1064" style:family="text">
      <style:text-properties officeooo:rsid="0357aa22"/>
    </style:style>
    <style:style style:name="T1065" style:family="text">
      <style:text-properties officeooo:rsid="03586401"/>
    </style:style>
    <style:style style:name="T1066" style:family="text">
      <style:text-properties officeooo:rsid="03588d6c"/>
    </style:style>
    <style:style style:name="T1067" style:family="text">
      <style:text-properties officeooo:rsid="035a2113"/>
    </style:style>
    <style:style style:name="T1068" style:family="text">
      <style:text-properties officeooo:rsid="035ed028"/>
    </style:style>
    <style:style style:name="T1069" style:family="text">
      <style:text-properties officeooo:rsid="03608489"/>
    </style:style>
    <style:style style:name="T1070" style:family="text">
      <style:text-properties officeooo:rsid="03616a0f"/>
    </style:style>
    <style:style style:name="T1071" style:family="text">
      <style:text-properties officeooo:rsid="0361c208"/>
    </style:style>
    <style:style style:name="T1072" style:family="text">
      <style:text-properties officeooo:rsid="0362f40b"/>
    </style:style>
    <style:style style:name="T1073" style:family="text">
      <style:text-properties officeooo:rsid="0363b290"/>
    </style:style>
    <style:style style:name="T1074" style:family="text">
      <style:text-properties officeooo:rsid="03656e3d"/>
    </style:style>
    <style:style style:name="T1075" style:family="text">
      <style:text-properties officeooo:rsid="03689baf"/>
    </style:style>
    <style:style style:name="T1076" style:family="text">
      <style:text-properties officeooo:rsid="036a5ba4"/>
    </style:style>
    <style:style style:name="T1077" style:family="text">
      <style:text-properties officeooo:rsid="036c3d13"/>
    </style:style>
    <style:style style:name="T1078" style:family="text">
      <style:text-properties officeooo:rsid="036d84c2"/>
    </style:style>
    <style:style style:name="T1079" style:family="text">
      <style:text-properties officeooo:rsid="036df834"/>
    </style:style>
    <style:style style:name="T1080" style:family="text">
      <style:text-properties officeooo:rsid="036e82f4"/>
    </style:style>
    <style:style style:name="T1081" style:family="text">
      <style:text-properties fo:color="#268bd2" loext:opacity="100%" style:font-name="Menlo1" fo:font-size="12pt" fo:background-color="#e8f2fe" loext:char-shading-value="0" style:font-size-asian="12pt"/>
    </style:style>
    <style:style style:name="T1082" style:family="text">
      <style:text-properties fo:color="#93a1a1" loext:opacity="100%" style:font-name="Menlo1" fo:font-size="12pt" fo:background-color="#e8f2fe" loext:char-shading-value="0" style:font-size-asian="12pt"/>
    </style:style>
    <style:style style:name="T1083" style:family="text">
      <style:text-properties fo:color="#2aa198" loext:opacity="100%" style:font-name="Menlo1" fo:font-size="12pt" fo:background-color="#e8f2fe" loext:char-shading-value="0" style:font-size-asian="12pt"/>
    </style:style>
    <style:style style:name="T1084" style:family="text">
      <style:text-properties officeooo:rsid="03710f15"/>
    </style:style>
    <style:style style:name="T1085" style:family="text">
      <style:text-properties officeooo:rsid="03717f4a"/>
    </style:style>
    <style:style style:name="T1086" style:family="text">
      <style:text-properties officeooo:rsid="0374f055"/>
    </style:style>
    <style:style style:name="T1087" style:family="text">
      <style:text-properties officeooo:rsid="0376dbbb"/>
    </style:style>
    <style:style style:name="T1088" style:family="text">
      <style:text-properties officeooo:rsid="03783ae7"/>
    </style:style>
    <style:style style:name="T1089" style:family="text">
      <style:text-properties officeooo:rsid="037a0be2"/>
    </style:style>
    <style:style style:name="T1090" style:family="text">
      <style:text-properties officeooo:rsid="037a9709"/>
    </style:style>
    <style:style style:name="T1091" style:family="text">
      <style:text-properties officeooo:rsid="037aad43"/>
    </style:style>
    <style:style style:name="T1092" style:family="text">
      <style:text-properties officeooo:rsid="037c0034"/>
    </style:style>
    <style:style style:name="T1093" style:family="text">
      <style:text-properties officeooo:rsid="037deeb4"/>
    </style:style>
    <style:style style:name="T1094" style:family="text">
      <style:text-properties officeooo:rsid="0382ebb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258916880" text:id="ct105553258916880">
          <text:insertion>
            <office:change-info>
              <dc:creator>Unknown Author</dc:creator>
              <dc:date>2022-10-03T15:19:24</dc:date>
            </office:change-info>
          </text:insertion>
        </text:changed-region>
        <text:changed-region xml:id="ct105553259907184" text:id="ct105553259907184">
          <text:format-change>
            <office:change-info>
              <dc:creator>Unknown Author</dc:creator>
              <dc:date>2022-10-03T15:20:47</dc:date>
            </office:change-info>
          </text:format-change>
        </text:changed-region>
        <text:changed-region xml:id="ct105553259861872" text:id="ct105553259861872">
          <text:format-change>
            <office:change-info>
              <dc:creator>Unknown Author</dc:creator>
              <dc:date>2022-10-03T15:21:00</dc:date>
            </office:change-info>
          </text:format-change>
        </text:changed-region>
        <text:changed-region xml:id="ct105553259909104" text:id="ct105553259909104">
          <text:format-change>
            <office:change-info>
              <dc:creator>Unknown Author</dc:creator>
              <dc:date>2022-10-03T15:21:07</dc:date>
            </office:change-info>
          </text:format-change>
        </text:changed-region>
        <text:changed-region xml:id="ct105553125513792" text:id="ct105553125513792">
          <text:deletion>
            <office:change-info>
              <dc:creator>Unknown Author</dc:creator>
              <dc:date>2022-03-10T12:05:41</dc:date>
            </office:change-info>
            <text:p text:style-name="P815">c</text:p>
          </text:deletion>
        </text:changed-region>
        <text:changed-region xml:id="ct105553125515232" text:id="ct105553125515232">
          <text:deletion>
            <office:change-info>
              <dc:creator>Christopher Broderick</dc:creator>
              <dc:date>2022-06-04T19:37:45</dc:date>
            </office:change-info>
            <text:p text:style-name="P372"><text:span text:style-name="Source_20_Text"><text:span text:style-name="T221"><text:s/>a</text:span></text:span></text:p>
          </text:deletion>
        </text:changed-region>
        <text:changed-region xml:id="ct105553125052400" text:id="ct105553125052400">
          <text:insertion>
            <office:change-info>
              <dc:creator>Christopher Broderick</dc:creator>
              <dc:date>2022-06-04T19:37:33</dc:date>
            </office:change-info>
          </text:insertion>
        </text:changed-region>
        <text:changed-region xml:id="ct105553125052640" text:id="ct105553125052640">
          <text:format-change>
            <office:change-info>
              <dc:creator>Christopher Broderick</dc:creator>
              <dc:date>2022-06-04T19:48:41</dc:date>
            </office:change-info>
          </text:format-change>
        </text:changed-region>
        <text:changed-region xml:id="ct105553125052880" text:id="ct105553125052880">
          <text:deletion>
            <office:change-info>
              <dc:creator>Christopher Broderick</dc:creator>
              <dc:date>2022-06-04T19:48:45</dc:date>
            </office:change-info>
            <text:p text:style-name="P25"><text:span text:style-name="T479"><text:tab/></text:span></text:p>
          </text:deletion>
        </text:changed-region>
        <text:changed-region xml:id="ct105553125053120" text:id="ct105553125053120">
          <text:format-change>
            <office:change-info>
              <dc:creator>Christopher Broderick</dc:creator>
              <dc:date>2022-06-04T19:48:41</dc:date>
            </office:change-info>
          </text:format-change>
        </text:changed-region>
        <text:changed-region xml:id="ct105553125053360" text:id="ct105553125053360">
          <text:insertion>
            <office:change-info>
              <dc:creator>Christopher Broderick</dc:creator>
              <dc:date>2022-06-04T19:48:28</dc:date>
            </office:change-info>
          </text:insertion>
        </text:changed-region>
        <text:changed-region xml:id="ct105553125053600" text:id="ct105553125053600">
          <text:format-change>
            <office:change-info>
              <dc:creator>Christopher Broderick</dc:creator>
              <dc:date>2022-06-04T19:48:41</dc:date>
            </office:change-info>
          </text:format-change>
        </text:changed-region>
        <text:changed-region xml:id="ct105553125053840" text:id="ct105553125053840">
          <text:insertion>
            <office:change-info>
              <dc:creator>Christopher Broderick</dc:creator>
              <dc:date>2022-06-04T19:39:29</dc:date>
            </office:change-info>
          </text:insertion>
        </text:changed-region>
        <text:changed-region xml:id="ct105553125054080" text:id="ct105553125054080">
          <text:insertion>
            <office:change-info>
              <dc:creator>Christopher Broderick</dc:creator>
              <dc:date>2022-06-04T19:42:24</dc:date>
            </office:change-info>
          </text:insertion>
        </text:changed-region>
        <text:changed-region xml:id="ct105553125054320" text:id="ct105553125054320">
          <text:insertion>
            <office:change-info>
              <dc:creator>Christopher Broderick</dc:creator>
              <dc:date>2022-06-04T19:45:14</dc:date>
            </office:change-info>
          </text:insertion>
        </text:changed-region>
        <text:changed-region xml:id="ct105553125054560" text:id="ct105553125054560">
          <text:insertion>
            <office:change-info>
              <dc:creator>Christopher Broderick</dc:creator>
              <dc:date>2022-06-04T19:52:10</dc:date>
            </office:change-info>
          </text:insertion>
        </text:changed-region>
        <text:changed-region xml:id="ct105553125054800" text:id="ct105553125054800">
          <text:deletion>
            <office:change-info>
              <dc:creator>Christopher Broderick</dc:creator>
              <dc:date>2022-06-04T19:39:20</dc:date>
            </office:change-info>
            <text:p text:style-name="P777"/>
            <text:p text:style-name="P777"/>
          </text:deletion>
        </text:changed-region>
        <text:changed-region xml:id="ct105553125055520" text:id="ct105553125055520">
          <text:insertion>
            <office:change-info>
              <dc:creator>Unknown Author</dc:creator>
              <dc:date>2022-03-25T18:14:27</dc:date>
            </office:change-info>
          </text:insertion>
        </text:changed-region>
        <text:changed-region xml:id="ct105553125055280" text:id="ct105553125055280">
          <text:insertion>
            <office:change-info>
              <dc:creator>Unknown Author</dc:creator>
              <dc:date>2022-03-25T18:16:18</dc:date>
            </office:change-info>
          </text:insertion>
        </text:changed-region>
        <text:changed-region xml:id="ct105553125056000" text:id="ct105553125056000">
          <text:insertion>
            <office:change-info>
              <dc:creator>Unknown Author</dc:creator>
              <dc:date>2022-03-25T18:17:00</dc:date>
            </office:change-info>
          </text:insertion>
        </text:changed-region>
        <text:changed-region xml:id="ct105553125056240" text:id="ct105553125056240">
          <text:insertion>
            <office:change-info>
              <dc:creator>Unknown Author</dc:creator>
              <dc:date>2022-03-25T18:18:01</dc:date>
            </office:change-info>
          </text:insertion>
        </text:changed-region>
        <text:changed-region xml:id="ct105553125051920" text:id="ct105553125051920">
          <text:insertion>
            <office:change-info>
              <dc:creator>Unknown Author</dc:creator>
              <dc:date>2022-03-25T18:19:00</dc:date>
            </office:change-info>
          </text:insertion>
        </text:changed-region>
        <text:changed-region xml:id="ct105553125056480" text:id="ct105553125056480">
          <text:insertion>
            <office:change-info>
              <dc:creator>Unknown Author</dc:creator>
              <dc:date>2022-03-25T18:39:46</dc:date>
            </office:change-info>
          </text:insertion>
        </text:changed-region>
        <text:changed-region xml:id="ct105553125056720" text:id="ct105553125056720">
          <text:insertion>
            <office:change-info>
              <dc:creator>Unknown Author</dc:creator>
              <dc:date>2022-03-25T18:43:22</dc:date>
            </office:change-info>
          </text:insertion>
        </text:changed-region>
        <text:changed-region xml:id="ct105553125055040" text:id="ct105553125055040">
          <text:insertion>
            <office:change-info>
              <dc:creator>Unknown Author</dc:creator>
              <dc:date>2022-03-25T18:11:43</dc:date>
            </office:change-info>
          </text:insertion>
        </text:changed-region>
        <text:changed-region xml:id="ct105553125055760" text:id="ct105553125055760">
          <text:insertion>
            <office:change-info>
              <dc:creator>Unknown Author</dc:creator>
              <dc:date>2022-03-25T18:12:00</dc:date>
            </office:change-info>
          </text:insertion>
        </text:changed-region>
        <text:changed-region xml:id="ct105553125056960" text:id="ct105553125056960">
          <text:insertion>
            <office:change-info>
              <dc:creator>Unknown Author</dc:creator>
              <dc:date>2022-04-09T10:58:48</dc:date>
            </office:change-info>
          </text:insertion>
        </text:changed-region>
        <text:changed-region xml:id="ct105553125057200" text:id="ct105553125057200">
          <text:insertion>
            <office:change-info>
              <dc:creator>Unknown Author</dc:creator>
              <dc:date>2022-03-10T12:12:03</dc:date>
            </office:change-info>
          </text:insertion>
        </text:changed-region>
        <text:changed-region xml:id="ct105553125057440" text:id="ct105553125057440">
          <text:deletion>
            <office:change-info>
              <dc:creator>Unknown Author</dc:creator>
              <dc:date>2022-03-10T12:18:43</dc:date>
            </office:change-info>
            <text:p text:style-name="P136">T</text:p>
          </text:deletion>
        </text:changed-region>
        <text:changed-region xml:id="ct105553125057680" text:id="ct105553125057680">
          <text:deletion>
            <office:change-info>
              <dc:creator>Unknown Author</dc:creator>
              <dc:date>2022-03-10T12:23:23</dc:date>
            </office:change-info>
            <text:p text:style-name="P136">he partner to send to is determined either by a dedicated folder for a partner or using a generic folder where the target partner is identified by parsing the file name of the file found <text:s/>by the directory polling module. <text:span text:style-name="T877">Some of the k</text:span></text:p>
          </text:deletion>
        </text:changed-region>
        <text:changed-region xml:id="ct105553125057920" text:id="ct105553125057920">
          <text:insertion>
            <office:change-info>
              <dc:creator>Unknown Author</dc:creator>
              <dc:date>2022-03-10T12:23:27</dc:date>
            </office:change-info>
          </text:insertion>
        </text:changed-region>
        <text:changed-region xml:id="ct105553125058160" text:id="ct105553125058160">
          <text:deletion>
            <office:change-info>
              <dc:creator>Unknown Author</dc:creator>
              <dc:date>2022-03-10T12:23:31</dc:date>
            </office:change-info>
            <text:p text:style-name="P136"><text:span text:style-name="T877">ey</text:span></text:p>
          </text:deletion>
        </text:changed-region>
        <text:changed-region xml:id="ct105553125058400" text:id="ct105553125058400">
          <text:deletion>
            <office:change-info>
              <dc:creator>Unknown Author</dc:creator>
              <dc:date>2022-03-10T12:08:16</dc:date>
            </office:change-info>
            <text:p text:style-name="P136"><text:span text:style-name="T877">k</text:span></text:p>
          </text:deletion>
        </text:changed-region>
        <text:changed-region xml:id="ct105553125058880" text:id="ct105553125058880">
          <text:format-change>
            <office:change-info>
              <dc:creator>Unknown Author</dc:creator>
              <dc:date>2022-04-09T11:00:11</dc:date>
            </office:change-info>
          </text:format-change>
        </text:changed-region>
        <text:changed-region xml:id="ct105553125059120" text:id="ct105553125059120">
          <text:insertion>
            <office:change-info>
              <dc:creator>Unknown Author</dc:creator>
              <dc:date>2022-04-09T10:59:20</dc:date>
            </office:change-info>
          </text:insertion>
        </text:changed-region>
        <text:changed-region xml:id="ct105553125059360" text:id="ct105553125059360">
          <text:insertion>
            <office:change-info>
              <dc:creator>Unknown Author</dc:creator>
              <dc:date>2022-04-09T10:59:20</dc:date>
            </office:change-info>
          </text:insertion>
        </text:changed-region>
        <text:changed-region xml:id="ct105553125059840" text:id="ct105553125059840">
          <text:insertion>
            <office:change-info>
              <dc:creator>Unknown Author</dc:creator>
              <dc:date>2022-04-09T11:01:08</dc:date>
            </office:change-info>
          </text:insertion>
        </text:changed-region>
        <text:changed-region xml:id="ct105553125059600" text:id="ct105553125059600">
          <text:format-change>
            <office:change-info>
              <dc:creator>Unknown Author</dc:creator>
              <dc:date>2022-04-09T11:00:17</dc:date>
            </office:change-info>
          </text:format-change>
        </text:changed-region>
        <text:changed-region xml:id="ct105553125060080" text:id="ct105553125060080">
          <text:format-change>
            <office:change-info>
              <dc:creator>Unknown Author</dc:creator>
              <dc:date>2022-04-09T11:00:21</dc:date>
            </office:change-info>
          </text:format-change>
        </text:changed-region>
        <text:changed-region xml:id="ct105553125060320" text:id="ct105553125060320">
          <text:format-change>
            <office:change-info>
              <dc:creator>Unknown Author</dc:creator>
              <dc:date>2022-04-09T11:00:25</dc:date>
            </office:change-info>
          </text:format-change>
        </text:changed-region>
        <text:changed-region xml:id="ct105553125060560" text:id="ct105553125060560">
          <text:format-change>
            <office:change-info>
              <dc:creator>Unknown Author</dc:creator>
              <dc:date>2022-04-09T11:00:36</dc:date>
            </office:change-info>
          </text:format-change>
        </text:changed-region>
        <text:changed-region xml:id="ct105553125060800" text:id="ct105553125060800">
          <text:insertion>
            <office:change-info>
              <dc:creator>Unknown Author</dc:creator>
              <dc:date>2022-04-09T11:30:11</dc:date>
            </office:change-info>
          </text:insertion>
        </text:changed-region>
        <text:changed-region xml:id="ct105553125061040" text:id="ct105553125061040">
          <text:insertion>
            <office:change-info>
              <dc:creator>Unknown Author</dc:creator>
              <dc:date>2022-04-09T11:31:31</dc:date>
            </office:change-info>
          </text:insertion>
        </text:changed-region>
        <text:changed-region xml:id="ct105553125058640" text:id="ct105553125058640">
          <text:insertion>
            <office:change-info>
              <dc:creator>Unknown Author</dc:creator>
              <dc:date>2022-04-09T12:16:51</dc:date>
            </office:change-info>
          </text:insertion>
        </text:changed-region>
        <text:changed-region xml:id="ct105553125061520" text:id="ct105553125061520">
          <text:insertion>
            <office:change-info>
              <dc:creator>Unknown Author</dc:creator>
              <dc:date>2022-04-09T12:17:22</dc:date>
            </office:change-info>
          </text:insertion>
        </text:changed-region>
        <text:changed-region xml:id="ct105553125061760" text:id="ct105553125061760">
          <text:insertion>
            <office:change-info>
              <dc:creator>Unknown Author</dc:creator>
              <dc:date>2022-04-09T12:18:10</dc:date>
            </office:change-info>
          </text:insertion>
        </text:changed-region>
        <text:changed-region xml:id="ct105553125062000" text:id="ct105553125062000">
          <text:insertion>
            <office:change-info>
              <dc:creator>Unknown Author</dc:creator>
              <dc:date>2022-04-09T12:19:17</dc:date>
            </office:change-info>
          </text:insertion>
        </text:changed-region>
        <text:changed-region xml:id="ct105553125062480" text:id="ct105553125062480">
          <text:insertion>
            <office:change-info>
              <dc:creator>Unknown Author</dc:creator>
              <dc:date>2022-04-09T12:20:00</dc:date>
            </office:change-info>
          </text:insertion>
        </text:changed-region>
        <text:changed-region xml:id="ct105553125061280" text:id="ct105553125061280">
          <text:insertion>
            <office:change-info>
              <dc:creator>Unknown Author</dc:creator>
              <dc:date>2022-03-25T18:43:49</dc:date>
            </office:change-info>
          </text:insertion>
        </text:changed-region>
        <text:changed-region xml:id="ct105553125062240" text:id="ct105553125062240">
          <text:insertion>
            <office:change-info>
              <dc:creator>Unknown Author</dc:creator>
              <dc:date>2022-04-09T12:37:52</dc:date>
            </office:change-info>
          </text:insertion>
        </text:changed-region>
        <text:changed-region xml:id="ct105553125062720" text:id="ct105553125062720">
          <text:insertion>
            <office:change-info>
              <dc:creator>Christopher Broderick</dc:creator>
              <dc:date>2022-04-19T12:14:49</dc:date>
            </office:change-info>
          </text:insertion>
        </text:changed-region>
        <text:changed-region xml:id="ct105553125062960" text:id="ct105553125062960">
          <text:deletion>
            <office:change-info>
              <dc:creator>Christopher Broderick</dc:creator>
              <dc:date>2022-04-19T12:14:48</dc:date>
            </office:change-info>
            <text:p text:style-name="P134"><text:span text:style-name="T1043">ap</text:span></text:p>
          </text:deletion>
        </text:changed-region>
        <text:changed-region xml:id="ct105553125063200" text:id="ct105553125063200">
          <text:insertion>
            <office:change-info>
              <dc:creator>Unknown Author</dc:creator>
              <dc:date>2022-04-09T12:37:52</dc:date>
            </office:change-info>
          </text:insertion>
        </text:changed-region>
        <text:changed-region xml:id="ct105553125063440" text:id="ct105553125063440">
          <text:insertion>
            <office:change-info>
              <dc:creator>Unknown Author</dc:creator>
              <dc:date>2022-04-09T12:38:00</dc:date>
            </office:change-info>
          </text:insertion>
        </text:changed-region>
        <text:changed-region xml:id="ct105553125063680" text:id="ct105553125063680">
          <text:format-change>
            <office:change-info>
              <dc:creator>Unknown Author</dc:creator>
              <dc:date>2022-04-09T11:00:43</dc:date>
            </office:change-info>
          </text:format-change>
        </text:changed-region>
        <text:changed-region xml:id="ct105553125064160" text:id="ct105553125064160">
          <text:format-change>
            <office:change-info>
              <dc:creator>Unknown Author</dc:creator>
              <dc:date>2022-04-09T12:36:27</dc:date>
            </office:change-info>
          </text:format-change>
        </text:changed-region>
        <text:changed-region xml:id="ct105553125063920" text:id="ct105553125063920">
          <text:deletion>
            <office:change-info>
              <dc:creator>Unknown Author</dc:creator>
              <dc:date>2022-04-09T12:36:56</dc:date>
            </office:change-info>
            <text:p text:style-name="P115"><text:span text:style-name="T464"><text:tab/></text:span></text:p>
          </text:deletion>
        </text:changed-region>
        <text:changed-region xml:id="ct105553125064400" text:id="ct105553125064400">
          <text:format-change>
            <office:change-info>
              <dc:creator>Unknown Author</dc:creator>
              <dc:date>2022-04-09T12:36:27</dc:date>
            </office:change-info>
          </text:format-change>
        </text:changed-region>
        <text:changed-region xml:id="ct105553125664848" text:id="ct105553125664848">
          <text:format-change>
            <office:change-info>
              <dc:creator>Unknown Author</dc:creator>
              <dc:date>2022-04-09T12:36:27</dc:date>
            </office:change-info>
          </text:format-change>
        </text:changed-region>
        <text:changed-region xml:id="ct105553125665328" text:id="ct105553125665328">
          <text:format-change>
            <office:change-info>
              <dc:creator>Unknown Author</dc:creator>
              <dc:date>2022-04-09T12:36:27</dc:date>
            </office:change-info>
          </text:format-change>
        </text:changed-region>
        <text:changed-region xml:id="ct105553125665568" text:id="ct105553125665568">
          <text:format-change>
            <office:change-info>
              <dc:creator>Unknown Author</dc:creator>
              <dc:date>2022-04-09T12:36:27</dc:date>
            </office:change-info>
          </text:format-change>
        </text:changed-region>
        <text:changed-region xml:id="ct105553125665808" text:id="ct105553125665808">
          <text:format-change>
            <office:change-info>
              <dc:creator>Unknown Author</dc:creator>
              <dc:date>2022-04-09T12:36:27</dc:date>
            </office:change-info>
          </text:format-change>
        </text:changed-region>
        <text:changed-region xml:id="ct105553125666048" text:id="ct105553125666048">
          <text:format-change>
            <office:change-info>
              <dc:creator>Unknown Author</dc:creator>
              <dc:date>2022-04-09T12:36:27</dc:date>
            </office:change-info>
          </text:format-change>
        </text:changed-region>
        <text:changed-region xml:id="ct105553125666288" text:id="ct105553125666288">
          <text:deletion>
            <office:change-info>
              <dc:creator>Unknown Author</dc:creator>
              <dc:date>2022-04-09T12:37:07</dc:date>
            </office:change-info>
            <text:p text:style-name="P108"><text:span text:style-name="T858"><text:s text:c="6"/></text:span></text:p>
          </text:deletion>
        </text:changed-region>
        <text:changed-region xml:id="ct105553125666528" text:id="ct105553125666528">
          <text:insertion>
            <office:change-info>
              <dc:creator>Unknown Author</dc:creator>
              <dc:date>2022-04-09T12:37:07</dc:date>
            </office:change-info>
          </text:insertion>
        </text:changed-region>
        <text:changed-region xml:id="ct105553125666768" text:id="ct105553125666768">
          <text:format-change>
            <office:change-info>
              <dc:creator>Unknown Author</dc:creator>
              <dc:date>2022-04-09T12:36:27</dc:date>
            </office:change-info>
          </text:format-change>
        </text:changed-region>
        <text:changed-region xml:id="ct105553125667008" text:id="ct105553125667008">
          <text:format-change>
            <office:change-info>
              <dc:creator>Unknown Author</dc:creator>
              <dc:date>2022-04-09T12:36:27</dc:date>
            </office:change-info>
          </text:format-change>
        </text:changed-region>
        <text:changed-region xml:id="ct105553125667248" text:id="ct105553125667248">
          <text:format-change>
            <office:change-info>
              <dc:creator>Unknown Author</dc:creator>
              <dc:date>2022-04-09T12:36:27</dc:date>
            </office:change-info>
          </text:format-change>
        </text:changed-region>
        <text:changed-region xml:id="ct105553125667728" text:id="ct105553125667728">
          <text:deletion>
            <office:change-info>
              <dc:creator>Unknown Author</dc:creator>
              <dc:date>2022-04-09T12:38:44</dc:date>
            </office:change-info>
            <text:p text:style-name="P999"><text:span text:style-name="T796"><text:s/>a</text:span></text:p>
          </text:deletion>
        </text:changed-region>
        <text:changed-region xml:id="ct105553125667968" text:id="ct105553125667968">
          <text:insertion>
            <office:change-info>
              <dc:creator>Unknown Author</dc:creator>
              <dc:date>2022-04-09T12:38:38</dc:date>
            </office:change-info>
          </text:insertion>
        </text:changed-region>
        <text:changed-region xml:id="ct105553125668208" text:id="ct105553125668208">
          <text:deletion>
            <office:change-info>
              <dc:creator>Unknown Author</dc:creator>
              <dc:date>2022-04-09T12:38:54</dc:date>
            </office:change-info>
            <text:p text:style-name="P1000"><text:span text:style-name="T794"><text:s/></text:span><text:span text:style-name="T486">d</text:span></text:p>
          </text:deletion>
        </text:changed-region>
        <text:changed-region xml:id="ct105553125668448" text:id="ct105553125668448">
          <text:insertion>
            <office:change-info>
              <dc:creator>Unknown Author</dc:creator>
              <dc:date>2022-04-09T12:38:51</dc:date>
            </office:change-info>
          </text:insertion>
        </text:changed-region>
        <text:changed-region xml:id="ct105553125668688" text:id="ct105553125668688">
          <text:deletion>
            <office:change-info>
              <dc:creator>Unknown Author</dc:creator>
              <dc:date>2022-04-09T12:39:02</dc:date>
            </office:change-info>
            <text:p text:style-name="P1000"><text:span text:style-name="T800">m</text:span></text:p>
          </text:deletion>
        </text:changed-region>
        <text:changed-region xml:id="ct105553125668928" text:id="ct105553125668928">
          <text:insertion>
            <office:change-info>
              <dc:creator>Unknown Author</dc:creator>
              <dc:date>2022-04-09T12:39:34</dc:date>
            </office:change-info>
          </text:insertion>
        </text:changed-region>
        <text:changed-region xml:id="ct105553125669168" text:id="ct105553125669168">
          <text:insertion>
            <office:change-info>
              <dc:creator>Unknown Author</dc:creator>
              <dc:date>2022-04-09T12:39:02</dc:date>
            </office:change-info>
          </text:insertion>
        </text:changed-region>
        <text:changed-region xml:id="ct105553125667488" text:id="ct105553125667488">
          <text:insertion>
            <office:change-info>
              <dc:creator>Unknown Author</dc:creator>
              <dc:date>2022-03-25T18:56:53</dc:date>
            </office:change-info>
          </text:insertion>
        </text:changed-region>
        <text:changed-region xml:id="ct105553125669408" text:id="ct105553125669408">
          <text:deletion>
            <office:change-info>
              <dc:creator>Unknown Author</dc:creator>
              <dc:date>2022-03-25T18:49:24</dc:date>
            </office:change-info>
            <text:p text:style-name="P369"><text:span text:style-name="T875">“File Name Parsing”</text:span></text:p>
          </text:deletion>
        </text:changed-region>
        <text:changed-region xml:id="ct105553125669648" text:id="ct105553125669648">
          <text:insertion>
            <office:change-info>
              <dc:creator>Unknown Author</dc:creator>
              <dc:date>2022-03-25T18:59:58</dc:date>
            </office:change-info>
          </text:insertion>
        </text:changed-region>
        <text:changed-region xml:id="ct105553125670128" text:id="ct105553125670128">
          <text:deletion>
            <office:change-info>
              <dc:creator>Christopher Broderick</dc:creator>
              <dc:date>2022-04-19T12:15:14</dc:date>
            </office:change-info>
            <text:p text:style-name="P585"><text:span text:style-name="T1032">n</text:span></text:p>
          </text:deletion>
        </text:changed-region>
        <text:changed-region xml:id="ct105553125670368" text:id="ct105553125670368">
          <text:insertion>
            <office:change-info>
              <dc:creator>Unknown Author</dc:creator>
              <dc:date>2022-03-25T18:59:58</dc:date>
            </office:change-info>
          </text:insertion>
        </text:changed-region>
        <text:changed-region xml:id="ct105553125670608" text:id="ct105553125670608">
          <text:insertion>
            <office:change-info>
              <dc:creator>Christopher Broderick</dc:creator>
              <dc:date>2022-04-19T12:15:15</dc:date>
            </office:change-info>
          </text:insertion>
        </text:changed-region>
        <text:changed-region xml:id="ct105553125556224" text:id="ct105553125556224">
          <text:insertion>
            <office:change-info>
              <dc:creator>Unknown Author</dc:creator>
              <dc:date>2022-03-25T18:59:58</dc:date>
            </office:change-info>
          </text:insertion>
        </text:changed-region>
        <text:changed-region xml:id="ct105553125556464" text:id="ct105553125556464">
          <text:insertion>
            <office:change-info>
              <dc:creator>Christopher Broderick</dc:creator>
              <dc:date>2022-06-21T18:10:24</dc:date>
            </office:change-info>
          </text:insertion>
        </text:changed-region>
        <text:changed-region xml:id="ct105553125556704" text:id="ct105553125556704">
          <text:deletion>
            <office:change-info>
              <dc:creator>Christopher Broderick</dc:creator>
              <dc:date>2022-06-21T18:10:22</dc:date>
            </office:change-info>
            <text:p text:style-name="P111"><text:span text:style-name="T858"><text:s/></text:span></text:p>
          </text:deletion>
        </text:changed-region>
        <text:changed-region xml:id="ct105553125556944" text:id="ct105553125556944">
          <text:insertion>
            <office:change-info>
              <dc:creator>Christopher Broderick</dc:creator>
              <dc:date>2022-06-21T18:10:25</dc:date>
            </office:change-info>
          </text:insertion>
        </text:changed-region>
        <text:changed-region xml:id="ct105553125557184" text:id="ct105553125557184">
          <text:insertion>
            <office:change-info>
              <dc:creator>Unknown Author</dc:creator>
              <dc:date>2022-03-25T18:59:58</dc:date>
            </office:change-info>
          </text:insertion>
        </text:changed-region>
        <text:changed-region xml:id="ct105553125557424" text:id="ct105553125557424">
          <text:deletion>
            <office:change-info>
              <dc:creator>Christopher Broderick</dc:creator>
              <dc:date>2022-06-21T18:10:15</dc:date>
            </office:change-info>
            <text:p text:style-name="P109"><text:span text:style-name="T858"><text:s text:c="6"/></text:span></text:p>
          </text:deletion>
        </text:changed-region>
        <text:changed-region xml:id="ct105553125557664" text:id="ct105553125557664">
          <text:insertion>
            <office:change-info>
              <dc:creator>Unknown Author</dc:creator>
              <dc:date>2022-03-25T18:59:58</dc:date>
            </office:change-info>
          </text:insertion>
        </text:changed-region>
        <text:changed-region xml:id="ct105553125557904" text:id="ct105553125557904">
          <text:deletion>
            <office:change-info>
              <dc:creator>Christopher Broderick</dc:creator>
              <dc:date>2022-05-25T19:48:40</dc:date>
            </office:change-info>
            <text:p text:style-name="P109"><text:span text:style-name="T293">$partnership.receiver.</text:span><text:span text:style-name="T303">as2_id</text:span><text:span text:style-name="T293">$</text:span></text:p>
          </text:deletion>
        </text:changed-region>
        <text:changed-region xml:id="ct105553125558144" text:id="ct105553125558144">
          <text:insertion>
            <office:change-info>
              <dc:creator>Christopher Broderick</dc:creator>
              <dc:date>2022-05-25T19:48:40</dc:date>
            </office:change-info>
          </text:insertion>
        </text:changed-region>
        <text:changed-region xml:id="ct105553125558384" text:id="ct105553125558384">
          <text:insertion>
            <office:change-info>
              <dc:creator>Unknown Author</dc:creator>
              <dc:date>2022-03-25T18:59:58</dc:date>
            </office:change-info>
          </text:insertion>
        </text:changed-region>
        <text:changed-region xml:id="ct105553125558624" text:id="ct105553125558624">
          <text:deletion>
            <office:change-info>
              <dc:creator>Christopher Broderick</dc:creator>
              <dc:date>2022-06-21T18:10:31</dc:date>
            </office:change-info>
            <text:p text:style-name="P110"><text:span text:style-name="T858"><text:s text:c="6"/></text:span></text:p>
          </text:deletion>
        </text:changed-region>
        <text:changed-region xml:id="ct105553125558864" text:id="ct105553125558864">
          <text:insertion>
            <office:change-info>
              <dc:creator>Unknown Author</dc:creator>
              <dc:date>2022-03-25T18:59:58</dc:date>
            </office:change-info>
          </text:insertion>
        </text:changed-region>
        <text:changed-region xml:id="ct105553125559104" text:id="ct105553125559104">
          <text:insertion>
            <office:change-info>
              <dc:creator>Christopher Broderick</dc:creator>
              <dc:date>2022-05-25T19:49:00</dc:date>
            </office:change-info>
          </text:insertion>
        </text:changed-region>
        <text:changed-region xml:id="ct105553125559344" text:id="ct105553125559344">
          <text:insertion>
            <office:change-info>
              <dc:creator>Unknown Author</dc:creator>
              <dc:date>2022-03-25T18:59:58</dc:date>
            </office:change-info>
          </text:insertion>
        </text:changed-region>
        <text:changed-region xml:id="ct105553125559584" text:id="ct105553125559584">
          <text:insertion>
            <office:change-info>
              <dc:creator>Christopher Broderick</dc:creator>
              <dc:date>2022-06-21T18:11:18</dc:date>
            </office:change-info>
          </text:insertion>
        </text:changed-region>
        <text:changed-region xml:id="ct105553125559824" text:id="ct105553125559824">
          <text:insertion>
            <office:change-info>
              <dc:creator>Unknown Author</dc:creator>
              <dc:date>2022-03-25T18:59:58</dc:date>
            </office:change-info>
          </text:insertion>
        </text:changed-region>
        <text:changed-region xml:id="ct105553125560064" text:id="ct105553125560064">
          <text:deletion>
            <office:change-info>
              <dc:creator>Christopher Broderick</dc:creator>
              <dc:date>2022-06-21T18:10:36</dc:date>
            </office:change-info>
            <text:p text:style-name="P111"><text:span text:style-name="T858"><text:s text:c="6"/></text:span></text:p>
          </text:deletion>
        </text:changed-region>
        <text:changed-region xml:id="ct105553125560304" text:id="ct105553125560304">
          <text:insertion>
            <office:change-info>
              <dc:creator>Unknown Author</dc:creator>
              <dc:date>2022-03-25T18:59:58</dc:date>
            </office:change-info>
          </text:insertion>
        </text:changed-region>
        <text:changed-region xml:id="ct105553125560544" text:id="ct105553125560544">
          <text:deletion>
            <office:change-info>
              <dc:creator>Christopher Broderick</dc:creator>
              <dc:date>2022-06-21T18:10:40</dc:date>
            </office:change-info>
            <text:p text:style-name="P110"><text:span text:style-name="T858"><text:s text:c="6"/></text:span></text:p>
          </text:deletion>
        </text:changed-region>
        <text:changed-region xml:id="ct105553125560784" text:id="ct105553125560784">
          <text:insertion>
            <office:change-info>
              <dc:creator>Unknown Author</dc:creator>
              <dc:date>2022-03-25T18:59:58</dc:date>
            </office:change-info>
          </text:insertion>
        </text:changed-region>
        <text:changed-region xml:id="ct105553125561024" text:id="ct105553125561024">
          <text:deletion>
            <office:change-info>
              <dc:creator>Christopher Broderick</dc:creator>
              <dc:date>2022-06-21T18:10:52</dc:date>
            </office:change-info>
            <text:p text:style-name="P104"><text:span text:style-name="T858"><text:s text:c="6"/></text:span></text:p>
          </text:deletion>
        </text:changed-region>
        <text:changed-region xml:id="ct105553125561264" text:id="ct105553125561264">
          <text:insertion>
            <office:change-info>
              <dc:creator>Unknown Author</dc:creator>
              <dc:date>2022-03-25T18:59:58</dc:date>
            </office:change-info>
          </text:insertion>
        </text:changed-region>
        <text:changed-region xml:id="ct105553125561504" text:id="ct105553125561504">
          <text:deletion>
            <office:change-info>
              <dc:creator>Christopher Broderick</dc:creator>
              <dc:date>2022-06-21T18:10:55</dc:date>
            </office:change-info>
            <text:p text:style-name="P116"><text:span text:style-name="T858"><text:s text:c="6"/></text:span></text:p>
          </text:deletion>
        </text:changed-region>
        <text:changed-region xml:id="ct105553125561744" text:id="ct105553125561744">
          <text:insertion>
            <office:change-info>
              <dc:creator>Unknown Author</dc:creator>
              <dc:date>2022-03-25T18:59:58</dc:date>
            </office:change-info>
          </text:insertion>
        </text:changed-region>
        <text:changed-region xml:id="ct105553125561984" text:id="ct105553125561984">
          <text:insertion>
            <office:change-info>
              <dc:creator>Christopher Broderick</dc:creator>
              <dc:date>2022-05-25T19:45:57</dc:date>
            </office:change-info>
          </text:insertion>
        </text:changed-region>
        <text:changed-region xml:id="ct105553125562224" text:id="ct105553125562224">
          <text:insertion>
            <office:change-info>
              <dc:creator>Unknown Author</dc:creator>
              <dc:date>2022-03-25T18:59:58</dc:date>
            </office:change-info>
          </text:insertion>
        </text:changed-region>
        <text:changed-region xml:id="ct105553125562464" text:id="ct105553125562464">
          <text:deletion>
            <office:change-info>
              <dc:creator>Christopher Broderick</dc:creator>
              <dc:date>2022-04-19T12:14:21</dc:date>
            </office:change-info>
            <text:p text:style-name="P576"><text:span text:style-name="T1033">f</text:span></text:p>
          </text:deletion>
        </text:changed-region>
        <text:changed-region xml:id="ct105553125562704" text:id="ct105553125562704">
          <text:insertion>
            <office:change-info>
              <dc:creator>Unknown Author</dc:creator>
              <dc:date>2022-03-25T18:59:58</dc:date>
            </office:change-info>
          </text:insertion>
        </text:changed-region>
        <text:changed-region xml:id="ct105553125562944" text:id="ct105553125562944">
          <text:insertion>
            <office:change-info>
              <dc:creator>Christopher Broderick</dc:creator>
              <dc:date>2022-05-25T19:46:02</dc:date>
            </office:change-info>
          </text:insertion>
        </text:changed-region>
        <text:changed-region xml:id="ct105553125563184" text:id="ct105553125563184">
          <text:insertion>
            <office:change-info>
              <dc:creator>Unknown Author</dc:creator>
              <dc:date>2022-03-25T18:59:58</dc:date>
            </office:change-info>
          </text:insertion>
        </text:changed-region>
        <text:changed-region xml:id="ct105553125563424" text:id="ct105553125563424">
          <text:insertion>
            <office:change-info>
              <dc:creator>Christopher Broderick</dc:creator>
              <dc:date>2022-05-25T19:43:41</dc:date>
            </office:change-info>
          </text:insertion>
        </text:changed-region>
        <text:changed-region xml:id="ct105553125563664" text:id="ct105553125563664">
          <text:insertion>
            <office:change-info>
              <dc:creator>Christopher Broderick</dc:creator>
              <dc:date>2022-05-25T19:44:06</dc:date>
            </office:change-info>
          </text:insertion>
        </text:changed-region>
        <text:changed-region xml:id="ct105553125563904" text:id="ct105553125563904">
          <text:insertion>
            <office:change-info>
              <dc:creator>Christopher Broderick</dc:creator>
              <dc:date>2022-05-25T19:45:00</dc:date>
            </office:change-info>
          </text:insertion>
        </text:changed-region>
        <text:changed-region xml:id="ct105553125564144" text:id="ct105553125564144">
          <text:insertion>
            <office:change-info>
              <dc:creator>Christopher Broderick</dc:creator>
              <dc:date>2022-05-25T19:47:46</dc:date>
            </office:change-info>
          </text:insertion>
        </text:changed-region>
        <text:changed-region xml:id="ct105553125564384" text:id="ct105553125564384">
          <text:insertion>
            <office:change-info>
              <dc:creator>Christopher Broderick</dc:creator>
              <dc:date>2022-05-25T19:59:15</dc:date>
            </office:change-info>
          </text:insertion>
        </text:changed-region>
        <text:changed-region xml:id="ct105553125564624" text:id="ct105553125564624">
          <text:deletion>
            <office:change-info>
              <dc:creator>Christopher Broderick</dc:creator>
              <dc:date>2022-05-25T19:59:12</dc:date>
            </office:change-info>
            <text:p text:style-name="P776"/>
            <text:p text:style-name="P776"/>
          </text:deletion>
        </text:changed-region>
        <text:changed-region xml:id="ct105553125564864" text:id="ct105553125564864">
          <text:deletion>
            <office:change-info>
              <dc:creator>Unknown Author</dc:creator>
              <dc:date>2022-03-25T18:44:29</dc:date>
            </office:change-info>
            <text:p text:style-name="P776">Dedicated Sending</text:p>
          </text:deletion>
        </text:changed-region>
        <text:changed-region xml:id="ct105553125565104" text:id="ct105553125565104">
          <text:insertion>
            <office:change-info>
              <dc:creator>Christopher Broderick</dc:creator>
              <dc:date>2022-05-25T19:58:50</dc:date>
            </office:change-info>
          </text:insertion>
        </text:changed-region>
        <text:changed-region xml:id="ct105553125565344" text:id="ct105553125565344">
          <text:insertion>
            <office:change-info>
              <dc:creator>Unknown Author</dc:creator>
              <dc:date>2022-03-25T18:44:29</dc:date>
            </office:change-info>
          </text:insertion>
        </text:changed-region>
        <text:changed-region xml:id="ct105553125565584" text:id="ct105553125565584">
          <text:insertion>
            <office:change-info>
              <dc:creator>Unknown Author</dc:creator>
              <dc:date>2022-03-25T18:44:37</dc:date>
            </office:change-info>
          </text:insertion>
        </text:changed-region>
        <text:changed-region xml:id="ct105553125565824" text:id="ct105553125565824">
          <text:insertion>
            <office:change-info>
              <dc:creator>Unknown Author</dc:creator>
              <dc:date>2022-03-25T18:46:28</dc:date>
            </office:change-info>
          </text:insertion>
        </text:changed-region>
        <text:changed-region xml:id="ct105553125566064" text:id="ct105553125566064">
          <text:insertion>
            <office:change-info>
              <dc:creator>Unknown Author</dc:creator>
              <dc:date>2022-03-25T18:45:49</dc:date>
            </office:change-info>
          </text:insertion>
        </text:changed-region>
        <text:changed-region xml:id="ct105553125566304" text:id="ct105553125566304">
          <text:insertion>
            <office:change-info>
              <dc:creator>Unknown Author</dc:creator>
              <dc:date>2022-03-25T18:46:00</dc:date>
            </office:change-info>
          </text:insertion>
        </text:changed-region>
        <text:changed-region xml:id="ct105553125596432" text:id="ct105553125596432">
          <text:deletion>
            <office:change-info>
              <dc:creator>Unknown Author</dc:creator>
              <dc:date>2022-03-25T18:57:31</dc:date>
            </office:change-info>
            <text:p text:style-name="P573"><text:span text:style-name="T875">File Name Parsing</text:span></text:p>
          </text:deletion>
        </text:changed-region>
        <text:changed-region xml:id="ct105553125597152" text:id="ct105553125597152">
          <text:insertion>
            <office:change-info>
              <dc:creator>Unknown Author</dc:creator>
              <dc:date>2022-03-25T18:57:49</dc:date>
            </office:change-info>
          </text:insertion>
        </text:changed-region>
        <text:changed-region xml:id="ct105553259822560" text:id="ct105553259822560">
          <text:format-change>
            <office:change-info>
              <dc:creator>Unknown Author</dc:creator>
              <dc:date>2022-10-03T16:40:33</dc:date>
            </office:change-info>
          </text:format-change>
        </text:changed-region>
        <text:changed-region xml:id="ct105553259818240" text:id="ct105553259818240">
          <text:format-change>
            <office:change-info>
              <dc:creator>Unknown Author</dc:creator>
              <dc:date>2022-10-03T16:40:33</dc:date>
            </office:change-info>
          </text:format-change>
        </text:changed-region>
        <text:changed-region xml:id="ct105553259818720" text:id="ct105553259818720">
          <text:format-change>
            <office:change-info>
              <dc:creator>Unknown Author</dc:creator>
              <dc:date>2022-10-03T16:40:33</dc:date>
            </office:change-info>
          </text:format-change>
        </text:changed-region>
        <text:changed-region xml:id="ct105553259818960" text:id="ct105553259818960">
          <text:format-change>
            <office:change-info>
              <dc:creator>Unknown Author</dc:creator>
              <dc:date>2022-10-03T16:40:33</dc:date>
            </office:change-info>
          </text:format-change>
        </text:changed-region>
        <text:changed-region xml:id="ct105553259819200" text:id="ct105553259819200">
          <text:format-change>
            <office:change-info>
              <dc:creator>Unknown Author</dc:creator>
              <dc:date>2022-10-03T16:40:33</dc:date>
            </office:change-info>
          </text:format-change>
        </text:changed-region>
        <text:changed-region xml:id="ct105553259819440" text:id="ct105553259819440">
          <text:format-change>
            <office:change-info>
              <dc:creator>Unknown Author</dc:creator>
              <dc:date>2022-10-03T16:40:33</dc:date>
            </office:change-info>
          </text:format-change>
        </text:changed-region>
        <text:changed-region xml:id="ct105553259819680" text:id="ct105553259819680">
          <text:format-change>
            <office:change-info>
              <dc:creator>Unknown Author</dc:creator>
              <dc:date>2022-10-03T16:40:33</dc:date>
            </office:change-info>
          </text:format-change>
        </text:changed-region>
        <text:changed-region xml:id="ct105553259819920" text:id="ct105553259819920">
          <text:format-change>
            <office:change-info>
              <dc:creator>Unknown Author</dc:creator>
              <dc:date>2022-10-03T16:40:33</dc:date>
            </office:change-info>
          </text:format-change>
        </text:changed-region>
        <text:changed-region xml:id="ct105553259820160" text:id="ct105553259820160">
          <text:format-change>
            <office:change-info>
              <dc:creator>Unknown Author</dc:creator>
              <dc:date>2022-10-03T16:40:33</dc:date>
            </office:change-info>
          </text:format-change>
        </text:changed-region>
        <text:changed-region xml:id="ct105553259820400" text:id="ct105553259820400">
          <text:format-change>
            <office:change-info>
              <dc:creator>Unknown Author</dc:creator>
              <dc:date>2022-10-03T16:40:33</dc:date>
            </office:change-info>
          </text:format-change>
        </text:changed-region>
        <text:changed-region xml:id="ct105553259820640" text:id="ct105553259820640">
          <text:format-change>
            <office:change-info>
              <dc:creator>Unknown Author</dc:creator>
              <dc:date>2022-10-03T16:40:33</dc:date>
            </office:change-info>
          </text:format-change>
        </text:changed-region>
        <text:changed-region xml:id="ct105553259820880" text:id="ct105553259820880">
          <text:format-change>
            <office:change-info>
              <dc:creator>Unknown Author</dc:creator>
              <dc:date>2022-10-03T16:40:33</dc:date>
            </office:change-info>
          </text:format-change>
        </text:changed-region>
        <text:changed-region xml:id="ct105553259821120" text:id="ct105553259821120">
          <text:format-change>
            <office:change-info>
              <dc:creator>Unknown Author</dc:creator>
              <dc:date>2022-10-03T16:40:33</dc:date>
            </office:change-info>
          </text:format-change>
        </text:changed-region>
        <text:changed-region xml:id="ct105553259821360" text:id="ct105553259821360">
          <text:format-change>
            <office:change-info>
              <dc:creator>Unknown Author</dc:creator>
              <dc:date>2022-10-03T16:40:33</dc:date>
            </office:change-info>
          </text:format-change>
        </text:changed-region>
        <text:changed-region xml:id="ct105553259821600" text:id="ct105553259821600">
          <text:format-change>
            <office:change-info>
              <dc:creator>Unknown Author</dc:creator>
              <dc:date>2022-10-03T16:40:33</dc:date>
            </office:change-info>
          </text:format-change>
        </text:changed-region>
        <text:changed-region xml:id="ct105553259821840" text:id="ct105553259821840">
          <text:format-change>
            <office:change-info>
              <dc:creator>Unknown Author</dc:creator>
              <dc:date>2022-10-03T16:40:33</dc:date>
            </office:change-info>
          </text:format-change>
        </text:changed-region>
        <text:changed-region xml:id="ct105553259822080" text:id="ct105553259822080">
          <text:format-change>
            <office:change-info>
              <dc:creator>Unknown Author</dc:creator>
              <dc:date>2022-10-03T16:40:33</dc:date>
            </office:change-info>
          </text:format-change>
        </text:changed-region>
        <text:changed-region xml:id="ct105553259895600" text:id="ct105553259895600">
          <text:insertion>
            <office:change-info>
              <dc:creator>Unknown Author</dc:creator>
              <dc:date>2022-10-03T16:39:52</dc:date>
            </office:change-info>
          </text:insertion>
        </text:changed-region>
        <text:changed-region xml:id="ct105553259867632" text:id="ct105553259867632">
          <text:insertion>
            <office:change-info>
              <dc:creator>Unknown Author</dc:creator>
              <dc:date>2022-10-03T16:41:23</dc:date>
            </office:change-info>
          </text:insertion>
        </text:changed-region>
        <text:changed-region xml:id="ct105553259579984" text:id="ct105553259579984">
          <text:insertion>
            <office:change-info>
              <dc:creator>Unknown Author</dc:creator>
              <dc:date>2022-10-03T16:42:06</dc:date>
            </office:change-info>
          </text:insertion>
        </text:changed-region>
        <text:changed-region xml:id="ct105553259732000" text:id="ct105553259732000">
          <text:insertion>
            <office:change-info>
              <dc:creator>Unknown Author</dc:creator>
              <dc:date>2022-10-03T16:43:00</dc:date>
            </office:change-info>
          </text:insertion>
        </text:changed-region>
        <text:changed-region xml:id="ct105553259730560" text:id="ct105553259730560">
          <text:insertion>
            <office:change-info>
              <dc:creator>Unknown Author</dc:creator>
              <dc:date>2022-10-03T17:06:49</dc:date>
            </office:change-info>
          </text:insertion>
        </text:changed-region>
        <text:changed-region xml:id="ct105553259860432" text:id="ct105553259860432">
          <text:insertion>
            <office:change-info>
              <dc:creator>Unknown Author</dc:creator>
              <dc:date>2022-10-03T17:07:01</dc:date>
            </office:change-info>
          </text:insertion>
        </text:changed-region>
        <text:changed-region xml:id="ct105553125597392" text:id="ct105553125597392">
          <text:insertion>
            <office:change-info>
              <dc:creator>Unknown Author</dc:creator>
              <dc:date>2022-03-25T19:40:16</dc:date>
            </office:change-info>
          </text:insertion>
        </text:changed-region>
        <text:changed-region xml:id="ct105553125597632" text:id="ct105553125597632">
          <text:deletion>
            <office:change-info>
              <dc:creator>Christopher Broderick</dc:creator>
              <dc:date>2022-04-19T12:16:16</dc:date>
            </office:change-info>
            <text:p text:style-name="P587">ot</text:p>
          </text:deletion>
        </text:changed-region>
        <text:changed-region xml:id="ct105553125597872" text:id="ct105553125597872">
          <text:insertion>
            <office:change-info>
              <dc:creator>Christopher Broderick</dc:creator>
              <dc:date>2022-04-19T12:16:16</dc:date>
            </office:change-info>
          </text:insertion>
        </text:changed-region>
        <text:changed-region xml:id="ct105553125598112" text:id="ct105553125598112">
          <text:insertion>
            <office:change-info>
              <dc:creator>Unknown Author</dc:creator>
              <dc:date>2022-03-25T19:40:16</dc:date>
            </office:change-info>
          </text:insertion>
        </text:changed-region>
        <text:changed-region xml:id="ct105553125598352" text:id="ct105553125598352">
          <text:insertion>
            <office:change-info>
              <dc:creator>Unknown Author</dc:creator>
              <dc:date>2022-03-25T19:28:16</dc:date>
            </office:change-info>
          </text:insertion>
        </text:changed-region>
        <text:changed-region xml:id="ct105553125598592" text:id="ct105553125598592">
          <text:deletion>
            <office:change-info>
              <dc:creator>Unknown Author</dc:creator>
              <dc:date>2022-03-25T19:39:51</dc:date>
            </office:change-info>
            <text:p text:style-name="P152">There is not much to configure for receiving files</text:p>
          </text:deletion>
        </text:changed-region>
        <text:changed-region xml:id="ct105553125598832" text:id="ct105553125598832">
          <text:deletion>
            <office:change-info>
              <dc:creator>Unknown Author</dc:creator>
              <dc:date>2022-03-25T19:48:47</dc:date>
            </office:change-info>
            <text:p text:style-name="P152">. As long as there is an AS2 receiver handler active, messages will be received and the files stored in the configured directory for the MessageStorageHandler module. <text:span text:style-name="T943">The default modules </text:span></text:p>
          </text:deletion>
        </text:changed-region>
        <text:changed-region xml:id="ct105553125518592" text:id="ct105553125518592">
          <text:insertion>
            <office:change-info>
              <dc:creator>Unknown Author</dc:creator>
              <dc:date>2022-03-25T19:52:18</dc:date>
            </office:change-info>
          </text:insertion>
        </text:changed-region>
        <text:changed-region xml:id="ct105553125519072" text:id="ct105553125519072">
          <text:insertion>
            <office:change-info>
              <dc:creator>Unknown Author</dc:creator>
              <dc:date>2022-03-25T19:53:16</dc:date>
            </office:change-info>
          </text:insertion>
        </text:changed-region>
        <text:changed-region xml:id="ct105553125519552" text:id="ct105553125519552">
          <text:insertion>
            <office:change-info>
              <dc:creator>Unknown Author</dc:creator>
              <dc:date>2022-03-25T19:54:00</dc:date>
            </office:change-info>
          </text:insertion>
        </text:changed-region>
        <text:changed-region xml:id="ct105553125520032" text:id="ct105553125520032">
          <text:insertion>
            <office:change-info>
              <dc:creator>Unknown Author</dc:creator>
              <dc:date>2022-03-25T19:55:10</dc:date>
            </office:change-info>
          </text:insertion>
        </text:changed-region>
        <text:changed-region xml:id="ct105553125520512" text:id="ct105553125520512">
          <text:insertion>
            <office:change-info>
              <dc:creator>Unknown Author</dc:creator>
              <dc:date>2022-03-25T19:56:03</dc:date>
            </office:change-info>
          </text:insertion>
        </text:changed-region>
        <text:changed-region xml:id="ct105553125520992" text:id="ct105553125520992">
          <text:insertion>
            <office:change-info>
              <dc:creator>Unknown Author</dc:creator>
              <dc:date>2022-03-25T19:57:27</dc:date>
            </office:change-info>
          </text:insertion>
        </text:changed-region>
        <text:changed-region xml:id="ct105553125521952" text:id="ct105553125521952">
          <text:format-change>
            <office:change-info>
              <dc:creator>Unknown Author</dc:creator>
              <dc:date>2022-03-25T19:51:30</dc:date>
            </office:change-info>
          </text:format-change>
        </text:changed-region>
        <text:changed-region xml:id="ct105553125522192" text:id="ct105553125522192">
          <text:format-change>
            <office:change-info>
              <dc:creator>Unknown Author</dc:creator>
              <dc:date>2022-03-25T19:51:30</dc:date>
            </office:change-info>
          </text:format-change>
        </text:changed-region>
        <text:changed-region xml:id="ct105553125522432" text:id="ct105553125522432">
          <text:format-change>
            <office:change-info>
              <dc:creator>Unknown Author</dc:creator>
              <dc:date>2022-03-25T19:51:30</dc:date>
            </office:change-info>
          </text:format-change>
        </text:changed-region>
        <text:changed-region xml:id="ct105553125522672" text:id="ct105553125522672">
          <text:format-change>
            <office:change-info>
              <dc:creator>Unknown Author</dc:creator>
              <dc:date>2022-03-25T19:51:30</dc:date>
            </office:change-info>
          </text:format-change>
        </text:changed-region>
        <text:changed-region xml:id="ct105553125522912" text:id="ct105553125522912">
          <text:format-change>
            <office:change-info>
              <dc:creator>Unknown Author</dc:creator>
              <dc:date>2022-03-25T19:51:30</dc:date>
            </office:change-info>
          </text:format-change>
        </text:changed-region>
        <text:changed-region xml:id="ct105553125669888" text:id="ct105553125669888">
          <text:format-change>
            <office:change-info>
              <dc:creator>Unknown Author</dc:creator>
              <dc:date>2022-03-25T19:51:30</dc:date>
            </office:change-info>
          </text:format-change>
        </text:changed-region>
        <text:changed-region xml:id="ct105553125539840" text:id="ct105553125539840">
          <text:format-change>
            <office:change-info>
              <dc:creator>Unknown Author</dc:creator>
              <dc:date>2022-03-25T19:51:30</dc:date>
            </office:change-info>
          </text:format-change>
        </text:changed-region>
        <text:changed-region xml:id="ct105553125540080" text:id="ct105553125540080">
          <text:format-change>
            <office:change-info>
              <dc:creator>Unknown Author</dc:creator>
              <dc:date>2022-03-25T19:51:30</dc:date>
            </office:change-info>
          </text:format-change>
        </text:changed-region>
        <text:changed-region xml:id="ct105553125694736" text:id="ct105553125694736">
          <text:deletion>
            <office:change-info>
              <dc:creator>Unknown Author</dc:creator>
              <dc:date>2022-03-23T14:33:48</dc:date>
            </office:change-info>
            <text:h text:style-name="P676" text:outline-level="3">i</text:h>
          </text:deletion>
        </text:changed-region>
        <text:changed-region xml:id="ct105553125696176" text:id="ct105553125696176">
          <text:insertion>
            <office:change-info>
              <dc:creator>Unknown Author</dc:creator>
              <dc:date>2022-03-23T14:33:49</dc:date>
            </office:change-info>
          </text:insertion>
        </text:changed-region>
        <text:changed-region xml:id="ct105553125694976" text:id="ct105553125694976">
          <text:insertion>
            <office:change-info>
              <dc:creator>Unknown Author</dc:creator>
              <dc:date>2022-08-12T22:48:15</dc:date>
            </office:change-info>
          </text:insertion>
        </text:changed-region>
        <text:changed-region xml:id="ct105553125698336" text:id="ct105553125698336">
          <text:insertion>
            <office:change-info>
              <dc:creator>Unknown Author</dc:creator>
              <dc:date>2022-09-22T22:10:31</dc:date>
            </office:change-info>
          </text:insertion>
        </text:changed-region>
        <text:changed-region xml:id="ct105553125698096" text:id="ct105553125698096">
          <text:insertion>
            <office:change-info>
              <dc:creator>Unknown Author</dc:creator>
              <dc:date>2022-09-27T23:08:04</dc:date>
            </office:change-info>
          </text:insertion>
        </text:changed-region>
        <text:changed-region xml:id="ct105553125698576" text:id="ct105553125698576">
          <text:insertion>
            <office:change-info>
              <dc:creator>Unknown Author</dc:creator>
              <dc:date>2022-04-06T08:17:00</dc:date>
            </office:change-info>
          </text:insertion>
        </text:changed-region>
        <text:changed-region xml:id="ct105553125698816" text:id="ct105553125698816">
          <text:format-change>
            <office:change-info>
              <dc:creator>Unknown Author</dc:creator>
              <dc:date>2022-04-06T08:18:11</dc:date>
            </office:change-info>
          </text:format-change>
        </text:changed-region>
        <text:changed-region xml:id="ct105553125699296" text:id="ct105553125699296">
          <text:insertion>
            <office:change-info>
              <dc:creator>Unknown Author</dc:creator>
              <dc:date>2022-04-06T08:18:42</dc:date>
            </office:change-info>
          </text:insertion>
        </text:changed-region>
        <text:changed-region xml:id="ct105553125699536" text:id="ct105553125699536">
          <text:deletion>
            <office:change-info>
              <dc:creator>Unknown Author</dc:creator>
              <dc:date>2022-04-06T08:19:18</dc:date>
            </office:change-info>
            <text:p text:style-name="P387">f</text:p>
          </text:deletion>
        </text:changed-region>
        <text:changed-region xml:id="ct105553125699056" text:id="ct105553125699056">
          <text:insertion>
            <office:change-info>
              <dc:creator>Unknown Author</dc:creator>
              <dc:date>2022-04-06T08:18:48</dc:date>
            </office:change-info>
          </text:insertion>
        </text:changed-region>
        <text:changed-region xml:id="ct105553125699776" text:id="ct105553125699776">
          <text:deletion>
            <office:change-info>
              <dc:creator>Unknown Author</dc:creator>
              <dc:date>2022-04-06T08:18:47</dc:date>
            </office:change-info>
            <text:p text:style-name="P425"><text:span text:style-name="T929">d</text:span></text:p>
          </text:deletion>
        </text:changed-region>
        <text:changed-region xml:id="ct105553125700016" text:id="ct105553125700016">
          <text:insertion>
            <office:change-info>
              <dc:creator>Unknown Author</dc:creator>
              <dc:date>2022-04-06T08:18:50</dc:date>
            </office:change-info>
          </text:insertion>
        </text:changed-region>
        <text:changed-region xml:id="ct105553125700256" text:id="ct105553125700256">
          <text:deletion>
            <office:change-info>
              <dc:creator>Unknown Author</dc:creator>
              <dc:date>2022-04-06T08:18:52</dc:date>
            </office:change-info>
            <text:p text:style-name="P425"><text:span text:style-name="T929">a</text:span></text:p>
          </text:deletion>
        </text:changed-region>
        <text:changed-region xml:id="ct105553125700976" text:id="ct105553125700976">
          <text:deletion>
            <office:change-info>
              <dc:creator>Unknown Author</dc:creator>
              <dc:date>2022-04-06T08:19:55</dc:date>
            </office:change-info>
            <text:p text:style-name="P988">two</text:p>
          </text:deletion>
        </text:changed-region>
        <text:changed-region xml:id="ct105553125700736" text:id="ct105553125700736">
          <text:insertion>
            <office:change-info>
              <dc:creator>Unknown Author</dc:creator>
              <dc:date>2022-04-06T08:19:55</dc:date>
            </office:change-info>
          </text:insertion>
        </text:changed-region>
        <text:changed-region xml:id="ct105553125700496" text:id="ct105553125700496">
          <text:deletion>
            <office:change-info>
              <dc:creator>Unknown Author</dc:creator>
              <dc:date>2022-04-06T08:43:19</dc:date>
            </office:change-info>
            <text:p text:style-name="P988"><text:span text:style-name="T252"/></text:p>
            <text:p text:style-name="P989"/>
          </text:deletion>
        </text:changed-region>
        <text:changed-region xml:id="ct105553125701216" text:id="ct105553125701216">
          <text:deletion>
            <office:change-info>
              <dc:creator>Unknown Author</dc:creator>
              <dc:date>2022-04-06T08:42:46</dc:date>
            </office:change-info>
            <text:p text:style-name="P989">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900">When running the OpenAS2 application as a daemon/service the console command processor is not accessible (and should be disabled for this reason) and you will need to use the remote command processor.</text:span></text:p>
            <text:p text:style-name="P990"/>
          </text:deletion>
        </text:changed-region>
        <text:changed-region xml:id="ct105553125701456" text:id="ct105553125701456">
          <text:deletion>
            <office:change-info>
              <dc:creator>Unknown Author</dc:creator>
              <dc:date>2022-04-06T08:43:18</dc:date>
            </office:change-info>
            <text:p text:style-name="P990">Use a third party certificate manager such as Portecle, OpenSSL or Java Keytool – these tools have the advantage that you can do the ongoing management <text:span text:style-name="T900">of </text:span>the certificates as you onboard new partners in a keystore outside the application. <text:span text:style-name="T901">You would either maintain a master keystore or copy the existing one in active use from your OpenAS2 deployment, make the changes to the keystore as needed and then</text:span> <text:span text:style-name="T901">overwrite the active keystore in your OpenAS2 deployment.</text:span> <text:span text:style-name="T900">The application will automatically reload the certificates when it detects a changed keystore file. So for example you would follow this set of steps:<text:line-break/>a) copy the </text:span><text:span text:style-name="T252">%home%/as2_certs.p12</text:span><text:span text:style-name="T900"> file to </text:span><text:span text:style-name="T103">as2_master.p12</text:span><text:span text:style-name="T900"> <text:line-break/>b) import/delete your certificates in this file as required<text:line-break/>c) copy </text:span><text:span text:style-name="T103">as2_master.p12</text:span><text:span text:style-name="T900"> to </text:span><text:span text:style-name="T252">%home%/as2_certs.p12</text:span></text:p>
          </text:deletion>
        </text:changed-region>
        <text:changed-region xml:id="ct105553125701936" text:id="ct105553125701936">
          <text:insertion>
            <office:change-info>
              <dc:creator>Unknown Author</dc:creator>
              <dc:date>2022-04-06T08:20:06</dc:date>
            </office:change-info>
          </text:insertion>
        </text:changed-region>
        <text:changed-region xml:id="ct105553125702176" text:id="ct105553125702176">
          <text:insertion>
            <office:change-info>
              <dc:creator>Unknown Author</dc:creator>
              <dc:date>2022-04-06T08:21:06</dc:date>
            </office:change-info>
          </text:insertion>
        </text:changed-region>
        <text:changed-region xml:id="ct105553125702656" text:id="ct105553125702656">
          <text:insertion>
            <office:change-info>
              <dc:creator>Unknown Author</dc:creator>
              <dc:date>2022-04-06T08:22:03</dc:date>
            </office:change-info>
          </text:insertion>
        </text:changed-region>
        <text:changed-region xml:id="ct105553125702896" text:id="ct105553125702896">
          <text:insertion>
            <office:change-info>
              <dc:creator>Unknown Author</dc:creator>
              <dc:date>2022-04-06T08:24:12</dc:date>
            </office:change-info>
          </text:insertion>
        </text:changed-region>
        <text:changed-region xml:id="ct105553125703136" text:id="ct105553125703136">
          <text:insertion>
            <office:change-info>
              <dc:creator>Unknown Author</dc:creator>
              <dc:date>2022-04-06T08:25:02</dc:date>
            </office:change-info>
          </text:insertion>
        </text:changed-region>
        <text:changed-region xml:id="ct105553125703376" text:id="ct105553125703376">
          <text:insertion>
            <office:change-info>
              <dc:creator>Unknown Author</dc:creator>
              <dc:date>2022-04-06T08:27:00</dc:date>
            </office:change-info>
          </text:insertion>
        </text:changed-region>
        <text:changed-region xml:id="ct105553125507552" text:id="ct105553125507552">
          <text:insertion>
            <office:change-info>
              <dc:creator>Unknown Author</dc:creator>
              <dc:date>2022-04-06T08:29:02</dc:date>
            </office:change-info>
          </text:insertion>
        </text:changed-region>
        <text:changed-region xml:id="ct105553125508992" text:id="ct105553125508992">
          <text:insertion>
            <office:change-info>
              <dc:creator>Unknown Author</dc:creator>
              <dc:date>2022-04-06T08:30:09</dc:date>
            </office:change-info>
          </text:insertion>
        </text:changed-region>
        <text:changed-region xml:id="ct105553125457920" text:id="ct105553125457920">
          <text:insertion>
            <office:change-info>
              <dc:creator>Unknown Author</dc:creator>
              <dc:date>2022-04-06T08:31:00</dc:date>
            </office:change-info>
          </text:insertion>
        </text:changed-region>
        <text:changed-region xml:id="ct105553125458400" text:id="ct105553125458400">
          <text:insertion>
            <office:change-info>
              <dc:creator>Unknown Author</dc:creator>
              <dc:date>2022-04-06T08:42:56</dc:date>
            </office:change-info>
          </text:insertion>
        </text:changed-region>
        <text:changed-region xml:id="ct105553125458880" text:id="ct105553125458880">
          <text:insertion>
            <office:change-info>
              <dc:creator>Unknown Author</dc:creator>
              <dc:date>2022-04-06T08:43:28</dc:date>
            </office:change-info>
          </text:insertion>
        </text:changed-region>
        <text:changed-region xml:id="ct105553125459120" text:id="ct105553125459120">
          <text:insertion>
            <office:change-info>
              <dc:creator>Unknown Author</dc:creator>
              <dc:date>2022-04-06T08:43:28</dc:date>
            </office:change-info>
          </text:insertion>
        </text:changed-region>
        <text:changed-region xml:id="ct105553125458640" text:id="ct105553125458640">
          <text:insertion>
            <office:change-info>
              <dc:creator>Unknown Author</dc:creator>
              <dc:date>2022-04-06T08:42:56</dc:date>
            </office:change-info>
          </text:insertion>
        </text:changed-region>
        <text:changed-region xml:id="ct105553125459600" text:id="ct105553125459600">
          <text:insertion>
            <office:change-info>
              <dc:creator>Unknown Author</dc:creator>
              <dc:date>2022-08-12T23:16:59</dc:date>
            </office:change-info>
          </text:insertion>
        </text:changed-region>
        <text:changed-region xml:id="ct105553125459840" text:id="ct105553125459840">
          <text:insertion>
            <office:change-info>
              <dc:creator>Unknown Author</dc:creator>
              <dc:date>2022-08-12T23:17:13</dc:date>
            </office:change-info>
          </text:insertion>
        </text:changed-region>
        <text:changed-region xml:id="ct105553125460080" text:id="ct105553125460080">
          <text:insertion>
            <office:change-info>
              <dc:creator>Unknown Author</dc:creator>
              <dc:date>2022-08-12T23:19:28</dc:date>
            </office:change-info>
          </text:insertion>
        </text:changed-region>
        <text:changed-region xml:id="ct105553125460320" text:id="ct105553125460320">
          <text:insertion>
            <office:change-info>
              <dc:creator>Unknown Author</dc:creator>
              <dc:date>2022-08-12T23:20:03</dc:date>
            </office:change-info>
          </text:insertion>
        </text:changed-region>
        <text:changed-region xml:id="ct105553125460560" text:id="ct105553125460560">
          <text:insertion>
            <office:change-info>
              <dc:creator>Unknown Author</dc:creator>
              <dc:date>2022-08-12T23:22:22</dc:date>
            </office:change-info>
          </text:insertion>
        </text:changed-region>
        <text:changed-region xml:id="ct105553125460800" text:id="ct105553125460800">
          <text:insertion>
            <office:change-info>
              <dc:creator>Unknown Author</dc:creator>
              <dc:date>2022-08-12T23:23:00</dc:date>
            </office:change-info>
          </text:insertion>
        </text:changed-region>
        <text:changed-region xml:id="ct105553125461040" text:id="ct105553125461040">
          <text:insertion>
            <office:change-info>
              <dc:creator>Unknown Author</dc:creator>
              <dc:date>2022-08-12T23:48:15</dc:date>
            </office:change-info>
          </text:insertion>
        </text:changed-region>
        <text:changed-region xml:id="ct105553125461280" text:id="ct105553125461280">
          <text:insertion>
            <office:change-info>
              <dc:creator>Unknown Author</dc:creator>
              <dc:date>2022-08-12T23:49:00</dc:date>
            </office:change-info>
          </text:insertion>
        </text:changed-region>
        <text:changed-region xml:id="ct105553125461520" text:id="ct105553125461520">
          <text:insertion>
            <office:change-info>
              <dc:creator>Unknown Author</dc:creator>
              <dc:date>2022-08-12T23:50:02</dc:date>
            </office:change-info>
          </text:insertion>
        </text:changed-region>
        <text:changed-region xml:id="ct105553125462000" text:id="ct105553125462000">
          <text:insertion>
            <office:change-info>
              <dc:creator>Unknown Author</dc:creator>
              <dc:date>2022-08-12T23:25:36</dc:date>
            </office:change-info>
          </text:insertion>
        </text:changed-region>
        <text:changed-region xml:id="ct105553125461760" text:id="ct105553125461760">
          <text:insertion>
            <office:change-info>
              <dc:creator>Unknown Author</dc:creator>
              <dc:date>2022-08-12T23:26:00</dc:date>
            </office:change-info>
          </text:insertion>
        </text:changed-region>
        <text:changed-region xml:id="ct105553125462240" text:id="ct105553125462240">
          <text:insertion>
            <office:change-info>
              <dc:creator>Unknown Author</dc:creator>
              <dc:date>2022-08-13T11:14:26</dc:date>
            </office:change-info>
          </text:insertion>
        </text:changed-region>
        <text:changed-region xml:id="ct105553125462480" text:id="ct105553125462480">
          <text:insertion>
            <office:change-info>
              <dc:creator>Unknown Author</dc:creator>
              <dc:date>2022-08-13T11:15:03</dc:date>
            </office:change-info>
          </text:insertion>
        </text:changed-region>
        <text:changed-region xml:id="ct105553125463440" text:id="ct105553125463440">
          <text:insertion>
            <office:change-info>
              <dc:creator>Christopher Broderick</dc:creator>
              <dc:date>2022-05-02T09:22:06</dc:date>
            </office:change-info>
          </text:insertion>
        </text:changed-region>
        <text:changed-region xml:id="ct105553125463200" text:id="ct105553125463200">
          <text:insertion>
            <office:change-info>
              <dc:creator>Christopher Broderick</dc:creator>
              <dc:date>2022-05-02T09:23:26</dc:date>
            </office:change-info>
          </text:insertion>
        </text:changed-region>
        <text:changed-region xml:id="ct105553125463680" text:id="ct105553125463680">
          <text:insertion>
            <office:change-info>
              <dc:creator>Christopher Broderick</dc:creator>
              <dc:date>2022-05-02T09:25:34</dc:date>
            </office:change-info>
          </text:insertion>
        </text:changed-region>
        <text:changed-region xml:id="ct105553125463920" text:id="ct105553125463920">
          <text:insertion>
            <office:change-info>
              <dc:creator>Christopher Broderick</dc:creator>
              <dc:date>2022-05-02T09:26:00</dc:date>
            </office:change-info>
          </text:insertion>
        </text:changed-region>
        <text:changed-region xml:id="ct105553125464160" text:id="ct105553125464160">
          <text:insertion>
            <office:change-info>
              <dc:creator>Christopher Broderick</dc:creator>
              <dc:date>2022-05-02T09:25:09</dc:date>
            </office:change-info>
          </text:insertion>
        </text:changed-region>
        <text:changed-region xml:id="ct105553125464400" text:id="ct105553125464400">
          <text:insertion>
            <office:change-info>
              <dc:creator>Christopher Broderick</dc:creator>
              <dc:date>2022-05-02T09:26:32</dc:date>
            </office:change-info>
          </text:insertion>
        </text:changed-region>
        <text:changed-region xml:id="ct105553125464880" text:id="ct105553125464880">
          <text:deletion>
            <office:change-info>
              <dc:creator>Christopher Broderick</dc:creator>
              <dc:date>2022-05-02T09:27:55</dc:date>
            </office:change-info>
            <text:p text:style-name="Text_20_body"><text:span text:style-name="T1062">Delete the exis</text:span></text:p>
          </text:deletion>
        </text:changed-region>
        <text:changed-region xml:id="ct105553125465120" text:id="ct105553125465120">
          <text:deletion>
            <office:change-info>
              <dc:creator>Christopher Broderick</dc:creator>
              <dc:date>2022-05-01T13:04:45</dc:date>
            </office:change-info>
            <text:p text:style-name="Text_20_body"><text:span text:style-name="T1062">i</text:span></text:p>
          </text:deletion>
        </text:changed-region>
        <text:changed-region xml:id="ct105553125465360" text:id="ct105553125465360">
          <text:deletion>
            <office:change-info>
              <dc:creator>Christopher Broderick</dc:creator>
              <dc:date>2022-05-02T09:27:55</dc:date>
            </office:change-info>
            <text:list xml:id="list3635242784" text:style-name="L1">
              <text:list-item>
                <text:p text:style-name="P839"><text:span text:style-name="T1062">tng AS2 certificates file: &lt;installDir&gt;/config/as2_certs.p12</text:span></text:p>
              </text:list-item>
              <text:list-item>
                <text:p text:style-name="P839"/>
              </text:list-item>
            </text:list>
          </text:deletion>
        </text:changed-region>
        <text:changed-region xml:id="ct105553125465840" text:id="ct105553125465840">
          <text:insertion>
            <office:change-info>
              <dc:creator>Christopher Broderick</dc:creator>
              <dc:date>2022-05-01T13:05:27</dc:date>
            </office:change-info>
          </text:insertion>
        </text:changed-region>
        <text:changed-region xml:id="ct105553125466080" text:id="ct105553125466080">
          <text:insertion>
            <office:change-info>
              <dc:creator>Christopher Broderick</dc:creator>
              <dc:date>2022-05-01T13:06:00</dc:date>
            </office:change-info>
          </text:insertion>
        </text:changed-region>
        <text:changed-region xml:id="ct105553125466320" text:id="ct105553125466320">
          <text:insertion>
            <office:change-info>
              <dc:creator>Christopher Broderick</dc:creator>
              <dc:date>2022-05-01T13:11:30</dc:date>
            </office:change-info>
          </text:insertion>
        </text:changed-region>
        <text:changed-region xml:id="ct105553125466560" text:id="ct105553125466560">
          <text:insertion>
            <office:change-info>
              <dc:creator>Christopher Broderick</dc:creator>
              <dc:date>2022-05-02T09:31:50</dc:date>
            </office:change-info>
          </text:insertion>
        </text:changed-region>
        <text:changed-region xml:id="ct105553125465600" text:id="ct105553125465600">
          <text:deletion>
            <office:change-info>
              <dc:creator>Christopher Broderick</dc:creator>
              <dc:date>2022-05-02T09:32:09</dc:date>
            </office:change-info>
            <text:p text:style-name="P921"><text:span text:style-name="T81">as2_certs</text:span></text:p>
          </text:deletion>
        </text:changed-region>
        <text:changed-region xml:id="ct105553125466800" text:id="ct105553125466800">
          <text:insertion>
            <office:change-info>
              <dc:creator>Christopher Broderick</dc:creator>
              <dc:date>2022-05-02T09:32:09</dc:date>
            </office:change-info>
          </text:insertion>
        </text:changed-region>
        <text:changed-region xml:id="ct105553125467040" text:id="ct105553125467040">
          <text:format-change>
            <office:change-info>
              <dc:creator>Christopher Broderick</dc:creator>
              <dc:date>2022-05-02T09:19:24</dc:date>
            </office:change-info>
          </text:format-change>
        </text:changed-region>
        <text:changed-region xml:id="ct105553125467280" text:id="ct105553125467280">
          <text:insertion>
            <office:change-info>
              <dc:creator>Christopher Broderick</dc:creator>
              <dc:date>2022-05-01T13:07:17</dc:date>
            </office:change-info>
          </text:insertion>
        </text:changed-region>
        <text:changed-region xml:id="ct105553125467760" text:id="ct105553125467760">
          <text:deletion>
            <office:change-info>
              <dc:creator>Christopher Broderick</dc:creator>
              <dc:date>2022-05-02T09:32:34</dc:date>
            </office:change-info>
            <text:p text:style-name="P921"><text:span text:style-name="T81">mycompany</text:span></text:p>
          </text:deletion>
        </text:changed-region>
        <text:changed-region xml:id="ct105553125468000" text:id="ct105553125468000">
          <text:insertion>
            <office:change-info>
              <dc:creator>Christopher Broderick</dc:creator>
              <dc:date>2022-05-02T09:32:34</dc:date>
            </office:change-info>
          </text:insertion>
        </text:changed-region>
        <text:changed-region xml:id="ct105553125468240" text:id="ct105553125468240">
          <text:format-change>
            <office:change-info>
              <dc:creator>Christopher Broderick</dc:creator>
              <dc:date>2022-05-02T09:19:30</dc:date>
            </office:change-info>
          </text:format-change>
        </text:changed-region>
        <text:changed-region xml:id="ct105553125468480" text:id="ct105553125468480">
          <text:format-change>
            <office:change-info>
              <dc:creator>Christopher Broderick</dc:creator>
              <dc:date>2022-05-01T13:07:31</dc:date>
            </office:change-info>
          </text:format-change>
        </text:changed-region>
        <text:changed-region xml:id="ct105553125468720" text:id="ct105553125468720">
          <text:insertion>
            <office:change-info>
              <dc:creator>Christopher Broderick</dc:creator>
              <dc:date>2022-05-02T09:28:12</dc:date>
            </office:change-info>
          </text:insertion>
        </text:changed-region>
        <text:changed-region xml:id="ct105553125468960" text:id="ct105553125468960">
          <text:insertion>
            <office:change-info>
              <dc:creator>Christopher Broderick</dc:creator>
              <dc:date>2022-05-02T09:34:01</dc:date>
            </office:change-info>
          </text:insertion>
        </text:changed-region>
        <text:changed-region xml:id="ct105553125469200" text:id="ct105553125469200">
          <text:insertion>
            <office:change-info>
              <dc:creator>Christopher Broderick</dc:creator>
              <dc:date>2022-05-02T09:35:19</dc:date>
            </office:change-info>
          </text:insertion>
        </text:changed-region>
        <text:changed-region xml:id="ct105553125469440" text:id="ct105553125469440">
          <text:insertion>
            <office:change-info>
              <dc:creator>Christopher Broderick</dc:creator>
              <dc:date>2022-05-02T09:41:09</dc:date>
            </office:change-info>
          </text:insertion>
        </text:changed-region>
        <text:changed-region xml:id="ct105553125469680" text:id="ct105553125469680">
          <text:insertion>
            <office:change-info>
              <dc:creator>Christopher Broderick</dc:creator>
              <dc:date>2022-05-02T09:40:58</dc:date>
            </office:change-info>
          </text:insertion>
        </text:changed-region>
        <text:changed-region xml:id="ct105553125469920" text:id="ct105553125469920">
          <text:insertion>
            <office:change-info>
              <dc:creator>Christopher Broderick</dc:creator>
              <dc:date>2022-05-02T09:42:02</dc:date>
            </office:change-info>
          </text:insertion>
        </text:changed-region>
        <text:changed-region xml:id="ct105553125470160" text:id="ct105553125470160">
          <text:insertion>
            <office:change-info>
              <dc:creator>Christopher Broderick</dc:creator>
              <dc:date>2022-05-02T09:43:00</dc:date>
            </office:change-info>
          </text:insertion>
        </text:changed-region>
        <text:changed-region xml:id="ct105553125467520" text:id="ct105553125467520">
          <text:insertion>
            <office:change-info>
              <dc:creator>Christopher Broderick</dc:creator>
              <dc:date>2022-05-02T09:33:58</dc:date>
            </office:change-info>
          </text:insertion>
        </text:changed-region>
        <text:changed-region xml:id="ct105553125470400" text:id="ct105553125470400">
          <text:insertion>
            <office:change-info>
              <dc:creator>Christopher Broderick</dc:creator>
              <dc:date>2022-05-02T09:47:30</dc:date>
            </office:change-info>
          </text:insertion>
        </text:changed-region>
        <text:changed-region xml:id="ct105553125470640" text:id="ct105553125470640">
          <text:insertion>
            <office:change-info>
              <dc:creator>Christopher Broderick</dc:creator>
              <dc:date>2022-05-02T09:43:44</dc:date>
            </office:change-info>
          </text:insertion>
        </text:changed-region>
        <text:changed-region xml:id="ct105553125470880" text:id="ct105553125470880">
          <text:insertion>
            <office:change-info>
              <dc:creator>Christopher Broderick</dc:creator>
              <dc:date>2022-05-02T09:43:58</dc:date>
            </office:change-info>
          </text:insertion>
        </text:changed-region>
        <text:changed-region xml:id="ct105553125471120" text:id="ct105553125471120">
          <text:deletion>
            <office:change-info>
              <dc:creator>Christopher Broderick</dc:creator>
              <dc:date>2022-05-02T09:44:27</dc:date>
            </office:change-info>
            <text:p text:style-name="P1007"><text:span text:style-name="T326">mycompany</text:span></text:p>
          </text:deletion>
        </text:changed-region>
        <text:changed-region xml:id="ct105553125471360" text:id="ct105553125471360">
          <text:insertion>
            <office:change-info>
              <dc:creator>Christopher Broderick</dc:creator>
              <dc:date>2022-05-02T09:44:27</dc:date>
            </office:change-info>
          </text:insertion>
        </text:changed-region>
        <text:changed-region xml:id="ct105553125471600" text:id="ct105553125471600">
          <text:format-change>
            <office:change-info>
              <dc:creator>Christopher Broderick</dc:creator>
              <dc:date>2022-05-02T09:45:09</dc:date>
            </office:change-info>
          </text:format-change>
        </text:changed-region>
        <text:changed-region xml:id="ct105553125471840" text:id="ct105553125471840">
          <text:deletion>
            <office:change-info>
              <dc:creator>Christopher Broderick</dc:creator>
              <dc:date>2022-05-02T09:20:27</dc:date>
            </office:change-info>
            <text:p text:style-name="P1007"><text:a xlink:type="simple" xlink:href="mailto:as2msgs@mycompany.com" text:style-name="Internet_20_link" text:visited-style-name="Visited_20_Internet_20_Link"><text:span text:style-name="T326">openas2</text:span></text:a></text:p>
          </text:deletion>
        </text:changed-region>
        <text:changed-region xml:id="ct105553125472080" text:id="ct105553125472080">
          <text:insertion>
            <office:change-info>
              <dc:creator>Christopher Broderick</dc:creator>
              <dc:date>2022-05-02T09:20:27</dc:date>
            </office:change-info>
          </text:insertion>
        </text:changed-region>
        <text:changed-region xml:id="ct105553125472320" text:id="ct105553125472320">
          <text:format-change>
            <office:change-info>
              <dc:creator>Christopher Broderick</dc:creator>
              <dc:date>2022-05-02T09:45:09</dc:date>
            </office:change-info>
          </text:format-change>
        </text:changed-region>
        <text:changed-region xml:id="ct105553125472560" text:id="ct105553125472560">
          <text:insertion>
            <office:change-info>
              <dc:creator>Christopher Broderick</dc:creator>
              <dc:date>2022-05-02T09:45:09</dc:date>
            </office:change-info>
          </text:insertion>
        </text:changed-region>
        <text:changed-region xml:id="ct105553125472800" text:id="ct105553125472800">
          <text:insertion>
            <office:change-info>
              <dc:creator>Christopher Broderick</dc:creator>
              <dc:date>2022-05-02T09:46:03</dc:date>
            </office:change-info>
          </text:insertion>
        </text:changed-region>
        <text:changed-region xml:id="ct105553125473040" text:id="ct105553125473040">
          <text:deletion>
            <office:change-info>
              <dc:creator>Christopher Broderick</dc:creator>
              <dc:date>2022-05-01T13:11:06</dc:date>
            </office:change-info>
            <text:list xml:id="list73749818529465" text:continue-numbering="true" text:style-name="L1">
              <text:list-item>
                <text:p text:style-name="P840"><text:span text:style-name="T454"/></text:p>
              </text:list-item>
              <text:list-item>
                <text:p text:style-name="P841">NOTE: If you intend to use dedicated certificates per partner then instead of using “<text:span text:style-name="T81">mycompany</text:span>” as a certificate alias you could suffix it with the partner name. e.g <text:span text:style-name="T81">mycompany_acme</text:span></text:p>
              </text:list-item>
            </text:list>
          </text:deletion>
        </text:changed-region>
        <text:changed-region xml:id="ct105553125464640" text:id="ct105553125464640">
          <text:format-change>
            <office:change-info>
              <dc:creator>Christopher Broderick</dc:creator>
              <dc:date>2022-05-02T09:46:26</dc:date>
            </office:change-info>
          </text:format-change>
        </text:changed-region>
        <text:changed-region xml:id="ct105553125473520" text:id="ct105553125473520">
          <text:insertion>
            <office:change-info>
              <dc:creator>Christopher Broderick</dc:creator>
              <dc:date>2022-05-01T13:09:30</dc:date>
            </office:change-info>
          </text:insertion>
        </text:changed-region>
        <text:changed-region xml:id="ct105553125473760" text:id="ct105553125473760">
          <text:deletion>
            <office:change-info>
              <dc:creator>Christopher Broderick</dc:creator>
              <dc:date>2022-05-01T13:09:28</dc:date>
            </office:change-info>
            <text:p text:style-name="P401">t</text:p>
          </text:deletion>
        </text:changed-region>
        <text:changed-region xml:id="ct105553125702416" text:id="ct105553125702416">
          <text:format-change>
            <office:change-info>
              <dc:creator>Christopher Broderick</dc:creator>
              <dc:date>2022-05-02T21:38:14</dc:date>
            </office:change-info>
          </text:format-change>
        </text:changed-region>
        <text:changed-region xml:id="ct105553125473280" text:id="ct105553125473280">
          <text:format-change>
            <office:change-info>
              <dc:creator>Christopher Broderick</dc:creator>
              <dc:date>2022-05-02T09:48:11</dc:date>
            </office:change-info>
          </text:format-change>
        </text:changed-region>
        <text:changed-region xml:id="ct105553125701696" text:id="ct105553125701696">
          <text:deletion>
            <office:change-info>
              <dc:creator>Christopher Broderick</dc:creator>
              <dc:date>2022-05-02T09:48:19</dc:date>
            </office:change-info>
            <text:p text:style-name="P402"><text:s/><text:span text:style-name="T909">the</text:span></text:p>
          </text:deletion>
        </text:changed-region>
        <text:changed-region xml:id="ct105553125441776" text:id="ct105553125441776">
          <text:deletion>
            <office:change-info>
              <dc:creator>Christopher Broderick</dc:creator>
              <dc:date>2022-05-02T21:38:38</dc:date>
            </office:change-info>
            <text:p text:style-name="P402"><text:span text:style-name="T909"><text:s/>the</text:span></text:p>
          </text:deletion>
        </text:changed-region>
        <text:changed-region xml:id="ct105553125442016" text:id="ct105553125442016">
          <text:insertion>
            <office:change-info>
              <dc:creator>Christopher Broderick</dc:creator>
              <dc:date>2022-05-02T21:38:39</dc:date>
            </office:change-info>
          </text:insertion>
        </text:changed-region>
        <text:changed-region xml:id="ct105553125442256" text:id="ct105553125442256">
          <text:format-change>
            <office:change-info>
              <dc:creator>Christopher Broderick</dc:creator>
              <dc:date>2022-05-02T21:38:55</dc:date>
            </office:change-info>
          </text:format-change>
        </text:changed-region>
        <text:changed-region xml:id="ct105553125442496" text:id="ct105553125442496">
          <text:deletion>
            <office:change-info>
              <dc:creator>Christopher Broderick</dc:creator>
              <dc:date>2022-05-01T11:12:37</dc:date>
            </office:change-info>
            <text:p text:style-name="P599"><text:span text:style-name="T242">ging system supports the use of either </text:span></text:p>
          </text:deletion>
        </text:changed-region>
        <text:changed-region xml:id="ct105553125442736" text:id="ct105553125442736">
          <text:insertion>
            <office:change-info>
              <dc:creator>Christopher Broderick</dc:creator>
              <dc:date>2022-05-01T11:12:39</dc:date>
            </office:change-info>
          </text:insertion>
        </text:changed-region>
        <text:changed-region xml:id="ct105553125443216" text:id="ct105553125443216">
          <text:insertion>
            <office:change-info>
              <dc:creator>Christopher Broderick</dc:creator>
              <dc:date>2022-05-01T11:13:00</dc:date>
            </office:change-info>
          </text:insertion>
        </text:changed-region>
        <text:changed-region xml:id="ct105553125443456" text:id="ct105553125443456">
          <text:deletion>
            <office:change-info>
              <dc:creator>Christopher Broderick</dc:creator>
              <dc:date>2022-05-01T11:13:32</dc:date>
            </office:change-info>
            <text:p text:style-name="P799">or both the </text:p>
          </text:deletion>
        </text:changed-region>
        <text:changed-region xml:id="ct105553125443696" text:id="ct105553125443696">
          <text:insertion>
            <office:change-info>
              <dc:creator>Christopher Broderick</dc:creator>
              <dc:date>2022-05-01T11:13:41</dc:date>
            </office:change-info>
          </text:insertion>
        </text:changed-region>
        <text:changed-region xml:id="ct105553125443936" text:id="ct105553125443936">
          <text:deletion>
            <office:change-info>
              <dc:creator>Christopher Broderick</dc:creator>
              <dc:date>2022-05-01T11:13:40</dc:date>
            </office:change-info>
            <text:p text:style-name="P799"><text:s/>file or a file named </text:p>
          </text:deletion>
        </text:changed-region>
        <text:changed-region xml:id="ct105553125444176" text:id="ct105553125444176">
          <text:deletion>
            <office:change-info>
              <dc:creator>Christopher Broderick</dc:creator>
              <dc:date>2022-05-01T11:13:46</dc:date>
            </office:change-info>
            <text:p text:style-name="P799"><text:s/>to control the logging level.</text:p>
          </text:deletion>
        </text:changed-region>
        <text:changed-region xml:id="ct105553125442976" text:id="ct105553125442976">
          <text:insertion>
            <office:change-info>
              <dc:creator>Christopher Broderick</dc:creator>
              <dc:date>2022-05-01T11:13:22</dc:date>
            </office:change-info>
          </text:insertion>
        </text:changed-region>
        <text:changed-region xml:id="ct105553125444416" text:id="ct105553125444416">
          <text:insertion>
            <office:change-info>
              <dc:creator>Christopher Broderick</dc:creator>
              <dc:date>2022-05-01T11:14:00</dc:date>
            </office:change-info>
          </text:insertion>
        </text:changed-region>
        <text:changed-region xml:id="ct105553125444656" text:id="ct105553125444656">
          <text:deletion>
            <office:change-info>
              <dc:creator>Christopher Broderick</dc:creator>
              <dc:date>2022-05-01T11:13:21</dc:date>
            </office:change-info>
            <text:p text:style-name="P599"><text:span text:style-name="T242"><text:s/></text:span></text:p>
          </text:deletion>
        </text:changed-region>
        <text:changed-region xml:id="ct105553125444896" text:id="ct105553125444896">
          <text:insertion>
            <office:change-info>
              <dc:creator>Christopher Broderick</dc:creator>
              <dc:date>2022-05-01T11:14:00</dc:date>
            </office:change-info>
          </text:insertion>
        </text:changed-region>
        <text:changed-region xml:id="ct105553125445136" text:id="ct105553125445136">
          <text:insertion>
            <office:change-info>
              <dc:creator>Christopher Broderick</dc:creator>
              <dc:date>2022-05-01T11:15:13</dc:date>
            </office:change-info>
          </text:insertion>
        </text:changed-region>
        <text:changed-region xml:id="ct105553125445376" text:id="ct105553125445376">
          <text:format-change>
            <office:change-info>
              <dc:creator>Christopher Broderick</dc:creator>
              <dc:date>2022-05-01T11:15:23</dc:date>
            </office:change-info>
          </text:format-change>
        </text:changed-region>
        <text:changed-region xml:id="ct105553125445616" text:id="ct105553125445616">
          <text:format-change>
            <office:change-info>
              <dc:creator>Christopher Broderick</dc:creator>
              <dc:date>2022-05-01T11:15:28</dc:date>
            </office:change-info>
          </text:format-change>
        </text:changed-region>
        <text:changed-region xml:id="ct105553125445856" text:id="ct105553125445856">
          <text:insertion>
            <office:change-info>
              <dc:creator>Christopher Broderick</dc:creator>
              <dc:date>2022-05-01T11:15:34</dc:date>
            </office:change-info>
          </text:insertion>
        </text:changed-region>
        <text:changed-region xml:id="ct105553125446096" text:id="ct105553125446096">
          <text:format-change>
            <office:change-info>
              <dc:creator>Christopher Broderick</dc:creator>
              <dc:date>2022-05-01T11:10:52</dc:date>
            </office:change-info>
          </text:format-change>
        </text:changed-region>
        <text:changed-region xml:id="ct105553125446336" text:id="ct105553125446336">
          <text:deletion>
            <office:change-info>
              <dc:creator>Christopher Broderick</dc:creator>
              <dc:date>2022-05-01T11:23:19</dc:date>
            </office:change-info>
            <text:p text:style-name="P600"><text:span text:style-name="T242">is</text:span></text:p>
          </text:deletion>
        </text:changed-region>
        <text:changed-region xml:id="ct105553125446576" text:id="ct105553125446576">
          <text:insertion>
            <office:change-info>
              <dc:creator>Christopher Broderick</dc:creator>
              <dc:date>2022-05-01T11:23:19</dc:date>
            </office:change-info>
          </text:insertion>
        </text:changed-region>
        <text:changed-region xml:id="ct105553125446816" text:id="ct105553125446816">
          <text:insertion>
            <office:change-info>
              <dc:creator>Christopher Broderick</dc:creator>
              <dc:date>2022-05-01T11:24:04</dc:date>
            </office:change-info>
          </text:insertion>
        </text:changed-region>
        <text:changed-region xml:id="ct105553125447056" text:id="ct105553125447056">
          <text:deletion>
            <office:change-info>
              <dc:creator>Christopher Broderick</dc:creator>
              <dc:date>2022-05-01T11:24:03</dc:date>
            </office:change-info>
            <text:p text:style-name="P600"><text:span text:style-name="T242"><text:s/></text:span></text:p>
          </text:deletion>
        </text:changed-region>
        <text:changed-region xml:id="ct105553125447296" text:id="ct105553125447296">
          <text:deletion>
            <office:change-info>
              <dc:creator>Christopher Broderick</dc:creator>
              <dc:date>2022-05-01T11:16:46</dc:date>
            </office:change-info>
            <text:p text:style-name="P600"><text:s/>batch</text:p>
          </text:deletion>
        </text:changed-region>
        <text:changed-region xml:id="ct105553125447536" text:id="ct105553125447536">
          <text:insertion>
            <office:change-info>
              <dc:creator>Christopher Broderick</dc:creator>
              <dc:date>2022-05-01T11:16:51</dc:date>
            </office:change-info>
          </text:insertion>
        </text:changed-region>
        <text:changed-region xml:id="ct105553125447776" text:id="ct105553125447776">
          <text:insertion>
            <office:change-info>
              <dc:creator>Christopher Broderick</dc:creator>
              <dc:date>2022-05-01T12:55:55</dc:date>
            </office:change-info>
          </text:insertion>
        </text:changed-region>
        <text:changed-region xml:id="ct105553125448016" text:id="ct105553125448016">
          <text:deletion>
            <office:change-info>
              <dc:creator>Christopher Broderick</dc:creator>
              <dc:date>2022-05-01T12:56:28</dc:date>
            </office:change-info>
            <text:p text:style-name="P600"><text:s/>(-cp .:${binDir}/../lib/*)</text:p>
          </text:deletion>
        </text:changed-region>
        <text:changed-region xml:id="ct105553125448256" text:id="ct105553125448256">
          <text:deletion>
            <office:change-info>
              <dc:creator>Christopher Broderick</dc:creator>
              <dc:date>2022-05-01T12:57:02</dc:date>
            </office:change-info>
            <text:p text:style-name="P600"><text:span text:style-name="T811">This means that</text:span> if you are invoking the batch script from a folder other than the folder the batch script is in then it will not "see" the commons-logging.properties file in the bin folder. <text:span text:style-name="T811">The solution is to</text:span> set <text:span text:style-name="T811">the</text:span> classpath to point to the bin folder (-cp ${binDir}/:${binDir}/../lib/*) or move the commons-logging.properties file to the folder you are invoking the script from.</text:p>
          </text:deletion>
        </text:changed-region>
        <text:changed-region xml:id="ct105553125448736" text:id="ct105553125448736">
          <text:insertion>
            <office:change-info>
              <dc:creator>Unknown Author</dc:creator>
              <dc:date>2022-03-16T10:19:44</dc:date>
            </office:change-info>
          </text:insertion>
        </text:changed-region>
        <text:changed-region xml:id="ct105553125449216" text:id="ct105553125449216">
          <text:insertion>
            <office:change-info>
              <dc:creator>Unknown Author</dc:creator>
              <dc:date>2022-03-16T10:19:53</dc:date>
            </office:change-info>
          </text:insertion>
        </text:changed-region>
        <text:changed-region xml:id="ct105553125449456" text:id="ct105553125449456">
          <text:insertion>
            <office:change-info>
              <dc:creator>Unknown Author</dc:creator>
              <dc:date>2022-03-16T10:20:00</dc:date>
            </office:change-info>
          </text:insertion>
        </text:changed-region>
        <text:changed-region xml:id="ct105553125449696" text:id="ct105553125449696">
          <text:insertion>
            <office:change-info>
              <dc:creator>Unknown Author</dc:creator>
              <dc:date>2022-03-16T10:15:36</dc:date>
            </office:change-info>
          </text:insertion>
        </text:changed-region>
        <text:changed-region xml:id="ct105553125449936" text:id="ct105553125449936">
          <text:insertion>
            <office:change-info>
              <dc:creator>Unknown Author</dc:creator>
              <dc:date>2022-03-16T10:20:38</dc:date>
            </office:change-info>
          </text:insertion>
        </text:changed-region>
        <text:changed-region xml:id="ct105553125450176" text:id="ct105553125450176">
          <text:deletion>
            <office:change-info>
              <dc:creator>Unknown Author</dc:creator>
              <dc:date>2022-03-16T10:20:38</dc:date>
            </office:change-info>
            <text:p text:style-name="P572"><text:span text:style-name="T606"><text:s/></text:span></text:p>
          </text:deletion>
        </text:changed-region>
        <text:changed-region xml:id="ct105553125450416" text:id="ct105553125450416">
          <text:insertion>
            <office:change-info>
              <dc:creator>Unknown Author</dc:creator>
              <dc:date>2022-03-16T10:16:12</dc:date>
            </office:change-info>
          </text:insertion>
        </text:changed-region>
        <text:changed-region xml:id="ct105553125450656" text:id="ct105553125450656">
          <text:deletion>
            <office:change-info>
              <dc:creator>Unknown Author</dc:creator>
              <dc:date>2022-03-16T10:16:42</dc:date>
            </office:change-info>
            <text:p text:style-name="P572"><text:span text:style-name="T606">By</text:span></text:p>
          </text:deletion>
        </text:changed-region>
        <text:changed-region xml:id="ct105553125450896" text:id="ct105553125450896">
          <text:insertion>
            <office:change-info>
              <dc:creator>Unknown Author</dc:creator>
              <dc:date>2022-03-16T10:16:43</dc:date>
            </office:change-info>
          </text:insertion>
        </text:changed-region>
        <text:changed-region xml:id="ct105553125451136" text:id="ct105553125451136">
          <text:insertion>
            <office:change-info>
              <dc:creator>Unknown Author</dc:creator>
              <dc:date>2022-03-16T10:16:47</dc:date>
            </office:change-info>
          </text:insertion>
        </text:changed-region>
        <text:changed-region xml:id="ct105553125451376" text:id="ct105553125451376">
          <text:deletion>
            <office:change-info>
              <dc:creator>Unknown Author</dc:creator>
              <dc:date>2022-03-16T10:16:56</dc:date>
            </office:change-info>
            <text:p text:style-name="P572"><text:span text:style-name="T606">the</text:span></text:p>
          </text:deletion>
        </text:changed-region>
        <text:changed-region xml:id="ct105553125451616" text:id="ct105553125451616">
          <text:deletion>
            <office:change-info>
              <dc:creator>Unknown Author</dc:creator>
              <dc:date>2022-03-16T10:17:01</dc:date>
            </office:change-info>
            <text:p text:style-name="P572"><text:span text:style-name="T606"><text:s/>system</text:span></text:p>
          </text:deletion>
        </text:changed-region>
        <text:changed-region xml:id="ct105553125451856" text:id="ct105553125451856">
          <text:insertion>
            <office:change-info>
              <dc:creator>Unknown Author</dc:creator>
              <dc:date>2022-03-16T10:17:03</dc:date>
            </office:change-info>
          </text:insertion>
        </text:changed-region>
        <text:changed-region xml:id="ct105553125452096" text:id="ct105553125452096">
          <text:insertion>
            <office:change-info>
              <dc:creator>Unknown Author</dc:creator>
              <dc:date>2022-03-16T10:17:09</dc:date>
            </office:change-info>
          </text:insertion>
        </text:changed-region>
        <text:changed-region xml:id="ct105553125452336" text:id="ct105553125452336">
          <text:deletion>
            <office:change-info>
              <dc:creator>Unknown Author</dc:creator>
              <dc:date>2022-03-16T10:17:12</dc:date>
            </office:change-info>
            <text:p text:style-name="P572"><text:span text:style-name="T606">mechanism</text:span></text:p>
          </text:deletion>
        </text:changed-region>
        <text:changed-region xml:id="ct105553125452576" text:id="ct105553125452576">
          <text:insertion>
            <office:change-info>
              <dc:creator>Unknown Author</dc:creator>
              <dc:date>2022-03-16T10:17:12</dc:date>
            </office:change-info>
          </text:insertion>
        </text:changed-region>
        <text:changed-region xml:id="ct105553125452816" text:id="ct105553125452816">
          <text:insertion>
            <office:change-info>
              <dc:creator>Unknown Author</dc:creator>
              <dc:date>2022-03-16T10:21:45</dc:date>
            </office:change-info>
          </text:insertion>
        </text:changed-region>
        <text:changed-region xml:id="ct105553125453056" text:id="ct105553125453056">
          <text:insertion>
            <office:change-info>
              <dc:creator>Unknown Author</dc:creator>
              <dc:date>2022-03-16T10:22:00</dc:date>
            </office:change-info>
          </text:insertion>
        </text:changed-region>
        <text:changed-region xml:id="ct105553125453296" text:id="ct105553125453296">
          <text:insertion>
            <office:change-info>
              <dc:creator>Unknown Author</dc:creator>
              <dc:date>2022-03-16T10:24:36</dc:date>
            </office:change-info>
          </text:insertion>
        </text:changed-region>
        <text:changed-region xml:id="ct105553125453776" text:id="ct105553125453776">
          <text:insertion>
            <office:change-info>
              <dc:creator>Unknown Author</dc:creator>
              <dc:date>2022-03-16T10:25:00</dc:date>
            </office:change-info>
          </text:insertion>
        </text:changed-region>
        <text:changed-region xml:id="ct105553125448976" text:id="ct105553125448976">
          <text:insertion>
            <office:change-info>
              <dc:creator>Unknown Author</dc:creator>
              <dc:date>2022-03-16T10:20:48</dc:date>
            </office:change-info>
          </text:insertion>
        </text:changed-region>
        <text:changed-region xml:id="ct105553125454016" text:id="ct105553125454016">
          <text:deletion>
            <office:change-info>
              <dc:creator>Unknown Author</dc:creator>
              <dc:date>2022-03-16T10:20:44</dc:date>
            </office:change-info>
            <text:p text:style-name="P572"><text:span text:style-name="T606"><text:s/></text:span></text:p>
          </text:deletion>
        </text:changed-region>
        <text:changed-region xml:id="ct105553125453536" text:id="ct105553125453536">
          <text:insertion>
            <office:change-info>
              <dc:creator>Unknown Author</dc:creator>
              <dc:date>2022-03-16T10:19:16</dc:date>
            </office:change-info>
          </text:insertion>
        </text:changed-region>
        <text:changed-region xml:id="ct105553125454256" text:id="ct105553125454256">
          <text:insertion>
            <office:change-info>
              <dc:creator>Unknown Author</dc:creator>
              <dc:date>2022-03-16T10:18:23</dc:date>
            </office:change-info>
          </text:insertion>
        </text:changed-region>
        <text:changed-region xml:id="ct105553125454496" text:id="ct105553125454496">
          <text:deletion>
            <office:change-info>
              <dc:creator>Unknown Author</dc:creator>
              <dc:date>2022-03-16T10:18:23</dc:date>
            </office:change-info>
            <text:p text:style-name="P525"><text:span text:style-name="T781">E</text:span></text:p>
          </text:deletion>
        </text:changed-region>
        <text:changed-region xml:id="ct105553125454976" text:id="ct105553125454976">
          <text:insertion>
            <office:change-info>
              <dc:creator>Unknown Author</dc:creator>
              <dc:date>2022-09-27T23:06:10</dc:date>
            </office:change-info>
          </text:insertion>
        </text:changed-region>
        <text:changed-region xml:id="ct105553125454736" text:id="ct105553125454736">
          <text:insertion>
            <office:change-info>
              <dc:creator>Unknown Author</dc:creator>
              <dc:date>2022-09-27T23:06:46</dc:date>
            </office:change-info>
          </text:insertion>
        </text:changed-region>
        <text:changed-region xml:id="ct105553125455216" text:id="ct105553125455216">
          <text:insertion>
            <office:change-info>
              <dc:creator>Unknown Author</dc:creator>
              <dc:date>2022-09-27T23:07:06</dc:date>
            </office:change-info>
          </text:insertion>
        </text:changed-region>
        <text:changed-region xml:id="ct105553125455456" text:id="ct105553125455456">
          <text:insertion>
            <office:change-info>
              <dc:creator>Unknown Author</dc:creator>
              <dc:date>2022-09-27T23:06:43</dc:date>
            </office:change-info>
          </text:insertion>
        </text:changed-region>
        <text:changed-region xml:id="ct105553125455696" text:id="ct105553125455696">
          <text:insertion>
            <office:change-info>
              <dc:creator>Unknown Author</dc:creator>
              <dc:date>2022-09-28T05:41:31</dc:date>
            </office:change-info>
          </text:insertion>
        </text:changed-region>
        <text:changed-region xml:id="ct105553125455936" text:id="ct105553125455936">
          <text:insertion>
            <office:change-info>
              <dc:creator>Christopher Broderick</dc:creator>
              <dc:date>2022-05-20T23:10:03</dc:date>
            </office:change-info>
          </text:insertion>
        </text:changed-region>
        <text:changed-region xml:id="ct105553125456176" text:id="ct105553125456176">
          <text:insertion>
            <office:change-info>
              <dc:creator>Unknown Author</dc:creator>
              <dc:date>2022-09-28T05:42:23</dc:date>
            </office:change-info>
          </text:insertion>
        </text:changed-region>
        <text:changed-region xml:id="ct105553125456416" text:id="ct105553125456416">
          <text:insertion>
            <office:change-info>
              <dc:creator>Unknown Author</dc:creator>
              <dc:date>2022-09-28T05:43:02</dc:date>
            </office:change-info>
          </text:insertion>
        </text:changed-region>
        <text:changed-region xml:id="ct105553125456656" text:id="ct105553125456656">
          <text:deletion>
            <office:change-info>
              <dc:creator>Unknown Author</dc:creator>
              <dc:date>2022-09-28T05:43:03</dc:date>
            </office:change-info>
            <text:p text:style-name="P385">Y</text:p>
          </text:deletion>
        </text:changed-region>
        <text:changed-region xml:id="ct105553125456896" text:id="ct105553125456896">
          <text:insertion>
            <office:change-info>
              <dc:creator>Christopher Broderick</dc:creator>
              <dc:date>2022-05-20T23:09:52</dc:date>
            </office:change-info>
          </text:insertion>
        </text:changed-region>
        <text:changed-region xml:id="ct105553125457136" text:id="ct105553125457136">
          <text:insertion>
            <office:change-info>
              <dc:creator>Christopher Broderick</dc:creator>
              <dc:date>2022-05-20T23:09:58</dc:date>
            </office:change-info>
          </text:insertion>
        </text:changed-region>
        <text:changed-region xml:id="ct105553125457376" text:id="ct105553125457376">
          <text:deletion>
            <office:change-info>
              <dc:creator>Christopher Broderick</dc:creator>
              <dc:date>2022-05-20T23:09:57</dc:date>
            </office:change-info>
            <text:p text:style-name="P385"><text:span text:style-name="T894">su</text:span></text:p>
          </text:deletion>
        </text:changed-region>
        <text:changed-region xml:id="ct105553125457616" text:id="ct105553125457616">
          <text:insertion>
            <office:change-info>
              <dc:creator>Unknown Author</dc:creator>
              <dc:date>2022-09-28T05:43:17</dc:date>
            </office:change-info>
          </text:insertion>
        </text:changed-region>
        <text:changed-region xml:id="ct105553125474000" text:id="ct105553125474000">
          <text:insertion>
            <office:change-info>
              <dc:creator>Unknown Author</dc:creator>
              <dc:date>2022-09-28T05:44:01</dc:date>
            </office:change-info>
          </text:insertion>
        </text:changed-region>
        <text:changed-region xml:id="ct105553125509472" text:id="ct105553125509472">
          <text:insertion>
            <office:change-info>
              <dc:creator>Unknown Author</dc:creator>
              <dc:date>2022-09-28T05:45:15</dc:date>
            </office:change-info>
          </text:insertion>
        </text:changed-region>
        <text:changed-region xml:id="ct105553125490688" text:id="ct105553125490688">
          <text:deletion>
            <office:change-info>
              <dc:creator>Unknown Author</dc:creator>
              <dc:date>2022-09-27T23:06:36</dc:date>
            </office:change-info>
            <text:p text:style-name="P843">This section does NOT cover AS2 certificates – see the appropriate section elsewhere in this document for how to manage those certificates.</text:p>
            <text:p text:style-name="P383"/>
          </text:deletion>
        </text:changed-region>
        <text:changed-region xml:id="ct105553125491408" text:id="ct105553125491408">
          <text:insertion>
            <office:change-info>
              <dc:creator>Christopher Broderick</dc:creator>
              <dc:date>2022-05-21T08:04:45</dc:date>
            </office:change-info>
          </text:insertion>
        </text:changed-region>
        <text:changed-region xml:id="ct105553125491648" text:id="ct105553125491648">
          <text:deletion>
            <office:change-info>
              <dc:creator>Christopher Broderick</dc:creator>
              <dc:date>2022-05-21T08:04:45</dc:date>
            </office:change-info>
            <text:p text:style-name="P1010"><text:span text:style-name="T888">r</text:span></text:p>
          </text:deletion>
        </text:changed-region>
        <text:changed-region xml:id="ct105553125491888" text:id="ct105553125491888">
          <text:insertion>
            <office:change-info>
              <dc:creator>Christopher Broderick</dc:creator>
              <dc:date>2022-05-21T08:04:00</dc:date>
            </office:change-info>
          </text:insertion>
        </text:changed-region>
        <text:changed-region xml:id="ct105553125492128" text:id="ct105553125492128">
          <text:deletion>
            <office:change-info>
              <dc:creator>Christopher Broderick</dc:creator>
              <dc:date>2022-05-21T08:04:48</dc:date>
            </office:change-info>
            <text:p text:style-name="P384">p</text:p>
          </text:deletion>
        </text:changed-region>
        <text:changed-region xml:id="ct105553125492368" text:id="ct105553125492368">
          <text:insertion>
            <office:change-info>
              <dc:creator>Christopher Broderick</dc:creator>
              <dc:date>2022-05-21T08:04:41</dc:date>
            </office:change-info>
          </text:insertion>
        </text:changed-region>
        <text:changed-region xml:id="ct105553125491168" text:id="ct105553125491168">
          <text:deletion>
            <office:change-info>
              <dc:creator>Christopher Broderick</dc:creator>
              <dc:date>2022-05-21T08:00:18</dc:date>
            </office:change-info>
            <text:p text:style-name="P604"><text:span text:style-name="T889">commented</text:span></text:p>
          </text:deletion>
        </text:changed-region>
        <text:changed-region xml:id="ct105553125492608" text:id="ct105553125492608">
          <text:insertion>
            <office:change-info>
              <dc:creator>Christopher Broderick</dc:creator>
              <dc:date>2022-05-21T08:00:18</dc:date>
            </office:change-info>
          </text:insertion>
        </text:changed-region>
        <text:changed-region xml:id="ct105553125492848" text:id="ct105553125492848">
          <text:deletion>
            <office:change-info>
              <dc:creator>Christopher Broderick</dc:creator>
              <dc:date>2022-05-21T08:00:25</dc:date>
            </office:change-info>
            <text:p text:style-name="P604"><text:span text:style-name="T889"><text:s/>out</text:span></text:p>
          </text:deletion>
        </text:changed-region>
        <text:changed-region xml:id="ct105553125493088" text:id="ct105553125493088">
          <text:insertion>
            <office:change-info>
              <dc:creator>Christopher Broderick</dc:creator>
              <dc:date>2022-05-21T08:00:11</dc:date>
            </office:change-info>
          </text:insertion>
        </text:changed-region>
        <text:changed-region xml:id="ct105553125493568" text:id="ct105553125493568">
          <text:deletion>
            <office:change-info>
              <dc:creator>Christopher Broderick</dc:creator>
              <dc:date>2022-05-21T08:12:41</dc:date>
            </office:change-info>
            <text:p text:style-name="P912"><text:span text:style-name="T890">s</text:span></text:p>
          </text:deletion>
        </text:changed-region>
        <text:changed-region xml:id="ct105553125493808" text:id="ct105553125493808">
          <text:insertion>
            <office:change-info>
              <dc:creator>Christopher Broderick</dc:creator>
              <dc:date>2022-05-21T08:12:41</dc:date>
            </office:change-info>
          </text:insertion>
        </text:changed-region>
        <text:changed-region xml:id="ct105553125494048" text:id="ct105553125494048">
          <text:insertion>
            <office:change-info>
              <dc:creator>Christopher Broderick</dc:creator>
              <dc:date>2022-05-21T08:12:44</dc:date>
            </office:change-info>
          </text:insertion>
        </text:changed-region>
        <text:changed-region xml:id="ct105553125494288" text:id="ct105553125494288">
          <text:deletion>
            <office:change-info>
              <dc:creator>Christopher Broderick</dc:creator>
              <dc:date>2022-05-21T08:12:43</dc:date>
            </office:change-info>
            <text:p text:style-name="P912"><text:span text:style-name="T891">s</text:span></text:p>
          </text:deletion>
        </text:changed-region>
        <text:changed-region xml:id="ct105553125493328" text:id="ct105553125493328">
          <text:insertion>
            <office:change-info>
              <dc:creator>Christopher Broderick</dc:creator>
              <dc:date>2022-05-21T08:12:47</dc:date>
            </office:change-info>
          </text:insertion>
        </text:changed-region>
        <text:changed-region xml:id="ct105553125494528" text:id="ct105553125494528">
          <text:deletion>
            <office:change-info>
              <dc:creator>Christopher Broderick</dc:creator>
              <dc:date>2022-05-21T08:12:46</dc:date>
            </office:change-info>
            <text:p text:style-name="Standard"><text:span text:style-name="T892">s</text:span></text:p>
          </text:deletion>
        </text:changed-region>
        <text:changed-region xml:id="ct105553125494768" text:id="ct105553125494768">
          <text:insertion>
            <office:change-info>
              <dc:creator>Christopher Broderick</dc:creator>
              <dc:date>2022-05-21T08:12:50</dc:date>
            </office:change-info>
          </text:insertion>
        </text:changed-region>
        <text:changed-region xml:id="ct105553125495008" text:id="ct105553125495008">
          <text:deletion>
            <office:change-info>
              <dc:creator>Christopher Broderick</dc:creator>
              <dc:date>2022-05-21T08:12:49</dc:date>
            </office:change-info>
            <text:p text:style-name="Standard"><text:span text:style-name="T891">s</text:span></text:p>
          </text:deletion>
        </text:changed-region>
        <text:changed-region xml:id="ct105553125495488" text:id="ct105553125495488">
          <text:insertion>
            <office:change-info>
              <dc:creator>Christopher Broderick</dc:creator>
              <dc:date>2022-05-20T23:24:01</dc:date>
            </office:change-info>
          </text:insertion>
        </text:changed-region>
        <text:changed-region xml:id="ct105553125495248" text:id="ct105553125495248">
          <text:deletion>
            <office:change-info>
              <dc:creator>Christopher Broderick</dc:creator>
              <dc:date>2022-05-20T23:26:15</dc:date>
            </office:change-info>
            <text:p text:style-name="P602">See the appendix for details on the attributes.</text:p>
          </text:deletion>
        </text:changed-region>
        <text:changed-region xml:id="ct105553125495728" text:id="ct105553125495728">
          <text:insertion>
            <office:change-info>
              <dc:creator>Christopher Broderick</dc:creator>
              <dc:date>2022-05-20T23:24:31</dc:date>
            </office:change-info>
          </text:insertion>
        </text:changed-region>
        <text:changed-region xml:id="ct105553125496208" text:id="ct105553125496208">
          <text:insertion>
            <office:change-info>
              <dc:creator>Christopher Broderick</dc:creator>
              <dc:date>2022-05-20T23:26:19</dc:date>
            </office:change-info>
          </text:insertion>
        </text:changed-region>
        <text:changed-region xml:id="ct105553125496448" text:id="ct105553125496448">
          <text:insertion>
            <office:change-info>
              <dc:creator>Christopher Broderick</dc:creator>
              <dc:date>2022-05-21T08:09:14</dc:date>
            </office:change-info>
          </text:insertion>
        </text:changed-region>
        <text:changed-region xml:id="ct105553125495968" text:id="ct105553125495968">
          <text:insertion>
            <office:change-info>
              <dc:creator>Christopher Broderick</dc:creator>
              <dc:date>2022-05-21T08:09:39</dc:date>
            </office:change-info>
          </text:insertion>
        </text:changed-region>
        <text:changed-region xml:id="ct105553125496688" text:id="ct105553125496688">
          <text:insertion>
            <office:change-info>
              <dc:creator>Christopher Broderick</dc:creator>
              <dc:date>2022-05-21T08:09:48</dc:date>
            </office:change-info>
          </text:insertion>
        </text:changed-region>
        <text:changed-region xml:id="ct105553125496928" text:id="ct105553125496928">
          <text:deletion>
            <office:change-info>
              <dc:creator>Christopher Broderick</dc:creator>
              <dc:date>2022-05-21T08:14:25</dc:date>
            </office:change-info>
            <text:p text:style-name="P207"><text:s/>key</text:p>
          </text:deletion>
        </text:changed-region>
        <text:changed-region xml:id="ct105553125497168" text:id="ct105553125497168">
          <text:deletion>
            <office:change-info>
              <dc:creator>Christopher Broderick</dc:creator>
              <dc:date>2022-05-21T08:15:22</dc:date>
            </office:change-info>
            <text:p text:style-name="P207">s</text:p>
          </text:deletion>
        </text:changed-region>
        <text:changed-region xml:id="ct105553125497408" text:id="ct105553125497408">
          <text:deletion>
            <office:change-info>
              <dc:creator>Christopher Broderick</dc:creator>
              <dc:date>2022-05-21T08:14:33</dc:date>
            </office:change-info>
            <text:p text:style-name="P207"><text:span text:style-name="T574">are</text:span></text:p>
          </text:deletion>
        </text:changed-region>
        <text:changed-region xml:id="ct105553125497648" text:id="ct105553125497648">
          <text:insertion>
            <office:change-info>
              <dc:creator>Christopher Broderick</dc:creator>
              <dc:date>2022-05-21T08:14:33</dc:date>
            </office:change-info>
          </text:insertion>
        </text:changed-region>
        <text:changed-region xml:id="ct105553125497888" text:id="ct105553125497888">
          <text:insertion>
            <office:change-info>
              <dc:creator>Christopher Broderick</dc:creator>
              <dc:date>2022-05-21T08:15:03</dc:date>
            </office:change-info>
          </text:insertion>
        </text:changed-region>
        <text:changed-region xml:id="ct105553125498368" text:id="ct105553125498368">
          <text:insertion>
            <office:change-info>
              <dc:creator>Christopher Broderick</dc:creator>
              <dc:date>2022-05-21T08:10:07</dc:date>
            </office:change-info>
          </text:insertion>
        </text:changed-region>
        <text:changed-region xml:id="ct105553125498608" text:id="ct105553125498608">
          <text:deletion>
            <office:change-info>
              <dc:creator>Christopher Broderick</dc:creator>
              <dc:date>2022-05-21T08:15:31</dc:date>
            </office:change-info>
            <text:list xml:id="list1157754893" text:style-name="L2">
              <text:list-item>
                <text:p text:style-name="P780"><text:span text:style-name="T505"/></text:p>
              </text:list-item>
              <text:list-item>
                <text:p text:style-name="P780">as2_mdn_to <text:span text:style-name="T607">(only if MDN is required)</text:span></text:p>
              </text:list-item>
            </text:list>
          </text:deletion>
        </text:changed-region>
        <text:changed-region xml:id="ct105553125498128" text:id="ct105553125498128">
          <text:deletion>
            <office:change-info>
              <dc:creator>Christopher Broderick</dc:creator>
              <dc:date>2022-05-21T08:08:38</dc:date>
            </office:change-info>
            <text:p text:style-name="P993">If asynchronous MDN is in use and requires HTTPS then a <text:span text:style-name="T41">As2MDNReceiverModule</text:span> module needs to be configure<text:span text:style-name="T610">d</text:span> in the same way as for the As2ReceiverModule class above.</text:p>
            <text:p text:style-name="P605"/>
          </text:deletion>
        </text:changed-region>
        <text:changed-region xml:id="ct105553125498848" text:id="ct105553125498848">
          <text:insertion>
            <office:change-info>
              <dc:creator>Christopher Broderick</dc:creator>
              <dc:date>2022-05-21T08:12:00</dc:date>
            </office:change-info>
          </text:insertion>
        </text:changed-region>
        <text:changed-region xml:id="ct105553125499088" text:id="ct105553125499088">
          <text:insertion>
            <office:change-info>
              <dc:creator>Christopher Broderick</dc:creator>
              <dc:date>2022-05-21T08:13:07</dc:date>
            </office:change-info>
          </text:insertion>
        </text:changed-region>
        <text:changed-region xml:id="ct105553125499328" text:id="ct105553125499328">
          <text:insertion>
            <office:change-info>
              <dc:creator>Christopher Broderick</dc:creator>
              <dc:date>2022-05-21T08:14:00</dc:date>
            </office:change-info>
          </text:insertion>
        </text:changed-region>
        <text:changed-region xml:id="ct105553125499808" text:id="ct105553125499808">
          <text:insertion>
            <office:change-info>
              <dc:creator>Christopher Broderick</dc:creator>
              <dc:date>2022-05-21T08:17:57</dc:date>
            </office:change-info>
          </text:insertion>
        </text:changed-region>
        <text:changed-region xml:id="ct105553125499568" text:id="ct105553125499568">
          <text:insertion>
            <office:change-info>
              <dc:creator>Christopher Broderick</dc:creator>
              <dc:date>2022-05-21T08:15:39</dc:date>
            </office:change-info>
          </text:insertion>
        </text:changed-region>
        <text:changed-region xml:id="ct105553125500528" text:id="ct105553125500528">
          <text:insertion>
            <office:change-info>
              <dc:creator>Christopher Broderick</dc:creator>
              <dc:date>2022-05-21T08:11:13</dc:date>
            </office:change-info>
          </text:insertion>
        </text:changed-region>
        <text:changed-region xml:id="ct105553125501488" text:id="ct105553125501488">
          <text:deletion>
            <office:change-info>
              <dc:creator>Christopher Broderick</dc:creator>
              <dc:date>2022-05-01T12:59:05</dc:date>
            </office:change-info>
            <text:p text:style-name="P349"><text:s/></text:p>
          </text:deletion>
        </text:changed-region>
        <text:changed-region xml:id="ct105553125501248" text:id="ct105553125501248">
          <text:format-change>
            <office:change-info>
              <dc:creator>Christopher Broderick</dc:creator>
              <dc:date>2022-05-01T12:59:20</dc:date>
            </office:change-info>
          </text:format-change>
        </text:changed-region>
        <text:changed-region xml:id="ct105553125501968" text:id="ct105553125501968">
          <text:insertion>
            <office:change-info>
              <dc:creator>Christopher Broderick</dc:creator>
              <dc:date>2022-05-01T12:59:37</dc:date>
            </office:change-info>
          </text:insertion>
        </text:changed-region>
        <text:changed-region xml:id="ct105553125502208" text:id="ct105553125502208">
          <text:format-change>
            <office:change-info>
              <dc:creator>Christopher Broderick</dc:creator>
              <dc:date>2022-05-01T12:59:46</dc:date>
            </office:change-info>
          </text:format-change>
        </text:changed-region>
        <text:changed-region xml:id="ct105553125502448" text:id="ct105553125502448">
          <text:format-change>
            <office:change-info>
              <dc:creator>Christopher Broderick</dc:creator>
              <dc:date>2022-05-01T13:00:13</dc:date>
            </office:change-info>
          </text:format-change>
        </text:changed-region>
        <text:changed-region xml:id="ct105553125502688" text:id="ct105553125502688">
          <text:deletion>
            <office:change-info>
              <dc:creator>Christopher Broderick</dc:creator>
              <dc:date>2022-05-01T13:00:06</dc:date>
            </office:change-info>
            <text:p text:style-name="P350"><text:s/></text:p>
          </text:deletion>
        </text:changed-region>
        <text:changed-region xml:id="ct105553125501728" text:id="ct105553125501728">
          <text:insertion>
            <office:change-info>
              <dc:creator>Christopher Broderick</dc:creator>
              <dc:date>2022-05-01T13:00:39</dc:date>
            </office:change-info>
          </text:insertion>
        </text:changed-region>
        <text:changed-region xml:id="ct105553125502928" text:id="ct105553125502928">
          <text:deletion>
            <office:change-info>
              <dc:creator>Christopher Broderick</dc:creator>
              <dc:date>2022-05-01T13:01:29</dc:date>
            </office:change-info>
            <text:p text:style-name="P380">p</text:p>
          </text:deletion>
        </text:changed-region>
        <text:changed-region xml:id="ct105553125503408" text:id="ct105553125503408">
          <text:insertion>
            <office:change-info>
              <dc:creator>Christopher Broderick</dc:creator>
              <dc:date>2022-05-01T13:01:33</dc:date>
            </office:change-info>
          </text:insertion>
        </text:changed-region>
        <text:changed-region xml:id="ct105553125503888" text:id="ct105553125503888">
          <text:format-change>
            <office:change-info>
              <dc:creator>Christopher Broderick</dc:creator>
              <dc:date>2022-05-01T13:02:47</dc:date>
            </office:change-info>
          </text:format-change>
        </text:changed-region>
        <text:changed-region xml:id="ct105553125504128" text:id="ct105553125504128">
          <text:insertion>
            <office:change-info>
              <dc:creator>Christopher Broderick</dc:creator>
              <dc:date>2022-06-16T12:26:42</dc:date>
            </office:change-info>
          </text:insertion>
        </text:changed-region>
        <text:changed-region xml:id="ct105553125504608" text:id="ct105553125504608">
          <text:insertion>
            <office:change-info>
              <dc:creator>Christopher Broderick</dc:creator>
              <dc:date>2022-06-16T12:26:48</dc:date>
            </office:change-info>
          </text:insertion>
        </text:changed-region>
        <text:changed-region xml:id="ct105553125504848" text:id="ct105553125504848">
          <text:insertion>
            <office:change-info>
              <dc:creator>Christopher Broderick</dc:creator>
              <dc:date>2022-06-16T12:02:03</dc:date>
            </office:change-info>
          </text:insertion>
        </text:changed-region>
        <text:changed-region xml:id="ct105553125505088" text:id="ct105553125505088">
          <text:format-change>
            <office:change-info>
              <dc:creator>Christopher Broderick</dc:creator>
              <dc:date>2022-06-16T12:26:38</dc:date>
            </office:change-info>
          </text:format-change>
        </text:changed-region>
        <text:changed-region xml:id="ct105553125505328" text:id="ct105553125505328">
          <text:insertion>
            <office:change-info>
              <dc:creator>Christopher Broderick</dc:creator>
              <dc:date>2022-06-16T12:02:23</dc:date>
            </office:change-info>
          </text:insertion>
        </text:changed-region>
        <text:changed-region xml:id="ct105553125505568" text:id="ct105553125505568">
          <text:insertion>
            <office:change-info>
              <dc:creator>Christopher Broderick</dc:creator>
              <dc:date>2022-06-16T12:02:53</dc:date>
            </office:change-info>
          </text:insertion>
        </text:changed-region>
        <text:changed-region xml:id="ct105553125505808" text:id="ct105553125505808">
          <text:insertion>
            <office:change-info>
              <dc:creator>Christopher Broderick</dc:creator>
              <dc:date>2022-06-16T12:03:01</dc:date>
            </office:change-info>
          </text:insertion>
        </text:changed-region>
        <text:changed-region xml:id="ct105553125506048" text:id="ct105553125506048">
          <text:insertion>
            <office:change-info>
              <dc:creator>Christopher Broderick</dc:creator>
              <dc:date>2022-06-16T12:04:00</dc:date>
            </office:change-info>
          </text:insertion>
        </text:changed-region>
        <text:changed-region xml:id="ct105553125506288" text:id="ct105553125506288">
          <text:insertion>
            <office:change-info>
              <dc:creator>Christopher Broderick</dc:creator>
              <dc:date>2022-06-16T12:23:54</dc:date>
            </office:change-info>
          </text:insertion>
        </text:changed-region>
        <text:changed-region xml:id="ct105553125506528" text:id="ct105553125506528">
          <text:insertion>
            <office:change-info>
              <dc:creator>Christopher Broderick</dc:creator>
              <dc:date>2022-06-16T12:24:10</dc:date>
            </office:change-info>
          </text:insertion>
        </text:changed-region>
        <text:changed-region xml:id="ct105553125506768" text:id="ct105553125506768">
          <text:deletion>
            <office:change-info>
              <dc:creator>Christopher Broderick</dc:creator>
              <dc:date>2022-06-16T12:25:07</dc:date>
            </office:change-info>
            <text:p text:style-name="P364">here</text:p>
          </text:deletion>
        </text:changed-region>
        <text:changed-region xml:id="ct105553125474304" text:id="ct105553125474304">
          <text:insertion>
            <office:change-info>
              <dc:creator>Christopher Broderick</dc:creator>
              <dc:date>2022-06-16T12:25:07</dc:date>
            </office:change-info>
          </text:insertion>
        </text:changed-region>
        <text:changed-region xml:id="ct105553125474784" text:id="ct105553125474784">
          <text:deletion>
            <office:change-info>
              <dc:creator>Christopher Broderick</dc:creator>
              <dc:date>2022-06-16T12:25:21</dc:date>
            </office:change-info>
            <text:p text:style-name="P958">here</text:p>
          </text:deletion>
        </text:changed-region>
        <text:changed-region xml:id="ct105553125475024" text:id="ct105553125475024">
          <text:insertion>
            <office:change-info>
              <dc:creator>Christopher Broderick</dc:creator>
              <dc:date>2022-06-16T12:25:21</dc:date>
            </office:change-info>
          </text:insertion>
        </text:changed-region>
        <text:changed-region xml:id="ct105553125475264" text:id="ct105553125475264">
          <text:deletion>
            <office:change-info>
              <dc:creator>Christopher Broderick</dc:creator>
              <dc:date>2022-06-16T12:25:23</dc:date>
            </office:change-info>
            <text:p text:style-name="P960">here</text:p>
          </text:deletion>
        </text:changed-region>
        <text:changed-region xml:id="ct105553125475504" text:id="ct105553125475504">
          <text:insertion>
            <office:change-info>
              <dc:creator>Christopher Broderick</dc:creator>
              <dc:date>2022-06-16T12:25:23</dc:date>
            </office:change-info>
          </text:insertion>
        </text:changed-region>
        <text:changed-region xml:id="ct105553125475744" text:id="ct105553125475744">
          <text:insertion>
            <office:change-info>
              <dc:creator>Unknown Author</dc:creator>
              <dc:date>2022-03-25T17:22:11</dc:date>
            </office:change-info>
          </text:insertion>
        </text:changed-region>
        <text:changed-region xml:id="ct105553125475984" text:id="ct105553125475984">
          <text:insertion>
            <office:change-info>
              <dc:creator>Unknown Author</dc:creator>
              <dc:date>2022-03-25T17:23:00</dc:date>
            </office:change-info>
          </text:insertion>
        </text:changed-region>
        <text:changed-region xml:id="ct105553125476224" text:id="ct105553125476224">
          <text:insertion>
            <office:change-info>
              <dc:creator>Unknown Author</dc:creator>
              <dc:date>2022-03-25T17:24:00</dc:date>
            </office:change-info>
          </text:insertion>
        </text:changed-region>
        <text:changed-region xml:id="ct105553125476464" text:id="ct105553125476464">
          <text:insertion>
            <office:change-info>
              <dc:creator>Christopher Broderick</dc:creator>
              <dc:date>2022-04-29T09:16:03</dc:date>
            </office:change-info>
          </text:insertion>
        </text:changed-region>
        <text:changed-region xml:id="ct105553125476704" text:id="ct105553125476704">
          <text:insertion>
            <office:change-info>
              <dc:creator>Christopher Broderick</dc:creator>
              <dc:date>2022-04-29T09:19:25</dc:date>
            </office:change-info>
          </text:insertion>
        </text:changed-region>
        <text:changed-region xml:id="ct105553125474544" text:id="ct105553125474544">
          <text:format-change>
            <office:change-info>
              <dc:creator>Christopher Broderick</dc:creator>
              <dc:date>2022-06-21T16:33:54</dc:date>
            </office:change-info>
          </text:format-change>
        </text:changed-region>
        <text:changed-region xml:id="ct105553125476944" text:id="ct105553125476944">
          <text:insertion>
            <office:change-info>
              <dc:creator>Christopher Broderick</dc:creator>
              <dc:date>2022-06-16T11:59:44</dc:date>
            </office:change-info>
          </text:insertion>
        </text:changed-region>
        <text:changed-region xml:id="ct105553125477184" text:id="ct105553125477184">
          <text:insertion>
            <office:change-info>
              <dc:creator>Christopher Broderick</dc:creator>
              <dc:date>2022-06-16T11:59:51</dc:date>
            </office:change-info>
          </text:insertion>
        </text:changed-region>
        <text:changed-region xml:id="ct105553125477424" text:id="ct105553125477424">
          <text:format-change>
            <office:change-info>
              <dc:creator>Christopher Broderick</dc:creator>
              <dc:date>2022-06-16T12:28:45</dc:date>
            </office:change-info>
          </text:format-change>
        </text:changed-region>
        <text:changed-region xml:id="ct105553125477664" text:id="ct105553125477664">
          <text:deletion>
            <office:change-info>
              <dc:creator>Christopher Broderick</dc:creator>
              <dc:date>2022-06-16T11:59:54</dc:date>
            </office:change-info>
            <text:p text:style-name="P356">i</text:p>
          </text:deletion>
        </text:changed-region>
        <text:changed-region xml:id="ct105553125477904" text:id="ct105553125477904">
          <text:insertion>
            <office:change-info>
              <dc:creator>Christopher Broderick</dc:creator>
              <dc:date>2022-06-16T12:00:01</dc:date>
            </office:change-info>
          </text:insertion>
        </text:changed-region>
        <text:changed-region xml:id="ct105553125478144" text:id="ct105553125478144">
          <text:deletion>
            <office:change-info>
              <dc:creator>Christopher Broderick</dc:creator>
              <dc:date>2022-06-16T12:00:00</dc:date>
            </office:change-info>
            <text:p text:style-name="P356">s</text:p>
          </text:deletion>
        </text:changed-region>
        <text:changed-region xml:id="ct105553125478384" text:id="ct105553125478384">
          <text:format-change>
            <office:change-info>
              <dc:creator>Christopher Broderick</dc:creator>
              <dc:date>2022-06-16T12:29:04</dc:date>
            </office:change-info>
          </text:format-change>
        </text:changed-region>
        <text:changed-region xml:id="ct105553125478624" text:id="ct105553125478624">
          <text:deletion>
            <office:change-info>
              <dc:creator>Christopher Broderick</dc:creator>
              <dc:date>2022-06-16T23:47:05</dc:date>
            </office:change-info>
            <text:p text:style-name="P356"><text:s/></text:p>
          </text:deletion>
        </text:changed-region>
        <text:changed-region xml:id="ct105553125478864" text:id="ct105553125478864">
          <text:insertion>
            <office:change-info>
              <dc:creator>Christopher Broderick</dc:creator>
              <dc:date>2022-06-16T23:46:06</dc:date>
            </office:change-info>
          </text:insertion>
        </text:changed-region>
        <text:changed-region xml:id="ct105553125479104" text:id="ct105553125479104">
          <text:format-change>
            <office:change-info>
              <dc:creator>Christopher Broderick</dc:creator>
              <dc:date>2022-06-21T16:33:47</dc:date>
            </office:change-info>
          </text:format-change>
        </text:changed-region>
        <text:changed-region xml:id="ct105553125479344" text:id="ct105553125479344">
          <text:insertion>
            <office:change-info>
              <dc:creator>Christopher Broderick</dc:creator>
              <dc:date>2022-06-16T23:44:45</dc:date>
            </office:change-info>
          </text:insertion>
        </text:changed-region>
        <text:changed-region xml:id="ct105553125479584" text:id="ct105553125479584">
          <text:insertion>
            <office:change-info>
              <dc:creator>Christopher Broderick</dc:creator>
              <dc:date>2022-06-16T23:47:17</dc:date>
            </office:change-info>
          </text:insertion>
        </text:changed-region>
        <text:changed-region xml:id="ct105553125479824" text:id="ct105553125479824">
          <text:insertion>
            <office:change-info>
              <dc:creator>Christopher Broderick</dc:creator>
              <dc:date>2022-06-21T16:34:36</dc:date>
            </office:change-info>
          </text:insertion>
        </text:changed-region>
        <text:changed-region xml:id="ct105553125480064" text:id="ct105553125480064">
          <text:insertion>
            <office:change-info>
              <dc:creator>Christopher Broderick</dc:creator>
              <dc:date>2022-06-21T16:36:02</dc:date>
            </office:change-info>
          </text:insertion>
        </text:changed-region>
        <text:changed-region xml:id="ct105553125480304" text:id="ct105553125480304">
          <text:deletion>
            <office:change-info>
              <dc:creator>Christopher Broderick</dc:creator>
              <dc:date>2022-06-21T16:36:35</dc:date>
            </office:change-info>
            <text:p text:style-name="P358"><text:span text:style-name="T532">&lt;attribute name="no_chunked_max_size" value="104857600"/&gt;</text:span></text:p>
          </text:deletion>
        </text:changed-region>
        <text:changed-region xml:id="ct105553125480544" text:id="ct105553125480544">
          <text:deletion>
            <office:change-info>
              <dc:creator>Christopher Broderick</dc:creator>
              <dc:date>2022-06-21T16:37:20</dc:date>
            </office:change-info>
            <text:p text:style-name="Text_20_body"><text:s/>very</text:p>
          </text:deletion>
        </text:changed-region>
        <text:changed-region xml:id="ct105553125480784" text:id="ct105553125480784">
          <text:deletion>
            <office:change-info>
              <dc:creator>Christopher Broderick</dc:creator>
              <dc:date>2022-06-21T16:37:28</dc:date>
            </office:change-info>
            <text:p text:style-name="Text_20_body"/>
            <text:p text:style-name="Text_20_body"/>
          </text:deletion>
        </text:changed-region>
        <text:changed-region xml:id="ct105553125481504" text:id="ct105553125481504">
          <text:insertion>
            <office:change-info>
              <dc:creator>Unknown Author</dc:creator>
              <dc:date>2022-09-27T23:01:43</dc:date>
            </office:change-info>
          </text:insertion>
        </text:changed-region>
        <text:changed-region xml:id="ct105553125481024" text:id="ct105553125481024">
          <text:deletion>
            <office:change-info>
              <dc:creator>Unknown Author</dc:creator>
              <dc:date>2022-03-23T14:36:51</dc:date>
            </office:change-info>
            <text:p text:style-name="P184"><text:span text:style-name="T931">2</text:span></text:p>
          </text:deletion>
        </text:changed-region>
        <text:changed-region xml:id="ct105553125481264" text:id="ct105553125481264">
          <text:insertion>
            <office:change-info>
              <dc:creator>Unknown Author</dc:creator>
              <dc:date>2022-03-23T14:36:51</dc:date>
            </office:change-info>
          </text:insertion>
        </text:changed-region>
        <text:changed-region xml:id="ct105553125482464" text:id="ct105553125482464">
          <text:deletion>
            <office:change-info>
              <dc:creator>Christopher Broderick</dc:creator>
              <dc:date>2022-04-19T12:01:36</dc:date>
            </office:change-info>
            <text:p text:style-name="P184"><text:span text:style-name="T931">s</text:span></text:p>
          </text:deletion>
        </text:changed-region>
        <text:changed-region xml:id="ct105553125482704" text:id="ct105553125482704">
          <text:insertion>
            <office:change-info>
              <dc:creator>Unknown Author</dc:creator>
              <dc:date>2022-03-23T14:37:03</dc:date>
            </office:change-info>
          </text:insertion>
        </text:changed-region>
        <text:changed-region xml:id="ct105553125483184" text:id="ct105553125483184">
          <text:insertion>
            <office:change-info>
              <dc:creator>Unknown Author</dc:creator>
              <dc:date>2022-03-23T14:37:28</dc:date>
            </office:change-info>
          </text:insertion>
        </text:changed-region>
        <text:changed-region xml:id="ct105553125483424" text:id="ct105553125483424">
          <text:insertion>
            <office:change-info>
              <dc:creator>Christopher Broderick</dc:creator>
              <dc:date>2022-04-19T13:49:27</dc:date>
            </office:change-info>
          </text:insertion>
        </text:changed-region>
        <text:changed-region xml:id="ct105553125483664" text:id="ct105553125483664">
          <text:insertion>
            <office:change-info>
              <dc:creator>Christopher Broderick</dc:creator>
              <dc:date>2022-04-19T13:50:00</dc:date>
            </office:change-info>
          </text:insertion>
        </text:changed-region>
        <text:changed-region xml:id="ct105553125483904" text:id="ct105553125483904">
          <text:insertion>
            <office:change-info>
              <dc:creator>Christopher Broderick</dc:creator>
              <dc:date>2022-04-19T14:55:19</dc:date>
            </office:change-info>
          </text:insertion>
        </text:changed-region>
        <text:changed-region xml:id="ct105553125484144" text:id="ct105553125484144">
          <text:insertion>
            <office:change-info>
              <dc:creator>Unknown Author</dc:creator>
              <dc:date>2022-03-23T14:37:28</dc:date>
            </office:change-info>
          </text:insertion>
        </text:changed-region>
        <text:changed-region xml:id="ct105553125484384" text:id="ct105553125484384">
          <text:deletion>
            <office:change-info>
              <dc:creator>Christopher Broderick</dc:creator>
              <dc:date>2022-04-19T12:01:51</dc:date>
            </office:change-info>
            <text:p text:style-name="P580"><text:span text:style-name="T452">Socket command processor – enabled with the property:</text:span><text:span text:style-name="T349"> </text:span><text:span text:style-name="T412">rest.command.processor.enabled</text:span><text:span text:style-name="T470">=</text:span><text:span text:style-name="T313">"true"</text:span></text:p>
          </text:deletion>
        </text:changed-region>
        <text:changed-region xml:id="ct105553125484864" text:id="ct105553125484864">
          <text:insertion>
            <office:change-info>
              <dc:creator>Christopher Broderick</dc:creator>
              <dc:date>2022-04-19T12:01:00</dc:date>
            </office:change-info>
          </text:insertion>
        </text:changed-region>
        <text:changed-region xml:id="ct105553125485104" text:id="ct105553125485104">
          <text:insertion>
            <office:change-info>
              <dc:creator>Christopher Broderick</dc:creator>
              <dc:date>2022-04-19T14:56:25</dc:date>
            </office:change-info>
          </text:insertion>
        </text:changed-region>
        <text:changed-region xml:id="ct105553125485344" text:id="ct105553125485344">
          <text:insertion>
            <office:change-info>
              <dc:creator>Unknown Author</dc:creator>
              <dc:date>2022-09-27T23:05:53</dc:date>
            </office:change-info>
          </text:insertion>
        </text:changed-region>
        <text:changed-region xml:id="ct105553125485584" text:id="ct105553125485584">
          <text:deletion>
            <office:change-info>
              <dc:creator>Unknown Author</dc:creator>
              <dc:date>2022-09-27T23:04:45</dc:date>
            </office:change-info>
            <text:p text:style-name="P580"><text:span text:style-name="T499">o</text:span></text:p>
          </text:deletion>
        </text:changed-region>
        <text:changed-region xml:id="ct105553125485824" text:id="ct105553125485824">
          <text:insertion>
            <office:change-info>
              <dc:creator>Christopher Broderick</dc:creator>
              <dc:date>2022-04-19T14:56:25</dc:date>
            </office:change-info>
          </text:insertion>
        </text:changed-region>
        <text:changed-region xml:id="ct105553125482944" text:id="ct105553125482944">
          <text:insertion>
            <office:change-info>
              <dc:creator>Unknown Author</dc:creator>
              <dc:date>2022-03-23T14:37:28</dc:date>
            </office:change-info>
          </text:insertion>
        </text:changed-region>
        <text:changed-region xml:id="ct105553125486064" text:id="ct105553125486064">
          <text:deletion>
            <office:change-info>
              <dc:creator>Unknown Author</dc:creator>
              <dc:date>2022-03-23T14:38:31</dc:date>
            </office:change-info>
            <text:p text:style-name="P184"><text:span text:style-name="T931"><text:s/></text:span></text:p>
          </text:deletion>
        </text:changed-region>
        <text:changed-region xml:id="ct105553125484624" text:id="ct105553125484624">
          <text:deletion>
            <office:change-info>
              <dc:creator>Unknown Author</dc:creator>
              <dc:date>2022-03-23T14:39:07</dc:date>
            </office:change-info>
            <text:p text:style-name="P184"><text:span text:style-name="T931">One will listen for commands in the console window that the OpenAS2 server was started from but will not be available if the server is started as a daemon/service. </text:span></text:p>
          </text:deletion>
        </text:changed-region>
        <text:changed-region xml:id="ct105553125486304" text:id="ct105553125486304">
          <text:deletion>
            <office:change-info>
              <dc:creator>Unknown Author</dc:creator>
              <dc:date>2022-03-23T14:41:45</dc:date>
            </office:change-info>
            <text:p text:style-name="P184"><text:span text:style-name="T931">The other is a socket</text:span></text:p>
          </text:deletion>
        </text:changed-region>
        <text:changed-region xml:id="ct105553125486544" text:id="ct105553125486544">
          <text:insertion>
            <office:change-info>
              <dc:creator>Unknown Author</dc:creator>
              <dc:date>2022-03-23T14:41:45</dc:date>
            </office:change-info>
          </text:insertion>
        </text:changed-region>
        <text:changed-region xml:id="ct105553125486784" text:id="ct105553125486784">
          <text:deletion>
            <office:change-info>
              <dc:creator>Unknown Author</dc:creator>
              <dc:date>2022-03-23T14:41:55</dc:date>
            </office:change-info>
            <text:p text:style-name="P184"><text:span text:style-name="T931">that is</text:span></text:p>
          </text:deletion>
        </text:changed-region>
        <text:changed-region xml:id="ct105553125487024" text:id="ct105553125487024">
          <text:insertion>
            <office:change-info>
              <dc:creator>Unknown Author</dc:creator>
              <dc:date>2022-03-23T14:41:55</dc:date>
            </office:change-info>
          </text:insertion>
        </text:changed-region>
        <text:changed-region xml:id="ct105553125487264" text:id="ct105553125487264">
          <text:deletion>
            <office:change-info>
              <dc:creator>Christopher Broderick</dc:creator>
              <dc:date>2022-04-19T14:15:45</dc:date>
            </office:change-info>
            <text:p text:style-name="P184"><text:span text:style-name="T931"><text:s/>and the port the socket listener is configured for</text:span></text:p>
          </text:deletion>
        </text:changed-region>
        <text:changed-region xml:id="ct105553125487504" text:id="ct105553125487504">
          <text:deletion>
            <office:change-info>
              <dc:creator>Christopher Broderick</dc:creator>
              <dc:date>2022-04-19T14:15:57</dc:date>
            </office:change-info>
            <text:p text:style-name="P184"><text:span text:style-name="T931"><text:s/>By default </text:span></text:p>
          </text:deletion>
        </text:changed-region>
        <text:changed-region xml:id="ct105553125487744" text:id="ct105553125487744">
          <text:deletion>
            <office:change-info>
              <dc:creator>Christopher Broderick</dc:creator>
              <dc:date>2022-04-19T13:34:13</dc:date>
            </office:change-info>
            <text:p text:style-name="P184"><text:span text:style-name="T1024">socket </text:span></text:p>
          </text:deletion>
        </text:changed-region>
        <text:changed-region xml:id="ct105553125487984" text:id="ct105553125487984">
          <text:deletion>
            <office:change-info>
              <dc:creator>Christopher Broderick</dc:creator>
              <dc:date>2022-04-19T14:15:51</dc:date>
            </office:change-info>
            <text:p text:style-name="P184"><text:span text:style-name="T1024">listener</text:span></text:p>
          </text:deletion>
        </text:changed-region>
        <text:changed-region xml:id="ct105553125488224" text:id="ct105553125488224">
          <text:deletion>
            <office:change-info>
              <dc:creator>Unknown Author</dc:creator>
              <dc:date>2022-03-23T14:42:11</dc:date>
            </office:change-info>
            <text:p text:style-name="P184"><text:span text:style-name="T931">it</text:span></text:p>
          </text:deletion>
        </text:changed-region>
        <text:changed-region xml:id="ct105553125488464" text:id="ct105553125488464">
          <text:deletion>
            <office:change-info>
              <dc:creator>Christopher Broderick</dc:creator>
              <dc:date>2022-04-19T14:15:51</dc:date>
            </office:change-info>
            <text:p text:style-name="P184"><text:span text:style-name="T931"><text:s/></text:span></text:p>
          </text:deletion>
        </text:changed-region>
        <text:changed-region xml:id="ct105553125488704" text:id="ct105553125488704">
          <text:deletion>
            <office:change-info>
              <dc:creator>Christopher Broderick</dc:creator>
              <dc:date>2022-04-19T13:34:22</dc:date>
            </office:change-info>
            <text:p text:style-name="P184"><text:span text:style-name="T931">is </text:span></text:p>
          </text:deletion>
        </text:changed-region>
        <text:changed-region xml:id="ct105553125488944" text:id="ct105553125488944">
          <text:deletion>
            <office:change-info>
              <dc:creator>Christopher Broderick</dc:creator>
              <dc:date>2022-04-19T14:15:51</dc:date>
            </office:change-info>
            <text:p text:style-name="P184"><text:span text:style-name="T931">configured </text:span></text:p>
          </text:deletion>
        </text:changed-region>
        <text:changed-region xml:id="ct105553125489184" text:id="ct105553125489184">
          <text:deletion>
            <office:change-info>
              <dc:creator>Christopher Broderick</dc:creator>
              <dc:date>2022-04-19T13:34:25</dc:date>
            </office:change-info>
            <text:p text:style-name="P184"><text:span text:style-name="T931">for</text:span></text:p>
          </text:deletion>
        </text:changed-region>
        <text:changed-region xml:id="ct105553125489424" text:id="ct105553125489424">
          <text:deletion>
            <office:change-info>
              <dc:creator>Christopher Broderick</dc:creator>
              <dc:date>2022-04-19T14:15:51</dc:date>
            </office:change-info>
            <text:p text:style-name="P184"><text:span text:style-name="T931"><text:s/>port 14321. For security reasons you should not make this port accessible from outside your private network.</text:span></text:p>
          </text:deletion>
        </text:changed-region>
        <text:changed-region xml:id="ct105553125489904" text:id="ct105553125489904">
          <text:deletion>
            <office:change-info>
              <dc:creator>Christopher Broderick</dc:creator>
              <dc:date>2022-04-19T14:50:55</dc:date>
            </office:change-info>
            <text:p text:style-name="P184"/>
            <text:p text:style-name="P846"/>
          </text:deletion>
        </text:changed-region>
        <text:changed-region xml:id="ct105553125490144" text:id="ct105553125490144">
          <text:deletion>
            <office:change-info>
              <dc:creator>Christopher Broderick</dc:creator>
              <dc:date>2022-04-19T12:02:24</dc:date>
            </office:change-info>
            <text:p text:style-name="P846">The rest command processor is not described as part of this documentation.</text:p>
          </text:deletion>
        </text:changed-region>
        <text:changed-region xml:id="ct105553125490384" text:id="ct105553125490384">
          <text:deletion>
            <office:change-info>
              <dc:creator>Christopher Broderick</dc:creator>
              <dc:date>2022-04-19T13:44:07</dc:date>
            </office:change-info>
            <text:h text:style-name="P635" text:outline-level="2"><text:span text:style-name="T939">erver</text:span></text:h>
          </text:deletion>
        </text:changed-region>
        <text:changed-region xml:id="ct105553125489664" text:id="ct105553125489664">
          <text:insertion>
            <office:change-info>
              <dc:creator>Christopher Broderick</dc:creator>
              <dc:date>2022-04-19T13:44:07</dc:date>
            </office:change-info>
          </text:insertion>
        </text:changed-region>
        <text:changed-region xml:id="ct105553125504368" text:id="ct105553125504368">
          <text:deletion>
            <office:change-info>
              <dc:creator>Christopher Broderick</dc:creator>
              <dc:date>2022-04-19T14:51:06</dc:date>
            </office:change-info>
            <text:h text:style-name="P635" text:outline-level="2"><text:span text:style-name="T939"><text:s/></text:span>Configur<text:span text:style-name="T939">ation</text:span></text:h>
          </text:deletion>
        </text:changed-region>
        <text:changed-region xml:id="ct105553125392384" text:id="ct105553125392384">
          <text:deletion>
            <office:change-info>
              <dc:creator>Christopher Broderick</dc:creator>
              <dc:date>2022-04-19T13:44:17</dc:date>
            </office:change-info>
            <text:h text:style-name="P635" text:outline-level="2"><text:span text:style-name="T939"><text:s/>For</text:span> Remote Control</text:h>
          </text:deletion>
        </text:changed-region>
        <text:changed-region xml:id="ct105553125392624" text:id="ct105553125392624">
          <text:insertion>
            <office:change-info>
              <dc:creator>Christopher Broderick</dc:creator>
              <dc:date>2022-04-19T14:22:07</dc:date>
            </office:change-info>
          </text:insertion>
        </text:changed-region>
        <text:changed-region xml:id="ct105553125392864" text:id="ct105553125392864">
          <text:insertion>
            <office:change-info>
              <dc:creator>Christopher Broderick</dc:creator>
              <dc:date>2022-04-19T14:16:27</dc:date>
            </office:change-info>
          </text:insertion>
        </text:changed-region>
        <text:changed-region xml:id="ct105553125393104" text:id="ct105553125393104">
          <text:insertion>
            <office:change-info>
              <dc:creator>Christopher Broderick</dc:creator>
              <dc:date>2022-04-19T13:48:53</dc:date>
            </office:change-info>
          </text:insertion>
        </text:changed-region>
        <text:changed-region xml:id="ct105553125393344" text:id="ct105553125393344">
          <text:deletion>
            <office:change-info>
              <dc:creator>Christopher Broderick</dc:creator>
              <dc:date>2022-04-19T13:47:13</dc:date>
            </office:change-info>
            <text:p text:style-name="P185"><text:span text:style-name="T931"><text:s/></text:span></text:p>
          </text:deletion>
        </text:changed-region>
        <text:changed-region xml:id="ct105553125393584" text:id="ct105553125393584">
          <text:deletion>
            <office:change-info>
              <dc:creator>Christopher Broderick</dc:creator>
              <dc:date>2022-04-19T14:18:20</dc:date>
            </office:change-info>
            <text:p text:style-name="P185"><text:span text:style-name="T931"><text:s/>(if accessible)</text:span></text:p>
          </text:deletion>
        </text:changed-region>
        <text:changed-region xml:id="ct105553125393824" text:id="ct105553125393824">
          <text:insertion>
            <office:change-info>
              <dc:creator>Christopher Broderick</dc:creator>
              <dc:date>2022-04-19T14:18:23</dc:date>
            </office:change-info>
          </text:insertion>
        </text:changed-region>
        <text:changed-region xml:id="ct105553125394064" text:id="ct105553125394064">
          <text:insertion>
            <office:change-info>
              <dc:creator>Christopher Broderick</dc:creator>
              <dc:date>2022-04-19T13:47:31</dc:date>
            </office:change-info>
          </text:insertion>
        </text:changed-region>
        <text:changed-region xml:id="ct105553125394304" text:id="ct105553125394304">
          <text:insertion>
            <office:change-info>
              <dc:creator>Christopher Broderick</dc:creator>
              <dc:date>2022-04-19T13:47:36</dc:date>
            </office:change-info>
          </text:insertion>
        </text:changed-region>
        <text:changed-region xml:id="ct105553125394544" text:id="ct105553125394544">
          <text:deletion>
            <office:change-info>
              <dc:creator>Christopher Broderick</dc:creator>
              <dc:date>2022-04-19T13:47:45</dc:date>
            </office:change-info>
            <text:p text:style-name="P185"><text:s/>if not using it by </text:p>
          </text:deletion>
        </text:changed-region>
        <text:changed-region xml:id="ct105553125394784" text:id="ct105553125394784">
          <text:deletion>
            <office:change-info>
              <dc:creator>Christopher Broderick</dc:creator>
              <dc:date>2022-04-19T13:45:31</dc:date>
            </office:change-info>
            <text:p text:style-name="P185">removing or commenting out the <text:span text:style-name="T81">&lt;commandProcessor&gt;</text:span> element with classname value <text:span text:style-name="T81">org.openas2.cmd.processor.SocketCommandProcessor</text:span></text:p>
          </text:deletion>
        </text:changed-region>
        <text:changed-region xml:id="ct105553125395024" text:id="ct105553125395024">
          <text:insertion>
            <office:change-info>
              <dc:creator>Christopher Broderick</dc:creator>
              <dc:date>2022-04-19T13:45:31</dc:date>
            </office:change-info>
          </text:insertion>
        </text:changed-region>
        <text:changed-region xml:id="ct105553125395504" text:id="ct105553125395504">
          <text:deletion>
            <office:change-info>
              <dc:creator>Christopher Broderick</dc:creator>
              <dc:date>2022-04-19T14:22:34</dc:date>
            </office:change-info>
            <text:h text:style-name="P677" text:outline-level="3"><text:bookmark-start text:name="__RefHeading___Toc25563_42634636425"/>Running Remote<text:bookmark-end text:name="__RefHeading___Toc25563_42634636425"/></text:h>
          </text:deletion>
        </text:changed-region>
        <text:changed-region xml:id="ct105553125395744" text:id="ct105553125395744">
          <text:insertion>
            <office:change-info>
              <dc:creator>Christopher Broderick</dc:creator>
              <dc:date>2022-04-19T14:22:34</dc:date>
            </office:change-info>
          </text:insertion>
        </text:changed-region>
        <text:changed-region xml:id="ct105553125395264" text:id="ct105553125395264">
          <text:deletion>
            <office:change-info>
              <dc:creator>Christopher Broderick</dc:creator>
              <dc:date>2022-04-19T14:22:46</dc:date>
            </office:change-info>
            <text:h text:style-name="P677" text:outline-level="3"><text:s/>Control Application</text:h>
          </text:deletion>
        </text:changed-region>
        <text:changed-region xml:id="ct105553125395984" text:id="ct105553125395984">
          <text:insertion>
            <office:change-info>
              <dc:creator>Christopher Broderick</dc:creator>
              <dc:date>2022-04-19T14:21:01</dc:date>
            </office:change-info>
          </text:insertion>
        </text:changed-region>
        <text:changed-region xml:id="ct105553125396464" text:id="ct105553125396464">
          <text:deletion>
            <office:change-info>
              <dc:creator>Christopher Broderick</dc:creator>
              <dc:date>2022-04-19T14:21:04</dc:date>
            </office:change-info>
            <text:p text:style-name="P438">s</text:p>
          </text:deletion>
        </text:changed-region>
        <text:changed-region xml:id="ct105553125396224" text:id="ct105553125396224">
          <text:deletion>
            <office:change-info>
              <dc:creator>Christopher Broderick</dc:creator>
              <dc:date>2022-04-19T14:36:19</dc:date>
            </office:change-info>
            <text:p text:style-name="P231">d</text:p>
          </text:deletion>
        </text:changed-region>
        <text:changed-region xml:id="ct105553125397184" text:id="ct105553125397184">
          <text:deletion>
            <office:change-info>
              <dc:creator>Christopher Broderick</dc:creator>
              <dc:date>2022-04-19T14:42:56</dc:date>
            </office:change-info>
            <text:p text:style-name="P849"><text:span text:style-name="T936">frpom</text:span></text:p>
          </text:deletion>
        </text:changed-region>
        <text:changed-region xml:id="ct105553125397424" text:id="ct105553125397424">
          <text:insertion>
            <office:change-info>
              <dc:creator>Christopher Broderick</dc:creator>
              <dc:date>2022-04-19T14:42:56</dc:date>
            </office:change-info>
          </text:insertion>
        </text:changed-region>
        <text:changed-region xml:id="ct105553125397664" text:id="ct105553125397664">
          <text:deletion>
            <office:change-info>
              <dc:creator>Christopher Broderick</dc:creator>
              <dc:date>2022-04-19T14:43:18</dc:date>
            </office:change-info>
            <text:p text:style-name="P1016"><text:span text:style-name="T158"><text:s/>)</text:span></text:p>
          </text:deletion>
        </text:changed-region>
        <text:changed-region xml:id="ct105553125397904" text:id="ct105553125397904">
          <text:insertion>
            <office:change-info>
              <dc:creator>Christopher Broderick</dc:creator>
              <dc:date>2022-04-19T14:43:18</dc:date>
            </office:change-info>
          </text:insertion>
        </text:changed-region>
        <text:changed-region xml:id="ct105553125398144" text:id="ct105553125398144">
          <text:format-change>
            <office:change-info>
              <dc:creator>Christopher Broderick</dc:creator>
              <dc:date>2022-04-19T14:47:06</dc:date>
            </office:change-info>
          </text:format-change>
        </text:changed-region>
        <text:changed-region xml:id="ct105553125396944" text:id="ct105553125396944">
          <text:format-change>
            <office:change-info>
              <dc:creator>Christopher Broderick</dc:creator>
              <dc:date>2022-04-19T14:47:09</dc:date>
            </office:change-info>
          </text:format-change>
        </text:changed-region>
        <text:changed-region xml:id="ct105553125398384" text:id="ct105553125398384">
          <text:format-change>
            <office:change-info>
              <dc:creator>Christopher Broderick</dc:creator>
              <dc:date>2022-04-19T14:47:03</dc:date>
            </office:change-info>
          </text:format-change>
        </text:changed-region>
        <text:changed-region xml:id="ct105553125398624" text:id="ct105553125398624">
          <text:insertion>
            <office:change-info>
              <dc:creator>Christopher Broderick</dc:creator>
              <dc:date>2022-04-19T14:49:22</dc:date>
            </office:change-info>
          </text:insertion>
        </text:changed-region>
        <text:changed-region xml:id="ct105553125398864" text:id="ct105553125398864">
          <text:insertion>
            <office:change-info>
              <dc:creator>Christopher Broderick</dc:creator>
              <dc:date>2022-04-19T14:48:11</dc:date>
            </office:change-info>
          </text:insertion>
        </text:changed-region>
        <text:changed-region xml:id="ct105553125399344" text:id="ct105553125399344">
          <text:insertion>
            <office:change-info>
              <dc:creator>Christopher Broderick</dc:creator>
              <dc:date>2022-04-19T14:48:11</dc:date>
            </office:change-info>
          </text:insertion>
        </text:changed-region>
        <text:changed-region xml:id="ct105553125399104" text:id="ct105553125399104">
          <text:insertion>
            <office:change-info>
              <dc:creator>Christopher Broderick</dc:creator>
              <dc:date>2022-04-19T14:48:11</dc:date>
            </office:change-info>
          </text:insertion>
        </text:changed-region>
        <text:changed-region xml:id="ct105553125679552" text:id="ct105553125679552">
          <text:insertion>
            <office:change-info>
              <dc:creator>Christopher Broderick</dc:creator>
              <dc:date>2022-04-19T14:48:11</dc:date>
            </office:change-info>
          </text:insertion>
        </text:changed-region>
        <text:changed-region xml:id="ct105553125680032" text:id="ct105553125680032">
          <text:insertion>
            <office:change-info>
              <dc:creator>Christopher Broderick</dc:creator>
              <dc:date>2022-04-19T14:48:11</dc:date>
            </office:change-info>
          </text:insertion>
        </text:changed-region>
        <text:changed-region xml:id="ct105553125679792" text:id="ct105553125679792">
          <text:insertion>
            <office:change-info>
              <dc:creator>Christopher Broderick</dc:creator>
              <dc:date>2022-04-19T14:48:11</dc:date>
            </office:change-info>
          </text:insertion>
        </text:changed-region>
        <text:changed-region xml:id="ct105553125680272" text:id="ct105553125680272">
          <text:insertion>
            <office:change-info>
              <dc:creator>Christopher Broderick</dc:creator>
              <dc:date>2022-04-19T14:48:11</dc:date>
            </office:change-info>
          </text:insertion>
        </text:changed-region>
        <text:changed-region xml:id="ct105553125680512" text:id="ct105553125680512">
          <text:insertion>
            <office:change-info>
              <dc:creator>Christopher Broderick</dc:creator>
              <dc:date>2022-04-19T14:48:11</dc:date>
            </office:change-info>
          </text:insertion>
        </text:changed-region>
        <text:changed-region xml:id="ct105553125680752" text:id="ct105553125680752">
          <text:insertion>
            <office:change-info>
              <dc:creator>Christopher Broderick</dc:creator>
              <dc:date>2022-04-19T14:48:11</dc:date>
            </office:change-info>
          </text:insertion>
        </text:changed-region>
        <text:changed-region xml:id="ct105553125680992" text:id="ct105553125680992">
          <text:insertion>
            <office:change-info>
              <dc:creator>Christopher Broderick</dc:creator>
              <dc:date>2022-04-19T14:48:11</dc:date>
            </office:change-info>
          </text:insertion>
        </text:changed-region>
        <text:changed-region xml:id="ct105553125681232" text:id="ct105553125681232">
          <text:insertion>
            <office:change-info>
              <dc:creator>Christopher Broderick</dc:creator>
              <dc:date>2022-04-19T14:48:11</dc:date>
            </office:change-info>
          </text:insertion>
        </text:changed-region>
        <text:changed-region xml:id="ct105553125681472" text:id="ct105553125681472">
          <text:insertion>
            <office:change-info>
              <dc:creator>Christopher Broderick</dc:creator>
              <dc:date>2022-04-19T14:48:11</dc:date>
            </office:change-info>
          </text:insertion>
        </text:changed-region>
        <text:changed-region xml:id="ct105553125681712" text:id="ct105553125681712">
          <text:insertion>
            <office:change-info>
              <dc:creator>Christopher Broderick</dc:creator>
              <dc:date>2022-04-19T14:48:11</dc:date>
            </office:change-info>
          </text:insertion>
        </text:changed-region>
        <text:changed-region xml:id="ct105553125681952" text:id="ct105553125681952">
          <text:insertion>
            <office:change-info>
              <dc:creator>Christopher Broderick</dc:creator>
              <dc:date>2022-04-19T14:48:11</dc:date>
            </office:change-info>
          </text:insertion>
        </text:changed-region>
        <text:changed-region xml:id="ct105553125682192" text:id="ct105553125682192">
          <text:insertion>
            <office:change-info>
              <dc:creator>Christopher Broderick</dc:creator>
              <dc:date>2022-04-19T14:48:11</dc:date>
            </office:change-info>
          </text:insertion>
        </text:changed-region>
        <text:changed-region xml:id="ct105553125682672" text:id="ct105553125682672">
          <text:insertion>
            <office:change-info>
              <dc:creator>Christopher Broderick</dc:creator>
              <dc:date>2022-04-19T14:48:11</dc:date>
            </office:change-info>
          </text:insertion>
        </text:changed-region>
        <text:changed-region xml:id="ct105553125682432" text:id="ct105553125682432">
          <text:deletion>
            <office:change-info>
              <dc:creator>Unknown Author</dc:creator>
              <dc:date>2022-03-10T13:28:55</dc:date>
            </office:change-info>
            <text:p text:style-name="Text_20_body"><text:s/></text:p>
            <text:p text:style-name="P896">\</text:p>
          </text:deletion>
        </text:changed-region>
        <text:changed-region xml:id="ct105553125683152" text:id="ct105553125683152">
          <text:insertion>
            <office:change-info>
              <dc:creator>Unknown Author</dc:creator>
              <dc:date>2022-03-10T13:28:26</dc:date>
            </office:change-info>
          </text:insertion>
        </text:changed-region>
        <text:changed-region xml:id="ct105553125601472" text:id="ct105553125601472">
          <text:deletion>
            <office:change-info>
              <dc:creator>Unknown Author</dc:creator>
              <dc:date>2022-03-10T11:28:23</dc:date>
            </office:change-info>
            <text:p text:style-name="P744">describes</text:p>
          </text:deletion>
        </text:changed-region>
        <text:changed-region xml:id="ct105553125602192" text:id="ct105553125602192">
          <text:insertion>
            <office:change-info>
              <dc:creator>Unknown Author</dc:creator>
              <dc:date>2022-03-10T11:28:24</dc:date>
            </office:change-info>
          </text:insertion>
        </text:changed-region>
        <text:changed-region xml:id="ct105553125602432" text:id="ct105553125602432">
          <text:insertion>
            <office:change-info>
              <dc:creator>Unknown Author</dc:creator>
              <dc:date>2022-03-10T11:29:08</dc:date>
            </office:change-info>
          </text:insertion>
        </text:changed-region>
        <text:changed-region xml:id="ct105553125602672" text:id="ct105553125602672">
          <text:deletion>
            <office:change-info>
              <dc:creator>Unknown Author</dc:creator>
              <dc:date>2022-03-10T11:29:45</dc:date>
            </office:change-info>
            <text:p text:style-name="P744">for example</text:p>
          </text:deletion>
        </text:changed-region>
        <text:changed-region xml:id="ct105553125602912" text:id="ct105553125602912">
          <text:insertion>
            <office:change-info>
              <dc:creator>Unknown Author</dc:creator>
              <dc:date>2022-03-10T11:29:45</dc:date>
            </office:change-info>
          </text:insertion>
        </text:changed-region>
        <text:changed-region xml:id="ct105553125603392" text:id="ct105553125603392">
          <text:insertion>
            <office:change-info>
              <dc:creator>Unknown Author</dc:creator>
              <dc:date>2022-03-10T11:31:15</dc:date>
            </office:change-info>
          </text:insertion>
        </text:changed-region>
        <text:changed-region xml:id="ct105553125603152" text:id="ct105553125603152">
          <text:deletion>
            <office:change-info>
              <dc:creator>Unknown Author</dc:creator>
              <dc:date>2022-03-10T11:30:35</dc:date>
            </office:change-info>
            <text:p text:style-name="P745">MDNs.</text:p>
          </text:deletion>
        </text:changed-region>
        <text:changed-region xml:id="ct105553125603632" text:id="ct105553125603632">
          <text:insertion>
            <office:change-info>
              <dc:creator>Unknown Author</dc:creator>
              <dc:date>2022-03-10T11:31:15</dc:date>
            </office:change-info>
          </text:insertion>
        </text:changed-region>
        <text:changed-region xml:id="ct105553125603872" text:id="ct105553125603872">
          <text:insertion>
            <office:change-info>
              <dc:creator>Unknown Author</dc:creator>
              <dc:date>2022-03-10T11:32:10</dc:date>
            </office:change-info>
          </text:insertion>
        </text:changed-region>
        <text:changed-region xml:id="ct105553125604832" text:id="ct105553125604832">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OpenAS2 Server Application</text:p>
      <text:p text:style-name="P1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8"><text:a xlink:type="simple" xlink:href="#__RefHeading__312_428440488" text:style-name="Index_20_Link" text:visited-style-name="Index_20_Link">1. <text:s/>Introduction<text:tab/>3</text:a></text:p>
          <text:p text:style-name="P618"><text:a xlink:type="simple" xlink:href="#__RefHeading__1404_428440488" text:style-name="Index_20_Link" text:visited-style-name="Index_20_Link">2. <text:s/>Glossary<text:tab/>4</text:a></text:p>
          <text:p text:style-name="P618"><text:a xlink:type="simple" xlink:href="#__RefHeading___Toc16936_1028802410" text:style-name="Index_20_Link" text:visited-style-name="Index_20_Link">3. <text:s/>Basic Functional Overview<text:tab/>4</text:a></text:p>
          <text:p text:style-name="P618"><text:a xlink:type="simple" xlink:href="#__RefHeading__314_428440488" text:style-name="Index_20_Link" text:visited-style-name="Index_20_Link">4. <text:s/>Installing OpenAS2<text:tab/>5</text:a></text:p>
          <text:p text:style-name="P619"><text:a xlink:type="simple" xlink:href="#__RefHeading___Toc4725_956961535" text:style-name="Index_20_Link" text:visited-style-name="Index_20_Link">4.1. <text:s/>System Requirements<text:tab/>5</text:a></text:p>
          <text:p text:style-name="P619"><text:a xlink:type="simple" xlink:href="#__RefHeading___Toc4727_956961535" text:style-name="Index_20_Link" text:visited-style-name="Index_20_Link">4.2. <text:s/>Installing Application<text:tab/>5</text:a></text:p>
          <text:p text:style-name="P619"><text:a xlink:type="simple" xlink:href="#__RefHeading___Toc4729_956961535" text:style-name="Index_20_Link" text:visited-style-name="Index_20_Link">4.3. <text:s/>Tuning Java<text:tab/>6</text:a></text:p>
          <text:p text:style-name="P618"><text:a xlink:type="simple" xlink:href="#__RefHeading__836_428440488" text:style-name="Index_20_Link" text:visited-style-name="Index_20_Link">5. <text:s/>Configuration Overview<text:tab/>7</text:a></text:p>
          <text:p text:style-name="P619"><text:a xlink:type="simple" xlink:href="#__RefHeading___Toc12094_1602718835" text:style-name="Index_20_Link" text:visited-style-name="Index_20_Link">5.1. <text:s/>Key Configuration Concepts<text:tab/>7</text:a></text:p>
          <text:p text:style-name="P619"><text:a xlink:type="simple" xlink:href="#__RefHeading___Toc12096_1602718835" text:style-name="Index_20_Link" text:visited-style-name="Index_20_Link">5.2. <text:s/>Dynamic Configuration Changes<text:tab/>7</text:a></text:p>
          <text:p text:style-name="P619"><text:a xlink:type="simple" xlink:href="#__RefHeading___Toc7095_2287571052" text:style-name="Index_20_Link" text:visited-style-name="Index_20_Link">5.3. <text:s/>“home” Configuration Parameter<text:tab/>8</text:a></text:p>
          <text:p text:style-name="P619"><text:a xlink:type="simple" xlink:href="#__RefHeading___Toc13788_3876615990" text:style-name="Index_20_Link" text:visited-style-name="Index_20_Link">5.4. <text:s/>Passing In Configuration Values<text:tab/>8</text:a></text:p>
          <text:p text:style-name="P620"><text:a xlink:type="simple" xlink:href="#__RefHeading___Toc13790_3876615990" text:style-name="Index_20_Link" text:visited-style-name="Index_20_Link">5.4.1. <text:s/>Environment Variables<text:tab/>8</text:a></text:p>
          <text:p text:style-name="P620"><text:a xlink:type="simple" xlink:href="#__RefHeading___Toc13792_3876615990" text:style-name="Index_20_Link" text:visited-style-name="Index_20_Link">5.4.2. <text:s/>System Properties<text:tab/>8</text:a></text:p>
          <text:p text:style-name="P618"><text:a xlink:type="simple" xlink:href="#__RefHeading__849_428440488" text:style-name="Index_20_Link" text:visited-style-name="Index_20_Link">6. <text:s/>Application Configuration<text:tab/>9</text:a></text:p>
          <text:p text:style-name="P619"><text:a xlink:type="simple" xlink:href="#__RefHeading___Toc12098_1602718835" text:style-name="Index_20_Link" text:visited-style-name="Index_20_Link">6.1. <text:s/>System Level Properties<text:tab/>10</text:a></text:p>
          <text:p text:style-name="P619"><text:a xlink:type="simple" xlink:href="#__RefHeading___Toc10522_3464075540" text:style-name="Index_20_Link" text:visited-style-name="Index_20_Link">6.2. <text:s/>Sending Files<text:tab/>11</text:a></text:p>
          <text:p text:style-name="P620"><text:a xlink:type="simple" xlink:href="#__RefHeading___Toc10524_34640755401" text:style-name="Index_20_Link" text:visited-style-name="Index_20_Link">6.2.1. <text:s/>Directory Polling Configuration Attributes<text:tab/>12</text:a></text:p>
          <text:p text:style-name="P620"><text:a xlink:type="simple" xlink:href="#__RefHeading___Toc10524_3464075540" text:style-name="Index_20_Link" text:visited-style-name="Index_20_Link">6.2.2. <text:s/>Generic Send Directory Poller<text:tab/>13</text:a></text:p>
          <text:p text:style-name="P620"><text:a xlink:type="simple" xlink:href="#__RefHeading___Toc10526_34640755402" text:style-name="Index_20_Link" text:visited-style-name="Index_20_Link">6.2.3. <text:s/>Partnerships XML Defined Directory Poller<text:tab/>13</text:a></text:p>
          <text:p text:style-name="P620"><text:a xlink:type="simple" xlink:href="#__RefHeading___Toc19135_1581896035" text:style-name="Index_20_Link" text:visited-style-name="Index_20_Link">6.2.4. <text:s/>Config XML Defined Directory Poller<text:tab/>14</text:a></text:p>
          <text:p text:style-name="P620"><text:a xlink:type="simple" xlink:href="#__RefHeading___Toc16386_3404463144" text:style-name="Index_20_Link" text:visited-style-name="Index_20_Link">6.2.5. <text:s/>Restricting Directory Files By Extension Or Name<text:tab/>15</text:a></text:p>
          <text:p text:style-name="P620"><text:a xlink:type="simple" xlink:href="#__RefHeading___Toc16386_34044631441" text:style-name="Index_20_Link" text:visited-style-name="Index_20_Link">6.2.6. <text:s/>Auto Splitting Large Files<text:tab/>15</text:a></text:p>
          <text:p text:style-name="P619"><text:a xlink:type="simple" xlink:href="#__RefHeading___Toc13065_3077181016" text:style-name="Index_20_Link" text:visited-style-name="Index_20_Link">6.3. <text:s/>Receiving Files<text:tab/>16</text:a></text:p>
          <text:p text:style-name="P620"><text:a xlink:type="simple" xlink:href="#__RefHeading___Toc16916_3404463144" text:style-name="Index_20_Link" text:visited-style-name="Index_20_Link">6.3.1. <text:s/>Overriding Storage Location Per Partnership<text:tab/>16</text:a></text:p>
          <text:p text:style-name="P620"><text:a xlink:type="simple" xlink:href="#__RefHeading___Toc16918_3404463144" text:style-name="Index_20_Link" text:visited-style-name="Index_20_Link">6.3.2. <text:s/>Providing Default File Name<text:tab/>17</text:a></text:p>
          <text:p text:style-name="P619"><text:a xlink:type="simple" xlink:href="#__RefHeading___Toc5987_46039121" text:style-name="Index_20_Link" text:visited-style-name="Index_20_Link">6.4. <text:s/>AS2 Message Tracking<text:tab/>17</text:a></text:p>
          <text:p text:style-name="P619"><text:a xlink:type="simple" xlink:href="#__RefHeading__10009_839132087" text:style-name="Index_20_Link" text:visited-style-name="Index_20_Link">6.5. <text:s/>Overriding Certificate Store Password<text:tab/>19</text:a></text:p>
          <text:p text:style-name="P619"><text:a xlink:type="simple" xlink:href="#__RefHeading___Toc2706_906183738" text:style-name="Index_20_Link" text:visited-style-name="Index_20_Link">6.6. <text:s/>Resend Retry Configuration<text:tab/>19</text:a></text:p>
          <text:p text:style-name="P619"><text:a xlink:type="simple" xlink:href="#__RefHeading___Toc14498_695518343" text:style-name="Index_20_Link" text:visited-style-name="Index_20_Link">6.7. <text:s/>Asynchronous MDN Response Wait Time<text:tab/>20</text:a></text:p>
          <text:p text:style-name="P619"><text:a xlink:type="simple" xlink:href="#__RefHeading___Toc5278_961763789" text:style-name="Index_20_Link" text:visited-style-name="Index_20_Link">6.8. <text:s/>File Name Parsing<text:tab/>20</text:a></text:p>
          <text:p text:style-name="P619"><text:a xlink:type="simple" xlink:href="#__RefHeading___Toc5867_265005647" text:style-name="Index_20_Link" text:visited-style-name="Index_20_Link">6.9. <text:s/>Using A Proxy Server<text:tab/>21</text:a></text:p>
          <text:p text:style-name="P619"><text:a xlink:type="simple" xlink:href="#__RefHeading___Toc6898_1876499903" text:style-name="Index_20_Link" text:visited-style-name="Index_20_Link">6.10. <text:s/>Health Check For High Availability Deployment<text:tab/>22</text:a></text:p>
          <text:p text:style-name="P620"><text:a xlink:type="simple" xlink:href="#__RefHeading___Toc7610_1325209677" text:style-name="Index_20_Link" text:visited-style-name="Index_20_Link">6.10.1. <text:s/>Healthcheck URI On Existing AS2 Listener<text:tab/>22</text:a></text:p>
          <text:p text:style-name="P620"><text:a xlink:type="simple" xlink:href="#__RefHeading___Toc7612_1325209677" text:style-name="Index_20_Link" text:visited-style-name="Index_20_Link">6.10.2. <text:s/>Dedicated Healthcheck Module<text:tab/>22</text:a></text:p>
          <text:p text:style-name="P620"><text:a xlink:type="simple" xlink:href="#__RefHeading___Toc7614_1325209677" text:style-name="Index_20_Link" text:visited-style-name="Index_20_Link">6.10.3. <text:s/>HTTP User Agent Header<text:tab/>23</text:a></text:p>
          <text:p text:style-name="P618"><text:a xlink:type="simple" xlink:href="#__RefHeading__851_428440488" text:style-name="Index_20_Link" text:visited-style-name="Index_20_Link">7. <text:s/>Partner Configuration<text:tab/>23</text:a></text:p>
          <text:p text:style-name="P619"><text:a xlink:type="simple" xlink:href="#__RefHeading__1406_428440488" text:style-name="Index_20_Link" text:visited-style-name="Index_20_Link">7.1. <text:s/>Partner Definition<text:tab/>23</text:a></text:p>
          <text:p text:style-name="P619"><text:a xlink:type="simple" xlink:href="#__RefHeading__1408_428440488" text:style-name="Index_20_Link" text:visited-style-name="Index_20_Link">7.2. <text:s/>Partnership Definition<text:tab/>24</text:a></text:p>
          <text:p text:style-name="P620"><text:a xlink:type="simple" xlink:href="#__RefHeading___Toc6279_251630543" text:style-name="Index_20_Link" text:visited-style-name="Index_20_Link">7.2.1. <text:s/>Signing<text:tab/>25</text:a></text:p>
          <text:p text:style-name="P620"><text:a xlink:type="simple" xlink:href="#__RefHeading___Toc6281_251630543" text:style-name="Index_20_Link" text:visited-style-name="Index_20_Link">7.2.2. <text:s/>Encryption<text:tab/>25</text:a></text:p>
          <text:p text:style-name="P620"><text:a xlink:type="simple" xlink:href="#__RefHeading___Toc7454_1325209677" text:style-name="Index_20_Link" text:visited-style-name="Index_20_Link">7.2.3. <text:s/>MDN MIC Algorithm<text:tab/>25</text:a></text:p>
          <text:p text:style-name="P620"><text:a xlink:type="simple" xlink:href="#__RefHeading___Toc20819_497624433" text:style-name="Index_20_Link" text:visited-style-name="Index_20_Link">7.2.4. <text:s/>Reject Unsigned Messages<text:tab/>25</text:a></text:p>
          <text:p text:style-name="P620"><text:a xlink:type="simple" xlink:href="#__RefHeading___Toc13428_2542673140" text:style-name="Index_20_Link" text:visited-style-name="Index_20_Link">7.2.5. <text:s/>Dynamic AS2 Url Configuration<text:tab/>26</text:a></text:p>
          <text:p text:style-name="P619"><text:a xlink:type="simple" xlink:href="#__RefHeading___Toc11957_349728197" text:style-name="Index_20_Link" text:visited-style-name="Index_20_Link"><text:soft-page-break/>7.3. <text:s/>Example Multi-Partner Configuration<text:tab/>27</text:a></text:p>
          <text:p text:style-name="P619"><text:a xlink:type="simple" xlink:href="#__RefHeading___Toc5280_961763789" text:style-name="Index_20_Link" text:visited-style-name="Index_20_Link">7.4. <text:s/>Configuring the AS2 Message ID<text:tab/>29</text:a></text:p>
          <text:p text:style-name="P619"><text:a xlink:type="simple" xlink:href="#__RefHeading___Toc14452_4105406921" text:style-name="Index_20_Link" text:visited-style-name="Index_20_Link">7.5. <text:s/>Content Type<text:tab/>30</text:a></text:p>
          <text:p text:style-name="P619"><text:a xlink:type="simple" xlink:href="#__RefHeading___Toc7616_1325209677" text:style-name="Index_20_Link" text:visited-style-name="Index_20_Link">7.6. <text:s/>Content Transfer Encoding<text:tab/>30</text:a></text:p>
          <text:p text:style-name="P619"><text:a xlink:type="simple" xlink:href="#__RefHeading___Toc2803_1980047770" text:style-name="Index_20_Link" text:visited-style-name="Index_20_Link">7.7. <text:s/>Supported Encoding Algorithms<text:tab/>30</text:a></text:p>
          <text:p text:style-name="P619"><text:a xlink:type="simple" xlink:href="#__RefHeading__5129_428440488" text:style-name="Index_20_Link" text:visited-style-name="Index_20_Link">7.8. <text:s/>Message Compression<text:tab/>31</text:a></text:p>
          <text:p text:style-name="P619"><text:a xlink:type="simple" xlink:href="#__RefHeading___Toc3421_1718686002" text:style-name="Index_20_Link" text:visited-style-name="Index_20_Link">7.9. <text:s/>Custom Mime Headers<text:tab/>31</text:a></text:p>
          <text:p text:style-name="P620"><text:a xlink:type="simple" xlink:href="#__RefHeading___Toc3423_1718686002" text:style-name="Index_20_Link" text:visited-style-name="Index_20_Link">7.9.1. <text:s/>Static Header Values<text:tab/>31</text:a></text:p>
          <text:p text:style-name="P620"><text:a xlink:type="simple" xlink:href="#__RefHeading___Toc3425_1718686002" text:style-name="Index_20_Link" text:visited-style-name="Index_20_Link">7.9.2. <text:s/><text:span text:style-name="T165">Dynamic Header Values </text:span><text:span text:style-name="T165">From File Name</text:span><text:tab/>31</text:a></text:p>
          <text:p text:style-name="P621"><text:a xlink:type="simple" xlink:href="#__RefHeading___Toc4817_1644467721" text:style-name="Index_20_Link" text:visited-style-name="Index_20_Link">Delimiter Mode<text:tab/>32</text:a></text:p>
          <text:p text:style-name="P621"><text:a xlink:type="simple" xlink:href="#__RefHeading___Toc4819_1644467721" text:style-name="Index_20_Link" text:visited-style-name="Index_20_Link">Regular Expression Mode<text:tab/>32</text:a></text:p>
          <text:p text:style-name="P620"><text:a xlink:type="simple" xlink:href="#__RefHeading___Toc3427_1718686002" text:style-name="Index_20_Link" text:visited-style-name="Index_20_Link">7.9.3. <text:s/>Adding Custom Headers To HTTP<text:tab/>33</text:a></text:p>
          <text:p text:style-name="P619"><text:a xlink:type="simple" xlink:href="#__RefHeading___Toc4777_1644467721" text:style-name="Index_20_Link" text:visited-style-name="Index_20_Link">7.10. <text:s/>Setting Dynamic Attributes From File Name<text:tab/>33</text:a></text:p>
          <text:p text:style-name="P619"><text:a xlink:type="simple" xlink:href="#__RefHeading___Toc10588_2095556744" text:style-name="Index_20_Link" text:visited-style-name="Index_20_Link">7.11. <text:s/>HTTP Authentication<text:tab/>34</text:a></text:p>
          <text:p text:style-name="P618"><text:a xlink:type="simple" xlink:href="#__RefHeading__857_428440488" text:style-name="Index_20_Link" text:visited-style-name="Index_20_Link">8. <text:s/>AS2 Certificate Configuration<text:tab/>34</text:a></text:p>
          <text:p text:style-name="P619"><text:a xlink:type="simple" xlink:href="#__RefHeading___Toc23879_16027188351" text:style-name="Index_20_Link" text:visited-style-name="Index_20_Link">8.1. <text:s/>Certificate Usage Overview<text:tab/>34</text:a></text:p>
          <text:p text:style-name="P619"><text:a xlink:type="simple" xlink:href="#__RefHeading___Toc23879_1602718835" text:style-name="Index_20_Link" text:visited-style-name="Index_20_Link">8.2. <text:s/>Certificate Keystore Configuration<text:tab/>36</text:a></text:p>
          <text:p text:style-name="P619"><text:a xlink:type="simple" xlink:href="#__RefHeading___Toc23881_1602718835" text:style-name="Index_20_Link" text:visited-style-name="Index_20_Link">8.3. <text:s/>Managing Certificate Keystore<text:tab/>37</text:a></text:p>
          <text:p text:style-name="P619"><text:a xlink:type="simple" xlink:href="#__RefHeading___Toc20317_1139753342" text:style-name="Index_20_Link" text:visited-style-name="Index_20_Link">8.4. <text:s/>My Certificates<text:tab/>37</text:a></text:p>
          <text:p text:style-name="P620"><text:a xlink:type="simple" xlink:href="#__RefHeading___Toc5135_44288151" text:style-name="Index_20_Link" text:visited-style-name="Index_20_Link">8.4.1. <text:s/>Creating Certificates<text:tab/>38</text:a></text:p>
          <text:p text:style-name="P620"><text:a xlink:type="simple" xlink:href="#__RefHeading___Toc20319_1139753342" text:style-name="Index_20_Link" text:visited-style-name="Index_20_Link">8.4.2. <text:s/>Creating Public Key For Sending To Partner<text:tab/>38</text:a></text:p>
          <text:p text:style-name="P620"><text:a xlink:type="simple" xlink:href="#__RefHeading___Toc23883_1602718835" text:style-name="Index_20_Link" text:visited-style-name="Index_20_Link">8.4.3. <text:s/>Importing Into OpenAS2 Keystore<text:tab/>38</text:a></text:p>
          <text:p text:style-name="P620"><text:a xlink:type="simple" xlink:href="#__RefHeading___Toc5137_44288151" text:style-name="Index_20_Link" text:visited-style-name="Index_20_Link">8.4.4. <text:s/>Supporting Multiple Certificates<text:tab/>39</text:a></text:p>
          <text:p text:style-name="P620"><text:a xlink:type="simple" xlink:href="#__RefHeading___Toc21182_497624433" text:style-name="Index_20_Link" text:visited-style-name="Index_20_Link">8.4.5. <text:s/>Overlapping Old And New Certificates When Changing<text:tab/>40</text:a></text:p>
          <text:p text:style-name="P619"><text:a xlink:type="simple" xlink:href="#__RefHeading___Toc20321_1139753342" text:style-name="Index_20_Link" text:visited-style-name="Index_20_Link">8.5. <text:s/>Partner Certificates<text:tab/>40</text:a></text:p>
          <text:p text:style-name="P620"><text:a xlink:type="simple" xlink:href="#__RefHeading___Toc24315_1602718835" text:style-name="Index_20_Link" text:visited-style-name="Index_20_Link">8.5.1. <text:s/>Replacing Existing Public Keys<text:tab/>40</text:a></text:p>
          <text:p text:style-name="P620"><text:a xlink:type="simple" xlink:href="#__RefHeading___Toc24317_1602718835" text:style-name="Index_20_Link" text:visited-style-name="Index_20_Link">8.5.2. <text:s/>Importing Public Keys<text:tab/>41</text:a></text:p>
          <text:p text:style-name="P620"><text:a xlink:type="simple" xlink:href="#__RefHeading___Toc24319_1602718835" text:style-name="Index_20_Link" text:visited-style-name="Index_20_Link">8.5.3. <text:s/>Shell Scripts For Certificate Management<text:tab/>41</text:a></text:p>
          <text:p text:style-name="P619"><text:a xlink:type="simple" xlink:href="#__RefHeading___Toc23885_1602718835" text:style-name="Index_20_Link" text:visited-style-name="Index_20_Link">8.6. <text:s/>Possible Issues With Older Certificates<text:tab/>41</text:a></text:p>
          <text:p text:style-name="P619"><text:a xlink:type="simple" xlink:href="#__RefHeading___Toc24321_1602718835" text:style-name="Index_20_Link" text:visited-style-name="Index_20_Link">8.7. <text:s/>Suggested Steps For Certificate Setup<text:tab/>41</text:a></text:p>
          <text:p text:style-name="P620"><text:a xlink:type="simple" xlink:href="#__RefHeading___Toc24323_1602718835" text:style-name="Index_20_Link" text:visited-style-name="Index_20_Link">8.7.1. <text:s/>My Certificates<text:tab/>42</text:a></text:p>
          <text:p text:style-name="P620"><text:a xlink:type="simple" xlink:href="#__RefHeading___Toc24325_1602718835" text:style-name="Index_20_Link" text:visited-style-name="Index_20_Link">8.7.2. <text:s/>Partner Certificates<text:tab/>43</text:a></text:p>
          <text:p text:style-name="P618"><text:a xlink:type="simple" xlink:href="#__RefHeading__868_428440488" text:style-name="Index_20_Link" text:visited-style-name="Index_20_Link">9. <text:s/>Logging System<text:tab/>43</text:a></text:p>
          <text:p text:style-name="P619"><text:a xlink:type="simple" xlink:href="#__RefHeading___Toc6577_251630543" text:style-name="Index_20_Link" text:visited-style-name="Index_20_Link">9.1. <text:s/>Log Output Targets<text:tab/>43</text:a></text:p>
          <text:p text:style-name="P620"><text:a xlink:type="simple" xlink:href="#__RefHeading___Toc6579_251630543" text:style-name="Index_20_Link" text:visited-style-name="Index_20_Link">9.1.1. <text:s/>Console Logger<text:tab/>43</text:a></text:p>
          <text:p text:style-name="P620"><text:a xlink:type="simple" xlink:href="#__RefHeading___Toc6581_251630543" text:style-name="Index_20_Link" text:visited-style-name="Index_20_Link">9.1.2. <text:s/>File Logger<text:tab/>44</text:a></text:p>
          <text:p text:style-name="P620"><text:a xlink:type="simple" xlink:href="#__RefHeading___Toc6583_251630543" text:style-name="Index_20_Link" text:visited-style-name="Index_20_Link">9.1.3. <text:s/>Email Logger<text:tab/>44</text:a></text:p>
          <text:p text:style-name="P620"><text:a xlink:type="simple" xlink:href="#__RefHeading___Toc6585_251630543" text:style-name="Index_20_Link" text:visited-style-name="Index_20_Link">9.1.4. <text:s/>Socket Logger<text:tab/>45</text:a></text:p>
          <text:p text:style-name="P620"><text:a xlink:type="simple" xlink:href="#__RefHeading___Toc6587_251630543" text:style-name="Index_20_Link" text:visited-style-name="Index_20_Link">9.1.5. <text:s/>Sentry Logger<text:tab/>45</text:a></text:p>
          <text:p text:style-name="P619"><text:a xlink:type="simple" xlink:href="#__RefHeading___Toc5957_192589941" text:style-name="Index_20_Link" text:visited-style-name="Index_20_Link">9.2. <text:s/>Log Level Configuration<text:tab/>45</text:a></text:p>
          <text:p text:style-name="P619"><text:a xlink:type="simple" xlink:href="#__RefHeading___Toc6201_251630543" text:style-name="Index_20_Link" text:visited-style-name="Index_20_Link">9.3. <text:s/>Log Date Format Configuration<text:tab/>45</text:a></text:p>
          <text:p text:style-name="P619"><text:a xlink:type="simple" xlink:href="#__RefHeading___Toc28560_568040777" text:style-name="Index_20_Link" text:visited-style-name="Index_20_Link">9.4. <text:s/>Suppressing Invalid HTTP Request Message<text:tab/>46</text:a></text:p>
          <text:p text:style-name="P618"><text:a xlink:type="simple" xlink:href="#__RefHeading__2689_807116821" text:style-name="Index_20_Link" text:visited-style-name="Index_20_Link">10. <text:s/>MDN Configuration<text:tab/>46</text:a></text:p>
          <text:p text:style-name="P619"><text:a xlink:type="simple" xlink:href="#__RefHeading__2691_807116821" text:style-name="Index_20_Link" text:visited-style-name="Index_20_Link">10.1. <text:s/>Asynchronous MDN Receiver Configuration<text:tab/>47</text:a></text:p>
          <text:p text:style-name="P619"><text:a xlink:type="simple" xlink:href="#__RefHeading__2693_807116821" text:style-name="Index_20_Link" text:visited-style-name="Index_20_Link">10.2. <text:s/>MDN Sender Configuration<text:tab/>47</text:a></text:p>
          <text:p text:style-name="P618"><text:a xlink:type="simple" xlink:href="#__RefHeading__2695_807116821" text:style-name="Index_20_Link" text:visited-style-name="Index_20_Link">11. <text:s/>SSL Certificates - Configuring HTTPS Transport<text:tab/>47</text:a></text:p>
          <text:p text:style-name="P619"><text:a xlink:type="simple" xlink:href="#__RefHeading___Toc23887_1602718835" text:style-name="Index_20_Link" text:visited-style-name="Index_20_Link">11.1. <text:s/>SSL Certificates<text:tab/>48</text:a></text:p>
          <text:p text:style-name="P619"><text:a xlink:type="simple" xlink:href="#__RefHeading__10058_839132087" text:style-name="Index_20_Link" text:visited-style-name="Index_20_Link">11.2. <text:s/>Inbound Transfers<text:tab/>49</text:a></text:p>
          <text:p text:style-name="P619"><text:a xlink:type="simple" xlink:href="#__RefHeading__10060_839132087" text:style-name="Index_20_Link" text:visited-style-name="Index_20_Link">11.3. <text:s/>Outbound Transfers<text:tab/>49</text:a></text:p>
          <text:p text:style-name="P618"><text:a xlink:type="simple" xlink:href="#__RefHeading__853_428440488" text:style-name="Index_20_Link" text:visited-style-name="Index_20_Link">12. <text:s/>Running OpenAS2<text:tab/>50</text:a></text:p>
          <text:p text:style-name="P619"><text:a xlink:type="simple" xlink:href="#__RefHeading___Toc4497_2145116181" text:style-name="Index_20_Link" text:visited-style-name="Index_20_Link">12.1. <text:s/>Starting OpenAS2<text:tab/>50</text:a></text:p>
          <text:p text:style-name="P619"><text:a xlink:type="simple" xlink:href="#__RefHeading___Toc4503_2145116181" text:style-name="Index_20_Link" text:visited-style-name="Index_20_Link">12.2. <text:s/>Command Entry<text:tab/>52</text:a></text:p>
          <text:p text:style-name="P619"><text:a xlink:type="simple" xlink:href="#__RefHeading___Toc4945_29068426" text:style-name="Index_20_Link" text:visited-style-name="Index_20_Link"><text:soft-page-break/>12.3. <text:s/>Automated Launching As UNIX Daemon<text:tab/>53</text:a></text:p>
          <text:p text:style-name="P620"><text:a xlink:type="simple" xlink:href="#__RefHeading___Toc5278_1106674864" text:style-name="Index_20_Link" text:visited-style-name="Index_20_Link">12.3.1. <text:s/>INIT.D Service<text:tab/>53</text:a></text:p>
          <text:p text:style-name="P620"><text:a xlink:type="simple" xlink:href="#__RefHeading___Toc5280_1106674864" text:style-name="Index_20_Link" text:visited-style-name="Index_20_Link">12.3.2. <text:s/>SYSTEMD Service<text:tab/>54</text:a></text:p>
          <text:p text:style-name="P619"><text:a xlink:type="simple" xlink:href="#__RefHeading___Toc8049_2542679005" text:style-name="Index_20_Link" text:visited-style-name="Index_20_Link">12.4. <text:s/>Windows Service Management<text:tab/>54</text:a></text:p>
          <text:p text:style-name="P620"><text:a xlink:type="simple" xlink:href="#__RefHeading___Toc8660_3282453684" text:style-name="Index_20_Link" text:visited-style-name="Index_20_Link">12.4.1. <text:s/>Installing Service<text:tab/>54</text:a></text:p>
          <text:p text:style-name="P620"><text:a xlink:type="simple" xlink:href="#__RefHeading___Toc8662_3282453684" text:style-name="Index_20_Link" text:visited-style-name="Index_20_Link">12.4.2. <text:s/>Removing Service<text:tab/>55</text:a></text:p>
          <text:p text:style-name="P620"><text:a xlink:type="simple" xlink:href="#__RefHeading___Toc8664_3282453684" text:style-name="Index_20_Link" text:visited-style-name="Index_20_Link">12.4.3. <text:s/>Troubleshooting Windows Service<text:tab/>55</text:a></text:p>
          <text:p text:style-name="P618"><text:a xlink:type="simple" xlink:href="#__RefHeading__1410_428440488" text:style-name="Index_20_Link" text:visited-style-name="Index_20_Link">13. <text:s/>Testing OpenAS2 Transfers<text:tab/>56</text:a></text:p>
          <text:p text:style-name="P619"><text:a xlink:type="simple" xlink:href="#__RefHeading___Toc12236_1602718835" text:style-name="Index_20_Link" text:visited-style-name="Index_20_Link">13.1. <text:s/>Single Instance Testing<text:tab/>56</text:a></text:p>
          <text:p text:style-name="P619"><text:a xlink:type="simple" xlink:href="#__RefHeading___Toc12238_1602718835" text:style-name="Index_20_Link" text:visited-style-name="Index_20_Link">13.2. <text:s/>Multiple Instance Testing<text:tab/>57</text:a></text:p>
          <text:p text:style-name="P619"><text:a xlink:type="simple" xlink:href="#__RefHeading__10011_839132087" text:style-name="Index_20_Link" text:visited-style-name="Index_20_Link">13.3. <text:s/>Using HTTPS Transport<text:tab/>57</text:a></text:p>
          <text:p text:style-name="P618"><text:a xlink:type="simple" xlink:href="#__RefHeading___Toc2946_573125491" text:style-name="Index_20_Link" text:visited-style-name="Index_20_Link">14. <text:s/>Troubleshooting OpenAS2<text:tab/>57</text:a></text:p>
          <text:p text:style-name="P619"><text:a xlink:type="simple" xlink:href="#__RefHeading___Toc2948_573125491" text:style-name="Index_20_Link" text:visited-style-name="Index_20_Link">14.1. <text:s/>Canonicalization For MIC Algorithm<text:tab/>58</text:a></text:p>
          <text:p text:style-name="P619"><text:a xlink:type="simple" xlink:href="#__RefHeading___Toc2950_573125491" text:style-name="Index_20_Link" text:visited-style-name="Index_20_Link">14.2. <text:s/>Binary Encoding<text:tab/>59</text:a></text:p>
          <text:p text:style-name="P619"><text:a xlink:type="simple" xlink:href="#__RefHeading___Toc9717_1522890752" text:style-name="Index_20_Link" text:visited-style-name="Index_20_Link">14.3. <text:s/>HTTP Restricted Headers<text:tab/>59</text:a></text:p>
          <text:p text:style-name="P619"><text:a xlink:type="simple" xlink:href="#__RefHeading___Toc3148_1718686002" text:style-name="Index_20_Link" text:visited-style-name="Index_20_Link">14.4. <text:s/>CMS Algorithm Protection<text:tab/>59</text:a></text:p>
          <text:p text:style-name="P619"><text:a xlink:type="simple" xlink:href="#__RefHeading___Toc8051_1250320161" text:style-name="Index_20_Link" text:visited-style-name="Index_20_Link">14.5. <text:s/>Content Length Versus Chunked<text:tab/>60</text:a></text:p>
          <text:p text:style-name="P619"><text:a xlink:type="simple" xlink:href="#__RefHeading___Toc10258_1653414910" text:style-name="Index_20_Link" text:visited-style-name="Index_20_Link">14.6. <text:s/>SSL Certificate Exceptions<text:tab/>60</text:a></text:p>
          <text:p text:style-name="P619"><text:a xlink:type="simple" xlink:href="#__RefHeading___Toc3150_1718686002" text:style-name="Index_20_Link" text:visited-style-name="Index_20_Link">14.7. <text:s/>Java Versions Prior To 1.7<text:tab/>62</text:a></text:p>
          <text:p text:style-name="P619"><text:a xlink:type="simple" xlink:href="#__RefHeading___Toc3440_1718686002" text:style-name="Index_20_Link" text:visited-style-name="Index_20_Link">14.8. <text:s/>Mime Body Part Logging<text:tab/>62</text:a></text:p>
          <text:p text:style-name="P619"><text:a xlink:type="simple" xlink:href="#__RefHeading___Toc4844_1644467721" text:style-name="Index_20_Link" text:visited-style-name="Index_20_Link">14.9. <text:s/>TLSv1.2<text:tab/>62</text:a></text:p>
          <text:p text:style-name="P619"><text:a xlink:type="simple" xlink:href="#__RefHeading___Toc6192_2000164280" text:style-name="Index_20_Link" text:visited-style-name="Index_20_Link">14.10. <text:s/>HTTP Read Timeout Errors<text:tab/>62</text:a></text:p>
          <text:p text:style-name="P619"><text:a xlink:type="simple" xlink:href="#__RefHeading___Toc6266_1592440588" text:style-name="Index_20_Link" text:visited-style-name="Index_20_Link">14.11. <text:s/>Out Of Memory And File Size Issues<text:tab/>63</text:a></text:p>
          <text:p text:style-name="P619"><text:a xlink:type="simple" xlink:href="#__RefHeading___Toc6268_1592440588" text:style-name="Index_20_Link" text:visited-style-name="Index_20_Link">14.12. <text:s/>File System Issues<text:tab/>63</text:a></text:p>
          <text:p text:style-name="P619"><text:a xlink:type="simple" xlink:href="#__RefHeading___Toc7618_1325209677" text:style-name="Index_20_Link" text:visited-style-name="Index_20_Link">14.13. <text:s/>Header Folding<text:tab/>63</text:a></text:p>
          <text:p text:style-name="P618"><text:a xlink:type="simple" xlink:href="#__RefHeading___Toc5063_1522890752" text:style-name="Index_20_Link" text:visited-style-name="Index_20_Link">15. <text:s/>Partner AS2 Compatibility Settings<text:tab/>64</text:a></text:p>
          <text:p text:style-name="P618"><text:a xlink:type="simple" xlink:href="#__RefHeading__855_428440488" text:style-name="Index_20_Link" text:visited-style-name="Index_20_Link">16. <text:s/>Remote Control<text:tab/>64</text:a></text:p>
          <text:p text:style-name="P619"><text:a xlink:type="simple" xlink:href="#__RefHeading___Toc25561_4263463642" text:style-name="Index_20_Link" text:visited-style-name="Index_20_Link">16.1. <text:s/>Socket Command Processor<text:tab/>65</text:a></text:p>
          <text:p text:style-name="P620"><text:a xlink:type="simple" xlink:href="#__RefHeading___Toc18182_4015661561" text:style-name="Index_20_Link" text:visited-style-name="Index_20_Link">16.1.1. <text:s/>Server Side Configuration<text:tab/>65</text:a></text:p>
          <text:p text:style-name="P620"><text:a xlink:type="simple" xlink:href="#__RefHeading___Toc25563_4263463642" text:style-name="Index_20_Link" text:visited-style-name="Index_20_Link">16.1.2. <text:s/>Client Side Configuration<text:tab/>66</text:a></text:p>
          <text:p text:style-name="P620"><text:a xlink:type="simple" xlink:href="#__RefHeading___Toc25565_4263463642" text:style-name="Index_20_Link" text:visited-style-name="Index_20_Link">16.1.3. <text:s/>Running on deployed server<text:tab/>66</text:a></text:p>
          <text:p text:style-name="P620"><text:a xlink:type="simple" xlink:href="#__RefHeading___Toc25567_4263463642" text:style-name="Index_20_Link" text:visited-style-name="Index_20_Link">16.1.4. <text:s/>Running on a separate server<text:tab/>66</text:a></text:p>
          <text:p text:style-name="P620"><text:a xlink:type="simple" xlink:href="#__RefHeading___Toc25655_4263463642" text:style-name="Index_20_Link" text:visited-style-name="Index_20_Link">16.1.5. <text:s/>Commands<text:tab/>67</text:a></text:p>
          <text:p text:style-name="P619"><text:a xlink:type="simple" xlink:href="#__RefHeading___Toc18184_4015661561" text:style-name="Index_20_Link" text:visited-style-name="Index_20_Link">16.2. <text:s/>REST API Command Processor<text:tab/>67</text:a></text:p>
          <text:p text:style-name="P620"><text:a xlink:type="simple" xlink:href="#__RefHeading___Toc18186_4015661561" text:style-name="Index_20_Link" text:visited-style-name="Index_20_Link">16.2.1. <text:s/>Server Side Configuration<text:tab/>67</text:a></text:p>
          <text:p text:style-name="P620"><text:a xlink:type="simple" xlink:href="#__RefHeading___Toc18188_4015661561" text:style-name="Index_20_Link" text:visited-style-name="Index_20_Link">16.2.2. <text:s/>Using the REST API<text:tab/>68</text:a></text:p>
          <text:p text:style-name="P618"><text:a xlink:type="simple" xlink:href="#__RefHeading__838_428440488" text:style-name="Index_20_Link" text:visited-style-name="Index_20_Link">17. <text:s/>Dynamic Variables<text:tab/>69</text:a></text:p>
          <text:p text:style-name="P618"><text:a xlink:type="simple" xlink:href="#__RefHeading__842_428440488" text:style-name="Index_20_Link" text:visited-style-name="Index_20_Link">18. <text:s/>Appendix: config.xml file structure<text:tab/>70</text:a></text:p>
          <text:p text:style-name="P618"><text:a xlink:type="simple" xlink:href="#__RefHeading__844_428440488" text:style-name="Index_20_Link" text:visited-style-name="Index_20_Link">19. <text:s/>Appendix: partnership.xml file structure<text:tab/>79</text:a></text:p>
          <text:p text:style-name="P618"><text:a xlink:type="simple" xlink:href="#__RefHeading__846_428440488" text:style-name="Index_20_Link" text:visited-style-name="Index_20_Link">20. <text:s/>Appendix: command.xml file structure<text:tab/>81</text:a></text:p>
          <text:p text:style-name="P618"><text:a xlink:type="simple" xlink:href="#__RefHeading___Toc5989_46039121" text:style-name="Index_20_Link" text:visited-style-name="Index_20_Link">21. <text:s/>Appendix: Updating database structure<text:tab/>82</text:a></text:p>
          <text:p text:style-name="P618"><text:a xlink:type="simple" xlink:href="#__RefHeading___Toc5991_46039121" text:style-name="Index_20_Link" text:visited-style-name="Index_20_Link">22. <text:s/>Appendix: Creating database DDL for external databases<text:tab/>83</text:a></text:p>
          <text:p text:style-name="P618"><text:a xlink:type="simple" xlink:href="#__RefHeading___Toc6158_2000164280" text:style-name="Index_20_Link" text:visited-style-name="Index_20_Link">23. <text:s/>Appendix: Upgrading<text:tab/>84</text:a></text:p>
          <text:p text:style-name="P618"><text:a xlink:type="simple" xlink:href="#__RefHeading___Toc6900_1876499903" text:style-name="Index_20_Link" text:visited-style-name="Index_20_Link">24. <text:s/>Appendix: Clustering and Load Balancing<text:tab/>85</text:a></text:p>
          <text:p text:style-name="P618"><text:a xlink:type="simple" xlink:href="#__RefHeading___Toc6902_1876499903" text:style-name="Index_20_Link" text:visited-style-name="Index_20_Link">25. <text:s/>Appendix: Maven Artifacts<text:tab/>87</text:a></text:p>
        </text:index-body>
      </text:table-of-content>
      <text:p text:style-name="P190"/>
      <text:h text:style-name="Heading_20_1" text:outline-level="1"><text:bookmark-start text:name="__RefHeading__312_428440488"/><text:bookmark text:name="N1005D"/>Introduction<text:bookmark-end text:name="__RefHeading__312_428440488"/></text:h>
      <text:p text:style-name="P202"><text:span text:style-name="T173">The </text:span>OpenAS2 <text:span text:style-name="T173">application </text:span>enables you to transmit and receive AS2 messages with EDI-X12, EDIFACT, XML, or binary payloads between trading partners. <text:span text:style-name="T373">The AS2 implementation conforms </text:span><text:soft-page-break/><text:span text:style-name="T373">with </text:span><text:a xlink:type="simple" xlink:href="http://www.ietf.org/rfc/rfc4130.txt" text:style-name="Internet_20_link" text:visited-style-name="Visited_20_Internet_20_Link"><text:span text:style-name="T373">RFC4130</text:span></text:a><text:span text:style-name="T373"> supporting the 1.1 specification.</text:span></text:p>
      <text:p text:style-name="P317"><text:span text:style-name="T373">This document describes</text:span> how to install, configure and use OpenAS2. <text:span text:style-name="T773">An appendix provides information on upgrade procedures as new versions of the application are released.</text:span></text:p>
      <text:p text:style-name="P321">In this document a partner can be either your own company or a company you will be exchanging data with using AS2.</text:p>
      <text:p text:style-name="P220">The <text:span text:style-name="T375">sample configurations</text:span> in this document are based on Unix type OS but in general the only signif<text:span text:style-name="T374">i</text:span>cant difference is that it may be necessary to use “\” instead of “/” for folder name separators on Windows based machines but because the application is Java it should work fine leaving the “/” for the most part <text:span text:style-name="T174">as Java will do the conversion if necessary</text:span>.</text:p>
      <text:p text:style-name="P252">This document is valid for version <text:span text:style-name="T669">2</text:span>.<text:span text:style-name="T952">11.0</text:span> and up.</text:p>
      <text:h text:style-name="P622" text:outline-level="1"><text:bookmark-start text:name="__RefHeading__1404_428440488"/>Glossary<text:bookmark-end text:name="__RefHeading__1404_428440488"/></text:h>
      <text:p text:style-name="P195">EDI – El<text:span text:style-name="T365">e</text:span>ctronic Data Interchange</text:p>
      <text:p text:style-name="P331"><text:span text:style-name="T364">MDN - </text:span>Message Disposition Notification</text:p>
      <text:p text:style-name="P332">JCE - Java Cryptography Extension</text:p>
      <text:h text:style-name="P623" text:outline-level="1"><text:bookmark-start text:name="__RefHeading___Toc16936_1028802410"/>Basic Functional Overview<text:bookmark-end text:name="__RefHeading___Toc16936_1028802410"/></text:h>
      <text:p text:style-name="P361"><text:span text:style-name="T849">The </text:span>OpenAS2 <text:span text:style-name="T849">application provides the following mechanisms for sending and receiving files with a vanilla deployment:</text:span></text:p>
      <text:list text:style-name="L3">
        <text:list-item>
          <text:p text:style-name="P851">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52">Received files <text:span text:style-name="T850">from partners </text:span>are placed <text:span text:style-name="T873">in a location defined the message storage module. The default configuration for OpenAS2 creates dedicated inbox folders per partnership.<text:line-break/> </text:span>If configured for an MDN response, <text:span text:style-name="T851">the application will automatically send an MDN that is by default signed.</text:span></text:p>
        </text:list-item>
      </text:list>
      <text:p text:style-name="P36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636" text:outline-level="2"><text:bookmark-start text:name="__RefHeading___Toc4725_956961535"/>System Requirements<text:bookmark-end text:name="__RefHeading___Toc4725_956961535"/></text:h>
      <text:p text:style-name="P179">To be able to run the <text:span text:style-name="T28">OpenAS2</text:span>, you will need:</text:p>
      <text:list text:style-name="L4">
        <text:list-item>
          <text:p text:style-name="P853">Java™ installed <text:span text:style-name="T28">on the machine you intend to run the OpenAS2 server on </text:span>– th<text:span text:style-name="T28">is document</text:span> <text:s/>uses Java 1.<text:span text:style-name="T873">7</text:span>.</text:p>
        </text:list-item>
        <text:list-item>
          <text:p text:style-name="P854"><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53">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36" text:outline-level="2"><text:bookmark-start text:name="__RefHeading___Toc4727_956961535"/>Installing Application<text:bookmark-end text:name="__RefHeading___Toc4727_956961535"/></text:h>
      <text:p text:style-name="P196"><text:bookmark-start text:name="__RefHeading__832_428440488"/>The following steps will provide an installed app on a target machine:<text:bookmark-end text:name="__RefHeading__832_428440488"/></text:p>
      <text:list text:style-name="L5">
        <text:list-item>
          <text:p text:style-name="P855">Unzip the downloaded OpenAS2 package into a suitable location, which we will <text:span text:style-name="T754">refer to as</text:span> <text:span text:style-name="Source_20_Text">&lt;install_dir&gt;</text:span>. </text:p>
          <text:p text:style-name="P855"><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57">If on a Unix based system run this command to make shell scripts executable:<text:line-break/><text:span text:style-name="Source_20_Text"><text:span text:style-name="T81">chmod 7</text:span></text:span><text:span text:style-name="Source_20_Text"><text:span text:style-name="T112">55</text:span></text:span><text:span text:style-name="Source_20_Text"><text:span text:style-name="T81"> &lt;install_dir&gt;/bin/*.sh</text:span></text:span></text:p>
        </text:list-item>
        <text:list-item>
          <text:p text:style-name="P856">For the encryption and certificate management to work correctly, you must have the proper JCE policy files installed in your version of Java <text:span text:style-name="T67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59">The file structure will look something like the figure below without the data and logs folders which are created automatically by the server when it starts based on configuration if they do not exist.</text:p>
      <text:p text:style-name="P259"><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37" text:outline-level="2"><text:bookmark-start text:name="__RefHeading___Toc4729_956961535"/><text:span text:style-name="Strong_20_Emphasis"><text:span text:style-name="T671">Tuning Java</text:span></text:span><text:bookmark-end text:name="__RefHeading___Toc4729_956961535"/></text:h>
      <text:p text:style-name="P267"><text:span text:style-name="Strong_20_Emphasis"><text:span text:style-name="T591">The default settings for the Java virtual machine in the startup script </text:span></text:span><text:span text:style-name="Strong_20_Emphasis"><text:span text:style-name="T592">(start_openas2.sh or start_openas2.bat) </text:span></text:span><text:span text:style-name="Strong_20_Emphasis"><text:span text:style-name="T59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change-start text:change-id="ct105553258916880"/></text:p>
      <text:p text:style-name="P997"><text:span text:style-name="Strong_20_Emphasis"><text:span text:style-name="T603">NOTE: See the section on splitting large files will be much more performant for very large files. <text:s/></text:span></text:span><text:change-end text:change-id="ct105553258916880"/></text:p>
      <text:p text:style-name="P267"><text:span text:style-name="Strong_20_Emphasis"><text:span text:style-name="T59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67"><text:span text:style-name="Strong_20_Emphasis"><text:span text:style-name="T59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95">r</text:span></text:span><text:span text:style-name="Strong_20_Emphasis"><text:span text:style-name="T591"> files or busy systems </text:span></text:span><text:span text:style-name="Strong_20_Emphasis"><text:span text:style-name="T593">and for very large files given enough RAM you can set it to 6g or 8g</text:span></text:span><text:span text:style-name="Strong_20_Emphasis"><text:span text:style-name="T591">. </text:span></text:span><text:span text:style-name="Strong_20_Emphasis"><text:span text:style-name="T593">Search for “-Xmx” in the startup script and adjust accordingly.</text:span></text:span></text:p>
      <text:p text:style-name="P268"><text:span text:style-name="Strong_20_Emphasis"><text:span text:style-name="T593">For garbage collection you may want to allocate a more appropriate garbage </text:span></text:span><text:span text:style-name="Strong_20_Emphasis"><text:span text:style-name="T594">collector</text:span></text:span><text:span text:style-name="Strong_20_Emphasis"><text:span text:style-name="T593"> than the default </text:span></text:span><text:span text:style-name="Strong_20_Emphasis"><text:span text:style-name="T594">parallel collector </text:span></text:span><text:span text:style-name="Strong_20_Emphasis"><text:span text:style-name="T593">that </text:span></text:span><text:span text:style-name="Strong_20_Emphasis"><text:span text:style-name="T594">is the default in</text:span></text:span><text:span text:style-name="Strong_20_Emphasis"><text:span text:style-name="T593"> Java. In Java 7 and up, the G1 collector is ideal if </text:span></text:span><text:span text:style-name="Strong_20_Emphasis"><text:span text:style-name="T594">you use large heap space allocation. To enable it add this to the command line parameter:</text:span></text:span></text:p>
      <text:p text:style-name="P268"><text:span text:style-name="Strong_20_Emphasis"><text:span text:style-name="T594"><text:s/>–</text:span></text:span><text:span text:style-name="Strong_20_Emphasis"><text:span text:style-name="T78">XX:+UseG1GC </text:span></text:span><text:span text:style-name="Strong_20_Emphasis"><text:span text:style-name="T593"><text:s/></text:span></text:span></text:p>
      <text:p text:style-name="P305"><text:span text:style-name="Strong_20_Emphasis"><text:span text:style-name="T596">Based on basic internal testing and user feedback, the following are guidelines for setting your heap </text:span></text:span><text:soft-page-break/><text:span text:style-name="Strong_20_Emphasis"><text:span text:style-name="T596">space (Xmx):</text:span></text:span></text:p>
      <text:list text:style-name="L6">
        <text:list-item>
          <text:p text:style-name="P782"><text:span text:style-name="Strong_20_Emphasis"><text:span text:style-name="T589">files up to 50MB – 384m</text:span></text:span></text:p>
        </text:list-item>
        <text:list-item>
          <text:p text:style-name="P782"><text:span text:style-name="Strong_20_Emphasis"><text:span text:style-name="T589">files up to 150MB – 756m</text:span></text:span></text:p>
        </text:list-item>
        <text:list-item>
          <text:p text:style-name="P782"><text:span text:style-name="Strong_20_Emphasis"><text:span text:style-name="T589">files up to 300MB - 2g</text:span></text:span></text:p>
        </text:list-item>
        <text:list-item>
          <text:p text:style-name="P782"><text:span text:style-name="Strong_20_Emphasis"><text:span text:style-name="T589">files up to 500MB – 3g</text:span></text:span></text:p>
        </text:list-item>
        <text:list-item>
          <text:p text:style-name="P782"><text:span text:style-name="Strong_20_Emphasis"><text:span text:style-name="T589">files up to 750MB - 4g</text:span></text:span></text:p>
        </text:list-item>
      </text:list>
      <text:p text:style-name="P268"><text:span text:style-name="Strong_20_Emphasis"><text:span text:style-name="T593"/></text:span></text:p>
      <text:h text:style-name="Heading_20_1" text:outline-level="1"><text:bookmark-start text:name="__RefHeading__836_428440488"/>Configur<text:span text:style-name="T29">ation Overview</text:span><text:bookmark-end text:name="__RefHeading__836_428440488"/></text:h>
      <text:h text:style-name="P638" text:outline-level="2"><text:bookmark-start text:name="__RefHeading___Toc12094_1602718835"/>Key Configuration Concepts<text:bookmark-end text:name="__RefHeading___Toc12094_1602718835"/></text:h>
      <text:p text:style-name="P188">This section explains the details of the configuration files and how they link together.</text:p>
      <text:p text:style-name="P188"><text:span text:style-name="T171">The OpenAS2 server uses</text:span> four files <text:span text:style-name="T171">to configure and execute:</text:span></text:p>
      <text:list text:style-name="L7">
        <text:list-item>
          <text:p text:style-name="P858"><text:span text:style-name="Source_20_Text"><text:span text:style-name="T182">config.xml</text:span></text:span><text:span text:style-name="Source_20_Text"><text:span text:style-name="T177"> – </text:span></text:span><text:span text:style-name="Source_20_Text"><text:span text:style-name="T178">configures the application </text:span></text:span><text:span text:style-name="Source_20_Text"><text:span text:style-name="T209">such as the types of modules that are started, the logging systems, command processors and global properties. </text:span></text:span><text:span text:style-name="Source_20_Text"><text:span text:style-name="T213">This is the key file for starting OpenAS2 and must be passed in either as a command line option or as an environment variable. If the application cannot find the file it will fail to start.</text:span></text:span><text:span text:style-name="Source_20_Text"><text:span text:style-name="T209"><text:line-break/></text:span></text:span><text:span text:style-name="Source_20_Text"><text:span text:style-name="T212">NOTE: This is the default name for the file and is referred to in this document by that name but you can use any name you like since it is passed in from the command line by the invoking batch script </text:span></text:span><text:span text:style-name="Source_20_Text"><text:span text:style-name="T213">or can be set as an environment variable</text:span></text:span><text:span text:style-name="Source_20_Text"><text:span text:style-name="T212">. For example in the nix shell script it is this line that determines the configuration file name and location:<text:line-break/></text:span></text:span><text:span text:style-name="Source_20_Text"><text:span text:style-name="T197">EXTRA_PARMS="$EXTRA_PARMS -Dopenas2.config.file=${binDir}/../config/config.xml"</text:span></text:span></text:p>
        </text:list-item>
        <text:list-item>
          <text:p text:style-name="P858"><text:span text:style-name="Source_20_Text"><text:span text:style-name="T182">partnerships.xml</text:span></text:span><text:span text:style-name="Source_20_Text"><text:span text:style-name="T177"> – </text:span></text:span><text:span text:style-name="Source_20_Text"><text:span text:style-name="T178">configures the partners </text:span></text:span><text:span text:style-name="Source_20_Text"><text:span text:style-name="T207">and partnerships. </text:span></text:span><text:span text:style-name="Source_20_Text"><text:span text:style-name="T209">Provides the ability to specify different signing and encryption algorithms, message compression, <text:s/>MDN handling etc<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1_428440488">Partner Configuration</text:bookmark-ref></text:span></text:span><text:span text:style-name="Source_20_Text"><text:span text:style-name="T212"><text:s/>section below for how to set a different name.</text:span></text:span></text:p>
        </text:list-item>
        <text:list-item>
          <text:p text:style-name="P859"><text:span text:style-name="Source_20_Text"><text:span text:style-name="T185">as2_certs.p12</text:span></text:span><text:span text:style-name="Source_20_Text"><text:span text:style-name="T178"> – </text:span></text:span><text:span text:style-name="Source_20_Text"><text:span text:style-name="T209">a </text:span></text:span><text:span text:style-name="Source_20_Text"><text:span text:style-name="T178">PKCS12 </text:span></text:span><text:span text:style-name="Source_20_Text"><text:span text:style-name="T209">keystore that </text:span></text:span><text:span text:style-name="Source_20_Text"><text:span text:style-name="T178">stores the </text:span></text:span><text:span text:style-name="Source_20_Text"><text:span text:style-name="T209">SSL</text:span></text:span><text:span text:style-name="Source_20_Text"><text:span text:style-name="T178"> certificates </text:span></text:span><text:span text:style-name="Source_20_Text"><text:span text:style-name="T209">used to secure the messages </text:span></text:span><text:span text:style-name="Source_20_Text"><text:span text:style-name="T178">for all partners. </text:span></text:span><text:span text:style-name="Source_20_Text"><text:span text:style-name="T209">It contains the primary key for your own company as well as the public keys for all your trading partners<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7_428440488">AS2 Certificate Configuration</text:bookmark-ref></text:span></text:span><text:span text:style-name="Source_20_Text"><text:span text:style-name="T212"><text:s text:c="2"/>section below for how to set a different name.</text:span></text:span></text:p>
        </text:list-item>
        <text:list-item>
          <text:p text:style-name="P860"><text:span text:style-name="Source_20_Text"><text:span text:style-name="T182">commands.xml</text:span></text:span><text:span text:style-name="Source_20_Text"><text:span text:style-name="T177"> – </text:span></text:span><text:span text:style-name="Source_20_Text"><text:span text:style-name="T209">the application provides a way to enter commands to control and configure the system whilst it is running either via the console or a remote tool (configured in the config.xml file above). This file </text:span></text:span><text:span text:style-name="Source_20_Text"><text:span text:style-name="T178">stores the commands that the application will support. </text:span></text:span><text:span text:style-name="Source_20_Text"><text:span text:style-name="T181">This file should not be modified</text:span></text:span></text:p>
        </text:list-item>
      </text:list>
      <text:h text:style-name="P639" text:outline-level="2"><text:bookmark-start text:name="__RefHeading___Toc12096_1602718835"/><text:change-start text:change-id="ct105553259907184"/><text:span text:style-name="Source_20_Text"><text:span text:style-name="T241">Dynamic Configuration Changes</text:span></text:span><text:bookmark-end text:name="__RefHeading___Toc12096_1602718835"/><text:change-end text:change-id="ct105553259907184"/></text:h>
      <text:p text:style-name="P376"><text:span text:style-name="Source_20_Text"><text:span text:style-name="T215">At startup, the application caches the configuration from the config.xml, partnerships.xml and the </text:span></text:span><text:soft-page-break/><text:span text:style-name="Source_20_Text"><text:span text:style-name="T215">as2_certs.p12 files. </text:span></text:span><text:span text:style-name="Source_20_Text"><text:span text:style-name="T179">The system will monitor the partnership configuration file and </text:span></text:span><text:span text:style-name="Source_20_Text"><text:span text:style-name="T215">the as2 certificates file for any changes to the files after the application has started. If a change is detected in either of the files, the system will </text:span></text:span><text:span text:style-name="Source_20_Text"><text:span text:style-name="T179">automatically refresh the partnership def</text:span></text:span><text:span text:style-name="Source_20_Text"><text:span text:style-name="T214">i</text:span></text:span><text:span text:style-name="Source_20_Text"><text:span text:style-name="T179">nitions </text:span></text:span><text:span text:style-name="Source_20_Text"><text:span text:style-name="T215">or the certificates from the changed files as appropriate</text:span></text:span><text:span text:style-name="Source_20_Text"><text:span text:style-name="T179">.</text:span></text:span></text:p>
      <text:p text:style-name="P376"><text:span text:style-name="Source_20_Text"><text:span text:style-name="T214">Currently the config.xml file is not monitored for changes and will require a restart of the application for any changes in that file to be picked up.</text:span></text:span></text:p>
      <text:h text:style-name="P640" text:outline-level="2"><text:bookmark-start text:name="__RefHeading___Toc7095_2287571052"/><text:change-start text:change-id="ct105553259861872"/><text:span text:style-name="Source_20_Text"><text:span text:style-name="T241">“home” Configuration Parameter</text:span></text:span><text:bookmark-end text:name="__RefHeading___Toc7095_2287571052"/><text:change-end text:change-id="ct105553259861872"/></text:h>
      <text:p text:style-name="P360"><text:span text:style-name="Source_20_Text"><text:span text:style-name="T179">The folder containing the config.xml file defines the </text:span></text:span><text:span text:style-name="Source_20_Text"><text:span text:style-name="T180">home</text:span></text:span><text:span text:style-name="Source_20_Text"><text:span text:style-name="T179"> configuration parameter that can be used to reference other files on the file system relative to a known base folder in the app. This is done by encapsulating </text:span></text:span><text:span text:style-name="Source_20_Text"><text:span text:style-name="T180">home</text:span></text:span><text:span text:style-name="Source_20_Text"><text:span text:style-name="T179"> in percentage signs (</text:span></text:span><text:span text:style-name="Source_20_Text"><text:span text:style-name="T180">%home%</text:span></text:span><text:span text:style-name="Source_20_Text"><text:span text:style-name="T179">). All files can be referenced relative to this parameter and it is how the default config.xml file defines the location of other configuration and data file locations used by the OpenAS2 application.</text:span></text:span></text:p>
      <text:p text:style-name="P360"><text:span text:style-name="Source_20_Text"><text:span text:style-name="T213">T</text:span></text:span><text:span text:style-name="Source_20_Text"><text:span text:style-name="T179">he</text:span></text:span><text:span text:style-name="Source_20_Text"><text:span text:style-name="T213">refore the</text:span></text:span><text:span text:style-name="Source_20_Text"><text:span text:style-name="T179"> default home location </text:span></text:span><text:span text:style-name="Source_20_Text"><text:span text:style-name="T213">for %home% </text:span></text:span><text:span text:style-name="Source_20_Text"><text:span text:style-name="T179">with the current default OpenAS2 folder structure will be [InstallDir]/config</text:span></text:span></text:p>
      <text:h text:style-name="P641" text:outline-level="2"><text:bookmark-start text:name="__RefHeading___Toc13788_3876615990"/><text:change-start text:change-id="ct105553259909104"/><text:span text:style-name="Source_20_Text"><text:span text:style-name="T241">Passing In Configuration Values</text:span></text:span><text:bookmark-end text:name="__RefHeading___Toc13788_3876615990"/><text:change-end text:change-id="ct105553259909104"/></text:h>
      <text:p text:style-name="P448"><text:span text:style-name="Source_20_Text"><text:span text:style-name="T218">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51">V</text:span></text:span><text:span text:style-name="Source_20_Text">ariables</text:span><text:bookmark-end text:name="__RefHeading___Toc13790_3876615990"/></text:h>
      <text:p text:style-name="P449"><text:span text:style-name="Source_20_Text"><text:span text:style-name="T218"><text:s/></text:span></text:span><text:span text:style-name="Source_20_Text"><text:span text:style-name="T223">T</text:span></text:span><text:span text:style-name="Source_20_Text"><text:span text:style-name="T219">his avoids exposing sensitive information in the execution environment. A</text:span></text:span><text:span text:style-name="Source_20_Text"><text:span text:style-name="T218">ny parameter in the configuration file </text:span></text:span><text:span text:style-name="Source_20_Text"><text:span text:style-name="T219">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73"> </text:span></text:span><text:span text:style-name="T534">&lt;</text:span><text:span text:style-name="T561">certificates</text:span><text:span text:style-name="T863"> </text:span><text:span text:style-name="T404">classname</text:span><text:span text:style-name="T472">=</text:span><text:span text:style-name="T326">"org.openas2.cert.PKCS12CertificateFactory"<text:line-break/></text:span><text:span text:style-name="T863"> </text:span><text:span text:style-name="T404">filename</text:span><text:span text:style-name="T472">=</text:span><text:span text:style-name="T326">"%home%/as2_certs.p12”<text:line-break/></text:span><text:span text:style-name="T863"> </text:span><text:span text:style-name="T404">password</text:span><text:span text:style-name="T472">=</text:span><text:span text:style-name="T326">"</text:span><text:span text:style-name="T327">$ENV{AS2_CERTIFICATE_PWD}</text:span><text:span text:style-name="T326">"<text:line-break/> <text:s/></text:span><text:span text:style-name="T863"><text:s text:c="15"/></text:span><text:span text:style-name="T404">interval</text:span><text:span text:style-name="T472">=</text:span><text:span text:style-name="T326">"300"</text:span><text:span text:style-name="T534">/&gt;</text:span><text:span text:style-name="Source_20_Text"><text:span text:style-name="T219"><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51">P</text:span></text:span><text:span text:style-name="Source_20_Text">roperties</text:span><text:bookmark-end text:name="__RefHeading___Toc13792_3876615990"/></text:h>
      <text:p text:style-name="P449"><text:span text:style-name="Source_20_Text"><text:span text:style-name="T223">S</text:span></text:span><text:span text:style-name="Source_20_Text"><text:span text:style-name="T221">ee </text:span></text:span><text:span text:style-name="Source_20_Text"><text:span text:style-name="T220"><text:s/></text:span></text:span><text:span text:style-name="Source_20_Text"><text:span text:style-name="T220"><text:bookmark-ref text:reference-format="text" text:ref-name="__RefHeading___Toc12098_1602718835">System Level Properties</text:bookmark-ref></text:span></text:span><text:span text:style-name="Source_20_Text"><text:span text:style-name="T220"><text:s/>section of this document </text:span></text:span><text:span text:style-name="Source_20_Text"><text:span text:style-name="T221">for an extended discussion on using system properties.</text:span></text:span></text:p>
      <text:p text:style-name="P164"><text:span text:style-name="Source_20_Text"><text:span text:style-name="T222">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63"><text:span text:style-name="T532">&lt;</text:span><text:span text:style-name="T560">properties</text:span><text:span text:style-name="T860"> </text:span><text:span text:style-name="T413">storageBaseDir</text:span><text:span text:style-name="T469">=</text:span><text:span text:style-name="T313">"%home%/../data"</text:span></text:p>
      <text:p text:style-name="P164"><text:span text:style-name="Source_20_Text"><text:span text:style-name="T222">To:</text:span></text:span></text:p>
      <text:p text:style-name="P163"><text:span text:style-name="Source_20_Text"><text:span text:style-name="T533">&lt;</text:span></text:span><text:span text:style-name="T560">properties</text:span><text:span text:style-name="T860"> </text:span><text:span text:style-name="T413">storageBaseDir</text:span><text:span text:style-name="T469">=</text:span><text:span text:style-name="T313">"</text:span><text:span text:style-name="T317">$ENV{storageBaseDir}</text:span><text:span text:style-name="T313">"</text:span></text:p>
      <text:p text:style-name="P164"><text:soft-page-break/><text:span text:style-name="Source_20_Text"><text:span text:style-name="T222">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80"><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97">Some of the key configuration settings in the config.xml file are:</text:p>
      <text:list text:style-name="L8">
        <text:list-item>
          <text:p text:style-name="P861">define the modules to be activated in the OpenAS2 application</text:p>
        </text:list-item>
        <text:list-item>
          <text:p text:style-name="P862">override module default classes in the AS2 code base</text:p>
        </text:list-item>
        <text:list-item>
          <text:p text:style-name="P863">enhance or change behaviour of modules and the inputs and outputs of the modules.</text:p>
        </text:list-item>
        <text:list-item>
          <text:p text:style-name="P861"><text:span text:style-name="T130">d</text:span>efine the location of the certificates keystore <text:span text:style-name="T572">and password</text:span></text:p>
        </text:list-item>
        <text:list-item>
          <text:p text:style-name="P861"><text:span text:style-name="T130">d</text:span>efine the location of the partnerships configuration file</text:p>
        </text:list-item>
        <text:list-item>
          <text:p text:style-name="P864">specify the listening ports</text:p>
        </text:list-item>
        <text:list-item>
          <text:p text:style-name="P865">enable support for high availability/load balanced environments</text:p>
        </text:list-item>
        <text:list-item>
          <text:p text:style-name="P866">change system behaviour via properties</text:p>
        </text:list-item>
      </text:list>
      <text:p text:style-name="P181">See appendices for <text:span text:style-name="T366">a detailed </text:span>definition of the config.xml file structure.</text:p>
      <text:p text:style-name="P443">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3">The component groups are :</text:p>
      <text:list xml:id="list484614708" text:style-name="L9">
        <text:list-item>
          <text:p text:style-name="P867">Loggers</text:p>
        </text:list-item>
      </text:list>
      <text:list text:style-name="L10">
        <text:list-item>
          <text:list>
            <text:list-item>
              <text:p text:style-name="P784">The &lt;loggers&gt; element is the parent element for all logger plugins and each logger is defined in a &lt;logger&gt; element.</text:p>
            </text:list-item>
            <text:list-item>
              <text:p text:style-name="P783">The loggers provide different output destinations for logging and some of the loggers are disabled by default</text:p>
            </text:list-item>
            <text:list-item>
              <text:p text:style-name="P783">The “enabled” attribute <text:span text:style-name="T944">in the &lt;logger&gt; element </text:span>is required and can be either “true” or “false”</text:p>
            </text:list-item>
          </text:list>
        </text:list-item>
      </text:list>
      <text:list xml:id="list73749401079387" text:continue-list="list484614708" text:style-name="L9">
        <text:list-item>
          <text:p text:style-name="P867">Command processors</text:p>
        </text:list-item>
      </text:list>
      <text:list text:style-name="L11">
        <text:list-item>
          <text:list>
            <text:list-item>
              <text:p text:style-name="P785">The &lt;<text:span text:style-name="T944">commandProcessors</text:span>&gt; element is the parent element for all <text:span text:style-name="T944">command processor</text:span> plugins and each <text:span text:style-name="T944">command processor</text:span> is defined in a &lt;<text:span text:style-name="T944">commandProcessor</text:span>&gt; element.</text:p>
            </text:list-item>
            <text:list-item>
              <text:p text:style-name="P787">Command processors support configuration and system setting query commands and some of these command processors are disabled by default.</text:p>
            </text:list-item>
            <text:list-item>
              <text:p text:style-name="P868">The “enabled” attribute <text:span text:style-name="T944">in the &lt;commandProcessor&gt; element </text:span>is required and can be either “true” or “false”</text:p>
            </text:list-item>
          </text:list>
        </text:list-item>
      </text:list>
      <text:list xml:id="list73750266021453" text:continue-list="list73749401079387" text:style-name="L9">
        <text:list-item>
          <text:p text:style-name="P867">Modules</text:p>
        </text:list-item>
      </text:list>
      <text:list text:style-name="L12">
        <text:list-item>
          <text:list>
            <text:list-item>
              <text:p text:style-name="P786"><text:soft-page-break/>The &lt;<text:span text:style-name="T944">processor</text:span>&gt; element is the parent element for all <text:span text:style-name="T944">module</text:span> plugins and each <text:span text:style-name="T944">module</text:span> is defined in a &lt;<text:span text:style-name="T944">module</text:span>&gt; element.</text:p>
            </text:list-item>
            <text:list-item>
              <text:p text:style-name="P788"><text:span text:style-name="T944">Modules</text:span> support <text:change text:change-id="ct105553125513792"/><text:span text:style-name="T944">a variety of functions in OpenAS2 such as directory polling, receivers for AS2 and MDN messages, file system persistence and health checks. Some modules</text:span> are disabled by default.</text:p>
            </text:list-item>
            <text:list-item>
              <text:p text:style-name="P869">The “enabled” attribute <text:span text:style-name="T944">in the &lt;commandProcessor&gt; element </text:span>is <text:span text:style-name="T113">NOT</text:span><text:span text:style-name="T944"> </text:span>required and can be either “true” or “false”. <text:span text:style-name="T944">If the attribute is not present on the &lt;module&gt; element then it will default to “true”</text:span></text:p>
            </text:list-item>
          </text:list>
        </text:list-item>
      </text:list>
      <text:p text:style-name="P198">There are 2 listening ports for inbound connections (see partnerships.xml config for outbound connections) used for:</text:p>
      <text:list text:style-name="L13">
        <text:list-item>
          <text:p text:style-name="P870">receiving messages and synchronous MDN's – default port number 10080</text:p>
        </text:list-item>
        <text:list-item>
          <text:p text:style-name="P870">receiving asynchronous MDN's - default port number 10081 </text:p>
        </text:list-item>
      </text:list>
      <text:p text:style-name="P193"><text:span text:style-name="T354">The port numbers are arbitrary and defaulted to a number above 1024 that does not require root access to listen on (normally on Unix type systems any port below 1024 requires root access). </text:span>The port values <text:span text:style-name="T355">are important to the partner you will be communicating with if they will be sending AS2 messages to your system</text:span>. <text:span text:style-name="T360">For outbound only systems, it is only necessary to have a listener for asynchronous MDN's if using that mechanism for MDN's.</text:span></text:p>
      <text:p text:style-name="P346">Each module has a number of attributes that can be configured on the module element to control and change how the module behaves.</text:p>
      <text:p text:style-name="P347">All network modules that listen for inbound HTTP requests can be configured to bind to a <text:span text:style-name="T948">specific</text:span> IP address (or host name) on the server using the “address” attribute. These modules by default will bind to localhost (127.0.0.1).</text:p>
      <text:h text:style-name="P642" text:outline-level="2"><text:bookmark-start text:name="__RefHeading___Toc12098_1602718835"/>System Level Properties<text:bookmark-end text:name="__RefHeading___Toc12098_1602718835"/></text:h>
      <text:p text:style-name="P372"><text:span text:style-name="Source_20_Text"><text:span text:style-name="T221">Properties can be passed into the ap</text:span></text:span><text:span text:style-name="Source_20_Text"><text:span text:style-name="T222">p</text:span></text:span><text:span text:style-name="Source_20_Text"><text:span text:style-name="T221">lication in</text:span></text:span><text:change text:change-id="ct105553125515232"/><text:span text:style-name="Source_20_Text"><text:span text:style-name="T221"> 2 <text:s/>ways:</text:span></text:span></text:p>
      <text:list text:style-name="L14">
        <text:list-item>
          <text:p text:style-name="P871"><text:span text:style-name="Source_20_Text"><text:span text:style-name="T221">Command line- t</text:span></text:span><text:span text:style-name="Source_20_Text"><text:span text:style-name="T219">his uses the Java command line format of:<text:line-break/>-D&lt;property name&gt;=&lt;property value&gt;<text:line-break/>The default bash script can be used pass these in by invoking the </text:span></text:span><text:span text:style-name="Source_20_Text"><text:span text:style-name="T220">script with the additional properties. For instance, to </text:span></text:span><text:span text:style-name="Source_20_Text"><text:span text:style-name="T221">change the default “</text:span></text:span><text:span text:style-name="Source_20_Text"><text:span text:style-name="T316">storageBaseDir</text:span></text:span><text:span text:style-name="Source_20_Text"><text:span text:style-name="T221">” property you would do this:<text:line-break/>./start_openas2.sh -dstorageBaseDir=/opt/OpenAS2Data</text:span></text:span></text:p>
        </text:list-item>
        <text:list-item>
          <text:p text:style-name="P872"><text:span text:style-name="Source_20_Text"><text:span text:style-name="T222">Separate properties file that will override the defaults – see below for details on usage.</text:span></text:span></text:p>
        </text:list-item>
      </text:list>
      <text:p text:style-name="P372">There are a number of properties that can be defined in the config.xml <text:span text:style-name="T881">&lt;properties&gt;</text:span> element that apply globally to functionality in the system. These are discussed in the relevant functional area they apply to.</text:p>
      <text:p text:style-name="P445">These properties can be overridden using a separate properties file <text:span text:style-name="T950">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text:soft-page-break/>“my.properties” with the following in it:</text:p>
      <text:p text:style-name="P41"><text:span text:style-name="T403">storageBaseDir</text:span><text:span text:style-name="T464">=</text:span><text:span text:style-name="T293">"%home%/../data"</text:span></text:p>
      <text:p text:style-name="P31"><text:span text:style-name="T403">log_date_format</text:span><text:span text:style-name="T464">=</text:span><text:span text:style-name="T293">"yyyy-MM-dd HH:mm:ss.SSS"</text:span></text:p>
      <text:p text:style-name="P31"><text:span text:style-name="T403">sql_timestamp_format</text:span><text:span text:style-name="T464">=</text:span><text:span text:style-name="T293">"yyyy-MM-dd HH:mm:ss.SSS"</text:span></text:p>
      <text:p text:style-name="P31"><text:span text:style-name="T403">email.logger.enabled</text:span><text:span text:style-name="T464">=</text:span><text:span text:style-name="T293">"false"</text:span></text:p>
      <text:p text:style-name="P27"/>
      <text:p text:style-name="P445">Start the OpenAS2 app by adding this to the startup command:</text:p>
      <text:p text:style-name="P446">-Dopenas2.properties.file=my.properties</text:p>
      <text:p text:style-name="P371">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47">Properties are also used to enable and disable configuration components as discussed in the previous section.</text:p>
      <text:p text:style-name="P444"><text:span text:style-name="T944">A &lt;properties&gt; element att</text:span><text:change-start text:change-id="ct105553125052400"/><text:span text:style-name="T1075">r</text:span><text:change-end text:change-id="ct105553125052400"/><text:span text:style-name="T944">ibute can be used to define the "</text:span><text:span text:style-name="T313">as2_url</text:span><text:span text:style-name="T882">” in one place and then the partnerships files just use that property reference.</text:span></text:p>
      <text:p text:style-name="P373">For example having this in the config.xml:</text:p>
      <text:p text:style-name="P24"><text:span text:style-name="T540">&lt;</text:span><text:span text:style-name="T566">properties</text:span><text:span text:style-name="T868"> </text:span><text:span text:style-name="T420">storageBaseDir</text:span><text:span text:style-name="T479">=</text:span><text:span text:style-name="T300">"%home%/../data"</text:span></text:p>
      <text:p text:style-name="P28"><text:span text:style-name="T858"><text:s text:c="15"/></text:span><text:span text:style-name="T403">as2_async_mdn_url</text:span><text:span text:style-name="T464">=</text:span><text:span text:style-name="T293">"http://localhost:10081"</text:span></text:p>
      <text:p text:style-name="P23"><text:span text:style-name="T858"><text:s text:c="15"/></text:span><text:span text:style-name="T530">/&gt;</text:span></text:p>
      <text:p text:style-name="P375"><text:span text:style-name="T882">Then setting the “</text:span><text:span text:style-name="T313">as2_</text:span><text:span text:style-name="T315">receipt_option</text:span><text:span text:style-name="T882">” as shown below will mean you only have to change the async MDN URL in one place and use the following in all partnerships using async MDN mode:</text:span></text:p>
      <text:p text:style-name="P25"><text:change-start text:change-id="ct105553125052640"/><text:span text:style-name="T882"><text:s/></text:span><text:change-end text:change-id="ct105553125052640"/><text:change text:change-id="ct105553125052880"/><text:change-start text:change-id="ct105553125053120"/><text:span text:style-name="T530">&lt;</text:span><text:span text:style-name="T557">attribute</text:span><text:span text:style-name="T858"> </text:span><text:span text:style-name="T403">name</text:span><text:span text:style-name="T464">=</text:span><text:span text:style-name="T293">"as2_</text:span><text:span text:style-name="T305">receipt_option</text:span><text:span text:style-name="T293">"</text:span><text:span text:style-name="T858"> </text:span><text:span text:style-name="T403">value</text:span><text:span text:style-name="T464">=</text:span><text:span text:style-name="T293">"</text:span><text:span text:style-name="T300">$properties.as2_</text:span><text:change-end text:change-id="ct105553125053120"/><text:change-start text:change-id="ct105553125053360"/><text:span text:style-name="T306">asyn_mdn_</text:span><text:change-end text:change-id="ct105553125053360"/><text:change-start text:change-id="ct105553125053600"/><text:span text:style-name="T300">url$</text:span><text:span text:style-name="T293">"</text:span><text:span text:style-name="T530">/&gt;</text:span><text:change-end text:change-id="ct105553125053600"/><text:change-start text:change-id="ct105553125053840"/></text:p>
      <text:p text:style-name="P374"><text:span text:style-name="T1075">You can also embed properties references within other properties </text:span><text:span text:style-name="T1076">to limit the number of places things must be changed for a single change. As an example, the Asyn MDN recevier module port might need to be changed and will need to be reflected in the partnership config</text:span>:</text:p>
      <text:p text:style-name="P67"><text:span text:style-name="T540">&lt;</text:span><text:span text:style-name="T566">properties</text:span><text:span text:style-name="T868"> </text:span><text:span text:style-name="T420">storageBaseDir</text:span><text:span text:style-name="T479">=</text:span><text:span text:style-name="T300">"%home%/../data"</text:span></text:p>
      <text:p text:style-name="P33"><text:span text:style-name="T858"><text:s text:c="12"/></text:span><text:span text:style-name="T403">async_mdn_receiver_port</text:span><text:span text:style-name="T464">=</text:span><text:span text:style-name="T293">"10081"</text:span></text:p>
      <text:p text:style-name="P28"><text:span text:style-name="T858"><text:s text:c="10"/></text:span><text:span text:style-name="T403">as2_async_mdn_url</text:span><text:span text:style-name="T464">=</text:span><text:span text:style-name="T293">"http://localhost:$properties.async_mdn_receiver_port$"</text:span></text:p>
      <text:p text:style-name="P13"><text:s text:c="15"/>/&gt;<text:change-end text:change-id="ct105553125053840"/><text:change-start text:change-id="ct105553125054080"/></text:p>
      <text:p text:style-name="P607"><text:span text:style-name="T1075">Then you can use the </text:span><text:span text:style-name="T407">as2_async_mdn_url</text:span><text:span text:style-name="T882"> </text:span><text:span text:style-name="T1075">property in the partnership for async MDN </text:span><text:span text:style-name="T1076">as shown above and</text:span><text:span text:style-name="T1075"> the </text:span><text:span text:style-name="T407">async_mdn_receiver_port </text:span><text:span text:style-name="T1075">property in the config for the async MDN module:</text:span></text:p>
      <text:p text:style-name="P68"><text:change-end text:change-id="ct105553125054080"/><text:change-start text:change-id="ct105553125054320"/><text:span text:style-name="T530">&lt;</text:span><text:span text:style-name="T557">module</text:span><text:span text:style-name="T858"> </text:span><text:span text:style-name="T403">enabled</text:span><text:span text:style-name="T464">=</text:span><text:span text:style-name="T293">"$properties.module.AS2MDNReceiverModule.http.enabled$"</text:span></text:p>
      <text:p text:style-name="P68"><text:span text:style-name="T293"><text:s text:c="7"/></text:span><text:span text:style-name="T403">classname</text:span><text:span text:style-name="T464">=</text:span><text:span text:style-name="T293">"org.openas2.processor.receiver.AS2MDNReceiverModule"</text:span></text:p>
      <text:p text:style-name="P532"><text:span text:style-name="T863"><text:s text:c="7"/></text:span><text:span text:style-name="T404">port</text:span><text:span text:style-name="T472">=</text:span><text:span text:style-name="T326">"$properties.async_mdn_receiver_port$"</text:span><text:span text:style-name="T534">/&gt;</text:span><text:change-end text:change-id="ct105553125054320"/><text:change-start text:change-id="ct105553125054560"/></text:p>
      <text:p text:style-name="P777"><text:change-end text:change-id="ct105553125054560"/><text:change text:change-id="ct105553125054800"/></text:p>
      <text:h text:style-name="P643" text:outline-level="2"><text:bookmark-start text:name="__RefHeading___Toc10522_3464075540"/>Sending Files<text:bookmark-end text:name="__RefHeading___Toc10522_3464075540"/></text:h>
      <text:p text:style-name="P137">OpenAS2 has a directory polling module that scans configured directories for files and will send the file to a partner. <text:span text:style-name="T879">The directory scanner will check each file it finds for 2 consecutive poll cycles and if the size has not changed then it will push the file into the send queue.</text:span><text:change-start text:change-id="ct105553125055520"/></text:p>
      <text:p text:style-name="P581">The destination partner for the files is determined in 2 possible ways:</text:p>
      <text:list text:style-name="L15">
        <text:list-item>
          <text:p text:style-name="P875"><text:soft-page-break/>A <text:span text:style-name="T1017">single </text:span>generic directory for files destined to any partner <text:span text:style-name="T1026">configured in the config.xml file</text:span>. <text:span text:style-name="T1026">There is a sample configuration provided in the installation package conf</text:span><text:span text:style-name="T1039">i</text:span><text:span text:style-name="T1026">g.xml.</text:span> This requires the name of the file to be in a very specific format. See the next sub section for details on how this works.</text:p>
        </text:list-item>
        <text:list-item>
          <text:p text:style-name="P874"><text:span text:style-name="T1027">Configuring a specific folder to be mapped to a specific partnership configuration</text:span><text:change-end text:change-id="ct105553125055520"/><text:change-start text:change-id="ct105553125055280"/><text:span text:style-name="T1027">. All files dropped in a specified folder will be sent to the same partner. There are 2 different ways to configure the poller mapping fro</text:span><text:change-end text:change-id="ct105553125055280"/><text:change-start text:change-id="ct105553125056000"/><text:span text:style-name="T1027">m a directory to a partnership:</text:span></text:p>
          <text:list>
            <text:list-item>
              <text:p text:style-name="P876">In the partnership element of the desired partnership in partnerships.xml<text:change-end text:change-id="ct105553125056000"/><text:change-start text:change-id="ct105553125056240"/> – this is the best way to configure a directory specific poller as it is loaded when the partnership is added to partnerships.xml. <text:span text:style-name="T1028">See the </text:span></text:p>
            </text:list-item>
            <text:list-item>
              <text:p text:style-name="P876">A directory poller module specified in the config.xml – this method has a significant <text:change-end text:change-id="ct105553125056240"/><text:change-start text:change-id="ct105553125051920"/>disadvantage in that it is not dynamically loaded when a new partnership is added <text:span text:style-name="T1028">and </text:span><text:span text:style-name="T75">does not check that a directory is in use by more than 1 partnership</text:span>. The OpenAS2 server has to be restarted to add a poller for the partnership <text:span text:style-name="T1028">using this mechanism</text:span>.<text:change-end text:change-id="ct105553125051920"/><text:change-start text:change-id="ct105553125056480"/> <text:span text:style-name="T1028">See </text:span><text:change-end text:change-id="ct105553125056480"/><text:change-start text:change-id="ct105553125056720"/><text:span text:style-name="T1028"><text:bookmark-ref text:reference-format="text" text:ref-name="__RefHeading___Toc10526_3464075540">The rest of the attributes will be sourced from the pollerConfigBase element.</text:bookmark-ref></text:span><text:change-end text:change-id="ct105553125056720"/></text:p>
            </text:list-item>
          </text:list>
        </text:list-item>
      </text:list>
      <text:h text:style-name="P678" text:outline-level="3"><text:bookmark-start text:name="__RefHeading___Toc10524_34640755401"/><text:change-start text:change-id="ct105553125055040"/>Directory Polling<text:change-end text:change-id="ct105553125055040"/><text:change-start text:change-id="ct105553125055760"/> Configuration<text:change-end text:change-id="ct105553125055760"/><text:change-start text:change-id="ct105553125056960"/> <text:span text:style-name="T1039">Attributes</text:span><text:bookmark-end text:name="__RefHeading___Toc10524_34640755401"/><text:change-end text:change-id="ct105553125056960"/><text:change-start text:change-id="ct105553125057200"/></text:h>
      <text:p text:style-name="P136"><text:change-end text:change-id="ct105553125057200"/><text:change text:change-id="ct105553125057440"/><text:change text:change-id="ct105553125057680"/><text:change-start text:change-id="ct105553125057920"/><text:span text:style-name="T1017">Common</text:span><text:change-end text:change-id="ct105553125057920"/><text:change text:change-id="ct105553125058160"/><text:span text:style-name="T877"> attributes for the polling modu</text:span><text:change text:change-id="ct105553125058400"/><text:span text:style-name="T877">le defined in the config.xml are:</text:span></text:p>
      <text:list text:style-name="L16">
        <text:list-item>
          <text:p text:style-name="P878"><text:change-start text:change-id="ct105553125058880"/><text:span text:style-name="T493">outboxdir</text:span><text:change-end text:change-id="ct105553125058880"/><text:span text:style-name="T795"> </text:span><text:change-start text:change-id="ct105553125059120"/><text:span text:style-name="T795">–</text:span><text:change-end text:change-id="ct105553125059120"/> <text:change-start text:change-id="ct105553125059360"/><text:span text:style-name="T1039">a text string that can contain dynamic variables the will be evaluated at startup to produce a file path that </text:span><text:change-end text:change-id="ct105553125059360"/>specifies <text:span text:style-name="T877">t</text:span>he directory <text:span text:style-name="T877">to scan for files to send</text:span><text:change-start text:change-id="ct105553125059840"/><text:span text:style-name="T877">.</text:span><text:change-end text:change-id="ct105553125059840"/></text:p>
        </text:list-item>
        <text:list-item>
          <text:p text:style-name="P879"><text:change-start text:change-id="ct105553125059600"/><text:span text:style-name="T493">errordir</text:span><text:change-end text:change-id="ct105553125059600"/><text:span text:style-name="T795"> </text:span>- specifies <text:span text:style-name="T877">t</text:span>he directory <text:span text:style-name="T877">to put files in when something goes wrong trying to send the file</text:span></text:p>
        </text:list-item>
        <text:list-item>
          <text:p text:style-name="P877"><text:change-start text:change-id="ct105553125060080"/><text:span text:style-name="T493">interval</text:span><text:change-end text:change-id="ct105553125060080"/><text:span text:style-name="T795"> </text:span><text:span text:style-name="T873">- specifies how many seconds between each scan of the directory</text:span></text:p>
        </text:list-item>
        <text:list-item>
          <text:p text:style-name="P879"><text:change-start text:change-id="ct105553125060320"/><text:span text:style-name="T493">sendfilename</text:span><text:change-end text:change-id="ct105553125060320"/><text:span text:style-name="T795"> </text:span>- specifies <text:span text:style-name="T877">that the sent message must include the file name for the remote partner</text:span></text:p>
        </text:list-item>
        <text:list-item>
          <text:p text:style-name="P879"><text:change-start text:change-id="ct105553125060560"/><text:span text:style-name="T493">mimetype –</text:span><text:change-end text:change-id="ct105553125060560"/> <text:span text:style-name="T877">sets the mime type in the header for the file in the message sent to the partner</text:span><text:change-start text:change-id="ct105553125060800"/></text:p>
        </text:list-item>
      </text:list>
      <text:p text:style-name="P588">For all poller attributes, <text:span text:style-name="T877"><text:s/></text:span>t<text:span text:style-name="T1039">he </text:span>following<text:span text:style-name="T1039"> dynamic variables can be used within </text:span>value<text:span text:style-name="T1039"> string </text:span><text:span text:style-name="T1041">for </text:span><text:span text:style-name="T1042">all forms of poller configuration</text:span><text:span text:style-name="T1039">:</text:span></text:p>
      <text:list text:style-name="L17">
        <text:list-item>
          <text:p text:style-name="P883">$properties.*$</text:p>
        </text:list-item>
        <text:list-item>
          <text:p text:style-name="P882"><text:span text:style-name="T1040">$</text:span><text:change-end text:change-id="ct105553125060800"/><text:change-start text:change-id="ct105553125061040"/><text:span text:style-name="T1040">date.*$</text:span></text:p>
        </text:list-item>
        <text:list-item>
          <text:p text:style-name="P884">$random.*$<text:change-end text:change-id="ct105553125061040"/><text:change-start text:change-id="ct105553125058640"/></text:p>
        </text:list-item>
      </text:list>
      <text:p text:style-name="P589">For the pollers configured in the partnership<text:change-end text:change-id="ct105553125058640"/><text:change-start text:change-id="ct105553125061520"/>, an additional property cane be use top access partnership and associated partner attributes using the following format:</text:p>
      <text:list xml:id="list2995542542" text:style-name="L18">
        <text:list-item>
          <text:p text:style-name="P885"><text:change-end text:change-id="ct105553125061520"/><text:change-start text:change-id="ct105553125061760"/>$partnership.name$ - gets the partnership “name” attribute value<text:change-end text:change-id="ct105553125061760"/><text:change-start text:change-id="ct105553125062000"/></text:p>
        </text:list-item>
        <text:list-item>
          <text:p text:style-name="P886">$partnership.sender.XXX$ - <text:span text:style-name="T1043">gets the an attribute value from the partner node associated as the sender in the partnership</text:span></text:p>
        </text:list-item>
        <text:list-item>
          <text:p text:style-name="P886">$partnership.<text:span text:style-name="T1043">receiv</text:span>er.XXX$ - <text:span text:style-name="T1043">gets the an attribute value from the partner node associated as </text:span><text:soft-page-break/><text:span text:style-name="T1043">the receiver in the partnership</text:span></text:p>
        </text:list-item>
      </text:list>
      <text:p text:style-name="P590"><text:span text:style-name="T1043">In the above, t</text:span>he XXX can be any of:</text:p>
      <text:list xml:id="list73749729175940" text:continue-numbering="true" text:style-name="L18">
        <text:list-item>
          <text:p text:style-name="P887"><text:change-end text:change-id="ct105553125062000"/><text:change-start text:change-id="ct105553125062480"/>name</text:p>
        </text:list-item>
        <text:list-item>
          <text:p text:style-name="P887">as2_id</text:p>
        </text:list-item>
        <text:list-item>
          <text:p text:style-name="P888">x509_alias<text:change-end text:change-id="ct105553125062480"/></text:p>
        </text:list-item>
      </text:list>
      <text:h text:style-name="Heading_20_3" text:outline-level="3"><text:bookmark-start text:name="__RefHeading___Toc10524_3464075540"/>Generic Send Directory<text:change-start text:change-id="ct105553125061280"/> <text:span text:style-name="T1029">Poller</text:span><text:bookmark-end text:name="__RefHeading___Toc10524_3464075540"/><text:change-end text:change-id="ct105553125061280"/></text:h>
      <text:p text:style-name="P134">This uses a generic directory <text:change-start text:change-id="ct105553125062240"/><text:span text:style-name="T1043">for receiving files to send to a </text:span><text:change-end text:change-id="ct105553125062240"/><text:change-start text:change-id="ct105553125062720"/><text:span text:style-name="T1044">pa</text:span><text:change-end text:change-id="ct105553125062720"/><text:change text:change-id="ct105553125062960"/><text:change-start text:change-id="ct105553125063200"/><text:span text:style-name="T1043">rtner</text:span><text:change-end text:change-id="ct105553125063200"/><text:change-start text:change-id="ct105553125063440"/><text:span text:style-name="T1043"> </text:span><text:change-end text:change-id="ct105553125063440"/><text:span text:style-name="T874">defined by the “</text:span><text:change-start text:change-id="ct105553125063680"/><text:span text:style-name="T494">outboxdir</text:span><text:change-end text:change-id="ct105553125063680"/><text:span text:style-name="T874">” attribute </text:span>and relies on the file name to be in a specific format to extract the sender and receiver ID’s. In the example config.xml file, there is a directory polling module configured with the below XML:</text:p>
      <text:p text:style-name="P115"><text:change-start text:change-id="ct105553125064160"/><text:span text:style-name="T530">&lt;</text:span><text:span text:style-name="T557">module</text:span><text:span text:style-name="T858"> </text:span><text:change-end text:change-id="ct105553125064160"/><text:change text:change-id="ct105553125063920"/><text:change-start text:change-id="ct105553125064400"/><text:span text:style-name="T403">classname</text:span><text:span text:style-name="T464">=</text:span><text:span text:style-name="T293">"org.openas2.processor.receiver.AS2DirectoryPollingModule"</text:span><text:change-end text:change-id="ct105553125064400"/></text:p>
      <text:p text:style-name="P104"><text:change-start text:change-id="ct105553125664848"/><text:span text:style-name="T858"><text:tab/></text:span><text:span text:style-name="T403">outboxdir</text:span><text:span text:style-name="T464">=</text:span><text:span text:style-name="T293">"$properties.storageBaseDir$/toAny"</text:span><text:change-end text:change-id="ct105553125664848"/></text:p>
      <text:p text:style-name="P104"><text:change-start text:change-id="ct105553125665328"/><text:span text:style-name="T858"><text:tab/></text:span><text:span text:style-name="T403">errordir</text:span><text:span text:style-name="T464">=</text:span><text:span text:style-name="T293">"$properties.storageBaseDir$/toAny/error"</text:span><text:change-end text:change-id="ct105553125665328"/></text:p>
      <text:p text:style-name="P104"><text:change-start text:change-id="ct105553125665568"/><text:span text:style-name="T858"><text:tab/></text:span><text:span text:style-name="T403">interval</text:span><text:span text:style-name="T464">=</text:span><text:span text:style-name="T293">"5"</text:span><text:change-end text:change-id="ct105553125665568"/></text:p>
      <text:p text:style-name="P104"><text:change-start text:change-id="ct105553125665808"/><text:span text:style-name="T858"><text:tab/></text:span><text:span text:style-name="T403">delimiters</text:span><text:span text:style-name="T464">=</text:span><text:span text:style-name="T293">"-."</text:span><text:change-end text:change-id="ct105553125665808"/></text:p>
      <text:p text:style-name="P108"><text:change-start text:change-id="ct105553125666048"/><text:span text:style-name="T858"><text:tab/></text:span><text:span text:style-name="T410">mergeextratokens</text:span><text:span text:style-name="T464">=</text:span><text:span text:style-name="T293">"</text:span><text:span text:style-name="T296">false</text:span><text:span text:style-name="T293">"</text:span><text:change-end text:change-id="ct105553125666048"/></text:p>
      <text:p text:style-name="P108"><text:change text:change-id="ct105553125666288"/><text:change-start text:change-id="ct105553125666528"/><text:span text:style-name="T858"><text:s/><text:tab/></text:span><text:change-end text:change-id="ct105553125666528"/><text:change-start text:change-id="ct105553125666768"/><text:span text:style-name="T403">sendfilename</text:span><text:span text:style-name="T464">=</text:span><text:span text:style-name="T293">"true"</text:span><text:change-end text:change-id="ct105553125666768"/></text:p>
      <text:p text:style-name="P104"><text:change-start text:change-id="ct105553125667008"/><text:span text:style-name="T858"><text:tab/></text:span><text:span text:style-name="T403">format</text:span><text:span text:style-name="T464">=</text:span><text:span text:style-name="T293">"sender.as2_id, receiver.as2_id, attributes.filename"</text:span><text:change-end text:change-id="ct105553125667008"/></text:p>
      <text:p text:style-name="P104"><text:change-start text:change-id="ct105553125667248"/><text:span text:style-name="T858"><text:tab/></text:span><text:span text:style-name="T403">mimetype</text:span><text:span text:style-name="T464">=</text:span><text:span text:style-name="T293">"application/EDI-X12"</text:span><text:span text:style-name="T858"> </text:span><text:span text:style-name="T530">/&gt;</text:span><text:change-end text:change-id="ct105553125667248"/></text:p>
      <text:p text:style-name="P133"/>
      <text:list text:style-name="L19">
        <text:list-item>
          <text:p text:style-name="P889"><text:span text:style-name="T796">delimiters</text:span><text:change text:change-id="ct105553125667728"/><text:change-start text:change-id="ct105553125667968"/><text:span text:style-name="T873"> - </text:span><text:span text:style-name="T1043">a</text:span><text:change-end text:change-id="ct105553125667968"/><text:span text:style-name="T873">ttribute specifies how to split the file name into multiple parts. </text:span></text:p>
        </text:list-item>
        <text:list-item>
          <text:p text:style-name="P890"><text:span text:style-name="T794">format</text:span><text:change text:change-id="ct105553125668208"/><text:change-start text:change-id="ct105553125668448"/><text:span text:style-name="T486"> - </text:span><text:span text:style-name="T487">d</text:span><text:change-end text:change-id="ct105553125668448"/><text:span text:style-name="T486">efines the variables that will be set based on the parsed file name. Using the value set in the example above, the</text:span><text:span text:style-name="T873"> first three parts of the split file name set the sender, receiver and filename.</text:span></text:p>
        </text:list-item>
        <text:list-item>
          <text:p text:style-name="P890"><text:change text:change-id="ct105553125668688"/><text:change-start text:change-id="ct105553125668928"/><text:span text:style-name="T801">m</text:span><text:change-end text:change-id="ct105553125668928"/><text:span text:style-name="T800">ergeextratokens</text:span><text:span text:style-name="T405"> </text:span><text:change-start text:change-id="ct105553125669168"/><text:span text:style-name="T405">-</text:span><text:span text:style-name="T406"> </text:span><text:change-end text:change-id="ct105553125669168"/><text:span text:style-name="T444">forces any extra tokens from splitting the file name using the delimiters to be merged into the final token from the “format” attribute</text:span></text:p>
        </text:list-item>
      </text:list>
      <text:p text:style-name="P135">So for this example, a file name of the form:</text:p>
      <text:p text:style-name="P368">MyCompany-YourCompany-TheEdiFileNameToBeSent.edi</text:p>
      <text:p text:style-name="P369">would send a message from the AS2 ID “My<text:span text:style-name="T878">C</text:span>ompany” to AS2 ID “YourCompany” and send the file name as “ TheEdiFileNameToBeSent”. If you wanted to include the “.edi” extension in the file name to be sent then the “<text:span text:style-name="T793">delimiter</text:span>” attribute must NOT contain the “.” character <text:span text:style-name="T880">OR set the “</text:span><text:span text:style-name="T799">mergeextratokens</text:span><text:span text:style-name="T880">” attribute to “true”. </text:span><text:s/><text:span text:style-name="T875">See the </text:span><text:change-start text:change-id="ct105553125667488"/><text:span text:style-name="T875"><text:bookmark-ref text:reference-format="text" text:ref-name="__RefHeading___Toc5278_961763789">File Name Parsing</text:bookmark-ref></text:span><text:change-end text:change-id="ct105553125667488"/><text:change text:change-id="ct105553125669408"/><text:span text:style-name="T875"><text:s/>section further down in this document for more details.</text:span><text:change-start text:change-id="ct105553125669648"/></text:p>
      <text:h text:style-name="P679" text:outline-level="3"><text:bookmark-start text:name="__RefHeading___Toc10526_34640755402"/><text:span text:style-name="T1030">Partnerships</text:span><text:span text:style-name="T1029"> XML Defined</text:span> Directory <text:span text:style-name="T1029">Poller</text:span><text:bookmark-end text:name="__RefHeading___Toc10526_34640755402"/></text:h>
      <text:p text:style-name="P583">This poller is configured as a <text:span text:style-name="T1030">child element of the partnership element that requires a poller</text:span> in the <text:span text:style-name="T1030">partnerships</text:span>.xml file. <text:span text:style-name="T1030">Only partnerships that must SEND files should have this configuration.</text:span></text:p>
      <text:p text:style-name="P586">The advantage of this poller configuration is that the directory poller is automatically removed if the partnership is disabled or removed and retains a cleaner configuration over time.</text:p>
      <text:p text:style-name="P584">When the OpenAS2 server detects a change to the partnerships.xml file it will automatically clear all existing partnerships defined pollers and reload all partnerships starting any pollers for the partnerships configured to <text:span text:style-name="T1037">load a poller module</text:span>.</text:p>
      <text:p text:style-name="P585"><text:soft-page-break/><text:span text:style-name="T1031">The base conf</text:span><text:span text:style-name="T1032">iguration for these pollers is stored in the config.xml file in the “</text:span><text:span text:style-name="T563">pollerConfigBase</text:span><text:span text:style-name="T1032">”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125669648"/><text:change text:change-id="ct105553125670128"/><text:change-start text:change-id="ct105553125670368"/><text:span text:style-name="T1032">t</text:span><text:change-end text:change-id="ct105553125670368"/><text:change-start text:change-id="ct105553125670608"/><text:span text:style-name="T1044">n</text:span><text:change-end text:change-id="ct105553125670608"/><text:change-start text:change-id="ct105553125556224"/><text:span text:style-name="T1032">erships using the partnership enabled poller.</text:span></text:p>
      <text:p text:style-name="P585"><text:span text:style-name="T1032">The minimum required setting in a partnership to enable a poller is shown below. </text:span><text:span text:style-name="T1033">Insert the shown element as a child of the &lt;partnership&gt; element to enable a poller for that partnership</text:span><text:span text:style-name="T1032">:</text:span></text:p>
      <text:p text:style-name="P65"><text:span text:style-name="T481"><text:s/></text:span><text:span text:style-name="T542">&lt;</text:span><text:span text:style-name="T568">pollerConfig</text:span><text:span text:style-name="T871"> </text:span><text:span text:style-name="T423">enabled</text:span><text:span text:style-name="T481">=</text:span><text:span text:style-name="T309">"true"</text:span><text:span text:style-name="T542">/&gt;</text:span></text:p>
      <text:p text:style-name="P574"><text:span text:style-name="T1032">If the “enabled” attribute is set to any value other than “true” or the attribute is not present then a poller will not be added for that partnership. </text:span>The below XML defines a <text:span text:style-name="T1032">partnership configured pollers base configuration</text:span>:</text:p>
      <text:p text:style-name="P111"><text:span text:style-name="T464"><text:s text:c="3"/></text:span><text:span text:style-name="T530">&lt;</text:span><text:span text:style-name="T557">pollerConfigBase</text:span><text:change-end text:change-id="ct105553125556224"/><text:change-start text:change-id="ct105553125556464"/></text:p>
      <text:p text:style-name="P111"><text:change-end text:change-id="ct105553125556464"/><text:change text:change-id="ct105553125556704"/><text:change-start text:change-id="ct105553125556944"/><text:span text:style-name="T858"><text:s text:c="5"/></text:span><text:change-end text:change-id="ct105553125556944"/><text:change-start text:change-id="ct105553125557184"/><text:span text:style-name="T403">classname</text:span><text:span text:style-name="T464">=</text:span><text:span text:style-name="T293">"org.openas2.processor.receiver.AS2DirectoryPollingModule"</text:span></text:p>
      <text:p text:style-name="P109"><text:span text:style-name="T858"><text:s text:c="5"/></text:span><text:change-end text:change-id="ct105553125557184"/><text:change text:change-id="ct105553125557424"/><text:change-start text:change-id="ct105553125557664"/><text:span text:style-name="T403">outboxdir</text:span><text:span text:style-name="T464">=</text:span><text:span text:style-name="T293">"$properties.storageBaseDir$/outbox/</text:span><text:change-end text:change-id="ct105553125557664"/><text:change text:change-id="ct105553125557904"/><text:change-start text:change-id="ct105553125558144"/><text:span text:style-name="T293">$partnership.receiver.</text:span><text:span text:style-name="T303">as2_id</text:span><text:span text:style-name="T293">$</text:span><text:change-end text:change-id="ct105553125558144"/><text:change-start text:change-id="ct105553125558384"/><text:span text:style-name="T293">"</text:span></text:p>
      <text:p text:style-name="P110"><text:span text:style-name="T858"><text:s text:c="5"/></text:span><text:change-end text:change-id="ct105553125558384"/><text:change text:change-id="ct105553125558624"/><text:change-start text:change-id="ct105553125558864"/><text:span text:style-name="T403">errordir</text:span><text:span text:style-name="T464">=</text:span><text:span text:style-name="T293">"$properties.storageBaseDir$/outbox/error/$date.YYYY$-$date.MM$-$date.dd</text:span><text:change-end text:change-id="ct105553125558864"/><text:change-start text:change-id="ct105553125559104"/><text:span text:style-name="T304">$</text:span><text:change-end text:change-id="ct105553125559104"/><text:change-start text:change-id="ct105553125559344"/><text:span text:style-name="T293">/$partnership.receiver.</text:span><text:span text:style-name="T303">as2_id</text:span><text:span text:style-name="T293">$"</text:span></text:p>
      <text:p text:style-name="P111"><text:change-end text:change-id="ct105553125559344"/><text:change-start text:change-id="ct105553125559584"/><text:span text:style-name="T858"><text:s text:c="5"/></text:span><text:span text:style-name="T872">sent</text:span><text:span text:style-name="T403">dir</text:span><text:span text:style-name="T464">=</text:span><text:span text:style-name="T293">"$properties.storageBaseDir$/outbox/</text:span><text:span text:style-name="T307">sent/$partnership.receiver.</text:span><text:span text:style-name="T303">as2_id</text:span><text:span text:style-name="T307">$</text:span><text:span text:style-name="T293">/$date.YYYY$-$date.MM$-$date.dd</text:span><text:span text:style-name="T304">$</text:span><text:span text:style-name="T293">"</text:span></text:p>
      <text:p text:style-name="P111"><text:change-end text:change-id="ct105553125559584"/><text:change-start text:change-id="ct105553125559824"/><text:span text:style-name="T858"><text:s text:c="5"/></text:span><text:change-end text:change-id="ct105553125559824"/><text:change text:change-id="ct105553125560064"/><text:change-start text:change-id="ct105553125560304"/><text:span text:style-name="T403">interval</text:span><text:span text:style-name="T464">=</text:span><text:span text:style-name="T293">"5"</text:span></text:p>
      <text:p text:style-name="P110"><text:span text:style-name="T858"><text:s text:c="5"/></text:span><text:change-end text:change-id="ct105553125560304"/><text:change text:change-id="ct105553125560544"/><text:change-start text:change-id="ct105553125560784"/><text:span text:style-name="T403">defaults</text:span><text:span text:style-name="T464">=</text:span><text:span text:style-name="T293">"sender.as2_id=$partnership.sender.</text:span><text:span text:style-name="T303">as2_id</text:span><text:span text:style-name="T293">$, receiver.as2_id=$partnership.receiver.</text:span><text:span text:style-name="T303">as2_id</text:span><text:span text:style-name="T293">$"</text:span></text:p>
      <text:p text:style-name="P104"><text:span text:style-name="T858"><text:s text:c="5"/></text:span><text:change-end text:change-id="ct105553125560784"/><text:change text:change-id="ct105553125561024"/><text:change-start text:change-id="ct105553125561264"/><text:span text:style-name="T403">sendfilename</text:span><text:span text:style-name="T464">=</text:span><text:span text:style-name="T293">"true"</text:span></text:p>
      <text:p text:style-name="P116"><text:span text:style-name="T858"><text:s text:c="5"/></text:span><text:change-end text:change-id="ct105553125561264"/><text:change text:change-id="ct105553125561504"/><text:change-start text:change-id="ct105553125561744"/><text:span text:style-name="T403">mimetype</text:span><text:span text:style-name="T464">=</text:span><text:span text:style-name="T293">"application/EDI-X12"</text:span><text:span text:style-name="T530">/&gt;</text:span></text:p>
      <text:p text:style-name="P22"/>
      <text:p text:style-name="P576"><text:span text:style-name="T1033">Do not change the</text:span> <text:span text:style-name="T432">“</text:span><text:span text:style-name="T492">defaults</text:span><text:span text:style-name="T432">”</text:span> attribute – <text:span text:style-name="T1033">it </text:span><text:change-end text:change-id="ct105553125561744"/><text:change-start text:change-id="ct105553125561984"/><text:span text:style-name="T1073">is </text:span><text:change-end text:change-id="ct105553125561984"/><text:change-start text:change-id="ct105553125562224"/><text:span text:style-name="T1033">specified to retrieve</text:span> the sender and receiver AS2 ID’s f<text:change-end text:change-id="ct105553125562224"/><text:change text:change-id="ct105553125562464"/><text:change-start text:change-id="ct105553125562704"/><text:span text:style-name="T1033">rom the partnership that the poller is configured in</text:span><text:change-end text:change-id="ct105553125562704"/><text:change-start text:change-id="ct105553125562944"/><text:span text:style-name="T1033"> </text:span><text:span text:style-name="T1073">and changing it will cause the poller to fail to know where to send files to</text:span><text:change-end text:change-id="ct105553125562944"/><text:change-start text:change-id="ct105553125563184"/>. The file name sent to the partner will be exactly the name of the file as it is when detected by the directory polling module unless there is some other configuration <text:span text:style-name="T875">to override the file name as defined in the “</text:span><text:span text:style-name="T875"><text:bookmark-ref text:reference-format="text" text:ref-name="__RefHeading___Toc5278_961763789">File Name Parsing</text:bookmark-ref></text:span><text:span text:style-name="T875">” section further down in this document</text:span>.<text:change-end text:change-id="ct105553125563184"/><text:change-start text:change-id="ct105553125563424"/></text:p>
      <text:p text:style-name="P606">If you want to override any of the attributes from the <text:change-end text:change-id="ct105553125563424"/><text:change-start text:change-id="ct105553125563664"/><text:span text:style-name="T41">pollerConfigBase</text:span> element, you simpl<text:span text:style-name="T1074">y</text:span> put the relevant attribute <text:span text:style-name="T1074">you want to override </text:span>into the <text:span text:style-name="T41">pollerConfig</text:span> element in the partnership.</text:p>
      <text:p text:style-name="P606">For example, to override the <text:span text:style-name="T41">outdboxdir</text:span> attribute, <text:change-end text:change-id="ct105553125563664"/><text:change-start text:change-id="ct105553125563904"/>you would have this in the pollerConfig element:</text:p>
      <text:p text:style-name="P66"><text:change-end text:change-id="ct105553125563904"/><text:change-start text:change-id="ct105553125564144"/><text:span text:style-name="T542">&lt;</text:span><text:span text:style-name="T568">pollerConfig</text:span><text:span text:style-name="T871"> </text:span><text:span text:style-name="T423">enabled</text:span><text:span text:style-name="T481">=</text:span><text:span text:style-name="T309">"true" </text:span><text:span text:style-name="T427">outboxdir</text:span><text:span text:style-name="T466">=</text:span><text:span text:style-name="T309">"/</text:span><text:span text:style-name="T311">my/specific/base_dir/$partnership.receiver.</text:span><text:span text:style-name="T312">as2_id</text:span><text:span text:style-name="T311">$</text:span><text:span text:style-name="T309">"</text:span><text:span text:style-name="T542">/&gt;</text:span><text:change-end text:change-id="ct105553125564144"/><text:change-start text:change-id="ct105553125564384"/></text:p>
      <text:p text:style-name="P776"><text:bookmark-start text:name="__RefHeading___Toc10526_3464075540"/>The rest of the attributes will be sourced from the pollerConfigBase element.<text:bookmark-end text:name="__RefHeading___Toc10526_3464075540"/><text:change-end text:change-id="ct105553125564384"/><text:change text:change-id="ct105553125564624"/><text:change text:change-id="ct105553125564864"/><text:change-start text:change-id="ct105553125565104"/></text:p>
      <text:h text:style-name="P680" text:outline-level="3"><text:bookmark-start text:name="__RefHeading___Toc19135_1581896035"/><text:change-end text:change-id="ct105553125565104"/><text:change-start text:change-id="ct105553125565344"/><text:span text:style-name="T1029">Config XML Defined</text:span><text:change-end text:change-id="ct105553125565344"/> Directory<text:change-start text:change-id="ct105553125565584"/> <text:span text:style-name="T1029">Poller</text:span><text:bookmark-end text:name="__RefHeading___Toc19135_1581896035"/><text:change-end text:change-id="ct105553125565584"/></text:h>
      <text:p text:style-name="P582"><text:change-start text:change-id="ct105553125565824"/>This poller is configured as a module in the config.xml file.</text:p>
      <text:p text:style-name="P575"><text:change-end text:change-id="ct105553125565824"/><text:change-start text:change-id="ct105553125566064"/><text:span text:style-name="T1029">IMPORTANT: Configuring a poller using this meth</text:span><text:change-end text:change-id="ct105553125566064"/><text:change-start text:change-id="ct105553125566304"/><text:span text:style-name="T1029">od will NOT a</text:span><text:span text:style-name="T1030">u</text:span><text:span text:style-name="T1029">tomatically load the poller – the OpenAS2 server must be restarted.</text:span></text:p>
      <text:p text:style-name="P575"><text:change-end text:change-id="ct105553125566304"/>The below XML defines a dedicated directory for files to be sent to a specific partner:</text:p>
      <text:p text:style-name="P21"><text:span text:style-name="T530">&lt;</text:span><text:span text:style-name="T557">module</text:span></text:p>
      <text:p text:style-name="P21"><text:span text:style-name="T557"><text:tab/></text:span><text:span text:style-name="T403">classname</text:span><text:span text:style-name="T464">=</text:span><text:span text:style-name="T293">"org.openas2.processor.receiver.AS2DirectoryPollingModule"</text:span></text:p>
      <text:p text:style-name="P28"><text:span text:style-name="T858"><text:tab/></text:span><text:span text:style-name="T403">outboxdir</text:span><text:span text:style-name="T464">=</text:span><text:span text:style-name="T293">"$properties.storageBaseDir$/toPartnerA/"</text:span></text:p>
      <text:p text:style-name="P28"><text:span text:style-name="T858"><text:tab/></text:span><text:span text:style-name="T403">errordir</text:span><text:span text:style-name="T464">=</text:span><text:span text:style-name="T293">"$properties.storageBaseDir$/toPartnerA/error"</text:span></text:p>
      <text:p text:style-name="P28"><text:soft-page-break/><text:span text:style-name="T858"><text:tab/></text:span><text:span text:style-name="T403">interval</text:span><text:span text:style-name="T464">=</text:span><text:span text:style-name="T293">"5"</text:span></text:p>
      <text:p text:style-name="P28"><text:span text:style-name="T858"><text:tab/></text:span><text:span text:style-name="T403">defaults</text:span><text:span text:style-name="T464">=</text:span><text:span text:style-name="T293">"sender.as2_id=</text:span><text:span text:style-name="T297">MyCompany</text:span><text:span text:style-name="T293">_OID, receiver.as2_id=PartnerA_OID"</text:span></text:p>
      <text:p text:style-name="P28"><text:span text:style-name="T858"><text:tab/></text:span><text:span text:style-name="T403">sendfilename</text:span><text:span text:style-name="T464">=</text:span><text:span text:style-name="T293">"true"</text:span></text:p>
      <text:p text:style-name="P28"><text:span text:style-name="T858"><text:tab/></text:span><text:span text:style-name="T403">mimetype</text:span><text:span text:style-name="T464">=</text:span><text:span text:style-name="T293">"application/EDI-X12"</text:span><text:span text:style-name="T530">/&gt;</text:span></text:p>
      <text:p text:style-name="P21"/>
      <text:p text:style-name="P573">The “<text:span text:style-name="T793">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75">to override the file name as defined in the “</text:span><text:change text:change-id="ct105553125596432"/><text:change-start text:change-id="ct105553125597152"/><text:span text:style-name="T875"><text:bookmark-ref text:reference-format="text" text:ref-name="__RefHeading___Toc5278_961763789">File Name Parsing</text:bookmark-ref></text:span><text:change-end text:change-id="ct105553125597152"/><text:span text:style-name="T875">” section further down in this document</text:span>.</text:p>
      <text:h text:style-name="P681" text:outline-level="3"><text:bookmark-start text:name="__RefHeading___Toc16386_3404463144"/>Restricting Directory Files By Extension <text:span text:style-name="T1012">Or Name</text:span><text:bookmark-end text:name="__RefHeading___Toc16386_3404463144"/></text:h>
      <text:p text:style-name="P571">The directory polling module can be configured to only use files with a specific extension and/or exclude files with a specific extension <text:span text:style-name="T1012">and/or exclude files based on a regular expresssion match on the entire file name</text:span>.</text:p>
      <text:p text:style-name="P571">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76">although it does not make sense to use both at the same time</text:span>:</text:p>
      <text:p text:style-name="P29"><text:span text:style-name="T858"><text:tab/></text:span><text:span text:style-name="T409">fileextensionfilter</text:span><text:span text:style-name="T464">=</text:span><text:span text:style-name="T293">"</text:span><text:span text:style-name="T294">doc, docx, txt, edi</text:span><text:span text:style-name="T293">"</text:span></text:p>
      <text:p text:style-name="P29"><text:span text:style-name="T858"><text:tab/></text:span><text:span text:style-name="T409">fileextensionexcludefilter</text:span><text:span text:style-name="T464">=</text:span><text:span text:style-name="T293">"</text:span><text:span text:style-name="T295">tmp</text:span><text:span text:style-name="T293">"</text:span></text:p>
      <text:p text:style-name="P32"><text:span text:style-name="T858"><text:tab/></text:span><text:span text:style-name="T409">file</text:span><text:span text:style-name="T422">name</text:span><text:span text:style-name="T409">exclude</text:span><text:span text:style-name="T422">regex</text:span><text:span text:style-name="T409">filter</text:span><text:span text:style-name="T464">=</text:span><text:span text:style-name="T293">"</text:span><text:span text:style-name="T301">.+Tmp[.]{1}</text:span><text:span text:style-name="T302">.</text:span><text:span text:style-name="T301">+</text:span><text:span text:style-name="T293">"</text:span></text:p>
      <text:p text:style-name="P498"/>
      <text:p text:style-name="P499">The attributes above are evaluated as an AND function so if any of the filters excludes a file it ignores the other filters and excludes the file from processing.</text:p>
      <text:p text:style-name="P499"/>
      <text:p text:style-name="P826"><text:change-start text:change-id="ct105553259822560"/>Using the above attributes, files with “<text:change-end text:change-id="ct105553259822560"/><text:change-start text:change-id="ct105553259818240"/><text:span text:style-name="T81">.tmp</text:span><text:change-end text:change-id="ct105553259818240"/><text:change-start text:change-id="ct105553259818720"/>” on the end of the file name or with “<text:change-end text:change-id="ct105553259818720"/><text:change-start text:change-id="ct105553259818960"/><text:span text:style-name="T81">Tmp.</text:span><text:change-end text:change-id="ct105553259818960"/><text:change-start text:change-id="ct105553259819200"/>” in the file name will be ignored and only files with “<text:change-end text:change-id="ct105553259819200"/><text:change-start text:change-id="ct105553259819440"/><text:span text:style-name="T432">.</text:span><text:change-end text:change-id="ct105553259819440"/><text:change-start text:change-id="ct105553259819680"/><text:span text:style-name="T506">doc” “.docx”, “.txt”, “.edi”</text:span><text:change-end text:change-id="ct105553259819680"/><text:change-start text:change-id="ct105553259819920"/><text:span text:style-name="T508"> will be processed. </text:span><text:change-end text:change-id="ct105553259819920"/></text:p>
      <text:p text:style-name="P826"><text:change-start text:change-id="ct105553259820160"/><text:span text:style-name="T508">NOTE: Using both “</text:span><text:change-end text:change-id="ct105553259820160"/><text:change-start text:change-id="ct105553259820400"/><text:span text:style-name="T803">fileextensionfilter</text:span><text:change-end text:change-id="ct105553259820400"/><text:change-start text:change-id="ct105553259820640"/><text:span text:style-name="T508">” and “</text:span><text:change-end text:change-id="ct105553259820640"/><text:change-start text:change-id="ct105553259820880"/><text:span text:style-name="T803">fileextensionexcludefilter</text:span><text:change-end text:change-id="ct105553259820880"/><text:change-start text:change-id="ct105553259821120"/><text:span text:style-name="T508">” at the same time is generally redundant since the “</text:span><text:change-end text:change-id="ct105553259821120"/><text:change-start text:change-id="ct105553259821360"/><text:span text:style-name="T803">fileextensionfilter</text:span><text:change-end text:change-id="ct105553259821360"/><text:change-start text:change-id="ct105553259821600"/><text:span text:style-name="T508">” does NOT include “tmp” extensions so the “.tmp” will be ignored with just the “</text:span><text:change-end text:change-id="ct105553259821600"/><text:change-start text:change-id="ct105553259821840"/><text:span text:style-name="T803">fileextensionfilter</text:span><text:change-end text:change-id="ct105553259821840"/><text:change-start text:change-id="ct105553259822080"/><text:span text:style-name="T508">” option in this example.</text:span><text:change-end text:change-id="ct105553259822080"/><text:change-start text:change-id="ct105553259895600"/></text:p>
      <text:h text:style-name="P705" text:outline-level="3"><text:bookmark-start text:name="__RefHeading___Toc16386_34044631441"/>Auto Splitting Large Files<text:bookmark-end text:name="__RefHeading___Toc16386_34044631441"/></text:h>
      <text:p text:style-name="P1017"><text:change-end text:change-id="ct105553259895600"/><text:change-start text:change-id="ct105553259867632"/><text:span text:style-name="T508">Configuration can be added per partnership </text:span><text:change-end text:change-id="ct105553259867632"/><text:change-start text:change-id="ct105553259579984"/><text:span text:style-name="T508">definition to automatically split files into smaller files for </text:span><text:span text:style-name="T507">sending</text:span><text:span text:style-name="T508"> </text:span><text:span text:style-name="T510">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018"><text:span text:style-name="T508">The following attributes can be added to the partnership definition that defines sending a file from your location to your partner:</text:span></text:p>
      <text:p text:style-name="P168"><text:span text:style-name="T471"><text:s text:c="4"/></text:span><text:span text:style-name="T534">&lt;</text:span><text:span text:style-name="T561">attribute</text:span><text:span text:style-name="T863"> </text:span><text:span text:style-name="T404">name</text:span><text:span text:style-name="T472">=</text:span><text:span text:style-name="T326">"split_file_</text:span><text:span text:style-name="T331">threshold_size_in</text:span><text:span text:style-name="T326">_bytes"</text:span><text:span text:style-name="T863"> </text:span><text:span text:style-name="T404">value</text:span><text:span text:style-name="T472">=</text:span><text:span text:style-name="T326">"1073741824"</text:span><text:span text:style-name="T534">/&gt;</text:span></text:p>
      <text:p text:style-name="P28"><text:span text:style-name="T464"><text:s text:c="5"/></text:span><text:span text:style-name="T530">&lt;</text:span><text:span text:style-name="T557">attribute</text:span><text:span text:style-name="T858"> </text:span><text:span text:style-name="T403">name</text:span><text:span text:style-name="T464">=</text:span><text:span text:style-name="T293">"split_file_contains_header_row"</text:span><text:span text:style-name="T858"> </text:span><text:span text:style-name="T403">value</text:span><text:span text:style-name="T464">=</text:span><text:span text:style-name="T293">"true"</text:span><text:span text:style-name="T858"> </text:span><text:span text:style-name="T403">note</text:span><text:span text:style-name="T464">=</text:span><text:span text:style-name="T293">"If true, the header row will be repeated in each file"</text:span><text:span text:style-name="T530">/&gt;</text:span></text:p>
      <text:p text:style-name="P28"><text:span text:style-name="T464"><text:s text:c="5"/></text:span><text:span text:style-name="T530">&lt;</text:span><text:span text:style-name="T557">attribute</text:span><text:span text:style-name="T858"> </text:span><text:span text:style-name="T403">name</text:span><text:span text:style-name="T464">=</text:span><text:span text:style-name="T293">"split_file_name_prefix"</text:span><text:span text:style-name="T858"> </text:span><text:span text:style-name="T403">value</text:span><text:span text:style-name="T464">=</text:span><text:span text:style-name="T293">"SF"</text:span><text:span text:style-name="T858"> </text:span><text:span text:style-name="T403">note</text:span><text:span text:style-name="T464">=</text:span><text:span text:style-name="T293">"Each split file name will be prefixed with the string specified here if set"</text:span><text:span text:style-name="T530">/&gt;</text:span></text:p>
      <text:p text:style-name="P827"><text:span text:style-name="T508"/></text:p>
      <text:p text:style-name="P827"><text:span text:style-name="T508">The attributes have the following effect:</text:span></text:p>
      <text:list text:style-name="L74">
        <text:list-item>
          <text:p text:style-name="P828"><text:span text:style-name="T508">split_file_threshold_size_in_bytes – specify in bytes the </text:span><text:span text:style-name="T511">threshold</text:span><text:span text:style-name="T508"> size of the file to be sent. The actual size will </text:span><text:span text:style-name="T511">at most be </text:span><text:span text:style-name="T508">the specified </text:span><text:span text:style-name="T511">threshold</text:span><text:span text:style-name="T508"> size </text:span><text:span text:style-name="T511">plus the length of line that crosses </text:span><text:soft-page-break/><text:span text:style-name="T511">the threshold so if your lines could be very long and the file size is critical, specify a smaller size to accommodate. </text:span></text:p>
        </text:list-item>
        <text:list-item>
          <text:p text:style-name="P828">split_file_contains_header_row - If <text:span text:style-name="T1094">set to “true”</text:span>, the header row will be repeated in each file. <text:span text:style-name="T1094">If omitted or set to any other value, this attribute has no effect.</text:span></text:p>
        </text:list-item>
        <text:list-item>
          <text:p text:style-name="P828">split_file_name_prefix" - Each split file name will be prefixed with the string specified here. if set. <text:span text:style-name="T1094">If omitted or set to the empty string, this attribute has no effect.</text:span></text:p>
        </text:list-item>
      </text:list>
      <text:p text:style-name="P829"><text:span text:style-name="T511">Each new file will be prefixed with a zero padded incrementing counting reflecting the files being created from the source file.</text:span></text:p>
      <text:p text:style-name="P1019"><text:span text:style-name="T508">Using the example attributes above, files will be split at 1GB into multiple files where if the source file name is a 3GB file named </text:span><text:span text:style-name="T512">my_test_data.csv</text:span><text:span text:style-name="T508">, the resulting files sent to the partner would be </text:span><text:span text:style-name="T512">SF01-my_test_data.csv</text:span><text:span text:style-name="T508">, </text:span><text:span text:style-name="T512">SF02-my_test_data.csv</text:span><text:span text:style-name="T508">, </text:span><text:span text:style-name="T512">SF03-my_test_data.csv</text:span><text:span text:style-name="T508"> and each file would have the first row from the original source file repeated in each file sent.</text:span></text:p>
      <text:p text:style-name="P1017"><text:span text:style-name="T508">NOTE: The partner will rece</text:span><text:change-end text:change-id="ct105553259579984"/><text:change-start text:change-id="ct105553259732000"/><text:span text:style-name="T508">ive </text:span><text:span text:style-name="T507">multiple files</text:span><text:span text:style-name="T508"> </text:span><text:change-end text:change-id="ct105553259732000"/><text:change-start text:change-id="ct105553259730560"/><text:span text:style-name="T509">where the file name will be prefixed wit</text:span><text:change-end text:change-id="ct105553259730560"/><text:change-start text:change-id="ct105553259860432"/><text:span text:style-name="T509">h a unique zero padded identifier to give the split files a unique reference </text:span><text:span text:style-name="T510">as </text:span><text:span text:style-name="T511">explained</text:span><text:span text:style-name="T510"> above</text:span><text:span text:style-name="T509">.</text:span><text:change-end text:change-id="ct105553259860432"/></text:p>
      <text:h text:style-name="P644" text:outline-level="2"><text:bookmark-start text:name="__RefHeading___Toc13065_3077181016"/>Receiving Files<text:bookmark-end text:name="__RefHeading___Toc13065_3077181016"/></text:h>
      <text:p text:style-name="P587"><text:change-start text:change-id="ct105553125597392"/>In order <text:change-end text:change-id="ct105553125597392"/><text:change text:change-id="ct105553125597632"/><text:change-start text:change-id="ct105553125597872"/><text:span text:style-name="T1044">to</text:span><text:change-end text:change-id="ct105553125597872"/><text:change-start text:change-id="ct105553125598112"/> receive and persist files over AS2 from a partner you must have the following configured:</text:p>
      <text:list text:style-name="L20">
        <text:list-item>
          <text:p text:style-name="P891">A network receiver module – <text:span text:style-name="T1035">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35">This module extracts the file from an AS2 message and then searches for a module that can process the extracted file</text:span></text:p>
        </text:list-item>
        <text:list-item>
          <text:p text:style-name="P891">A file handler module – this module is responsible for persisting the file extracted from the received AS2 message or handing it off for further processing.</text:p>
        </text:list-item>
      </text:list>
      <text:p text:style-name="P152"><text:change-end text:change-id="ct105553125598112"/><text:change-start text:change-id="ct105553125598352"/><text:span text:style-name="T1034">The default configuration provided with the OpenAS2 installer </text:span><text:change-end text:change-id="ct105553125598352"/><text:change text:change-id="ct105553125598592"/><text:change text:change-id="ct105553125598832"/><text:span text:style-name="T943">for receiving and storing files is shown below.</text:span></text:p>
      <text:p text:style-name="P153"><text:span text:style-name="T432"><text:tab/><text:tab/></text:span><text:span text:style-name="T514">&lt;</text:span><text:span text:style-name="T545">module</text:span> <text:span text:style-name="T383">classname</text:span><text:span text:style-name="T432">=</text:span><text:span text:style-name="T350">"org.openas2.processor.storage.MessageFileModule"</text:span></text:p>
      <text:p text:style-name="P154"><text:tab/><text:tab/><text:tab/><text:span text:style-name="T383">filename</text:span><text:span text:style-name="T432">=</text:span><text:span text:style-name="T350">"$properties.storageBaseDir$/$msg.sender.as2_id$-$msg.receiver.as2_id$/inbox/$msg.content-disposition.filename$-$msg.headers.message-id$"</text:span></text:p>
      <text:p text:style-name="P154"><text:tab/><text:tab/><text:tab/><text:span text:style-name="T383">header</text:span><text:span text:style-name="T432">=</text:span><text:span text:style-name="T350">"$properties.storageBaseDir$/$msg.sender.as2_id$-$msg.receiver.as2_id$/msgheaders/$date.yyyy-MM-dd$/$msg.content-disposition.filename$-$msg.headers.message-id$"</text:span></text:p>
      <text:p text:style-name="P154"><text:tab/><text:tab/><text:tab/><text:span text:style-name="T383">protocol</text:span><text:span text:style-name="T432">=</text:span><text:span text:style-name="T350">"as2"</text:span></text:p>
      <text:p text:style-name="P154"><text:tab/><text:tab/><text:tab/><text:span text:style-name="T383">tempdir</text:span><text:span text:style-name="T432">=</text:span><text:span text:style-name="T350">"$properties.storageBaseDir$/temp"</text:span><text:span text:style-name="T514">/&gt;</text:span></text:p>
      <text:p text:style-name="P154"/>
      <text:p text:style-name="P154"><text:span text:style-name="T432"><text:tab/><text:tab/></text:span><text:span text:style-name="T514">&lt;</text:span><text:span text:style-name="T545">module</text:span> <text:span text:style-name="T383">classname</text:span><text:span text:style-name="T432">=</text:span><text:span text:style-name="T350">"org.openas2.processor.receiver.AS2ReceiverModule"</text:span></text:p>
      <text:p text:style-name="P154"><text:tab/><text:tab/><text:tab/><text:span text:style-name="T383">port</text:span><text:span text:style-name="T432">=</text:span><text:span text:style-name="T350">"10080"</text:span></text:p>
      <text:p text:style-name="P154"><text:tab/><text:tab/><text:tab/><text:span text:style-name="T383">errordir</text:span><text:span text:style-name="T432">=</text:span><text:span text:style-name="T350">"$properties.storageBaseDir$/inbox/error"</text:span></text:p>
      <text:p text:style-name="P154"><text:tab/><text:tab/><text:tab/><text:span text:style-name="T383">errorformat</text:span><text:span text:style-name="T432">=</text:span><text:span text:style-name="T350">"sender.as2_id, receiver.as2_id, headers.message-id"</text:span><text:span text:style-name="T514">/&gt;</text:span></text:p>
      <text:p text:style-name="P153"><text:change-start text:change-id="ct105553125518592"/></text:p>
      <text:h text:style-name="P682" text:outline-level="3"><text:bookmark-start text:name="__RefHeading___Toc16916_3404463144"/>Overriding Storage Location <text:change-end text:change-id="ct105553125518592"/><text:change-start text:change-id="ct105553125519072"/>Per Partnership<text:bookmark-end text:name="__RefHeading___Toc16916_3404463144"/></text:h>
      <text:p text:style-name="P577">The “filename” attribute for the message sotrage m<text:change-end text:change-id="ct105553125519072"/><text:change-start text:change-id="ct105553125519552"/>odule determines where the received file will be stored and in which d<text:span text:style-name="T1036">i</text:span>rectory. This can be overridden per partnership so that <text:change-end text:change-id="ct105553125519552"/><text:change-start text:change-id="ct105553125520032"/>file storage locations can be completely different to the default location. To do this, add a <text:change-end text:change-id="ct105553125520032"/><text:change-start text:change-id="ct105553125520512"/>store_received_file_to attribute to the partnership<text:change-end text:change-id="ct105553125520512"/><text:change-start text:change-id="ct105553125520992"/></text:p>
      <text:p text:style-name="P114"><text:soft-page-break/><text:span text:style-name="T542">&lt;</text:span><text:span text:style-name="T568">attribute</text:span><text:span text:style-name="T871"> </text:span><text:span text:style-name="T423">name</text:span><text:span text:style-name="T481">=</text:span><text:span text:style-name="T309">"</text:span><text:span text:style-name="T310">store_received_file_to</text:span><text:span text:style-name="T309">"</text:span><text:span text:style-name="T871"> </text:span><text:span text:style-name="T423">value</text:span><text:span text:style-name="T481">=</text:span><text:span text:style-name="T309">"$properties.storageBaseDir$/</text:span><text:span text:style-name="T310">inbox/</text:span><text:span text:style-name="T309">$msg.</text:span><text:span text:style-name="T310">receiv</text:span><text:span text:style-name="T309">er.as2_id$/inbox/$msg.</text:span><text:span text:style-name="T310">send</text:span><text:span text:style-name="T309">er.as2_id$-</text:span><text:span text:style-name="T310">$rand.12345$-</text:span><text:span text:style-name="T309">$msg.content-disposition.filename$"</text:span><text:span text:style-name="T542">/&gt;</text:span></text:p>
      <text:p text:style-name="P578">The above adds the sender AS2 ID into the file name and stores it in a folder specific to the receiver AS2 ID.</text:p>
      <text:h text:style-name="P683" text:outline-level="3"><text:bookmark-start text:name="__RefHeading___Toc16918_3404463144"/>Providing Default File Name<text:bookmark-end text:name="__RefHeading___Toc16918_3404463144"/></text:h>
      <text:p text:style-name="P151"><text:change-end text:change-id="ct105553125520992"/>Normally the sender will send the name of the file in the payload headers but is not required in AS2 so you can set a default filename for this case.</text:p>
      <text:p text:style-name="P151">It is set in the config.xml file properties section using attribute <text:span text:style-name="T430">as2_receive_message_filename_fallback</text:span> as shown below. It supports $msg, $date and $rand style dynamic parameters.</text:p>
      <text:p text:style-name="P150"><text:span text:style-name="T468"><text:tab/></text:span><text:change-start text:change-id="ct105553125521952"/><text:span text:style-name="T541">&lt;</text:span><text:span text:style-name="T567">properties</text:span><text:change-end text:change-id="ct105553125521952"/></text:p>
      <text:p text:style-name="P104"><text:change-start text:change-id="ct105553125522192"/><text:span text:style-name="T858"><text:tab/><text:tab/></text:span><text:span text:style-name="T403">storageBaseDir</text:span><text:span text:style-name="T464">=</text:span><text:span text:style-name="T293">"%home%/../data"</text:span><text:change-end text:change-id="ct105553125522192"/></text:p>
      <text:p text:style-name="P104"><text:change-start text:change-id="ct105553125522432"/><text:span text:style-name="T858"><text:tab/><text:tab/></text:span><text:span text:style-name="T403">log_date_format</text:span><text:span text:style-name="T464">=</text:span><text:span text:style-name="T293">"yyyy-MM-dd HH:mm:ss.SSS"</text:span><text:change-end text:change-id="ct105553125522432"/></text:p>
      <text:p text:style-name="P104"><text:change-start text:change-id="ct105553125522672"/><text:span text:style-name="T858"><text:tab/><text:tab/></text:span><text:span text:style-name="T403">sql_timestamp_format</text:span><text:span text:style-name="T464">=</text:span><text:span text:style-name="T293">"yyyy-MM-dd HH:mm:ss.SSS"</text:span><text:change-end text:change-id="ct105553125522672"/></text:p>
      <text:p text:style-name="P104"><text:change-start text:change-id="ct105553125522912"/><text:span text:style-name="T858"><text:tab/><text:tab/></text:span><text:span text:style-name="T403">as2_message_id_format</text:span><text:span text:style-name="T464">=</text:span><text:span text:style-name="T293">"OPENAS2-$date.ddMMyyyyHHmmssZ$-$rand.UUID$@$msg.sender.as2_id$_$msg.receiver.as2_id$"</text:span><text:change-end text:change-id="ct105553125522912"/></text:p>
      <text:p text:style-name="P104"><text:change-start text:change-id="ct105553125669888"/><text:span text:style-name="T858"><text:tab/><text:tab/></text:span><text:span text:style-name="T403">as2_async_mdn_url</text:span><text:span text:style-name="T464">=</text:span><text:span text:style-name="T293">"http://localhost:10081"</text:span><text:change-end text:change-id="ct105553125669888"/></text:p>
      <text:p text:style-name="P104"><text:change-start text:change-id="ct105553125539840"/><text:span text:style-name="T858"><text:tab/><text:tab/></text:span><text:span text:style-name="T403">as2_receive_message_filename_fallback</text:span><text:span text:style-name="T464">=</text:span><text:span text:style-name="T293">"$rand.shortUUID$"</text:span><text:change-end text:change-id="ct105553125539840"/></text:p>
      <text:p text:style-name="P104"><text:change-start text:change-id="ct105553125540080"/><text:span text:style-name="T858"><text:tab/></text:span><text:span text:style-name="T530">/&gt;</text:span><text:change-end text:change-id="ct105553125540080"/></text:p>
      <text:p text:style-name="P150"/>
      <text:h text:style-name="Heading_20_2" text:outline-level="2"><text:bookmark-start text:name="__RefHeading___Toc5987_46039121"/><text:span text:style-name="T725">AS2 </text:span>Message Tracking<text:bookmark-end text:name="__RefHeading___Toc5987_46039121"/></text:h>
      <text:p text:style-name="P294">As of version 2.1.0 the system will <text:span text:style-name="T660">track</text:span> key events in the message transmission and reception process <text:span text:style-name="T660">and invokes any configured action handlers that can then process the information in some way. The default deployment of OpenAS2 supports a database tracking module that will write the message state </text:span>to an embedded H2 database. <text:span text:style-name="T726">As an AS2 message is processed, key points are logged to the database for a given message as a single record. As the message reaches the next state, the system overwrites the previous state.</text:span></text:p>
      <text:p text:style-name="P297">The <text:span text:style-name="T727">database tracking uses the module "org.openas2.processor.msgtracking.DbTrackingModule".</text:span></text:p>
      <text:p text:style-name="P296"><text:span text:style-name="Source_20_Text"><text:span text:style-name="T200">Configuration parameters for the database tracking functionality are</text:span></text:span><text:span text:style-name="Source_20_Text"><text:span text:style-name="T187"> </text:span></text:span><text:span text:style-name="Source_20_Text"><text:span text:style-name="T188">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1">Function</text:p>
            </table:table-cell>
            <table:table-cell table:style-name="Table1.A1" office:value-type="string">
              <text:p text:style-name="P561">Attribute Name</text:p>
            </table:table-cell>
            <table:table-cell table:style-name="Table1.C1" office:value-type="string">
              <text:p text:style-name="P560">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295"><text:span text:style-name="Source_20_Text"><text:span text:style-name="T674">%</text:span></text:span><text:span text:style-name="Source_20_Text"><text:span text:style-name="T676">home%</text:span></text:span><text:span text:style-name="Source_20_Text"><text:span text:style-name="T674">/</text:span></text:span><text:span text:style-name="Source_20_Text"><text:span text:style-name="T677">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28">(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ext:soft-page-break/>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296"><text:span text:style-name="Source_20_Text"><text:span text:style-name="T188"/></text:span></text:p>
      <text:p text:style-name="P296"><text:span text:style-name="Source_20_Text"><text:span text:style-name="T216">** </text:span></text:span><text:span text:style-name="Source_20_Text"><text:span text:style-name="T217">IMPORTANT: Using a different table name requires ensuring that the database schema has the same table name. See the appendices for information on creating the schema.</text:span></text:span></text:p>
      <text:p text:style-name="P302">Use of an external database can be configured for any database that has a JDBC driver such as Oracle, MySql or Postgresql.</text:p>
      <text:p text:style-name="P308"><text:span text:style-name="Source_20_Text"><text:span text:style-name="T201">To use an external database:</text:span></text:span></text:p>
      <text:list text:style-name="L21">
        <text:list-item>
          <text:p text:style-name="P789"><text:span text:style-name="Source_20_Text"><text:span text:style-name="T210">put the appropriate JDBC driver jar </text:span></text:span><text:span text:style-name="Source_20_Text"><text:span text:style-name="T211">for the SQL system you want to use </text:span></text:span><text:span text:style-name="Source_20_Text"><text:span text:style-name="T210">into the “lib” folder of the OpenAS2 install</text:span></text:span></text:p>
        </text:list-item>
        <text:list-item>
          <text:p text:style-name="P789"><text:span text:style-name="Source_20_Text"><text:span text:style-name="T201">the “</text:span></text:span><text:span text:style-name="Source_20_Text"><text:span text:style-name="T183">use_embedded_db</text:span></text:span><text:span text:style-name="Source_20_Text"><text:span text:style-name="T202">” </text:span></text:span><text:span text:style-name="Source_20_Text"><text:span text:style-name="T210">attribute </text:span></text:span><text:span text:style-name="Source_20_Text"><text:span text:style-name="T201">must be set to “</text:span></text:span><text:span text:style-name="Source_20_Text"><text:span text:style-name="T184">false</text:span></text:span><text:span text:style-name="Source_20_Text"><text:span text:style-name="T201">” </text:span></text:span><text:span text:style-name="Source_20_Text"><text:span text:style-name="T210">and </text:span></text:span><text:span text:style-name="Source_20_Text"><text:span text:style-name="T203">the appropriate settings changed in the database tracking module XML. </text:span></text:span></text:p>
        </text:list-item>
      </text:list>
      <text:p text:style-name="P308"><text:span text:style-name="Source_20_Text"><text:span text:style-name="T203"/></text:span></text:p>
      <text:p text:style-name="P308"><text:span text:style-name="Source_20_Text"><text:span text:style-name="T203">Below is a sample configuration for using Postgresql database:</text:span></text:span></text:p>
      <text:p text:style-name="Standard"><text:span text:style-name="Source_20_Text"><text:span text:style-name="T729">&lt;module classname="org.openas2.processor.msgtracking.DbTrackingModule"</text:span></text:span></text:p>
      <text:p text:style-name="Standard"><text:span text:style-name="Source_20_Text"><text:span text:style-name="T729"><text:s text:c="3"/>use_embedded_db="false"</text:span></text:span></text:p>
      <text:p text:style-name="Standard"><text:span text:style-name="Source_20_Text"><text:span text:style-name="T729"><text:s text:c="3"/>force_load_jdbc_driver="false"</text:span></text:span></text:p>
      <text:p text:style-name="Standard"><text:span text:style-name="Source_20_Text"><text:span text:style-name="T729"><text:s text:c="3"/>db_user="sa"</text:span></text:span></text:p>
      <text:p text:style-name="Standard"><text:span text:style-name="Source_20_Text"><text:span text:style-name="T729"><text:s text:c="3"/>db_pwd="OpenAS2"</text:span></text:span></text:p>
      <text:p text:style-name="Standard"><text:span text:style-name="Source_20_Text"><text:span text:style-name="T729"><text:s text:c="3"/>db_name="openas2"</text:span></text:span></text:p>
      <text:p text:style-name="Standard"><text:span text:style-name="Source_20_Text"><text:span text:style-name="T729"><text:s text:c="3"/>db_directory="%home%/DB"</text:span></text:span></text:p>
      <text:p text:style-name="Standard"><text:span text:style-name="Source_20_Text"><text:span text:style-name="T729"><text:s text:c="3"/>jdbc_driver="org.postgresql.Driver"</text:span></text:span></text:p>
      <text:p text:style-name="Standard"><text:span text:style-name="Source_20_Text"><text:span text:style-name="T729"><text:s text:c="3"/>jdbc_connect_string="jdbc:postgresql://localhost:5432/$component.db_name$"</text:span></text:span></text:p>
      <text:p text:style-name="Standard"><text:span text:style-name="Source_20_Text"><text:span text:style-name="T729"><text:s text:c="3"/>sql_escape_character="'"</text:span></text:span></text:p>
      <text:p text:style-name="Standard"><text:span text:style-name="Source_20_Text"><text:span text:style-name="T729">/&gt;</text:span></text:span></text:p>
      <text:p text:style-name="P296"><text:span text:style-name="Source_20_Text"><text:span text:style-name="T192"/></text:span></text:p>
      <text:p text:style-name="P298"><text:span text:style-name="Source_20_Text"><text:span text:style-name="T205">The user name and password can be changed using either a JDBC connection or the command line tool as described below. It is recommended that a readonly user is added for reading data from the database. </text:span></text:span></text:p>
      <text:p text:style-name="P298"><text:span text:style-name="Source_20_Text"><text:span text:style-name="T205">To connect to the H2 database whilst OpenAS2 is running use this JDBC connect string:</text:span></text:span></text:p>
      <text:p text:style-name="P299"><text:span text:style-name="Source_20_Text"><text:span text:style-name="T193">j</text:span></text:span><text:span text:style-name="Source_20_Text"><text:span text:style-name="T194">dbc:h2:tcp://localhost:9092/openas2</text:span></text:span></text:p>
      <text:p text:style-name="P296"><text:span text:style-name="Source_20_Text"><text:span text:style-name="T192">To query the database from the command line, you must have OpenAS2 running then use this command:</text:span></text:span></text:p>
      <text:p text:style-name="P296"><text:span text:style-name="Source_20_Text"><text:span text:style-name="T194">java -cp </text:span></text:span><text:span text:style-name="Emphasis"><text:span text:style-name="T194">[path to OpenAS2 install]</text:span></text:span><text:span text:style-name="Source_20_Text"><text:span text:style-name="T194">/lib/h2-1.4.19</text:span></text:span><text:span text:style-name="Source_20_Text"><text:span text:style-name="T196">7</text:span></text:span><text:span text:style-name="Source_20_Text"><text:span text:style-name="T194">.jar org.h2.tools.</text:span></text:span><text:span text:style-name="Source_20_Text"><text:span text:style-name="T195">Shell</text:span></text:span><text:span text:style-name="Source_20_Text"><text:span text:style-name="T194"> -user sa -password OpenAS2 -url jdbc:h2:tcp://localhost:9092/openas2</text:span></text:span></text:p>
      <text:p text:style-name="P452"><text:span text:style-name="Source_20_Text"><text:span text:style-name="T198">There is a script in the bin folder named </text:span></text:span><text:span text:style-name="Source_20_Text"><text:span text:style-name="T199">db_connect.sh</text:span></text:span><text:span text:style-name="Source_20_Text"><text:span text:style-name="T198"> that will do the above for you.</text:span></text:span></text:p>
      <text:p text:style-name="P453"><text:span text:style-name="Source_20_Text"><text:span text:style-name="T190">There is a file named </text:span></text:span><text:span text:style-name="Source_20_Text"><text:span text:style-name="T188">db_ddl.sql file </text:span></text:span><text:span text:style-name="Source_20_Text"><text:span text:style-name="T189">located in the config folder </text:span></text:span><text:span text:style-name="Source_20_Text"><text:span text:style-name="T190">that can be used to create the necessary table structure if your DB becomes corrupted.</text:span></text:span></text:p>
      <text:p text:style-name="P453"><text:span text:style-name="Source_20_Text"><text:span text:style-name="T224">Run the command found in the “bin” directory of your install in the order defined to recreate the </text:span></text:span><text:soft-page-break/><text:span text:style-name="Source_20_Text"><text:span text:style-name="T224">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text:span></text:span><text:span text:style-name="Source_20_Text"><text:span text:style-name="T224">:</text:span></text:span></text:p>
      <text:list xml:id="list117230790" text:style-name="L22">
        <text:list-item>
          <text:p text:style-name="P893"><text:span text:style-name="Source_20_Text"><text:span text:style-name="T229">h2_create_new_db.sh -P &lt;your DB password&gt;<text:line-break/></text:span></text:span><text:span text:style-name="Source_20_Text"><text:span text:style-name="T979">No script</text:span></text:span><text:span text:style-name="Source_20_Text"><text:span text:style-name="T978"> option:</text:span></text:span><text:span text:style-name="Source_20_Text"><text:span text:style-name="T975"> java -cp </text:span></text:span><text:span text:style-name="Source_20_Text"><text:span text:style-name="T990">&lt;path to install dir&gt;</text:span></text:span><text:span text:style-name="Source_20_Text"><text:span text:style-name="T977">\</text:span></text:span><text:span text:style-name="Source_20_Text"><text:span text:style-name="T975">lib\h2-</text:span></text:span><text:span text:style-name="Source_20_Text"><text:span text:style-name="T989">&lt;version of H2 lib&gt;</text:span></text:span><text:span text:style-name="Source_20_Text"><text:span text:style-name="T976">.jar</text:span></text:span><text:span text:style-name="Source_20_Text"><text:span text:style-name="T975"> org.h2.tools.RunScript -user sa -password </text:span></text:span><text:span text:style-name="Source_20_Text"><text:span text:style-name="T996">&lt;password&gt;</text:span></text:span><text:span text:style-name="Source_20_Text"><text:span text:style-name="T975"> -url jdbc:h2:</text:span></text:span><text:span text:style-name="Source_20_Text"><text:span text:style-name="T995">&lt;path to install dir&gt;</text:span></text:span><text:span text:style-name="Source_20_Text"><text:span text:style-name="T975">/config/DB/openas2 -script </text:span></text:span><text:span text:style-name="Source_20_Text"><text:span text:style-name="T995">&lt;path to install dir&gt;</text:span></text:span><text:span text:style-name="Source_20_Text"><text:span text:style-name="T975">/config/db_ddl.sql</text:span></text:span></text:p>
        </text:list-item>
      </text:list>
      <text:p text:style-name="P453"><text:span text:style-name="Source_20_Text"><text:span text:style-name="T190">The </text:span></text:span><text:span text:style-name="Source_20_Text"><text:span text:style-name="T225">other</text:span></text:span><text:span text:style-name="Source_20_Text"><text:span text:style-name="T190"> way to</text:span></text:span><text:span text:style-name="Source_20_Text"><text:span text:style-name="T188"> recreate the database table </text:span></text:span><text:span text:style-name="Source_20_Text"><text:span text:style-name="T190">is</text:span></text:span><text:span text:style-name="Source_20_Text"><text:span text:style-name="T188"> </text:span></text:span><text:span text:style-name="Source_20_Text"><text:span text:style-name="T189">using this command </text:span></text:span><text:span text:style-name="Source_20_Text"><text:span text:style-name="T191">whilst OpenAS2 is running</text:span></text:span><text:span text:style-name="Source_20_Text"><text:span text:style-name="T189">:</text:span></text:span></text:p>
      <text:p text:style-name="P296"><text:span text:style-name="Source_20_Text"><text:span text:style-name="T194">java -cp </text:span></text:span><text:span text:style-name="Emphasis"><text:span text:style-name="T194">[path to OpenAS2 install]</text:span></text:span><text:span text:style-name="Source_20_Text"><text:span text:style-name="T194">/lib/h2* org.h2.tools.RunScript -user sa -password OpenAS2 -url jdbc:h2:tcp://localhost:9092/openas2 -script </text:span></text:span><text:span text:style-name="Emphasis"><text:span text:style-name="T194">[path to OpenAS2 install]/</text:span></text:span><text:span text:style-name="Source_20_Text"><text:span text:style-name="T194">config/db_ddl.sql</text:span></text:span></text:p>
      <text:p text:style-name="Text_20_body"><text:span text:style-name="Source_20_Text"><text:span text:style-name="T20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4">https://storage.googleapis.com/google-code-archive-downloads/v2/code.google.com/h2database/h2-2014-01-18.zip</text:span></text:span></text:a><text:span text:style-name="Source_20_Text"><text:span text:style-name="T204"> (Replace the jar in the OpenAS2 lib folder with that version and change the startup script to include the replaced version of H2, delete the files in</text:span></text:span><text:span text:style-name="Source_20_Text"> </text:span><text:span text:style-name="Source_20_Text"><text:span text:style-name="T204">&lt;installDir&gt;/config/DB, </text:span></text:span><text:span text:style-name="Source_20_Text"><text:span text:style-name="T208">restart OpenAS2 server</text:span></text:span><text:span text:style-name="Source_20_Text"><text:span text:style-name="T204"> and recreate the database using the command referenced above).</text:span></text:span></text:p>
      <text:p text:style-name="P300"><text:span text:style-name="Source_20_Text"><text:span text:style-name="T20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09">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09">This can be passsed into the application by adding the following to the java command:</text:p>
      <text:list text:style-name="L23">
        <text:list-item>
          <text:p text:style-name="P895">-Dorg.openas2.cert.Password=myCertificateStorePassword</text:p>
        </text:list-item>
      </text:list>
      <text:p text:style-name="P209">This can be set by using an additional parameter to the batch script file so that it can be set as <text:span text:style-name="T580">part</text:span> of invoking the script. <text:span text:style-name="T580">The UNIX shell script will support the password as a parameter</text:span>. <text:span text:style-name="T580">The Windows bat file will need to be enhanced.</text:span></text:p>
      <text:h text:style-name="Heading_20_2" text:outline-level="2"><text:bookmark-start text:name="__RefHeading___Toc2706_906183738"/>Resend Retry Configuration<text:bookmark-end text:name="__RefHeading___Toc2706_906183738"/></text:h>
      <text:p text:style-name="P217">When failures occur transferring a message to a trading partner, the system will automatically try to resend the message. By default the system will retry indefinitely.</text:p>
      <text:p text:style-name="P567">When using asynchronous MDN responses, the system will try to resend the asynchronous MDN using the same logic in terms of how many times it will retry sending it.</text:p>
      <text:p text:style-name="P251">IMPORTANT: A<text:span text:style-name="T1006">n AS2</text:span> message <text:span text:style-name="T1006">(or asynchronous MDN) </text:span>that is put into the retry queue will use exactly the same param<text:span text:style-name="T77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text:soft-page-break/>again.</text:p>
      <text:p text:style-name="P217">Restricting the retry attempts can be done at the processor level (applies to all partnerships configured on the server) and at the partnership level. Partnership configuration will override processor settings.</text:p>
      <text:p text:style-name="P218">To define the processor level retry count, set the “<text:span text:style-name="T81">resend_max_retries</text:span>” attribute on the processor element to a valid integer.</text:p>
      <text:p text:style-name="P219">Example snippet: </text:p>
      <text:p text:style-name="P544">&lt;processor classname="org.openas2.processor.DefaultProcessor" </text:p>
      <text:p text:style-name="P544">pendingMDN="%home%/../data/pendingMDN3"</text:p>
      <text:p text:style-name="P544">pendingMDNinfo="%home%/../data/pendinginfoMDN3"</text:p>
      <text:p text:style-name="P544"><text:span text:style-name="T287">resend_max_retries="10"</text:span> &gt;</text:p>
      <text:p text:style-name="P218"/>
      <text:p text:style-name="P217">To define the partnership level retry count, set an attribute element on the partnership with <text:span text:style-name="T41">name</text:span> attribute value as “<text:span text:style-name="T81">resend_max_retries</text:span>” and a <text:span text:style-name="T41">value</text:span> attribute element to a valid integer.</text:p>
      <text:p text:style-name="P219">Example snippet: </text:p>
      <text:p text:style-name="P532">&lt;partnership name="<text:span text:style-name="T884">MyCompany</text:span>-to-<text:span text:style-name="T884">PartnerA</text:span>"&gt;</text:p>
      <text:p text:style-name="P532"><text:tab/><text:span text:style-name="T287">&lt;attribute name="resend_max_retries" value="3"/&gt;</text:span></text:p>
      <text:p text:style-name="P532"><text:tab/>&lt;sender name="<text:span text:style-name="T884">MyCompany</text:span>"/&gt;</text:p>
      <text:h text:style-name="P645" text:outline-level="2"><text:bookmark-start text:name="__RefHeading___Toc14498_695518343"/>Asynchronous MDN Response Wait Time<text:bookmark-end text:name="__RefHeading___Toc14498_695518343"/></text:h>
      <text:p text:style-name="P127">In the case of asynchronous MDN responses, the application will wait for a fixed amount of time (default is <text:span text:style-name="T886">4560</text:span> seconds) for the partner to respond with an asynchronous MDN and then produce a fail message and move the sent file to the error directory as specified in the configuration.</text:p>
      <text:p text:style-name="P128"><text:span text:style-name="T837">To change the wait time before the application decides the partner will not respond can be done using a property in the config.xml file using the attribute name </text:span><text:span text:style-name="T460"><text:s/></text:span><text:span text:style-name="T285">"as2_mdn_response_max_wait_seconds"</text:span><text:span text:style-name="T837">. For example:</text:span></text:p>
      <text:p text:style-name="P127"><text:span text:style-name="T460"><text:s/>&lt;properties </text:span><text:span text:style-name="T285">as2_mdn_response_max_wait_seconds=”</text:span><text:span text:style-name="T286">6</text:span><text:span text:style-name="T285">00” /&gt;</text:span></text:p>
      <text:h text:style-name="Heading_20_2" text:outline-level="2"><text:bookmark-start text:name="__RefHeading___Toc5278_961763789"/>File Name Parsing<text:bookmark-end text:name="__RefHeading___Toc5278_961763789"/></text:h>
      <text:p text:style-name="P287">The <text:span text:style-name="T724">name of the </text:span>file <text:span text:style-name="T724">passed into the OpenAS2 application for sending to a remote partner</text:span> can be used to provide information to the AS2 handler that can be used to affect various aspects of how the file is handled.</text:p>
      <text:p text:style-name="P290">When the file is picked up for processing by the directory poller, it will look for an attribute named “<text:span text:style-name="T81">format</text:span>” on the AS2DirectoryPollingModule component <text:span text:style-name="T724">for that directory </text:span>in the config.xml file. This attribute is used to break the actual file name into multiple parts and the values assigned to the relevant objects defined in the “<text:span text:style-name="T81">format</text:span>” attribute. <text:s/></text:p>
      <text:p text:style-name="P288">An example format in the config.xml is: </text:p>
      <text:p text:style-name="P289">format=”sender.as2_id, receiver.as2_id, attributes.file<text:span text:style-name="T722">name</text:span>"</text:p>
      <text:p text:style-name="P291"><text:span text:style-name="T722">The above format will set the AS2 sender and receiver ID as well as the name of the file sent in the AS2 message if configured to send a file name by tokenizing the file name using <text:s/>delimiters defined in the “</text:span><text:span text:style-name="T94">delimiter</text:span><text:span text:style-name="T722">” attribute. The delimiters for tokenizing defaults to “-.” so the actual name of the </text:span><text:soft-page-break/><text:span text:style-name="T722">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7">mergeextratokens</text:span><text:span text:style-name="T444">“ </text:span><text:span text:style-name="T445">parameter which would merge all trailing tokens from the file name into the last token specified in the “</text:span><text:span text:style-name="T448">format</text:span><text:span text:style-name="T445">” attribute</text:span><text:span text:style-name="T722">.</text:span></text:p>
      <text:p text:style-name="P509">The file name can also be configured to be parsed on a per partnership basis <text:span text:style-name="T723">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46" text:outline-level="2"><text:bookmark-start text:name="__RefHeading___Toc5867_265005647"/>Using A Proxy Server<text:bookmark-end text:name="__RefHeading___Toc5867_265005647"/></text:h>
      <text:p text:style-name="P292">Th<text:span text:style-name="T754">e application uses the java.net.HttpURLConnection class for HTTP communication and as such should automatically use a proxy server if the appropriate system properties are set. </text:span></text:p>
      <text:p text:style-name="P510">As of version 2.3.0, OpenAS2 also supports proxy server authentication and the setting of the proxy server host, port, username and password via the properties in the config.xml file. <text:span text:style-name="T757">The settings in the config.xml will override any system properties passed in to the Java virtual machine from the command line.</text:span></text:p>
      <text:p text:style-name="P510">The following properties are supported <text:span text:style-name="T755">in the config.xml file</text:span>:</text:p>
      <text:list text:style-name="L24">
        <text:list-item>
          <text:p text:style-name="P790">http.<text:span text:style-name="T755">proxyH</text:span>ost</text:p>
        </text:list-item>
        <text:list-item>
          <text:p text:style-name="P792">https.proxyHost</text:p>
        </text:list-item>
        <text:list-item>
          <text:p text:style-name="P791">http.<text:span text:style-name="T755">proxyPort</text:span></text:p>
        </text:list-item>
        <text:list-item>
          <text:p text:style-name="P792">https.proxyPort</text:p>
        </text:list-item>
        <text:list-item>
          <text:p text:style-name="P791">http.<text:span text:style-name="T755">proxyUser</text:span></text:p>
        </text:list-item>
        <text:list-item>
          <text:p text:style-name="P792">http.proxyPassword</text:p>
        </text:list-item>
      </text:list>
      <text:p text:style-name="P512">To bypass the proxy for certain destination hosts you will need to use the system property </text:p>
      <text:p text:style-name="P513">This is an example of a proxy server configuration using OpenAS2 properties for HTTP connections:</text:p>
      <text:p text:style-name="P72">&lt;<text:span text:style-name="T788">openas2</text:span>&gt;</text:p>
      <text:p text:style-name="P72"><text:s text:c="4"/>&lt;<text:span text:style-name="T788">properties</text:span></text:p>
      <text:p text:style-name="P72"><text:s text:c="7"/><text:span text:style-name="T804">http.proxyHost</text:span>="1<text:span text:style-name="T758">92.168.1.1</text:span>"</text:p>
      <text:p text:style-name="P72"><text:s text:c="7"/><text:span text:style-name="T804">http.proxyPort</text:span>="<text:span text:style-name="T758">1099</text:span>"</text:p>
      <text:p text:style-name="P72"><text:s text:c="7"/><text:span text:style-name="T804">http.proxyUser</text:span>="<text:span text:style-name="T758">acme</text:span>"</text:p>
      <text:p text:style-name="P72"><text:s text:c="7"/><text:span text:style-name="T804">http.proxyPassword</text:span>="<text:span text:style-name="T758">secret</text:span>"</text:p>
      <text:p text:style-name="P72"><text:s text:c="4"/>/&gt;</text:p>
      <text:p text:style-name="P72"><text:s text:c="4"/>&lt;<text:span text:style-name="T788">certificates</text:span> <text:span text:style-name="T804">classname</text:span>="…</text:p>
      <text:p text:style-name="P72"><text:s text:c="4"/>….</text:p>
      <text:p text:style-name="P72"><text:s text:c="4"/>….</text:p>
      <text:p text:style-name="P71">&lt;/<text:span text:style-name="T788">openas2</text:span>&gt;</text:p>
      <text:p text:style-name="P51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47" text:outline-level="2"><text:bookmark-start text:name="__RefHeading___Toc6898_1876499903"/><text:soft-page-break/>Health Check For High Availability Deployment<text:bookmark-end text:name="__RefHeading___Toc6898_1876499903"/></text:h>
      <text:p text:style-name="P528">There are 2 ways to implement a health check.</text:p>
      <text:list text:style-name="L25">
        <text:list-item>
          <text:p text:style-name="P897">Use a specific URI on the existing AS2 receiver HTTP listener – provides a simple HTTP 200 response but does not do any checking of application status</text:p>
        </text:list-item>
        <text:list-item>
          <text:p text:style-name="P897">Use a dedicated healthcheck module that runs on a separate HTTP port <text:span text:style-name="T820">and provides extended checking of the status of the application and its modules</text:span>.</text:p>
        </text:list-item>
      </text:list>
      <text:h text:style-name="P676" text:outline-level="3"><text:bookmark-start text:name="__RefHeading___Toc7610_1325209677"/>Healthcheck URI On Exis<text:change text:change-id="ct105553125694736"/>t<text:change-start text:change-id="ct105553125696176"/><text:span text:style-name="T1023">i</text:span><text:change-end text:change-id="ct105553125696176"/>ng AS2 Listener<text:bookmark-end text:name="__RefHeading___Toc7610_1325209677"/></text:h>
      <text:p text:style-name="P338">This mechanism simply provides validation that the application is listening on the specified socket and does not provide any verification of the health of other components of the application.</text:p>
      <text:p text:style-name="P334">The AS2 receiver module can be configured to recogni<text:span text:style-name="T820">z</text:span>e a specific URI as a health check request <text:span text:style-name="T820">instead of a normal AS2 message</text:span>. By default, the healthcheck URI is set to “/<text:span text:style-name="T819">healthcheck”. <text:s/>The full URL would be the combination of host name/ip address and port number with the URI as suffix. </text:span></text:p>
      <text:p text:style-name="P335">e.g http://localhost:10080/healthcheck</text:p>
      <text:p text:style-name="P333"/>
      <text:h text:style-name="P676" text:outline-level="3"><text:bookmark-start text:name="__RefHeading___Toc7612_1325209677"/>Dedicated Healthcheck Module<text:bookmark-end text:name="__RefHeading___Toc7612_1325209677"/></text:h>
      <text:p text:style-name="P519">As of version 2.4.0, a health check module is included in the OpenAS2 deployment.</text:p>
      <text:p text:style-name="P522">This module adds a listener on a specified HTTP or HTTPS port that can be invoked by a load balancer or other application to check if the application is running.</text:p>
      <text:p text:style-name="P527">It is invoked by any GET request on the specified host and port irrespective of URI</text:p>
      <text:p text:style-name="P527">e.g http://localhost:10080/ <text:s/>or http://localhost:10080/some/random/uri</text:p>
      <text:p text:style-name="P520"><text:span text:style-name="T821">Currently</text:span> <text:span text:style-name="T821">the module</text:span> <text:span text:style-name="T821">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0"><text:span text:style-name="T821">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76">e</text:span>nable the module you need to uncomment the definition at the bottom of the config.xml file setting the port as appropriate for your environment. <text:span text:style-name="T777">Below is the sample entry in the config.xml file:</text:span></text:p>
      <text:p text:style-name="P523"><text:span text:style-name="T674">&lt;</text:span><text:span text:style-name="T789">module</text:span><text:span text:style-name="T674"> </text:span><text:span text:style-name="T805">classname</text:span><text:span text:style-name="T674">="</text:span><text:span text:style-name="T779">org.openas2.processor.receiver.HealthCheckModule</text:span><text:span text:style-name="T674">" </text:span><text:span text:style-name="T805">port</text:span><text:span text:style-name="T674">="</text:span><text:span text:style-name="T779">10099</text:span><text:span text:style-name="T674">"/&gt;</text:span></text:p>
      <text:p text:style-name="P34">If desired you can bind the healthcheck module to a specific IP address using the “address” attribute:</text:p>
      <text:p text:style-name="P524"><text:span text:style-name="T674">&lt;</text:span><text:span text:style-name="T789">module</text:span><text:span text:style-name="T674"> </text:span><text:span text:style-name="T805">classname</text:span><text:span text:style-name="T674">="</text:span><text:span text:style-name="T779">org.openas2.processor.receiver.HealthCheckModule</text:span><text:span text:style-name="T674">" </text:span><text:span text:style-name="T806">address</text:span><text:span text:style-name="T674">="</text:span><text:span text:style-name="T779">10.</text:span><text:span text:style-name="T780">0.2.1</text:span><text:span text:style-name="T674">"/ </text:span><text:span text:style-name="T805">port</text:span><text:span text:style-name="T674">="</text:span><text:span text:style-name="T779">10099</text:span><text:span text:style-name="T674">"/&gt;</text:span></text:p>
      <text:p text:style-name="P514"><text:soft-page-break/>HTTPS transport can be configured as per section <text:bookmark-ref text:reference-format="text" text:ref-name="__RefHeading__2695_807116821">SSL Certificates - Configuring HTTPS Transport</text:bookmark-ref><text:s/><text:span text:style-name="T777">in this document.</text:span></text:p>
      <text:p text:style-name="P521">See the appendix for notes on deploying OpenAS2 in a clustered/load balanced environment.</text:p>
      <text:h text:style-name="Heading_20_3" text:outline-level="3"><text:bookmark-start text:name="__RefHeading___Toc7614_1325209677"/><text:span text:style-name="T825">HTTP </text:span>User Agent <text:span text:style-name="T825">Header</text:span><text:bookmark-end text:name="__RefHeading___Toc7614_1325209677"/></text:h>
      <text:p text:style-name="P337"><text:span text:style-name="T825">By default, the “User-Agent” header sent in the HTTP requests will contain the application title and version along with the module name sending the request. This can be overridden using the property name "</text:span><text:span text:style-name="T257">http.user.agent</text:span><text:span text:style-name="T825">”. For example:</text:span></text:p>
      <text:p text:style-name="P39"><text:span text:style-name="T433"><text:s text:c="4"/></text:span><text:span text:style-name="T515">&lt;</text:span><text:span text:style-name="T546">properties</text:span></text:p>
      <text:p text:style-name="P30"><text:span text:style-name="T378"><text:s text:c="8"/></text:span><text:span text:style-name="T397">http.user.agent</text:span><text:span text:style-name="T442">=</text:span><text:span text:style-name="T273">"AS2 1.1 Compliant Server"</text:span></text:p>
      <text:p text:style-name="P30"><text:span text:style-name="T378"><text:s text:c="8"/></text:span><text:span text:style-name="T384">log_date_format</text:span><text:span text:style-name="T433">=</text:span><text:span text:style-name="T265">"yyyy-MM-dd HH:mm:ss.SSS"</text:span></text:p>
      <text:p text:style-name="P30"><text:span text:style-name="T378"><text:s text:c="8"/></text:span><text:span text:style-name="T384">sql_timestamp_format</text:span><text:span text:style-name="T433">=</text:span><text:span text:style-name="T265">"yyyy-MM-dd HH:mm:ss.SSS"</text:span></text:p>
      <text:p text:style-name="P40"><text:span text:style-name="T378"><text:s text:c="4"/></text:span><text:span text:style-name="T515">/&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61">See the appendix for information on the structure of this file.</text:span></text:p>
      <text:p text:style-name="P91">The “partnerships” element in the application configuration file <text:span text:style-name="T816">(</text:span>described in section <text:bookmark-ref text:reference-format="text" text:ref-name="__RefHeading__849_428440488">Application Configuration</text:bookmark-ref><text:s/>above<text:span text:style-name="T816">) causes the partnerships to be loaded by the application</text:span>. The default <text:span text:style-name="T816">entry in the application configuration file </text:span>for this element is as below:</text:p>
      <text:p text:style-name="P90"><text:span text:style-name="T434"><text:tab/></text:span><text:span text:style-name="T519">&lt;</text:span><text:span text:style-name="T549">partnerships</text:span><text:span text:style-name="T381"> </text:span><text:span text:style-name="T385">classname</text:span><text:span text:style-name="T434">=</text:span><text:span text:style-name="T244">"org.openas2.partner.XMLPartnershipFactory"</text:span></text:p>
      <text:p text:style-name="P168"><text:span text:style-name="T381"><text:tab/><text:tab/></text:span><text:span text:style-name="T385">filename</text:span><text:span text:style-name="T434">=</text:span><text:span text:style-name="T244">"%home%/partnerships.xml"</text:span></text:p>
      <text:p text:style-name="P168"><text:span text:style-name="T381"><text:tab/><text:tab/></text:span><text:span text:style-name="T385">interval</text:span><text:span text:style-name="T434">=</text:span><text:span text:style-name="T244">"120"</text:span><text:span text:style-name="T519">/&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pan text:style-name="T816">It is important to keep in mind that the word </text:span><text:span text:style-name="T44">partner</text:span><text:span text:style-name="T361"> refers to any entity specified as a recipient or sender of AS2 messages and includes your own company that you might be configuring the application for.</text:span></text:p>
      <text:p text:style-name="P189"/>
      <text:p text:style-name="P189">Each partner will require the following entries in the file:</text:p>
      <text:list text:style-name="L26">
        <text:list-item>
          <text:p text:style-name="P898"><text:span text:style-name="T176">a </text:span><text:span text:style-name="T82">&lt;partner&gt;</text:span><text:span text:style-name="T176"> element – key information defining the partner</text:span></text:p>
        </text:list-item>
        <text:list-item>
          <text:p text:style-name="P899"><text:span text:style-name="T176">a </text:span><text:span text:style-name="T82">&lt;partnership&gt;</text:span><text:span text:style-name="T176"> element <text:s/>- key information for defining a partnership between 2 partners<text:line-break/>Separate </text:span><text:span text:style-name="T82">&lt;partnership&gt;</text:span><text:span text:style-name="T176">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94">The <text:span text:style-name="T82">&lt;partner&gt;</text:span><text:span text:style-name="T176"> element </text:span>requires 3 attributes to enable AS2 partner identification:</text:p>
      <text:list text:style-name="L27">
        <text:list-item>
          <text:p text:style-name="P901"><text:span text:style-name="T115">name</text:span><text:span text:style-name="T999"> – the </text:span>partner “name” <text:span text:style-name="T999">as an identifier string</text:span> – this is the key to connect partnerships to <text:soft-page-break/>a partner definition </text:p>
        </text:list-item>
        <text:list-item>
          <text:p text:style-name="P902"><text:span text:style-name="T115">as2_id</text:span><text:span text:style-name="T999"> – the </text:span>AS2 identifier <text:span text:style-name="T999">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00"><text:span text:style-name="T81">x509_alias</text:span> – <text:span text:style-name="T999">the </text:span><text:span text:style-name="T1000">X.509 certificate alias. </text:span><text:span text:style-name="T999">It i</text:span><text:span text:style-name="T1000">dentifies the ali</text:span><text:span text:style-name="T999">a</text:span><text:span text:style-name="T1000">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99">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65"><text:span text:style-name="T363">The &lt;partnership&gt; element identifies a </text:span><text:span text:style-name="T83">specific direction</text:span><text:span text:style-name="T363"> of AS2 message transfer </text:span><text:span text:style-name="T83">from</text:span><text:span text:style-name="T363"> one partner </text:span><text:span text:style-name="T83">to</text:span><text:span text:style-name="T363">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99">The &lt;partnership&gt; element encapsulates a number of child elements that are necessary to properly configure a partnership:</text:p>
      <text:list text:style-name="L28">
        <text:list-item>
          <text:p text:style-name="P903"><text:span text:style-name="T363">&lt;sender name=”</text:span><text:span text:style-name="T35">xxx</text:span><text:span text:style-name="T363">”&gt; - identifies the sending partner definition such that </text:span><text:span text:style-name="T35">xxx</text:span><text:span text:style-name="T363"> must match the “name” attribute of a &lt;partner&gt; element</text:span></text:p>
        </text:list-item>
        <text:list-item text:start-value="1">
          <text:p text:style-name="P903"><text:span text:style-name="T363">&lt;receiver name=”</text:span><text:span text:style-name="T35">yyy</text:span><text:span text:style-name="T363">”&gt; - identifies the receiving partner definition such that </text:span><text:span text:style-name="T35">yyy</text:span><text:span text:style-name="T363"> must match the “name” attribute of a &lt;partner&gt; element</text:span></text:p>
        </text:list-item>
        <text:list-item>
          <text:p text:style-name="P903"><text:span text:style-name="T364">&lt;as2_url&gt; - a fully qualifie</text:span>d <text:span text:style-name="T364">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4"><text:bookmark-ref text:reference-format="text" text:ref-name="__RefHeading__838_428440488">Dynamic Variables</text:bookmark-ref></text:span><text:span text:style-name="T364"><text:s/>and can be used to target modify the URL dynamically. See the section </text:span><text:span text:style-name="T364"><text:bookmark-ref text:reference-format="text" text:ref-name="__RefHeading___Toc13428_2542673140">Dynamic AS2 Url Configuration</text:bookmark-ref></text:span><text:span text:style-name="T364"><text:s/>for more information.</text:span></text:p>
        </text:list-item>
        <text:list-item text:start-value="1">
          <text:p text:style-name="P904"><text:span text:style-name="T364">&lt;as2_mdn_to&gt; - neccesary if an MDN response is required and can be any random string</text:span> <text:span text:style-name="T612">but is most commonly configured with an email address</text:span></text:p>
        </text:list-item>
      </text:list>
      <text:p text:style-name="P343">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6">For instance you can have :</text:p>
      <text:p text:style-name="P125"><text:span text:style-name="T529">&lt;</text:span><text:span text:style-name="T556">attribute</text:span><text:span text:style-name="T834"> </text:span><text:span text:style-name="T402">name</text:span><text:span text:style-name="T460">=</text:span><text:span text:style-name="T281">"some_attrib_name"</text:span><text:span text:style-name="T834"> </text:span><text:span text:style-name="T402">value</text:span><text:span text:style-name="T460">=</text:span><text:span text:style-name="T281">"My value: $attribute.other_attrib"</text:span><text:span text:style-name="T529">/&gt;</text:span></text:p>
      <text:p text:style-name="P125"><text:span text:style-name="T529">&lt;</text:span><text:span text:style-name="T556">attribute</text:span><text:span text:style-name="T834"> </text:span><text:span text:style-name="T402">name</text:span><text:span text:style-name="T460">=</text:span><text:span text:style-name="T281">"other_attrib"</text:span><text:span text:style-name="T834"> </text:span><text:span text:style-name="T402">value</text:span><text:span text:style-name="T460">=</text:span><text:span text:style-name="T281">"</text:span><text:a xlink:type="simple" xlink:href="http://localhost:20080/" text:style-name="Internet_20_link" text:visited-style-name="Visited_20_Internet_20_Link">b</text:a><text:span text:style-name="T281">ingo"</text:span><text:span text:style-name="T529">/&gt;</text:span></text:p>
      <text:p text:style-name="P10"><text:soft-page-break/></text:p>
      <text:p text:style-name="P126">The value for <text:span text:style-name="T281">"some_attrib_name"</text:span> will be <text:span text:style-name="T281">"My value: bingo"</text:span> after the application starts up.</text:p>
      <text:p text:style-name="P126">For an implemented example see the <text:bookmark-ref text:reference-format="text" text:ref-name="__RefHeading___Toc7454_1325209677">MDN MIC Algorithm</text:bookmark-ref><text:s/>section below.</text:p>
      <text:p text:style-name="P344"><text:span text:style-name="T836">NOTE: </text:span>This feature does <text:span text:style-name="T835">cascade the replacement. ie it will </text:span>NOT <text:span text:style-name="T835">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84" text:outline-level="3"><text:bookmark-start text:name="__RefHeading___Toc6279_251630543"/>Signing<text:bookmark-end text:name="__RefHeading___Toc6279_251630543"/></text:h>
      <text:p text:style-name="P122">Signing is controlled by the “<text:span text:style-name="T767">sign” attribute in the “partnership” element. Remove this element from the partnership to send a message without signing.</text:span></text:p>
      <text:p text:style-name="P412">Supported signing algorithms are: md2, md5, sha1, sha224, sha256, sha384, sha512</text:p>
      <text:h text:style-name="P684" text:outline-level="3"><text:bookmark-start text:name="__RefHeading___Toc6281_251630543"/>Encryption<text:bookmark-end text:name="__RefHeading___Toc6281_251630543"/></text:h>
      <text:p text:style-name="P121">Encryption is controlled by the “<text:span text:style-name="T767">encrypt” attribute in the “partnership” element. Remove this element from the partnership to send a message without encryption.</text:span></text:p>
      <text:p text:style-name="P411">Supported algorithms are: 3des, <text:span text:style-name="Citation">cast5, rc2_cbc, aes128, aes192, aes256</text:span></text:p>
      <text:h text:style-name="P685" text:outline-level="3"><text:bookmark-start text:name="__RefHeading___Toc7454_1325209677"/>MDN MIC Algorithm<text:bookmark-end text:name="__RefHeading___Toc7454_1325209677"/></text:h>
      <text:p text:style-name="P120"><text:span text:style-name="T831">The MDN must be signed using the same algorithm that the sent message was signed with. The recipient partner is told the signature algorithm via a field in the “</text:span><text:span text:style-name="T99">as2_mdn_options</text:span><text:span text:style-name="T831">” attribute and the value uses the </text:span><text:span text:style-name="T64">$attribute.sign$</text:span><text:span text:style-name="T831"> dynamic variable to ensure it matches the “</text:span><text:span text:style-name="T99">sign</text:span><text:span text:style-name="T831">” attribute as shown in the example below:</text:span></text:p>
      <text:p text:style-name="P119"><text:span text:style-name="T457"><text:s text:c="2"/></text:span><text:span text:style-name="T527">&lt;</text:span><text:span text:style-name="T555">attribute</text:span><text:span text:style-name="T832"> </text:span><text:span text:style-name="T400">name</text:span><text:span text:style-name="T457">=</text:span><text:span text:style-name="T278">"as2_mdn_options"</text:span></text:p>
      <text:p text:style-name="P124"><text:span text:style-name="T833"><text:s text:c="19"/></text:span><text:span text:style-name="T401">value</text:span><text:span text:style-name="T458">=</text:span><text:span text:style-name="T279">"signed-receipt-protocol=optional, pkcs7-signature; signed-receipt-micalg=optional, </text:span><text:span text:style-name="T284">$attribute.sign$"</text:span><text:span text:style-name="T528">/&gt;</text:span></text:p>
      <text:p text:style-name="P11"/>
      <text:p text:style-name="P345">If you receive errors something like “mismatched Message Digest” or similar messages then ensure you have this attribute set correctly.</text:p>
      <text:p text:style-name="P359">If you need to send an unsigned MDN then set the attribute on the partnership as below:</text:p>
      <text:p text:style-name="P123"><text:span text:style-name="T527">&lt;</text:span><text:span text:style-name="T555">attribute</text:span><text:span text:style-name="T832"> </text:span><text:span text:style-name="T400">name</text:span><text:span text:style-name="T457">=</text:span><text:span text:style-name="T278">"as2_mdn_options" </text:span><text:span text:style-name="T400">value</text:span><text:span text:style-name="T457">=</text:span><text:span text:style-name="T278">"</text:span><text:span text:style-name="T280">none</text:span><text:span text:style-name="T283">"</text:span><text:span text:style-name="T527">/&gt;</text:span></text:p>
      <text:h text:style-name="P686" text:outline-level="3"><text:bookmark-start text:name="__RefHeading___Toc20819_497624433"/><text:change-start text:change-id="ct105553125694976"/>Reject Unsigned Messages<text:bookmark-end text:name="__RefHeading___Toc20819_497624433"/></text:h>
      <text:p text:style-name="P613">The AS2 protocol allows messages to be sent unsigned but this can be a security risk. OpenAS2 supports being able to reject any messages that are sent unsigned by setting an attribute on the partnership or for global applicability, as a parameter.</text:p>
      <text:p text:style-name="P613">The default setting is to not enforce signing of messages. To enforce it for a specific partner, add the following to the partnership that is defined for receiving files from your partner:</text:p>
      <text:p text:style-name="P612"><text:span text:style-name="T469">&lt;</text:span><text:span text:style-name="T1081">attribute</text:span><text:span text:style-name="T469"> </text:span><text:span text:style-name="T1082">name</text:span><text:span text:style-name="T469">=</text:span><text:span text:style-name="T1082">"</text:span><text:span text:style-name="T1083">reject_unsigned_messages</text:span><text:span text:style-name="T1082">"</text:span><text:span text:style-name="T469"> </text:span><text:span text:style-name="T1082">value</text:span><text:span text:style-name="T469">=</text:span><text:span text:style-name="T1082">"</text:span><text:span text:style-name="T1083">true</text:span><text:span text:style-name="T1082">"</text:span><text:span text:style-name="T469">/&gt;</text:span></text:p>
      <text:p text:style-name="P613"/>
      <text:p text:style-name="P613">To reject unsigned messages globally set the property in the config.xml or in the override properties <text:soft-page-break/>files <text:span text:style-name="T1084">(see the section </text:span><text:span text:style-name="T1084"><text:bookmark-ref text:reference-format="text" text:ref-name="__RefHeading___Toc12098_1602718835">System Level Properties</text:bookmark-ref></text:span><text:span text:style-name="T1084">)</text:span> to true:</text:p>
      <text:p text:style-name="P612"><text:span text:style-name="T1082">reject_unsigned_messages</text:span><text:span text:style-name="T469">=</text:span><text:span text:style-name="T1082">"</text:span><text:span text:style-name="T1083">true</text:span><text:span text:style-name="T1082">"</text:span></text:p>
      <text:p text:style-name="Standard"/>
      <text:p text:style-name="Standard">You can then override the global setting in the partnership with a value of “false” <text:span text:style-name="T1085">if needs be on a per partnership basis</text:span>.</text:p>
      <text:h text:style-name="P687" text:outline-level="3"><text:bookmark-start text:name="__RefHeading___Toc13428_2542673140"/><text:change-end text:change-id="ct105553125694976"/>Dynamic AS2 Url Configuration<text:bookmark-end text:name="__RefHeading___Toc13428_2542673140"/></text:h>
      <text:p text:style-name="P416">The target URL for sending messages to your partner (the “as2_url” attribute in the partnership element) can be dynamically set using message attributes <text:span text:style-name="T921">set from dynamic variables</text:span>. Typically this can be used to change the URI part of the URL (ie the part after the host name) <text:span text:style-name="T919">but can be used to set the entire URL if desired</text:span>. <text:span text:style-name="T921">The names of the dynamic variables can be any alphanumeric that makes sense to you.</text:span></text:p>
      <text:p text:style-name="P415">There are <text:span text:style-name="T919">3</text:span> ways to set message attributes that can be used in the for dynamic URL’s:</text:p>
      <text:list text:style-name="L29">
        <text:list-item>
          <text:p text:style-name="P905">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05">Explicitly set in the directory polling modules “defaults” attribute. Using this mechanism you would need different directories (ie multiple DirectoryPollingModule instances) per URL you want to use.</text:p>
        </text:list-item>
        <text:list-item>
          <text:p text:style-name="P906">A combination of the 2 methods above.</text:p>
        </text:list-item>
      </text:list>
      <text:p text:style-name="P415">For example <text:span text:style-name="T916">assume there is a partnership with</text:span> the “as2_url” parameter as follows:</text:p>
      <text:p text:style-name="P475"><text:span text:style-name="T530">&lt;</text:span><text:span text:style-name="T557">partnership</text:span><text:span text:style-name="T858"> </text:span><text:span text:style-name="T403">name</text:span><text:span text:style-name="T464">=</text:span><text:span text:style-name="T293">"MyCompany-to-PartnerA"</text:span><text:span text:style-name="T530">&gt;</text:span></text:p>
      <text:p text:style-name="P459"><text:span text:style-name="T464"><text:s text:c="8"/></text:span><text:span text:style-name="T530">&lt;</text:span><text:span text:style-name="T557">sender</text:span><text:span text:style-name="T858"> </text:span><text:span text:style-name="T403">name</text:span><text:span text:style-name="T464">=</text:span><text:span text:style-name="T293">"MyCompany"</text:span><text:span text:style-name="T530">/&gt;</text:span></text:p>
      <text:p text:style-name="P459"><text:span text:style-name="T464"><text:s text:c="8"/></text:span><text:span text:style-name="T530">&lt;</text:span><text:span text:style-name="T557">receiver</text:span><text:span text:style-name="T858"> </text:span><text:span text:style-name="T403">name</text:span><text:span text:style-name="T464">=</text:span><text:span text:style-name="T293">"PartnerA"</text:span><text:span text:style-name="T530">/&gt;</text:span></text:p>
      <text:p text:style-name="P459"><text:span text:style-name="T464"><text:s text:c="8"/></text:span><text:span text:style-name="T530">&lt;</text:span><text:span text:style-name="T557">attribute</text:span><text:span text:style-name="T858"> </text:span><text:span text:style-name="T403">name</text:span><text:span text:style-name="T464">=</text:span><text:span text:style-name="T293">"protocol"</text:span><text:span text:style-name="T858"> </text:span><text:span text:style-name="T403">value</text:span><text:span text:style-name="T464">=</text:span><text:span text:style-name="T293">"as2"</text:span><text:span text:style-name="T530">/&gt;</text:span></text:p>
      <text:p text:style-name="P12"><text:s text:c="8"/>...</text:p>
      <text:p text:style-name="P12"><text:s text:c="8"/>...</text:p>
      <text:p text:style-name="P170"><text:span text:style-name="T475"><text:s text:c="8"/></text:span><text:span text:style-name="T537">&lt;</text:span><text:span text:style-name="T564">attribute</text:span><text:span text:style-name="T865"> </text:span><text:span text:style-name="T417">name</text:span><text:span text:style-name="T476">=</text:span><text:span text:style-name="T335">"as2_url"</text:span><text:span text:style-name="T865"> </text:span><text:span text:style-name="T417">value</text:span><text:span text:style-name="T476">=</text:span><text:span text:style-name="T335">"</text:span><text:span text:style-name="T336">http://as2.company.com/AS2Routing/$msg.attributes.as2_url_suffix$</text:span><text:span text:style-name="T335">"</text:span><text:span text:style-name="T537">/&gt;</text:span></text:p>
      <text:p text:style-name="P12"><text:s text:c="8"/>...</text:p>
      <text:p text:style-name="P12"><text:s text:c="8"/>...</text:p>
      <text:p text:style-name="P459"><text:span text:style-name="T464"><text:s text:c="8"/></text:span><text:span text:style-name="T530">&lt;</text:span><text:span text:style-name="T557">attribute</text:span><text:span text:style-name="T858"> </text:span><text:span text:style-name="T403">name</text:span><text:span text:style-name="T464">=</text:span><text:span text:style-name="T293">"as2_mdn_to"</text:span><text:span text:style-name="T858"> </text:span><text:span text:style-name="T403">value</text:span><text:span text:style-name="T464">=</text:span><text:span text:style-name="T293">"edi@myCompany.com"</text:span><text:span text:style-name="T530">/&gt;</text:span></text:p>
      <text:p text:style-name="P459"><text:span text:style-name="T464"><text:s text:c="4"/></text:span><text:span text:style-name="T530">&lt;/</text:span><text:span text:style-name="T557">partnership</text:span><text:span text:style-name="T530">&gt;</text:span></text:p>
      <text:p text:style-name="P417"/>
      <text:p text:style-name="P417">If you <text:span text:style-name="T920">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5">$msg.attributes.as2_url_suffix$</text:span></text:a> then use a DirectoryPollingModule <text:span text:style-name="T917">as below</text:span>:</text:p>
      <text:p text:style-name="P476"><text:span text:style-name="T530">&lt;</text:span><text:span text:style-name="T557">module</text:span><text:span text:style-name="T858"> </text:span><text:span text:style-name="T403">classname</text:span><text:span text:style-name="T464">=</text:span><text:span text:style-name="T293">"org.openas2.processor.receiver.AS2DirectoryPollingModule"</text:span></text:p>
      <text:p text:style-name="P459"><text:span text:style-name="T858"><text:s text:c="12"/></text:span><text:span text:style-name="T403">outboxdir</text:span><text:span text:style-name="T464">=</text:span><text:span text:style-name="T293">"$properties.storageBaseDir$/toAny"</text:span></text:p>
      <text:p text:style-name="P459"><text:span text:style-name="T858"><text:s text:c="12"/></text:span><text:span text:style-name="T403">errordir</text:span><text:span text:style-name="T464">=</text:span><text:span text:style-name="T293">"$properties.storageBaseDir$/toAny/error"</text:span></text:p>
      <text:p text:style-name="P459"><text:span text:style-name="T858"><text:s text:c="12"/></text:span><text:span text:style-name="T403">interval</text:span><text:span text:style-name="T464">=</text:span><text:span text:style-name="T293">"5"</text:span></text:p>
      <text:p text:style-name="P459"><text:span text:style-name="T858"><text:s text:c="12"/></text:span><text:span text:style-name="T403">delimiters</text:span><text:span text:style-name="T464">=</text:span><text:span text:style-name="T293">"-"</text:span></text:p>
      <text:p text:style-name="P459"><text:span text:style-name="T858"><text:s text:c="12"/></text:span><text:span text:style-name="T403">mergeextratokens</text:span><text:span text:style-name="T464">=</text:span><text:span text:style-name="T293">"true"</text:span></text:p>
      <text:p text:style-name="P459"><text:span text:style-name="T858"><text:s text:c="12"/></text:span><text:span text:style-name="T403">sendfilename</text:span><text:span text:style-name="T464">=</text:span><text:span text:style-name="T293">"true"</text:span></text:p>
      <text:p text:style-name="P459"><text:span text:style-name="T858"><text:s text:c="12"/></text:span><text:span text:style-name="T403">format</text:span><text:span text:style-name="T464">=</text:span><text:span text:style-name="T293">"sender.as2_id, receiver.as2_id, attributes.as2_url_suffix, attributes.filename"</text:span></text:p>
      <text:p text:style-name="P476"><text:span text:style-name="T858"><text:s text:c="5"/></text:span><text:span text:style-name="T403">mimetype</text:span><text:span text:style-name="T464">=</text:span><text:span text:style-name="T293">"application/EDI-X12"</text:span><text:span text:style-name="T858"> </text:span><text:span text:style-name="T530">/&gt;</text:span></text:p>
      <text:p text:style-name="Text_20_body"/>
      <text:p text:style-name="P422"><text:span text:style-name="T917">Any file in the format &lt;YourCompanyAS2_ID&gt;-&lt;YourPartnerAS2_ID&gt;-&lt;SomeUrlSuffix&gt;-&lt;SomeFilenameToSend&gt; would replace the </text:span><text:span text:style-name="T336">$msg.attributes.as2_url_suffix$</text:span><text:span text:style-name="T916"> with the text extracted matching &lt;SomeUrlSuffix&gt;. For instance, a file name of “MyCompany_OID-PartnerA_OID-Shipping-222222-invoice.msg” would send a message from “MyCompany_OID” partner to “ </text:span><text:soft-page-break/><text:span text:style-name="T916">PartnerA_OID” partner using URL </text:span><text:span text:style-name="T336">http://as2.company.com/AS2Routing/</text:span><text:span text:style-name="T340">Shipping</text:span><text:span text:style-name="T917"> with file name “ 222222-invoice.msg”.</text:span></text:p>
      <text:p text:style-name="P422"><text:span text:style-name="T917">If you use a dedicated DirectoryPollingModule as the source for replacing </text:span><text:span text:style-name="T336">$msg.attributes.as2_url_suffix$</text:span><text:span text:style-name="T916"> then use a DirectoryPollingModule configured as shown below:</text:span></text:p>
      <text:p text:style-name="P477"><text:span text:style-name="T530">&lt;</text:span><text:span text:style-name="T557">module</text:span><text:span text:style-name="T858"> </text:span><text:span text:style-name="T403">classname</text:span><text:span text:style-name="T464">=</text:span><text:span text:style-name="T293">"org.openas2.processor.receiver.AS2DirectoryPollingModule"</text:span></text:p>
      <text:p text:style-name="P464"><text:span text:style-name="T858"><text:s text:c="12"/></text:span><text:span text:style-name="T403">outboxdir</text:span><text:span text:style-name="T464">=</text:span><text:span text:style-name="T293">"$properties.storageBaseDir$/to</text:span><text:span text:style-name="T299">PartnerA</text:span><text:span text:style-name="T293">"</text:span></text:p>
      <text:p text:style-name="P464"><text:span text:style-name="T858"><text:s text:c="12"/></text:span><text:span text:style-name="T403">errordir</text:span><text:span text:style-name="T464">=</text:span><text:span text:style-name="T293">"$properties.storageBaseDir$/to</text:span><text:span text:style-name="T299">PartnerA</text:span><text:span text:style-name="T293">/error"</text:span></text:p>
      <text:p text:style-name="P464"><text:span text:style-name="T858"><text:s text:c="12"/></text:span><text:span text:style-name="T403">interval</text:span><text:span text:style-name="T464">=</text:span><text:span text:style-name="T293">"5"</text:span></text:p>
      <text:p text:style-name="P171"><text:span text:style-name="T864"><text:s text:c="12"/></text:span><text:span text:style-name="T416">defaults</text:span><text:span text:style-name="T475">=</text:span><text:span text:style-name="T334">"</text:span><text:span text:style-name="T342">sender.as2_id=MyCompany_OID, receiver.as2_id=PartnerB_OID, </text:span><text:span text:style-name="T343">attributes.as2_url_suffix=Invoicing</text:span><text:span text:style-name="T334">"</text:span></text:p>
      <text:p text:style-name="P464"><text:span text:style-name="T858"><text:s text:c="12"/></text:span><text:span text:style-name="T403">sendfilename</text:span><text:span text:style-name="T464">=</text:span><text:span text:style-name="T293">"true"</text:span></text:p>
      <text:p text:style-name="P464"><text:span text:style-name="T858"><text:s text:c="12"/></text:span><text:span text:style-name="T419">mimetype</text:span><text:span text:style-name="T478">=</text:span><text:span text:style-name="T298">"application/EDI-X12"</text:span><text:span text:style-name="T867"> </text:span><text:span text:style-name="T539">/&gt;</text:span></text:p>
      <text:p text:style-name="P418"/>
      <text:p text:style-name="P421"><text:span text:style-name="T918">Any file picked up by this polling module would replace the </text:span><text:span text:style-name="T336">$msg.attributes.as2_url_suffix$</text:span><text:span text:style-name="T916"> in the “as2_url” attribute with “Invoicing”. For instance, a file name of “AST-222222.msg” would send a message from “MyCompany_OID” partner to “ PartnerA_OID” partner using URL </text:span><text:span text:style-name="T336">http://as2.company.com/AS2Routing/</text:span><text:span text:style-name="T337">Invoic</text:span><text:span text:style-name="T340">ing</text:span><text:span text:style-name="T917"> with file name “ AST-222222-invoice.msg”.</text:span></text:p>
      <text:p text:style-name="P420">It is also possible to use 2 sources for building the URL. <text:span text:style-name="T921">Given a “as2_url” attribute set</text:span> as shown below:</text:p>
      <text:p text:style-name="P173"><text:span text:style-name="T538">&lt;</text:span><text:span text:style-name="T565">attribute</text:span><text:span text:style-name="T866"> </text:span><text:span text:style-name="T418">name</text:span><text:span text:style-name="T477">=</text:span><text:span text:style-name="T339">"as2_url"</text:span><text:span text:style-name="T866"> </text:span><text:span text:style-name="T418">value</text:span><text:span text:style-name="T477">=</text:span><text:span text:style-name="T339">"</text:span><text:span text:style-name="T338">http://as2.company.com/$msg.attributes.as2_url_base$/$msg.attributes.as2_url_suffix$</text:span><text:span text:style-name="T339">"</text:span><text:span text:style-name="T538">/&gt;</text:span></text:p>
      <text:p text:style-name="P419"/>
      <text:p text:style-name="P419"><text:span text:style-name="T920">Set up</text:span> a dedicated <text:span text:style-name="T916">DirectoryPollingModule as</text:span> shown below<text:span text:style-name="T916">:</text:span></text:p>
      <text:p text:style-name="P478"><text:span text:style-name="T530">&lt;</text:span><text:span text:style-name="T557">module</text:span><text:span text:style-name="T858"> </text:span><text:span text:style-name="T403">classname</text:span><text:span text:style-name="T464">=</text:span><text:span text:style-name="T293">"org.openas2.processor.receiver.AS2DirectoryPollingModule"</text:span></text:p>
      <text:p text:style-name="P465"><text:span text:style-name="T858"><text:s text:c="12"/></text:span><text:span text:style-name="T403">outboxdir</text:span><text:span text:style-name="T464">=</text:span><text:span text:style-name="T293">"$properties.storageBaseDir$/to</text:span><text:span text:style-name="T299">PartnerA</text:span><text:span text:style-name="T293">"</text:span></text:p>
      <text:p text:style-name="P465"><text:span text:style-name="T858"><text:s text:c="12"/></text:span><text:span text:style-name="T403">errordir</text:span><text:span text:style-name="T464">=</text:span><text:span text:style-name="T293">"$properties.storageBaseDir$/to</text:span><text:span text:style-name="T299">PartnerA</text:span><text:span text:style-name="T293">/error"</text:span></text:p>
      <text:p text:style-name="P465"><text:span text:style-name="T858"><text:s text:c="12"/></text:span><text:span text:style-name="T403">interval</text:span><text:span text:style-name="T464">=</text:span><text:span text:style-name="T293">"5"</text:span></text:p>
      <text:p text:style-name="P172"><text:span text:style-name="T864"><text:s text:c="12"/></text:span><text:span text:style-name="T416">defaults</text:span><text:span text:style-name="T475">=</text:span><text:span text:style-name="T334">"</text:span><text:span text:style-name="T342">sender.as2_id=MyCompany_OID, receiver.as2_id=PartnerB_OID, </text:span><text:span text:style-name="T343">attributes.as2_url_</text:span><text:span text:style-name="T344">base</text:span><text:span text:style-name="T343">=</text:span><text:span text:style-name="T344">Shipping/</text:span><text:span text:style-name="T334">"</text:span></text:p>
      <text:p text:style-name="P465"><text:span text:style-name="T858"><text:s text:c="12"/></text:span><text:span text:style-name="T403">sendfilename</text:span><text:span text:style-name="T464">=</text:span><text:span text:style-name="T293">"true"</text:span></text:p>
      <text:p text:style-name="P465"><text:span text:style-name="T403"><text:s text:c="12"/>delimiters</text:span><text:span text:style-name="T464">=</text:span><text:span text:style-name="T293">"-"</text:span></text:p>
      <text:p text:style-name="P465"><text:span text:style-name="T858"><text:s text:c="12"/></text:span><text:span text:style-name="T403">mergeextratokens</text:span><text:span text:style-name="T464">=</text:span><text:span text:style-name="T293">"true"</text:span></text:p>
      <text:p text:style-name="P465"><text:span text:style-name="T858"><text:s text:c="12"/></text:span><text:span text:style-name="T403">sendfilename</text:span><text:span text:style-name="T464">=</text:span><text:span text:style-name="T293">"true"</text:span></text:p>
      <text:p text:style-name="P465"><text:span text:style-name="T858"><text:s text:c="12"/></text:span><text:span text:style-name="T403">format</text:span><text:span text:style-name="T464">=</text:span><text:span text:style-name="T293">"attributes.as2_url_suffix, attributes.filename"</text:span><text:span text:style-name="T858"> <text:s text:c="11"/></text:span><text:span text:style-name="T419">mimetype</text:span><text:span text:style-name="T478">=</text:span><text:span text:style-name="T298">"application/EDI-X12"</text:span><text:span text:style-name="T867"> </text:span><text:span text:style-name="T539">/&gt;</text:span></text:p>
      <text:p text:style-name="P419"/>
      <text:p text:style-name="P423"><text:span text:style-name="T922">A file name of “AST-222222.msg” would send a message from “MyCompany_OID” partner to “ PartnerA_OID” partner using URL </text:span><text:span text:style-name="T336">http://as2.company.com/</text:span><text:span text:style-name="T341">Shipping/AST</text:span><text:span text:style-name="T917"> with file name “ 222222-invoice.msg”.</text:span></text:p>
      <text:h text:style-name="Heading_20_2" text:outline-level="2"><text:bookmark-start text:name="__RefHeading___Toc11957_349728197"/>Example Multi-Partner Configuration<text:bookmark-end text:name="__RefHeading___Toc11957_349728197"/></text:h>
      <text:p text:style-name="P132">The default partnerships.xml shows a configuration for your own entry and one partner.</text:p>
      <text:p text:style-name="P132">The below shows <text:span text:style-name="T857">a configuration for your own company configuration and 2</text:span> partner<text:span text:style-name="T857">s. The PartnerA partnership uses Synchronous MDN whilst the PartnerB partnership uses Asynchronous MDN.</text:span></text:p>
      <text:p text:style-name="P103"><text:span text:style-name="T530">&lt;</text:span><text:span text:style-name="T558">partnerships</text:span><text:span text:style-name="T530">&gt;</text:span></text:p>
      <text:p text:style-name="P104"><text:span text:style-name="T464"><text:s text:c="4"/></text:span><text:span text:style-name="T530">&lt;</text:span><text:span text:style-name="T557">partner</text:span><text:span text:style-name="T858"> </text:span><text:span text:style-name="T403">name</text:span><text:span text:style-name="T464">=</text:span><text:span text:style-name="T293">"MyCompany"</text:span></text:p>
      <text:p text:style-name="P104"><text:span text:style-name="T858"><text:s text:c="13"/></text:span><text:span text:style-name="T403">as2_id</text:span><text:span text:style-name="T464">=</text:span><text:span text:style-name="T293">"MyCompany_OID"</text:span></text:p>
      <text:p text:style-name="P104"><text:span text:style-name="T858"><text:s text:c="13"/></text:span><text:span text:style-name="T403">x509_alias</text:span><text:span text:style-name="T464">=</text:span><text:span text:style-name="T293">"mycompany"</text:span></text:p>
      <text:p text:style-name="P104"><text:span text:style-name="T858"><text:s text:c="13"/></text:span><text:span text:style-name="T403">email</text:span><text:span text:style-name="T464">=</text:span><text:span text:style-name="T293">"as2msgs@openas2.com"</text:span><text:span text:style-name="T530">/&gt;</text:span></text:p>
      <text:p text:style-name="P497"/>
      <text:p text:style-name="P104"><text:span text:style-name="T464"><text:s text:c="4"/></text:span><text:span text:style-name="T530">&lt;</text:span><text:span text:style-name="T557">partner</text:span><text:span text:style-name="T858"> </text:span><text:span text:style-name="T403">name</text:span><text:span text:style-name="T464">=</text:span><text:span text:style-name="T293">"PartnerA"</text:span></text:p>
      <text:p text:style-name="P104"><text:soft-page-break/><text:span text:style-name="T858"><text:s text:c="13"/></text:span><text:span text:style-name="T403">as2_id</text:span><text:span text:style-name="T464">=</text:span><text:span text:style-name="T293">"PartnerA_OID"</text:span></text:p>
      <text:p text:style-name="P104"><text:span text:style-name="T858"><text:s text:c="13"/></text:span><text:span text:style-name="T403">x509_alias</text:span><text:span text:style-name="T464">=</text:span><text:span text:style-name="T293">"partnera"</text:span></text:p>
      <text:p text:style-name="P104"><text:span text:style-name="T858"><text:s text:c="13"/></text:span><text:span text:style-name="T403">email</text:span><text:span text:style-name="T464">=</text:span><text:span text:style-name="T293">"as2msgs@partnera.com"</text:span><text:span text:style-name="T530">/&gt;</text:span></text:p>
      <text:p text:style-name="P497"/>
      <text:p text:style-name="P104"><text:span text:style-name="T464"><text:s text:c="4"/></text:span><text:span text:style-name="T530">&lt;</text:span><text:span text:style-name="T557">partner</text:span><text:span text:style-name="T858"> </text:span><text:span text:style-name="T403">name</text:span><text:span text:style-name="T464">=</text:span><text:span text:style-name="T293">"PartnerB"</text:span></text:p>
      <text:p text:style-name="P104"><text:span text:style-name="T858"><text:s text:c="13"/></text:span><text:span text:style-name="T403">as2_id</text:span><text:span text:style-name="T464">=</text:span><text:span text:style-name="T293">"PartnerB_OID"</text:span></text:p>
      <text:p text:style-name="P104"><text:span text:style-name="T858"><text:s text:c="13"/></text:span><text:span text:style-name="T403">x509_alias</text:span><text:span text:style-name="T464">=</text:span><text:span text:style-name="T293">"partnerb"</text:span></text:p>
      <text:p text:style-name="P104"><text:span text:style-name="T858"><text:s text:c="13"/></text:span><text:span text:style-name="T403">email</text:span><text:span text:style-name="T464">=</text:span><text:span text:style-name="T293">"as2msgs@partnerb.com"</text:span><text:span text:style-name="T530">/&gt;</text:span></text:p>
      <text:p text:style-name="P497"/>
      <text:p text:style-name="P104"><text:span text:style-name="T464"><text:s text:c="4"/></text:span><text:span text:style-name="T530">&lt;</text:span><text:span text:style-name="T557">partnership</text:span><text:span text:style-name="T858"> </text:span><text:span text:style-name="T403">name</text:span><text:span text:style-name="T464">=</text:span><text:span text:style-name="T293">"MyCompany-to-PartnerA"</text:span><text:span text:style-name="T530">&gt;</text:span></text:p>
      <text:p text:style-name="P104"><text:span text:style-name="T464"><text:s text:c="8"/></text:span><text:span text:style-name="T530">&lt;</text:span><text:span text:style-name="T557">sender</text:span><text:span text:style-name="T858"> </text:span><text:span text:style-name="T403">name</text:span><text:span text:style-name="T464">=</text:span><text:span text:style-name="T293">"MyCompany"</text:span><text:span text:style-name="T530">/&gt;</text:span></text:p>
      <text:p text:style-name="P104"><text:span text:style-name="T464"><text:s text:c="8"/></text:span><text:span text:style-name="T530">&lt;</text:span><text:span text:style-name="T557">receiver</text:span><text:span text:style-name="T858"> </text:span><text:span text:style-name="T403">name</text:span><text:span text:style-name="T464">=</text:span><text:span text:style-name="T293">"PartnerA"</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otocol"</text:span><text:span text:style-name="T858"> </text:span><text:span text:style-name="T403">value</text:span><text:span text:style-name="T464">=</text:span><text:span text:style-name="T293">"as2"</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ntent_transfer_encoding"</text:span><text:span text:style-name="T858"> </text:span><text:span text:style-name="T403">value</text:span><text:span text:style-name="T464">=</text:span><text:span text:style-name="T293">"binary"</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mpression_type"</text:span><text:span text:style-name="T858"> </text:span><text:span text:style-name="T403">value</text:span><text:span text:style-name="T464">=</text:span><text:span text:style-name="T293">"ZLIB"</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ubject"</text:span><text:span text:style-name="T858"> </text:span><text:span text:style-name="T403">value</text:span><text:span text:style-name="T464">=</text:span><text:span text:style-name="T293">"File $attributes.filename$ sent from $sender.name$ to $receiver.nam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url"</text:span><text:span text:style-name="T858"> </text:span><text:span text:style-name="T403">value</text:span><text:span text:style-name="T464">=</text:span><text:span text:style-name="T293">"http://as2.partnera.com:4080"</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to"</text:span><text:span text:style-name="T858"> </text:span><text:span text:style-name="T403">value</text:span><text:span text:style-name="T464">=</text:span><text:span text:style-name="T293">"edi@myCompany.com"</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options"</text:span></text:p>
      <text:p text:style-name="P104"><text:span text:style-name="T858"><text:s text:c="19"/></text:span><text:span text:style-name="T403">value</text:span><text:span text:style-name="T464">=</text:span><text:span text:style-name="T293">"signed-receipt-protocol=optional, pkcs7-signature; signed-receipt-micalg=optional, $attribute.sign$"</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encrypt"</text:span><text:span text:style-name="T858"> </text:span><text:span text:style-name="T403">value</text:span><text:span text:style-name="T464">=</text:span><text:span text:style-name="T293">"3DES"</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ign"</text:span><text:span text:style-name="T858"> </text:span><text:span text:style-name="T403">value</text:span><text:span text:style-name="T464">=</text:span><text:span text:style-name="T293">"SHA256"</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send_max_retries"</text:span><text:span text:style-name="T858"> </text:span><text:span text:style-name="T403">value</text:span><text:span text:style-name="T464">=</text:span><text:span text:style-name="T293">"3"</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event_canonicalization_for_mic"</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name_digest_to_old_name"</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move_cms_algorithm_protection_attrib"</text:span><text:span text:style-name="T858"> </text:span><text:span text:style-name="T403">value</text:span><text:span text:style-name="T464">=</text:span><text:span text:style-name="T293">"false"</text:span><text:span text:style-name="T530">/&gt;</text:span></text:p>
      <text:p text:style-name="P104"><text:span text:style-name="T464"><text:s text:c="4"/></text:span><text:span text:style-name="T530">&lt;/</text:span><text:span text:style-name="T557">partnership</text:span><text:span text:style-name="T530">&gt;</text:span></text:p>
      <text:p text:style-name="P104"><text:span text:style-name="T464"><text:s text:c="4"/></text:span><text:span text:style-name="T530">&lt;</text:span><text:span text:style-name="T557">partnership</text:span><text:span text:style-name="T858"> </text:span><text:span text:style-name="T403">name</text:span><text:span text:style-name="T464">=</text:span><text:span text:style-name="T293">"PartnerA-to-MyCompany"</text:span><text:span text:style-name="T530">&gt;</text:span></text:p>
      <text:p text:style-name="P104"><text:span text:style-name="T464"><text:s text:c="8"/></text:span><text:span text:style-name="T530">&lt;</text:span><text:span text:style-name="T557">sender</text:span><text:span text:style-name="T858"> </text:span><text:span text:style-name="T403">name</text:span><text:span text:style-name="T464">=</text:span><text:span text:style-name="T293">"PartnerA"</text:span><text:span text:style-name="T530">/&gt;</text:span></text:p>
      <text:p text:style-name="P104"><text:span text:style-name="T464"><text:s text:c="8"/></text:span><text:span text:style-name="T530">&lt;</text:span><text:span text:style-name="T557">receiver</text:span><text:span text:style-name="T858"> </text:span><text:span text:style-name="T403">name</text:span><text:span text:style-name="T464">=</text:span><text:span text:style-name="T293">"MyCompany"</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otocol"</text:span><text:span text:style-name="T858"> </text:span><text:span text:style-name="T403">value</text:span><text:span text:style-name="T464">=</text:span><text:span text:style-name="T293">"as2"</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ntent_transfer_encoding"</text:span><text:span text:style-name="T858"> </text:span><text:span text:style-name="T403">value</text:span><text:span text:style-name="T464">=</text:span><text:span text:style-name="T293">"binary"</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mpression_type"</text:span><text:span text:style-name="T858"> </text:span><text:span text:style-name="T403">value</text:span><text:span text:style-name="T464">=</text:span><text:span text:style-name="T293">"ZLIB"</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ubject"</text:span><text:span text:style-name="T858"> </text:span><text:span text:style-name="T403">value</text:span><text:span text:style-name="T464">=</text:span><text:span text:style-name="T293">"File $attributes.filename$ sent from $sender.name$ to $receiver.nam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url"</text:span><text:span text:style-name="T858"> </text:span><text:span text:style-name="T403">value</text:span><text:span text:style-name="T464">=</text:span><text:span text:style-name="T293">"http://localhost:10080"</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to"</text:span><text:span text:style-name="T858"> </text:span><text:span text:style-name="T403">value</text:span><text:span text:style-name="T464">=</text:span><text:span text:style-name="T293">"edi@parnera.com"</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options"</text:span></text:p>
      <text:p text:style-name="P104"><text:span text:style-name="T858"><text:s text:c="19"/></text:span><text:span text:style-name="T403">value</text:span><text:span text:style-name="T464">=</text:span><text:span text:style-name="T293">"signed-receipt-protocol=optional, pkcs7-signature; signed-receipt-micalg=optional, $attribute.sign$"</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encrypt"</text:span><text:span text:style-name="T858"> </text:span><text:span text:style-name="T403">value</text:span><text:span text:style-name="T464">=</text:span><text:span text:style-name="T293">"3DES"</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ign"</text:span><text:span text:style-name="T858"> </text:span><text:span text:style-name="T403">value</text:span><text:span text:style-name="T464">=</text:span><text:span text:style-name="T293">"SHA256"</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send_max_retries"</text:span><text:span text:style-name="T858"> </text:span><text:span text:style-name="T403">value</text:span><text:span text:style-name="T464">=</text:span><text:span text:style-name="T293">"3"</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event_canonicalization_for_mic"</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name_digest_to_old_name"</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move_cms_algorithm_protection_attrib"</text:span><text:span text:style-name="T858"> </text:span><text:span text:style-name="T403">value</text:span><text:span text:style-name="T464">=</text:span><text:span text:style-name="T293">"false"</text:span><text:span text:style-name="T530">/&gt;</text:span></text:p>
      <text:p text:style-name="P104"><text:span text:style-name="T464"><text:s text:c="4"/></text:span><text:span text:style-name="T530">&lt;/</text:span><text:span text:style-name="T557">partnership</text:span><text:span text:style-name="T530">&gt;</text:span></text:p>
      <text:p text:style-name="P497"/>
      <text:p text:style-name="P104"><text:span text:style-name="T464"><text:s text:c="4"/></text:span><text:span text:style-name="T530">&lt;</text:span><text:span text:style-name="T557">partnership</text:span><text:span text:style-name="T858"> </text:span><text:span text:style-name="T403">name</text:span><text:span text:style-name="T464">=</text:span><text:span text:style-name="T293">"MyCompany-to-PartnerB"</text:span><text:span text:style-name="T530">&gt;</text:span></text:p>
      <text:p text:style-name="P104"><text:span text:style-name="T464"><text:s text:c="8"/></text:span><text:span text:style-name="T530">&lt;</text:span><text:span text:style-name="T557">sender</text:span><text:span text:style-name="T858"> </text:span><text:span text:style-name="T403">name</text:span><text:span text:style-name="T464">=</text:span><text:span text:style-name="T293">"MyCompany"</text:span><text:span text:style-name="T530">/&gt;</text:span></text:p>
      <text:p text:style-name="P104"><text:span text:style-name="T464"><text:s text:c="8"/></text:span><text:span text:style-name="T530">&lt;</text:span><text:span text:style-name="T557">receiver</text:span><text:span text:style-name="T858"> </text:span><text:span text:style-name="T403">name</text:span><text:span text:style-name="T464">=</text:span><text:span text:style-name="T293">"PartnerB"</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otocol"</text:span><text:span text:style-name="T858"> </text:span><text:span text:style-name="T403">value</text:span><text:span text:style-name="T464">=</text:span><text:span text:style-name="T293">"as2"</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ntent_transfer_encoding"</text:span><text:span text:style-name="T858"> </text:span><text:span text:style-name="T403">value</text:span><text:span text:style-name="T464">=</text:span><text:span text:style-name="T293">"8bit"</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mpression_type"</text:span><text:span text:style-name="T858"> </text:span><text:span text:style-name="T403">value</text:span><text:span text:style-name="T464">=</text:span><text:span text:style-name="T293">"ZLIB"</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ubject"</text:span><text:span text:style-name="T858"> </text:span><text:span text:style-name="T403">value</text:span><text:span text:style-name="T464">=</text:span><text:span text:style-name="T293">"File $attributes.filename$ sent from $sender.name$ to $receiver.nam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url"</text:span><text:span text:style-name="T858"> </text:span><text:span text:style-name="T403">value</text:span><text:span text:style-name="T464">=</text:span><text:span text:style-name="T293">"https://as2.partnerb.com:8443"</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to"</text:span><text:span text:style-name="T858"> </text:span><text:span text:style-name="T403">value</text:span><text:span text:style-name="T464">=</text:span><text:span text:style-name="T293">"edi@myCompany.org"</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options"</text:span></text:p>
      <text:p text:style-name="P104"><text:span text:style-name="T858"><text:s text:c="19"/></text:span><text:span text:style-name="T403">value</text:span><text:span text:style-name="T464">=</text:span><text:span text:style-name="T293">"signed-receipt-protocol=optional, pkcs7-signature; signed-receipt-micalg=optional, $attribute.sign$"</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encrypt"</text:span><text:span text:style-name="T858"> </text:span><text:span text:style-name="T403">value</text:span><text:span text:style-name="T464">=</text:span><text:span text:style-name="T293">"3DES"</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ign"</text:span><text:span text:style-name="T858"> </text:span><text:span text:style-name="T403">value</text:span><text:span text:style-name="T464">=</text:span><text:span text:style-name="T293">"SHA1"</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send_max_retries"</text:span><text:span text:style-name="T858"> </text:span><text:span text:style-name="T403">value</text:span><text:span text:style-name="T464">=</text:span><text:span text:style-name="T293">"3"</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event_canonicalization_for_mic"</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name_digest_to_old_name"</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move_cms_algorithm_protection_attrib"</text:span><text:span text:style-name="T858"> </text:span><text:span text:style-name="T403">value</text:span><text:span text:style-name="T464">=</text:span><text:span text:style-name="T293">"false"</text:span><text:span text:style-name="T530">/&gt;</text:span></text:p>
      <text:p text:style-name="P104"><text:soft-page-break/><text:span text:style-name="T464"><text:s text:c="4"/></text:span><text:span text:style-name="T530">&lt;/</text:span><text:span text:style-name="T557">partnership</text:span><text:span text:style-name="T530">&gt;</text:span></text:p>
      <text:p text:style-name="P104"><text:span text:style-name="T464"><text:s text:c="4"/></text:span><text:span text:style-name="T530">&lt;</text:span><text:span text:style-name="T557">partnership</text:span><text:span text:style-name="T858"> </text:span><text:span text:style-name="T403">name</text:span><text:span text:style-name="T464">=</text:span><text:span text:style-name="T293">"PartnerB-to-MyCompany"</text:span><text:span text:style-name="T530">&gt;</text:span></text:p>
      <text:p text:style-name="P104"><text:span text:style-name="T464"><text:s text:c="8"/></text:span><text:span text:style-name="T530">&lt;</text:span><text:span text:style-name="T557">sender</text:span><text:span text:style-name="T858"> </text:span><text:span text:style-name="T403">name</text:span><text:span text:style-name="T464">=</text:span><text:span text:style-name="T293">"PartnerB"</text:span><text:span text:style-name="T530">/&gt;</text:span></text:p>
      <text:p text:style-name="P104"><text:span text:style-name="T464"><text:s text:c="8"/></text:span><text:span text:style-name="T530">&lt;</text:span><text:span text:style-name="T557">receiver</text:span><text:span text:style-name="T858"> </text:span><text:span text:style-name="T403">name</text:span><text:span text:style-name="T464">=</text:span><text:span text:style-name="T293">"MyCompany"</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otocol"</text:span><text:span text:style-name="T858"> </text:span><text:span text:style-name="T403">value</text:span><text:span text:style-name="T464">=</text:span><text:span text:style-name="T293">"as2"</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ntent_transfer_encoding"</text:span><text:span text:style-name="T858"> </text:span><text:span text:style-name="T403">value</text:span><text:span text:style-name="T464">=</text:span><text:span text:style-name="T293">"8bit"</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compression_type"</text:span><text:span text:style-name="T858"> </text:span><text:span text:style-name="T403">value</text:span><text:span text:style-name="T464">=</text:span><text:span text:style-name="T293">"ZLIB"</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ubject"</text:span><text:span text:style-name="T858"> </text:span><text:span text:style-name="T403">value</text:span><text:span text:style-name="T464">=</text:span><text:span text:style-name="T293">"File $attributes.filename$ sent from $sender.name$ to $receiver.nam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url"</text:span><text:span text:style-name="T858"> </text:span><text:span text:style-name="T403">value</text:span><text:span text:style-name="T464">=</text:span><text:span text:style-name="T293">"http://localhost:10080"</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to"</text:span><text:span text:style-name="T858"> </text:span><text:span text:style-name="T403">value</text:span><text:span text:style-name="T464">=</text:span><text:span text:style-name="T293">"edi@partnerb.com"</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receipt_option"</text:span><text:span text:style-name="T858"> </text:span><text:span text:style-name="T403">value</text:span><text:span text:style-name="T464">=</text:span><text:span text:style-name="T293">"https://as2.partnerb.com:8444"</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as2_mdn_options"</text:span></text:p>
      <text:p text:style-name="P104"><text:span text:style-name="T858"><text:s text:c="19"/></text:span><text:span text:style-name="T403">value</text:span><text:span text:style-name="T464">=</text:span><text:span text:style-name="T293">"signed-receipt-protocol=optional, pkcs7-signature; signed-receipt-micalg=optional, $attribute.sign$"</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encrypt"</text:span><text:span text:style-name="T858"> </text:span><text:span text:style-name="T403">value</text:span><text:span text:style-name="T464">=</text:span><text:span text:style-name="T293">"3DES"</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sign"</text:span><text:span text:style-name="T858"> </text:span><text:span text:style-name="T403">value</text:span><text:span text:style-name="T464">=</text:span><text:span text:style-name="T293">"SHA256"</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send_max_retries"</text:span><text:span text:style-name="T858"> </text:span><text:span text:style-name="T403">value</text:span><text:span text:style-name="T464">=</text:span><text:span text:style-name="T293">"3"</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prevent_canonicalization_for_mic"</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name_digest_to_old_name"</text:span><text:span text:style-name="T858"> </text:span><text:span text:style-name="T403">value</text:span><text:span text:style-name="T464">=</text:span><text:span text:style-name="T293">"false"</text:span><text:span text:style-name="T530">/&gt;</text:span></text:p>
      <text:p text:style-name="P104"><text:span text:style-name="T464"><text:s text:c="8"/></text:span><text:span text:style-name="T530">&lt;</text:span><text:span text:style-name="T557">attribute</text:span><text:span text:style-name="T858"> </text:span><text:span text:style-name="T403">name</text:span><text:span text:style-name="T464">=</text:span><text:span text:style-name="T293">"remove_cms_algorithm_protection_attrib"</text:span><text:span text:style-name="T858"> </text:span><text:span text:style-name="T403">value</text:span><text:span text:style-name="T464">=</text:span><text:span text:style-name="T293">"false"</text:span><text:span text:style-name="T530">/&gt;</text:span></text:p>
      <text:p text:style-name="P104"><text:span text:style-name="T464"><text:s text:c="4"/></text:span><text:span text:style-name="T530">&lt;/</text:span><text:span text:style-name="T557">partnership</text:span><text:span text:style-name="T530">&gt;</text:span></text:p>
      <text:p text:style-name="P497"/>
      <text:p text:style-name="P497"/>
      <text:p text:style-name="P104"><text:span text:style-name="T530">&lt;/</text:span><text:span text:style-name="T558">partnerships</text:span><text:span text:style-name="T530">&gt;</text:span></text:p>
      <text:p text:style-name="P496"/>
      <text:p text:style-name="P131"/>
      <text:h text:style-name="Heading_20_2" text:outline-level="2"><text:bookmark-start text:name="__RefHeading___Toc5280_961763789"/>Configuring the AS2 Message ID<text:bookmark-end text:name="__RefHeading___Toc5280_961763789"/></text:h>
      <text:p text:style-name="P293">The message ID used for uniquely identifying the message sent to a partner defaults to the following format:</text:p>
      <text:p text:style-name="P73">OPENAS2-$date.ddMMyyyyHHmmssZ$-$rand.<text:span text:style-name="T719">UUID</text:span>$@$msg.sender.as2_id$_$msg.receiver.as2_id$</text:p>
      <text:p text:style-name="P101"><text:span text:style-name="T721">To change this globally for all partnership definitions, change the property in the config.xml file to the desired format string using the attribute name “</text:span><text:span text:style-name="T92">as2_message_id_format</text:span><text:span text:style-name="T721">” in the “</text:span><text:span text:style-name="T92">properties</text:span><text:span text:style-name="T721">” element.</text:span></text:p>
      <text:p text:style-name="P100"><text:span text:style-name="T828"><text:s text:c="3"/></text:span><text:span text:style-name="T829"><text:s/></text:span><text:span text:style-name="T526">&lt;</text:span><text:span text:style-name="T554">properties</text:span></text:p>
      <text:p text:style-name="P104"><text:span text:style-name="T830"><text:s text:c="8"/></text:span><text:span text:style-name="T398">log_date_format</text:span><text:span text:style-name="T827">=</text:span><text:span text:style-name="T276">"yyyy-MM-dd HH:mm:ss.SSS"</text:span></text:p>
      <text:p text:style-name="P104"><text:span text:style-name="T830"><text:s text:c="8"/></text:span><text:span text:style-name="T398">sql_timestamp_format</text:span><text:span text:style-name="T827">=</text:span><text:span text:style-name="T276">"yyyy-MM-dd HH:mm:ss.SSS"</text:span></text:p>
      <text:p text:style-name="P104"><text:span text:style-name="T830"><text:s text:c="8"/></text:span><text:span text:style-name="T398">as2_message_id_format</text:span><text:span text:style-name="T827">=</text:span><text:span text:style-name="T276">"&amp;lt;OPENAS2-$date.ddMMyyyyHHmmssZ$-$rand.UUID$@$msg.sender.as2_id$_$msg.receiver.as2_id$&gt;"</text:span></text:p>
      <text:p text:style-name="P104"><text:span text:style-name="T830"><text:s text:c="4"/></text:span><text:span text:style-name="T525">/&gt;</text:span></text:p>
      <text:p text:style-name="P102"/>
      <text:p text:style-name="P339"><text:span text:style-name="T721">The message ID that is generated can be overridden on a partnership by partnership basis. To set it for a particular partnership, add</text:span> an attribute named "<text:span text:style-name="T92">as2_message_id_format</text:span>" to the partnership definition and use any dynamic param<text:span text:style-name="T720">e</text:span>ters <text:span text:style-name="T720">as specified in the dynamic parameters section of this document</text:span>.</text:p>
      <text:p text:style-name="Text_20_body">Something like this:</text:p>
      <text:p text:style-name="P112"><text:s/>&lt;<text:span text:style-name="T788">partnership</text:span> <text:span text:style-name="T804">name</text:span>="<text:span text:style-name="T884">MyCompany</text:span>-to-PartnerA"&gt;</text:p>
      <text:p text:style-name="P112"><text:s text:c="8"/>&lt;<text:span text:style-name="T788">sender</text:span> <text:span text:style-name="T804">name</text:span>="<text:span text:style-name="T884">MyCompany</text:span>"/&gt;</text:p>
      <text:p text:style-name="P112"><text:s text:c="8"/>&lt;<text:span text:style-name="T788">receiver</text:span> <text:span text:style-name="T804">name</text:span>="PartnerA"/&gt;</text:p>
      <text:p text:style-name="P112"><text:s text:c="8"/>&lt;<text:span text:style-name="T788">attribute</text:span> <text:span text:style-name="T804">name</text:span>="protocol" <text:span text:style-name="T804">value</text:span>="as2"/&gt;</text:p>
      <text:p text:style-name="P112"><text:s text:c="8"/>&lt;<text:span text:style-name="T788">attribute</text:span> <text:span text:style-name="T804">name</text:span>="content_transfer_encoding" value="binary"/&gt;</text:p>
      <text:p text:style-name="P340"><text:span text:style-name="T730"><text:s text:c="8"/>&lt;</text:span><text:span text:style-name="T791">attribute</text:span><text:span text:style-name="T730"> </text:span><text:span text:style-name="T809">name</text:span><text:span text:style-name="T730">="</text:span><text:span text:style-name="T733">as2_message_id_format</text:span><text:span text:style-name="T730">" </text:span><text:span text:style-name="T809">value</text:span><text:span text:style-name="T730">="</text:span><text:span text:style-name="T731">ACME</text:span><text:span text:style-name="T730">-$date.yyyy</text:span><text:span text:style-name="T731">MMdd</text:span><text:span text:style-name="T730">HHmmssZ$-$rand.UUID$"/&gt;</text:span></text:p>
      <text:p text:style-name="P348">In some cases, the choice of the Message ID will not be suitable for generating an MDN message Id <text:soft-page-break/>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7"><text:span text:style-name="T828"><text:s text:c="3"/></text:span><text:span text:style-name="T829"><text:s/></text:span><text:span text:style-name="T526">&lt;</text:span><text:span text:style-name="T554">properties</text:span></text:p>
      <text:p text:style-name="P105"><text:span text:style-name="T830"><text:s text:c="8"/></text:span><text:span text:style-name="T398">log_date_format</text:span><text:span text:style-name="T827">=</text:span><text:span text:style-name="T276">"yyyy-MM-dd HH:mm:ss.SSS"</text:span></text:p>
      <text:p text:style-name="P105"><text:span text:style-name="T830"><text:s text:c="8"/></text:span><text:span text:style-name="T398">sql_timestamp_format</text:span><text:span text:style-name="T827">=</text:span><text:span text:style-name="T276">"yyyy-MM-dd HH:mm:ss.SSS"</text:span></text:p>
      <text:p text:style-name="P105"><text:span text:style-name="T830"><text:s text:c="8"/></text:span><text:span text:style-name="T398">as2_</text:span><text:span text:style-name="T399">mdn_</text:span><text:span text:style-name="T398">message_id_format</text:span><text:span text:style-name="T827">=</text:span><text:span text:style-name="T276">"&amp;lt;OPENAS2-</text:span><text:span text:style-name="T277">MDN</text:span><text:span text:style-name="T276">-$rand.UUID$@$msg.sender.as2_id$_$msg.receiver.as2_id$&gt;"</text:span></text:p>
      <text:p text:style-name="P105"><text:span text:style-name="T830"><text:s text:c="4"/></text:span><text:span text:style-name="T525">/&gt;</text:span></text:p>
      <text:p text:style-name="P118"><text:span text:style-name="T826">To set it for a particular partnership, add</text:span> an attribute named "<text:span text:style-name="T92">as2_</text:span><text:span text:style-name="T98">mdn_</text:span><text:span text:style-name="T92">message_id_format</text:span>" to the partnership definition and use any dynamic param<text:span text:style-name="T720">e</text:span>ters <text:span text:style-name="T720">as specified in the dynamic parameters section of this document</text:span>.</text:p>
      <text:p text:style-name="P341">Something like this:</text:p>
      <text:p text:style-name="P113"><text:s/>&lt;<text:span text:style-name="T788">partnership</text:span> <text:span text:style-name="T804">name</text:span>="MyCompany-to-PartnerA"&gt;</text:p>
      <text:p text:style-name="P113"><text:s text:c="8"/>&lt;<text:span text:style-name="T788">sender</text:span> <text:span text:style-name="T804">name</text:span>="MyCompany"/&gt;</text:p>
      <text:p text:style-name="P113"><text:s text:c="8"/>&lt;<text:span text:style-name="T788">receiver</text:span> <text:span text:style-name="T804">name</text:span>="PartnerA"/&gt;</text:p>
      <text:p text:style-name="P113"><text:s text:c="8"/>&lt;<text:span text:style-name="T788">attribute</text:span> <text:span text:style-name="T804">name</text:span>="protocol" <text:span text:style-name="T804">value</text:span>="as2"/&gt;</text:p>
      <text:p text:style-name="P113"><text:s text:c="8"/>&lt;<text:span text:style-name="T788">attribute</text:span> <text:span text:style-name="T804">name</text:span>="content_transfer_encoding" value="binary"/&gt;</text:p>
      <text:p text:style-name="P342"><text:span text:style-name="T730"><text:s text:c="8"/>&lt;</text:span><text:span text:style-name="T791">attribute</text:span><text:span text:style-name="T730"> </text:span><text:span text:style-name="T809">name</text:span><text:span text:style-name="T730">="</text:span><text:span text:style-name="T733">as2_</text:span><text:span text:style-name="T734">mdn_</text:span><text:span text:style-name="T733">message_id_format</text:span><text:span text:style-name="T730">" </text:span><text:span text:style-name="T809">value</text:span><text:span text:style-name="T730">="</text:span><text:span text:style-name="T731">ACME</text:span><text:span text:style-name="T730">-</text:span><text:span text:style-name="T732">MDN-</text:span><text:span text:style-name="T730">$date.yyyy</text:span><text:span text:style-name="T731">MMdd</text:span><text:span text:style-name="T730">HHmmssZ$-$rand.UUID$"/&gt;</text:span></text:p>
      <text:h text:style-name="P648" text:outline-level="2"><text:bookmark-start text:name="__RefHeading___Toc14452_4105406921"/>Content Type<text:bookmark-end text:name="__RefHeading___Toc14452_4105406921"/></text:h>
      <text:p text:style-name="P450"><text:span text:style-name="T953">It is possible to override </text:span><text:span text:style-name="T960">the </text:span><text:span text:style-name="T955">default </text:span><text:span text:style-name="T953">value of Content-Type </text:span><text:span text:style-name="T956">MIME</text:span><text:span text:style-name="T953"> header used in the </text:span><text:span text:style-name="T961">body </text:span><text:span text:style-name="T953">MIME part using </text:span><text:span text:style-name="T965">the </text:span><text:span text:style-name="T954">“</text:span><text:span text:style-name="T93">content_typ</text:span><text:span text:style-name="T114">e</text:span><text:span text:style-name="T954">” </text:span><text:span text:style-name="T953">attribute.</text:span></text:p>
      <text:p text:style-name="P451"><text:span text:style-name="T958">An example </text:span><text:span text:style-name="T964">of </text:span><text:span text:style-name="T959">specifying</text:span><text:span text:style-name="T957"> an EDIFACT </text:span><text:span text:style-name="T963">AS2 </text:span><text:span text:style-name="T962">message</text:span><text:span text:style-name="T957"> </text:span><text:span text:style-name="T963">body </text:span><text:span text:style-name="T957">is shown below:</text:span></text:p>
      <text:p text:style-name="P500"><text:span text:style-name="T518">&lt;</text:span><text:span text:style-name="T548">attribute</text:span><text:span text:style-name="T380"> </text:span><text:span text:style-name="T395">name</text:span><text:span text:style-name="T440">=</text:span><text:span text:style-name="T263">"c</text:span><text:span text:style-name="T264">ontent_type</text:span><text:span text:style-name="T263">"</text:span><text:span text:style-name="T380"> </text:span><text:span text:style-name="T395">value</text:span><text:span text:style-name="T440">=</text:span><text:span text:style-name="T263">"application/</text:span><text:span text:style-name="T787">EDIFACT</text:span><text:span text:style-name="T263">"</text:span><text:span text:style-name="T518">/&gt;</text:span></text:p>
      <text:h text:style-name="Heading_20_2" text:outline-level="2"><text:bookmark-start text:name="__RefHeading___Toc7616_1325209677"/><text:span text:style-name="T847">Content </text:span>Transfer Encoding<text:bookmark-end text:name="__RefHeading___Toc7616_1325209677"/></text:h>
      <text:p text:style-name="P354"><text:span text:style-name="T613">As of version 1.3.7, t</text:span>he default content transfer encoding uses “<text:span text:style-name="T93">binary</text:span>” <text:span text:style-name="T360">if not explicitly overwritten in the configuration</text:span>. <text:span text:style-name="T613">The default</text:span> can be changed using the “<text:span text:style-name="Citation"><text:span text:style-name="T80">content_t</text:span></text:span><text:span text:style-name="Citation"><text:span text:style-name="T125">ransfer</text:span></text:span><text:span text:style-name="Citation"><text:span text:style-name="T80">_encoding” </text:span></text:span><text:span text:style-name="Citation"><text:span text:style-name="T137">attribute in the </text:span></text:span><text:span text:style-name="Citation"><text:span text:style-name="T139">partnership</text:span></text:span><text:span text:style-name="Citation"><text:span text:style-name="T137">.xml file. </text:span></text:span><text:span text:style-name="Citation"><text:span text:style-name="T138">If you experience issues with failing to verify a partners AS2 inbound message because the message contains CR/LF data in it then you should switch to using “binary” for the transfer encoding. </text:span></text:span><text:span text:style-name="Citation"><text:span text:style-name="T140">The sample partnership file sets the transfer encoding to “binary” for both partners.</text:span></text:span></text:p>
      <text:p text:style-name="P355"><text:span text:style-name="Citation"><text:span text:style-name="T15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14"><text:span text:style-name="Citation"><text:span text:style-name="T145">The currently supported encoding algorithms are:</text:span></text:span></text:p>
      <text:list text:style-name="L30">
        <text:list-item>
          <text:p text:style-name="P907"><text:span text:style-name="Citation"><text:span text:style-name="T145">MD</text:span></text:span><text:span text:style-name="Citation"><text:span text:style-name="T146">5</text:span></text:span></text:p>
        </text:list-item>
        <text:list-item>
          <text:p text:style-name="P908"><text:span text:style-name="Citation"><text:span text:style-name="T145">SHA1</text:span></text:span></text:p>
        </text:list-item>
        <text:list-item>
          <text:p text:style-name="P908"><text:span text:style-name="Citation"><text:span text:style-name="T145">SHA224</text:span></text:span></text:p>
        </text:list-item>
        <text:list-item>
          <text:p text:style-name="P908"><text:span text:style-name="Citation"><text:span text:style-name="T145">SHA256</text:span></text:span></text:p>
        </text:list-item>
        <text:list-item>
          <text:p text:style-name="P908"><text:soft-page-break/><text:span text:style-name="Citation"><text:span text:style-name="T145">SHA384</text:span></text:span></text:p>
        </text:list-item>
        <text:list-item>
          <text:p text:style-name="P908"><text:span text:style-name="Citation"><text:span text:style-name="T145">SHA512</text:span></text:span></text:p>
        </text:list-item>
        <text:list-item>
          <text:p text:style-name="P908"><text:span text:style-name="Citation"><text:span text:style-name="T145">CAST5</text:span></text:span></text:p>
        </text:list-item>
        <text:list-item>
          <text:p text:style-name="P908"><text:span text:style-name="Citation"><text:span text:style-name="T145">3DES</text:span></text:span></text:p>
        </text:list-item>
        <text:list-item>
          <text:p text:style-name="P908"><text:span text:style-name="Citation"><text:span text:style-name="T145">IDEA</text:span></text:span></text:p>
        </text:list-item>
        <text:list-item>
          <text:p text:style-name="P908"><text:span text:style-name="Citation"><text:span text:style-name="T145">RC2_CBC</text:span></text:span></text:p>
        </text:list-item>
        <text:list-item>
          <text:p text:style-name="P909"><text:span text:style-name="Citation"><text:span text:style-name="T148">AES128 (CBC mode)</text:span></text:span></text:p>
        </text:list-item>
        <text:list-item>
          <text:p text:style-name="P909"><text:span text:style-name="Citation"><text:span text:style-name="T148">AES192 (CBC mode)</text:span></text:span></text:p>
        </text:list-item>
        <text:list-item>
          <text:p text:style-name="P909"><text:span text:style-name="Citation"><text:span text:style-name="T148">AES256 (CBC mode)</text:span></text:span></text:p>
        </text:list-item>
        <text:list-item>
          <text:p text:style-name="P909"><text:span text:style-name="Citation"><text:span text:style-name="T14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1">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41">”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41">”. The default is no compression of sent messages.</text:span></text:span></text:p>
      <text:p text:style-name="P203"><text:span text:style-name="Citation"><text:span text:style-name="T144">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4">” attribute on the partnership definition</text:span></text:span><text:span text:style-name="Citation"><text:span text:style-name="T141"> for the outbound configuration. </text:span></text:span><text:span text:style-name="Citation"><text:span text:style-name="T144">Set the attribute to “</text:span></text:span><text:span text:style-name="Citation"><text:span text:style-name="T46">compress-after-signing</text:span></text:span><text:span text:style-name="Citation"><text:span text:style-name="T144">” to enable this.</text:span></text:span></text:p>
      <text:p text:style-name="P247"><text:span text:style-name="Citation"><text:span text:style-name="T142">See partnership.xml append</text:span></text:span><text:span text:style-name="Citation"><text:span text:style-name="T143">i</text:span></text:span><text:span text:style-name="Citation"><text:span text:style-name="T14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48"><text:span text:style-name="Citation"><text:span text:style-name="T149">Mime headers can be added to the outermost Mime body part for outbound messages </text:span></text:span><text:span text:style-name="Citation"><text:span text:style-name="T150">and additionally added to the HTPP headers</text:span></text:span><text:span text:style-name="Citation"><text:span text:style-name="T149">. The outermost Mime body part will depend on configuration of the partnership and could be the compressed, signed or encrypted part. </text:span></text:span><text:span text:style-name="Citation"><text:span text:style-name="T151">In the case of the encrypted part being the outermost mime body part, the HTTP headers will not be visible until after decryption of the body part </text:span></text:span><text:span text:style-name="Citation"><text:span text:style-name="T152">since encryption protects the content and the headers</text:span></text:span><text:span text:style-name="Citation"><text:span text:style-name="T151">.</text:span></text:span></text:p>
      <text:p text:style-name="P248"><text:span text:style-name="Citation"><text:span text:style-name="T151"/></text:span></text:p>
      <text:h text:style-name="Heading_20_3" text:outline-level="3"><text:bookmark-start text:name="__RefHeading___Toc3423_1718686002"/>Static Header Values<text:bookmark-end text:name="__RefHeading___Toc3423_1718686002"/></text:h>
      <text:p text:style-name="P531"><text:span text:style-name="Citation"><text:span text:style-name="T62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29">custom_mime_headers</text:span></text:span><text:span text:style-name="Citation"><text:span text:style-name="T628">” and a sample entry of 2 static headers is shown below:</text:span></text:span></text:p>
      <text:p text:style-name="P468"><text:span text:style-name="T515">&lt;</text:span><text:span text:style-name="T546">attribute</text:span><text:span text:style-name="T378"> </text:span><text:span text:style-name="T384">name</text:span><text:span text:style-name="T433">=</text:span><text:span text:style-name="T265">"custom_mime_headers"</text:span><text:span text:style-name="T378"> </text:span><text:span text:style-name="T384">value</text:span><text:span text:style-name="T433">=</text:span><text:span text:style-name="T265">"X-Custom</text:span><text:span text:style-name="T266">Route</text:span><text:span text:style-name="T265">: </text:span><text:span text:style-name="T266">X1Z34Y</text:span><text:span text:style-name="T265"> ; X-CustomShape:oblong"</text:span><text:span text:style-name="T515">/&gt;</text:span></text:p>
      <text:p text:style-name="P459"><text:span text:style-name="T433"><text:tab/></text:span><text:span text:style-name="T630">Note that spaces before or after the “;” and “:” separators will be excluded.</text:span></text:p>
      <text:h text:style-name="Heading_20_3" text:outline-level="3"><text:bookmark-start text:name="__RefHeading___Toc3425_1718686002"/><text:span text:style-name="Citation"><text:span text:style-name="T153">Dynamic Header Values </text:span></text:span><text:span text:style-name="Citation"><text:span text:style-name="T154">From File Name</text:span></text:span><text:bookmark-end text:name="__RefHeading___Toc3425_1718686002"/></text:h>
      <text:p text:style-name="P539">Dynamic headers require 2 attributes to configure their behaviour and there are 2 different modes of <text:s/><text:span text:style-name="T627">operation for extracting the value(s) for the defined header(s) from the file name:</text:span></text:p>
      <text:list text:style-name="L31">
        <text:list-item>
          <text:p text:style-name="P913">delimiter mode</text:p>
        </text:list-item>
        <text:list-item>
          <text:p text:style-name="P913">regular expression mode</text:p>
        </text:list-item>
      </text:list>
      <text:p text:style-name="P534"><text:soft-page-break/><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37"><text:span text:style-name="T636">Both modes use an attribute named “</text:span><text:span text:style-name="T90">custom_mime_header_names_from_filename</text:span><text:span text:style-name="T636">” to enter the list of header names but the format for the two are slightly different. The second attribute required has a different name for each of the modes, “</text:span><text:span text:style-name="T90">custom_mime_header_name_delimiters_in_filename</text:span><text:span text:style-name="T636">” for delimiter mode and “</text:span><text:span text:style-name="T90">custom_mime_header_names_regex_on_filename</text:span><text:span text:style-name="T636">” for regular expression mode.</text:span></text:p>
      <text:p text:style-name="P538">IMPORTANT: if both delimiter mode and <text:span text:style-name="T66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3">In delimiter mode, the values in the file name are separated by<text:span text:style-name="T664"> </text:span>specifi<text:span text:style-name="T66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3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35">Below is an example of a delimiter based configuration.</text:p>
      <text:p text:style-name="P469"><text:span text:style-name="T515">&lt;</text:span><text:span text:style-name="T546">attribute</text:span><text:span text:style-name="T378"> </text:span><text:span text:style-name="T384">name</text:span><text:span text:style-name="T433">=</text:span><text:span text:style-name="T265">"custom_mime_header_names_from_filename"</text:span></text:p>
      <text:p text:style-name="P469"><text:span text:style-name="T265"><text:tab/></text:span><text:span text:style-name="T378"> </text:span><text:span text:style-name="T384">value</text:span><text:span text:style-name="T433">=</text:span><text:span text:style-name="T265">"header.X-</text:span><text:span text:style-name="T267">Header1</text:span><text:span text:style-name="T265">,header.</text:span><text:span text:style-name="T267">Y</text:span><text:span text:style-name="T265">-</text:span><text:span text:style-name="T267">Header2</text:span><text:span text:style-name="T265">, junk.extraStuff"</text:span><text:span text:style-name="T515">/&gt;</text:span></text:p>
      <text:p text:style-name="P459"><text:span text:style-name="T433"><text:s text:c="8"/></text:span><text:span text:style-name="T515">&lt;</text:span><text:span text:style-name="T546">attribute</text:span><text:span text:style-name="T378"> </text:span><text:span text:style-name="T384">name</text:span><text:span text:style-name="T433">=</text:span><text:span text:style-name="T265">"custom_mime_header_name_delimiters_in_filename"</text:span><text:span text:style-name="T378"> </text:span><text:span text:style-name="T384">value</text:span><text:span text:style-name="T433">=</text:span><text:span text:style-name="T265">"-_"</text:span><text:span text:style-name="T515">/&gt;</text:span></text:p>
      <text:p text:style-name="P542"><text:span text:style-name="T637">Using this configuration, given a file name </text:span><text:span text:style-name="T89">ABC-123-INVOICES.csv</text:span><text:span text:style-name="T637"> there would be 2 headers added as:<text:line-break/>X-Header1 <text:s text:c="2"/>value ABC<text:line-break/>Y-Header2 <text:s text:c="2"/>value 123</text:span></text:p>
      <text:p text:style-name="P490">If the file name was <text:span text:style-name="T521">ABC-123-</text:span><text:span text:style-name="T522">H4FT_</text:span><text:span text:style-name="T521">INVOICES.csv </text:span><text:span text:style-name="T636">the system would throw an error as there would be 4 string sequences extracted so you could fix this by appending junk.moreStuff to the “custom_mime_headers_from_filename” attribute.</text:span></text:p>
      <text:p text:style-name="P481">Another example of delimiter mode in the partnership:</text:p>
      <text:p text:style-name="P470"><text:span text:style-name="T515">&lt;</text:span><text:span text:style-name="T546">attribute</text:span><text:span text:style-name="T378"> </text:span><text:span text:style-name="T384">name</text:span><text:span text:style-name="T433">=</text:span><text:span text:style-name="T265">"custom_mime_header_names_from_filename"</text:span></text:p>
      <text:p text:style-name="P470"><text:span text:style-name="T265"><text:tab/></text:span><text:span text:style-name="T378"> </text:span><text:span text:style-name="T384">value</text:span><text:span text:style-name="T433">=</text:span><text:span text:style-name="T265">"header.X-</text:span><text:span text:style-name="T267">Header1</text:span><text:span text:style-name="T265">, </text:span><text:span text:style-name="T268">other.string1</text:span><text:span text:style-name="T265">,header.</text:span><text:span text:style-name="T267">Y</text:span><text:span text:style-name="T265">-</text:span><text:span text:style-name="T267">Header2</text:span><text:span text:style-name="T265">"</text:span><text:span text:style-name="T515">/&gt;</text:span></text:p>
      <text:p text:style-name="P460"><text:span text:style-name="T433"><text:s text:c="8"/></text:span><text:span text:style-name="T515">&lt;</text:span><text:span text:style-name="T546">attribute</text:span><text:span text:style-name="T378"> </text:span><text:span text:style-name="T384">name</text:span><text:span text:style-name="T433">=</text:span><text:span text:style-name="T265">"custom_mime_header_name_delimiters_in_filename"</text:span><text:span text:style-name="T378"> </text:span><text:span text:style-name="T384">value</text:span><text:span text:style-name="T433">=</text:span><text:span text:style-name="T265">"-"</text:span><text:span text:style-name="T515">/&gt;</text:span></text:p>
      <text:p text:style-name="P481"><text:span text:style-name="T637">Using this configuration, given a file name </text:span><text:span text:style-name="T89">ABC-123_</text:span><text:span text:style-name="T81">TEST</text:span><text:span text:style-name="T89">-INVOICES.csv</text:span><text:span text:style-name="T637"> there would be 2 headers added as:<text:line-break/>X-Header1 <text:s text:c="2"/>value ABC<text:line-break/>Y-Header2 <text:s text:c="2"/>value </text:span>INVOICES</text:p>
      <text:p text:style-name="P490"/>
      <text:h text:style-name="Heading_20_5" text:outline-level="5"><text:bookmark-start text:name="__RefHeading___Toc4819_1644467721"/>Regular Expression Mode<text:bookmark-end text:name="__RefHeading___Toc4819_1644467721"/></text:h>
      <text:p text:style-name="P482">Regular expression based mode uses Java regular expressions and requires that the regular expression is constructed in grouping mode where the number of groups in the regular expression exactly matches the number of header names in the “<text:span text:style-name="T81">custom_mime_header_names_from_filename</text:span>” attribute. The regular expression will be used to parse the file name to extract the values for the define<text:span text:style-name="T663">d names in the</text:span> attribute named <text:soft-page-break/>“<text:span text:style-name="T81">custom_mime_header_names_regex_on_filename</text:span>”. Regular expressions can become extremely complex and this document will show some simple examples but there are many sites that provide regular expression tutorials if you need a complicated soultion.</text:p>
      <text:p text:style-name="P485">An example for a regular expression mode configuration is shown below:</text:p>
      <text:p text:style-name="P471"><text:span text:style-name="T515">&lt;</text:span><text:span text:style-name="T546">attribute</text:span><text:span text:style-name="T378"> </text:span><text:span text:style-name="T384">name</text:span><text:span text:style-name="T433">=</text:span><text:span text:style-name="T265">"custom_mime_header_names_from_filename"</text:span><text:span text:style-name="T378"> </text:span><text:span text:style-name="T384">value</text:span><text:span text:style-name="T433">=</text:span><text:span text:style-name="T265">"X</text:span><text:span text:style-name="T269">-Header1</text:span><text:span text:style-name="T265">,</text:span><text:span text:style-name="T269">Y</text:span><text:span text:style-name="T265">-</text:span><text:span text:style-name="T269">Header2</text:span><text:span text:style-name="T265">"</text:span><text:span text:style-name="T515">/&gt;</text:span></text:p>
      <text:p text:style-name="P459"><text:span text:style-name="T433"><text:s text:c="8"/></text:span><text:span text:style-name="T515">&lt;</text:span><text:span text:style-name="T546">attribute</text:span><text:span text:style-name="T378"> </text:span><text:span text:style-name="T384">name</text:span><text:span text:style-name="T433">=</text:span><text:span text:style-name="T265">"custom_mime_header_names_regex_on_filename"</text:span><text:span text:style-name="T378"> </text:span><text:span text:style-name="T384">value</text:span><text:span text:style-name="T433">=</text:span><text:span text:style-name="T265">"([^-]*)-([^.]*).</text:span><text:span text:style-name="T269">csv</text:span><text:span text:style-name="T265">"</text:span><text:span text:style-name="T515">/&gt;</text:span></text:p>
      <text:p text:style-name="P543"><text:span text:style-name="T637">Using this configuration, given a file name </text:span><text:span text:style-name="T89">ABC-123-INVOICES.csv</text:span><text:span text:style-name="T637"> there would be 2 headers added as:<text:line-break/>X-Header1 <text:s text:c="2"/>value ABC<text:line-break/>Y-Header2 <text:s text:c="2"/>value 123-INVOICES</text:span></text:p>
      <text:p text:style-name="P491">If the file name was <text:span text:style-name="T521">ABC-123-</text:span><text:span text:style-name="T522">H4FT_</text:span><text:span text:style-name="T521">INVOICES.csv </text:span><text:span text:style-name="T636">the</text:span>re would be 2 headers added as:<text:line-break/>X-Header1 <text:s text:c="2"/>value ABC<text:line-break/>Y-Header2 <text:s text:c="2"/>value 123—<text:span text:style-name="T638">HFT_</text:span>INVOICES</text:p>
      <text:p text:style-name="P491">If the file name was <text:span text:style-name="T521">ABC-123-</text:span><text:span text:style-name="T522">H4FT_</text:span><text:span text:style-name="T521">INVOICES.</text:span><text:span text:style-name="T523">txt </text:span><text:span text:style-name="T636">or </text:span><text:span text:style-name="T521">AB</text:span><text:span text:style-name="T523">C_123.csv</text:span><text:span text:style-name="T636"> the system would throw an error since there would be no match.</text:span></text:p>
      <text:p text:style-name="P485"/>
      <text:p text:style-name="P485">Another example for a regular expression mode configuration is shown below:</text:p>
      <text:p text:style-name="P472"><text:span text:style-name="T515">&lt;</text:span><text:span text:style-name="T546">attribute</text:span><text:span text:style-name="T378"> </text:span><text:span text:style-name="T384">name</text:span><text:span text:style-name="T433">=</text:span><text:span text:style-name="T265">"custom_mime_header_names_from_filename"</text:span><text:span text:style-name="T378"> </text:span><text:span text:style-name="T384">value</text:span><text:span text:style-name="T433">=</text:span><text:span text:style-name="T265">"X</text:span><text:span text:style-name="T269">-Header1</text:span><text:span text:style-name="T265">,</text:span><text:span text:style-name="T269">Y</text:span><text:span text:style-name="T265">-</text:span><text:span text:style-name="T269">Header2</text:span><text:span text:style-name="T265">"</text:span><text:span text:style-name="T515">/&gt;</text:span></text:p>
      <text:p text:style-name="P461"><text:span text:style-name="T433"><text:s text:c="8"/></text:span><text:span text:style-name="T515">&lt;</text:span><text:span text:style-name="T546">attribute</text:span><text:span text:style-name="T378"> </text:span><text:span text:style-name="T384">name</text:span><text:span text:style-name="T433">=</text:span><text:span text:style-name="T265">"custom_mime_header_names_regex_on_filename"</text:span><text:span text:style-name="T378"> </text:span><text:span text:style-name="T384">value</text:span><text:span text:style-name="T433">=</text:span><text:span text:style-name="T265">"([^-]*)-([^.]*).</text:span><text:span text:style-name="T269">csv</text:span><text:span text:style-name="T265">"</text:span><text:span text:style-name="T515">/&gt;</text:span></text:p>
      <text:p text:style-name="P543"><text:span text:style-name="T637">Using this configuration, given a file name </text:span><text:span text:style-name="T89">ABC-123-INVOICES.csv</text:span><text:span text:style-name="T637"> there would be 2 headers added as:<text:line-break/>X-Header1 <text:s text:c="2"/>value ABC<text:line-break/>Y-Header2 <text:s text:c="2"/>value 123-INVOICES</text:span></text:p>
      <text:p text:style-name="P491"/>
      <text:h text:style-name="Heading_20_3" text:outline-level="3"><text:bookmark-start text:name="__RefHeading___Toc3427_1718686002"/>Adding Custom Headers To HTTP<text:bookmark-end text:name="__RefHeading___Toc3427_1718686002"/></text:h>
      <text:p text:style-name="P536">The following attribute set to <text:span text:style-name="T775">a</text:span> value of “true” will additionally add the headers to the HTTP headers for both static and dynamic header mechanisms:</text:p>
      <text:p text:style-name="P466"><text:span text:style-name="T515">&lt;</text:span><text:span text:style-name="T546">attribute</text:span><text:span text:style-name="T378"> </text:span><text:span text:style-name="T384">name</text:span><text:span text:style-name="T433">=</text:span><text:span text:style-name="T265">"add_custom_mime_headers_to_http"</text:span><text:span text:style-name="T378"> </text:span><text:span text:style-name="T384">value</text:span><text:span text:style-name="T433">=</text:span><text:span text:style-name="T265">"true"</text:span><text:span text:style-name="T515">/&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1"><text:span text:style-name="Citation"><text:span text:style-name="T155">Partnership</text:span></text:span><text:span text:style-name="Citation"><text:span text:style-name="T149"> attributes can be added </text:span></text:span><text:span text:style-name="Citation"><text:span text:style-name="T631">to the partnership definition based on parsing the file name of the document to be sent <text:s/></text:span></text:span><text:span text:style-name="Citation"><text:span text:style-name="T632">using a</text:span></text:span><text:span text:style-name="Citation"><text:span text:style-name="T631"> regular expression. </text:span></text:span>Dynamic attributes require 2 <text:span text:style-name="T662">partnership </text:span>attributes to configure their behaviour<text:span text:style-name="T662"> for extracting the value(s) for the defined attribute(s) from the file name. </text:span></text:p>
      <text:list text:style-name="L32">
        <text:list-item>
          <text:p text:style-name="P914"><text:span text:style-name="T662">“</text:span><text:span text:style-name="T90">attribute_names_from_filename</text:span><text:span text:style-name="T636">” <text:s/>- when added to a partnership it must contain a list of comma separated attribute names</text:span></text:p>
        </text:list-item>
        <text:list-item>
          <text:p text:style-name="P915"><text:span text:style-name="T636">“</text:span><text:span text:style-name="T90">attribute_</text:span><text:span text:style-name="T101">valu</text:span><text:span text:style-name="T90">es_regex_on_filename</text:span><text:span text:style-name="T636">” - defines the regular expression </text:span></text:p>
        </text:list-item>
      </text:list>
      <text:p text:style-name="P492">The extracted name/value pairs can then be referenced in config using the format:</text:p>
      <text:p text:style-name="P493">$attributes.&lt;attribute name&gt;$</text:p>
      <text:p text:style-name="P493"/>
      <text:p text:style-name="P480">Regular expression<text:span text:style-name="T662">s</text:span> uses Java regular expressions and requires that the regular expression is constructed in grouping mode where the number of groups in the regular expression exactly matches the number of attribute names in the “<text:span text:style-name="T81">attribute_names_from_filename</text:span>” attribute. <text:s/>Regular expressions can become extremely complex and this document will show some simple examples but there are many sites that provide regular expression tutorials if you need a complicated <text:span text:style-name="T664">solution.</text:span></text:p>
      <text:p text:style-name="P484"/>
      <text:p text:style-name="P483">An example for a regular expression mode configuration is shown below:</text:p>
      <text:p text:style-name="P473"><text:soft-page-break/><text:span text:style-name="T515">&lt;</text:span><text:span text:style-name="T546">attribute</text:span><text:span text:style-name="T378"> </text:span><text:span text:style-name="T384">name</text:span><text:span text:style-name="T433">=</text:span><text:span text:style-name="T265">"attribute_names_from_filename"</text:span><text:span text:style-name="T378"> </text:span><text:span text:style-name="T384">value</text:span><text:span text:style-name="T433">=</text:span><text:span text:style-name="T265">"X</text:span><text:span text:style-name="T269">-attribute1</text:span><text:span text:style-name="T265">,</text:span><text:span text:style-name="T269">Y</text:span><text:span text:style-name="T265">-</text:span><text:span text:style-name="T269">attribute2</text:span><text:span text:style-name="T265">"</text:span><text:span text:style-name="T515">/&gt;</text:span></text:p>
      <text:p text:style-name="P462"><text:span text:style-name="T433"><text:s text:c="8"/></text:span><text:span text:style-name="T515">&lt;</text:span><text:span text:style-name="T546">attribute</text:span><text:span text:style-name="T378"> </text:span><text:span text:style-name="T384">name</text:span><text:span text:style-name="T433">=</text:span><text:span text:style-name="T265">"attribute_</text:span><text:span text:style-name="T271">value</text:span><text:span text:style-name="T265">s_regex_on_filename"</text:span><text:span text:style-name="T378"> </text:span><text:span text:style-name="T384">value</text:span><text:span text:style-name="T433">=</text:span><text:span text:style-name="T265">"([^-]*)-([^.]*).</text:span><text:span text:style-name="T269">csv</text:span><text:span text:style-name="T265">"</text:span><text:span text:style-name="T515">/&gt;</text:span></text:p>
      <text:p text:style-name="P262"><text:span text:style-name="T637">Using this configuration, given a file name </text:span><text:span text:style-name="T89">ABC-123-INVOICES.csv</text:span><text:span text:style-name="T637"> there would be 2 attributes added as:</text:span></text:p>
      <text:p text:style-name="P489">X-attribute1 <text:s text:c="2"/>value ABC<text:line-break/>Y-attribute2 <text:s text:c="2"/>value 123-INVOICES</text:p>
      <text:p text:style-name="P487"/>
      <text:p text:style-name="P488">If the file name was <text:span text:style-name="T521">ABC-123-</text:span><text:span text:style-name="T522">H4FT_</text:span><text:span text:style-name="T521">INVOICES.csv </text:span><text:span text:style-name="T636">the</text:span>re would be 2 attributes added as:</text:p>
      <text:p text:style-name="P489">X-attribute1 <text:s text:c="2"/>value ABC<text:line-break/>Y-attribute2 <text:s text:c="2"/>value 123—<text:span text:style-name="T638">HFT_</text:span>INVOICES</text:p>
      <text:p text:style-name="P486">If the file name was <text:span text:style-name="T521">ABC-123-</text:span><text:span text:style-name="T522">H4FT_</text:span><text:span text:style-name="T521">INVOICES.</text:span><text:span text:style-name="T523">txt </text:span><text:span text:style-name="T636">or </text:span><text:span text:style-name="T521">AB</text:span><text:span text:style-name="T523">C_123.csv</text:span><text:span text:style-name="T636"> the system would throw an error since there would be no match.</text:span></text:p>
      <text:p text:style-name="P484"/>
      <text:p text:style-name="P483">Another example for a regular expression mode configuration is shown below:</text:p>
      <text:p text:style-name="P473"><text:span text:style-name="T515">&lt;</text:span><text:span text:style-name="T546">attribute</text:span><text:span text:style-name="T378"> </text:span><text:span text:style-name="T384">name</text:span><text:span text:style-name="T433">=</text:span><text:span text:style-name="T265">"attribute_names_from_filename"</text:span><text:span text:style-name="T378"> </text:span><text:span text:style-name="T384">value</text:span><text:span text:style-name="T433">=</text:span><text:span text:style-name="T265">"X</text:span><text:span text:style-name="T269">-attribute1</text:span><text:span text:style-name="T265">,</text:span><text:span text:style-name="T269">Y</text:span><text:span text:style-name="T265">-</text:span><text:span text:style-name="T269">attribute2</text:span><text:span text:style-name="T265">"</text:span><text:span text:style-name="T515">/&gt;</text:span></text:p>
      <text:p text:style-name="P462"><text:span text:style-name="T433"><text:s text:c="8"/></text:span><text:span text:style-name="T515">&lt;</text:span><text:span text:style-name="T546">attribute</text:span><text:span text:style-name="T378"> </text:span><text:span text:style-name="T384">name</text:span><text:span text:style-name="T433">=</text:span><text:span text:style-name="T265">"attribute_</text:span><text:span text:style-name="T271">valu</text:span><text:span text:style-name="T265">es_regex_on_filename"</text:span><text:span text:style-name="T378"> </text:span><text:span text:style-name="T384">value</text:span><text:span text:style-name="T433">=</text:span><text:span text:style-name="T265">"([^-]*)-([^.]*).</text:span><text:span text:style-name="T269">csv</text:span><text:span text:style-name="T265">"</text:span><text:span text:style-name="T515">/&gt;</text:span></text:p>
      <text:p text:style-name="P262"><text:span text:style-name="T637">Using this configuration, given a file name </text:span><text:span text:style-name="T89">ABC-123-INVOICES.csv</text:span><text:span text:style-name="T637"> there would be 2 attributes added as:</text:span></text:p>
      <text:p text:style-name="P489">X-attribute1 <text:s text:c="2"/>value ABC<text:line-break/>Y-attribute2 <text:s text:c="2"/>value 123-INVOICES</text:p>
      <text:p text:style-name="P263"/>
      <text:p text:style-name="P494">The above attributes could be referenced in config to set a more dynamic subject using something like this:</text:p>
      <text:p text:style-name="P463"><text:span text:style-name="T433"><text:s text:c="8"/></text:span><text:span text:style-name="T515">&lt;</text:span><text:span text:style-name="T546">attribute</text:span><text:span text:style-name="T378"> </text:span><text:span text:style-name="T384">name</text:span><text:span text:style-name="T433">=</text:span><text:span text:style-name="T265">"</text:span><text:span text:style-name="T270">subject</text:span><text:span text:style-name="T265">"</text:span><text:span text:style-name="T378"> </text:span><text:span text:style-name="T384">value</text:span><text:span text:style-name="T433">=</text:span><text:span text:style-name="T265">"</text:span><text:span text:style-name="T270">Target product: $attributes.X-attribute1$ Sequence Count: $attributes.Y-attribute2$</text:span><text:span text:style-name="T265">"</text:span><text:span text:style-name="T515">/&gt;</text:span></text:p>
      <text:p text:style-name="P494">This would produce a subject looking like this:</text:p>
      <text:p text:style-name="P494"><text:s/><text:span text:style-name="T259">Target product: ABC Sequence Count: 123-INVOICES</text:span></text:p>
      <text:h text:style-name="P649" text:outline-level="2"><text:bookmark-start text:name="__RefHeading___Toc10588_2095556744"/>HTTP Authentication<text:bookmark-end text:name="__RefHeading___Toc10588_2095556744"/></text:h>
      <text:p text:style-name="P370">For partners that require HTTP authentication when connecting to their system use the following parameters in the partnership:</text:p>
      <text:list text:style-name="L33">
        <text:list-item>
          <text:p text:style-name="P916">http_user – the name of the HTTP user for authentication</text:p>
        </text:list-item>
        <text:list-item>
          <text:p text:style-name="P916">http_password – the name of the HTTP password for authentication</text:p>
        </text:list-item>
      </text:list>
      <text:p text:style-name="P370">For sending files this is in the partnership where the partner is the receiver.</text:p>
      <text:p text:style-name="P370">For asynchronous MDN the param<text:change-start text:change-id="ct105553125698336"/><text:span text:style-name="T1089">e</text:span><text:change-end text:change-id="ct105553125698336"/>ters must be in the partnership where the partner is the sender.</text:p>
      <text:p text:style-name="P370">eg.</text:p>
      <text:p text:style-name="P474"><text:span text:style-name="T515">&lt;</text:span><text:span text:style-name="T546">attribute</text:span><text:span text:style-name="T378"> </text:span><text:span text:style-name="T384">name</text:span><text:span text:style-name="T433">=</text:span><text:span text:style-name="T265">"</text:span><text:span text:style-name="T272">http_user</text:span><text:span text:style-name="T265">"</text:span><text:span text:style-name="T378"> </text:span><text:span text:style-name="T384">value</text:span><text:span text:style-name="T433">=</text:span><text:span text:style-name="T265">"</text:span><text:span text:style-name="T272">myhttpuser</text:span><text:span text:style-name="T265">"</text:span><text:span text:style-name="T515">/&gt;</text:span></text:p>
      <text:p text:style-name="P467"><text:span text:style-name="T433"><text:s text:c="8"/></text:span><text:span text:style-name="T515">&lt;</text:span><text:span text:style-name="T546">attribute</text:span><text:span text:style-name="T378"> </text:span><text:span text:style-name="T384">name</text:span><text:span text:style-name="T433">=</text:span><text:span text:style-name="T265">"http_password"</text:span><text:span text:style-name="T378"> </text:span><text:span text:style-name="T384">value</text:span><text:span text:style-name="T433">=</text:span><text:span text:style-name="T265">"some_secret"</text:span><text:span text:style-name="T515">/&gt;</text:span></text:p>
      <text:h text:style-name="Heading_20_1" text:outline-level="1"><text:bookmark-start text:name="__RefHeading__857_428440488"/><text:span text:style-name="T895">AS2 </text:span>Certificate Configuration<text:bookmark-end text:name="__RefHeading__857_428440488"/><text:change-start text:change-id="ct105553125698096"/></text:h>
      <text:p text:style-name="P406"><text:span text:style-name="T1091">IMPORTANT: </text:span>This section does NOT cover <text:span text:style-name="T1091">SSL</text:span> certificates. <text:span text:style-name="T1091">SSL certificates are a completely separate set of certificates to the AS2 certificates</text:span> – see the appropriate section elsewhere in this document for how to manage <text:span text:style-name="T1091">SSL (for HTTPS)</text:span> certificates.<text:change-end text:change-id="ct105553125698096"/></text:p>
      <text:h text:style-name="P650" text:outline-level="2"><text:bookmark-start text:name="__RefHeading___Toc23879_16027188351"/><text:change-start text:change-id="ct105553125698576"/>Certificate <text:span text:style-name="T1038">Usage Overview</text:span><text:bookmark-end text:name="__RefHeading___Toc23879_16027188351"/></text:h>
      <text:p text:style-name="P381"><text:change-end text:change-id="ct105553125698576"/>There are 2 different sets of certificates used in OpenAS2 and they are stored separately because <text:soft-page-break/>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86"><text:span text:style-name="T887">This section only covers the certificates used for AS2 encryption and signing. See the </text:span><text:span text:style-name="T887"><text:bookmark-ref text:reference-format="text" text:ref-name="__RefHeading__857_428440488">AS2 Certificate Configuration</text:bookmark-ref></text:span><text:span text:style-name="T887"><text:s/>section for details on SSL/HTTPS setup.</text:span></text:p>
      <text:p text:style-name="P389">An excellent <text:span text:style-name="T32">open source visual </text:span>keystore manager <text:span text:style-name="T175">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88"><text:span text:style-name="T895">AS2 uses an X.509 certificate for encryption and signing - this can be a self signed certificate or a certificate that has been signed by a CSR. However, </text:span><text:change-start text:change-id="ct105553125698816"/><text:span text:style-name="T39">a CSR signed certificate does not increase security in the AS2 use case</text:span><text:change-end text:change-id="ct105553125698816"/><text:span text:style-name="T895">. When generating a certificate you end up with a public and private key for your certificate that is identified by a certificate </text:span><text:span text:style-name="T67">alias</text:span><text:span text:style-name="T895"> in the keystore. The alias is defined at the time of creating the certificate.</text:span></text:p>
      <text:p text:style-name="P403">You import the private and public keys and associated certificate into the OpenAS2 keystore and share the public key with the partner(s).</text:p>
      <text:p text:style-name="P431"><text:span text:style-name="T895">All trading partners will need to send you their public certificate that must be imported into the AS2 certificate keystore under a unique </text:span><text:span text:style-name="T67">alias</text:span><text:span text:style-name="T895"> that identifies the particular trading partners public key in your keystore. </text:span></text:p>
      <text:p text:style-name="P431"><text:span text:style-name="T928">Encryption is done using the public key of an X.509 certificate and signing uses a private key. All certificates are stored in a single PKCS12 keystore and identified by their unique </text:span><text:span text:style-name="T67">alias</text:span><text:span text:style-name="T895">.</text:span></text:p>
      <text:p text:style-name="P404">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58"/>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58"/>
          </table:table-cell>
          <table:table-cell table:style-name="Table3.C2" office:value-type="string">
            <text:p text:style-name="P557"/>
            <text:p text:style-name="P432">↓</text:p>
          </table:table-cell>
          <table:table-cell table:style-name="Table3.D2" office:value-type="string">
            <text:p text:style-name="P430"/>
          </table:table-cell>
          <table:table-cell table:style-name="Table3.E2" office:value-type="string">
            <text:p text:style-name="P433">↑</text:p>
          </table:table-cell>
          <table:table-cell table:style-name="Table3.F2" office:value-type="string">
            <text:p text:style-name="P558"/>
          </table:table-cell>
          <table:table-cell table:style-name="Table3.G2" office:value-type="string">
            <text:p text:style-name="P57"><text:span text:style-name="T930">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58"/>
          </table:table-cell>
          <table:table-cell table:style-name="Table3.C3" office:value-type="string">
            <text:p text:style-name="P432">↓</text:p>
          </table:table-cell>
          <table:table-cell table:style-name="Table3.D3" office:value-type="string">
            <text:p text:style-name="P430"/>
          </table:table-cell>
          <table:table-cell table:style-name="Table3.E3" office:value-type="string">
            <text:p text:style-name="P433">↑</text:p>
          </table:table-cell>
          <table:table-cell table:style-name="Table3.F3" office:value-type="string">
            <text:p text:style-name="P558"/>
          </table:table-cell>
          <table:table-cell table:style-name="Table3.G3" office:value-type="string">
            <text:p text:style-name="P69"/>
          </table:table-cell>
        </table:table-row>
        <table:table-row table:style-name="Table3.4">
          <table:table-cell table:style-name="Table3.A3" office:value-type="string">
            <text:p text:style-name="P26">PARTNER Public Key</text:p>
          </table:table-cell>
          <table:table-cell table:style-name="Table3.B4" office:value-type="string">
            <text:p text:style-name="P434">→</text:p>
          </table:table-cell>
          <table:table-cell table:style-name="Table3.C4" office:value-type="string">
            <text:p text:style-name="P429">Encrypt</text:p>
          </table:table-cell>
          <table:table-cell table:style-name="Table3.D4" office:value-type="string">
            <text:p text:style-name="P430"/>
          </table:table-cell>
          <table:table-cell table:style-name="Table3.E4" office:value-type="string">
            <text:p text:style-name="P557">Decrypt</text:p>
          </table:table-cell>
          <table:table-cell table:style-name="Table3.F4" office:value-type="string">
            <text:p text:style-name="P434">←</text:p>
          </table:table-cell>
          <table:table-cell table:style-name="Table3.G3" office:value-type="string">
            <text:p text:style-name="P69"><text:span text:style-name="T945">PARTNER</text:span> P<text:span text:style-name="T945">rivate</text:span> Key</text:p>
          </table:table-cell>
        </table:table-row>
        <table:table-row table:style-name="Table3.5">
          <table:table-cell table:style-name="Table3.A3" office:value-type="string">
            <text:p text:style-name="P26"/>
          </table:table-cell>
          <table:table-cell table:style-name="Table3.B5" office:value-type="string">
            <text:p text:style-name="P558"/>
          </table:table-cell>
          <table:table-cell table:style-name="Table3.C5" office:value-type="string">
            <text:p text:style-name="P432">↓</text:p>
          </table:table-cell>
          <table:table-cell table:style-name="Table3.D5" office:value-type="string">
            <text:p text:style-name="P430"/>
          </table:table-cell>
          <table:table-cell table:style-name="Table3.E5" office:value-type="string">
            <text:p text:style-name="P433">↑</text:p>
          </table:table-cell>
          <table:table-cell table:style-name="Table3.F5" office:value-type="string">
            <text:p text:style-name="P558"/>
          </table:table-cell>
          <table:table-cell table:style-name="Table3.G3" office:value-type="string">
            <text:p text:style-name="P69"/>
          </table:table-cell>
        </table:table-row>
        <table:table-row table:style-name="Table3.6">
          <table:table-cell table:style-name="Table3.A3" office:value-type="string">
            <text:p text:style-name="P58">My<text:span text:style-name="T930">Company</text:span> Private Key</text:p>
          </table:table-cell>
          <table:table-cell table:style-name="Table3.B6" office:value-type="string">
            <text:p text:style-name="P434">→</text:p>
          </table:table-cell>
          <table:table-cell table:style-name="Table3.C6" office:value-type="string">
            <text:p text:style-name="P556">Sign</text:p>
          </table:table-cell>
          <table:table-cell table:style-name="Table3.D6" office:value-type="string">
            <text:p text:style-name="P435">→→→→</text:p>
            <text:p text:style-name="P426">Transmit Message</text:p>
          </table:table-cell>
          <table:table-cell table:style-name="Table3.E6" office:value-type="string">
            <text:p text:style-name="P557">Verify Signature</text:p>
          </table:table-cell>
          <table:table-cell table:style-name="Table3.F6" office:value-type="string">
            <text:p text:style-name="P434">←</text:p>
          </table:table-cell>
          <table:table-cell table:style-name="Table3.G3" office:value-type="string">
            <text:p text:style-name="P70"><text:span text:style-name="T930">MyCompany</text:span> P<text:span text:style-name="T945">ublic</text:span> Key</text:p>
          </table:table-cell>
        </table:table-row>
      </table:table>
      <text:p text:style-name="P564"/>
      <text:p text:style-name="P564">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87">Who has which key for sending and receiving AS2 messages?</text:p>
      <text:p text:style-name="P387">For <text:span text:style-name="T928">both </text:span>receiving <text:span text:style-name="T928">and sending messages, the certif</text:span><text:change-start text:change-id="ct105553125699296"/><text:span text:style-name="T1038">i</text:span><text:change-end text:change-id="ct105553125699296"/><text:span text:style-name="T928">cate store will need:</text:span></text:p>
      <text:list text:style-name="L34">
        <text:list-item>
          <text:p text:style-name="P917"><text:soft-page-break/>Private key and certificate in your local PKCS12 keystore</text:p>
        </text:list-item>
        <text:list-item>
          <text:p text:style-name="P917">Partner<text:span text:style-name="T928">s</text:span> public key <text:change text:change-id="ct105553125699536"/><text:span text:style-name="T928">for their</text:span> certificate</text:p>
        </text:list-item>
      </text:list>
      <text:p text:style-name="P322">The first step is to set up your own certificate<text:span text:style-name="T928">(</text:span>s<text:span text:style-name="T928">)</text:span> public <text:span text:style-name="T928">and private keys.</text:span></text:p>
      <text:p text:style-name="P322">Once you have your own certificates set up then you can import partner public <text:span text:style-name="T896">key.</text:span></text:p>
      <text:p text:style-name="Text_20_body">The certificate store used by default is a PKCS12 key store and stores all X.509 certificates for all trading partners. </text:p>
      <text:p text:style-name="P425">If you list the contents of your keystore using keytool you will see that certificates have either “PrivateKeyEntry” or “trustedKeyEntry”. <text:span text:style-name="T929">You mu</text:span><text:change-start text:change-id="ct105553125699056"/><text:span text:style-name="T1038">s</text:span><text:change-end text:change-id="ct105553125699056"/><text:change text:change-id="ct105553125699776"/><text:span text:style-name="T929">t have at least one “PrivateKeyEntry which will be your own public and private keys under some ali</text:span><text:change-start text:change-id="ct105553125700016"/><text:span text:style-name="T1038">a</text:span><text:change-end text:change-id="ct105553125700016"/><text:span text:style-name="T929">s. You will have at lea</text:span><text:change text:change-id="ct105553125700256"/><text:span text:style-name="T929">st one “trustedCertEntry” per partner containing their public key.</text:span></text:p>
      <text:p text:style-name="P425"/>
      <text:p text:style-name="P427">Below is the sample output from the OpenAS2 certificate keystore:</text:p>
      <table:table table:name="Table4" table:style-name="Table4">
        <table:table-column table:style-name="Table4.A"/>
        <table:table-row>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3">Your keystore contains 2 entries</text:p>
          </table:table-cell>
        </table:table-row>
        <table:table-row>
          <table:table-cell table:style-name="Table4.A3" office:value-type="string">
            <text:p text:style-name="P565"><text:span text:style-name="Strong_20_Emphasis"><text:span text:style-name="Emphasis"><text:span text:style-name="T674">partnera</text:span></text:span></text:span><text:span text:style-name="T674">, 07-Sep-2018, </text:span><text:span text:style-name="T690">public</text:span><text:span text:style-name="T689">KeyEntry</text:span><text:span text:style-name="T674">,<text:line-break/>Certificate fingerprint (SHA1): 2D:4B:42:05:56:80:9B:5D:0E:63:4D:4A:23:3D:9A:39:C3:8D:51:21<text:line-break/></text:span><text:span text:style-name="Strong_20_Emphasis"><text:span text:style-name="Emphasis"><text:span text:style-name="T674">mycompany</text:span></text:span></text:span><text:span text:style-name="T674">, 07-Sep-2018, </text:span><text:span text:style-name="T689">PrivateKeyEntry</text:span><text:span text:style-name="T674">,<text:line-break/>Certificate fingerprint (SHA1): 1E:16:65:9B:7A:F2:59:EA:B7:B7:4F:E5:EB:D3:CF:89:3A:0F:89:CA</text:span></text:p>
          </table:table-cell>
        </table:table-row>
      </table:table>
      <text:p text:style-name="P428"/>
      <text:h text:style-name="P651" text:outline-level="2"><text:bookmark-start text:name="__RefHeading___Toc23879_1602718835"/>Certificate Keystore Configuration<text:bookmark-end text:name="__RefHeading___Toc23879_1602718835"/></text:h>
      <text:p text:style-name="P93">The <text:span text:style-name="T896">AS2 certificates keystore is specified in the</text:span> “<text:span text:style-name="T95">certificates</text:span>” element in the application configuration file <text:span text:style-name="T816">(</text:span>described in section <text:bookmark-ref text:reference-format="text" text:ref-name="__RefHeading__849_428440488">Application Configuration</text:bookmark-ref><text:s/>above<text:span text:style-name="T816">). At startup of the OpenAS2 application, the certificates stored in the keystore loaded and cached by the application.</text:span></text:p>
      <text:p text:style-name="P92">The default <text:span text:style-name="T816">entry in the application configuration file </text:span>for <text:span text:style-name="T896">the “</text:span><text:span text:style-name="T102">certificates</text:span><text:span text:style-name="T896">”</text:span> element is as below:</text:p>
      <text:p text:style-name="P495"><text:span text:style-name="T437"><text:tab/></text:span><text:span text:style-name="T519">&lt;</text:span><text:span text:style-name="T549">certificates</text:span><text:span text:style-name="T381"> </text:span><text:span text:style-name="T385">classname</text:span><text:span text:style-name="T434">=</text:span><text:span text:style-name="T244">"org.openas2.cert.PKCS12CertificateFactory"</text:span></text:p>
      <text:p text:style-name="P168"><text:span text:style-name="T381"><text:tab/><text:tab/></text:span><text:span text:style-name="T385">filename</text:span><text:span text:style-name="T434">=</text:span><text:span text:style-name="T244">"%home%/as2_certs.p12"</text:span></text:p>
      <text:p text:style-name="P168"><text:span text:style-name="T381"><text:tab/><text:tab/></text:span><text:span text:style-name="T385">password</text:span><text:span text:style-name="T434">=</text:span><text:span text:style-name="T244">"testas2"</text:span></text:p>
      <text:p text:style-name="P168"><text:span text:style-name="T381"><text:tab/><text:tab/></text:span><text:span text:style-name="T385">interval</text:span><text:span text:style-name="T434">=</text:span><text:span text:style-name="T244">"300"</text:span><text:span text:style-name="T519">/&gt;</text:span></text:p>
      <text:p text:style-name="P9"/>
      <text:p text:style-name="P138"><text:span text:style-name="T897">The “</text:span><text:span text:style-name="T96">filename</text:span><text:span text:style-name="T816">” attribute specifies the path and name of the keystore file containing AS2 certificates</text:span></text:p>
      <text:p text:style-name="P138">The “<text:span text:style-name="T81">password</text:span>” attribute specifies the password to open the keystore.</text:p>
      <text:p text:style-name="P94"><text:span text:style-name="T816">The “</text:span><text:span text:style-name="T96">interval</text:span><text:span text:style-name="T816">” attribute specifies the number of seconds between each check for a changed certificate file. If a change of the certificate file is detected, the certificate file will be automatically reloaded.</text:span></text:p>
      <text:p text:style-name="P96"/>
      <text:p text:style-name="P326"><text:soft-page-break/><text:span text:style-name="T641">The application supports certificate management via the command interface but the functionality is limited and you will need to use 3</text:span><text:span text:style-name="T359">rd</text:span><text:span text:style-name="T641"> party tools for creating and manipulating certificates to a format that can be used in the OpenAS2 command interface. </text:span></text:p>
      <text:h text:style-name="P652" text:outline-level="2"><text:bookmark-start text:name="__RefHeading___Toc23881_1602718835"/>Managing Certificate Keystore<text:bookmark-end text:name="__RefHeading___Toc23881_1602718835"/></text:h>
      <text:p text:style-name="P988">There are <text:change text:change-id="ct105553125700976"/><text:change-start text:change-id="ct105553125700736"/><text:span text:style-name="T1038">three</text:span><text:change-end text:change-id="ct105553125700736"/> strategies that can be used to manage certificates:<text:change text:change-id="ct105553125700496"/><text:change text:change-id="ct105553125701216"/><text:change text:change-id="ct105553125701456"/><text:change-start text:change-id="ct105553125701936"/></text:p>
      <text:list text:style-name="L35">
        <text:list-item>
          <text:p text:style-name="P830"><text:span text:style-name="T649">Command line scripts provided </text:span><text:change-end text:change-id="ct105553125701936"/><text:change-start text:change-id="ct105553125702176"/><text:span text:style-name="T649">with the OpenAS2 install package in the bin folder. The scripts are listed below and there is an equivalent </text:span><text:span text:style-name="T657">.bat</text:span><text:span text:style-name="T649"> file for each to use on the Microsoft Windows platform. Each script can be run without arguments to show a </text:span><text:change-end text:change-id="ct105553125702176"/><text:change-start text:change-id="ct105553125702656"/><text:span text:style-name="T649">usage listing:</text:span></text:p>
          <text:list>
            <text:list-item>
              <text:p text:style-name="P831"><text:change-end text:change-id="ct105553125702656"/><text:change-start text:change-id="ct105553125702896"/><text:span text:style-name="T235">import_public_cert.sh – </text:span><text:change-end text:change-id="ct105553125702896"/><text:change-start text:change-id="ct105553125703136"/><text:span text:style-name="T235">will import</text:span><text:change-end text:change-id="ct105553125703136"/><text:change-start text:change-id="ct105553125703376"/><text:span text:style-name="T235"> </text:span><text:span text:style-name="T236">a public key from </text:span><text:span text:style-name="T237">a </text:span><text:span text:style-name="T236">base64 (ASCII) encoded </text:span><text:span text:style-name="T237">PEM format </text:span><text:span text:style-name="T236">text file into the specified PKCS12 keystore</text:span></text:p>
            </text:list-item>
            <text:list-item>
              <text:p text:style-name="P832"><text:change-end text:change-id="ct105553125703376"/><text:change-start text:change-id="ct105553125507552"/><text:span text:style-name="T236">import_alias_from_keystore.sh – requires a source PKCS12 </text:span><text:change-end text:change-id="ct105553125507552"/><text:change-start text:change-id="ct105553125508992"/><text:span text:style-name="T236">with any number of certificates stored in it. Each invocation of the script will import all keys stored within the specified alias into the target ke</text:span><text:change-end text:change-id="ct105553125508992"/><text:change-start text:change-id="ct105553125457920"/><text:span text:style-name="T236">ystore</text:span><text:change-end text:change-id="ct105553125457920"/><text:change-start text:change-id="ct105553125458400"/></text:p>
            </text:list-item>
          </text:list>
        </text:list-item>
        <text:list-item>
          <text:p text:style-name="P833"><text:change-end text:change-id="ct105553125458400"/><text:change-start text:change-id="ct105553125458880"/><text:span text:style-name="T234">Use a third party certificate manager such as Portecle, OpenSSL or Java Keytool – these tools have the advantage that you can do the ongoing management </text:span><text:span text:style-name="T238">of </text:span><text:span text:style-name="T234">the certificates as you onboard new partners in a keystore outside the application. </text:span><text:span text:style-name="T239">You would either maintain a master keystore or copy the existing one in active use from your OpenAS2 deployment, make the changes to the keystore as needed and then</text:span><text:span text:style-name="T234"> </text:span><text:span text:style-name="T239">overwrite the active keystore in your OpenAS2 deployment.</text:span><text:span text:style-name="T234"> </text:span><text:span text:style-name="T238">The application will automatically reload the certificates when it detects a changed keystore file. So for example you would follow this set of steps:<text:line-break/>a) copy the </text:span><text:span text:style-name="T252">%home%/as2_certs.p12</text:span><text:span text:style-name="T238"> file to </text:span><text:span text:style-name="T240">as2_master.p12</text:span><text:span text:style-name="T238"> <text:line-break/>b) import/delete your certificates in this file as required<text:line-break/>c) copy </text:span><text:span text:style-name="T240">as2_master.p12</text:span><text:span text:style-name="T238"> to </text:span><text:span text:style-name="T252">%home%/as2_certs.p12</text:span><text:change-end text:change-id="ct105553125458880"/><text:change-start text:change-id="ct105553125459120"/></text:p>
        </text:list-item>
        <text:list-item>
          <text:p text:style-name="P833"><text:change-end text:change-id="ct105553125459120"/><text:change-start text:change-id="ct105553125458640"/><text:span text:style-name="T236">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8">When running the OpenAS2 application as a daemon/service the console command processor is not accessible (and should be disabled for this reason) and you will need to use the remote command processor.</text:span><text:change-end text:change-id="ct105553125458640"/></text:p>
        </text:list-item>
      </text:list>
      <text:h text:style-name="P653" text:outline-level="2"><text:bookmark-start text:name="__RefHeading___Toc20317_1139753342"/>My Certificates<text:bookmark-end text:name="__RefHeading___Toc20317_1139753342"/></text:h>
      <text:p text:style-name="P323">You can have multiple certificates per trading partner (each partner is sent a unique <text:span text:style-name="T814">certificate</text:span> and there is a matching private <text:span text:style-name="T899">and public</text:span> key for each <text:span text:style-name="T814">certificate</text:span> <text:span text:style-name="T812">in your keystore</text:span>). <text:span text:style-name="T817">Alternatively you can</text:span> have a single certificate for all trading partners (all partners are sent the same <text:span text:style-name="T899">public key</text:span> and there is only one private key in your keystore to match). <text:span text:style-name="T817">For increased security it is highly recommended you use multiple certificates.</text:span></text:p>
      <text:p text:style-name="P327">Your own certificate(s) will always be imported from a keystore that contains both the private <text:span text:style-name="T899">and public</text:span> key<text:span text:style-name="T899">s</text:span> and the certificate.</text:p>
      <text:p text:style-name="P282">NOTE: SHA1 certificates are no longer supported and are rapidly being phased out so you should use SHA256 for all partners that do support SHA256 certificates.</text:p>
      <text:h text:style-name="P688" text:outline-level="3"><text:bookmark-start text:name="__RefHeading___Toc5135_44288151"/><text:soft-page-break/>Creating <text:span text:style-name="T814">Certificates</text:span><text:bookmark-end text:name="__RefHeading___Toc5135_44288151"/></text:h>
      <text:p text:style-name="P330">There are many tools for creating certificates. This document focusses on using openssl but it can be done using the Java keytool application in <text:span text:style-name="T897">a</text:span> similar way. </text:p>
      <text:p text:style-name="P139"><text:span text:style-name="T32">There is a shell script to help generating certificates that comes with the OpenAS2 install package. This script uses the Java keytool command and can be found here: &lt;installDir&gt;/</text:span><text:span text:style-name="T104">bin/gen_p12_key_par.sh <text:s text:c="2"/>--- </text:span><text:span text:style-name="T105">nix shell script</text:span></text:p>
      <text:p text:style-name="P144"><text:span text:style-name="T32">&lt;installDir&gt;/</text:span><text:span text:style-name="T104">bin/gen_p12_key_par.</text:span><text:span text:style-name="T105">bat</text:span><text:span text:style-name="T104"> <text:s text:c="2"/>--- </text:span><text:span text:style-name="T105">windows DOS shell script</text:span></text:p>
      <text:p text:style-name="P141"><text:span text:style-name="T903">Running the script without arguments will show a usage description for the list of options you provide for the script and </text:span><text:s/>then run it in a unix shell <text:span text:style-name="T903">or DOS shell as appropriate</text:span>.</text:p>
      <text:p text:style-name="P140"/>
      <text:p text:style-name="P324"><text:span text:style-name="T901">Alternatively, the following steps will create an X509 self signed certificate using OpenSSL</text:span>:</text:p>
      <text:p text:style-name="P325"><text:span text:style-name="T643">openssl req -x509 -newkey rsa:4096 -keyout priv.key -out selfcert.crt -days </text:span><text:span text:style-name="T644">3650 </text:span><text:span text:style-name="T645">-sha256</text:span></text:p>
      <text:p text:style-name="P396"><text:span text:style-name="T902">This creates a certificate file named</text:span><text:span text:style-name="T646"> selfcert.crt</text:span><text:span text:style-name="T902"> and a private key file named </text:span><text:span text:style-name="T646">priv.key</text:span><text:span text:style-name="T902">. To create a PKCS12 keystore with the certificate and public/private keys use this command</text:span>:</text:p>
      <text:p text:style-name="P540">openssl pkcs12 -export -in selfcert.crt -inkey priv.key -out certs.p12 -name my_new_alias</text:p>
      <text:p text:style-name="P396"><text:span text:style-name="T642">The file named</text:span><text:span text:style-name="T644"> certs.p12</text:span><text:span text:style-name="T647"> </text:span><text:span text:style-name="T648">is now a </text:span><text:span text:style-name="T642">PKCS12 keystore containing the public and private key and the certificate with the alias set as </text:span><text:span text:style-name="T644">my_new_alias</text:span><text:span text:style-name="T642">.</text:span></text:p>
      <text:h text:style-name="P689" text:outline-level="3"><text:bookmark-start text:name="__RefHeading___Toc20319_1139753342"/>Creating Public <text:span text:style-name="T898">Key</text:span> For Sending To Partner<text:bookmark-end text:name="__RefHeading___Toc20319_1139753342"/></text:h>
      <text:p text:style-name="P329"><text:span text:style-name="T815">Most systems will support a </text:span>base64 (ASCII) encoded <text:span text:style-name="T815">PEM format. If your partner needs a different format there are numerous methods to convert certificates to other formats including using openssl but that is not covered in this document.</text:span></text:p>
      <text:p text:style-name="P328"><text:span text:style-name="T898">The public key must be exported from PKCS12 keystore that you created when generating a self signed certificate as described in the previous section. </text:span>You can <text:span text:style-name="T898">export</text:span> <text:span text:style-name="T898">the public key</text:span> using this command against the keystore:</text:p>
      <text:p text:style-name="P541">openssl pkcs12 <text:s/>-clcerts -nokeys -out &lt;output file&gt; -in &lt;keystore file&gt;</text:p>
      <text:p text:style-name="P516"><text:span text:style-name="T650">This </text:span><text:span text:style-name="T651">should</text:span><text:span text:style-name="T650"> be run against the temporary keystore </text:span><text:span text:style-name="T653">containing your certificate that you intended to use for the trading partner you want to send the public key to.</text:span><text:span text:style-name="T651"> </text:span><text:span text:style-name="T653">You can run the command against the active keystore in the OpenAS2 deployment at any time after having imported other certificates to it</text:span><text:span text:style-name="T650"> </text:span><text:span text:style-name="T651">but it will export all certific</text:span><text:span text:style-name="T652">a</text:span><text:span text:style-name="T651">tes in the keystore and you will have to edit the file to extract only the one you are interested in.</text:span></text:p>
      <text:p text:style-name="P518"><text:span text:style-name="T651">I</text:span><text:span text:style-name="T650">f you only intend to use one certificate for all trading partners then you should store this public key somewhere so you do not have the problem of having to export it every time you get a new trading partner.</text:span></text:p>
      <text:h text:style-name="P690" text:outline-level="3"><text:bookmark-start text:name="__RefHeading___Toc23883_1602718835"/>Importing Into OpenAS2 Keystore<text:bookmark-end text:name="__RefHeading___Toc23883_1602718835"/></text:h>
      <text:p text:style-name="P143">See the earlier section on managing keystores for the 2 different strategies. For using the OpenAS2 command processor (or remote OpenAS2 app), the import command for a certificates contained in a PKCS12 keystore would be in this format:</text:p>
      <text:p text:style-name="P392">c<text:span text:style-name="T81">ert import </text:span><text:span text:style-name="T41">&lt;alias&gt; &lt;path+filename&gt; &lt;keystore password&gt;</text:span></text:p>
      <text:p text:style-name="P395"><text:span text:style-name="T901">The command would import all cerrtificates and keys contained in </text:span><text:span text:style-name="T68">&lt;path+filename&gt;</text:span><text:span text:style-name="T901"> into the active PKCS12 keystore running in the OpenAS2 deployment under the alias </text:span><text:span text:style-name="T68">&lt;alias&gt;</text:span><text:span text:style-name="T901">. The </text:span><text:span text:style-name="T68">&lt;keystore </text:span><text:soft-page-break/><text:span text:style-name="T68">password&gt; </text:span><text:span text:style-name="T901">is the password for the </text:span><text:span text:style-name="T68">&lt;path+filename&gt;</text:span><text:span text:style-name="T901"> file.</text:span></text:p>
      <text:p text:style-name="P395">If you are replacing your existing keystore completely <text:span text:style-name="T901">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901">you are overwriting</text:span>). </text:p>
      <text:p text:style-name="P517"><text:span text:style-name="T654">NOTE: </text:span><text:span text:style-name="T651">It is important to use ".p12" </text:span><text:span text:style-name="T654">as the </text:span><text:span text:style-name="T651">extension when importing certificates from a PKCS12 keystore as the import</text:span><text:span text:style-name="T655">er</text:span><text:span text:style-name="T651"> requires </text:span><text:span text:style-name="T656">the “.p12”</text:span><text:span text:style-name="T65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2">In the case where you need to support multiple certificates such as when one partner needs SHA1 and another needs SHA256 or when you want to set up different certificates per partner, follow these steps below.</text:p>
      <text:p text:style-name="P285">The key to supporting multiple certificates is ensuring you use a separate <text:span text:style-name="T41">as2_id</text:span> and <text:span text:style-name="T41">x509_alias</text:span> attribute.</text:p>
      <text:p text:style-name="P282">In the partnership.xml you would add another partner element <text:span text:style-name="T711">pointing to a different certificate</text:span>.</text:p>
      <text:p text:style-name="Text_20_body"><text:span text:style-name="T710">If for</text:span> example <text:span text:style-name="T711">you have a &lt;partner&gt; element definition for your company as below</text:span>:</text:p>
      <text:p text:style-name="P562">&lt;<text:span text:style-name="T788">partner</text:span> <text:span text:style-name="T792">name</text:span>="<text:span text:style-name="T41">MyCompany</text:span>" <text:span text:style-name="T792">as2_id</text:span>="<text:span text:style-name="T41">MyCompany</text:span><text:span text:style-name="T57">_OID</text:span>" <text:span text:style-name="T792">x509_alias</text:span>="<text:span text:style-name="T41">MyCompany</text:span><text:span text:style-name="T57">Cert</text:span>" <text:span text:style-name="T792">email</text:span>="me@MyCompany.com"/&gt;</text:p>
      <text:p text:style-name="P283"><text:span text:style-name="T710">For each additional certificate you support, y</text:span>ou then add another <text:span text:style-name="T710">&lt;partner&gt; element. If for instance you have SHA1 already deployed and working with existing partners and you create a SHA256 certificate to support a new partner, you add a new &lt;partner&gt; element </text:span>something like this:</text:p>
      <text:p text:style-name="P562">&lt;<text:span text:style-name="T788">partner</text:span> <text:span text:style-name="T792">name</text:span>="<text:span text:style-name="T41">MyCompany256</text:span>" <text:span text:style-name="T792">as2_id</text:span>="<text:span text:style-name="T41">MyCompany2_</text:span><text:span text:style-name="T57">OID</text:span>" <text:span text:style-name="T792">x509_alias</text:span>="<text:span text:style-name="T41">MyCompany</text:span><text:span text:style-name="T57">Cert</text:span><text:span text:style-name="T41">256</text:span>" <text:span text:style-name="T792">email</text:span>="me@MyCompany.com"/&gt;</text:p>
      <text:p text:style-name="P284"><text:span text:style-name="T713">I</text:span>n your partnership definition for the partners using the SHA256 certificate you set the "<text:span text:style-name="T41">sender</text:span>" <text:span text:style-name="T714">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714">as shown in the snippet below</text:span>.</text:p>
      <text:p text:style-name="P18"><text:s text:c="3"/>&lt;<text:span text:style-name="T788">partnership</text:span> <text:span text:style-name="T792">name</text:span>="<text:span text:style-name="T714">MyCompany256</text:span>-to-<text:span text:style-name="T714">MyPartner256</text:span>"&gt;</text:p>
      <text:p text:style-name="P19"><text:s text:c="8"/>&lt;<text:span text:style-name="T788">sender</text:span> <text:span text:style-name="T792">name</text:span>="<text:span text:style-name="T58">MyCompany256</text:span>"/&gt;</text:p>
      <text:p text:style-name="P19"><text:s text:c="8"/>&lt;<text:span text:style-name="T788">receiver</text:span> <text:span text:style-name="T792">name</text:span>="<text:span text:style-name="T714">MyPartner256</text:span>"/&gt;</text:p>
      <text:p text:style-name="P18"><text:s text:c="8"/>&lt;<text:span text:style-name="T788">attribute</text:span> <text:span text:style-name="T792">name</text:span>="protocol" <text:span text:style-name="T792">value</text:span>="as2"/&gt;</text:p>
      <text:p text:style-name="P18"><text:s text:c="8"/>...</text:p>
      <text:p text:style-name="P18"><text:s text:c="4"/>&lt;/<text:span text:style-name="T788">partnership</text:span>&gt;</text:p>
      <text:p text:style-name="Text_20_body"/>
      <text:p text:style-name="Text_20_body"><text:span text:style-name="T713">I</text:span>mport the <text:span text:style-name="T713">new</text:span> certificate into the existing p12 keystore using <text:span text:style-name="T711">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712">matching public key </text:span>for the <text:span text:style-name="T712">new </text:span>certificate along with the as2_id "<text:span text:style-name="T41">MyCompany2</text:span><text:span text:style-name="T57">56_OID</text:span>" that they will need to use so you can differentiate your target <text:span text:style-name="T712">definition in the partnership file </text:span>containing the SHA1 <text:span text:style-name="T712">certificate</text:span> from the SHA256 certificate. <text:s/><text:span text:style-name="T713">See the previous section for importing certificates into your existing keystore.</text:span><text:change-start text:change-id="ct105553125459600"/></text:p>
      <text:h text:style-name="P691" text:outline-level="3"><text:bookmark-start text:name="__RefHeading___Toc21182_497624433"/><text:change-end text:change-id="ct105553125459600"/><text:change-start text:change-id="ct105553125459840"/><text:soft-page-break/>Overlapping <text:span text:style-name="T1087">Old And New </text:span>Certificates When Changing<text:bookmark-end text:name="__RefHeading___Toc21182_497624433"/></text:h>
      <text:p text:style-name="P616">When your own certificate for one of your own partner definitions needs changing, you can <text:change-end text:change-id="ct105553125459840"/><text:change-start text:change-id="ct105553125460080"/>import the new certificate with a different x509 alias<text:change-end text:change-id="ct105553125460080"/><text:change-start text:change-id="ct105553125460320"/> into the same keystore as the existing certificate that will be replaced. Then define the <text:span text:style-name="T1087">new</text:span> certificate as the fallback certificate. This allows you to set up the new certificate before your partner has installed and switched over to your new certificate<text:change-end text:change-id="ct105553125460320"/><text:change-start text:change-id="ct105553125460560"/>. <text:span text:style-name="T1086">The configuration on </text:span><text:span text:style-name="T1087">your</text:span><text:span text:style-name="T1086"> partner </text:span><text:span text:style-name="T1087">definition</text:span><text:span text:style-name="T1086"> would be as shown below </text:span><text:span text:style-name="T1087">with the additional “</text:span><text:span text:style-name="T124">x509_alias_fallback</text:span><text:span text:style-name="T1087">” attribute</text:span><text:span text:style-name="T1086">:</text:span></text:p>
      <text:p text:style-name="P563">&lt;<text:span text:style-name="T788">partner</text:span> <text:span text:style-name="T792">name</text:span>="<text:span text:style-name="T41">MyCompany256</text:span>" <text:span text:style-name="T792">as2_id</text:span>="<text:span text:style-name="T41">MyCompany2_</text:span><text:span text:style-name="T57">OID</text:span>" <text:span text:style-name="T792">x509_alias</text:span>="<text:span text:style-name="T41">MyCompany</text:span><text:span text:style-name="T57">Cert</text:span><text:span text:style-name="T41">256</text:span>" <text:span text:style-name="T792">x509_alias_</text:span><text:span text:style-name="T802">fallback</text:span>="<text:span text:style-name="T41">My</text:span><text:span text:style-name="T77">New</text:span><text:span text:style-name="T41">Company</text:span><text:span text:style-name="T57">Cert</text:span><text:span text:style-name="T41">256</text:span>" <text:span text:style-name="T792">email</text:span>="me@MyCompany.com"/&gt;</text:p>
      <text:p text:style-name="P615">The partner can install and enable the new certificate at any time and OpenAS2 will automatically try the default certific<text:change-end text:change-id="ct105553125460560"/><text:change-start text:change-id="ct105553125460800"/>ate and fall back to <text:span text:style-name="T1086">the</text:span><text:change-end text:change-id="ct105553125460800"/><text:change-start text:change-id="ct105553125461040"/><text:span text:style-name="T1086"> </text:span><text:span text:style-name="T1087">fallback certificate defined by the “</text:span><text:span text:style-name="T124">x509_alias_fallback</text:span><text:span text:style-name="T1087">” attribute. When the serv</text:span><text:change-end text:change-id="ct105553125461040"/><text:change-start text:change-id="ct105553125461280"/><text:span text:style-name="T1087">er detects that the sender is using the fallback certificate, it will log a warning in the log file </text:span><text:change-end text:change-id="ct105553125461280"/><text:change-start text:change-id="ct105553125461520"/><text:span text:style-name="T1087">that will have the text:</text:span></text:p>
      <text:p text:style-name="P614"><text:span text:style-name="T325">Partner has updated our certificate. Switch the fallback alias and remove the X509 fallback for the partner: </text:span><text:span text:style-name="T322">&lt;</text:span><text:span text:style-name="T323">partner name&gt;</text:span><text:change-end text:change-id="ct105553125461520"/><text:change-start text:change-id="ct105553125462000"/></text:p>
      <text:p text:style-name="P617">NOTE: <text:span text:style-name="T1087">Using this mechanism</text:span> <text:span text:style-name="T1088">only works if you are RECEIVING files from your partner and it </text:span>does incur a processing <text:span text:style-name="T1087">time </text:span>cost and the fallback should be removed as <text:change-end text:change-id="ct105553125462000"/><text:change-start text:change-id="ct105553125461760"/>soon as the switchover on your partners end is complete <text:span text:style-name="T1087">and you see the message above in your log files</text:span>.<text:change-end text:change-id="ct105553125461760"/><text:change-start text:change-id="ct105553125462240"/> <text:span text:style-name="T1088">If you are sending files then you will need to synchronise the switchover time of the new certificate with your partner as the system cannot </text:span><text:change-end text:change-id="ct105553125462240"/><text:change-start text:change-id="ct105553125462480"/><text:span text:style-name="T1088">encrypt with 2 different certificates.</text:span><text:change-end text:change-id="ct105553125462480"/></text:p>
      <text:h text:style-name="P654" text:outline-level="2"><text:bookmark-start text:name="__RefHeading___Toc20321_1139753342"/>Partner Certificates<text:bookmark-end text:name="__RefHeading___Toc20321_1139753342"/></text:h>
      <text:p text:style-name="P397">The <text:span text:style-name="T813">certificate(s)</text:span> that you will obtain from your partner(s) will need to be imported into the keystore you have created for your own certificate. <text:span text:style-name="T904">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97">The <text:span text:style-name="T813">partner certificates</text:span> must be imported with unique aliases so that they can be uniquely referenced from the partnership configuration <text:span text:style-name="T813">in the same way described in the section above for your own certificates</text:span>.</text:p>
      <text:p text:style-name="P398"><text:span text:style-name="T904">In the same way as described in</text:span> the section above <text:span text:style-name="T904">for </text:span>dealing with your own certificates, you can either use the OpenAS2 command interface or a 3<text:span text:style-name="T357">rd</text:span> party tool to import partner public keys into the keystore.</text:p>
      <text:h text:style-name="P692" text:outline-level="3"><text:bookmark-start text:name="__RefHeading___Toc24315_1602718835"/>Replacing Existing Public Keys<text:bookmark-end text:name="__RefHeading___Toc24315_1602718835"/></text:h>
      <text:p text:style-name="P399">If your partner certificate has expored or is about to expire and they send you a new certificate, you will need to delete the existing one from the keystore before importing the new one.</text:p>
      <text:p text:style-name="P391">The <text:span text:style-name="T711">OpenAS2 command processor (or remote OpenAS2 app) </text:span>import command for <text:span text:style-name="T812">importing your partners certificate would be in this form</text:span>:</text:p>
      <text:p text:style-name="P391"><text:soft-page-break/>c<text:span text:style-name="T81">ert </text:span><text:span text:style-name="T106">delete</text:span><text:span text:style-name="T81"> </text:span><text:span text:style-name="T41">&lt;alias&gt;</text:span></text:p>
      <text:p text:style-name="P227">Then you follow the section on importing new keys to get the partners new certificate into the keystore.</text:p>
      <text:p text:style-name="P228">Refer to the scription section below for a shell script that makes it easier to manage partner certificates.</text:p>
      <text:h text:style-name="P693" text:outline-level="3"><text:bookmark-start text:name="__RefHeading___Toc24317_1602718835"/>Importing Public Keys<text:bookmark-end text:name="__RefHeading___Toc24317_1602718835"/></text:h>
      <text:p text:style-name="P390">The <text:span text:style-name="T711">OpenAS2 command processor (or remote OpenAS2 app) </text:span>import command for <text:span text:style-name="T812">importing your partners certificate would be in this form</text:span>:</text:p>
      <text:p text:style-name="P390">c<text:span text:style-name="T81">ert import </text:span><text:span text:style-name="T41">&lt;alias&gt; &lt;path+filename&gt;</text:span></text:p>
      <text:p text:style-name="P228">Refer to the scripti<text:span text:style-name="T905">ng</text:span> section below for a shell script that makes it easier to manage partner certificates.</text:p>
      <text:h text:style-name="P694" text:outline-level="3"><text:bookmark-start text:name="__RefHeading___Toc24319_1602718835"/>Shell Scripts For Certificate Management<text:bookmark-end text:name="__RefHeading___Toc24319_1602718835"/></text:h>
      <text:p text:style-name="P14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7">The script uses the Java keytool command and can be found here: </text:p>
      <text:p text:style-name="P145"><text:span text:style-name="T32">&lt;installDir&gt;/</text:span><text:span text:style-name="T104">bin/</text:span><text:span text:style-name="T107">import_public</text:span><text:span text:style-name="T104">_</text:span><text:span text:style-name="T107">cert</text:span><text:span text:style-name="T104">.sh <text:s text:c="2"/>--- </text:span><text:span text:style-name="T105">nix shell script</text:span></text:p>
      <text:p text:style-name="P145"><text:span text:style-name="T32">&lt;installDir&gt;/</text:span><text:span text:style-name="T104">bin/</text:span><text:span text:style-name="T107">import_public</text:span><text:span text:style-name="T104">_</text:span><text:span text:style-name="T107">cert </text:span><text:span text:style-name="T104">.</text:span><text:span text:style-name="T105">bat</text:span><text:span text:style-name="T104"> <text:s text:c="2"/>--- </text:span><text:span text:style-name="T105">windows DOS shell script</text:span></text:p>
      <text:p text:style-name="P142"><text:span text:style-name="T903">Running the script without arguments will show a usage description for the list of options you provide for the script and </text:span><text:s/>then run it in a unix shell <text:span text:style-name="T903">or DOS shell as appropriate</text:span>.</text:p>
      <text:p text:style-name="P142"/>
      <text:p text:style-name="P146">The scripts will support importing any file type that the kettool cammand supports. It has been tested using PEM and DER encrypted formats.</text:p>
      <text:h text:style-name="P655" text:outline-level="2"><text:bookmark-start text:name="__RefHeading___Toc23885_1602718835"/>Possible Issues With Older Certificates<text:bookmark-end text:name="__RefHeading___Toc23885_1602718835"/></text:h>
      <text:p text:style-name="P393">With the latest version of cryptographic libraries it is possible that importing older certificates will cause a failure relating to certificates with something like this in the error:</text:p>
      <text:p text:style-name="P243">Caused by: java.lang.IllegalArgumentException: invalid info structure in RSA public key </text:p>
      <text:p text:style-name="P393">See this discussion for more information: <text:a xlink:type="simple" xlink:href="https://github.com/OpenAS2/OpenAs2App/issues/98" text:style-name="Internet_20_link" text:visited-style-name="Visited_20_Internet_20_Link">https://github.com/OpenAS2/OpenAs2App/issues/98</text:a></text:p>
      <text:p text:style-name="P393">To solve this problem if you have to use an older certificate, add the following option to the startup script (in the latest scripts it is in the file but commented out):</text:p>
      <text:p text:style-name="P394"><text:span text:style-name="Source_20_Text"><text:span text:style-name="T41">-Dorg.bouncycastle.asn1.allow_unsafe_integer=true</text:span></text:span><text:span text:style-name="T41"> </text:span></text:p>
      <text:h text:style-name="P656" text:outline-level="2"><text:bookmark-start text:name="__RefHeading___Toc24321_1602718835"/>Suggested Steps For Certificate Setup<text:bookmark-end text:name="__RefHeading___Toc24321_1602718835"/></text:h>
      <text:p text:style-name="P402">Do the “My Certificates” process first followed by the “Partner Certificates” when you receive partner certificates.</text:p>
      <text:p text:style-name="P402">If you intend to use a single certificate for all partners then you will only do the “My Certificates” section once<text:change-start text:change-id="ct105553125463440"/> <text:span text:style-name="T1064">but it is recommended that you create separate certificates per trading partner as this </text:span><text:soft-page-break/><text:span text:style-name="T1064">makes it much easier to manage upgrades when the certificate expires</text:span><text:change-end text:change-id="ct105553125463440"/><text:change-start text:change-id="ct105553125463200"/><text:span text:style-name="T1064"> </text:span><text:span text:style-name="T1065">as you will only have to coordinate with 1 partner at a time</text:span><text:change-end text:change-id="ct105553125463200"/>.</text:p>
      <text:p text:style-name="P402">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0">The below is a summary of the steps to get set up with OpenAS2 certificates<text:change-start text:change-id="ct105553125463680"/> <text:span text:style-name="T1065">where each partnership has a unique set of certificates. If you wish to use a single </text:span><text:change-end text:change-id="ct105553125463680"/><text:change-start text:change-id="ct105553125463920"/><text:span text:style-name="T1065">certificate then this process only needs to be done once</text:span><text:change-end text:change-id="ct105553125463920"/>. For DOS based execution replace all paths using “/” with the DOS “\”. <text:span text:style-name="T909">Assuming your company name is “MyCompany”</text:span><text:change-start text:change-id="ct105553125464160"/><text:span text:style-name="T909"> </text:span><text:span text:style-name="T1065">and your trading partner </text:span><text:change-end text:change-id="ct105553125464160"/><text:change-start text:change-id="ct105553125464400"/><text:span text:style-name="T1065">is “PartnerX”</text:span><text:change-end text:change-id="ct105553125464400"/>:</text:p>
      <text:list xml:id="list73750886712875" text:continue-list="list73749818529465" text:style-name="L1">
        <text:list-item>
          <text:p text:style-name="P835">Open a Unix shell or DOS window</text:p>
        </text:list-item>
        <text:list-item>
          <text:p text:style-name="P835">Change to the folder containing the certificates: &lt;installDir&gt;/config</text:p>
        </text:list-item>
        <text:list-item>
          <text:p text:style-name="P839"><text:change text:change-id="ct105553125464880"/><text:change text:change-id="ct105553125465120"/><text:change text:change-id="ct105553125465360"/>Run the gen_p12_key_par.sh script (.bat version for windows). For this example we use:<text:line-break/><text:span text:style-name="T906"> </text:span><text:span text:style-name="T686">gen_p12_key_par.sh as2_certs </text:span><text:span text:style-name="T687">mycompany</text:span><text:span text:style-name="T686"> SHA256 "CN=as2.</text:span><text:span text:style-name="T687">mycompany</text:span><text:span text:style-name="T686">.com, OU=QA, O=PartnerA, L=New York, S=New York, C=US"</text:span><text:change-start text:change-id="ct105553125465840"/><text:span text:style-name="T686"><text:line-break/><text:line-break/></text:span><text:span text:style-name="T694">NOTE</text:span><text:span text:style-name="T695">S</text:span><text:span text:style-name="T694">:</text:span></text:p>
        </text:list-item>
      </text:list>
      <text:list text:style-name="L36">
        <text:list-item>
          <text:list>
            <text:list-item>
              <text:p text:style-name="P793">You should set the certificate valid duration and optionally the validity start date <text:change-end text:change-id="ct105553125465840"/><text:change-start text:change-id="ct105553125466080"/>– run script without command line parameters to see usage details<text:change-end text:change-id="ct105553125466080"/><text:change-start text:change-id="ct105553125466320"/></text:p>
            </text:list-item>
            <text:list-item>
              <text:p text:style-name="P794"><text:span text:style-name="T1060">If you intend to use </text:span><text:span text:style-name="T1061">single</text:span><text:span text:style-name="T1060"> certificate </text:span><text:span text:style-name="T1061">for all</text:span><text:span text:style-name="T1060"> partner</text:span><text:span text:style-name="T1061">s</text:span><text:span text:style-name="T1060"> then instead of using “</text:span><text:span text:style-name="T128">mycompany_</text:span><text:span text:style-name="T129">partnerx</text:span><text:span text:style-name="T1060">” as a certificate alias you </text:span><text:span text:style-name="T1061">a generic name</text:span><text:span text:style-name="T1060">. e.g </text:span><text:span text:style-name="T128">mycompany_</text:span><text:change-end text:change-id="ct105553125466320"/><text:change-start text:change-id="ct105553125466560"/><text:span text:style-name="T129">cert</text:span><text:change-end text:change-id="ct105553125466560"/></text:p>
            </text:list-item>
          </text:list>
        </text:list-item>
      </text:list>
      <text:list xml:id="list73749815249029" text:continue-list="list73750886712875" text:style-name="L1">
        <text:list-item>
          <text:p text:style-name="P919">Files generated will be:<text:line-break/> <text:s text:c="4"/><text:change text:change-id="ct105553125465600"/><text:change-start text:change-id="ct105553125466800"/><text:span text:style-name="T633">mycompany_</text:span><text:span text:style-name="T634">partnerx</text:span><text:change-end text:change-id="ct105553125466800"/><text:change-start text:change-id="ct105553125467040"/><text:span text:style-name="T81">.p12</text:span><text:change-end text:change-id="ct105553125467040"/> – the new keystore containing your self signed certificate<text:change-start text:change-id="ct105553125467280"/> <text:span text:style-name="T1059">with </text:span><text:span text:style-name="T76">public and private keys</text:span><text:change-end text:change-id="ct105553125467280"/><text:line-break/> <text:s text:c="4"/><text:change text:change-id="ct105553125467760"/><text:change-start text:change-id="ct105553125468000"/><text:span text:style-name="T633">mycompany_</text:span><text:span text:style-name="T634">partnerx</text:span><text:change-end text:change-id="ct105553125468000"/><text:change-start text:change-id="ct105553125468240"/><text:span text:style-name="T81">.cer</text:span><text:change-end text:change-id="ct105553125468240"/> – the <text:change-start text:change-id="ct105553125468480"/><text:span text:style-name="T41">public key</text:span><text:change-end text:change-id="ct105553125468480"/> to send to your partner<text:span text:style-name="T909">(</text:span>s)</text:p>
        </text:list-item>
        <text:list-item>
          <text:p text:style-name="P836"><text:change-start text:change-id="ct105553125468720"/><text:span text:style-name="T1065">I</text:span><text:span text:style-name="T1064">f this is a new install:</text:span></text:p>
        </text:list-item>
      </text:list>
      <text:list text:style-name="L37">
        <text:list-item>
          <text:list>
            <text:list-item>
              <text:p text:style-name="P923"><text:span text:style-name="T1065">D</text:span><text:span text:style-name="T1062">elete the exist</text:span><text:span text:style-name="T1059">i</text:span><text:span text:style-name="T1062">ng AS2 certificates file: &lt;installDir&gt;/config/as2_certs.p12</text:span></text:p>
            </text:list-item>
            <text:list-item>
              <text:p text:style-name="P923"><text:span text:style-name="T1065">Copy the newly generated keystore to: </text:span><text:span text:style-name="T1062">&lt;installDir&gt;/config/as2_certs.p12<text:line-break/></text:span></text:p>
            </text:list-item>
          </text:list>
        </text:list-item>
      </text:list>
      <text:list xml:id="list73749314632055" text:continue-list="list73749815249029" text:style-name="L1">
        <text:list-item>
          <text:p text:style-name="P924"><text:change-end text:change-id="ct105553125468720"/><text:change-start text:change-id="ct105553125468960"/>If this is an additional certificate for another partner <text:span text:style-name="T1066">and an as2_cert.p12 already exists with some other partner certificate(s) in it, run the script to import the entire new new certificate key set into the as2_certs.p12</text:span>:</text:p>
        </text:list-item>
      </text:list>
      <text:list text:style-name="L38">
        <text:list-item>
          <text:list>
            <text:list-item>
              <text:p text:style-name="P925"><text:change-end text:change-id="ct105553125468960"/><text:change-start text:change-id="ct105553125469200"/><text:s/><text:change-end text:change-id="ct105553125469200"/><text:change-start text:change-id="ct105553125469440"/><text:span text:style-name="T1062">&lt;installDir&gt;/</text:span>bin/<text:change-end text:change-id="ct105553125469440"/><text:change-start text:change-id="ct105553125469680"/>import_alias_from_keystore.sh <text:span text:style-name="T633">mycompany_</text:span><text:span text:style-name="T634">partnerx</text:span>.p12 <text:span text:style-name="T633">mycompany_</text:span><text:span text:style-name="T634">partnerx</text:span> as2_certs.p12 <text:change-end text:change-id="ct105553125469680"/><text:change-start text:change-id="ct105553125469920"/><text:span text:style-name="T633">mycompany_</text:span><text:span text:style-name="T634">partnerx<text:line-break/><text:line-break/></text:span><text:span text:style-name="T635">NOTE: You can change the alias of the source keystore to something else if you wa</text:span><text:change-end text:change-id="ct105553125469920"/><text:change-start text:change-id="ct105553125470160"/><text:span text:style-name="T635">nt. Run the above script without command line parameters to see usage.</text:span><text:change-end text:change-id="ct105553125470160"/><text:change-start text:change-id="ct105553125467520"/></text:p>
            </text:list-item>
          </text:list>
        </text:list-item>
      </text:list>
      <text:list xml:id="list73749388231071" text:continue-list="list73749314632055" text:style-name="L1">
        <text:list-item>
          <text:p text:style-name="P840"><text:change-end text:change-id="ct105553125467520"/><text:span text:style-name="T907">In the partnerships.xml, make sure there is a &lt;partner&gt; entry for your company with the x509_alias set to “mycompany</text:span><text:change-start text:change-id="ct105553125470400"/><text:span text:style-name="T907">_</text:span><text:span text:style-name="T1067">partnerx</text:span><text:change-end text:change-id="ct105553125470400"/><text:span text:style-name="T907">”<text:line-break/></text:span><text:span text:style-name="T472"> <text:s text:c="3"/></text:span><text:span text:style-name="T534">&lt;</text:span><text:span text:style-name="T561">partner</text:span><text:span text:style-name="T863"> </text:span><text:span text:style-name="T404">name</text:span><text:span text:style-name="T472">=</text:span><text:span text:style-name="T326">"MyCompany</text:span><text:change-start text:change-id="ct105553125470640"/><text:span text:style-name="T326">_</text:span><text:span text:style-name="T329">PartnerX</text:span><text:change-end text:change-id="ct105553125470640"/><text:span text:style-name="T326">" </text:span><text:span text:style-name="T404">as2_id</text:span><text:span text:style-name="T472">=</text:span><text:span text:style-name="T326">"MyCompany</text:span><text:change-start text:change-id="ct105553125470880"/><text:span text:style-name="T329">PartnerX</text:span><text:change-end text:change-id="ct105553125470880"/><text:span text:style-name="T326">_OID" </text:span><text:soft-page-break/><text:span text:style-name="T404">x509_alias</text:span><text:span text:style-name="T472">=</text:span><text:span text:style-name="T326">"</text:span><text:change text:change-id="ct105553125471120"/><text:change-start text:change-id="ct105553125471360"/><text:span text:style-name="T332">mycompany_</text:span><text:span text:style-name="T333">partnerx</text:span><text:change-end text:change-id="ct105553125471360"/><text:span text:style-name="T326">" </text:span><text:span text:style-name="T404">email</text:span><text:span text:style-name="T472">=</text:span><text:span text:style-name="T326">"</text:span><text:change-start text:change-id="ct105553125471600"/><text:a xlink:type="simple" xlink:href="mailto:as2msgs@mycompany.com" text:style-name="Internet_20_link" text:visited-style-name="Visited_20_Internet_20_Link">as2msgs@<text:change-end text:change-id="ct105553125471600"/><text:change text:change-id="ct105553125471840"/><text:change-start text:change-id="ct105553125472080"/><text:span text:style-name="T328">mycompany</text:span></text:a><text:change-end text:change-id="ct105553125472080"/><text:change-start text:change-id="ct105553125472320"/><text:a xlink:type="simple" xlink:href="mailto:as2msgs@mycompany.com" text:style-name="Internet_20_link" text:visited-style-name="Visited_20_Internet_20_Link">.com</text:a><text:change-end text:change-id="ct105553125472320"/><text:span text:style-name="T326">"</text:span><text:span text:style-name="T534">/&gt;</text:span><text:change-start text:change-id="ct105553125472560"/><text:span text:style-name="T536"><text:line-break/></text:span><text:span text:style-name="T454">NOTE:</text:span><text:span text:style-name="T455">If you use a single certificate for all p</text:span><text:span text:style-name="T456">a</text:span><text:span text:style-name="T455">rtnerships then you can just have a single </text:span><text:change-end text:change-id="ct105553125472560"/><text:change-start text:change-id="ct105553125472800"/><text:span text:style-name="T455">partner entry in the partnerships file for your company.</text:span><text:change-end text:change-id="ct105553125472800"/><text:change text:change-id="ct105553125473040"/></text:p>
        </text:list-item>
      </text:list>
      <text:h text:style-name="Heading_20_3" text:outline-level="3"><text:bookmark-start text:name="__RefHeading___Toc24325_1602718835"/><text:change-start text:change-id="ct105553125464640"/><text:span text:style-name="T909">Partner </text:span><text:change-end text:change-id="ct105553125464640"/>Certificates<text:bookmark-end text:name="__RefHeading___Toc24325_1602718835"/></text:h>
      <text:p text:style-name="P401"><text:span text:style-name="T909">Assume your trading partner sends their public key in a file named “partnera.cer”. </text:span>The below is a summary of the steps to <text:span text:style-name="T908">install a trading partners certificate into the</text:span> OpenAS2 certificate <text:span text:style-name="T908">keystore</text:span>. For DOS based execution replace all paths using “/” with the DOS “\”:</text:p>
      <text:list text:style-name="L39">
        <text:list-item>
          <text:p text:style-name="P837">Open a Unix shell or DOS window</text:p>
        </text:list-item>
        <text:list-item>
          <text:p text:style-name="P837">Change to the folder containing the certificates: &lt;installDir&gt;/config</text:p>
        </text:list-item>
        <text:list-item>
          <text:p text:style-name="P837">Delete the exis<text:change-start text:change-id="ct105553125473520"/><text:span text:style-name="T1063">t</text:span><text:change-end text:change-id="ct105553125473520"/>i<text:change text:change-id="ct105553125473760"/>ng AS2 certificates file: &lt;installDir&gt;/config/as2_certs.p12</text:p>
        </text:list-item>
        <text:list-item>
          <text:p text:style-name="P837">Run the <text:span text:style-name="T908">import_public_cert</text:span>.sh script (.bat version for windows). For this example we use:<text:line-break/><text:span text:style-name="T906"> </text:span><text:change-start text:change-id="ct105553125702416"/><text:span text:style-name="T688">import_public_cert</text:span><text:span text:style-name="T686">.sh partnera.cer as2_certs.p12 </text:span><text:span text:style-name="T685">partnera</text:span><text:change-end text:change-id="ct105553125702416"/></text:p>
        </text:list-item>
        <text:list-item>
          <text:p text:style-name="P842">The keystore will now have an additional certificate under the new alias “<text:change-start text:change-id="ct105553125473280"/><text:span text:style-name="T81">partnera</text:span><text:change-end text:change-id="ct105553125473280"/>”.</text:p>
        </text:list-item>
        <text:list-item>
          <text:p text:style-name="P920">In the partnerships.xml, make sure there is a &lt;partner&gt; entry for<text:change text:change-id="ct105553125701696"/><text:change text:change-id="ct105553125441776"/><text:change-start text:change-id="ct105553125442016"/><text:span text:style-name="T909"> the</text:span><text:change-end text:change-id="ct105553125442016"/><text:span text:style-name="T909"> new trading partner </text:span>with the x509_alias set to “<text:change-start text:change-id="ct105553125442256"/><text:span text:style-name="T122">partnera</text:span><text:change-end text:change-id="ct105553125442256"/>”</text:p>
        </text:list-item>
      </text:list>
      <text:h text:style-name="Heading_20_1" text:outline-level="1"><text:bookmark-start text:name="__RefHeading__868_428440488"/>Logging System<text:bookmark-end text:name="__RefHeading__868_428440488"/></text:h>
      <text:p text:style-name="P311">Loggers are configured in the config.xml file using the “loggers” element.</text:p>
      <text:h text:style-name="P657" text:outline-level="2"><text:bookmark-start text:name="__RefHeading___Toc6577_251630543"/>Log Output Targets<text:bookmark-end text:name="__RefHeading___Toc6577_251630543"/></text:h>
      <text:p text:style-name="P82">The logging output can be directed to to multiple destinations including:</text:p>
      <text:list text:style-name="L40">
        <text:list-item>
          <text:p text:style-name="P795">System console</text:p>
        </text:list-item>
        <text:list-item>
          <text:p text:style-name="P795"><text:span text:style-name="T768">File system</text:span> log files</text:p>
        </text:list-item>
        <text:list-item>
          <text:p text:style-name="P795">Email – log messages are emailed to a configured email address.</text:p>
        </text:list-item>
        <text:list-item>
          <text:p text:style-name="P795">Socket – log messages are writ<text:span text:style-name="T766">t</text:span>en to a socket supporting remote logging</text:p>
        </text:list-item>
        <text:list-item>
          <text:p text:style-name="P795">Sentry – support for the Sentry <text:span text:style-name="T769">logger that provides logging management for exceptions</text:span></text:p>
          <text:p text:style-name="P795"/>
        </text:list-item>
      </text:list>
      <text:p text:style-name="P311">By default the OpenAS2 system deploys with the console and file system loggers enabled.</text:p>
      <text:p text:style-name="P82">All log classes can be overridden or custom logger classes can be coded and included via configuration <text:span text:style-name="T769">to support custom logging applications or SaaS log management systems.</text:span></text:p>
      <text:h text:style-name="P695" text:outline-level="3"><text:bookmark-start text:name="__RefHeading___Toc6579_251630543"/>Console Logger<text:bookmark-end text:name="__RefHeading___Toc6579_251630543"/></text:h>
      <text:p text:style-name="P312">The console logger simply logs to the shell/command window that the server is started in or if not started from a shell/command window then it logs to whatever System.out is connected to. The console logger is configured <text:span text:style-name="T771">using this entry in the &lt;loggers&gt; element:</text:span></text:p>
      <text:p text:style-name="P87"><text:span text:style-name="T520">&lt;</text:span><text:span text:style-name="T550">logger</text:span><text:span text:style-name="T382"> </text:span><text:span text:style-name="T387">classname</text:span><text:span text:style-name="T436">=</text:span><text:span text:style-name="T247">"org.openas2.logging.</text:span><text:span text:style-name="T244">Console</text:span><text:span text:style-name="T247">Logger"</text:span> <text:span text:style-name="T550">/</text:span><text:span text:style-name="T549">&gt;</text:span></text:p>
      <text:h text:style-name="P696" text:outline-level="3"><text:bookmark-start text:name="__RefHeading___Toc6581_251630543"/><text:soft-page-break/>File Logger<text:bookmark-end text:name="__RefHeading___Toc6581_251630543"/></text:h>
      <text:p text:style-name="P313">The file logger will log to a file on a file system. The file system can be a netwrok file share as long as it has write permissions. The file system directory and <text:s/>file name are configured in the “filename” attribute. <text:span text:style-name="T770">The </text:span>file<text:span text:style-name="T770"> logger is configured using this entry in the &lt;loggers&gt; element:</text:span></text:p>
      <text:p text:style-name="P88"><text:span text:style-name="T520">&lt;</text:span><text:span text:style-name="T550">logger</text:span><text:span text:style-name="T382"> </text:span><text:span text:style-name="T387">classname</text:span><text:span text:style-name="T436">=</text:span><text:span text:style-name="T247">"org.openas2.logging.</text:span><text:span text:style-name="T248">File</text:span><text:span text:style-name="T247">Logger"</text:span> </text:p>
      <text:p text:style-name="P88"><text:span text:style-name="T550"><text:s text:c="8"/></text:span><text:span text:style-name="T388">filen</text:span><text:span text:style-name="T387">ame</text:span><text:span text:style-name="T436">=</text:span><text:span text:style-name="T247">"</text:span><text:span text:style-name="T248">%home%/../logs/log-$date.yyyyMMdd.txt</text:span><text:span text:style-name="T247">"</text:span><text:span text:style-name="T550"> /</text:span><text:span text:style-name="T549">&gt;</text:span></text:p>
      <text:p text:style-name="P313"/>
      <text:h text:style-name="P697" text:outline-level="3"><text:bookmark-start text:name="__RefHeading___Toc6583_251630543"/>Email Logger<text:bookmark-end text:name="__RefHeading___Toc6583_251630543"/></text:h>
      <text:p text:style-name="P81">The email logger uses the javax mail API <text:span text:style-name="T619">to send </text:span><text:span text:style-name="T37">ERROR</text:span><text:span text:style-name="T619"> level log messages </text:span></text:p>
      <text:p text:style-name="P81"><text:span text:style-name="T934">NOTE: all log entries below ERROR level are ignored by the email logger</text:span>. </text:p>
      <text:p text:style-name="P81">Some of the basic email configuration parameters are supported via config in the config.properties file as indicated in the appendix. The <text:span text:style-name="T615">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615"> attribute on the email logger element.</text:span></text:p>
      <text:p text:style-name="P80"/>
      <text:p text:style-name="P78">The configuration values can overwrite each other depending on the source of the configurtion value. The order of priority is as follows:</text:p>
      <text:list text:style-name="L41">
        <text:list-item>
          <text:p text:style-name="P797">values set in the logger element attributes </text:p>
        </text:list-item>
        <text:list-item>
          <text:p text:style-name="P796"><text:span text:style-name="T620">entries in the file identified by </text:span><text:span text:style-name="T51">javax.mail.properties.file</text:span><text:span text:style-name="T615"> </text:span></text:p>
        </text:list-item>
        <text:list-item>
          <text:p text:style-name="P797">entries using system properties</text:p>
        </text:list-item>
      </text:list>
      <text:p text:style-name="P80"/>
      <text:p text:style-name="P83">For example, to pass the port for connection you <text:span text:style-name="T619">c</text:span>ould add this to the command line: -Dmail.smtp.port=529</text:p>
      <text:p text:style-name="P6"/>
      <text:p text:style-name="P86">To point to a properties file containing all the relevant information you would add something like this:</text:p>
      <text:p text:style-name="P148"><text:span text:style-name="T436"><text:tab/></text:span><text:span text:style-name="T520">&lt;</text:span><text:span text:style-name="T550">logger</text:span><text:span text:style-name="T382"> </text:span><text:span text:style-name="T387">classname</text:span><text:span text:style-name="T436">=</text:span><text:span text:style-name="T247">"org.openas2.logging.EmailLogger"</text:span></text:p>
      <text:p text:style-name="P174"><text:span text:style-name="T381"><text:tab/><text:tab/><text:tab/></text:span><text:span text:style-name="T385">javax.mail.properties.file</text:span><text:span text:style-name="T434">=</text:span><text:span text:style-name="T244">"%home%/java.mail.properties"</text:span></text:p>
      <text:p text:style-name="P86"><text:span text:style-name="T381"><text:tab/><text:tab/><text:tab/></text:span><text:span text:style-name="T385">from</text:span><text:span text:style-name="T434">=</text:span><text:span text:style-name="T244">"openas2"</text:span></text:p>
      <text:p text:style-name="P86"><text:span text:style-name="T381"><text:tab/><text:tab/><text:tab/></text:span><text:span text:style-name="T244">…</text:span></text:p>
      <text:p text:style-name="P149"/>
      <text:p text:style-name="P149"><text:span text:style-name="T935">If your OpenAS2 server is being accessed by hackers you may receive a lot of errors that there is nothing you are not interested in. To restrict the error messages sent by email you can add a parameter </text:span><text:span text:style-name="T446">“</text:span><text:span text:style-name="T450">only_active_msg_transfer_errors” and set it to “true”. This will exclude any error messages that are not related specifically to an active message transfer. </text:span><text:span text:style-name="T451">Additionally, the system will log a full trace of errors that are not necessary to be sent in emails as they are in the file based logs aso it is recommended to set </text:span><text:span text:style-name="T429">log_exception_trace</text:span><text:span text:style-name="T449">=</text:span><text:span text:style-name="T349">"false"</text:span><text:span text:style-name="T934"> :</text:span></text:p>
      <text:p text:style-name="P77"><text:span text:style-name="T436"><text:tab/></text:span><text:span text:style-name="T520">&lt;</text:span><text:span text:style-name="T550">logger</text:span><text:span text:style-name="T382"> </text:span><text:span text:style-name="T387">classname</text:span><text:span text:style-name="T436">=</text:span><text:span text:style-name="T247">"org.openas2.logging.EmailLogger"</text:span></text:p>
      <text:p text:style-name="P169"><text:span text:style-name="T381"><text:tab/><text:tab/><text:tab/></text:span><text:span text:style-name="T412">only_active_msg_transfer_errors</text:span><text:span text:style-name="T469">=</text:span><text:span text:style-name="T313">"</text:span><text:span text:style-name="T314">true</text:span><text:span text:style-name="T313">"</text:span></text:p>
      <text:p text:style-name="P169"><text:span text:style-name="T313"><text:s text:c="15"/></text:span><text:span text:style-name="T412">log_exception_trace</text:span><text:span text:style-name="T469">=</text:span><text:span text:style-name="T313">"false"</text:span></text:p>
      <text:p text:style-name="P84"><text:span text:style-name="T381"><text:tab/><text:tab/><text:tab/></text:span><text:span text:style-name="T385">from</text:span><text:span text:style-name="T434">=</text:span><text:span text:style-name="T244">"openas2"</text:span></text:p>
      <text:p text:style-name="P84"><text:span text:style-name="T381"><text:tab/><text:tab/><text:tab/></text:span><text:span text:style-name="T244">…</text:span></text:p>
      <text:p text:style-name="P155">If you require TLS connections or <text:span text:style-name="T947">other specialised configuration for the email logger, the properties that can be used in the java.mail.properties file can be found here:</text:span></text:p>
      <text:p text:style-name="P155"><text:a xlink:type="simple" xlink:href="https://javaee.github.io/javamail/docs/api/com/sun/mail/smtp/package-summary.html" text:style-name="Internet_20_link" text:visited-style-name="Visited_20_Internet_20_Link">https://javaee.github.io/javamail/docs/api/com/sun/mail/smtp/package-summary.html</text:a></text:p>
      <text:p text:style-name="P156">The most likely property needed is:</text:p>
      <text:p text:style-name="P547">mail.smtp.starttls.enable=true</text:p>
      <text:h text:style-name="P696" text:outline-level="3"><text:bookmark-start text:name="__RefHeading___Toc6585_251630543"/><text:soft-page-break/>Socket Logger<text:bookmark-end text:name="__RefHeading___Toc6585_251630543"/></text:h>
      <text:p text:style-name="P313">This logger writes to a socket with connection parameters as specified in the attribues for this logger:</text:p>
      <text:p text:style-name="P545"><text:span text:style-name="T520">&lt;</text:span><text:span text:style-name="T550">logger</text:span><text:span text:style-name="T382"> </text:span><text:span text:style-name="T387">classname</text:span><text:span text:style-name="T436">=</text:span><text:span text:style-name="T247">"org.openas2.logging.</text:span><text:span text:style-name="T248">Socket</text:span><text:span text:style-name="T247">Logger"</text:span></text:p>
      <text:p text:style-name="P314"><text:span text:style-name="T381"><text:tab/><text:tab/><text:tab/></text:span><text:span text:style-name="T389">ipaddr</text:span><text:span text:style-name="T434">=</text:span><text:span text:style-name="T244">"</text:span><text:span text:style-name="T249">127.0.0.1</text:span><text:span text:style-name="T244">"</text:span></text:p>
      <text:p text:style-name="P315"><text:span text:style-name="T381"><text:tab/><text:tab/><text:tab/></text:span><text:span text:style-name="T389">portid</text:span><text:span text:style-name="T434">=</text:span><text:span text:style-name="T244">"</text:span><text:span text:style-name="T249">12345</text:span><text:span text:style-name="T244">" </text:span><text:span text:style-name="T551">/</text:span><text:span text:style-name="T552">&gt;</text:span></text:p>
      <text:p text:style-name="P5"/>
      <text:h text:style-name="P696"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46"><text:span text:style-name="T520">&lt;</text:span><text:span text:style-name="T550">logger</text:span><text:span text:style-name="T382"> </text:span><text:span text:style-name="T387">classname</text:span><text:span text:style-name="T436">=</text:span><text:span text:style-name="T247">"org.openas2.logging.</text:span><text:span text:style-name="T248">S</text:span><text:span text:style-name="T250">entry</text:span><text:span text:style-name="T247">Logger"</text:span></text:p>
      <text:p text:style-name="P316"><text:span text:style-name="T381"><text:tab/><text:tab/><text:tab/></text:span><text:span text:style-name="T390">dsn</text:span><text:span text:style-name="T434">=</text:span><text:span text:style-name="T244">"</text:span><text:span text:style-name="T250">SENTRY DSN</text:span><text:span text:style-name="T244">" </text:span><text:span text:style-name="T551">/</text:span><text:span text:style-name="T552">&gt;</text:span></text:p>
      <text:p text:style-name="P85"><text:s/></text:p>
      <text:h text:style-name="Heading_20_2" text:outline-level="2"><text:bookmark-start text:name="__RefHeading___Toc5957_192589941"/><text:span text:style-name="T614">Log Level </text:span>Configuration<text:bookmark-end text:name="__RefHeading___Toc5957_192589941"/></text:h>
      <text:p text:style-name="P599"><text:span text:style-name="T242">The log</text:span><text:change text:change-id="ct105553125442496"/><text:change-start text:change-id="ct105553125442736"/><text:span text:style-name="T1056">ging system will look for 2 file</text:span><text:change-end text:change-id="ct105553125442736"/><text:change-start text:change-id="ct105553125443216"/><text:span text:style-name="T1056">s to load custom configuration for the logging:</text:span></text:p>
      <text:list text:style-name="L42">
        <text:list-item>
          <text:p text:style-name="P798"><text:change-end text:change-id="ct105553125443216"/><text:change text:change-id="ct105553125443456"/>commons-logging.properties<text:change-start text:change-id="ct105553125443696"/></text:p>
        </text:list-item>
        <text:list-item>
          <text:p text:style-name="P798"><text:change-end text:change-id="ct105553125443696"/><text:change text:change-id="ct105553125443936"/>openas2log.properties<text:change text:change-id="ct105553125444176"/><text:change-start text:change-id="ct105553125442976"/></text:p>
        </text:list-item>
      </text:list>
      <text:p text:style-name="P599"><text:span text:style-name="T1056">Either of the above files can be u</text:span><text:change-end text:change-id="ct105553125442976"/><text:change-start text:change-id="ct105553125444416"/><text:span text:style-name="T1056">sed to change the default logging configuration.</text:span><text:change-end text:change-id="ct105553125444416"/><text:change text:change-id="ct105553125444656"/><text:change-start text:change-id="ct105553125444896"/></text:p>
      <text:p text:style-name="P599"><text:change-end text:change-id="ct105553125444896"/><text:change-start text:change-id="ct105553125445136"/><text:span text:style-name="T1056">NOTE: </text:span><text:change-end text:change-id="ct105553125445136"/><text:span text:style-name="T242">Properties in </text:span><text:change-start text:change-id="ct105553125445376"/><text:span text:style-name="T120">openas2log.properties</text:span><text:change-end text:change-id="ct105553125445376"/><text:span text:style-name="T242"> will override </text:span><text:change-start text:change-id="ct105553125445616"/><text:span text:style-name="T120">commons-logging.properties</text:span><text:change-end text:change-id="ct105553125445616"/><text:span text:style-name="T242"> entries. </text:span><text:change-start text:change-id="ct105553125445856"/></text:p>
      <text:p text:style-name="P599"/>
      <text:p text:style-name="P600"><text:change-end text:change-id="ct105553125445856"/><text:span text:style-name="T242">There is a </text:span><text:change-start text:change-id="ct105553125446096"/><text:span text:style-name="T120">commons-logging.properties</text:span><text:change-end text:change-id="ct105553125446096"/><text:span text:style-name="T242"> file in the </text:span><text:span text:style-name="T43">bin</text:span><text:span text:style-name="T242"> directory which </text:span><text:change text:change-id="ct105553125446336"/><text:change-start text:change-id="ct105553125446576"/><text:span text:style-name="T1057">must be</text:span><text:change-end text:change-id="ct105553125446576"/><text:span text:style-name="T242"> part of the classpath specified in the script file described in the section on running the application.</text:span><text:change-start text:change-id="ct105553125446816"/></text:p>
      <text:p text:style-name="P601">To use the <text:span text:style-name="T242"><text:s/></text:span><text:span text:style-name="T120">openas2log.properties</text:span><text:span text:style-name="T242">, </text:span>place it in the same directory as <text:span text:style-name="T1058">the </text:span><text:span text:style-name="T121">common-logging.properties</text:span><text:span text:style-name="T1058">.</text:span></text:p>
      <text:p text:style-name="P600"><text:change-end text:change-id="ct105553125446816"/><text:change text:change-id="ct105553125447056"/>The default<text:change text:change-id="ct105553125447296"/> script <text:change-start text:change-id="ct105553125447536"/><text:span text:style-name="T1056">to start OpenAS2 </text:span><text:change-end text:change-id="ct105553125447536"/>uses a CLASSPATH setting that includes the current working directory that you are starting OpenAS2 application from<text:change-start text:change-id="ct105553125447776"/>, <text:span text:style-name="T1058">the bin dir</text:span><text:change-end text:change-id="ct105553125447776"/> and all files in the lib folder<text:change text:change-id="ct105553125448016"/>. <text:change text:change-id="ct105553125448256"/></text:p>
      <text:p text:style-name="P2"/>
      <text:p text:style-name="P2"/>
      <text:p text:style-name="P2"><text:span text:style-name="T242">The properties in the </text:span><text:span text:style-name="T43">openas2log.properties</text:span><text:span text:style-name="T242"> file should be prefixed by “</text:span><text:span text:style-name="T243">org.openas2.logging.</text:span><text:span text:style-name="T242">”</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60">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9">The default deployment has logging level set to INFO.</text:p>
      <text:h text:style-name="P658" text:outline-level="2"><text:bookmark-start text:name="__RefHeading___Toc6201_251630543"/><text:span text:style-name="T772">Log </text:span>Date Format Configuration<text:bookmark-end text:name="__RefHeading___Toc6201_251630543"/></text:h>
      <text:p text:style-name="P309">The default format for the timestamp prefixed to all log entries is the international standard including millisecond precision as of version 2.3.1 (yyyy-MM-dd HH:mm:ss.SSS).</text:p>
      <text:p text:style-name="P309"><text:soft-page-break/>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59" text:outline-level="2"><text:bookmark-start text:name="__RefHeading___Toc28560_568040777"/>Suppressing Invalid HTTP Request Message<text:bookmark-end text:name="__RefHeading___Toc28560_568040777"/></text:h>
      <text:p text:style-name="P310">The <text:span text:style-name="T1003">informational HTTP message when an invalid AS2 request is detected can be suppressed by adding the following property to the &lt;properties&gt; element in the config file </text:span><text:span text:style-name="T1004">with a value of “false”:</text:span></text:p>
      <text:p text:style-name="P178"><text:span text:style-name="T862"><text:s/>log_invalid_http_request</text:span><text:span text:style-name="T861">=”false”</text:span></text:p>
      <text:p text:style-name="P457">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2"><text:span text:style-name="T606">MDN's can be sent </text:span><text:change-start text:change-id="ct105553125448736"/><text:span text:style-name="T1020">or received </text:span><text:change-end text:change-id="ct105553125448736"/><text:span text:style-name="T606">synchronously or asynchronously</text:span><text:change-start text:change-id="ct105553125449216"/><text:span text:style-name="T606">.</text:span></text:p>
      <text:list text:style-name="L43">
        <text:list-item>
          <text:p text:style-name="P926"><text:span text:style-name="T1020">For </text:span><text:change-end text:change-id="ct105553125449216"/><text:change-start text:change-id="ct105553125449456"/><text:span text:style-name="T1020">sending MDN’s,</text:span><text:change-end text:change-id="ct105553125449456"/><text:change-start text:change-id="ct105553125449696"/><text:span text:style-name="T1019"> OpenAS2 will automatically use the mode requested by the sending partner</text:span><text:change-end text:change-id="ct105553125449696"/><text:span text:style-name="T606">.</text:span><text:change-start text:change-id="ct105553125449936"/></text:p>
        </text:list-item>
        <text:list-item>
          <text:p text:style-name="P926"><text:change-end text:change-id="ct105553125449936"/><text:change text:change-id="ct105553125450176"/><text:change-start text:change-id="ct105553125450416"/><text:span text:style-name="T1019">For receiving MDN responses from your partner,</text:span><text:change-end text:change-id="ct105553125450416"/><text:change text:change-id="ct105553125450656"/><text:change-start text:change-id="ct105553125450896"/><text:span text:style-name="T606"> </text:span><text:span text:style-name="T1019">the</text:span><text:change-end text:change-id="ct105553125450896"/><text:span text:style-name="T606"> default </text:span><text:change-start text:change-id="ct105553125451136"/><text:span text:style-name="T1019">configuration for a part</text:span><text:change-end text:change-id="ct105553125451136"/><text:change text:change-id="ct105553125451376"/><text:change text:change-id="ct105553125451616"/><text:change-start text:change-id="ct105553125451856"/><text:span text:style-name="T1019">nership</text:span><text:change-end text:change-id="ct105553125451856"/><text:span text:style-name="T606"> will use </text:span><text:change-start text:change-id="ct105553125452096"/><text:span text:style-name="T1019">the </text:span><text:change-end text:change-id="ct105553125452096"/><text:span text:style-name="T606">synchronous MDN </text:span><text:change text:change-id="ct105553125452336"/><text:change-start text:change-id="ct105553125452576"/><text:span text:style-name="T1019">mode</text:span><text:change-end text:change-id="ct105553125452576"/><text:span text:style-name="T606">.</text:span><text:change-start text:change-id="ct105553125452816"/><text:span text:style-name="T606"> </text:span><text:span text:style-name="T1020">To set a particular partnership to request the </text:span><text:change-end text:change-id="ct105553125452816"/><text:change-start text:change-id="ct105553125453056"/><text:span text:style-name="T1020">reveiver partner to respond with an asynchronous MDN, </text:span><text:change-end text:change-id="ct105553125453056"/><text:change-start text:change-id="ct105553125453296"/><text:span text:style-name="T1020">the </text:span><text:span text:style-name="T74">as2_mdn_options</text:span><text:span text:style-name="T1020"> and </text:span><text:span text:style-name="T74">as</text:span><text:change-end text:change-id="ct105553125453296"/><text:change-start text:change-id="ct105553125453776"/><text:span text:style-name="T74">2_receipt_option</text:span><text:span text:style-name="T1020"> attributes must be set on the partnership:<text:line-break/> </text:span><text:span text:style-name="T681">&lt;</text:span><text:span text:style-name="T790">attribute</text:span><text:span text:style-name="T681"> </text:span><text:span text:style-name="T807">name</text:span><text:span text:style-name="T681">="</text:span><text:span text:style-name="T785">as2_mdn_options</text:span><text:span text:style-name="T681">" </text:span><text:span text:style-name="T808">value</text:span><text:span text:style-name="T681">="</text:span><text:span text:style-name="T785">signed-receipt-protocol=optional,pkcs7-signature;signed-receipt-micalg=optional,$attribute.sign$</text:span><text:span text:style-name="T681">"/</text:span>&gt;<text:line-break/><text:span text:style-name="T681">&lt;</text:span><text:span text:style-name="T790">attribute</text:span><text:span text:style-name="T681"> </text:span><text:span text:style-name="T807">name</text:span><text:span text:style-name="T681">="</text:span><text:span text:style-name="T785">as2_receipt_option</text:span><text:span text:style-name="T681">" </text:span><text:span text:style-name="T808">value</text:span><text:span text:style-name="T681">="</text:span><text:span text:style-name="T785">$</text:span><text:span text:style-name="T786">properties.as2_async_mdn_url</text:span><text:span text:style-name="T785">$</text:span><text:span text:style-name="T681">"/</text:span>&gt;<text:line-break/><text:span text:style-name="T1021">the e</text:span>xample <text:span text:style-name="T1021">above for as2_receipt_option</text:span> uses a property from the config.xml to facilitate centralised management of the URL <text:span text:style-name="T1021">that your async MDN recevier module runs on but can be hard coded (see below for async MDN receiver module configuration.</text:span><text:change-end text:change-id="ct105553125453776"/><text:change-start text:change-id="ct105553125448976"/></text:p>
        </text:list-item>
      </text:list>
      <text:p text:style-name="P572"><text:change-end text:change-id="ct105553125448976"/><text:change text:change-id="ct105553125454016"/><text:span text:style-name="T606">Per the AS2 specification, an MDN will only be sent on receipt of an AS2 message if the “</text:span><text:span text:style-name="T81">Disposition-Notification-To</text:span>“ <text:span text:style-name="T60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5">Disposition-Notification-To</text:span><text:span text:style-name="T607">“ header in an outbound message, the “</text:span><text:span text:style-name="T85">as2_mdn_to</text:span><text:span text:style-name="T607">” attribute must be set on the partnership.</text:span></text:p>
      <text:p text:style-name="P221"><text:span text:style-name="T611">The other attribute that must be set is the “</text:span><text:span text:style-name="T87">as2_mdn_options”</text:span><text:span text:style-name="T611">. This defines the encryption algorithm and other MDN settings as specified by the AS2 protocol and the value entered for this attribute will be sent in the “</text:span><text:span text:style-name="T85">Disposition-Notification-Options</text:span>” header of the AS2 message<text:span text:style-name="T611">. Generally changing the encryption algorithm to suit the trading partner should be sufficient on this attribute.</text:span></text:p>
      <text:h text:style-name="Heading_20_2" text:outline-level="2"><text:bookmark-start text:name="__RefHeading__2691_807116821"/><text:soft-page-break/><text:span text:style-name="T605">Asynchronous</text:span> MDN Re<text:span text:style-name="T605">ceiver</text:span> Configuration<text:bookmark-end text:name="__RefHeading__2691_807116821"/></text:h>
      <text:p text:style-name="P222">In order to specify an asynchronous MDN response from a partner requires setting the following attribute <text:span text:style-name="T609">on the partnership element </text:span>in the <text:span text:style-name="T608">partnership configuration:</text:span></text:p>
      <text:list text:style-name="L44">
        <text:list-item>
          <text:p text:style-name="P927"><text:span text:style-name="T86">as2_receipt_option</text:span><text:span text:style-name="T608"> – set to the URL of the asynchronous MDN receiver to target the asynchronous MDN receiver module configured in the config file (ie. this is the URL that the partner will send the MDN to). The value set in this attribute will be sent in the “</text:span><text:span text:style-name="T81">Receipt-</text:span><text:span text:style-name="T88">D</text:span><text:span text:style-name="T81">elivery-</text:span><text:span text:style-name="T88">O</text:span><text:span text:style-name="T81">ption</text:span><text:span text:style-name="T60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08">http://localhost:10081</text:span></text:a></text:p>
        </text:list-item>
      </text:list>
      <text:p text:style-name="P223"><text:span text:style-name="T606">Receiving an asynchronous MDN <text:s/>requires the “</text:span><text:span text:style-name="T48">AS2MDNReceiverModule</text:span><text:span text:style-name="T606">” <text:s/>module. This module declaration requires a port parameter in addition to the class and can be entered as a child member of the processor node in the config file as shown below:</text:span></text:p>
      <text:p text:style-name="P215">&lt;module classname="org.openas2.processor.receiver.AS2MDNReceiverModule" <text:span text:style-name="T610">port=”10081”</text:span><text:tab/>/&gt;</text:p>
      <text:p text:style-name="P525"><text:span text:style-name="T674">&lt;</text:span><text:span text:style-name="T789">module</text:span><text:span text:style-name="T674"> </text:span><text:span text:style-name="T805">classname</text:span><text:span text:style-name="T674">="</text:span><text:span text:style-name="T779">org.openas2.processor.receiver.</text:span><text:span text:style-name="T781">AS2MDNReceiver</text:span><text:span text:style-name="T779">Module</text:span><text:span text:style-name="T674">" </text:span><text:span text:style-name="T805">port</text:span><text:span text:style-name="T674">="</text:span><text:span text:style-name="T779">100</text:span><text:span text:style-name="T781">81</text:span><text:span text:style-name="T674">"/&gt;</text:span></text:p>
      <text:p text:style-name="P35">If desired you can bind the module to a specific IP address using the “address” attribute:</text:p>
      <text:p text:style-name="P525"><text:span text:style-name="T674">&lt;</text:span><text:span text:style-name="T789">module</text:span><text:span text:style-name="T674"> </text:span><text:span text:style-name="T805">classname</text:span><text:span text:style-name="T674">="</text:span><text:span text:style-name="T779">org.openas2.processor.receiver.</text:span><text:span text:style-name="T781">AS</text:span><text:change-start text:change-id="ct105553125453536"/><text:span text:style-name="T785">2</text:span><text:change-end text:change-id="ct105553125453536"/><text:span text:style-name="T781">MDNR</text:span><text:change-start text:change-id="ct105553125454256"/><text:span text:style-name="T785">e</text:span><text:change-end text:change-id="ct105553125454256"/><text:change text:change-id="ct105553125454496"/><text:span text:style-name="T781">ceiver</text:span><text:span text:style-name="T779">Module</text:span><text:span text:style-name="T674">" </text:span><text:span text:style-name="T806">address</text:span><text:span text:style-name="T674">="</text:span><text:span text:style-name="T779">10.</text:span><text:span text:style-name="T780">0.2.1</text:span><text:span text:style-name="T674">"/ </text:span><text:span text:style-name="T805">port</text:span><text:span text:style-name="T674">="</text:span><text:span text:style-name="T779">100</text:span><text:span text:style-name="T781">81</text:span><text:span text:style-name="T674">"/&gt;</text:span></text:p>
      <text:p text:style-name="P529"><text:span text:style-name="T674">There is the possibility that the partner fails to respond to a sent message with an Async MDN (due to a configuration error in the </text:span><text:span text:style-name="T684">as2_receipt_option </text:span><text:span text:style-name="T674">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MDN <text:span text:style-name="T610">Sender</text:span> Configuration<text:bookmark-end text:name="__RefHeading__2693_807116821"/></text:h>
      <text:p text:style-name="P216"><text:span text:style-name="T608">Sending an asynchronous or synchronous MDN <text:s/>requires the “</text:span><text:span text:style-name="T443">MDNSenderModule</text:span><text:span text:style-name="T606">” <text:s/>module. This module declaration does not require any parameters other than the class and can be entered as shown below as a child member of the processor node in the config file:</text:span></text:p>
      <text:p text:style-name="P526"><text:span text:style-name="T674">&lt;</text:span><text:span text:style-name="T789">module</text:span><text:span text:style-name="T674"> </text:span><text:span text:style-name="T805">classname</text:span><text:span text:style-name="T674">="</text:span><text:span text:style-name="T782">org.openas2.processor.</text:span><text:span text:style-name="T783">send</text:span><text:span text:style-name="T782">er.</text:span><text:span text:style-name="T784">MDNSenderModule</text:span><text:span text:style-name="T674">"/</text:span><text:span text:style-name="T680">&gt;</text:span></text:p>
      <text:h text:style-name="Heading_20_1" text:outline-level="1"><text:bookmark-start text:name="__RefHeading__2695_807116821"/><text:change-start text:change-id="ct105553125454976"/><text:span text:style-name="T1091">SSL Certificates - </text:span><text:change-end text:change-id="ct105553125454976"/><text:span text:style-name="T574">Configuring HTTPS</text:span> Transport<text:bookmark-end text:name="__RefHeading__2695_807116821"/></text:h>
      <text:p text:style-name="P406"><text:change-start text:change-id="ct105553125454736"/><text:span text:style-name="T1091">IMPORTANT: </text:span>This section does NOT cover AS2 certificates<text:change-end text:change-id="ct105553125454736"/><text:change-start text:change-id="ct105553125455216"/>. <text:span text:style-name="T1091">SSL certificates are a completely sep</text:span><text:span text:style-name="T1092">a</text:span><text:span text:style-name="T1091">rate set of certificates to the AS2 certificates</text:span><text:change-end text:change-id="ct105553125455216"/><text:change-start text:change-id="ct105553125455456"/> – see the appropriate section elsewhere in this document for how to manage <text:span text:style-name="T1091">AS2</text:span> certificates.</text:p>
      <text:p text:style-name="P928"><text:change-end text:change-id="ct105553125455456"/><text:change-start text:change-id="ct105553125455696"/>Please read this section if you have authentication issues with SSL:</text:p>
      <text:p text:style-name="P212"><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12"><text:change-end text:change-id="ct105553125455696"/><text:soft-page-break/>HTTPS transport using SSL is configured separately for inbound and outbound connectivity.</text:p>
      <text:p text:style-name="P384">You can have both HTTP and HTTPS running con<text:change-start text:change-id="ct105553125455936"/><text:span text:style-name="T1068">c</text:span><text:change-end text:change-id="ct105553125455936"/>urrently but they must be configured on different ports.</text:p>
      <text:p text:style-name="P385"><text:change-start text:change-id="ct105553125456176"/><text:span text:style-name="T1093">If you are sending messages to your partner or your partner is using Asynchronous MDN to send messages to you</text:span><text:change-end text:change-id="ct105553125456176"/><text:change-start text:change-id="ct105553125456416"/><text:span text:style-name="T1093">, y</text:span><text:change-end text:change-id="ct105553125456416"/><text:change text:change-id="ct105553125456656"/>ou do NOT need to obtain SSL certificates from your partner for HTTPS transport – <text:span text:style-name="T894">most SSL certific</text:span><text:change-start text:change-id="ct105553125456896"/><text:span text:style-name="T1068">a</text:span><text:change-end text:change-id="ct105553125456896"/><text:span text:style-name="T894">te providers have their trusted certificates installed in the tr</text:span><text:change-start text:change-id="ct105553125457136"/><text:span text:style-name="T1068">us</text:span><text:change-end text:change-id="ct105553125457136"/><text:change text:change-id="ct105553125457376"/><text:span text:style-name="T894">ted security keystore that comes with your Java installation.</text:span><text:change-start text:change-id="ct105553125457616"/><text:span text:style-name="T894"> </text:span><text:span text:style-name="T1093">The exception is if the partner uses authenticated SSL in which case you must read the information in the link above for Java keystores</text:span><text:change-end text:change-id="ct105553125457616"/><text:change-start text:change-id="ct105553125474000"/><text:span text:style-name="T1093">.</text:span><text:change-end text:change-id="ct105553125474000"/></text:p>
      <text:p text:style-name="P385"><text:change-start text:change-id="ct105553125509472"/><text:span text:style-name="T1093">In some situations, the certificates your partner uses may be from a little known or new provider in which case you will need to manually add their trust <text:s/>chain if certificates to your trust keystore. </text:span><text:change-end text:change-id="ct105553125509472"/>See the section on troubleshooting HTTPS issues <text:span text:style-name="T894">troubleshooting section further down in the document for solutions </text:span>if you encounter problems after following these configuration guides.</text:p>
      <text:h text:style-name="P660" text:outline-level="2"><text:bookmark-start text:name="__RefHeading___Toc23887_1602718835"/>SSL Certificates<text:bookmark-end text:name="__RefHeading___Toc23887_1602718835"/></text:h>
      <text:p text:style-name="P383"><text:change text:change-id="ct105553125490688"/>In order to support inbound HTTP connections over HTTPS to the OpenAS2 application you will need to set up the SSL certificates. There are 2 possible inbound connections that can be made to OpenAS2:</text:p>
      <text:list text:style-name="L45">
        <text:list-item>
          <text:p text:style-name="P929">Partner sends files – the request is initiated by the partner and connects to your server</text:p>
        </text:list-item>
        <text:list-item>
          <text:p text:style-name="P929">You send files to a partner but request an ASYNC MDN response in which case the partner initiates the MDN connection to your server to return an MDN after receiving your AS2 message</text:p>
        </text:list-item>
      </text:list>
      <text:p text:style-name="P382">If you are NOT using ASYNC MDN mode for any outbound transfers and you are NOT receiving any AS2 messages that require using HTTPS then you do not need any SSL certificates. </text:p>
      <text:p text:style-name="P382"/>
      <text:p text:style-name="P382">The SSL certificates are stored in a file designated by the “<text:span text:style-name="T385">ssl_keystore</text:span>” attribute as shoen in sections below and the default example uses a keystore specified as <text:span text:style-name="T244">"%home%/ssl_certs.jks"</text:span></text:p>
      <text:p text:style-name="P383">Whilst it is possible to use self signed certificates for HTTPS it is not advisable because the security <text:s/>way HTTPS works makes self signed certificates inherently far less secure than signed certificates.</text:p>
      <text:p text:style-name="P383"><text:span text:style-name="T888">You must generate a Java compatible keystore for SSL certificates. The default one used by OpenAS2 is JKS. There are many tutorials for creating Java based keystores with SSL certificates </text:span><text:s/><text:span text:style-name="T888">and most certificate issuers have tutorials on their websites for generating them and getting them signed so this is not covered in this document. Below are 2 options that provide Java based information:</text:span></text:p>
      <text:p text:style-name="P38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3">https://www.digicert.com/csr-ssl-installation/tomcat-keytool.htm</text:p>
      <text:p text:style-name="P405">Once you have obtained the certificate from your issuer have 2 ways to install the certificates into OpenAS2:</text:p>
      <text:list text:style-name="L46">
        <text:list-item>
          <text:p text:style-name="P931"><text:change-start text:change-id="ct105553125491408"/><text:soft-page-break/><text:span text:style-name="T1071">R</text:span><text:change-end text:change-id="ct105553125491408"/><text:change text:change-id="ct105553125491648"/><text:span text:style-name="T888">eplace the existing JKS keystore (</text:span><text:span text:style-name="T251">%home%/ssl_certs.jks</text:span><text:span text:style-name="T888">) with the one that is created from the certificate creation process</text:span><text:change-start text:change-id="ct105553125491888"/><text:span text:style-name="T888">. </text:span><text:span text:style-name="T1071">Just copy the new file over the existing ssl_certs.jks file.</text:span></text:p>
        </text:list-item>
        <text:list-item>
          <text:p text:style-name="P932"><text:span text:style-name="T1071">P</text:span><text:change-end text:change-id="ct105553125491888"/><text:change text:change-id="ct105553125492128"/>lace the new keystore in your preferred location with preferred name and set the <text:span text:style-name="T887">“</text:span><text:span text:style-name="T391">ssl_keystore</text:span><text:span text:style-name="T887">”</text:span> attribute to point to it<text:change-start text:change-id="ct105553125492368"/>.<text:change-end text:change-id="ct105553125492368"/></text:p>
        </text:list-item>
      </text:list>
      <text:h text:style-name="Heading_20_2" text:outline-level="2"><text:bookmark-start text:name="__RefHeading__10058_839132087"/>Inbound Transfers<text:bookmark-end text:name="__RefHeading__10058_839132087"/></text:h>
      <text:p text:style-name="P604"><text:span text:style-name="T889">Example c</text:span>onfiguration<text:span text:style-name="T889">s</text:span> for <text:span text:style-name="T889">supporting </text:span>inbound <text:span text:style-name="T889">HTTPS requests are </text:span><text:change text:change-id="ct105553125491168"/><text:change-start text:change-id="ct105553125492608"/><text:span text:style-name="T1070">disabled</text:span><text:change-end text:change-id="ct105553125492608"/><text:change text:change-id="ct105553125492848"/> in the config.xml file. <text:change-start text:change-id="ct105553125493088"/><text:span text:style-name="T1070">To enable HTTPS, set the </text:span><text:span text:style-name="T1071">following property in config.xml to “true”:</text:span></text:p>
      <text:list text:style-name="L47">
        <text:list-item>
          <text:p text:style-name="P800"><text:span text:style-name="T424">module.AS2ReceiverModule.https.enabled</text:span><text:span text:style-name="T482">=</text:span><text:span text:style-name="T347">"false"</text:span></text:p>
        </text:list-item>
      </text:list>
      <text:p text:style-name="P160"/>
      <text:p text:style-name="P161">If you are not intending to receive AS2 files over HTTP then disable that module by setting it to “false”:</text:p>
      <text:list xml:id="list975070139" text:style-name="L48">
        <text:list-item>
          <text:p text:style-name="P935"><text:span text:style-name="T425">module.AS2ReceiverModule.http.enabled</text:span><text:span text:style-name="T483">=</text:span><text:span text:style-name="T348">"false"</text:span></text:p>
        </text:list-item>
      </text:list>
      <text:p text:style-name="P603"><text:change-end text:change-id="ct105553125493088"/>The requirements for receiving AS2 files using HTTPS are:</text:p>
      <text:list text:style-name="L49">
        <text:list-item>
          <text:p text:style-name="P910">JKS keystore containing the SSL certificate <text:span text:style-name="T889">as set up in the previous section</text:span></text:p>
        </text:list-item>
        <text:list-item>
          <text:p text:style-name="P911">an appropriately configured <text:span text:style-name="T890">A</text:span><text:change text:change-id="ct105553125493568"/><text:change-start text:change-id="ct105553125493808"/><text:span text:style-name="T893">S</text:span><text:change-end text:change-id="ct105553125493808"/><text:span text:style-name="T890">2ReceiverModule</text:span> <text:span text:style-name="T889">or </text:span><text:span text:style-name="T891">A</text:span><text:change-start text:change-id="ct105553125494048"/><text:span text:style-name="T893">S</text:span><text:change-end text:change-id="ct105553125494048"/><text:change text:change-id="ct105553125494288"/><text:span text:style-name="T891">2MDNReceiverModule</text:span><text:span text:style-name="T889"> </text:span>module element</text:p>
        </text:list-item>
      </text:list>
      <text:p text:style-name="Standard">The key attributes that <text:span text:style-name="T574">configure HTTPS for </text:span><text:span text:style-name="T892">A</text:span><text:change-start text:change-id="ct105553125493328"/><text:span text:style-name="T893">S</text:span><text:change-end text:change-id="ct105553125493328"/><text:change text:change-id="ct105553125494528"/><text:span text:style-name="T892">2ReceiverModule</text:span><text:span text:style-name="T574"> or </text:span><text:span text:style-name="T891">A</text:span><text:change-start text:change-id="ct105553125494768"/><text:span text:style-name="T893">S</text:span><text:change-end text:change-id="ct105553125494768"/><text:change text:change-id="ct105553125495008"/><text:span text:style-name="T891">2MDNReceiverModule</text:span><text:span text:style-name="T574"> are</text:span>:</text:p>
      <text:list xml:id="list73750334395290" text:continue-list="list1157754893" text:style-name="L2">
        <text:list-item>
          <text:p text:style-name="P778"><text:span text:style-name="T386">protocol</text:span><text:span text:style-name="T435">=</text:span><text:span text:style-name="T245">"https"</text:span></text:p>
        </text:list-item>
        <text:list-item>
          <text:p text:style-name="P778"><text:span text:style-name="T385">ssl_keystore</text:span><text:span text:style-name="T434">=</text:span><text:span text:style-name="T244">"%home%/ssl_certs.jks"</text:span> – <text:span text:style-name="T578">points to the JKS certificate keystore</text:span></text:p>
        </text:list-item>
        <text:list-item>
          <text:p text:style-name="P778"><text:span text:style-name="T385">ssl_keystore_password</text:span><text:span text:style-name="T434">=</text:span><text:span text:style-name="T244">"</text:span><text:span text:style-name="T246">&lt;passwordforkeystorefile</text:span><text:span text:style-name="T244">"</text:span></text:p>
        </text:list-item>
        <text:list-item>
          <text:p text:style-name="P778"><text:span text:style-name="T392">ssl_protocol</text:span><text:span text:style-name="T438">=</text:span><text:span text:style-name="T254">"</text:span><text:span text:style-name="T255">TLS</text:span><text:span text:style-name="T254">"</text:span><text:span text:style-name="T377"> </text:span><text:change-start text:change-id="ct105553125495488"/></text:p>
        </text:list-item>
        <text:list-item>
          <text:p text:style-name="P779"><text:span text:style-name="T393">port</text:span><text:span text:style-name="T438">=</text:span><text:span text:style-name="T254">"</text:span><text:span text:style-name="T256">10443</text:span><text:span text:style-name="T254">"</text:span><text:span text:style-name="T377"> </text:span><text:change-end text:change-id="ct105553125495488"/></text:p>
        </text:list-item>
      </text:list>
      <text:p text:style-name="P602"><text:change text:change-id="ct105553125495248"/><text:change-start text:change-id="ct105553125495728"/><text:span text:style-name="T1069">If you do not want to specify the port in the URL for your partners to connect to then set the “</text:span><text:span text:style-name="T123">port”</text:span><text:span text:style-name="T1069"> attribute value to “443”.</text:span><text:change-end text:change-id="ct105553125495728"/><text:change-start text:change-id="ct105553125496208"/></text:p>
      <text:p text:style-name="P602">See the appendix for details on the attributes.<text:change-end text:change-id="ct105553125496208"/></text:p>
      <text:h text:style-name="Heading_20_2" text:outline-level="2"><text:bookmark-start text:name="__RefHeading__10060_839132087"/><text:span text:style-name="T579">Out</text:span>bound Transfers<text:bookmark-end text:name="__RefHeading__10060_839132087"/></text:h>
      <text:p text:style-name="P17">The partnership <text:span text:style-name="T570">definition</text:span> for the connection URL <text:change-start text:change-id="ct105553125496448"/><text:span text:style-name="T1071">to your partners AS2 receiver </text:span><text:change-end text:change-id="ct105553125496448"/>will also have to be set to the appropriate <text:change-start text:change-id="ct105553125495968"/><text:span text:style-name="T1071">URL with their </text:span><text:change-end text:change-id="ct105553125495968"/>host name<text:change-start text:change-id="ct105553125496688"/> <text:span text:style-name="T1071">and prefixed with https</text:span><text:change-end text:change-id="ct105553125496688"/>.</text:p>
      <text:p text:style-name="P207">The<text:change text:change-id="ct105553125496928"/> attribute<text:change text:change-id="ct105553125497168"/> that <text:span text:style-name="T574">configure HTTPS </text:span><text:change text:change-id="ct105553125497408"/><text:change-start text:change-id="ct105553125497648"/><text:span text:style-name="T1072">for sending to a partner</text:span><text:change-end text:change-id="ct105553125497648"/><text:change-start text:change-id="ct105553125497888"/><text:span text:style-name="T1072"> using HTTPS is the as2_url</text:span><text:change-end text:change-id="ct105553125497888"/>:</text:p>
      <text:list xml:id="list73749435579284" text:continue-numbering="true" text:style-name="L2">
        <text:list-item>
          <text:p text:style-name="P780">as2_url<text:change-start text:change-id="ct105553125498368"/><text:span text:style-name="T504"> – </text:span><text:span text:style-name="T505">set this to the URL that the partner provides yoi with (eg. https://edi.partnerdomain.com/as2)</text:span><text:change-end text:change-id="ct105553125498368"/><text:change text:change-id="ct105553125498608"/></text:p>
        </text:list-item>
      </text:list>
      <text:p text:style-name="P7"/>
      <text:p text:style-name="P605"><text:change text:change-id="ct105553125498128"/><text:change-start text:change-id="ct105553125498848"/>If y<text:span text:style-name="T1072">o</text:span>u are requesting an asynchronous MDN response from your partner(s) then you must enable the<text:span text:style-name="T432"> </text:span><text:change-end text:change-id="ct105553125498848"/><text:change-start text:change-id="ct105553125499088"/><text:span text:style-name="T432">https version of the </text:span><text:span text:style-name="T495">A</text:span><text:span text:style-name="T492">S</text:span><text:span text:style-name="T495">2MDNReceiverModu</text:span><text:span text:style-name="T492">le </text:span><text:span text:style-name="T485">and cha</text:span><text:change-end text:change-id="ct105553125499088"/><text:change-start text:change-id="ct105553125499328"/><text:span text:style-name="T485">nge the </text:span><text:change-end text:change-id="ct105553125499328"/><text:change-start text:change-id="ct105553125499808"/><text:span text:style-name="T485">property </text:span><text:span text:style-name="T490">to enable it </text:span><text:span text:style-name="T485">in config.xml to “true”:</text:span></text:p>
      <text:list xml:id="list73749249564001" text:continue-list="list975070139" text:style-name="L48">
        <text:list-item>
          <text:p text:style-name="P935"><text:span text:style-name="T425">module.AS2</text:span><text:span text:style-name="T426">MDN</text:span><text:span text:style-name="T425">ReceiverModule.https.enabled</text:span><text:span text:style-name="T483">=</text:span><text:span text:style-name="T348">"false"</text:span><text:change-end text:change-id="ct105553125499808"/><text:change-start text:change-id="ct105553125499568"/></text:p>
        </text:list-item>
      </text:list>
      <text:p text:style-name="P160"><text:soft-page-break/>If you are not intending to receive MDN responses over HTTP then disable that module by setting it to “false”:</text:p>
      <text:list xml:id="list73749785028580" text:continue-numbering="true" text:style-name="L48">
        <text:list-item>
          <text:p text:style-name="P936"><text:span text:style-name="T425">module.AS2</text:span><text:span text:style-name="T426">MDN</text:span><text:span text:style-name="T425">ReceiverModule.http.enabled</text:span><text:span text:style-name="T483">=</text:span><text:span text:style-name="T348">"false"</text:span></text:p>
        </text:list-item>
      </text:list>
      <text:p text:style-name="P208"><text:span text:style-name="T485">The attribute that </text:span><text:span text:style-name="T490">tells the partner to return an asynchronous MDN using HTTPS is the as2_mdn_to attribute</text:span><text:span text:style-name="T485">:</text:span></text:p>
      <text:list xml:id="list73750527569262" text:continue-list="list73749435579284" text:style-name="L2">
        <text:list-item>
          <text:p text:style-name="P781"><text:span text:style-name="T485">as2_mdn_to </text:span><text:span text:style-name="T488">(only if MDN is required) – </text:span><text:span text:style-name="T489">set this to the URL your MDN receiver is listening on (eg. </text:span><text:a xlink:type="simple" xlink:href="https://as2.mydomain.com:10444/" text:style-name="Internet_20_link" text:visited-style-name="Visited_20_Internet_20_Link">https://as2.mydomain.com:10444</text:a><text:span text:style-name="T489">)</text:span></text:p>
        </text:list-item>
      </text:list>
      <text:p text:style-name="P159"><text:change-end text:change-id="ct105553125499568"/><text:change-start text:change-id="ct105553125500528"/></text:p>
      <text:p text:style-name="P211"><text:span text:style-name="T1071">NOTE: </text:span><text:change-end text:change-id="ct105553125500528"/><text:span text:style-name="T579">If the target system being connected to uses self signed certificates, the</text:span> following system property will have to be passed to the application in the java command line <text:span text:style-name="T579">with a comma separated list (no spaces before or after comma) of the “Common Name” (CN) in the self signed certificate that will be returned by the target system</text:span>:</text:p>
      <text:p text:style-name="P4">-Dorg.openas2.cert.TrustSelfSignedCN=&lt;Common.Name1&gt;,&lt;Common.Name2&gt;,…</text:p>
      <text:h text:style-name="P624" text:outline-level="1"><text:bookmark-start text:name="__RefHeading__853_428440488"/>Running OpenAS2<text:bookmark-end text:name="__RefHeading__853_428440488"/></text:h>
      <text:p text:style-name="P257">OpenAS2 can be started from the command line in any operating system that supports Java or can be configured to run as a daemon using the appropriate mechanisms for the operating system.</text:p>
      <text:p text:style-name="P25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61" text:outline-level="2"><text:bookmark-start text:name="__RefHeading___Toc4497_2145116181"/>Starting OpenAS2<text:bookmark-end text:name="__RefHeading___Toc4497_2145116181"/></text:h>
      <text:p text:style-name="P201">The default install of the application is as in the figure below <text:span text:style-name="T370">from a windows PC</text:span>.</text:p>
      <text:p text:style-name="P201"><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83">There are <text:span text:style-name="T367">2 </text:span>executable script files in the <text:span text:style-name="T41">bin</text:span> folder of the AS2 application <text:span text:style-name="T368">root as indicated in the screenshot above</text:span>:</text:p>
      <text:list text:style-name="L50">
        <text:list-item>
          <text:p text:style-name="P937">start-openas2.sh – for UNIX based systems</text:p>
        </text:list-item>
        <text:list-item>
          <text:p text:style-name="P937">start-openas2.bat – for Microsoft Windows based system</text:p>
        </text:list-item>
      </text:list>
      <text:p text:style-name="P18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3">Simply execute the script file and an AS2 server will start up. <text:span text:style-name="T369">It will create the following folders along with sub folders when it starts assuming no change to the default config:</text:span></text:p>
      <text:list text:style-name="L51">
        <text:list-item>
          <text:p text:style-name="P706">logs – <text:span text:style-name="T369">contains the normal program logging <text:s/></text:span></text:p>
        </text:list-item>
        <text:list-item>
          <text:p text:style-name="P706">data – contains all the transferred files and any AS2 specific headers associated with AS2 transfers. <text:span text:style-name="T369">This folder will have a number of sub folders for outbound and inbound files for different partners</text:span></text:p>
        </text:list-item>
      </text:list>
      <text:p text:style-name="P200">In Microsoft Windows you <text:span text:style-name="T370">should</text:span> be able to double click the <text:span text:style-name="T370">start-openas2.bat file and a command window will open as below.</text:span></text:p>
      <text:p text:style-name="P200"><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6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56">ba</text:span>sh” to run the script:</text:p>
      <text:p text:style-name="P260">/opt/OpenAS2:&gt;<text:span text:style-name="T756">ba</text:span>sh opensas2.sh</text:p>
      <text:p text:style-name="P260">The output in a Unix based system will be <text:span text:style-name="T658">i</text:span>dentical to that in a Windows based system.</text:p>
      <text:h text:style-name="P662" text:outline-level="2"><text:bookmark-start text:name="__RefHeading___Toc4503_2145116181"/>Command Entry<text:bookmark-end text:name="__RefHeading___Toc4503_2145116181"/></text:h>
      <text:p text:style-name="P258"><text:span text:style-name="T659">After startup of the OpenAS2 application, n</text:span>o command prompt is shown <text:span text:style-name="T65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58"><text:s/>A <text:span text:style-name="T659">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66">Automated </text:span>Launching As <text:span text:style-name="T666">UNIX </text:span>Daemon<text:bookmark-end text:name="__RefHeading___Toc4945_29068426"/></text:h>
      <text:p text:style-name="P265">Although the application will <text:span text:style-name="T667">launch</text:span> <text:span text:style-name="T667">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2">
        <text:list-item>
          <text:p text:style-name="P938">Remove the console logger – remove the element in the &lt;loggers&gt; element as shown below<text:line-break/>&lt;logger classname="org.openas2.logging.ConsoleLogger"/&gt;</text:p>
        </text:list-item>
        <text:list-item>
          <text:p text:style-name="P939">Remove the <text:span text:style-name="T668">stream command processor in the &lt;commandProcessors&gt; element as shown below<text:line-break/>&lt;commandProcessor classname="org.openas2.cmd.processor.StreamCommandProcessor"/&gt;</text:span></text:p>
        </text:list-item>
      </text:list>
      <text:p text:style-name="P276"/>
      <text:h text:style-name="P698" text:outline-level="3"><text:bookmark-start text:name="__RefHeading___Toc5278_1106674864"/>INIT.D Service<text:bookmark-end text:name="__RefHeading___Toc5278_1106674864"/></text:h>
      <text:p text:style-name="P266"><text:span text:style-name="T706">A sample</text:span> “openas2.d” <text:span text:style-name="T706">is provided </text:span>in the bin directory <text:span text:style-name="T707">of the install package. It </text:span>provides support for starting and stopping the OpenAS2 application as a daemon <text:span text:style-name="T706">using the init.d mechanism</text:span>. <text:span text:style-name="T668">Use the appropriate tool for the NIX operating system you are using to install the script in the /etc/init.d folder and create the soft links to launch the OpenAS2 application when the system starts.</text:span></text:p>
      <text:p text:style-name="P281">First modify the <text:span text:style-name="T41">openas2.d</text:span> file to reflect the path where you have installed OpenAS2 then follow one of the options below.</text:p>
      <text:p text:style-name="P279"><text:soft-page-break/>On Redhat based systems <text:span text:style-name="T706">as root</text:span>:</text:p>
      <text:p text:style-name="P549"><text:span text:style-name="Source_20_Text"><text:span text:style-name="T705">$ cp &lt;srcDir&gt;/bin/openas2.d /etc/init.d/</text:span></text:span></text:p>
      <text:p text:style-name="P549"><text:span text:style-name="Source_20_Text"><text:span text:style-name="T705">$ chkconfig --add openas2.d</text:span></text:span></text:p>
      <text:p text:style-name="P548"><text:span text:style-name="Source_20_Text">$ chkconfig --level 2345 </text:span><text:span text:style-name="Source_20_Text"><text:span text:style-name="T705">openas2.d</text:span></text:span><text:span text:style-name="Source_20_Text"> on</text:span></text:p>
      <text:p text:style-name="P280">On <text:span text:style-name="T707">Debian/Ubuntu</text:span> based systems <text:span text:style-name="T706">as root</text:span>:</text:p>
      <text:p text:style-name="P550"><text:span text:style-name="Source_20_Text"><text:span text:style-name="T705">$ cp &lt;srcDir&gt;/bin/openas2.d /etc/init.d/</text:span></text:span></text:p>
      <text:p text:style-name="P550"><text:span text:style-name="Source_20_Text"><text:span text:style-name="T707">$ chmod 750 /etc/init.d/openas2.d</text:span></text:span></text:p>
      <text:p text:style-name="P550"><text:span text:style-name="Source_20_Text"><text:span text:style-name="T707">$ update-rc openas2.d defaults</text:span></text:span></text:p>
      <text:p text:style-name="P550"><text:span text:style-name="Source_20_Text"/></text:p>
      <text:h text:style-name="P698" text:outline-level="3"><text:bookmark-start text:name="__RefHeading___Toc5280_1106674864"/>SYSTEMD Service<text:bookmark-end text:name="__RefHeading___Toc5280_1106674864"/></text:h>
      <text:p text:style-name="P277"><text:span text:style-name="T704">A sample file </text:span><text:span text:style-name="T91">openas2.service</text:span><text:span text:style-name="T704"> is provided in the bin folder of the install package.</text:span></text:p>
      <text:p text:style-name="P278"><text:span text:style-name="T707">First modify the </text:span><text:span text:style-name="T55">openas2.d</text:span><text:span text:style-name="T707"> file to reflect the path where you have installed OpenAS2 then follow the steps below.</text:span></text:p>
      <text:p text:style-name="P502"><text:span text:style-name="Source_20_Text"><text:span text:style-name="T705">$ cp &lt;srcDir&gt;/bin/openas2.service /etc/systemd/system/</text:span></text:span></text:p>
      <text:p text:style-name="P551"><text:span text:style-name="Source_20_Text"><text:span text:style-name="T705">$ </text:span></text:span><text:span text:style-name="Source_20_Text">systemctl daemon-reload</text:span></text:p>
      <text:p text:style-name="P502"><text:span text:style-name="Source_20_Text"><text:span text:style-name="T705">$ systemctl enable openas2.service</text:span></text:span></text:p>
      <text:p text:style-name="P501"><text:span text:style-name="Source_20_Text"/></text:p>
      <text:p text:style-name="P501"><text:span text:style-name="Source_20_Text"><text:span text:style-name="T708">Test that it works using</text:span></text:span> <text:span text:style-name="T708">the below </text:span>commands:</text:p>
      <text:p text:style-name="P502"><text:s/><text:line-break/><text:span text:style-name="Source_20_Text"><text:span text:style-name="T705">$ systemctl enable openas2.service</text:span></text:span><text:line-break/><text:span text:style-name="Source_20_Text"><text:span text:style-name="T705">$ systemctl start openas2.service</text:span></text:span><text:line-break/><text:span text:style-name="Source_20_Text"><text:span text:style-name="T705">$ systemctl stop openas2.service</text:span></text:span></text:p>
      <text:h text:style-name="P663" text:outline-level="2"><text:bookmark-start text:name="__RefHeading___Toc8049_2542679005"/>Windows Service Management<text:bookmark-end text:name="__RefHeading___Toc8049_2542679005"/></text:h>
      <text:p text:style-name="P351">The deployment package contains a version of the Apache Commons Daemon for <text:span text:style-name="T842">W</text:span>indows to support running OpenAS2 as a <text:span text:style-name="T842">W</text:span>indows service. <text:span text:style-name="T841">The default name of the service is </text:span><text:span text:style-name="T65">OpenAS2Server</text:span><text:span text:style-name="T841">. There are other ways to do it of course but this is the one we offer that works well. Feel free to provide us with documentation if you successfully implement it as a Windows service using a different tool.</text:span></text:p>
      <text:h text:style-name="P699" text:outline-level="3"><text:bookmark-start text:name="__RefHeading___Toc8660_3282453684"/>Installing Service<text:bookmark-end text:name="__RefHeading___Toc8660_3282453684"/></text:h>
      <text:p text:style-name="P350">There is a batch script in <text:span text:style-name="T41">&lt;installDir&gt;/bin</text:span> folder named <text:span text:style-name="T41">install_winsvc.bat</text:span> to simplify the install process. </text:p>
      <text:p text:style-name="P352"><text:span text:style-name="T841">NOTE: By default it names the service </text:span><text:span text:style-name="T65">OpenAS2Server</text:span><text:span text:style-name="T841"> and assumes a </text:span><text:span text:style-name="T100">64-bit JVM</text:span><text:span text:style-name="T841"> </text:span><text:span text:style-name="T1008">and should work for all 64bit Windows servers. </text:span><text:span text:style-name="T1009">If you are using a 32 bit JVM </text:span><text:span text:style-name="T599">remove “</text:span><text:span text:style-name="T100">amd64</text:span><text:span text:style-name="T599">” from the path in install_winsvc.bat file </text:span><text:span text:style-name="T600">when installing.</text:span></text:p>
      <text:p text:style-name="P349">The following steps will install OpenAS2 as a windows service:</text:p>
      <text:list text:style-name="L53">
        <text:list-item>
          <text:p text:style-name="P940">Edit the <text:span text:style-name="T41">install_winsvc.bat</text:span> file and make any changes to the defaults (eg. Change startup to manual, change JVM parameters and set specific JVM instead of default JVM etc). <text:span text:style-name="T841">See the Apache Commons Daemon project for more information on parameter settings for the install command.</text:span></text:p>
        </text:list-item>
        <text:list-item>
          <text:p text:style-name="P940">Run the<text:change text:change-id="ct105553125501488"/> <text:span text:style-name="T41">install_winsvc.bat</text:span> file.</text:p>
        </text:list-item>
      </text:list>
      <text:p text:style-name="P350"><text:s/>The Apache Commons Daemon files are located in <text:span text:style-name="T41">&lt;installDir&gt;/bin/commons-daemon</text:span> folder. The <text:change-start text:change-id="ct105553125501248"/><text:span text:style-name="T81">prunmgr.exe</text:span><text:change-end text:change-id="ct105553125501248"/> has been renamed to the name of the windows service <text:span text:style-name="T841">as specified in the </text:span><text:s/><text:soft-page-break/><text:span text:style-name="T41">install_winsvc.bat</text:span> file <text:span text:style-name="T841">(</text:span><text:change-start text:change-id="ct105553125501968"/><text:span text:style-name="T1059">changed to </text:span><text:change-end text:change-id="ct105553125501968"/><text:change-start text:change-id="ct105553125502208"/><text:span text:style-name="T100">OpenAS2Server.exe</text:span><text:change-end text:change-id="ct105553125502208"/><text:span text:style-name="T841">)</text:span>. To check the installation or fine tune some of the service settings <text:span text:style-name="T841">run </text:span><text:change-start text:change-id="ct105553125502448"/><text:span text:style-name="T100">OpenAS2Server.exe</text:span><text:change-end text:change-id="ct105553125502448"/> <text:change text:change-id="ct105553125502688"/><text:span text:style-name="T841">and adjust as needed.</text:span></text:p>
      <text:h text:style-name="P699" text:outline-level="3"><text:bookmark-start text:name="__RefHeading___Toc8662_3282453684"/>Removing Service<text:bookmark-end text:name="__RefHeading___Toc8662_3282453684"/></text:h>
      <text:p text:style-name="P569">To uninstall the service use this command:</text:p>
      <text:p text:style-name="P255">sc delete OpenAS2Server</text:p>
      <text:p text:style-name="P569"><text:s/><text:span text:style-name="T1008">Alternatively, </text:span>from the <text:span text:style-name="T66">installDir&gt;/bin</text:span><text:span text:style-name="T840"> folder</text:span>:</text:p>
      <text:p text:style-name="P254">commons-daemon\amd64\prunsrv.exe //DS/OpenAS2Serve<text:span text:style-name="T1008">r</text:span></text:p>
      <text:p text:style-name="P515">For removing if you have installed as a 32 bit service:</text:p>
      <text:p text:style-name="P253">commons-daemon\prunsrv.exe //DS/OpenAS2Server</text:p>
      <text:h text:style-name="P699" text:outline-level="3"><text:bookmark-start text:name="__RefHeading___Toc8664_3282453684"/>Troubleshooting Windows Service<text:bookmark-end text:name="__RefHeading___Toc8664_3282453684"/></text:h>
      <text:p text:style-name="P568">If the service fails to start, <text:span text:style-name="T1008">there are a few things that can </text:span><text:span text:style-name="T1010">be causing the issue.</text:span></text:p>
      <text:list text:style-name="L54">
        <text:list-item>
          <text:p text:style-name="P943">If the log file in the commons-daemon/logs folder has a line saying “Failed creating Java” then you most likely using the wrong version of the procrun.exe</text:p>
        </text:list-item>
        <text:list-item>
          <text:p text:style-name="P943">If when starting the service in the Windows “Services” applet it says “Incorrect function” in the event viewer log generated from that fail then you most likely using the wrong version of the procrun.exe</text:p>
        </text:list-item>
      </text:list>
      <text:p text:style-name="P568"><text:span text:style-name="T1008">T</text:span>ry the following that may provide clues to where things are going wrong.</text:p>
      <text:list xml:id="list2573623800" text:style-name="L55">
        <text:list-item>
          <text:p text:style-name="P945">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46">Run the service using the same command the windows service calls to start it by opening a command prompt and change directory to the <text:span text:style-name="T841"><text:s/></text:span><text:span text:style-name="T66">installDir&gt;/bin</text:span><text:span text:style-name="T840"> folder </text:span>then run this:<text:line-break/><text:span text:style-name="T100">commons-daemon\amd64\prunsrv.exe //</text:span><text:span text:style-name="T81">T</text:span><text:span text:style-name="T100">S/OpenAS2Serve</text:span><text:span text:style-name="T81">r<text:line-break/></text:span><text:span text:style-name="T601">The output from this command may provide clues.</text:span></text:p>
        </text:list-item>
        <text:list-item>
          <text:p text:style-name="P944"><text:span text:style-name="T856">R</text:span>un the OpenAS2Server.exe in the bin folder of the OpenAS2 install directory.</text:p>
        </text:list-item>
      </text:list>
      <text:list text:style-name="L56">
        <text:list-item>
          <text:list>
            <text:list-item>
              <text:p text:style-name="P947"><text:span text:style-name="T856">A</text:span> properties window <text:span text:style-name="T856">will </text:span>popup that you can cross check the parameters <text:span text:style-name="T856">that were used to install the service</text:span>.</text:p>
            </text:list-item>
            <text:list-item>
              <text:p text:style-name="P948">Specifically check that the Java path is correct.</text:p>
            </text:list-item>
            <text:list-item>
              <text:p text:style-name="P947">Click the "Startup" tab of the popup properties window </text:p>
            </text:list-item>
            <text:list-item>
              <text:p text:style-name="P947">You should see "start" <text:span text:style-name="T1008">in the Start Method box</text:span> and the path to your config file <text:span text:style-name="T1008">in the "Arguments" </text:span><text:span text:style-name="T856">pane</text:span>. </text:p>
            </text:list-item>
          </text:list>
        </text:list-item>
      </text:list>
      <text:list xml:id="list73750538182353" text:continue-list="list2573623800" text:style-name="L55">
        <text:list-item>
          <text:p text:style-name="P945">Try starting the application from the command line:</text:p>
        </text:list-item>
      </text:list>
      <text:list text:style-name="L57">
        <text:list-item>
          <text:list>
            <text:list-item>
              <text:p text:style-name="P949">Copy th<text:span text:style-name="T856">e line in the “Arguments”</text:span> <text:span text:style-name="T856">window </text:span></text:p>
            </text:list-item>
            <text:list-item>
              <text:p text:style-name="P949"><text:span text:style-name="T856">O</text:span>pen a command window</text:p>
            </text:list-item>
            <text:list-item>
              <text:p text:style-name="P949"><text:soft-page-break/><text:span text:style-name="T856">C</text:span>hange directory to the OpenAS2 install dir<text:span text:style-name="T856">ectory</text:span></text:p>
            </text:list-item>
            <text:list-item>
              <text:p text:style-name="P949">Type: bin\start.bat (paste the string copied from properties window here)</text:p>
            </text:list-item>
            <text:list-item>
              <text:p text:style-name="P949">Press ENTER</text:p>
            </text:list-item>
            <text:list-item>
              <text:p text:style-name="P949">Verify that the server starts and <text:span text:style-name="T856">if you have not disabled the command processor </text:span>you end up with a "&gt;" prompt <text:span text:style-name="T856">(you may have to press ENTER to see it because of startup logging depending on how you have configured your app)</text:span>.</text:p>
            </text:list-item>
            <text:list-item>
              <text:p text:style-name="P949">Type "exit" and press ENTER to stop it <text:span text:style-name="T856">or just use CTRL+C</text:span>.</text:p>
            </text:list-item>
          </text:list>
        </text:list-item>
      </text:list>
      <text:p text:style-name="P367"><text:span text:style-name="T856">If the above worked then t</text:span>ry starting it using <text:span text:style-name="T856">the following steps:</text:span></text:p>
      <text:list text:style-name="L58">
        <text:list-item>
          <text:p text:style-name="P950"><text:span text:style-name="T856">Run </text:span>Powershell as admi<text:change-start text:change-id="ct105553125501728"/><text:span text:style-name="T1059">ni</text:span><text:change-end text:change-id="ct105553125501728"/>strator (type "Powershell" from the start menu and then right click on the "Windows Powershell" <text:span text:style-name="T856">option</text:span> and select "Run as admin<text:span text:style-name="T856">i</text:span>strator").</text:p>
        </text:list-item>
        <text:list-item>
          <text:p text:style-name="P950">In Powersell window type and execute this command: <text:line-break/>Start-Service OpenAS2Server</text:p>
        </text:list-item>
        <text:list-item>
          <text:p text:style-name="P950">If it starts then stop it using this command:<text:line-break/>Stop-Service OpenAS2Server</text:p>
        </text:list-item>
      </text:list>
      <text:p text:style-name="Text_20_body">If it started in the above process, open the Windows Services app and try to start/stop it from there.</text:p>
      <text:p text:style-name="P366"/>
      <text:h text:style-name="P626" text:outline-level="1"><text:bookmark-start text:name="__RefHeading__1410_428440488"/>Testing OpenAS2 Transfers<text:bookmark-end text:name="__RefHeading__1410_428440488"/></text:h>
      <text:h text:style-name="P664" text:outline-level="2"><text:bookmark-start text:name="__RefHeading___Toc12236_1602718835"/>Single Instance Testing<text:bookmark-end text:name="__RefHeading___Toc12236_1602718835"/></text:h>
      <text:p text:style-name="P379">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79">You can use “MyCompany” and “PartnerA” for testing and the configuration will effectively send messages to itself from “MyCompany” to “PartnerA”.</text:p>
      <text:p text:style-name="P380">It is NOT configured for sending from “PartnerA” to “MyCompany” but you can enable this by adding the appropriate attributes in the “PartnerA-MyCompany” partnership and adding a directory polling module to poll for files in a f<text:change text:change-id="ct105553125502928"/>older that will target MyCompany and the recei<text:change-start text:change-id="ct105553125503408"/><text:span text:style-name="T1059">v</text:span><text:change-end text:change-id="ct105553125503408"/>er.</text:p>
      <text:p text:style-name="P378"><text:span text:style-name="T885">You can simply start the OpenAS2 server without any changes and then copy a file into the appropriate outbox as defined by the relevant module using the <text:s/>org.openas2.processor.receiver.AS2DirectoryPollingModule classes “</text:span><text:span text:style-name="T84">outboxdir</text:span><text:span text:style-name="T356">” attribute to send <text:s/>the file to the desired partner.</text:span></text:p>
      <text:p text:style-name="P377">The default configuration provides <text:span text:style-name="T885">directory polling modules </text:span>for 2 <text:span text:style-name="T885">trading </text:span>partners <text:span text:style-name="T356">“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64" text:outline-level="2"><text:bookmark-start text:name="__RefHeading___Toc12238_1602718835"/><text:soft-page-break/>Multiple Instance Testing<text:bookmark-end text:name="__RefHeading___Toc12238_1602718835"/></text:h>
      <text:p text:style-name="P378"><text:span text:style-name="T360">If you wish to run 2 OpenAS2 servers on the same machine then the ports on the 2</text:span><text:span text:style-name="T358">nd</text:span><text:span text:style-name="T355"> instance of OpenAS2 as configured in the config.xml must be different to those configured on the first instance (see </text:span><text:span text:style-name="T355"><text:bookmark-ref text:reference-format="text" text:ref-name="__RefHeading__849_428440488">Application Configuration</text:bookmark-ref></text:span><text:span text:style-name="T355"><text:s/>above).</text:span></text:p>
      <text:p text:style-name="P380">The “as2_url” attribute will need to be set to the appropriate port for the different instances to send to each other.</text:p>
      <text:p text:style-name="P378"><text:span text:style-name="T885"><text:s/>If using asynchronous MDN, the URL entry for the attribute “</text:span><text:span text:style-name="T49">as2_receipt_option</text:span><text:span text:style-name="T355">” in the partnerships.xml file for the 2</text:span><text:span text:style-name="T358">nd</text:span><text:span text:style-name="T355"> instance must match the values configured in the 1</text:span><text:span text:style-name="T358">st</text:span><text:span text:style-name="T355"> instances config.xml for hist name and port and vice-versa.</text:span></text:p>
      <text:h text:style-name="P665" text:outline-level="2"><text:bookmark-start text:name="__RefHeading__10011_839132087"/>Using <text:span text:style-name="T574">HTTPS</text:span> Transport<text:bookmark-end text:name="__RefHeading__10011_839132087"/></text:h>
      <text:p text:style-name="P204">To test on a local machine using the supplied sample self signed SSL certificate (<text:span text:style-name="T574">config</text:span>/ssl_certs.jks) you should create a localhost DNS entry. <text:span text:style-name="T513">The sample certificate was generated for “</text:span><text:a xlink:type="simple" xlink:href="http://www.openas2.localhost/" text:style-name="Internet_20_link" text:visited-style-name="Visited_20_Internet_20_Link"><text:span text:style-name="T513">www.openas2.localhost</text:span></text:a><text:span text:style-name="T513">”.</text:span></text:p>
      <text:p text:style-name="P204">This site will help in how to <text:span text:style-name="T573">set up a local DNS</text:span>: <text:a xlink:type="simple" xlink:href="http://www.selfsignedcertificate.com/development_tips.php" text:style-name="Internet_20_link" text:visited-style-name="Visited_20_Internet_20_Link">http://www.selfsignedcertificate.com/development_tips.php</text:a></text:p>
      <text:p text:style-name="P206">The As2ReceiverModule module element should be configured correctly. The key attributes that will work with the supplied sample certificate are already in the sample config file and should just be uncommented:</text:p>
      <text:list text:style-name="L59">
        <text:list-item>
          <text:p text:style-name="P801"><text:span text:style-name="T386">protocol</text:span><text:span text:style-name="T435">=</text:span><text:span text:style-name="T245">"https"</text:span></text:p>
        </text:list-item>
        <text:list-item>
          <text:p text:style-name="P801"><text:span text:style-name="T385">ssl_keystore</text:span><text:span text:style-name="T434">=</text:span><text:span text:style-name="T244">"%home%/ssl_certs.jks"</text:span></text:p>
        </text:list-item>
        <text:list-item>
          <text:p text:style-name="P802"><text:span text:style-name="T385">ssl_keystore_password</text:span><text:span text:style-name="T434">=</text:span><text:span text:style-name="T244">"testas2"</text:span></text:p>
        </text:list-item>
        <text:list-item>
          <text:p text:style-name="P802"><text:span text:style-name="T392">ssl_protocol</text:span><text:span text:style-name="T438">=</text:span><text:span text:style-name="T254">"</text:span><text:span text:style-name="T255">TLS</text:span><text:span text:style-name="T254">"</text:span><text:span text:style-name="T377"> </text:span></text:p>
        </text:list-item>
      </text:list>
      <text:p text:style-name="P15">The partnership <text:span text:style-name="T570">definition</text:span> for the connection URL will also have to be set to the appropriate host name <text:span text:style-name="T574">and use “https” instead of “http”</text:span>:</text:p>
      <text:p text:style-name="P14"><text:span text:style-name="T253"><text:tab/></text:span><text:span text:style-name="T516">&lt;</text:span><text:span text:style-name="T547">attribute</text:span><text:span text:style-name="T379"> </text:span><text:span text:style-name="T394">name</text:span><text:span text:style-name="T439">=</text:span><text:span text:style-name="T259">"as2_url"</text:span><text:span text:style-name="T379"> </text:span><text:span text:style-name="T394">value</text:span><text:span text:style-name="T439">=</text:span><text:span text:style-name="T259">"</text:span><text:a xlink:type="simple" xlink:href="https://www.openas2.localhost:10080/" text:style-name="Internet_20_link" text:visited-style-name="Visited_20_Internet_20_Link">https://www.openas2.localhost:10080</text:a><text:span text:style-name="T259">"</text:span><text:span text:style-name="T517">/&gt;</text:span></text:p>
      <text:p text:style-name="Standard">If asynchronous MDN is used then the <text:change-start text:change-id="ct105553125503888"/><text:span text:style-name="T81">as2_receipt_option</text:span><text:change-end text:change-id="ct105553125503888"/> attribute must be configured for SSL as well:</text:p>
      <text:p text:style-name="P16"><text:span text:style-name="T253"><text:tab/></text:span><text:span text:style-name="T516">&lt;</text:span><text:span text:style-name="T547">attribute</text:span><text:span text:style-name="T379"> </text:span><text:span text:style-name="T394">name</text:span><text:span text:style-name="T439">=</text:span><text:span text:style-name="T259">"</text:span><text:span text:style-name="T261">as2_receipt_option</text:span><text:span text:style-name="T259">"</text:span><text:span text:style-name="T379"> </text:span><text:span text:style-name="T394">value</text:span><text:span text:style-name="T439">=</text:span><text:span text:style-name="T259">"http</text:span><text:span text:style-name="T260">s</text:span><text:span text:style-name="T259">://www.</text:span><text:span text:style-name="T262">openas2.localhost</text:span><text:span text:style-name="T259">.</text:span><text:span text:style-name="T262">com</text:span><text:span text:style-name="T259">:</text:span><text:span text:style-name="T262">10081</text:span><text:span text:style-name="T259">"</text:span><text:span text:style-name="T517">/&gt;</text:span></text:p>
      <text:p text:style-name="P8"/>
      <text:p text:style-name="P210">The following system property will have to be passed to the application in the java command line:</text:p>
      <text:p text:style-name="P3">-Dorg.openas2.cert.TrustSelfSignedCN=www.openas2.localhost</text:p>
      <text:p text:style-name="P210"/>
      <text:p text:style-name="P224"><text:span text:style-name="T57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24">Troubleshooting</text:span> <text:span text:style-name="T624">Open</text:span>AS2<text:bookmark-end text:name="__RefHeading___Toc2946_573125491"/></text:h>
      <text:p text:style-name="P363"><text:span text:style-name="T639">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616">different to the OpenAS2 default implementation</text:span>. <text:span text:style-name="T616">To accommodate these differences, the OpenAS2 application has some configuration parameters to change the default behaviour on a per partnership basis</text:span> that may help to accommodate the implementation anomalies for various <text:span text:style-name="T616">other AS2 </text:span>systems.</text:p>
      <text:p text:style-name="P365"><text:span text:style-name="T854">As a first step that may shortcut you to a solution, check the compatibility settings for certain AS2 vendor software in this section: </text:span><text:span text:style-name="T854"><text:bookmark-ref text:reference-format="text" text:ref-name="__RefHeading___Toc5063_1522890752">Partner AS2 Compatibility Settings</text:bookmark-ref></text:span></text:p>
      <text:p text:style-name="P365">The sub-sections in this troubleshooting part of the document deal withg specific issues that may be quickly identified via logging (often requiring turning on DEBUG level logging or even more logging using TRACE level to provide some detail to the issue).</text:p>
      <text:p text:style-name="P364">Some of the quick and easy things to try <text:span text:style-name="T853">that have been known </text:span>to <text:span text:style-name="T853">fix</text:span> a specific partnership that is failing when others are working are changes to the following partnership attributes:</text:p>
      <text:list text:style-name="L60">
        <text:list-item>
          <text:p text:style-name="P955"><text:change-start text:change-id="ct105553125504128"/>“<text:change-end text:change-id="ct105553125504128"/>content_transfer_encoding<text:change-start text:change-id="ct105553125504608"/>”<text:change-end text:change-id="ct105553125504608"/> – <text:span text:style-name="T853">see here below: </text:span><text:span text:style-name="T853"><text:bookmark-ref text:reference-format="text" text:ref-name="__RefHeading___Toc2950_573125491">Binary Encoding</text:bookmark-ref></text:span></text:p>
        </text:list-item>
        <text:list-item>
          <text:p text:style-name="P955"><text:change-start text:change-id="ct105553125504848"/><text:span text:style-name="T1077">“</text:span><text:span text:style-name="T282">prevent_chunking</text:span><text:span text:style-name="T1077">” and “</text:span><text:change-end text:change-id="ct105553125504848"/><text:change-start text:change-id="ct105553125505088"/><text:span text:style-name="T282">no_chunked_max_size</text:span><text:change-end text:change-id="ct105553125505088"/><text:change-start text:change-id="ct105553125505328"/>”<text:change-end text:change-id="ct105553125505328"/> – <text:change-start text:change-id="ct105553125505568"/><text:span text:style-name="T1077">Some AS2 i</text:span><text:change-end text:change-id="ct105553125505568"/><text:change-start text:change-id="ct105553125505808"/><text:span text:style-name="T1077">mplementations do not support the chunked transfer mechanism (typically systems that are still r</text:span><text:change-end text:change-id="ct105553125505808"/><text:change-start text:change-id="ct105553125506048"/><text:span text:style-name="T1077">unning </text:span><text:change-end text:change-id="ct105553125506048"/><text:change-start text:change-id="ct105553125506288"/><text:span text:style-name="T1078">pre HTTP1.1 </text:span><text:change-end text:change-id="ct105553125506288"/><text:change-start text:change-id="ct105553125506528"/><text:span text:style-name="T1078">protocol). The error message will vary but some systems will return a message indicating it is missing “Length” or “Content-Length”. For solutions to this </text:span><text:change-end text:change-id="ct105553125506528"/>see <text:change text:change-id="ct105553125506768"/><text:change-start text:change-id="ct105553125474304"/><text:span text:style-name="T1078">this section</text:span><text:change-end text:change-id="ct105553125474304"/> <text:span text:style-name="T853">below</text:span>: <text:bookmark-ref text:reference-format="text" text:ref-name="__RefHeading___Toc8051_1250320161">Content Length Versus Chunked</text:bookmark-ref></text:p>
        </text:list-item>
        <text:list-item>
          <text:p text:style-name="P951"><text:span text:style-name="T853">remove compression by removing the “</text:span><text:span text:style-name="T281">compression_type</text:span><text:span text:style-name="T853">” attribute from the partnership</text:span></text:p>
        </text:list-item>
        <text:list-item>
          <text:p text:style-name="P957">turn off CMS algorithm protection – see <text:change text:change-id="ct105553125474784"/><text:change-start text:change-id="ct105553125475024"/><text:span text:style-name="T1078">this section</text:span><text:change-end text:change-id="ct105553125475024"/> below” <text:bookmark-ref text:reference-format="text" text:ref-name="__RefHeading___Toc3148_1718686002">CMS Algorithm Protection</text:bookmark-ref></text:p>
        </text:list-item>
        <text:list-item>
          <text:p text:style-name="P959">manage restricted HTTP headers – see <text:change text:change-id="ct105553125475264"/><text:change-start text:change-id="ct105553125475504"/><text:span text:style-name="T1078">this section</text:span><text:change-end text:change-id="ct105553125475504"/> below: <text:bookmark-ref text:reference-format="text" text:ref-name="__RefHeading___Toc10258_1653414910">SSL Certificate Exceptions</text:bookmark-ref></text:p>
        </text:list-item>
        <text:list-item>
          <text:p text:style-name="P952"><text:span text:style-name="T852">content_type – the </text:span><text:span text:style-name="T966">module defaults are</text:span><text:span text:style-name="T852"> set in the config.xml file </text:span><text:span text:style-name="T968">under</text:span><text:span text:style-name="T966"> </text:span><text:span text:style-name="T970">the </text:span><text:span text:style-name="T463">“</text:span><text:span text:style-name="T966">mimetype” </text:span><text:span text:style-name="T967">attribute</text:span><text:span text:style-name="T966">. System default is </text:span><text:span text:style-name="T463">“</text:span>application/octet-stream”<text:span text:style-name="T966">. A</text:span><text:span text:style-name="T852">dd this to a more specific value than the </text:span><text:span text:style-name="T969">d</text:span><text:span text:style-name="T852">efault perhaps specifying the character </text:span><text:span text:style-name="T971">encoding</text:span><text:span text:style-name="T852">. For example: </text:span><text:span text:style-name="T778">application/EDIFACT; charset=iso-8859-1</text:span></text:p>
        </text:list-item>
        <text:list-item>
          <text:p text:style-name="P953"><text:span text:style-name="T463">Add an attribute named “</text:span><text:span text:style-name="Source_20_Text"><text:span text:style-name="T453">rename_digest_to_old_name</text:span></text:span><text:span text:style-name="T463"> ” to a value of “true” - this uses the old style of naming the digest algorithm</text:span></text:p>
        </text:list-item>
        <text:list-item>
          <text:p text:style-name="P834">Change the “sign” attribute is lower-case so for example use “sha1” instead of “SHA1” for the value.<text:change-start text:change-id="ct105553125475744"/></text:p>
        </text:list-item>
        <text:list-item>
          <text:p text:style-name="P954"><text:span text:style-name="T491">Error processing or sending MDN resulting in an error something like: </text:span><text:span text:style-name="T41">UnsupportedDataTypeException: no object DCH for MIME type ….</text:span><text:line-break/><text:span text:style-name="T1025">To fix this, ensure that the classpath used to start OpenAS2 </text:span><text:change-end text:change-id="ct105553125475744"/><text:change-start text:change-id="ct105553125475984"/><text:span text:style-name="T1025">in the java command does not use the asterisk for file globbing. This seems to cause problems loading the mailcap files in the various libraries that contribute mime type handlers</text:span><text:change-end text:change-id="ct105553125475984"/><text:change-start text:change-id="ct105553125476224"/><text:span text:style-name="T1025"> for the various mime types used in AS2.</text:span><text:change-end text:change-id="ct105553125476224"/></text:p>
        </text:list-item>
      </text:list>
      <text:h text:style-name="Heading_20_2" text:outline-level="2"><text:bookmark-start text:name="__RefHeading___Toc2948_573125491"/>Canonicalization For MIC Algorithm<text:bookmark-end text:name="__RefHeading___Toc2948_573125491"/></text:h>
      <text:p text:style-name="P241">Some systems (including OpenAS2 prior to V1.3.7) do not canonicalize the MimeBodyPart as specified in the RFC <text:span text:style-name="T618">when content transfer encoding is not “binary” (the OpenAS2 default is </text:span><text:soft-page-break/><text:span text:style-name="T618">“binary” but can be set to other values using the “</text:span><text:span text:style-name="T50">content_transfer_encoding</text:span><text:span text:style-name="T618">” attribute on the p</text:span><text:change-start text:change-id="ct105553125476464"/><text:span text:style-name="T1055">a</text:span><text:change-end text:change-id="ct105553125476464"/><text:span text:style-name="T618">rtnership)</text:span>. This manifests as errors that cause signature authentication failure that may specifically mention <text:span text:style-name="T618">a </text:span>mismatched MIC. To cater for this<text:change-start text:change-id="ct105553125476704"/>,<text:change-end text:change-id="ct105553125476704"/> set the <text:span text:style-name="T618">following</text:span> attribute on the partnership:</text:p>
      <text:p text:style-name="P240">&lt;attribute name="<text:span text:style-name="T81">prevent_canonicalization_for_mic</text:span>" value="<text:span text:style-name="T81">true</text:span>"/&gt;</text:p>
      <text:h text:style-name="Heading_20_2" text:outline-level="2"><text:bookmark-start text:name="__RefHeading___Toc2950_573125491"/>Binary Encoding<text:bookmark-end text:name="__RefHeading___Toc2950_573125491"/></text:h>
      <text:p text:style-name="P205"><text:span text:style-name="Emphasis"><text:span text:style-name="T169">If using a content transfer encoding algorithm other than “binary” results in authentication failures, try setting the </text:span></text:span><text:span text:style-name="Emphasis"><text:span text:style-name="T170">attribute on the partnership:</text:span></text:span></text:p>
      <text:p text:style-name="P205"><text:span text:style-name="Emphasis"><text:span text:style-name="T169">&lt;attribute name="</text:span></text:span><text:span text:style-name="Emphasis"><text:span text:style-name="T134">content_transfer_encoding</text:span></text:span><text:span text:style-name="Emphasis"><text:span text:style-name="T169">" value="</text:span></text:span><text:span text:style-name="Emphasis"><text:span text:style-name="T134">binary</text:span></text:span><text:span text:style-name="Emphasis"><text:span text:style-name="T169">"/&gt;</text:span></text:span></text:p>
      <text:h text:style-name="P666" text:outline-level="2"><text:bookmark-start text:name="__RefHeading___Toc9717_1522890752"/>HTTP Restricted Headers<text:bookmark-end text:name="__RefHeading___Toc9717_1522890752"/></text:h>
      <text:p text:style-name="P272"><text:span text:style-name="T698">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98">http://stackoverflow.com/questions/11147330/httpurlconnection-wont-let-me-set-via-header</text:span></text:a><text:span text:style-name="T698">).</text:span></text:p>
      <text:p text:style-name="P353"><text:span text:style-name="T846">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46">https://www.w3.org/Protocols/rfc2616/rfc2616-sec19.html</text:span></text:a><text:span text:style-name="T846">). This should not be a problem for modern AS2 implementations that OpenAS2 communicates with but there are reports that some systems respond with an HTTP 400 error code and reject the message if the “</text:span>Content-Transfer-Encoding” <text:span text:style-name="T699">header is not present in the HTTP headers (it is present in the mime body part headers of the AS2 message).</text:span></text:p>
      <text:p text:style-name="P273">To solve this, uncomment the line in the startup script file containing this entry</text:p>
      <text:p text:style-name="P129">-Dsun.net.http.allowRestrictedHeaders=tru<text:span text:style-name="T846">e</text:span></text:p>
      <text:p text:style-name="P130">To ensure that other partners do not receive the “content-Transfer-Encoding” header you have 2 options:</text:p>
      <text:list text:style-name="L61">
        <text:list-item>
          <text:p text:style-name="P803">Set the following property in the config.xml:<text:line-break/><text:span text:style-name="T288">set_content_transfer_encoding_http_header=”false"</text:span><text:span text:style-name="T291"><text:line-break/></text:span><text:span text:style-name="T457">Set this property in the partnership that requires sending the header:<text:line-break/></text:span><text:span text:style-name="T289">name=”</text:span><text:span text:style-name="T288">set_content_transfer_encoding_http_header” </text:span><text:span text:style-name="T289">value</text:span><text:span text:style-name="T288">=”true"</text:span><text:span text:style-name="T291"><text:line-break/></text:span><text:span text:style-name="T457">Ensure that the partnership has the “</text:span><text:span text:style-name="T461">content_transfer_encoding</text:span><text:span text:style-name="T457">” header set to either “</text:span><text:span text:style-name="T461">binary</text:span><text:span text:style-name="T457">” or “</text:span><text:span text:style-name="T461">8bit</text:span><text:span text:style-name="T457">”</text:span></text:p>
        </text:list-item>
        <text:list-item>
          <text:p text:style-name="P804"><text:span text:style-name="T457">If the config file property “</text:span><text:span text:style-name="T290">set_content_transfer_encoding_http_header</text:span><text:span text:style-name="T457">” is not set it defaults to “</text:span><text:span text:style-name="T288">tru</text:span><text:span text:style-name="T290">e</text:span><text:span text:style-name="T457">” so set </text:span><text:span text:style-name="T459">this property in the partnership</text:span><text:span text:style-name="T457">s</text:span><text:span text:style-name="T459"> that </text:span><text:span text:style-name="T457">do NOT </text:span><text:span text:style-name="T459">require sending the header:<text:line-break/></text:span><text:span text:style-name="T288">name=”</text:span><text:span text:style-name="T290">set_content_transfer_encoding_http_header” </text:span><text:span text:style-name="T288">value</text:span><text:span text:style-name="T290">=”</text:span><text:span text:style-name="T288">false</text:span><text:span text:style-name="T290">"</text:span><text:span text:style-name="T292"><text:line-break/></text:span><text:span text:style-name="T459">Ensure that the partnership</text:span><text:span text:style-name="T457">s</text:span><text:span text:style-name="T459"> ha</text:span><text:span text:style-name="T457">ve</text:span><text:span text:style-name="T459"> the “</text:span><text:span text:style-name="T462">content_transfer_encoding</text:span><text:span text:style-name="T459">” header set to either “</text:span><text:span text:style-name="T462">binary</text:span><text:span text:style-name="T459">” or “</text:span><text:span text:style-name="T462">8bit</text:span><text:span text:style-name="T459">”</text:span></text:p>
        </text:list-item>
      </text:list>
      <text:h text:style-name="P667" text:outline-level="2"><text:bookmark-start text:name="__RefHeading___Toc3148_1718686002"/>CMS Algorithm Protection<text:bookmark-end text:name="__RefHeading___Toc3148_1718686002"/></text:h>
      <text:p text:style-name="P245">Some AS2 systems do not support RFC6211. </text:p>
      <text:p text:style-name="P245">The partner system will most likely not provide detailed information that this OID is the issue unless you request detailed logging from the partner but will manifest as authentication failures of <text:soft-page-break/>some sort. Currently known systems that do not support this are IBM Sterling Integrator.</text:p>
      <text:p text:style-name="P246">To disable the OID from being sent, add this attribute to the partnership <text:span text:style-name="T626">(from a security point of view to include it wherever possible as it plugs a security issue in CMS signed messages)</text:span>:</text:p>
      <text:p text:style-name="P242">&lt;attribute name="remove_cms_algorithm_protection_attrib" value="true"/&gt;</text:p>
      <text:h text:style-name="P668" text:outline-level="2"><text:bookmark-start text:name="__RefHeading___Toc8051_1250320161"/>Content Length Versus Chunked<text:bookmark-end text:name="__RefHeading___Toc8051_1250320161"/></text:h>
      <text:p text:style-name="P356">OpenAS2 will send all messages using the “<text:change-start text:change-id="ct105553125474544"/><text:span text:style-name="T41">chunked</text:span><text:change-end text:change-id="ct105553125474544"/>” mechanism wher<text:change-start text:change-id="ct105553125476944"/><text:span text:style-name="T1077">e</text:span><text:change-end text:change-id="ct105553125476944"/>by the actual size of the payload is not pre-determined and sent as a header<text:change-start text:change-id="ct105553125477184"/> <text:change-end text:change-id="ct105553125477184"/>”<text:change-start text:change-id="ct105553125477424"/><text:span text:style-name="T41">Transfer-Encoding=chunked</text:span><text:change-end text:change-id="ct105553125477424"/>”. Some systems cannot handle the ch<text:change text:change-id="ct105553125477664"/>unked mechanism (it was standardi<text:change-start text:change-id="ct105553125477904"/><text:span text:style-name="T1077">z</text:span><text:change-end text:change-id="ct105553125477904"/><text:change text:change-id="ct105553125478144"/>ed in HTTP 1.1) <text:s/>and require the “<text:change-start text:change-id="ct105553125478384"/><text:span text:style-name="T41">Content-Length</text:span><text:change-end text:change-id="ct105553125478384"/>” header is used instead.<text:change text:change-id="ct105553125478624"/><text:change-start text:change-id="ct105553125478864"/><text:span text:style-name="T1079"> </text:span><text:change-end text:change-id="ct105553125478864"/>To make OpenAS2 use the “<text:change-start text:change-id="ct105553125479104"/><text:span text:style-name="T81">Content-Length</text:span><text:change-end text:change-id="ct105553125479104"/>” header method, set the following attribute on the partnership that needs it:</text:p>
      <text:p text:style-name="P357"><text:change-start text:change-id="ct105553125479344"/><text:span text:style-name="T532">&lt;</text:span><text:span text:style-name="T560">attribute</text:span><text:span text:style-name="T860"> </text:span><text:span text:style-name="T413">name</text:span><text:span text:style-name="T469">=</text:span><text:span text:style-name="T313">"</text:span><text:span text:style-name="T320">prevent_chunking</text:span><text:span text:style-name="T313">"</text:span><text:span text:style-name="T860"> </text:span><text:span text:style-name="T413">value</text:span><text:span text:style-name="T469">=</text:span><text:span text:style-name="T313">"</text:span><text:span text:style-name="T320">true</text:span><text:span text:style-name="T313">"</text:span><text:span text:style-name="T532">/&gt;</text:span><text:change-end text:change-id="ct105553125479344"/><text:change-start text:change-id="ct105553125479584"/></text:p>
      <text:p text:style-name="P162"><text:change-end text:change-id="ct105553125479584"/><text:change-start text:change-id="ct105553125479824"/>If there is a limit on the size of the request to the remote server, <text:span text:style-name="T1080">you can prevent sending the message by setting the below attribute to the appropriate size:</text:span></text:p>
      <text:p text:style-name="P358"><text:change-end text:change-id="ct105553125479824"/><text:change-start text:change-id="ct105553125480064"/><text:span text:style-name="T532">&lt;</text:span><text:span text:style-name="T560">attribute</text:span><text:span text:style-name="T532"> </text:span><text:span text:style-name="T413">name</text:span><text:span text:style-name="T469">=</text:span><text:span text:style-name="T313">"</text:span><text:span text:style-name="T321">no</text:span><text:span text:style-name="T320">_chunk_</text:span><text:span text:style-name="T321">max_size</text:span><text:span text:style-name="T313">"</text:span><text:span text:style-name="T532"> </text:span><text:span text:style-name="T413">value</text:span><text:span text:style-name="T469">=</text:span><text:span text:style-name="T313">"</text:span><text:span text:style-name="T321">104857600</text:span><text:span text:style-name="T313">"</text:span><text:span text:style-name="T532">/&gt;</text:span><text:change-end text:change-id="ct105553125480064"/><text:change text:change-id="ct105553125480304"/></text:p>
      <text:p text:style-name="Text_20_body">The value for the "no_chunked_max_size" attribute specifies the maximum size of the file it will attempt to send in bytes so <text:span text:style-name="T848">with</text:span> the above <text:span text:style-name="T848">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05553125480544"/> large files.<text:change text:change-id="ct105553125480784"/></text:p>
      <text:h text:style-name="P669" text:outline-level="2"><text:bookmark-start text:name="__RefHeading___Toc10258_1653414910"/>SSL Certificate Exceptions<text:bookmark-end text:name="__RefHeading___Toc10258_1653414910"/></text:h>
      <text:p text:style-name="P274">Sometimes a partner uses a certificate that has intermediate providers not registered in your Java security keystore. Generally this will be manifested by an exception something like this:</text:p>
      <text:p text:style-name="P244">javax.net.ssl.SSLHandshakeException: sun.security.validator.ValidatorException: PKIX path building failed: sun.security.provider.certpath.SunCertPathBuilderException: unable to find valid certification path to requested target</text:p>
      <text:p text:style-name="P244"><text:tab/>at sun.security.ssl.Alerts.getSSLException(Alerts.java:192)</text:p>
      <text:p text:style-name="P244"><text:tab/>at sun.security.ssl.SSLSocketImpl.fatal(SSLSocketImpl.java:1917)</text:p>
      <text:p text:style-name="P244"><text:tab/>at sun.security.ssl.Handshaker.fatalSE(Handshaker.java:301)</text:p>
      <text:p text:style-name="P244"><text:tab/>at sun.security.ssl.Handshaker.fatalSE(Handshaker.java:295)</text:p>
      <text:p text:style-name="P244"><text:tab/>at sun.security.ssl.ClientHandshaker.serverCertificate(ClientHandshaker.java:1369)</text:p>
      <text:p text:style-name="P275">In this case you will need to set up a local trusted certificate provider keystore containing the root or chained (intermediate) certificates that are missing.</text:p>
      <text:p text:style-name="P275">Steps:</text:p>
      <text:list xml:id="list1592766473" text:style-name="L62">
        <text:list-item>
          <text:p text:style-name="P962"><text:soft-page-break/>Run the class embedded in the OpenAS2 library jar:<text:line-break/> <text:line-break/>java -cp &lt;pathToOpenAS2LibFolder&gt;/openas2-server.jar CheckCertificate <text:s/><text:span text:style-name="T71">options</text:span></text:p>
          <text:list>
            <text:list-header>
              <text:p text:style-name="P774">usage: CheckCertificate [-a &lt;arg&gt;] [-A &lt;arg&gt;] [-c &lt;arg&gt;] [-d &lt;arg&gt;] [-h]</text:p>
            </text:list-header>
          </text:list>
        </text:list-item>
      </text:list>
      <text:p text:style-name="P552"><text:s text:c="7"/>[-p &lt;arg&gt;] [-P &lt;arg&gt;] -s &lt;arg&gt; [-u &lt;arg&gt;]</text:p>
      <text:p text:style-name="P552">Checks SSL connectivity.</text:p>
      <text:p text:style-name="P552">Tries to connect to the remote server and establish a connection.</text:p>
      <text:p text:style-name="P552"><text:s/>-a,--authuser &lt;arg&gt; <text:s text:c="2"/>Basic auth user</text:p>
      <text:p text:style-name="P552"><text:s/>-A,--authpwd &lt;arg&gt; <text:s text:c="3"/>Basic auth password</text:p>
      <text:p text:style-name="P552"><text:s/>-c,--cacert &lt;arg&gt; <text:s text:c="4"/>Java keystore file to <text:span text:style-name="T946">create</text:span></text:p>
      <text:p text:style-name="P552"><text:s/>-d,--debug &lt;arg&gt; <text:s text:c="5"/>Enabling debug logging</text:p>
      <text:p text:style-name="P552"><text:s/>-h,--help <text:s text:c="12"/>print this help</text:p>
      <text:p text:style-name="P552"><text:s/>-p,--port &lt;arg&gt; <text:s text:c="6"/>target server port</text:p>
      <text:p text:style-name="P552"><text:s/>-P,--password &lt;arg&gt; <text:s text:c="2"/>password for Keystore if not 'changeit'</text:p>
      <text:p text:style-name="P552"><text:s/>-s,--server &lt;arg&gt; <text:s text:c="4"/>the target host name</text:p>
      <text:p text:style-name="P552"><text:s/>-u,--uri &lt;arg&gt; <text:s text:c="7"/>URI part of the connection</text:p>
      <text:p text:style-name="P553"/>
      <text:list xml:id="list73750785310521" text:continue-numbering="true" text:style-name="L62">
        <text:list-header>
          <text:p text:style-name="P774">"<text:span text:style-name="T946">cacert</text:span>" is the name you want to give to your local keystore (e.g jssechaincerts)</text:p>
          <text:p text:style-name="P775">"[passphrase]" is the password for the keystore - it will default to "changeit" if you do not provide one`</text:p>
          <text:p text:style-name="P961"><text:span text:style-name="T70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703">property.</text:span><text:change-start text:change-id="ct105553125481504"/><text:span text:style-name="T703"> </text:span><text:span text:style-name="T1090">For information on this property see here:<text:line-break/>https://docs.oracle.com/en/java/javase/17/security/java-secure-socket-extension-jsse-reference-guide.html#GUID-A41282C3-19A3-400A-A40F-86F4DA22ABA9</text:span><text:change-end text:change-id="ct105553125481504"/><text:span text:style-name="T703"><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702">it was unable to successfully complete an SSL handshake and it will</text:span> <text:span text:style-name="T702">import the certificate (root or chain <text:s/>as necessary) into the key</text:span>store.</text:p>
        </text:list-header>
        <text:list-item>
          <text:p text:style-name="P961">Add the local cert store to the OpenAS2 startup by adding this to the startup command in the relevant batch file you are using to start OpenAS2:<text:line-break/><text:span text:style-name="Source_20_Text"><text:span text:style-name="T673">-Djavax.net.ssl.trustStore=&lt;pathTo</text:span></text:span><text:span text:style-name="Source_20_Text"><text:span text:style-name="T683">Keystore</text:span></text:span><text:span text:style-name="Source_20_Text"><text:span text:style-name="T673">&gt;/</text:span></text:span><text:span text:style-name="Source_20_Text"><text:span text:style-name="T682">&lt;localKeystoreFile&gt;</text:span></text:span></text:p>
        </text:list-item>
      </text:list>
      <text:p text:style-name="P286"><text:span text:style-name="Source_20_Text">NOTE: If you ran the CheckCertificate mechanism </text:span><text:span text:style-name="Source_20_Text"><text:span text:style-name="T71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86"><text:span text:style-name="Source_20_Text"><text:span text:style-name="T717">For example, </text:span></text:span><text:span text:style-name="Source_20_Text"><text:span text:style-name="T716">run it once like this:<text:line-break/>java -cp openas2-server.jar CheckCertificate </text:span></text:span><text:span text:style-name="Source_20_Text"><text:span text:style-name="T717">as2.xyz</text:span></text:span><text:span text:style-name="Source_20_Text"><text:span text:style-name="T716">.com:</text:span></text:span><text:span text:style-name="Source_20_Text"><text:span text:style-name="T717">98765</text:span></text:span><text:span text:style-name="Source_20_Text"><text:span text:style-name="T716"> jssechaincerts</text:span></text:span></text:p>
      <text:p text:style-name="P286">Then run it like this:<text:line-break/><text:soft-page-break/>java -Djavax.net.ssl.trustStore=jssechaincerts -cp openas2-server.jar CheckCertificate <text:span text:style-name="Source_20_Text"><text:span text:style-name="T717">as2.xyz</text:span></text:span><text:span text:style-name="Source_20_Text"><text:span text:style-name="T716">.com:</text:span></text:span><text:span text:style-name="Source_20_Text"><text:span text:style-name="T717">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44">7</text:span><text:bookmark-end text:name="__RefHeading___Toc3150_1718686002"/></text:h>
      <text:p text:style-name="P336">Java versions below 1.<text:span text:style-name="T844">7</text:span> are no longer supported.</text:p>
      <text:h text:style-name="P670" text:outline-level="2"><text:bookmark-start text:name="__RefHeading___Toc3440_1718686002"/>Mime Body Part Logging<text:bookmark-end text:name="__RefHeading___Toc3440_1718686002"/></text:h>
      <text:p text:style-name="P24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49">IMPORTANT: this could produce large log files so use sparingly and disable as soon as possible.</text:p>
      <text:p text:style-name="P250">The startup variables are:<text:line-break/><text:span text:style-name="T640">logRxdMsgMimeBodyParts=true<text:line-break/>logRxdMdnMimeBodyParts=true</text:span></text:p>
      <text:h text:style-name="P67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64"><text:span text:style-name="T665">If you need to use the protocol, </text:span>add the following to the top of the batch shell script that starts OpenAS2:</text:p>
      <text:p text:style-name="P166"><text:span text:style-name="T665">Windows: </text:span><text:span text:style-name="T41">set EXTRA_PARMS=%EXTRA_PARMS% -Dhttps.protocols=TLSv1.2</text:span></text:p>
      <text:p text:style-name="P306"><text:span text:style-name="T672">Linux/Unix/OSX: </text:span><text:span text:style-name="T41">EXTR</text:span><text:span text:style-name="T53">A</text:span><text:span text:style-name="T41">_PARMS=</text:span><text:span text:style-name="T52">$</text:span><text:span text:style-name="T41">EXTRA_PARMS -Dhttps.protocols=TLSv1.2</text:span></text:p>
      <text:h text:style-name="P672" text:outline-level="2"><text:bookmark-start text:name="__RefHeading___Toc6192_2000164280"/>HTTP Read Timeout Errors<text:bookmark-end text:name="__RefHeading___Toc6192_2000164280"/></text:h>
      <text:p text:style-name="P225">The system is configured to wait a maximum amount of time for a response to any message it sends to your partner and if no response is received it will abort, throw an error and attem<text:span text:style-name="T1013">p</text:span>t to put the message into the resend queue. The default time out is 60seconds.</text:p>
      <text:p text:style-name="P225">If you are transferring very large files to your partner and/or your partner system takes a long time to respond to the sent AS2 message your wi<text:span text:style-name="T1014">l</text:span>l receive read timeout errors.</text:p>
      <text:p text:style-name="P167"><text:span text:style-name="T156">To fix this, </text:span>set the "readtimeout" attribute on the AS2SenderModule to a large value if the time taken for the receiving system to respond to the sent file takes longer than 60 seconds. This attribute is set in milliseconds and the default is 60000.</text:p>
      <text:p text:style-name="P507"><text:soft-page-break/>So you would need something like this in the config.xml <text:span text:style-name="T762">for a 2 minute timeout</text:span>:</text:p>
      <text:p text:style-name="P508"> <text:span text:style-name="T674">&lt;module classname="org.openas2.processor.sender.AS2SenderModule" readtimeout="120000"&gt;<text:line-break/> &lt;/module&gt;</text:span></text:p>
      <text:h text:style-name="P673" text:outline-level="2"><text:bookmark-start text:name="__RefHeading___Toc6266_1592440588"/>Out Of Memory And File Size Issues<text:bookmark-end text:name="__RefHeading___Toc6266_1592440588"/></text:h>
      <text:p text:style-name="P307">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74" text:outline-level="2"><text:bookmark-start text:name="__RefHeading___Toc6268_1592440588"/>File System Issues<text:bookmark-end text:name="__RefHeading___Toc6268_1592440588"/></text:h>
      <text:p text:style-name="P22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26">The characters removed by default are: <text:span text:style-name="T674">&lt;&gt;:\"|?*</text:span></text:p>
      <text:p text:style-name="Text_20_body">To change the default, set the following property in the config.xml “properties” element <text:span text:style-name="T763">escaping XML reserved characters as appropriate</text:span>: <text:span text:style-name="T81">reservedFilenameCharacters</text:span></text:p>
      <text:p text:style-name="P554"><text:span text:style-name="T674">e.g reservedFilenameCharacters="%</text:span><text:span text:style-name="T678">lt;&amp;gt;</text:span><text:span text:style-name="T674">:&amp;quot;|?*"</text:span></text:p>
      <text:h text:style-name="P675" text:outline-level="2"><text:bookmark-start text:name="__RefHeading___Toc7618_1325209677"/>Header Folding<text:bookmark-end text:name="__RefHeading___Toc7618_1325209677"/></text:h>
      <text:p text:style-name="P99"><text:span text:style-name="T82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23">https://tools.</text:span><text:span text:style-name="T824">ietf</text:span><text:span text:style-name="T823">.org/html/draft-</text:span><text:span text:style-name="T824">ietf</text:span>-httpbis-p1-messaging-13#section-3.2</text:a><text:span text:style-name="T822">). It is possible to disable removal of header folding using a property name “</text:span><text:span text:style-name="T97">remove_http_header_folding</text:span><text:span text:style-name="T822">” set to a value of “</text:span><text:span text:style-name="T97">false</text:span><text:span text:style-name="T822">” in the &lt;properties&gt; element of the configuration file. <text:s/>An example is shown below:</text:span></text:p>
      <text:p text:style-name="P98"><text:span text:style-name="T434"><text:s/></text:span><text:span text:style-name="T441"><text:s text:c="3"/></text:span><text:span text:style-name="T524">&lt;</text:span><text:span text:style-name="T553">properties</text:span></text:p>
      <text:p text:style-name="P28"><text:span text:style-name="T378"><text:s text:c="8"/></text:span><text:span text:style-name="T384">log_date_format</text:span><text:span text:style-name="T433">=</text:span><text:span text:style-name="T265">"yyyy-MM-dd HH:mm:ss.SSS"</text:span></text:p>
      <text:p text:style-name="P28"><text:span text:style-name="T378"><text:s text:c="8"/></text:span><text:span text:style-name="T384">sql_timestamp_format</text:span><text:span text:style-name="T433">=</text:span><text:span text:style-name="T265">"yyyy-MM-dd HH:mm:ss.SSS"</text:span></text:p>
      <text:p text:style-name="P28"><text:span text:style-name="T378"><text:s text:c="8"/></text:span><text:span text:style-name="T384">as2_message_id_format</text:span><text:span text:style-name="T433">=</text:span><text:span text:style-name="T265">"&amp;lt;OPENAS2-$date.ddMMyyyyHHmmssZ$-$rand.UUID$@$msg.sender.as2_id$_$msg.receiver.as2_id$&gt;"</text:span></text:p>
      <text:p text:style-name="P28"><text:span text:style-name="T378"><text:s text:c="8"/></text:span><text:span text:style-name="T396">remove_http_header_folding</text:span><text:span text:style-name="T442">=</text:span><text:span text:style-name="T273">"</text:span><text:span text:style-name="T274">false</text:span><text:span text:style-name="T273">"</text:span></text:p>
      <text:p text:style-name="P20"><text:span text:style-name="T378"><text:s text:c="4"/></text:span><text:span text:style-name="T515">/&gt;</text:span></text:p>
      <text:p text:style-name="P456"><text:span text:style-name="T1001">The global property can be overridden at partnership level by adding the same property to the partnership definition </text:span><text:span text:style-name="T1002">for receiving from a partner (it only removes header folding for responses)</text:span><text:span text:style-name="T1001">.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55">See below for example setting at partnership level:</text:p>
      <text:p text:style-name="P107"><text:span text:style-name="T464"><text:s text:c="4"/></text:span><text:span text:style-name="T530">&lt;</text:span><text:span text:style-name="T557">partnership</text:span><text:span text:style-name="T858"> </text:span><text:span text:style-name="T403">name</text:span><text:span text:style-name="T464">=</text:span><text:span text:style-name="T293">"PartnerA-to-MyCompany"</text:span><text:span text:style-name="T530">&gt;</text:span></text:p>
      <text:p text:style-name="P107"><text:span text:style-name="T464"><text:s text:c="8"/></text:span><text:span text:style-name="T530">&lt;</text:span><text:span text:style-name="T557">sender</text:span><text:span text:style-name="T858"> </text:span><text:span text:style-name="T403">name</text:span><text:span text:style-name="T464">=</text:span><text:span text:style-name="T293">"PartnerA"</text:span><text:span text:style-name="T530">/&gt;</text:span></text:p>
      <text:p text:style-name="P107"><text:span text:style-name="T464"><text:s text:c="8"/></text:span><text:span text:style-name="T530">&lt;</text:span><text:span text:style-name="T557">receiver</text:span><text:span text:style-name="T858"> </text:span><text:span text:style-name="T403">name</text:span><text:span text:style-name="T464">=</text:span><text:span text:style-name="T293">"MyCompany"</text:span><text:span text:style-name="T530">/&gt;</text:span></text:p>
      <text:p text:style-name="P106"><text:span text:style-name="T464"><text:s text:c="8"/></text:span><text:span text:style-name="T530">&lt;</text:span><text:span text:style-name="T557">attribute</text:span><text:span text:style-name="T858"> </text:span><text:span text:style-name="T403">name</text:span><text:span text:style-name="T464">=</text:span><text:span text:style-name="T293">"protocol"</text:span><text:span text:style-name="T858"> </text:span><text:span text:style-name="T403">value</text:span><text:span text:style-name="T464">=</text:span><text:span text:style-name="T293">"as2"</text:span><text:span text:style-name="T530">/&gt;</text:span></text:p>
      <text:p text:style-name="P106"><text:span text:style-name="T464"><text:s text:c="8"/></text:span><text:span text:style-name="T530">&lt;</text:span><text:span text:style-name="T557">attribute</text:span><text:span text:style-name="T858"> </text:span><text:span text:style-name="T403">name</text:span><text:span text:style-name="T464">=</text:span><text:span text:style-name="T293">"content_transfer_encoding"</text:span><text:span text:style-name="T858"> </text:span><text:span text:style-name="T403">value</text:span><text:span text:style-name="T464">=</text:span><text:span text:style-name="T293">"binary"</text:span><text:span text:style-name="T530">/&gt;</text:span></text:p>
      <text:p text:style-name="P175"><text:span text:style-name="T541"><text:s text:c="8"/>&lt;</text:span><text:span text:style-name="T567">attribute</text:span><text:span text:style-name="T541"> </text:span><text:span text:style-name="T421">name</text:span><text:span text:style-name="T480">=</text:span><text:span text:style-name="T345">"</text:span><text:span text:style-name="T346">remove_http_header_folding</text:span><text:span text:style-name="T345">"</text:span><text:span text:style-name="T541"> </text:span><text:span text:style-name="T421">value</text:span><text:span text:style-name="T480">=</text:span><text:span text:style-name="T345">"</text:span><text:span text:style-name="T346">false</text:span><text:span text:style-name="T345">"</text:span><text:span text:style-name="T541">/&gt;</text:span></text:p>
      <text:p text:style-name="P106"/>
      <text:p text:style-name="P157"><text:soft-page-break/></text:p>
      <text:h text:style-name="P627" text:outline-level="1"><text:bookmark-start text:name="__RefHeading___Toc5063_1522890752"/>Partner AS2 Compatibility Settings<text:bookmark-end text:name="__RefHeading___Toc5063_1522890752"/></text:h>
      <text:p text:style-name="P269">The below table provides configuration settings for other AS2 systems that are known to work <text:span text:style-name="T697">based on user feedback</text:span>.</text:p>
      <text:p text:style-name="P270">PLEASE FEEL FREE TO PROVIDE SETTINGS FOR ANY SYSTEMS THAT REQUIRE A CHANGE FROM THE DEFAULT <text:span text:style-name="T709">PROVIDED WITH THE OPENAS2 INSTALL PACKAGE </text:span>TO COMMUNICATE WITH <text:span text:style-name="T709">OTHER AS2 SYSTEMS</text:span>. <text:tab/></text:p>
      <text:p text:style-name="P26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2">AS2 System</text:p>
            </table:table-cell>
            <table:table-cell table:style-name="Table2.A1" office:value-type="string">
              <text:p text:style-name="P559"><text:span text:style-name="T675">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79">(partner attribute: <text:span text:style-name="T34">prevent_cononicalization_for_mic</text:span>)</text:p>
            </table:table-cell>
            <table:table-cell table:style-name="Table2.A1" office:value-type="string">
              <text:p text:style-name="P43"><text:span text:style-name="T697">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table-cell table:style-name="Table2.A2" office:value-type="string">
            <text:p text:style-name="P42"><text:span text:style-name="T696">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4">true</text:p>
          </table:table-cell>
          <table:table-cell table:style-name="Table2.A2" office:value-type="string">
            <text:p text:style-name="P44"/>
          </table:table-cell>
          <table:table-cell table:style-name="Table2.E2" office:value-type="string">
            <text:p text:style-name="P44"/>
          </table:table-cell>
        </table:table-row>
        <table:table-row>
          <table:table-cell table:style-name="Table2.A2" office:value-type="string">
            <text:p text:style-name="P46">Seeburger <text:span text:style-name="T843">(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1005">&lt;attribute name="rename_digest_to_old_name" value="true"/&gt;</text:span></text:span> </text:p>
          </table:table-cell>
        </table:table-row>
        <table:table-row>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6">true</text:p>
          </table:table-cell>
          <table:table-cell table:style-name="Table2.A2" office:value-type="string">
            <text:p text:style-name="P53">false</text:p>
          </table:table-cell>
          <table:table-cell table:style-name="Table2.E2" office:value-type="string">
            <text:p text:style-name="P566"><text:span text:style-name="T679">Remove compression attribute as this has been reported to solve issues </text:span><text:span text:style-name="T1005">&lt;attribute name="compression_type" value="ZLIB"/&gt;</text:span></text:p>
            <text:p text:style-name="P64">Also reported that you need a 4096 bit certificate.</text:p>
          </table:table-cell>
        </table:table-row>
      </table:table>
      <text:p text:style-name="P271"/>
      <text:h text:style-name="P625" text:outline-level="1"><text:bookmark-start text:name="__RefHeading__855_428440488"/>Remote Control<text:bookmark-end text:name="__RefHeading__855_428440488"/></text:h>
      <text:p text:style-name="P184">By default the OpenAS2 server application will start up <text:change text:change-id="ct105553125481024"/><text:change-start text:change-id="ct105553125481264"/><text:span text:style-name="T1024">1</text:span><text:change-end text:change-id="ct105553125481264"/><text:span text:style-name="T931"> command processor interface</text:span><text:change text:change-id="ct105553125482464"/><text:change-start text:change-id="ct105553125482704"/><text:span text:style-name="T931"> </text:span><text:span text:style-name="T1024">that is only accessible from the shell where the OpenAS2 server is started from</text:span><text:change-end text:change-id="ct105553125482704"/><text:span text:style-name="T931">.</text:span><text:change-start text:change-id="ct105553125483184"/><text:span text:style-name="T931"> </text:span><text:span text:style-name="T1024">This allows running commands from an embedded prompt but is of no use in a production environment where the OpenAS2 server is deployed as a daemon or service.</text:span></text:p>
      <text:p text:style-name="P579">The 2 remote configuration options are:</text:p>
      <text:list text:style-name="L63">
        <text:list-item>
          <text:p text:style-name="P844">Socket command processor – enabled with the property: <text:span text:style-name="T413">socket.command.processor.enabled</text:span><text:span text:style-name="T469">=</text:span><text:span text:style-name="T313">"true"</text:span><text:change-end text:change-id="ct105553125483184"/><text:change-start text:change-id="ct105553125483424"/><text:span text:style-name="T313"><text:line-break/></text:span><text:span text:style-name="T497">This component requires using the remote control </text:span><text:change-end text:change-id="ct105553125483424"/><text:change-start text:change-id="ct105553125483664"/><text:span text:style-name="T497">application</text:span><text:change-end text:change-id="ct105553125483664"/><text:change-start text:change-id="ct105553125483904"/><text:span text:style-name="T497"> but it is not considered secure enough for use over the internet.</text:span><text:change-end text:change-id="ct105553125483904"/><text:change-start text:change-id="ct105553125484144"/></text:p>
        </text:list-item>
        <text:list-item>
          <text:p text:style-name="P845"><text:change-end text:change-id="ct105553125484144"/><text:change text:change-id="ct105553125484384"/><text:change-start text:change-id="ct105553125484864"/><text:span text:style-name="T496">REST API Socket command processor – enabled with the property:</text:span><text:span text:style-name="T351"> </text:span><text:soft-page-break/><text:span text:style-name="T431">restapi.command.processor.enabled</text:span><text:span text:style-name="T502">=</text:span><text:span text:style-name="T352">"true"</text:span><text:change-end text:change-id="ct105553125484864"/><text:change-start text:change-id="ct105553125485104"/><text:span text:style-name="T352"><text:line-break/></text:span><text:span text:style-name="T497">This component requires using the </text:span><text:span text:style-name="T498">WebUI</text:span><text:span text:style-name="T497"> control application </text:span><text:span text:style-name="T498">and should be used with a </text:span><text:span text:style-name="T499">trusted th</text:span><text:change-end text:change-id="ct105553125485104"/><text:change-start text:change-id="ct105553125485344"/><text:span text:style-name="T500">i</text:span><text:change-end text:change-id="ct105553125485344"/><text:change text:change-id="ct105553125485584"/><text:change-start text:change-id="ct105553125485824"/><text:span text:style-name="T499">rd party </text:span><text:span text:style-name="T498">signed SSL certificate if used over the internet</text:span><text:span text:style-name="T497">.</text:span><text:change-end text:change-id="ct105553125485824"/><text:change-start text:change-id="ct105553125482944"/></text:p>
        </text:list-item>
      </text:list>
      <text:p text:style-name="P184"><text:change-end text:change-id="ct105553125482944"/><text:change text:change-id="ct105553125486064"/><text:change text:change-id="ct105553125484624"/><text:change text:change-id="ct105553125486304"/><text:change-start text:change-id="ct105553125486544"/><text:span text:style-name="T1024">Both of these</text:span><text:change-end text:change-id="ct105553125486544"/><text:span text:style-name="T931"> </text:span>command processor <text:change text:change-id="ct105553125486784"/><text:change-start text:change-id="ct105553125487024"/><text:span text:style-name="T1024">are</text:span><text:change-end text:change-id="ct105553125487024"/><text:span text:style-name="T931"> intended for connecting to the server from any location that has network access to the server</text:span><text:change text:change-id="ct105553125487264"/><text:span text:style-name="T931">.</text:span><text:change text:change-id="ct105553125487504"/><text:change text:change-id="ct105553125487744"/><text:change text:change-id="ct105553125487984"/><text:change text:change-id="ct105553125488224"/><text:change text:change-id="ct105553125488464"/><text:change text:change-id="ct105553125488704"/><text:change text:change-id="ct105553125488944"/><text:change text:change-id="ct105553125489184"/><text:change text:change-id="ct105553125489424"/><text:change text:change-id="ct105553125489904"/><text:change text:change-id="ct105553125490144"/></text:p>
      <text:h text:style-name="P635" text:outline-level="2"><text:bookmark-start text:name="__RefHeading___Toc25561_4263463642"/><text:span text:style-name="T939">S</text:span><text:change text:change-id="ct105553125490384"/><text:change-start text:change-id="ct105553125489664"/><text:span text:style-name="T1046">ocket Command Processor</text:span><text:bookmark-end text:name="__RefHeading___Toc25561_4263463642"/><text:change-end text:change-id="ct105553125489664"/><text:change text:change-id="ct105553125504368"/><text:change text:change-id="ct105553125392384"/></text:h>
      <text:h text:style-name="P700" text:outline-level="3"><text:bookmark-start text:name="__RefHeading___Toc18182_4015661561"/><text:change-start text:change-id="ct105553125392624"/><text:span text:style-name="T1049">Server Side </text:span><text:change-end text:change-id="ct105553125392624"/><text:change-start text:change-id="ct105553125392864"/>Configuration<text:bookmark-end text:name="__RefHeading___Toc18182_4015661561"/></text:h>
      <text:p text:style-name="P186"><text:span text:style-name="T931">By default </text:span><text:span text:style-name="T1045">the socket command processor has a </text:span><text:span text:style-name="T1024">listener</text:span><text:span text:style-name="T931"> configured </text:span><text:span text:style-name="T1045">on</text:span><text:span text:style-name="T931"> port 14321. For security reasons you should not make this port accessible from outside your private network </text:span><text:span text:style-name="T1048">unless you have ensured you have implemented all the necessary security measures </text:span><text:span text:style-name="T1049">by changing the default user name and setting a strong password</text:span><text:span text:style-name="T931">.</text:span><text:change-end text:change-id="ct105553125392864"/><text:change-start text:change-id="ct105553125393104"/></text:p>
      <text:p text:style-name="P185"><text:change-end text:change-id="ct105553125393104"/><text:span text:style-name="T931">The</text:span><text:change text:change-id="ct105553125393344"/> socket listener allow<text:span text:style-name="T931">s</text:span> remote connection to the OpenAS2 server to execute commands <text:span text:style-name="T931">in the same way that can be done via the console</text:span><text:change text:change-id="ct105553125393584"/><text:change-start text:change-id="ct105553125393824"/><text:span text:style-name="T931"> </text:span><text:span text:style-name="T1048">on the sever</text:span><text:change-end text:change-id="ct105553125393824"/>. The OpenAS2 remote application is part of the application package but is not necessary to use it if you have no remote access requirement and should be <text:change-start text:change-id="ct105553125394064"/><text:span text:style-name="T1047">left </text:span><text:change-end text:change-id="ct105553125394064"/>disabled in the config.xml file<text:change-start text:change-id="ct105553125394304"/>. <text:span text:style-name="T1047">If you wish to use it then </text:span><text:change-end text:change-id="ct105553125394304"/><text:change text:change-id="ct105553125394544"/><text:change text:change-id="ct105553125394784"/><text:change-start text:change-id="ct105553125395024"/><text:span text:style-name="T118">set the enabled property </text:span><text:span text:style-name="T602">for this</text:span><text:span text:style-name="T118"> </text:span><text:span text:style-name="T602">component to “true”:</text:span></text:p>
      <text:p text:style-name="P185"><text:span text:style-name="T414">socket.command.processor.enabled</text:span><text:span text:style-name="T469">=</text:span><text:span text:style-name="T313">"</text:span><text:span text:style-name="T319">tru</text:span><text:span text:style-name="T313">e"</text:span><text:change-end text:change-id="ct105553125395024"/> </text:p>
      <text:p text:style-name="P233"><text:span text:style-name="T932">The user ID and password for connection can also be set as indicated in the table below. </text:span>The remote control application will need to connect to the specified port with the specified user ID and password. <text:span text:style-name="T933">The responses will be returned using XML format by default. To get simple text responses set the “</text:span><text:span text:style-name="T110">response_format</text:span><text:span text:style-name="T933">” attribute to “</text:span><text:span text:style-name="T110">txt</text:span><text:span text:style-name="T933">”.</text:span></text:p>
      <text:p text:style-name="P230"/>
      <table:table table:name="Table5" table:style-name="Table5">
        <table:table-column table:style-name="Table5.A"/>
        <table:table-column table:style-name="Table5.B"/>
        <table:table-row table:style-name="Table5.1">
          <table:table-cell table:style-name="Table5.A1" office:value-type="string">
            <text:p text:style-name="P182"><text:span text:style-name="T938">Socket C</text:span>ommand <text:span text:style-name="T938">P</text:span>rocessor <text:s/><text:span text:style-name="T938">Attribute</text:span></text:p>
          </table:table-cell>
          <table:table-cell table:style-name="Table5.B1" office:value-type="string">
            <text:p text:style-name="P437">Notes</text:p>
          </table:table-cell>
        </table:table-row>
        <table:table-row table:style-name="Table5.1">
          <table:table-cell table:style-name="Table5.A2" office:value-type="string">
            <text:p text:style-name="P236">portId</text:p>
          </table:table-cell>
          <table:table-cell table:style-name="Table5.B2" office:value-type="string">
            <text:p text:style-name="P437">The port that the command processor will listen on for a connection. Defaults to 14321</text:p>
          </table:table-cell>
        </table:table-row>
        <table:table-row table:style-name="Table5.1">
          <table:table-cell table:style-name="Table5.A2" office:value-type="string">
            <text:p text:style-name="P237">userid</text:p>
          </table:table-cell>
          <table:table-cell table:style-name="Table5.B2" office:value-type="string">
            <text:p text:style-name="P437">User ID required to connect</text:p>
          </table:table-cell>
        </table:table-row>
        <table:table-row table:style-name="Table5.1">
          <table:table-cell table:style-name="Table5.A2" office:value-type="string">
            <text:p text:style-name="P237">password</text:p>
          </table:table-cell>
          <table:table-cell table:style-name="Table5.B2" office:value-type="string">
            <text:p text:style-name="P437">Password required to connect</text:p>
          </table:table-cell>
        </table:table-row>
        <table:table-row table:style-name="Table5.1">
          <table:table-cell table:style-name="Table5.A2" office:value-type="string">
            <text:p text:style-name="P238">response_format</text:p>
          </table:table-cell>
          <table:table-cell table:style-name="Table5.B2" office:value-type="string">
            <text:p text:style-name="P437">Defaults to “xml”. Set to “txt” for output style matching the console command processor</text:p>
          </table:table-cell>
        </table:table-row>
      </table:table>
      <text:p text:style-name="P232"/>
      <text:p text:style-name="P436"><text:span text:style-name="T158">Set the appr</text:span><text:span text:style-name="T159">o</text:span><text:span text:style-name="T158">priate settings in your config.xml<text:line-break/>The default </text:span><text:span text:style-name="T159">config provided with the OpenAS2 application download </text:span><text:span text:style-name="T158"><text:s/>is set as shown below:<text:line-break/></text:span><text:span text:style-name="T468"><text:tab/><text:tab/></text:span><text:span text:style-name="T531">&lt;</text:span><text:span text:style-name="T559">commandProcessor</text:span><text:span text:style-name="T859"> </text:span><text:span text:style-name="T411">classname</text:span><text:span text:style-name="T468">=</text:span><text:span text:style-name="T324">"org.openas2.cmd.processor.SocketCommandProcessor"</text:span></text:p>
      <text:list xml:id="list1004415575" text:style-name="L64">
        <text:list-header>
          <text:p text:style-name="P806"><text:span text:style-name="T859"><text:tab/><text:tab/><text:tab/></text:span><text:span text:style-name="T411">portId</text:span><text:span text:style-name="T468">=</text:span><text:span text:style-name="T324">"14321"</text:span></text:p>
          <text:p text:style-name="P806"><text:soft-page-break/><text:span text:style-name="T859"><text:tab/><text:tab/><text:tab/></text:span><text:span text:style-name="T411">userid</text:span><text:span text:style-name="T468">=</text:span><text:span text:style-name="T324">"userID"</text:span></text:p>
          <text:p text:style-name="P806"><text:span text:style-name="T859"><text:tab/><text:tab/><text:tab/></text:span><text:span text:style-name="T411">password</text:span><text:span text:style-name="T468">=</text:span><text:span text:style-name="T324">"pWd"</text:span></text:p>
          <text:p text:style-name="P808"><text:span text:style-name="T859"><text:tab/><text:tab/><text:tab/></text:span><text:span text:style-name="T411">response_format</text:span><text:span text:style-name="T468">=</text:span><text:span text:style-name="T324">"xml"</text:span><text:span text:style-name="T531">/&gt;</text:span></text:p>
        </text:list-header>
      </text:list>
      <text:h text:style-name="P677" text:outline-level="3"><text:bookmark-start text:name="__RefHeading___Toc25563_4263463642"/><text:change text:change-id="ct105553125395504"/><text:change-start text:change-id="ct105553125395744"/>Client Side Configuration<text:bookmark-end text:name="__RefHeading___Toc25563_4263463642"/><text:change-end text:change-id="ct105553125395744"/><text:change text:change-id="ct105553125395264"/></text:h>
      <text:p text:style-name="P438">This section assumes you have configured the server side appropriately as explained in <text:change-start text:change-id="ct105553125395984"/><text:span text:style-name="T1049">the </text:span><text:change-end text:change-id="ct105553125395984"/>previous section<text:change text:change-id="ct105553125396464"/>.</text:p>
      <text:p text:style-name="P440"><text:span text:style-name="T147">The connection uses an anonymous secure socket cipher and may require changing this if your Java implementation does not support the default cipher which is </text:span>TLS_DH_anon_WITH_AES_256_CBC_SHA <text:span text:style-name="T617">for the latest release. This cipher is not available in older Java versions and it may be necessary to switch to </text:span>SSL_DH_anon_WITH_RC4_128_MD5</text:p>
      <text:p text:style-name="P440">To switch cipher <text:span text:style-name="T617">you will need to start the OpenAS2 </text:span><text:span text:style-name="T70">server</text:span><text:span text:style-name="T617"> and the remote command client passing the cipher name as a system property using the -D switch that can be added to the batch script that starts the application. The property must be named <text:s/>“</text:span><text:span text:style-name="T257">CmdProcessorSocketCipher</text:span><text:span text:style-name="T617">”. </text:span></text:p>
      <text:p text:style-name="P439"><text:span text:style-name="T617">e.g java -D</text:span><text:span text:style-name="T258">CmdProcessorSocketCipher=SSL_DH_anon_WITH_RC4_128_MD5 …</text:span></text:p>
      <text:h text:style-name="P701" text:outline-level="3"><text:bookmark-start text:name="__RefHeading___Toc25565_4263463642"/>Running on deployed server<text:bookmark-end text:name="__RefHeading___Toc25565_4263463642"/></text:h>
      <text:p text:style-name="P229"><text:span text:style-name="T936">There is a Unix script that is part of the standard OpenAS2 release package to allow easy use of the remote command processor. The script is: </text:span><text:span text:style-name="T111">remote_connect.sh</text:span></text:p>
      <text:p text:style-name="P234">A similar Windows script should be simple to create.</text:p>
      <text:p text:style-name="P234">It may be necessary to set the script to executable if for some reason it does not extract from the deployment package as executable.</text:p>
      <text:p text:style-name="P231">Run the script without parameters to get the usage information to use this script. It is ideal for when deploying the OpenAS2 server as a daemon or service and the consol<text:change text:change-id="ct105553125396224"/>e logger is therefore disabled.</text:p>
      <text:h text:style-name="P702" text:outline-level="3"><text:bookmark-start text:name="__RefHeading___Toc25567_4263463642"/>Running on a separate server<text:bookmark-end text:name="__RefHeading___Toc25567_4263463642"/></text:h>
      <text:p text:style-name="P231"><text:span text:style-name="T939">F</text:span>ollow the steps below t<text:span text:style-name="T937">o connect to the OpenAS2 server using the remote tool from a separate machine:</text:span></text:p>
      <text:list xml:id="list73749387760253" text:continue-numbering="true" text:style-name="L64">
        <text:list-item>
          <text:p text:style-name="P850">Download the OpenAS2 remote tool jar (choose the appropriate jar version from here: https://mvnrepository.com/artifact/net.sf.openas2/openas2-remote) <text:span text:style-name="T936">or extract it </text:span><text:change text:change-id="ct105553125397184"/><text:change-start text:change-id="ct105553125397424"/><text:span text:style-name="T936">from</text:span><text:change-end text:change-id="ct105553125397424"/><text:span text:style-name="T936"> the &lt;installDir&gt;/bin/remote folder of your installed version.</text:span></text:p>
        </text:list-item>
        <text:list-item>
          <text:p text:style-name="P963"><text:span text:style-name="T158">Save the jar to a directory (for example </text:span><text:span text:style-name="T79">/</text:span><text:span text:style-name="T158">OpenAS2Remote</text:span><text:change text:change-id="ct105553125397664"/><text:change-start text:change-id="ct105553125397904"/><text:span text:style-name="T158">)</text:span><text:change-end text:change-id="ct105553125397904"/></text:p>
        </text:list-item>
        <text:list-item>
          <text:p text:style-name="P809">Run your OpenAS2 server.</text:p>
        </text:list-item>
        <text:list-item>
          <text:p text:style-name="P809">On the machine where you have installed the remote jar run this command:<text:line-break/><text:span text:style-name="T674">java [-cp /path/to/remote/jar/openas2-remote-x.x.x.jar] org.openas2.remote.CommandLine &lt;hostname of machine running OpenAS2 server&gt; <text:s/>&lt;portId&gt; &lt;userid&gt; &lt;password&gt;<text:line-break/> - the “-cp </text:span><text:span text:style-name="T691">path/</text:span><text:span text:style-name="T674">etc...“ is not nbecessary if you have the jar in the current directory you are rnning the java command from<text:line-break/>- use “localhost” if running on the same machine as the OpenAS2 server for the “hostname”</text:span></text:p>
        </text:list-item>
        <text:list-item>
          <text:p text:style-name="P810"><text:span text:style-name="T674">See here for executing commands: </text:span><text:span text:style-name="T674"><text:bookmark-ref text:reference-format="text" text:ref-name="__RefHeading___Toc4503_2145116181">Command Entry</text:bookmark-ref></text:span></text:p>
        </text:list-item>
        <text:list-item>
          <text:p text:style-name="P811">Use “shutdown” to terminate the OpenAS2 server.</text:p>
        </text:list-item>
        <text:list-item>
          <text:p text:style-name="P805"><text:span text:style-name="T692">Use “exit” command </text:span><text:span text:style-name="T693">to terminate the remote command processor.</text:span></text:p>
        </text:list-item>
      </text:list>
      <text:h text:style-name="P703" text:outline-level="3"><text:bookmark-start text:name="__RefHeading___Toc25655_4263463642"/><text:soft-page-break/>Commands<text:bookmark-end text:name="__RefHeading___Toc25655_4263463642"/></text:h>
      <text:p text:style-name="P441">The socket command processor uses the same commands as the console command processor.</text:p>
      <text:p text:style-name="P441">The one difference is the “<text:change-start text:change-id="ct105553125398144"/><text:span text:style-name="T81">exit</text:span><text:change-end text:change-id="ct105553125398144"/>” command. If the “<text:change-start text:change-id="ct105553125396944"/><text:span text:style-name="T81">exit</text:span><text:change-end text:change-id="ct105553125396944"/>” command is entered on the remote command processor it exits the remote command processor. To shut down the OpenAS2 server remotely use the “<text:change-start text:change-id="ct105553125398384"/><text:span text:style-name="T81">shutdown</text:span><text:change-end text:change-id="ct105553125398384"/>” command.</text:p>
      <text:p text:style-name="P442">To see a list of commands to run type “?” and press &lt;ENTER&gt; key.<text:change-start text:change-id="ct105553125398624"/></text:p>
      <text:h text:style-name="Heading_20_2" text:outline-level="2"><text:bookmark-start text:name="__RefHeading___Toc18184_4015661561"/><text:change-end text:change-id="ct105553125398624"/><text:change-start text:change-id="ct105553125398864"/>REST API <text:span text:style-name="T1052">Command Processor</text:span><text:bookmark-end text:name="__RefHeading___Toc18184_4015661561"/></text:h>
      <text:p text:style-name="P597">There is a UI implementation to use the rest API in the WebUI folder of the code base in Github:</text:p>
      <text:p text:style-name="P597"><text:a xlink:type="simple" xlink:href="https://github.com/OpenAS2/OpenAs2App/tree/master/WebUI" text:style-name="Internet_20_link" text:visited-style-name="Visited_20_Internet_20_Link">https://github.com/OpenAS2/OpenAs2App/tree/master/WebUI</text:a></text:p>
      <text:p text:style-name="P598">To use it follow the instructions in the README file in that folder.</text:p>
      <text:h text:style-name="P704" text:outline-level="3"><text:bookmark-start text:name="__RefHeading___Toc18186_4015661561"/>Server Side Configuration<text:bookmark-end text:name="__RefHeading___Toc18186_4015661561"/></text:h>
      <text:p text:style-name="P580">The REST API command processor works by default on port TLS/SSL 8443, and works as a HTTP/REST access layer over the Command Processor interfaces. It exposes endpoints for each available command under the path <text:s/>“/api”.</text:p>
      <text:p text:style-name="P187"><text:span text:style-name="T931">The</text:span> socket listener allow<text:span text:style-name="T931">s</text:span> remote connection to the OpenAS2 server to execute commands <text:span text:style-name="T931">in the same way that can be done via the console </text:span><text:span text:style-name="T1048">on the sever</text:span>. The OpenAS2 remote application is part of the application package but is not necessary to use it if you have no remote access requirement and should be <text:span text:style-name="T1047">left </text:span>disabled in the config.xml file. <text:span text:style-name="T1047">If you wish to use it then</text:span><text:span text:style-name="T119"> </text:span><text:span text:style-name="T602">set</text:span><text:span text:style-name="T118"> </text:span><text:span text:style-name="T602">the</text:span><text:span text:style-name="T118"> enabled </text:span><text:span text:style-name="T602">property</text:span><text:span text:style-name="T118"> </text:span><text:span text:style-name="T602">for this</text:span><text:span text:style-name="T118"> </text:span><text:span text:style-name="T602">component to “true”:</text:span></text:p>
      <text:p text:style-name="P187"><text:span text:style-name="T415">restapi</text:span><text:span text:style-name="T414">.command.processor.enabled</text:span><text:span text:style-name="T469">=</text:span><text:span text:style-name="T313">"</text:span><text:span text:style-name="T319">tru</text:span><text:span text:style-name="T313">e"</text:span> </text:p>
      <text:p text:style-name="P235">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35"><text:change-end text:change-id="ct105553125398864"/></text:p>
      <table:table table:name="Table6" table:style-name="Table6">
        <table:table-column table:style-name="Table6.A"/>
        <table:table-column table:style-name="Table6.B"/>
        <table:table-row>
          <table:table-cell table:style-name="Table6.A1" office:value-type="string">
            <text:p text:style-name="P593"><text:change-start text:change-id="ct105553125399344"/>REST Command Processor <text:s/>Attribute<text:change-end text:change-id="ct105553125399344"/></text:p>
          </table:table-cell>
          <table:table-cell table:style-name="Table6.B1" office:value-type="string">
            <text:p text:style-name="P593"><text:change-start text:change-id="ct105553125399104"/>Notes<text:change-end text:change-id="ct105553125399104"/></text:p>
          </table:table-cell>
        </table:table-row>
        <table:table-row>
          <table:table-cell table:style-name="Table6.A2" office:value-type="string">
            <text:p text:style-name="P239"><text:change-start text:change-id="ct105553125679552"/>baseuri<text:change-end text:change-id="ct105553125679552"/></text:p>
          </table:table-cell>
          <table:table-cell table:style-name="Table6.B2" office:value-type="string">
            <text:p text:style-name="Standard"><text:change-start text:change-id="ct105553125680032"/>The <text:span text:style-name="T1053">ba</text:span>se url used to expose the API. <text:span text:style-name="T1053">T</text:span>he format <text:span text:style-name="T1053">is</text:span>:</text:p>
            <text:p text:style-name="Standard">&lt;schema&gt;://&lt;address&gt;:&lt;tcp-port&gt;/</text:p>
            <text:p text:style-name="Standard">Where:</text:p>
            <text:list text:style-name="WWNum72">
              <text:list-item>
                <text:p text:style-name="P813">schema: is either “http” or “https”</text:p>
              </text:list-item>
              <text:list-item>
                <text:p text:style-name="P813">address: is the IP address or DNS hostname of the network interface to bind to</text:p>
              </text:list-item>
              <text:list-item>
                <text:p text:style-name="P813">tcp-port: is the TCP port to bind the server to</text:p>
              </text:list-item>
            </text:list>
            <text:p text:style-name="Standard">To listen to all available interfaces the default address: 0.0.0.0<text:change-end text:change-id="ct105553125680032"/></text:p>
          </table:table-cell>
        </table:table-row>
        <table:table-row>
          <table:table-cell table:style-name="Table6.A2" office:value-type="string">
            <text:p text:style-name="P239"><text:change-start text:change-id="ct105553125679792"/>userid<text:change-end text:change-id="ct105553125679792"/></text:p>
          </table:table-cell>
          <table:table-cell table:style-name="Table6.B2" office:value-type="string">
            <text:p text:style-name="P593"><text:change-start text:change-id="ct105553125680272"/>User ID required to connect<text:change-end text:change-id="ct105553125680272"/></text:p>
          </table:table-cell>
        </table:table-row>
        <text:soft-page-break/>
        <table:table-row>
          <table:table-cell table:style-name="Table6.A2" office:value-type="string">
            <text:p text:style-name="P239"><text:change-start text:change-id="ct105553125680512"/>password<text:change-end text:change-id="ct105553125680512"/></text:p>
          </table:table-cell>
          <table:table-cell table:style-name="Table6.B2" office:value-type="string">
            <text:p text:style-name="P593"><text:change-start text:change-id="ct105553125680752"/>Password required to connect<text:change-end text:change-id="ct105553125680752"/></text:p>
          </table:table-cell>
        </table:table-row>
        <table:table-row>
          <table:table-cell table:style-name="Table6.A2" office:value-type="string">
            <text:p text:style-name="P239"><text:change-start text:change-id="ct105553125680992"/>ssl_protocol<text:change-end text:change-id="ct105553125680992"/></text:p>
          </table:table-cell>
          <table:table-cell table:style-name="Table6.B2" office:value-type="string">
            <text:p text:style-name="P593"><text:change-start text:change-id="ct105553125681232"/>Defines the SSL/TLS protocol and version to be used for SSL/TLS support<text:change-end text:change-id="ct105553125681232"/></text:p>
          </table:table-cell>
        </table:table-row>
        <table:table-row>
          <table:table-cell table:style-name="Table6.A2" office:value-type="string">
            <text:p text:style-name="P239"><text:change-start text:change-id="ct105553125681472"/>ssl_keystore<text:change-end text:change-id="ct105553125681472"/></text:p>
          </table:table-cell>
          <table:table-cell table:style-name="Table6.B2" office:value-type="string">
            <text:p text:style-name="P593"><text:change-start text:change-id="ct105553125681712"/>Defines the KeyStore used to find the Public/Private key for SSL/TLS<text:change-end text:change-id="ct105553125681712"/></text:p>
          </table:table-cell>
        </table:table-row>
        <table:table-row>
          <table:table-cell table:style-name="Table6.A2" office:value-type="string">
            <text:p text:style-name="P239"><text:change-start text:change-id="ct105553125681952"/>ssl_keystore_password<text:change-end text:change-id="ct105553125681952"/></text:p>
          </table:table-cell>
          <table:table-cell table:style-name="Table6.B2" office:value-type="string">
            <text:p text:style-name="P593"><text:change-start text:change-id="ct105553125682192"/>Defines the password of the KeyStore used to find the Public/Private key for SSL/TLS<text:change-end text:change-id="ct105553125682192"/></text:p>
          </table:table-cell>
        </table:table-row>
      </table:table>
      <text:p text:style-name="P235"><text:change-start text:change-id="ct105553125682672"/></text:p>
      <text:p text:style-name="Standard"><text:span text:style-name="T136">Set the appropriate settings in your config.xml<text:line-break/>The default config provided with the OpenAS2 application download is set as shown below:<text:line-break/></text:span><text:span text:style-name="T501"><text:tab/></text:span><text:span text:style-name="T544">&lt;</text:span><text:span text:style-name="T561">commandProcessor</text:span></text:p>
      <text:p text:style-name="Standard"><text:span text:style-name="T561"><text:s text:c="10"/></text:span><text:span text:style-name="T404">classname</text:span><text:span text:style-name="T472">=</text:span><text:span text:style-name="T326">"org.openas2.cmd.processor.RestCommandProcessor"</text:span><text:span text:style-name="T863"> </text:span></text:p>
      <text:p text:style-name="P28"><text:span text:style-name="T858"><text:s text:c="10"/></text:span><text:span text:style-name="T403">enabled</text:span><text:span text:style-name="T464">=</text:span><text:span text:style-name="T293">"$properties.restapi.command.processor.enabled$"</text:span></text:p>
      <text:p text:style-name="P28"><text:span text:style-name="T858"><text:s text:c="10"/></text:span><text:span text:style-name="T403">baseuri</text:span><text:span text:style-name="T464">=</text:span><text:span text:style-name="T293">"https://localhost:8443"</text:span><text:span text:style-name="T858"> </text:span></text:p>
      <text:p text:style-name="P28"><text:span text:style-name="T858"><text:s text:c="10"/></text:span><text:span text:style-name="T403">ssl_protocol</text:span><text:span text:style-name="T464">=</text:span><text:span text:style-name="T293">"TLS"</text:span></text:p>
      <text:p text:style-name="P28"><text:span text:style-name="T858"><text:s text:c="10"/></text:span><text:span text:style-name="T403">ssl_keystore</text:span><text:span text:style-name="T464">=</text:span><text:span text:style-name="T293">"%home%/ssl_certs.jks"</text:span></text:p>
      <text:p text:style-name="P28"><text:span text:style-name="T858"><text:s text:c="10"/></text:span><text:span text:style-name="T403">ssl_keystore_password</text:span><text:span text:style-name="T464">=</text:span><text:span text:style-name="T293">"testas2"</text:span></text:p>
      <text:p text:style-name="P28"><text:span text:style-name="T858"><text:s text:c="10"/></text:span><text:span text:style-name="T403">userid</text:span><text:span text:style-name="T464">=</text:span><text:span text:style-name="T293">"userID"</text:span><text:span text:style-name="T858"> </text:span></text:p>
      <text:p text:style-name="P592"><text:span text:style-name="T863"><text:s text:c="10"/></text:span><text:span text:style-name="T404">password</text:span><text:span text:style-name="T472">=</text:span><text:span text:style-name="T326">"pWd"</text:span><text:span text:style-name="T863"> </text:span><text:span text:style-name="T534">/&gt;</text:span></text:p>
      <text:h text:style-name="Heading_20_3" text:outline-level="3"><text:bookmark-start text:name="__RefHeading___Toc18188_4015661561"/>Using the REST API<text:bookmark-end text:name="__RefHeading___Toc18188_4015661561"/></text:h>
      <text:p text:style-name="P595"><text:span text:style-name="T1054">T</text:span>he REST API module is just an access layer to the Commands API of OpenAS2. Therefore follows the same convention as the OpenAS2 commands listed on /Server/src/config/commands.xml.</text:p>
      <text:p text:style-name="P595">It can List, View, Delete, and Add: Partners, Partnerships &amp; Certificates. Set different log levels and Refresh the Configuration from File or Store the in memory configuration to files.</text:p>
      <text:p text:style-name="P595">All the endpoints are exposed under the /api path <text:span text:style-name="T1054">in the format shown below</text:span>:</text:p>
      <text:p text:style-name="P596">GET|POST /api/&lt;command-group&gt;/&lt;command-method&gt;</text:p>
      <text:p text:style-name="P595"/>
      <text:p text:style-name="P595">For example, <text:span text:style-name="T1054">f</text:span>rom the <text:span text:style-name="T1054">c</text:span>onsole module you could list the existing loaded partners like so:</text:p>
      <text:p text:style-name="P596"># partner list</text:p>
      <text:p text:style-name="P595">The equivalent for the API would be:</text:p>
      <text:p text:style-name="P596">GET /api/partner/list</text:p>
      <text:p text:style-name="P595">Any HTTP Client should be capable of making requests to the API provided it can generate the correct payload and headers. POSTMAN (https://www.postman.com/) is a well-known tool used to test APIs. <text:span text:style-name="T1054">T</text:span>he following example to check the server version and API availability <text:span text:style-name="T1054">is</text:span> based on the default configuration:</text:p>
      <text:p text:style-name="P594">Request:</text:p>
      <text:p text:style-name="P591"><text:span text:style-name="T503">curl --location --request GET </text:span><text:span text:style-name="T353">'https://localhost:8443/api'</text:span></text:p>
      <text:p text:style-name="P594"/>
      <text:p text:style-name="P594"><text:soft-page-break/>Response:</text:p>
      <text:p text:style-name="P158">{</text:p>
      <text:p text:style-name="P591"><text:span text:style-name="T503"><text:s text:c="4"/></text:span><text:span text:style-name="T1050">"type"</text:span><text:span text:style-name="T503">: </text:span><text:span text:style-name="T1051">"OK"</text:span><text:span text:style-name="T503">,</text:span></text:p>
      <text:p text:style-name="P591"><text:span text:style-name="T503"><text:s text:c="4"/></text:span><text:span text:style-name="T1050">"results"</text:span><text:span text:style-name="T503">: [</text:span></text:p>
      <text:p text:style-name="P591"><text:span text:style-name="T503"><text:s text:c="8"/></text:span><text:span text:style-name="T1051">"OpenAS2 Server v3.0.0"</text:span></text:p>
      <text:p text:style-name="P158"><text:s text:c="4"/>],</text:p>
      <text:p text:style-name="P591"><text:span text:style-name="T503"><text:s text:c="4"/></text:span><text:span text:style-name="T1050">"result"</text:span><text:span text:style-name="T503">: </text:span><text:span text:style-name="T1051">"OpenAS2 Server v3.0.0\r\n"</text:span></text:p>
      <text:p text:style-name="P158">}<text:change-end text:change-id="ct105553125682672"/></text:p>
      <text:h text:style-name="P628" text:outline-level="1"><text:bookmark-start text:name="__RefHeading__838_428440488"/><text:bookmark text:name="variables"/>Dynamic Variables<text:bookmark-end text:name="__RefHeading__838_428440488"/></text:h>
      <text:p text:style-name="Text_20_body"><text:span text:style-name="T133">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3">are as follows:</text:span><text:change text:change-id="ct105553125682432"/><text:change-start text:change-id="ct105553125683152"/></text:p>
      <text:list text:style-name="L65">
        <text:list-item>
          <text:p text:style-name="P747"><text:span text:style-name="T41">$</text:span><text:span text:style-name="T73">properties</text:span><text:span text:style-name="T41">.xxx$</text:span> <text:span text:style-name="T752">- </text:span><text:span text:style-name="T1018">uses the value of an attribute </text:span><text:span text:style-name="T73">xxx</text:span><text:span text:style-name="T1018"> defined in the “properties”</text:span> <text:span text:style-name="T1018">section of the config.xml</text:span></text:p>
          <text:p text:style-name="P708"><text:span text:style-name="T41">where xxx is any valid </text:span><text:span text:style-name="T73">attribute name</text:span><text:span text:style-name="T41"><text:line-break/>for example:</text:span><text:span text:style-name="Citation"><text:span text:style-name="T81"> $</text:span></text:span><text:span text:style-name="Citation"><text:span text:style-name="T117">properties</text:span></text:span><text:span text:style-name="Citation"><text:span text:style-name="T81">.</text:span></text:span><text:span text:style-name="Citation"><text:span text:style-name="T117">storageDir</text:span></text:span><text:span text:style-name="Citation"><text:span text:style-name="T81">$ </text:span></text:span><text:span text:style-name="Citation"><text:span text:style-name="T137">- </text:span></text:span><text:span text:style-name="Citation"><text:span text:style-name="T160">gets the value of the </text:span></text:span><text:span text:style-name="Citation"><text:span text:style-name="T117">storageDir</text:span></text:span><text:span text:style-name="Citation"><text:span text:style-name="T160"> attribute.</text:span></text:span></text:p>
        </text:list-item>
        <text:list-item>
          <text:p text:style-name="P746"><text:change-end text:change-id="ct105553125683152"/><text:span text:style-name="T41">$date.xxx$</text:span> <text:span text:style-name="T752">- create date strings in a defined format</text:span> </text:p>
          <text:p text:style-name="P709">where <text:span text:style-name="T81">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40">4</text:span> digit year <text:line-break/> <text:s text:c="20"/><text:span text:style-name="Citation">$date.</text:span><text:span text:style-name="Citation"><text:span text:style-name="T940">MM</text:span></text:span><text:span text:style-name="Citation">$ </text:span>gets the <text:span text:style-name="T940">2</text:span> digit <text:span text:style-name="T940">month<text:line-break/> <text:s text:c="20"/></text:span><text:span text:style-name="Citation"><text:span text:style-name="T940">$date.dd$ </text:span></text:span><text:span text:style-name="T940">gets the 2 digit day of month</text:span></text:p>
          <text:p text:style-name="P748"><text:span text:style-name="T41">$msg.xxx.</text:span><text:span text:style-name="T42">yyy</text:span><text:span text:style-name="T41">$ </text:span><text:span text:style-name="T62">- </text:span><text:s/><text:span text:style-name="T584">accesses various information contained in</text:span> the <text:span text:style-name="T748">AS2</text:span> message.</text:p>
          <text:list>
            <text:list-header>
              <text:p text:style-name="P748"><text:span text:style-name="T750">Typically u</text:span>sed by <text:span text:style-name="T750">f</text:span>ile <text:span text:style-name="T750">m</text:span>odule<text:span text:style-name="T750">s</text:span> <text:span text:style-name="T748">to configure the name of files used to persist the message payload</text:span>. </text:p>
              <text:p text:style-name="P752">The “<text:span text:style-name="T81">xxx</text:span>” part can be any one of the following:</text:p>
            </text:list-header>
            <text:list-item>
              <text:p text:style-name="P714"><text:span text:style-name="T41">sender</text:span> – accesses the “sender” element of the partnership in use for the current message. “<text:span text:style-name="T81">yyy</text:span>” can be any attribute name within the “sender” element<text:line-break/><text:span text:style-name="T736">eg. </text:span><text:span text:style-name="T737">$msg.sender.as2_id$ - retrieves the AS2 ID of the sender of the message</text:span></text:p>
            </text:list-item>
            <text:list-item>
              <text:p text:style-name="P714"><text:span text:style-name="T41">receiver</text:span> - accesses the “receiver” element of the partnership in use for the current message. “<text:span text:style-name="T81">yyy</text:span>” can be any attribute name within the “receiver” element<text:line-break/><text:span text:style-name="T736">eg. </text:span><text:span text:style-name="T737">$msg.receiver.as2_id$ - retrieves the AS2 ID of the receiver of the message</text:span></text:p>
            </text:list-item>
            <text:list-item>
              <text:p text:style-name="P714"><text:span text:style-name="T41">attributes</text:span> – accesses any attributes on the message. T<text:span text:style-name="T585">he attribute </text:span>name<text:span text:style-name="T585"> is used in place of “</text:span><text:span text:style-name="T59">yyy</text:span><text:span text:style-name="T585">”<text:line-break/></text:span><text:span text:style-name="T736">e.g $msg.attribute</text:span><text:span text:style-name="T744">s</text:span><text:span text:style-name="T736">.filename$ accesses the name of the file contained in the AS2 message</text:span></text:p>
            </text:list-item>
            <text:list-item>
              <text:p text:style-name="P715"><text:span text:style-name="T41">headers</text:span> - accesses any headers on the message. T<text:span text:style-name="T585">he header </text:span>name<text:span text:style-name="T585"> is used in place of “</text:span><text:span text:style-name="T59">yyy</text:span><text:span text:style-name="T585">”<text:line-break/></text:span><text:span text:style-name="T736">e.g $msg.</text:span><text:span text:style-name="T738">headers</text:span><text:span text:style-name="T736">.</text:span><text:span text:style-name="T738">content-type</text:span><text:span text:style-name="T736">$ accesses the </text:span><text:span text:style-name="T738">content type</text:span><text:span text:style-name="T736"> </text:span><text:span text:style-name="T738">header for the</text:span><text:span text:style-name="T736"> AS2 message<text:line-break/>$msg.</text:span><text:span text:style-name="T738">headers</text:span><text:span text:style-name="T736">.</text:span><text:span text:style-name="T746">message-id</text:span><text:span text:style-name="T736">$ accesses the </text:span><text:span text:style-name="T746">Message-ID</text:span><text:span text:style-name="T736"> </text:span><text:span text:style-name="T738">header for the</text:span><text:span text:style-name="T736"> AS2 message</text:span></text:p>
            </text:list-item>
            <text:list-item>
              <text:p text:style-name="P716"><text:span text:style-name="T60">content-disposition</text:span><text:span text:style-name="T584"> - </text:span>used to access any <text:span text:style-name="T584">content-disposition </text:span>attribute in the <text:span text:style-name="T749">received </text:span>message <text:span text:style-name="T584">content disposition </text:span>where the attribute identifier is used in place of “<text:span text:style-name="T41">yyy</text:span>”<text:line-break/><text:soft-page-break/><text:span text:style-name="T739">e.g $msg.</text:span><text:span text:style-name="T738">content-disposition</text:span><text:span text:style-name="T739">.</text:span><text:span text:style-name="T738">fi</text:span><text:span text:style-name="T745">le</text:span><text:span text:style-name="T738">name</text:span><text:span text:style-name="T739">$ accesses the </text:span><text:span text:style-name="T738">name of the file received from the partner</text:span><text:span text:style-name="T739"> </text:span></text:p>
            </text:list-item>
          </text:list>
          <text:p text:style-name="P749"/>
          <text:p text:style-name="P746"><text:span text:style-name="T41">$mdn.</text:span><text:span text:style-name="T47">zzz</text:span><text:span text:style-name="T41">$</text:span> for message mdn parameters, used by EmailLogger and MDNFileModule </text:p>
          <text:p text:style-name="P707">where <text:span text:style-name="T47">zzz</text:span> can be any of the following values:</text:p>
          <text:list text:continue-numbering="true">
            <text:list-item>
              <text:p text:style-name="P707"><text:span text:style-name="T81">msg</text:span> – <text:span text:style-name="T586">requires “zzz” to be in the form “xxx.yyy” and can access data points as defined for $msg.xxx.yyy$ format dynamic variables above</text:span></text:p>
            </text:list-item>
            <text:list-item>
              <text:p text:style-name="P707"><text:span text:style-name="T81">sender</text:span> – <text:span text:style-name="T587">gets the as2_id of the sender</text:span></text:p>
            </text:list-item>
            <text:list-item>
              <text:p text:style-name="P710"><text:span text:style-name="T81">receiver</text:span> <text:s/>– <text:span text:style-name="T587">gets the as2_id of the receiver</text:span></text:p>
            </text:list-item>
            <text:list-item>
              <text:p text:style-name="P711">text - gets the text portion of the MDN</text:p>
            </text:list-item>
            <text:list-item>
              <text:p text:style-name="P711"><text:span text:style-name="T81">attributes</text:span> <text:s/>– <text:span text:style-name="T586">requires “zzz” to be in the form “xxx.yyy” and can access data points as defined for $msg.xxx.yyy$ format dynamic variables above</text:span></text:p>
            </text:list-item>
            <text:list-item>
              <text:p text:style-name="P711"><text:span text:style-name="T81">headers</text:span> – <text:span text:style-name="T586">requires “zzz” to be in the form “xxx.yyy” and can access data points as defined for $msg.xxx.yyy$ format dynamic variables above</text:span></text:p>
            </text:list-item>
          </text:list>
          <text:p text:style-name="P712"><text:line-break/><text:span text:style-name="T740">eg.</text:span><text:span text:style-name="T736">:</text:span><text:span text:style-name="Citation"><text:span text:style-name="T736"> $mdn.text$ </text:span></text:span><text:span text:style-name="T736">gets the text portion of the MDN </text:span></text:p>
          <text:p text:style-name="P750"><text:span text:style-name="T41">$</text:span><text:span text:style-name="T54">rand</text:span><text:span text:style-name="T41">.</text:span><text:span text:style-name="T47">zzz</text:span><text:span text:style-name="T41">$</text:span> <text:span text:style-name="T700">can be used on most strings to produce random strings.</text:span></text:p>
          <text:list text:continue-numbering="true">
            <text:list-header>
              <text:p text:style-name="P750"><text:span text:style-name="T700"><text:s/>Produces a random UUID or a 0 padded random number of a defined number of digits </text:span>where <text:span text:style-name="T586">zzz</text:span> can be any <text:span text:style-name="T700">string of any number of characters</text:span> </text:p>
            </text:list-header>
            <text:list-item>
              <text:p text:style-name="P717">if “<text:span text:style-name="T751">zzz”</text:span> is “UUID” or “uuid” (e.g $rand.UUID<text:span text:style-name="T718">$</text:span>) then it <text:span text:style-name="T701">produces a random UUID</text:span></text:p>
            </text:list-item>
            <text:list-item>
              <text:p text:style-name="P718">for any other string of characters other than UUID, the number of characters in the string determines the number of digits in the random number that is generated and will be zero padded</text:p>
              <text:p text:style-name="P718"><text:span text:style-name="T736">e.g $rand.1234</text:span><text:span text:style-name="T741">$</text:span><text:span text:style-name="T736"> </text:span><text:span text:style-name="Citation"><text:span text:style-name="T161">- </text:span></text:span><text:span text:style-name="Citation"><text:span text:style-name="T162">creates a </text:span></text:span><text:span text:style-name="Citation"><text:span text:style-name="T163">4 digit </text:span></text:span><text:span text:style-name="Citation"><text:span text:style-name="T162">random number between </text:span></text:span><text:span text:style-name="Citation"><text:span text:style-name="T161">000</text:span></text:span><text:span text:style-name="Citation"><text:span text:style-name="T162">0 and 9999</text:span></text:span></text:p>
              <text:p text:style-name="P713"><text:span text:style-name="T742"><text:tab/>$rand.ax1fg4c5$ </text:span><text:span text:style-name="Citation"><text:span text:style-name="T164">- </text:span></text:span><text:span text:style-name="Citation"><text:span text:style-name="T162">creates a</text:span></text:span><text:span text:style-name="Citation"><text:span text:style-name="T163">n</text:span></text:span><text:span text:style-name="Citation"><text:span text:style-name="T162"> </text:span></text:span><text:span text:style-name="Citation"><text:span text:style-name="T163">8 digit </text:span></text:span><text:span text:style-name="Citation"><text:span text:style-name="T162">random number between </text:span></text:span><text:span text:style-name="Citation"><text:span text:style-name="T164">0000000</text:span></text:span><text:span text:style-name="Citation"><text:span text:style-name="T162">0 and </text:span></text:span><text:span text:style-name="Citation"><text:span text:style-name="T164">9999</text:span></text:span><text:span text:style-name="Citation"><text:span text:style-name="T162">9999</text:span></text:span></text:p>
            </text:list-item>
          </text:list>
          <text:p text:style-name="P753"/>
          <text:p text:style-name="P751"><text:span text:style-name="T41">$exception.xxx$ </text:span><text:span text:style-name="T61">-</text:span>used by EmailLogger</text:p>
          <text:p text:style-name="P707">where <text:span text:style-name="T81">xxx</text:span> can be any of the following </text:p>
          <text:list text:continue-numbering="true">
            <text:list-item>
              <text:p text:style-name="P707">name <text:s/><text:span text:style-name="T752">- retrieves name of the exception</text:span></text:p>
            </text:list-item>
            <text:list-item>
              <text:p text:style-name="P707">message –<text:span text:style-name="T752"> retrieves the exception message</text:span></text:p>
            </text:list-item>
            <text:list-item>
              <text:p text:style-name="P707">trace –<text:span text:style-name="T752"> retrieves the trace log for the exception</text:span></text:p>
            </text:list-item>
          </text:list>
          <text:p text:style-name="P712"><text:line-break/><text:span text:style-name="T743">eg.</text:span><text:span text:style-name="T736">:</text:span><text:span text:style-name="Citation"><text:span text:style-name="T736"> $exception.trace$ </text:span></text:span><text:span text:style-name="T736">gets the trace log of the exception </text:span></text:p>
          <text:p text:style-name="P750"><text:span text:style-name="T41">$</text:span><text:span text:style-name="T61">component</text:span><text:span text:style-name="T41">.xxx$ </text:span><text:span text:style-name="T61">-</text:span>used <text:span text:style-name="T752">in module configuration</text:span></text:p>
          <text:p text:style-name="P713">where <text:span text:style-name="T81">xxx</text:span> can be any of the <text:span text:style-name="T75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2">config.xml file structure</text:span><text:bookmark-end text:name="__RefHeading__842_428440488"/></text:h>
      <text:p text:style-name="Text_20_body"/>
      <text:list xml:id="list2094358774" text:style-name="L66">
        <text:list-item>
          <text:p text:style-name="P968">Node: <text:span text:style-name="T81">properties</text:span></text:p>
        </text:list-item>
      </text:list>
      <text:p text:style-name="P555">Various properties can be defined here and accessible globally within the OpenAS2 application. See the standard config.xml for existing properties that are supported. Developers who create custom modules can pass config to those modules via the <text:soft-page-break/>properties and access them using Properties.getProperty(&lt;propertyName&gt;)</text:p>
      <text:list xml:id="list73750874300796" text:continue-numbering="true" text:style-name="L66">
        <text:list-item>
          <text:p text:style-name="P964">Node: <text:span text:style-name="T80">openas2 </text:span></text:p>
          <text:list>
            <text:list-item>
              <text:p text:style-name="P964">Node: <text:span text:style-name="T80">certificates </text:span></text:p>
              <text:list>
                <text:list-header>
                  <text:p text:style-name="P965"><text:line-break/><text:span text:style-name="T80">Attributes </text:span></text:p>
                  <text:p text:style-name="P754">classname </text:p>
                  <text:p text:style-name="P719">describes the Java class to process the certificate file. <text:line-break/>for example: <text:span text:style-name="Citation">org.openas2.cert.PKCS12CertificateFactory </text:span></text:p>
                  <text:p text:style-name="P754">filename </text:p>
                  <text:p text:style-name="P719">defines the file name containing the certificates <text:line-break/>for example: <text:span text:style-name="Citation">%home%/certs.p12 </text:span></text:p>
                  <text:p text:style-name="P754">password </text:p>
                  <text:p text:style-name="P719">opens the file using this password <text:line-break/>for example: <text:span text:style-name="Citation">test</text:span></text:p>
                  <text:list>
                    <text:list-item>
                      <text:list>
                        <text:list-header>
                          <text:p text:style-name="P720"><text:span text:style-name="Citation"><text:span text:style-name="T576">NOTE: this can be overriden using a java system property when starting the application: -Dorg.openas2.cert.Password=&lt;somePassword&gt;</text:span></text:span></text:p>
                        </text:list-header>
                      </text:list>
                    </text:list-item>
                  </text:list>
                  <text:p text:style-name="P754">interval </text:p>
                  <text:p text:style-name="P719">describes how often the file should be check up for updates. Specified in seconds. <text:line-break/>for example: <text:span text:style-name="Citation">300 </text:span></text:p>
                </text:list-header>
              </text:list>
            </text:list-item>
            <text:list-item>
              <text:p text:style-name="P964">Node: <text:span text:style-name="T80">partnerships </text:span><text:line-break/>Describes the OpenAS2 classes to handle the trading partner identifications. </text:p>
              <text:list>
                <text:list-header>
                  <text:p text:style-name="P965"><text:line-break/><text:span text:style-name="T80">Attributes </text:span></text:p>
                  <text:p text:style-name="P754">classname </text:p>
                  <text:p text:style-name="P719">describes the Java class to process the partnerships file <text:line-break/>for example: <text:span text:style-name="Citation">org.openas2.partner.XMLPartnershipFactory </text:span></text:p>
                  <text:p text:style-name="P754">defines the file name containing the partnerships definitions </text:p>
                  <text:p text:style-name="P719">describes <text:line-break/>for example: <text:span text:style-name="Citation">%home%/partnerships.xml </text:span></text:p>
                </text:list-header>
              </text:list>
            </text:list-item>
            <text:list-item>
              <text:p text:style-name="P964">Node: <text:span text:style-name="T80">loggers </text:span><text:line-break/>Describes the OpenAS2 logging classes to use. <text:span text:style-name="T8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64"/>
                </text:list-header>
                <text:list-item>
                  <text:p text:style-name="P964">Node: <text:span text:style-name="T80">logger </text:span>(for E-mail logging) <text:line-break/>Optional, if not specified no E-mail logging is performed. </text:p>
                  <text:list>
                    <text:list-header>
                      <text:p text:style-name="P965"><text:line-break/><text:span text:style-name="T80">Attributes </text:span></text:p>
                      <text:p text:style-name="P754">classname </text:p>
                      <text:p text:style-name="P719">describes the Java class to process E-mail logging <text:line-break/><text:soft-page-break/>for example: <text:span text:style-name="Citation">org.openas2.logging.EmailLogger </text:span></text:p>
                      <text:p text:style-name="P754">show (Optional) </text:p>
                      <text:p text:style-name="P719">describes what level of logging to handle </text:p>
                      <text:list>
                        <text:list-header>
                          <text:p text:style-name="P719">Possible values </text:p>
                        </text:list-header>
                        <text:list-item>
                          <text:p text:style-name="P719">all = all exceptions (terminated or not) and info </text:p>
                        </text:list-item>
                        <text:list-item>
                          <text:p text:style-name="P719">terminated = all terminated exceptions <text:span text:style-name="T80">Default value</text:span> </text:p>
                        </text:list-item>
                        <text:list-item>
                          <text:p text:style-name="P719">exceptions = all non-terminated exceptions </text:p>
                        </text:list-item>
                      </text:list>
                      <text:p text:style-name="P719"><text:line-break/>for example: <text:span text:style-name="Citation">terminated </text:span></text:p>
                      <text:p text:style-name="P754">from </text:p>
                      <text:p text:style-name="P719"><text:span text:style-name="T620">defines the source email address</text:span> <text:line-break/>for example: <text:span text:style-name="T621">logger@</text:span><text:span text:style-name="Citation">openas2.</text:span><text:span text:style-name="Citation"><text:span text:style-name="T620">org</text:span></text:span></text:p>
                      <text:p text:style-name="P755">from_<text:span text:style-name="T620">display</text:span> </text:p>
                      <text:p text:style-name="P721"><text:span text:style-name="T620">defines the displayed text of the source email address</text:span> <text:line-break/>for example: <text:span text:style-name="T620">O</text:span><text:span text:style-name="Citation">penas2 </text:span></text:p>
                      <text:p text:style-name="P755">to </text:p>
                      <text:p text:style-name="P719">de<text:span text:style-name="T621">fines the recipient email address</text:span> <text:line-break/>for example: <text:span text:style-name="Citation">your</text:span><text:span text:style-name="Citation"><text:span text:style-name="T622">@</text:span></text:span><text:span text:style-name="Citation">e-mailaddress.</text:span><text:span text:style-name="Citation"><text:span text:style-name="T622">com</text:span></text:span><text:span text:style-name="Citation"> </text:span></text:p>
                      <text:p text:style-name="P754">smtpserver </text:p>
                      <text:p text:style-name="P719">describes the SMTP server to process outgoing e-mail <text:line-break/>for example: <text:span text:style-name="Citation">mySillyMailerDot.com </text:span></text:p>
                      <text:p text:style-name="P756">smtp<text:span text:style-name="T623">port</text:span> </text:p>
                      <text:p text:style-name="P722">de<text:span text:style-name="T623">fin</text:span>es the SMTP server <text:span text:style-name="T623">port </text:span>to <text:span text:style-name="T623">connect to</text:span> <text:line-break/>for example: <text:span text:style-name="T623">587</text:span><text:span text:style-name="Citation"> </text:span></text:p>
                      <text:p text:style-name="P756">smtp<text:span text:style-name="T623">auth</text:span> </text:p>
                      <text:p text:style-name="P722">de<text:span text:style-name="T623">fin</text:span>es <text:span text:style-name="T623">whether authentication is required for </text:span>the SMTP server <text:span text:style-name="T623">(Possible values: true, false)</text:span><text:line-break/>for example: <text:span text:style-name="T623">true</text:span><text:span text:style-name="Citation"> </text:span></text:p>
                      <text:p text:style-name="P756">smtp<text:span text:style-name="T623">user</text:span> </text:p>
                      <text:p text:style-name="P722">de<text:span text:style-name="T623">fin</text:span>es <text:span text:style-name="T623">user name if authentication is required for </text:span>the SMTP server<text:line-break/></text:p>
                      <text:p text:style-name="P756">smtp<text:span text:style-name="T623">pwd</text:span> </text:p>
                      <text:p text:style-name="P722">de<text:span text:style-name="T623">fin</text:span>es <text:span text:style-name="T623">user password if authentication is required for </text:span>the SMTP server<text:line-break/></text:p>
                      <text:p text:style-name="P756">subject </text:p>
                      <text:p text:style-name="P723">describes the e-mail to the receiving party <text:line-break/>for example: <text:span text:style-name="Citation">$exception.name$: $exception.message$ <text:s/></text:span><text:span text:style-name="Citation"><text:span text:style-name="T625">(only relevant for specific exceptions type)</text:span></text:span></text:p>
                      <text:p text:style-name="P754">bodytemplate </text:p>
                      <text:p text:style-name="P719">defines the file that contains the body of the message <text:line-break/>for example: <text:span text:style-name="Citation">%home%/emailtemplate.txt </text:span></text:p>
                    </text:list-header>
                  </text:list>
                </text:list-item>
                <text:list-item>
                  <text:p text:style-name="P964">Node: <text:span text:style-name="T80">logger </text:span>(for file logging) <text:line-break/>Optional, if not specified no file logging is performed. </text:p>
                  <text:list>
                    <text:list-header>
                      <text:p text:style-name="P965"><text:line-break/><text:span text:style-name="T80">Attributes </text:span></text:p>
                      <text:p text:style-name="P754">classname </text:p>
                      <text:p text:style-name="P719">describes the Java class to log messages <text:line-break/>for example: <text:span text:style-name="Citation">org.openas2.logging.FileLogger </text:span></text:p>
                      <text:p text:style-name="P754">filename </text:p>
                      <text:p text:style-name="P719"><text:soft-page-break/>defines the name of the output log file.<text:line-break/>for example: <text:span text:style-name="Citation">%home%/log-$date.MMddyyyy$.txt </text:span></text:p>
                      <text:p text:style-name="P754">show (Optional) </text:p>
                      <text:p text:style-name="P719">describes what level of logging to handle </text:p>
                      <text:list>
                        <text:list-header>
                          <text:p text:style-name="P719">Possible values </text:p>
                        </text:list-header>
                        <text:list-item>
                          <text:p text:style-name="P719">all = all exceptions (terminated or not) and info <text:span text:style-name="T80">Default value</text:span> </text:p>
                        </text:list-item>
                        <text:list-item>
                          <text:p text:style-name="P719">terminated = all terminated exceptions </text:p>
                        </text:list-item>
                        <text:list-item>
                          <text:p text:style-name="P719">exceptions = all non-terminated exceptions </text:p>
                        </text:list-item>
                        <text:list-item>
                          <text:p text:style-name="P719">info = all info log entries </text:p>
                        </text:list-item>
                      </text:list>
                      <text:p text:style-name="P719"><text:line-break/>for example: <text:span text:style-name="Citation">terminated </text:span></text:p>
                    </text:list-header>
                  </text:list>
                </text:list-item>
                <text:list-item>
                  <text:p text:style-name="P964">Node: <text:span text:style-name="T80">logger </text:span>(for Console logging, writes to System.out) <text:line-break/>Optional, if not specified no console logging is performed. </text:p>
                  <text:list>
                    <text:list-header>
                      <text:p text:style-name="P965"><text:line-break/><text:span text:style-name="T80">Attributes </text:span></text:p>
                      <text:p text:style-name="P754">classname </text:p>
                      <text:p text:style-name="P719">describes the Java class to log messages <text:line-break/>for example: <text:span text:style-name="Citation">org.openas2.logging.ConsoleLogger </text:span></text:p>
                      <text:p text:style-name="P754">show (Optional) </text:p>
                      <text:p text:style-name="P719">describes what level of logging to handle </text:p>
                      <text:list>
                        <text:list-header>
                          <text:p text:style-name="P719">Possible values </text:p>
                        </text:list-header>
                        <text:list-item>
                          <text:p text:style-name="P719">all = all exceptions (terminated or not) and info <text:span text:style-name="T80">Default value</text:span> </text:p>
                        </text:list-item>
                        <text:list-item>
                          <text:p text:style-name="P719">terminated = all terminated exceptions </text:p>
                        </text:list-item>
                        <text:list-item>
                          <text:p text:style-name="P719">exceptions = all non-terminated exceptions </text:p>
                        </text:list-item>
                        <text:list-item>
                          <text:p text:style-name="P719">info = all info log entries </text:p>
                        </text:list-item>
                      </text:list>
                      <text:p text:style-name="P719"><text:line-break/>for example: <text:span text:style-name="Citation">info </text:span></text:p>
                    </text:list-header>
                  </text:list>
                </text:list-item>
              </text:list>
            </text:list-item>
            <text:list-item>
              <text:p text:style-name="P964">Node: <text:span text:style-name="T80">commands </text:span><text:line-break/>Describes the OpenAS2 command classes to use </text:p>
              <text:list>
                <text:list-header>
                  <text:p text:style-name="P965"><text:line-break/><text:span text:style-name="T80">Attributes </text:span></text:p>
                  <text:p text:style-name="P754">classname </text:p>
                  <text:p text:style-name="P71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54">filename </text:p>
                  <text:p text:style-name="P719">defines the name of the file command all possible commands <text:line-break/>for example: <text:span text:style-name="Citation">%home%/commands.xml </text:span></text:p>
                </text:list-header>
              </text:list>
            </text:list-item>
            <text:list-item>
              <text:p text:style-name="P964">Node: <text:span text:style-name="T80">processor </text:span><text:line-break/>Describes the OpenAS2 class to handle the message processors. </text:p>
              <text:list>
                <text:list-header>
                  <text:p text:style-name="P965"><text:line-break/><text:span text:style-name="T80">Attributes </text:span></text:p>
                  <text:p text:style-name="P754">classname </text:p>
                  <text:p text:style-name="P719">describes the default Java class to handle outgoing message <text:line-break/>for example: <text:span text:style-name="Citation">org.openas2.processor.DefaultProcessor </text:span></text:p>
                </text:list-header>
                <text:list-item>
                  <text:p text:style-name="P964">Node: <text:span text:style-name="T80">module </text:span><text:line-break/><text:soft-page-break/>Module that sends out AS2 messages. </text:p>
                  <text:list>
                    <text:list-header>
                      <text:p text:style-name="P965"><text:line-break/><text:span text:style-name="T80">Attributes </text:span></text:p>
                      <text:p text:style-name="P754">classname </text:p>
                      <text:p text:style-name="P719">describes the Java class to send outgoing Messages <text:line-break/>for example: <text:span text:style-name="Citation">org.openas2.processor.sender.AS2SenderModule </text:span></text:p>
                      <text:p text:style-name="P754"><text:span text:style-name="T1007">resend_max_</text:span>retr<text:span text:style-name="T1007">ies</text:span> </text:p>
                      <text:p text:style-name="P724">defines the number of attempts for sending a message, default is -1 <text:span text:style-name="T1007">(will continue until successful|)</text:span> <text:lin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54">connecttimeout </text:p>
                      <text:p text:style-name="P719">defines the millisecond count before a connection times out. default value is 30000 or 30 seconds. <text:line-break/>for example <text:span text:style-name="Citation">connecttimeout="60000"</text:span> will time out after 60 seconds. </text:p>
                      <text:p text:style-name="P754">readtimeout </text:p>
                      <text:p text:style-name="P719">defines the millisecond count before a read times out. default value is 30000 or 30 seconds. <text:line-break/>for example <text:span text:style-name="Citation">readtimeout="60000"</text:span> will time out after 60 seconds. </text:p>
                    </text:list-header>
                  </text:list>
                </text:list-item>
                <text:list-item>
                  <text:p text:style-name="P964">Node: <text:span text:style-name="T80">module </text:span><text:line-break/>Module that sends out AS2 MDNs. </text:p>
                  <text:list>
                    <text:list-header>
                      <text:p text:style-name="P965"><text:line-break/><text:span text:style-name="T80">Attributes </text:span></text:p>
                      <text:p text:style-name="P754">classname </text:p>
                      <text:p text:style-name="P719">describes the Java class to send <text:span text:style-name="T838">synchronous or asynchronous</text:span> MDN <text:line-break/>for example: <text:span text:style-name="Citation">org.openas2.processor.sender.MDNSenderModule </text:span></text:p>
                      <text:p text:style-name="P754">connecttimeout </text:p>
                      <text:p text:style-name="P719">defines the millisecond count before a connection times out. default value is 30000 or 30 seconds. <text:line-break/>for example <text:span text:style-name="Citation">connecttimeout="60000"</text:span> will time out after 60 seconds. </text:p>
                      <text:p text:style-name="P754">readtimeout </text:p>
                      <text:p text:style-name="P719">defines the millisecond count before a read times out. default value is 30000 or 30 seconds. <text:line-break/>for example <text:span text:style-name="Citation">readtimeout="60000"</text:span> will time out after 60 seconds. </text:p>
                    </text:list-header>
                  </text:list>
                </text:list-item>
                <text:list-item>
                  <text:p text:style-name="P964">Node: <text:span text:style-name="T8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65"><text:line-break/><text:span text:style-name="T80">Attributes </text:span></text:p>
                      <text:p text:style-name="P754">classname </text:p>
                      <text:p text:style-name="P719"><text:soft-page-break/>describes the Java class to process files to be sent to the AS2SenderModule for its delivery process. <text:line-break/>for example: <text:span text:style-name="Citation">org.openas2.processor.receiver.AS2DirectoryPollingModule </text:span></text:p>
                      <text:p text:style-name="P754">outboxdir </text:p>
                      <text:p text:style-name="P725">defines the directory where files are to be found. <text:line-break/>for example: <text:span text:style-name="Citation">$properties.storageBaseDir$/toPartnerA/</text:span><text:span text:style-name="Citation"><text:span text:style-name="T855">outbox</text:span></text:span><text:span text:style-name="Citation"> </text:span></text:p>
                      <text:p text:style-name="P757"><text:span text:style-name="T855">sent</text:span>dir </text:p>
                      <text:p text:style-name="P725">defines the directory where files <text:span text:style-name="T855">that are successfully sent will be stored</text:span>. <text:line-break/>for example: <text:span text:style-name="Citation">$properties.storageBaseDir$/$mdn.msg.sender.as2_id$-$mdn.msg.receiver.as2_id/sent/</text:span><text:span text:style-name="Citation"><text:span text:style-name="T941">$date.YYYY$/$date.MM$</text:span></text:span></text:p>
                      <text:p text:style-name="P758"><text:span text:style-name="T942">stored_sent_filename</text:span> </text:p>
                      <text:list>
                        <text:list-header>
                          <text:p text:style-name="P726"><text:span text:style-name="Citation">defines the </text:span><text:span text:style-name="Citation"><text:span text:style-name="T942">name used to store the file in the sentdir</text:span></text:span><text:span text:style-name="Citation"> </text:span><text:span text:style-name="Citation"><text:span text:style-name="T855">that are successfully sent (defaults to the message ID)</text:span></text:span><text:span text:style-name="Citation"><text:line-break/>for example: $msg.attributes.filename$-$date.YYYY$-$date.MM$</text:span></text:p>
                        </text:list-header>
                      </text:list>
                      <text:p text:style-name="P757"><text:span text:style-name="T582">fileextensionfilter</text:span> </text:p>
                      <text:p text:style-name="P727">defines the <text:span text:style-name="T582">extension of the file name if file filtering is required</text:span>. <text:line-break/><text:span text:style-name="T582">The system will prefix the text entered in this attribute with a period and only files matching that extension will be picked up by the polling module</text:span><text:line-break/>for example: <text:span text:style-name="T582">txt</text:span><text:span text:style-name="Citation"> <text:s/>- </text:span><text:span text:style-name="Citation"><text:span text:style-name="T583">this will only find files like test.txt but not mytxt</text:span></text:span></text:p>
                      <text:p text:style-name="P759">errordir </text:p>
                      <text:p text:style-name="P728">defines directory where files containing errors are redirected to. <text:line-break/>for example: <text:span text:style-name="Citation">$properties.storageBaseDir$/$mdn.msg.sender.as2_id$-$mdn.msg.receiver.as2_id/</text:span><text:span text:style-name="Citation"><text:span text:style-name="T941">error</text:span></text:span><text:span text:style-name="Citation">/</text:span><text:span text:style-name="Citation"><text:span text:style-name="T941">$date.YYYY$/$date.MM$</text:span></text:span></text:p>
                      <text:p text:style-name="P758"><text:span text:style-name="T942">stored_error_filename</text:span> </text:p>
                      <text:list text:continue-numbering="true">
                        <text:list-header>
                          <text:p text:style-name="P726"><text:span text:style-name="Citation">defines the </text:span><text:span text:style-name="Citation"><text:span text:style-name="T942">name used to store the file in the errordir</text:span></text:span><text:span text:style-name="Citation"> </text:span><text:span text:style-name="Citation"><text:span text:style-name="T855">that fail to send (defaults to the message ID)</text:span></text:span><text:span text:style-name="Citation"><text:line-break/>for example: $msg.attributes.filename$-$date.YYYY$-$date.MM$-$msg.headers.message-id$</text:span></text:p>
                        </text:list-header>
                      </text:list>
                      <text:p text:style-name="P754">interval </text:p>
                      <text:p text:style-name="P719">describes how often the directory is to be checked for work. Specified in seconds. Default is 30 seconds. <text:line-break/>for example: <text:span text:style-name="Citation">5 </text:span></text:p>
                      <text:p text:style-name="P754">delimiters </text:p>
                      <text:p text:style-name="P719">defines the characters used to parse the incoming file name. Characters are separate the tokens: sender, receiver and file id. <text:line-break/>for example: <text:span text:style-name="Citation">-. </text:span></text:p>
                      <text:p text:style-name="P754"><text:bookmark text:name="messageFormat"/>format </text:p>
                      <text:p text:style-name="P71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54">mimetype </text:p>
                      <text:p text:style-name="P719">describes the outgoing message mime message type. <text:line-break/><text:soft-page-break/>for example: <text:span text:style-name="Citation">application/EDI-X12 </text:span></text:p>
                    </text:list-header>
                  </text:list>
                </text:list-item>
                <text:list-item>
                  <text:p text:style-name="P964">Node: <text:span text:style-name="T80">module </text:span></text:p>
                  <text:list>
                    <text:list-header>
                      <text:p text:style-name="P965"><text:line-break/><text:span text:style-name="T80">Attributes </text:span></text:p>
                      <text:p text:style-name="P754">classname </text:p>
                      <text:p text:style-name="P71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54">outboxdir </text:p>
                      <text:p text:style-name="P719">defines the directory where outgoing message are defined. <text:line-break/>for example: <text:span text:style-name="Citation">%home%/toPartnerA/ </text:span></text:p>
                      <text:p text:style-name="P754">errordir </text:p>
                      <text:p text:style-name="P719">defines the directory where erroneous messages are left. <text:line-break/>for example: <text:span text:style-name="Citation">%home%/toPartnerA/error </text:span></text:p>
                      <text:p text:style-name="P754">interval </text:p>
                      <text:p text:style-name="P719">describes how often the incoming directory is searched. Defined in seconds, default is 30 seconds. <text:line-break/>for example: <text:span text:style-name="Citation">5 </text:span></text:p>
                      <text:p text:style-name="P754">defaults </text:p>
                      <text:p text:style-name="P719">describes the AS2 sender and receiver ids as defined in the partnership.xml file. <text:line-break/>for example: <text:span text:style-name="Citation">defaults="sender.as2_id=</text:span><text:span text:style-name="Citation"><text:span text:style-name="T885">MyCompany</text:span></text:span><text:span text:style-name="Citation">_</text:span><text:span text:style-name="Citation"><text:span text:style-name="T362">OID</text:span></text:span><text:span text:style-name="Citation">, receiver.as2_id=PartnerB_</text:span><text:span text:style-name="Citation"><text:span text:style-name="T362">OID</text:span></text:span><text:span text:style-name="Citation">" </text:span></text:p>
                      <text:p text:style-name="P754">protocol </text:p>
                      <text:p text:style-name="P719">describes the AS2 protocol, which is AS2. <text:line-break/>for example: <text:span text:style-name="Citation">as2 </text:span></text:p>
                      <text:p text:style-name="P754">mimetype </text:p>
                      <text:p text:style-name="P719">describes the outgoing message mime message type. <text:line-break/>for example: <text:span text:style-name="Citation">application/EDI-X12 </text:span></text:p>
                    </text:list-header>
                  </text:list>
                </text:list-item>
                <text:list-item>
                  <text:p text:style-name="P964">Node: <text:span text:style-name="T80">module </text:span></text:p>
                  <text:list>
                    <text:list-header>
                      <text:p text:style-name="P965"><text:line-break/><text:span text:style-name="T80">Attributes </text:span></text:p>
                      <text:p text:style-name="P754">classname </text:p>
                      <text:p text:style-name="P719">describes the Java class to process incoming MDNs <text:line-break/>for example: <text:span text:style-name="Citation">org.openas2.processor.storage.MDNFileModule </text:span></text:p>
                      <text:p text:style-name="P754">filename </text:p>
                      <text:p text:style-name="P719"><text:change text:change-id="ct105553125601472"/><text:change-start text:change-id="ct105553125602192"/><text:span text:style-name="T1015">defines the name of the file</text:span><text:change-end text:change-id="ct105553125602192"/> <text:change-start text:change-id="ct105553125602432"/><text:span text:style-name="T1015">that the MDN will be stored in. Can use dynamic placeholders.</text:span><text:change-end text:change-id="ct105553125602432"/><text:line-break/><text:change text:change-id="ct105553125602672"/><text:change-start text:change-id="ct105553125602912"/><text:span text:style-name="T1015">e.g</text:span><text:change-end text:change-id="ct105553125602912"/>: <text:span text:style-name="Citation">%home%/mdn/$date.yyyy$/$date.MM$/$mdn.msg.sender.as2_id$-$mdn.msg.receiver.as2_id$-$mdn.msg.headers.message-id$ </text:span></text:p>
                      <text:p text:style-name="P754">protocol </text:p>
                      <text:p text:style-name="P719">describes <text:line-break/>for example: <text:span text:style-name="Citation">as2 </text:span></text:p>
                      <text:p text:style-name="P754">tempdir </text:p>
                      <text:p text:style-name="P719">describes <text:line-break/>for example: <text:span text:style-name="Citation">%home%/temp </text:span></text:p>
                    </text:list-header>
                  </text:list>
                </text:list-item>
                <text:list-item>
                  <text:p text:style-name="P964">Node: <text:span text:style-name="T80">module </text:span>Defines the module to handle messages. </text:p>
                  <text:list>
                    <text:list-header>
                      <text:p text:style-name="P965"><text:soft-page-break/><text:line-break/><text:span text:style-name="T80">Attributes </text:span></text:p>
                      <text:p text:style-name="P754">classname </text:p>
                      <text:p text:style-name="P719">describes the Java class to process and store incoming messages <text:line-break/>for example: <text:span text:style-name="Citation">org.openas2.processor.storage.MessageFileModule </text:span></text:p>
                      <text:p text:style-name="P754">filename </text:p>
                    </text:list-header>
                    <text:list-item>
                      <text:p text:style-name="P729"><text:change-start text:change-id="ct105553125603392"/>describes the location and formatted filename of the stored <text:change-end text:change-id="ct105553125603392"/><text:change text:change-id="ct105553125603152"/><text:change-start text:change-id="ct105553125603632"/><text:span text:style-name="T1015">messages. Can use dynamic placeholders.</text:span><text:change-end text:change-id="ct105553125603632"/><text:span text:style-name="T1015"><text:line-break/>NOTE: this parameter can be overridden at partnership level using the </text:span><text:change-start text:change-id="ct105553125603872"/><text:span text:style-name="T1015">“</text:span><text:span text:style-name="T325">store_received_file_to</text:span><text:span text:style-name="T1015">” </text:span><text:span text:style-name="T1016">partnership parameter.</text:span><text:change-end text:change-id="ct105553125603872"/> <text:line-break/>for example: <text:span text:style-name="Citation">%home%/inbox/$msg.sender.as2_id$-$msg.receiver.as2_id$-$msg.headers.message-id$ </text:span></text:p>
                      <text:p text:style-name="P754">protocol </text:p>
                      <text:p text:style-name="P719">describes the AS2 protocol <text:line-break/>for example: <text:span text:style-name="Citation">as2 </text:span></text:p>
                      <text:p text:style-name="P754">tempdir (Optional) </text:p>
                      <text:p text:style-name="P719">defines temporary directory used to store MDNs during message processing. <text:line-break/>for example: <text:span text:style-name="Citation">%home%/temp </text:span></text:p>
                    </text:list-item>
                  </text:list>
                </text:list-item>
                <text:list-item>
                  <text:p text:style-name="P964">Node: <text:span text:style-name="T80">module </text:span></text:p>
                  <text:list>
                    <text:list-header>
                      <text:p text:style-name="P965"><text:line-break/><text:span text:style-name="T80">Attributes </text:span></text:p>
                      <text:p text:style-name="P754">classname </text:p>
                      <text:p text:style-name="P719">describes the Java class to process handle incoming <text:span text:style-name="T581">transfers</text:span> <text:line-break/>for example: <text:span text:style-name="Citation">org.openas2.processor.receiver.AS2ReceiverModule </text:span></text:p>
                      <text:p text:style-name="P760"><text:span text:style-name="T839">address</text:span> </text:p>
                      <text:p text:style-name="P730"><text:span text:style-name="T839">an optional attribute that </text:span>defines the <text:span text:style-name="T839">host name or ip address to bind the listener to on</text:span> the server. <text:span text:style-name="T839">It defaults to localhost (127.0.0.,1)</text:span> <text:line-break/>for example: <text:span text:style-name="T839">192.168.1.3</text:span><text:span text:style-name="Citation"> </text:span></text:p>
                      <text:p text:style-name="P754">port </text:p>
                      <text:p text:style-name="P719">defines the port the server listens on. <text:line-break/>for example: <text:span text:style-name="Citation">10080 </text:span></text:p>
                      <text:p text:style-name="P754">errordir </text:p>
                      <text:p text:style-name="P719">defines directory where invalid incoming messages are stored. <text:line-break/>for example: <text:span text:style-name="Citation">%home%/inbox/error </text:span></text:p>
                      <text:p text:style-name="P754">errorformat </text:p>
                      <text:p text:style-name="P731">defines the format of filenames for invalid incoming messages. <text:line-break/>for example: <text:span text:style-name="Citation">sender.as2_id, receiver.as2_id, headers.message-id</text:span></text:p>
                      <text:p text:style-name="P761"><text:span text:style-name="T575">protocol</text:span> </text:p>
                      <text:list>
                        <text:list-header>
                          <text:p text:style-name="P765">optional and defaults to “http” if not present</text:p>
                          <text:p text:style-name="P732"><text:span text:style-name="Citation"><text:span text:style-name="T166">set to “</text:span></text:span><text:span text:style-name="Citation"><text:span text:style-name="T575">https” </text:span></text:span><text:span text:style-name="Citation"><text:span text:style-name="T166">for SSL transport protocol</text:span></text:span><text:span text:style-name="Citation"><text:span text:style-name="T165"> </text:span></text:span></text:p>
                        </text:list-header>
                      </text:list>
                      <text:p text:style-name="P762"><text:span text:style-name="T577">ssl_protocol</text:span> </text:p>
                      <text:list text:continue-numbering="true">
                        <text:list-header>
                          <text:p text:style-name="P766">optional and defaults to “TLS” if not present</text:p>
                          <text:p text:style-name="P733"><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33"><text:span text:style-name="Citation"><text:span text:style-name="T168">for example: SSLv3</text:span></text:span></text:p>
                        </text:list-header>
                      </text:list>
                      <text:p text:style-name="P762"><text:span text:style-name="T576">ssl_keystore</text:span> </text:p>
                      <text:list text:continue-numbering="true">
                        <text:list-header>
                          <text:p text:style-name="P769">The name of the file including path containing SSL certificate</text:p>
                          <text:p text:style-name="P767"><text:soft-page-break/>only required for “protocol” attribute set to “https”</text:p>
                          <text:p text:style-name="P720"><text:span text:style-name="Citation"><text:span text:style-name="T167">for example: </text:span></text:span><text:span text:style-name="Citation"><text:span text:style-name="T575">%home%/ssl_certs.jks</text:span></text:span></text:p>
                        </text:list-header>
                      </text:list>
                      <text:p text:style-name="P763"><text:span text:style-name="T576">ssl_keystore_password</text:span> </text:p>
                      <text:list text:continue-numbering="true">
                        <text:list-header>
                          <text:p text:style-name="P769">The password to open the SSL keystore</text:p>
                          <text:p text:style-name="P767">only required for “protocol” attribute set to “https”</text:p>
                          <text:p text:style-name="P720"><text:span text:style-name="Citation"><text:span text:style-name="T167">for example: </text:span></text:span><text:span text:style-name="Citation"><text:span text:style-name="T576">mySecretPassword</text:span></text:span></text:p>
                          <text:p text:style-name="P720"><text:span text:style-name="Citation"><text:span text:style-name="T576">NOTE: this can be overriden using a java system property when starting the application: -Dorg.openas2.sslPassword=&lt;somePassword&gt;</text:span></text:span></text:p>
                        </text:list-header>
                      </text:list>
                    </text:list-header>
                  </text:list>
                </text:list-item>
                <text:list-item>
                  <text:p text:style-name="P966">Node: <text:span text:style-name="T80">module </text:span></text:p>
                  <text:list>
                    <text:list-header>
                      <text:p text:style-name="P967"><text:line-break/><text:span text:style-name="T80">Attributes </text:span></text:p>
                      <text:p text:style-name="P764">classname </text:p>
                      <text:p text:style-name="P734">describes the Java class to <text:span text:style-name="T581">send asynchronous MDN response</text:span> <text:line-break/>for example: <text:span text:style-name="Citation">org.openas2.processor.receiver.AS2</text:span><text:span text:style-name="Citation"><text:span text:style-name="T581">MDN</text:span></text:span><text:span text:style-name="Citation">ReceiverModule </text:span></text:p>
                      <text:p text:style-name="P760"><text:span text:style-name="T839">address</text:span> </text:p>
                      <text:p text:style-name="P730"><text:span text:style-name="T839">an optional attribute that </text:span>defines the <text:span text:style-name="T839">host name or ip address to bind the listener to on</text:span> the server. <text:span text:style-name="T839">It defaults to localhost (127.0.0.,1)</text:span> <text:line-break/>for example: <text:span text:style-name="T839">192.168.1.3</text:span><text:span text:style-name="Citation"> </text:span></text:p>
                      <text:p text:style-name="P764">port </text:p>
                      <text:p text:style-name="P734">defines the port the server listens on. <text:line-break/>for example: <text:span text:style-name="Citation">10080 </text:span></text:p>
                      <text:p text:style-name="P764"><text:span text:style-name="T575">protocol</text:span> </text:p>
                      <text:list>
                        <text:list-header>
                          <text:p text:style-name="P768">optional and defaults to “http” if not present</text:p>
                          <text:p text:style-name="P735"><text:span text:style-name="Citation"><text:span text:style-name="T166">set to “</text:span></text:span><text:span text:style-name="Citation"><text:span text:style-name="T575">https” </text:span></text:span><text:span text:style-name="Citation"><text:span text:style-name="T166">for SSL transport protocol</text:span></text:span><text:span text:style-name="Citation"><text:span text:style-name="T165"> </text:span></text:span></text:p>
                        </text:list-header>
                      </text:list>
                      <text:p text:style-name="P764"><text:span text:style-name="T577">ssl_protocol</text:span> </text:p>
                      <text:list text:continue-numbering="true">
                        <text:list-header>
                          <text:p text:style-name="P768">optional and defaults to “TLS” if not present</text:p>
                          <text:p text:style-name="P735"><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35"><text:span text:style-name="Citation"><text:span text:style-name="T168">for example: SSLv3</text:span></text:span></text:p>
                        </text:list-header>
                      </text:list>
                      <text:p text:style-name="P764"><text:span text:style-name="T576">ssl_keystore</text:span> </text:p>
                      <text:list text:continue-numbering="true">
                        <text:list-header>
                          <text:p text:style-name="P770">The name of the file including path containing SSL certificate</text:p>
                          <text:p text:style-name="P768">only required for “protocol” attribute set to “https”</text:p>
                          <text:p text:style-name="P735"><text:span text:style-name="Citation"><text:span text:style-name="T167">for example: </text:span></text:span><text:span text:style-name="Citation"><text:span text:style-name="T575">%home%/ssl_certs.jks</text:span></text:span></text:p>
                        </text:list-header>
                      </text:list>
                      <text:p text:style-name="P764"><text:span text:style-name="T576">ssl_keystore_password</text:span> </text:p>
                      <text:list text:continue-numbering="true">
                        <text:list-header>
                          <text:p text:style-name="P770">The password to open the SSL keystore</text:p>
                          <text:p text:style-name="P768">only required for “protocol” attribute set to “https”</text:p>
                          <text:p text:style-name="P735"><text:span text:style-name="Citation"><text:span text:style-name="T167">for example: </text:span></text:span><text:span text:style-name="Citation"><text:span text:style-name="T576">mySecretPassword</text:span></text:span></text:p>
                          <text:p text:style-name="P735"><text:span text:style-name="Citation"><text:span text:style-name="T57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13"><text:span text:style-name="Citation"/></text:p>
      <text:list xml:id="list73750253775126" text:continue-numbering="true" text:style-name="L66">
        <text:list-item>
          <text:list>
            <text:list-item>
              <text:list>
                <text:list-item>
                  <text:p text:style-name="P964">Node: <text:span text:style-name="T80">module </text:span></text:p>
                  <text:list>
                    <text:list-header>
                      <text:p text:style-name="P965"><text:line-break/><text:span text:style-name="T80">Attributes </text:span></text:p>
                      <text:p text:style-name="P754">classname </text:p>
                      <text:p text:style-name="P719">describes the Java class to <text:span text:style-name="T581">re</text:span>handle messages <text:line-break/>for example: <text:soft-page-break/><text:span text:style-name="Citation">org.openas2.processor.resender.DirectoryResenderModule </text:span></text:p>
                      <text:p text:style-name="P754">resenddir </text:p>
                      <text:p text:style-name="P719">defines the directory to find message to resend <text:line-break/>for example: <text:span text:style-name="Citation">%home%/resend </text:span></text:p>
                      <text:p text:style-name="P754">errordir </text:p>
                      <text:p text:style-name="P719">defines the director to store resend messages that are in error. <text:line-break/>for example: <text:span text:style-name="Citation">%home%/resend/error </text:span></text:p>
                      <text:p text:style-name="P754">resenddelay </text:p>
                      <text:p text:style-name="P736">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01"><text:span text:style-name="T131">This file</text:span> describe<text:span text:style-name="T131">s</text:span> you<text:span text:style-name="T131">r company</text:span> and your trading partners. This file requires modification to work with your application</text:p>
      <text:list text:style-name="L67">
        <text:list-item>
          <text:p text:style-name="P969">Node: <text:span text:style-name="T80">partnerships </text:span><text:line-break/>The root node. </text:p>
          <text:list>
            <text:list-item>
              <text:p text:style-name="P970">Node: <text:span text:style-name="T80">partner </text:span><text:line-break/>partner definition <text:line-break/><text:span text:style-name="T80">Attributes </text:span></text:p>
              <text:p text:style-name="P771">name </text:p>
              <text:p text:style-name="P737">partner name as defined in OpenAS2 configuration file. <text:line-break/><text:span text:style-name="Citation">PartnerA </text:span></text:p>
              <text:p text:style-name="P771">as2_id </text:p>
              <text:p text:style-name="P737">partner name as defined in partnership node <text:line-break/><text:span text:style-name="Citation">PartnerA </text:span></text:p>
              <text:p text:style-name="P771">x509_alias </text:p>
              <text:p text:style-name="P737">Alias as defined in certificate file <text:line-break/><text:span text:style-name="Citation"><text:span text:style-name="T885">partnera</text:span></text:span><text:span text:style-name="Citation"> </text:span></text:p>
              <text:p text:style-name="P771">email </text:p>
              <text:p text:style-name="P737">E-mail address of partner <text:line-break/><text:a xlink:type="simple" xlink:href="mailto:as2a@MySillyMailerServer.com" text:style-name="Internet_20_link" text:visited-style-name="Visited_20_Internet_20_Link"><text:span text:style-name="Citation">as2a@MySillyMailerServer.com</text:span></text:a></text:p>
              <text:p text:style-name="P738"><text:span text:style-name="Citation"/></text:p>
            </text:list-item>
            <text:list-item>
              <text:p text:style-name="P969">Node: <text:span text:style-name="T80">partnership </text:span><text:line-break/>defines partner relationships between sender and receiver </text:p>
              <text:list>
                <text:list-item>
                  <text:p text:style-name="P970">Node: <text:span text:style-name="T80">partnership </text:span><text:line-break/><text:span text:style-name="T80">Attributes </text:span></text:p>
                  <text:p text:style-name="P771">name </text:p>
                  <text:p text:style-name="P737">Unique name of partnership relation. See filename parsing above. <text:line-break/><text:span text:style-name="T885">MyCompany-</text:span><text:span text:style-name="Citation">PartnerA </text:span></text:p>
                </text:list-item>
                <text:list-item>
                  <text:p text:style-name="P970">Node: <text:span text:style-name="T80">sender </text:span><text:line-break/><text:span text:style-name="T80">Attributes </text:span></text:p>
                  <text:p text:style-name="P771">name </text:p>
                  <text:p text:style-name="P737">Unique name of Sender <text:line-break/><text:span text:style-name="T885">MyCompany</text:span><text:span text:style-name="Citation"> </text:span></text:p>
                </text:list-item>
                <text:list-item>
                  <text:p text:style-name="P970"><text:soft-page-break/>Node: <text:span text:style-name="T80">receiver </text:span><text:line-break/><text:span text:style-name="T80">Attributes </text:span></text:p>
                  <text:p text:style-name="P771">name </text:p>
                  <text:p text:style-name="P739">Unique name of receiver <text:line-break/><text:span text:style-name="T885">PartnerA</text:span><text:span text:style-name="Citation"> </text:span></text:p>
                  <text:p text:style-name="P970"><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69">Node: <text:span text:style-name="T80">attribute </text:span><text:line-break/><text:span text:style-name="T80">name </text:span>is <text:span text:style-name="T80">protocol </text:span>defines the protocol to use with this partner. <text:line-break/><text:span text:style-name="T80">value </text:span>is <text:span text:style-name="T80">as2 </text:span><text:line-break/><text:span text:style-name="Citation">name="protocol" value="as2" </text:span></text:p>
                </text:list-item>
                <text:list-item>
                  <text:p text:style-name="P969">Node: <text:span text:style-name="T80">attribute </text:span><text:line-break/><text:span text:style-name="T80">name </text:span>is <text:span text:style-name="T80">subject </text:span>defines text used in E-mail subject line <text:line-break/><text:span text:style-name="T80">value – </text:span><text:span text:style-name="T597">can use references to message parameters </text:span><text:span text:style-name="T598">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45">File $attributes.filename$ sent f</text:span></text:span><text:span text:style-name="Citation">rom </text:span><text:span text:style-name="Citation"><text:span text:style-name="T845">$sender.name$</text:span></text:span><text:span text:style-name="Citation"> to </text:span><text:span text:style-name="Citation"><text:span text:style-name="T845">$receiver.name$</text:span></text:span><text:span text:style-name="Citation">" </text:span></text:p>
                </text:list-item>
                <text:list-item>
                  <text:p text:style-name="P969">Node: <text:span text:style-name="T80">attribute </text:span><text:line-break/><text:span text:style-name="T80">name </text:span>is <text:span text:style-name="T80">as2_url </text:span>defines partners AS2 server's URL <text:line-break/><text:span text:style-name="T80">value </text:span><text:line-break/><text:span text:style-name="Citation">name="as2_url" value="http://www.MyPartnerAS2Machine.com:10080"/&gt; </text:span></text:p>
                </text:list-item>
                <text:list-item>
                  <text:p text:style-name="P972">Node: <text:span text:style-name="T80">attribute </text:span><text:line-break/><text:span text:style-name="T80">name </text:span>is <text:span text:style-name="T80">as2_mdn_to</text:span><text:span text:style-name="T589"> </text:span><text:span text:style-name="T590">when set this specifies that an MDN response is required and </text:span>defines <text:span text:style-name="T588">value of the “</text:span><text:span text:style-name="T275">"Disposition-Notification-To"</text:span> header <text:span text:style-name="T588">in the AS2 message sent to the partner. It is normally an email address but can be any string that is meaningful</text:span><text:line-break/><text:span text:style-name="T80">value </text:span><text:line-break/><text:span text:style-name="Citation">name="as2_mdn_to" value="</text:span><text:span text:style-name="Citation"><text:span text:style-name="T604">datamanager@mypartner.com</text:span></text:span><text:span text:style-name="Citation">" </text:span></text:p>
                </text:list-item>
                <text:list-item>
                  <text:p text:style-name="P969">Node: <text:span text:style-name="T80">attribute </text:span><text:line-break/><text:span text:style-name="T80">name </text:span>is <text:span text:style-name="T80">as2_receipt_option </text:span>defines asynchronous MDN server's URL <text:line-break/><text:span text:style-name="T80">value </text:span><text:line-break/><text:span text:style-name="Citation">name="as2_receipt_option" value="http://www.MyAS2Machine.com:10081" </text:span></text:p>
                </text:list-item>
                <text:list-item>
                  <text:p text:style-name="P969">Node: <text:span text:style-name="T80">attribute </text:span><text:line-break/><text:span text:style-name="T80">name </text:span>is <text:span text:style-name="T80">as2_mdn_options </text:span>defines MDN option values for E-mail header <text:line-break/><text:span text:style-name="T80">value </text:span><text:line-break/><text:span text:style-name="Citation">name="as2_mdn_options" value="signed-receipt-protocol=optional, pkcs7-signature; signed-receipt-micalg=optional, sha1" </text:span></text:p>
                </text:list-item>
                <text:list-item>
                  <text:p text:style-name="P969">Node: <text:span text:style-name="T80">attribute </text:span><text:line-break/><text:span text:style-name="T80">name </text:span>is <text:span text:style-name="T80">encrypt </text:span>defines encrypting algorithm name for E-mail header <text:line-break/><text:soft-page-break/><text:span text:style-name="T80">value </text:span><text:line-break/><text:span text:style-name="Citation">name="encrypt" value="3des" </text:span></text:p>
                  <text:p text:style-name="P973"><text:span text:style-name="Citation"><text:span text:style-name="T910">other option values: </text:span></text:span><text:span text:style-name="Citation">cast5, rc2_cbc, aes128, aes192, aes256</text:span></text:p>
                </text:list-item>
                <text:list-item>
                  <text:p text:style-name="P971"><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ntent_t</text:span></text:span><text:span text:style-name="Citation"><text:span text:style-name="T125">ransfer</text:span></text:span><text:span text:style-name="Citation"><text:span text:style-name="T80">_encoding </text:span></text:span><text:span text:style-name="Citation">defines what the header field should display <text:line-break/></text:span><text:span text:style-name="Citation"><text:span text:style-name="T80">value </text:span></text:span><text:span text:style-name="Citation">8bit (default), binary, ... <text:line-break/>name="content_transfer_encoding" value="binary" </text:span></text:p>
                </text:list-item>
                <text:list-item>
                  <text:p text:style-name="P974"><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ype</text:span></text:span><text:span text:style-name="Citation"><text:span text:style-name="T80"> </text:span></text:span><text:span text:style-name="Citation"><text:span text:style-name="T372">if defined it determines</text:span></text:span><text:span text:style-name="Citation"> what the </text:span><text:span text:style-name="Citation"><text:span text:style-name="T371">type of compression to use. Leave this attribute out if no compression is required</text:span></text:span><text:span text:style-name="Citation"><text:line-break/></text:span><text:span text:style-name="Citation"><text:span text:style-name="T80">value </text:span></text:span><text:span text:style-name="Citation"><text:span text:style-name="T371">ZLIB </text:span></text:span><text:span text:style-name="Citation">(default) – </text:span><text:span text:style-name="Citation"><text:span text:style-name="T372">no other supported options</text:span></text:span><text:span text:style-name="Citation"><text:line-break/>name="</text:span><text:span text:style-name="Citation"><text:span text:style-name="T371">compression_type</text:span></text:span><text:span text:style-name="Citation">" value="</text:span><text:span text:style-name="Citation"><text:span text:style-name="T372">ZLIB</text:span></text:span><text:span text:style-name="Citation">" </text:span></text:p>
                </text:list-item>
                <text:list-item>
                  <text:p text:style-name="P975"><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ext:span></text:span><text:span text:style-name="Citation"><text:span text:style-name="T127">mode</text:span></text:span><text:span text:style-name="Citation"><text:span text:style-name="T80"> </text:span></text:span><text:span text:style-name="Citation"><text:span text:style-name="T372">if defined it determines</text:span></text:span><text:span text:style-name="Citation"> </text:span><text:span text:style-name="Citation"><text:span text:style-name="T376">when compression occurs. If this attribute is not specified then compression occurs before signing.</text:span></text:span><text:span text:style-name="Citation"><text:line-break/></text:span><text:span text:style-name="Citation"><text:span text:style-name="T80">value</text:span></text:span><text:span text:style-name="Citation"> – “</text:span><text:span text:style-name="Citation"><text:span text:style-name="T376">compress-after-signing”</text:span></text:span><text:span text:style-name="Citation"><text:line-break/>name="</text:span><text:span text:style-name="Citation"><text:span text:style-name="T371">compression_mode</text:span></text:span><text:span text:style-name="Citation">" value="</text:span><text:span text:style-name="Citation"><text:span text:style-name="T376">compress-after-signing</text:span></text:span><text:span text:style-name="Citation">" </text:span><text:change-start text:change-id="ct105553125604832"/></text:p>
                </text:list-item>
                <text:list-item>
                  <text:p text:style-name="P976"><text:span text:style-name="Citation">Node: </text:span><text:span text:style-name="Citation"><text:span text:style-name="T80">attribute (optional) </text:span></text:span><text:span text:style-name="Citation"><text:line-break/></text:span><text:span text:style-name="Citation"><text:span text:style-name="T80">name : </text:span></text:span><text:span text:style-name="Citation"><text:s/></text:span><text:span text:style-name="Citation"><text:span text:style-name="T81">store_received_file_to<text:line-break/></text:span></text:span><text:span text:style-name="Citation"><text:span text:style-name="T116">I</text:span></text:span><text:span text:style-name="Citation"><text:span text:style-name="T372">f defined it </text:span></text:span><text:span text:style-name="Citation"><text:span text:style-name="T1016">overrides the </text:span></text:span><text:span text:style-name="Citation"><text:span text:style-name="T116">filename</text:span></text:span><text:span text:style-name="Citation"><text:span text:style-name="T1016"> parameter in the MessageFileModule</text:span></text:span><text:span text:style-name="Citation"><text:span text:style-name="T376">. </text:span></text:span><text:span text:style-name="Citation"><text:line-break/></text:span><text:span text:style-name="Citation"><text:span text:style-name="T80">value</text:span></text:span><text:span text:style-name="Citation"> – </text:span><text:span text:style-name="Citation"><text:span text:style-name="T1016">a string defining the full path and file name where the reeived files will be stored. It supports the use of dyn</text:span></text:span><text:span text:style-name="Citation"><text:span text:style-name="T1022">am</text:span></text:span><text:span text:style-name="Citation"><text:span text:style-name="T1016">ic variables in the string. </text:span></text:span><text:span text:style-name="Citation"><text:line-break/>name="</text:span><text:span text:style-name="Citation"><text:span text:style-name="T81">store_received_file_to</text:span></text:span><text:span text:style-name="Citation">" value="</text:span><text:span text:style-name="Citation"><text:span text:style-name="T313">$properties.storageDir</text:span></text:span><text:span text:style-name="Citation"><text:span text:style-name="T318">$</text:span></text:span><text:span text:style-name="Citation"><text:span text:style-name="T313">/data/$msg.sender.as2_id$/inbox/$msg.sender.as2_id$_</text:span></text:span><text:span text:style-name="Citation"><text:span text:style-name="T318">$rand.12345$_</text:span></text:span><text:span text:style-name="Citation"><text:span text:style-name="T313">$msg.content-disposition.filename$</text:span></text:span><text:span text:style-name="Citation">" </text:span><text:change-end text:change-id="ct105553125604832"/></text:p>
                </text:list-item>
              </text:list>
            </text:list-item>
          </text:list>
        </text:list-item>
      </text:list>
      <text:h text:style-name="P629" text:outline-level="1"><text:bookmark-start text:name="__RefHeading__846_428440488"/>Appendix: <text:span text:style-name="T172">command</text:span>.xml file structure<text:bookmark-end text:name="__RefHeading__846_428440488"/></text:h>
      <text:p text:style-name="P458">List of commands available to the OpenAS2 server Application. </text:p>
      <text:list text:style-name="L68">
        <text:list-item>
          <text:p text:style-name="P977">Node: <text:span text:style-name="T80">commands </text:span>the root node </text:p>
          <text:list>
            <text:list-item>
              <text:p text:style-name="P978">Node: <text:span text:style-name="T80">multicommand </text:span></text:p>
              <text:p text:style-name="P979">attribute </text:p>
              <text:p text:style-name="P772">name </text:p>
              <text:p text:style-name="P740">value "cert|part", certificate commands or partnership commands </text:p>
              <text:p text:style-name="P772">description </text:p>
              <text:p text:style-name="P740">value is some useful text </text:p>
              <text:list>
                <text:list-item>
                  <text:p text:style-name="P978">Node: <text:span text:style-name="T80">command </text:span></text:p>
                  <text:p text:style-name="P980"><text:soft-page-break/>attribute </text:p>
                  <text:p text:style-name="P773">classname </text:p>
                  <text:p text:style-name="P741">value is a OpenAS2 classname that will process a command</text:p>
                </text:list-item>
              </text:list>
            </text:list-item>
          </text:list>
        </text:list-item>
      </text:list>
      <text:h text:style-name="P630" text:outline-level="1"><text:bookmark-start text:name="__RefHeading___Toc5989_46039121"/>Appendix: Updating database <text:span text:style-name="T735">structure</text:span><text:bookmark-end text:name="__RefHeading___Toc5989_46039121"/></text:h>
      <text:p text:style-name="P413">The table structure for message tracking is stored in an XML file structure that uses the Apache DDLUtils project structure. <text:span text:style-name="T915">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15">https://ant.apache.org/</text:span></text:a><text:span text:style-name="T915">).</text:span></text:p>
      <text:p text:style-name="P177"><text:span text:style-name="Source_20_Text"><text:span text:style-name="T224">Run the command</text:span></text:span><text:span text:style-name="Source_20_Text"><text:span text:style-name="T230">s defined below that are</text:span></text:span><text:span text:style-name="Source_20_Text"><text:span text:style-name="T224"> found in the “bin” directory of your install in the order </text:span></text:span><text:span text:style-name="Source_20_Text"><text:span text:style-name="T226">upgrade</text:span></text:span><text:span text:style-name="Source_20_Text"><text:span text:style-name="T224"> the 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 </text:span></text:span><text:span text:style-name="Source_20_Text"><text:span text:style-name="T230">The examples below assume the defaults have not been changed. If you have changed them then use the appropriate options for the script.</text:span></text:span></text:p>
      <text:p text:style-name="P177"><text:span text:style-name="Source_20_Text"><text:span text:style-name="T230">To upgrade your DB you must </text:span></text:span><text:span text:style-name="Source_20_Text"><text:span text:style-name="T974">FIRST dump the data BEFORE the upgrade</text:span></text:span><text:span text:style-name="Source_20_Text"><text:span text:style-name="T224">:</text:span></text:span></text:p>
      <text:list xml:id="list73751180766003" text:continue-list="list117230790" text:style-name="L22">
        <text:list-item>
          <text:p text:style-name="P894"><text:span text:style-name="Source_20_Text"><text:span text:style-name="T229">h2_</text:span></text:span><text:span text:style-name="Source_20_Text"><text:span text:style-name="T230">db_</text:span></text:span><text:span text:style-name="Source_20_Text"><text:span text:style-name="T226">dump.</text:span></text:span><text:span text:style-name="Source_20_Text"><text:span text:style-name="T227">sh</text:span></text:span><text:span text:style-name="Source_20_Text"><text:span text:style-name="T229"> -P &lt;your DB password&gt;<text:line-break/></text:span></text:span><text:span text:style-name="Source_20_Text"><text:span text:style-name="T980">No script</text:span></text:span><text:span text:style-name="Source_20_Text"><text:span text:style-name="T982"> option:</text:span></text:span><text:span text:style-name="Source_20_Text"><text:span text:style-name="T985"> java -cp </text:span></text:span><text:span text:style-name="Source_20_Text"><text:span text:style-name="T992">&lt;path to install dir&gt;</text:span></text:span><text:span text:style-name="Source_20_Text"><text:span text:style-name="T987">\</text:span></text:span><text:span text:style-name="Source_20_Text"><text:span text:style-name="T985">lib\h2-</text:span></text:span><text:span text:style-name="Source_20_Text"><text:span text:style-name="T994">&lt;version of H2 lib&gt;</text:span></text:span><text:span text:style-name="Source_20_Text"><text:span text:style-name="T986">.jar</text:span></text:span><text:span text:style-name="Source_20_Text"><text:span text:style-name="T985"> org.h2.tools.Script -user sa -password </text:span></text:span><text:span text:style-name="Source_20_Text"><text:span text:style-name="T997">&lt;password&gt;</text:span></text:span><text:span text:style-name="Source_20_Text"><text:span text:style-name="T985"> -url jdbc:h2:</text:span></text:span><text:span text:style-name="Source_20_Text"><text:span text:style-name="T998">&lt;path to install dir&gt;</text:span></text:span><text:span text:style-name="Source_20_Text"><text:span text:style-name="T985">/config/DB/openas2 -script </text:span></text:span><text:span text:style-name="Source_20_Text"><text:span text:style-name="T992">&lt;</text:span></text:span><text:span text:style-name="Source_20_Text"><text:span text:style-name="T993">dump data file name</text:span></text:span><text:span text:style-name="Source_20_Text"><text:span text:style-name="T992">&gt;</text:span></text:span><text:span text:style-name="Source_20_Text"><text:span text:style-name="T985"> -options compression zip</text:span></text:span></text:p>
        </text:list-item>
      </text:list>
      <text:p text:style-name="P454"><text:span text:style-name="Source_20_Text"><text:span text:style-name="T233">Copy the created data dump file to a safe location.</text:span></text:span></text:p>
      <text:p text:style-name="P454"><text:span text:style-name="Source_20_Text"><text:span text:style-name="T224">Once the new version of OpenAS2 is installed, </text:span></text:span><text:span text:style-name="Source_20_Text"><text:span text:style-name="T231">run the following commands to import your data:</text:span></text:span></text:p>
      <text:list xml:id="list73750223220054" text:continue-numbering="true" text:style-name="L22">
        <text:list-item>
          <text:p text:style-name="P894"><text:span text:style-name="Source_20_Text"><text:span text:style-name="T227">rm &lt;path to install dir&gt;/config/DB/*</text:span></text:span><text:span text:style-name="Source_20_Text"><text:span text:style-name="T229"><text:line-break/></text:span></text:span><text:span text:style-name="Source_20_Text"><text:span text:style-name="T232">W</text:span></text:span><text:span text:style-name="Source_20_Text"><text:span text:style-name="T981">indows</text:span></text:span><text:span text:style-name="Source_20_Text"><text:span text:style-name="T982"> option:</text:span></text:span><text:span text:style-name="Source_20_Text"><text:span text:style-name="T985"> </text:span></text:span><text:span text:style-name="Source_20_Text"><text:span text:style-name="T988">del </text:span></text:span><text:span text:style-name="Source_20_Text"><text:span text:style-name="T992">&lt;path to install dir&gt;</text:span></text:span><text:span text:style-name="Source_20_Text"><text:span text:style-name="T984">\*</text:span></text:span></text:p>
        </text:list-item>
        <text:list-item>
          <text:p text:style-name="P894"><text:span text:style-name="Source_20_Text"><text:span text:style-name="T229">h2_</text:span></text:span><text:span text:style-name="Source_20_Text"><text:span text:style-name="T228">load_data</text:span></text:span><text:span text:style-name="Source_20_Text"><text:span text:style-name="T226">.</text:span></text:span><text:span text:style-name="Source_20_Text"><text:span text:style-name="T227">sh</text:span></text:span><text:span text:style-name="Source_20_Text"><text:span text:style-name="T229"> -P &lt;your DB password&gt; -</text:span></text:span><text:span text:style-name="Source_20_Text"><text:span text:style-name="T231">f </text:span></text:span><text:span text:style-name="Source_20_Text"><text:span text:style-name="T975"><text:s/></text:span></text:span><text:span text:style-name="Source_20_Text"><text:span text:style-name="T990">&lt;</text:span></text:span><text:span text:style-name="Source_20_Text"><text:span text:style-name="T991">dump data file name</text:span></text:span><text:span text:style-name="Source_20_Text"><text:span text:style-name="T990">&gt;</text:span></text:span><text:span text:style-name="Source_20_Text"><text:span text:style-name="T229"><text:line-break/></text:span></text:span><text:span text:style-name="Source_20_Text"><text:span text:style-name="T980">No script</text:span></text:span><text:span text:style-name="Source_20_Text"><text:span text:style-name="T982"> option:</text:span></text:span><text:span text:style-name="Source_20_Text"><text:span text:style-name="T985"> java -cp </text:span></text:span><text:span text:style-name="Source_20_Text"><text:span text:style-name="T992">&lt;path to install dir&gt;</text:span></text:span><text:span text:style-name="Source_20_Text"><text:span text:style-name="T987">\</text:span></text:span><text:span text:style-name="Source_20_Text"><text:span text:style-name="T985">lib\h2-</text:span></text:span><text:span text:style-name="Source_20_Text"><text:span text:style-name="T994">&lt;version of H2 lib&gt;</text:span></text:span><text:span text:style-name="Source_20_Text"><text:span text:style-name="T986">.jar</text:span></text:span><text:span text:style-name="Source_20_Text"><text:span text:style-name="T985"> org.h2.tools.RunScript -user sa -password </text:span></text:span><text:span text:style-name="Source_20_Text"><text:span text:style-name="T997">&lt;password&gt;</text:span></text:span><text:span text:style-name="Source_20_Text"><text:span text:style-name="T985"> -url jdbc:h2:</text:span></text:span><text:span text:style-name="Source_20_Text"><text:span text:style-name="T998">&lt;path to install dir&gt;</text:span></text:span><text:span text:style-name="Source_20_Text"><text:span text:style-name="T985">/config/DB/openas2 -script </text:span></text:span><text:span text:style-name="Source_20_Text"><text:span text:style-name="T992">&lt;</text:span></text:span><text:span text:style-name="Source_20_Text"><text:span text:style-name="T993">dump data file name&gt; </text:span></text:span><text:span text:style-name="Source_20_Text"><text:span text:style-name="T983">-options compression zip</text:span></text:span></text:p>
        </text:list-item>
        <text:list-item>
          <text:p text:style-name="P893"/>
        </text:list-item>
      </text:list>
      <text:p text:style-name="P176"><text:span text:style-name="Source_20_Text"><text:span text:style-name="T226">To create a fresh DB</text:span></text:span><text:span text:style-name="Source_20_Text"><text:span text:style-name="T224">:</text:span></text:span></text:p>
      <text:list xml:id="list73749421973446" text:continue-numbering="true" text:style-name="L22">
        <text:list-item>
          <text:p text:style-name="P893"><text:span text:style-name="Source_20_Text"><text:span text:style-name="T229">h2_create_new_db.sh -P &lt;your DB password&gt;<text:line-break/></text:span></text:span><text:span text:style-name="Source_20_Text"><text:span text:style-name="T980">No script</text:span></text:span><text:span text:style-name="Source_20_Text"><text:span text:style-name="T982"> option:</text:span></text:span><text:span text:style-name="Source_20_Text"><text:span text:style-name="T985"> java -cp </text:span></text:span><text:span text:style-name="Source_20_Text"><text:span text:style-name="T992">&lt;path to install dir&gt;</text:span></text:span><text:span text:style-name="Source_20_Text"><text:span text:style-name="T987">\</text:span></text:span><text:span text:style-name="Source_20_Text"><text:span text:style-name="T985">lib\h2-</text:span></text:span><text:span text:style-name="Source_20_Text"><text:span text:style-name="T994">&lt;version of H2 lib&gt;</text:span></text:span><text:span text:style-name="Source_20_Text"><text:span text:style-name="T986">.jar</text:span></text:span><text:span text:style-name="Source_20_Text"><text:span text:style-name="T985"> org.h2.tools.RunScript -user sa -password </text:span></text:span><text:span text:style-name="Source_20_Text"><text:span text:style-name="T997">&lt;password&gt;</text:span></text:span><text:span text:style-name="Source_20_Text"><text:span text:style-name="T985"> -url jdbc:h2:</text:span></text:span><text:span text:style-name="Source_20_Text"><text:span text:style-name="T998">&lt;path to install dir&gt;</text:span></text:span><text:span text:style-name="Source_20_Text"><text:span text:style-name="T985">/config/DB/openas2 -script </text:span></text:span><text:span text:style-name="Source_20_Text"><text:span text:style-name="T998">&lt;path to install dir&gt;</text:span></text:span><text:span text:style-name="Source_20_Text"><text:span text:style-name="T985">/config/db_ddl.sql</text:span></text:span></text:p>
        </text:list-item>
      </text:list>
      <text:p text:style-name="P177"><text:span text:style-name="T973">See the</text:span><text:span text:style-name="T914"> H2 documentation here </text:span><text:span text:style-name="T973">for more information</text:span><text:span text:style-name="T914">: </text:span><text:a xlink:type="simple" xlink:href="https://h2database.com/html/tutorial.html#upgrade_backup_restore" text:style-name="Internet_20_link" text:visited-style-name="Visited_20_Internet_20_Link"><text:span text:style-name="T972">https://h2database.com/html/tutorial.html#upgrade_backup_restore</text:span></text:a></text:p>
      <text:p text:style-name="P414">OpenAS2 includes a jar file that uses the Apache DDLUtils project <text:span text:style-name="T924">application </text:span>to generate DDL statements to create or update the database <text:span text:style-name="T924">in your deployed version of OpenAS2 </text:span>to match the XML definition of the database <text:span text:style-name="T924">in the version you are upgrading to </text:span>and can also be used to <text:soft-page-break/>automatically update the target database. <text:span text:style-name="T924">This utility will analyze the open database and match it against the XML definition to generate a set of DDL statements to upgrade the database </text:span><text:span text:style-name="T36">without losing any existing data</text:span><text:span text:style-name="T924">.</text:span></text:p>
      <text:p text:style-name="P414"><text:span text:style-name="T735">Configuration for the database update functionality comprises 3 files located in the </text:span><text:span text:style-name="T108">&lt;installDir&gt;/resources/db</text:span><text:span text:style-name="T735"> folder:</text:span></text:p>
      <text:list text:style-name="L69">
        <text:list-item>
          <text:p text:style-name="P981">openas2-schema.xml – the XML definition of the table used to capture AS2 message states</text:p>
        </text:list-item>
        <text:list-item>
          <text:p text:style-name="P981">jdbc.properties.h2 – defines the connection parameters for the databases</text:p>
        </text:list-item>
        <text:list-item>
          <text:p text:style-name="P981">build.xml – the Ant build file that invokes <text:span text:style-name="T913">the DDLUtils application</text:span></text:p>
        </text:list-item>
      </text:list>
      <text:p text:style-name="P408"><text:span text:style-name="T923">Additionally there is a unix script file in the same folder that will execute the updater to update the open database: <text:s/></text:span>create_db_table.sh</text:p>
      <text:p text:style-name="P407">Run <text:span text:style-name="T923">the</text:span> command <text:span text:style-name="T923">shown below </text:span>in the d<text:span text:style-name="T913">i</text:span>rectory containing the Ant build file to generate a DDL file containing statements to update the DB to match the XML definition:</text:p>
      <text:p text:style-name="P410">ant -Djdbc.properties.file=jdbc.properties.h2</text:p>
      <text:p text:style-name="P424">You can review the SQL file it generates to verify it looks correct and then apply the SQL file using a SQL tool or just use the command below to apply the change to the database.</text:p>
      <text:p text:style-name="P409">To directly update the database without generating a DDL file <text:span text:style-name="T914">run the script file named “create_db_table.sh” or </text:span>use this command:</text:p>
      <text:p text:style-name="P410">ant -Djdbc.properties.file=jdbc.properties.h2 writeSchemaToDb</text:p>
      <text:p text:style-name="P530">In summary, the steps to update an existing deployment to the latest schema are:</text:p>
      <text:list text:style-name="L70">
        <text:list-item>
          <text:p text:style-name="P983"><text:span text:style-name="T925">If not already running, s</text:span>tart the OpenAS2 application (it can be the newly deployed version or an older one)</text:p>
        </text:list-item>
        <text:list-item>
          <text:p text:style-name="P984">Open a command window <text:span text:style-name="T924">and change to the folder containing the scripts in </text:span><text:span text:style-name="T36">the version you are upgrading to</text:span><text:span text:style-name="T924"> (</text:span><text:span text:style-name="T108">&lt;installDir&gt;/resources/db</text:span><text:span text:style-name="T924">)</text:span></text:p>
        </text:list-item>
        <text:list-item>
          <text:p text:style-name="P985">Run the unix script <text:span text:style-name="T914">“create_db_table.sh” </text:span>or execute the command below:<text:line-break/><text:span text:style-name="T735">ant -Djdbc.properties.file=jdbc.properties.h2 writeSchemaToDb</text:span></text:p>
        </text:list-item>
        <text:list-item>
          <text:p text:style-name="P984"><text:span text:style-name="T924">If your OpenAS2 is still running the old version you should shut it down straight after upgrading and copy the database file (</text:span><text:span text:style-name="T108">&lt;</text:span><text:span text:style-name="T109">OpenAS2Install</text:span><text:span text:style-name="T108">Dir&gt;/</text:span><text:span text:style-name="T109">config/DB/openas2.mv.db</text:span><text:span text:style-name="T924">) to the new deployment as the changes to the schema may result in errors if a message is sent or received once the schema has been upgraded.</text:span></text:p>
        </text:list-item>
      </text:list>
      <text:h text:style-name="P631" text:outline-level="1"><text:bookmark-start text:name="__RefHeading___Toc5991_46039121"/>Appendix: Creating database DDL for external databases<text:bookmark-end text:name="__RefHeading___Toc5991_46039121"/></text:h>
      <text:p text:style-name="P506">The deployment package for OpenAS2 conta<text:span text:style-name="T765">i</text:span>ns resources to generate DDL statements for the database table used to log AS2 message state. <text:span text:style-name="T765">The tool requires Ant to be installed (https://ant.apache.org/).</text:span></text:p>
      <text:p text:style-name="P505"><text:soft-page-break/>It supports the following database platforms:</text:p>
      <text:list text:style-name="L71">
        <text:list-item>
          <text:p text:style-name="P814">axion</text:p>
        </text:list-item>
        <text:list-item>
          <text:p text:style-name="P814">cloudscape</text:p>
        </text:list-item>
        <text:list-item>
          <text:p text:style-name="P814">db2</text:p>
        </text:list-item>
        <text:list-item>
          <text:p text:style-name="P814">derby</text:p>
        </text:list-item>
        <text:list-item>
          <text:p text:style-name="P814">firebird</text:p>
        </text:list-item>
        <text:list-item>
          <text:p text:style-name="P814">h2</text:p>
        </text:list-item>
        <text:list-item>
          <text:p text:style-name="P814">hsqldb</text:p>
        </text:list-item>
        <text:list-item>
          <text:p text:style-name="P814">interbase</text:p>
        </text:list-item>
        <text:list-item>
          <text:p text:style-name="P814">maxdb</text:p>
        </text:list-item>
        <text:list-item>
          <text:p text:style-name="P814">mckoi</text:p>
        </text:list-item>
        <text:list-item>
          <text:p text:style-name="P814">mssql</text:p>
        </text:list-item>
        <text:list-item>
          <text:p text:style-name="P814">mysql</text:p>
        </text:list-item>
        <text:list-item>
          <text:p text:style-name="P814">oracle</text:p>
        </text:list-item>
        <text:list-item>
          <text:p text:style-name="P814">postgresql</text:p>
        </text:list-item>
        <text:list-item>
          <text:p text:style-name="P814">sapdb</text:p>
        </text:list-item>
        <text:list-item>
          <text:p text:style-name="P814">sybase</text:p>
        </text:list-item>
      </text:list>
      <text:p text:style-name="P503"/>
      <text:p text:style-name="P503">To use a different database system than H2, follow these steps:</text:p>
      <text:list text:style-name="L72">
        <text:list-item>
          <text:p text:style-name="P743">Create a database with the desired name , user and password in the target database system</text:p>
        </text:list-item>
        <text:list-item>
          <text:p text:style-name="P743">Change the property named “platform” in the build.xml file to the required database platform</text:p>
        </text:list-item>
        <text:list-item>
          <text:p text:style-name="P743">Set up a jdbc.properties file with the appropriate settings using the jdbc.properties.h2 file as a template.</text:p>
        </text:list-item>
        <text:list-item>
          <text:p text:style-name="P742"><text:span text:style-name="T912">Create the database table (if you have changed the name from the default using the configuration attribute </text:span><text:span text:style-name="T41">table_name="</text:span><text:span text:style-name="T69">some_special_name</text:span><text:span text:style-name="T41">" </text:span><text:span text:style-name="T911">then update the name in the XML file and change </text:span>"msg_metadata" <text:span text:style-name="T911">to "some_special_name"). To generate DDL statements to an SQL file that can then be used to apply to the database use this command:</text:span></text:p>
          <text:p text:style-name="P982">ant -Djdbc.properties.file=jdbc.properties</text:p>
          <text:p text:style-name="P982">To directly update the database without generating a DDL file use this command:</text:p>
          <text:p text:style-name="P982">ant -Djdbc.properties.file=jdbc.properties writeSchemaToDb</text:p>
        </text:list-item>
        <text:list-item>
          <text:p text:style-name="P743">Change the appropriate param<text:span text:style-name="T747">e</text:span>ters in the config.xml file for the database tracking module.</text:p>
        </text:list-item>
      </text:list>
      <text:p text:style-name="P504"/>
      <text:h text:style-name="P632" text:outline-level="1"><text:bookmark-start text:name="__RefHeading___Toc6158_2000164280"/>Appendix: Upgrading<text:bookmark-end text:name="__RefHeading___Toc6158_2000164280"/></text:h>
      <text:p text:style-name="P303">Each <text:span text:style-name="T760">release contains a </text:span>RELEASE-NOTES.txt file. <text:span text:style-name="T760">This file</text:span> contains a section specifically about upgrading to use new functionality if there was any config related new functionality in that release. There will be no upgrade notes <text:span text:style-name="T764">for the particular release</text:span> if it was just a bugfix or minor <text:soft-page-break/>enhancement where there is no config to be done. <text:span text:style-name="T760">You should add any configuration related elements to the appropriate XML file(s) if you wish to use new functionality that requires configuration settings.</text:span></text:p>
      <text:p text:style-name="P304">The basic upgrade path is as follows:</text:p>
      <text:list text:style-name="L73">
        <text:list-item>
          <text:p text:style-name="P98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87">config.xml: Review and merge any new configuration into your existing config.xml. Generally it should be fairly obvious where there are "missing" items in your existing file compared to the ver<text:span text:style-name="T759">s</text:span>ion you are upgrading to. <text:span text:style-name="T759">For performance purposes, m</text:span>ake sure you do not add unwanted modules and perhaps a good idea to review any modules you have not used but have enabled such as the remote command processor, socket logging etc.</text:p>
        </text:list-item>
        <text:list-item>
          <text:p text:style-name="P987">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59">s</text:span>ion into the new version <text:span text:style-name="T760">and replace the old version </text:span>if necessary. <text:span text:style-name="T760">Specifically ensure you set the classpath appropriately to cater for upgraded or new libraries.</text:span></text:p>
        </text:list-item>
        <text:list-item>
          <text:p text:style-name="P986">Tracking database – <text:span text:style-name="T927">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26">new installation and copying config across to it. The database is located here:<text:line-break/></text:span><text:span text:style-name="T108">&lt;</text:span><text:span text:style-name="T81">OpenAS2Install</text:span><text:span text:style-name="T108">Dir&gt;/</text:span><text:span text:style-name="T81">config/DB/openas2.mv.db</text:span></text:p>
        </text:list-item>
        <text:list-item>
          <text:p text:style-name="P987">Delete all files in your "lib" folder and copy all the files from the release package "lib" folder into your deployed folder.<text:line-break/></text:p>
        </text:list-item>
      </text:list>
      <text:p text:style-name="P570"><text:span text:style-name="T81">NOTE: </text:span><text:span text:style-name="T759">The alternative route is to</text:span> unzip the new rel<text:span text:style-name="T759">e</text:span>ase into a new folder on your server and follow steps 1, 2 and <text:span text:style-name="T760">3</text:span> above <text:span text:style-name="T761">except </text:span>merging the changes you made ori<text:span text:style-name="T759">g</text:span>inally into the new deployment. <text:span text:style-name="T764">This route may be the quicker route if you have not customized the configuration files extensively and will ensure you do not miss newly added configuration. </text:span></text:p>
      <text:p text:style-name="P256">Remember to update you windows service or nix startup daemon settings to the new folder if you change the folder name.</text:p>
      <text:h text:style-name="P633" text:outline-level="1"><text:bookmark-start text:name="__RefHeading___Toc6900_1876499903"/>Appendix: Clustering and Load Balancing<text:bookmark-end text:name="__RefHeading___Toc6900_1876499903"/></text:h>
      <text:p text:style-name="P318">There are 4 key modules that must be considered in designing for a clustered/load balanced setup:<text:line-break/>1. Directory polling module (or equivalent module responsible for passing a file into the sender module)<text:line-break/><text:soft-pag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74">guarantee</text:span> which node will receive the MDN unless you have dedicated host names for each node in a cluster just to ensure the MDN is returned to the node that sent the mes<text:span text:style-name="T774">s</text:span>age (the sender includes the MDN response host name as part of the sent AS2 message to the recipient <text:span text:style-name="T77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75">relying on using only synchronous MDN </text:span>may not cater for all your partners you <text:span text:style-name="T775">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7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text:soft-pag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34" text:outline-level="1"><text:bookmark-start text:name="__RefHeading___Toc6902_1876499903"/>Appendix: Maven Artifacts<text:bookmark-end text:name="__RefHeading___Toc6902_1876499903"/></text:h>
      <text:p text:style-name="P319">If you are using Maven for your project and building custom modules to enhance the OpenAS2 application or you are including OpenAS2 into a larger project and using it as a library then you can use the maven dependency in your <text:span text:style-name="T1011">p</text:span>om.xml as follows:</text:p>
      <text:p text:style-name="P320">&lt;<text:span text:style-name="T788">dependency</text:span>&gt;</text:p>
      <text:p text:style-name="P320"><text:tab/>&lt;<text:span text:style-name="T788">groupId</text:span>&gt;net.sf.openas2&lt;/<text:span text:style-name="T788">groupId</text:span>&gt;</text:p>
      <text:p text:style-name="P320"><text:tab/>&lt;<text:span text:style-name="T788">artifactId</text:span>&gt;openas2-server&lt;/<text:span text:style-name="T788">artifactId</text:span>&gt;</text:p>
      <text:p text:style-name="P320"><text:tab/>&lt;<text:span text:style-name="T788">version</text:span>&gt;<text:span text:style-name="T38">[use the version you want here eg. </text:span><text:span text:style-name="T135">2.13.0</text:span><text:span text:style-name="T38">]</text:span><text:span text:style-name="T810">&lt;</text:span>/<text:span text:style-name="T788">version</text:span>&gt;</text:p>
      <text:p text:style-name="P320">&lt;/<text:span text:style-name="T788">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2-10-04T07:37:48.005153411</dc:date>
    <meta:editing-duration>P96DT33M5S</meta:editing-duration>
    <meta:editing-cycles>537</meta:editing-cycles>
    <meta:generator>LibreOffice/7.4.1.2$MacOSX_X86_64 LibreOffice_project/3c58a8f3a960df8bc8fd77b461821e42c061c5f0</meta:generator>
    <meta:document-statistic meta:table-count="6" meta:image-count="4" meta:object-count="0" meta:page-count="87" meta:paragraph-count="1956" meta:word-count="27997" meta:character-count="194515" meta:non-whitespace-character-count="166173"/>
  </office:meta>
</office:document-meta>
</file>

<file path=VersionList.xml><?xml version="1.0" encoding="utf-8"?>
<VL:version-list xmlns:dc="http://purl.org/dc/elements/1.1/" xmlns:VL="http://openoffice.org/2001/versions-list">
  <VL:version-entry VL:title="Version1" VL:comment="C. Broderick" VL:creator="" dc:date-time="2015-08-16T20:13:03"/>
</VL:version-list>
</file>